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verdana" svg:font-family="verdana"/>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934cm"/>
    </style:style>
    <style:style style:name="co2" style:family="table-column">
      <style:table-column-properties fo:break-before="auto" style:column-width="1.538cm"/>
    </style:style>
    <style:style style:name="co3" style:family="table-column">
      <style:table-column-properties fo:break-before="auto" style:column-width="4.055cm"/>
    </style:style>
    <style:style style:name="co4" style:family="table-column">
      <style:table-column-properties fo:break-before="auto" style:column-width="4.531cm"/>
    </style:style>
    <style:style style:name="co5" style:family="table-column">
      <style:table-column-properties fo:break-before="auto" style:column-width="7.16cm"/>
    </style:style>
    <style:style style:name="co6" style:family="table-column">
      <style:table-column-properties fo:break-before="auto" style:column-width="6.052cm"/>
    </style:style>
    <style:style style:name="co7" style:family="table-column">
      <style:table-column-properties fo:break-before="auto" style:column-width="3.189cm"/>
    </style:style>
    <style:style style:name="co8" style:family="table-column">
      <style:table-column-properties fo:break-before="auto" style:column-width="2.267cm"/>
    </style:style>
    <style:style style:name="ro1" style:family="table-row">
      <style:table-row-properties style:row-height="0.422cm" fo:break-before="auto" style:use-optimal-row-height="true"/>
    </style:style>
    <style:style style:name="ro2" style:family="table-row">
      <style:table-row-properties style:row-height="0.45cm" fo:break-before="auto" style:use-optimal-row-height="false"/>
    </style:style>
    <style:style style:name="ta1" style:family="table" style:master-page-name="PageStyle_5f_Edition_20_Report">
      <style:table-properties table:display="true" style:writing-mode="lr-tb"/>
    </style:style>
    <number:number-style style:name="N1">
      <number:number number:decimal-places="0" number:min-integer-digits="1"/>
    </number:number-style>
    <style:style style:name="ce1"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Default" style:data-style-name="N1">
      <style:table-cell-properties style:glyph-orientation-vertical="0" fo:background-color="#000080"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AND(COUNTIF([.$A$1:.$A$1];[.A1])+COUNTIF([.$A$525:.$A$65536];[.A1])&gt;1;NOT(ISBLANK([.A1]))))" style:apply-style-name="Excel_5f_CondFormat_5f_1_5f_1_5f_1" style:base-cell-address="'Edition Report'.A1"/>
    </style:style>
    <style:style style:name="ce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COUNTIF([.$A$1:.$A$1];[.A1])+COUNTIF([.$A$525:.$A$65536];[.A1])&gt;1;NOT(ISBLANK([.A1]))))" style:apply-style-name="Excel_5f_CondFormat_5f_1_5f_1_5f_1" style:base-cell-address="'Edition Report'.A1"/>
    </style:style>
    <style:style style:name="ce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Normal_20_2" style:data-style-name="N1">
      <style:table-cell-properties style:glyph-orientation-vertical="0" fo:background-color="#000080"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office:automatic-styles>
  <office:body>
    <office:spreadsheet>
      <table:calculation-settings table:case-sensitive="false" table:automatic-find-labels="false" table:use-regular-expressions="false"/>
      <table:table table:name="Edition Report" table:style-name="ta1" table:print="false">
        <office:forms form:automatic-focus="false" form:apply-design-mode="false"/>
        <table:table-column table:style-name="co1" table:default-cell-style-name="Default"/>
        <table:table-column table:style-name="co2" table:default-cell-style-name="ce4"/>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number-columns-repeated="232" table:default-cell-style-name="ce3"/>
        <table:table-column table:style-name="co8" table:number-columns-repeated="768" table:default-cell-style-name="Default"/>
        <table:table-row table:style-name="ro1">
          <table:table-cell table:formula="of:=&quot;number={&quot;&amp;[.B1]&amp;&quot;}, title = {&quot; &amp;[.E1] &amp; &quot;}, subtitle = {&quot;&amp;[.F1]&amp;&quot;}, origlanguage ={&quot; &amp; [.G1] &amp; &quot;}, year = {&quot; &amp; [.H1] &amp; &quot;}&quot;" office:value-type="string" office:string-value="number={266}, title = {Select Papyri, Volume I: Private Documents}, subtitle = {}, origlanguage ={Greek}, year = {1932}">
            <text:p>number={266}, title = {Select Papyri, Volume I: Private Documents}, subtitle = {}, origlanguage ={Greek}, year = {1932}</text:p>
          </table:table-cell>
          <table:table-cell table:style-name="ce1" office:value-type="float" office:value="266">
            <text:p>266</text:p>
          </table:table-cell>
          <table:table-cell table:style-name="ce5"/>
          <table:table-cell table:style-name="ce5" office:value-type="string">
            <text:p>A. S. Hunt</text:p>
          </table:table-cell>
          <table:table-cell table:style-name="ce5" office:value-type="string">
            <text:p>Select Papyri, Volume I: Private Documents</text:p>
          </table:table-cell>
          <table:table-cell table:style-name="ce5"/>
          <table:table-cell table:style-name="ce5" office:value-type="string">
            <text:p>Greek</text:p>
          </table:table-cell>
          <table:table-cell table:style-name="ce1" office:value-type="float" office:value="1932">
            <text:p>1932</text:p>
          </table:table-cell>
          <table:table-cell table:style-name="Default" table:number-columns-repeated="232"/>
          <table:table-cell table:number-columns-repeated="768"/>
        </table:table-row>
        <table:table-row table:style-name="ro2">
          <table:table-cell table:formula="of:=&quot;number={&quot;&amp;[.B2]&amp;&quot;}, title = {&quot; &amp;[.E2] &amp; &quot;}, subtitle = {&quot;&amp;[.F2]&amp;&quot;}, origlanguage ={&quot; &amp; [.G2] &amp; &quot;}, year = {&quot; &amp; [.H2] &amp; &quot;}&quot;" office:value-type="string" office:string-value="number={282}, title = {Select Papyri, Volume II: Public Documents}, subtitle = {}, origlanguage ={Greek}, year = {1934}">
            <text:p>number={282}, title = {Select Papyri, Volume II: Public Documents}, subtitle = {}, origlanguage ={Greek}, year = {1934}</text:p>
          </table:table-cell>
          <table:table-cell table:style-name="ce1" office:value-type="float" office:value="282">
            <text:p>282</text:p>
          </table:table-cell>
          <table:table-cell table:style-name="ce5"/>
          <table:table-cell table:style-name="ce5" office:value-type="string">
            <text:p>A. S. Hunt</text:p>
          </table:table-cell>
          <table:table-cell table:style-name="ce5" office:value-type="string">
            <text:p>Select Papyri, Volume II: Public Documents</text:p>
          </table:table-cell>
          <table:table-cell table:style-name="ce5"/>
          <table:table-cell table:style-name="ce5" office:value-type="string">
            <text:p>Greek</text:p>
          </table:table-cell>
          <table:table-cell table:style-name="ce1" office:value-type="float" office:value="1934">
            <text:p>1934</text:p>
          </table:table-cell>
          <table:table-cell table:style-name="ce5" table:number-columns-repeated="1000"/>
        </table:table-row>
        <table:table-row table:style-name="ro2">
          <table:table-cell table:formula="of:=&quot;number={&quot;&amp;[.B3]&amp;&quot;}, title = {&quot; &amp;[.E3] &amp; &quot;}, subtitle = {&quot;&amp;[.F3]&amp;&quot;}, origlanguage ={&quot; &amp; [.G3] &amp; &quot;}, year = {&quot; &amp; [.H3] &amp; &quot;}&quot;" office:value-type="string" office:string-value="number={45}, title = {Leucippe and Clitophon}, subtitle = {}, origlanguage ={Greek}, year = {1969}">
            <text:p>number={45}, title = {Leucippe and Clitophon}, subtitle = {}, origlanguage ={Greek}, year = {1969}</text:p>
          </table:table-cell>
          <table:table-cell table:style-name="ce1" office:value-type="float" office:value="45">
            <text:p>45</text:p>
          </table:table-cell>
          <table:table-cell table:style-name="ce5" office:value-type="string">
            <text:p>Achilles Tatius, </text:p>
          </table:table-cell>
          <table:table-cell table:style-name="ce5" office:value-type="string">
            <text:p>Achilles Tatius</text:p>
          </table:table-cell>
          <table:table-cell table:style-name="ce5" office:value-type="string">
            <text:p>Leucippe and Clitophon</text:p>
          </table:table-cell>
          <table:table-cell table:style-name="ce5"/>
          <table:table-cell table:style-name="ce5" office:value-type="string">
            <text:p>Greek</text:p>
          </table:table-cell>
          <table:table-cell table:style-name="ce1" office:value-type="float" office:value="1969">
            <text:p>1969</text:p>
          </table:table-cell>
          <table:table-cell table:style-name="ce5" table:number-columns-repeated="1000"/>
        </table:table-row>
        <table:table-row table:style-name="ro2">
          <table:table-cell table:formula="of:=&quot;number={&quot;&amp;[.B4]&amp;&quot;}, title = {&quot; &amp;[.E4] &amp; &quot;}, subtitle = {&quot;&amp;[.F4]&amp;&quot;}, origlanguage ={&quot; &amp; [.G4] &amp; &quot;}, year = {&quot; &amp; [.H4] &amp; &quot;}&quot;" office:value-type="string" office:string-value="number={446}, title = {On Animals, Volume I}, subtitle = {Books 1-5}, origlanguage ={Greek}, year = {1958}">
            <text:p>number={446}, title = {On Animals, Volume I}, subtitle = {Books 1-5}, origlanguage ={Greek}, year = {1958}</text:p>
          </table:table-cell>
          <table:table-cell table:style-name="ce1" office:value-type="float" office:value="446">
            <text:p>446</text:p>
          </table:table-cell>
          <table:table-cell table:style-name="ce5" office:value-type="string">
            <text:p>Aelian, </text:p>
          </table:table-cell>
          <table:table-cell table:style-name="ce5" office:value-type="string">
            <text:p>Aelian</text:p>
          </table:table-cell>
          <table:table-cell table:style-name="ce5" office:value-type="string">
            <text:p>On Animals, Volume I</text:p>
          </table:table-cell>
          <table:table-cell table:style-name="ce5" office:value-type="string">
            <text:p>Books 1-5</text:p>
          </table:table-cell>
          <table:table-cell table:style-name="ce5" office:value-type="string">
            <text:p>Greek</text:p>
          </table:table-cell>
          <table:table-cell table:style-name="ce1" office:value-type="float" office:value="1958">
            <text:p>1958</text:p>
          </table:table-cell>
          <table:table-cell table:style-name="ce5" table:number-columns-repeated="1000"/>
        </table:table-row>
        <table:table-row table:style-name="ro2">
          <table:table-cell table:formula="of:=&quot;number={&quot;&amp;[.B5]&amp;&quot;}, title = {&quot; &amp;[.E5] &amp; &quot;}, subtitle = {&quot;&amp;[.F5]&amp;&quot;}, origlanguage ={&quot; &amp; [.G5] &amp; &quot;}, year = {&quot; &amp; [.H5] &amp; &quot;}&quot;" office:value-type="string" office:string-value="number={448}, title = {On Animals, Volume II}, subtitle = {Books 6-11}, origlanguage ={Greek}, year = {1959}">
            <text:p>number={448}, title = {On Animals, Volume II}, subtitle = {Books 6-11}, origlanguage ={Greek}, year = {1959}</text:p>
          </table:table-cell>
          <table:table-cell table:style-name="ce1" office:value-type="float" office:value="448">
            <text:p>448</text:p>
          </table:table-cell>
          <table:table-cell table:style-name="ce5" office:value-type="string">
            <text:p>Aelian, </text:p>
          </table:table-cell>
          <table:table-cell table:style-name="ce5" office:value-type="string">
            <text:p>Aelian</text:p>
          </table:table-cell>
          <table:table-cell table:style-name="ce5" office:value-type="string">
            <text:p>On Animals, Volume II</text:p>
          </table:table-cell>
          <table:table-cell table:style-name="ce5" office:value-type="string">
            <text:p>Books 6-11</text:p>
          </table:table-cell>
          <table:table-cell table:style-name="ce5" office:value-type="string">
            <text:p>Greek</text:p>
          </table:table-cell>
          <table:table-cell table:style-name="ce1" office:value-type="float" office:value="1959">
            <text:p>1959</text:p>
          </table:table-cell>
          <table:table-cell table:style-name="ce5" table:number-columns-repeated="1000"/>
        </table:table-row>
        <table:table-row table:style-name="ro2">
          <table:table-cell table:formula="of:=&quot;number={&quot;&amp;[.B6]&amp;&quot;}, title = {&quot; &amp;[.E6] &amp; &quot;}, subtitle = {&quot;&amp;[.F6]&amp;&quot;}, origlanguage ={&quot; &amp; [.G6] &amp; &quot;}, year = {&quot; &amp; [.H6] &amp; &quot;}&quot;" office:value-type="string" office:string-value="number={449}, title = {On Animals, Volume III}, subtitle = {Books 12-17}, origlanguage ={Greek}, year = {1959}">
            <text:p>number={449}, title = {On Animals, Volume III}, subtitle = {Books 12-17}, origlanguage ={Greek}, year = {1959}</text:p>
          </table:table-cell>
          <table:table-cell table:style-name="ce1" office:value-type="float" office:value="449">
            <text:p>449</text:p>
          </table:table-cell>
          <table:table-cell table:style-name="ce5" office:value-type="string">
            <text:p>Aelian, </text:p>
          </table:table-cell>
          <table:table-cell table:style-name="ce5" office:value-type="string">
            <text:p>Aelian</text:p>
          </table:table-cell>
          <table:table-cell table:style-name="ce5" office:value-type="string">
            <text:p>On Animals, Volume III</text:p>
          </table:table-cell>
          <table:table-cell table:style-name="ce5" office:value-type="string">
            <text:p>Books 12-17</text:p>
          </table:table-cell>
          <table:table-cell table:style-name="ce5" office:value-type="string">
            <text:p>Greek</text:p>
          </table:table-cell>
          <table:table-cell table:style-name="ce1" office:value-type="float" office:value="1959">
            <text:p>1959</text:p>
          </table:table-cell>
          <table:table-cell table:style-name="ce5" table:number-columns-repeated="1000"/>
        </table:table-row>
        <table:table-row table:style-name="ro2">
          <table:table-cell table:formula="of:=&quot;number={&quot;&amp;[.B7]&amp;&quot;}, title = {&quot; &amp;[.E7] &amp; &quot;}, subtitle = {&quot;&amp;[.F7]&amp;&quot;}, origlanguage ={&quot; &amp; [.G7] &amp; &quot;}, year = {&quot; &amp; [.H7] &amp; &quot;}&quot;" office:value-type="string" office:string-value="number={486}, title = {Historical Miscellany}, subtitle = {}, origlanguage ={Greek}, year = {1997}">
            <text:p>number={486}, title = {Historical Miscellany}, subtitle = {}, origlanguage ={Greek}, year = {1997}</text:p>
          </table:table-cell>
          <table:table-cell table:style-name="ce1" office:value-type="float" office:value="486">
            <text:p>486</text:p>
          </table:table-cell>
          <table:table-cell table:style-name="ce5" office:value-type="string">
            <text:p>Aelian, </text:p>
          </table:table-cell>
          <table:table-cell table:style-name="ce5" office:value-type="string">
            <text:p>Aelian</text:p>
          </table:table-cell>
          <table:table-cell table:style-name="ce5" office:value-type="string">
            <text:p>Historical Miscellany</text:p>
          </table:table-cell>
          <table:table-cell table:style-name="ce5"/>
          <table:table-cell table:style-name="ce5" office:value-type="string">
            <text:p>Greek</text:p>
          </table:table-cell>
          <table:table-cell table:style-name="ce1" office:value-type="float" office:value="1997">
            <text:p>1997</text:p>
          </table:table-cell>
          <table:table-cell table:style-name="ce5" table:number-columns-repeated="1000"/>
        </table:table-row>
        <table:table-row table:style-name="ro2">
          <table:table-cell table:formula="of:=&quot;number={&quot;&amp;[.B8]&amp;&quot;}, title = {&quot; &amp;[.E8] &amp; &quot;}, subtitle = {&quot;&amp;[.F8]&amp;&quot;}, origlanguage ={&quot; &amp; [.G8] &amp; &quot;}, year = {&quot; &amp; [.H8] &amp; &quot;}&quot;" office:value-type="string" office:string-value="number={156}, title = {Aeneas Tacticus, Asclepiodotus, and Onasander}, subtitle = {}, origlanguage ={Greek}, year = {1923}">
            <text:p>number={156}, title = {Aeneas Tacticus, Asclepiodotus, and Onasander}, subtitle = {}, origlanguage ={Greek}, year = {1923}</text:p>
          </table:table-cell>
          <table:table-cell table:style-name="ce1" office:value-type="float" office:value="156">
            <text:p>156</text:p>
          </table:table-cell>
          <table:table-cell table:style-name="ce5" office:value-type="string">
            <text:p>Aeneas Tacticus, ,Asclepiodotus, ,Onasander, </text:p>
          </table:table-cell>
          <table:table-cell table:style-name="ce5" office:value-type="string">
            <text:p>Aeneas Tacticus</text:p>
          </table:table-cell>
          <table:table-cell table:style-name="ce5" office:value-type="string">
            <text:p>Aeneas Tacticus, Asclepiodotus, and Onasander</text:p>
          </table:table-cell>
          <table:table-cell table:style-name="ce5"/>
          <table:table-cell table:style-name="ce5" office:value-type="string">
            <text:p>Greek</text:p>
          </table:table-cell>
          <table:table-cell table:style-name="ce1" office:value-type="float" office:value="1923">
            <text:p>1923</text:p>
          </table:table-cell>
          <table:table-cell table:style-name="ce5" table:number-columns-repeated="1000"/>
        </table:table-row>
        <table:table-row table:style-name="ro2">
          <table:table-cell table:formula="of:=&quot;number={&quot;&amp;[.B9]&amp;&quot;}, title = {&quot; &amp;[.E9] &amp; &quot;}, subtitle = {&quot;&amp;[.F9]&amp;&quot;}, origlanguage ={&quot; &amp; [.G9] &amp; &quot;}, year = {&quot; &amp; [.H9] &amp; &quot;}&quot;" office:value-type="string" office:string-value="number={106}, title = {Speeches}, subtitle = {}, origlanguage ={Greek}, year = {1919}">
            <text:p>number={106}, title = {Speeches}, subtitle = {}, origlanguage ={Greek}, year = {1919}</text:p>
          </table:table-cell>
          <table:table-cell table:style-name="ce1" office:value-type="float" office:value="106">
            <text:p>106</text:p>
          </table:table-cell>
          <table:table-cell table:style-name="ce5" office:value-type="string">
            <text:p>Aeschines, </text:p>
          </table:table-cell>
          <table:table-cell table:style-name="ce5" office:value-type="string">
            <text:p>Aeschines</text:p>
          </table:table-cell>
          <table:table-cell table:style-name="ce5" office:value-type="string">
            <text:p>Speeches</text:p>
          </table:table-cell>
          <table:table-cell table:style-name="ce5"/>
          <table:table-cell table:style-name="ce5" office:value-type="string">
            <text:p>Greek</text:p>
          </table:table-cell>
          <table:table-cell table:style-name="ce1" office:value-type="float" office:value="1919">
            <text:p>1919</text:p>
          </table:table-cell>
          <table:table-cell table:style-name="ce5" table:number-columns-repeated="1000"/>
        </table:table-row>
        <table:table-row table:style-name="ro2">
          <table:table-cell table:formula="of:=&quot;number={&quot;&amp;[.B10]&amp;&quot;}, title = {&quot; &amp;[.E10] &amp; &quot;}, subtitle = {&quot;&amp;[.F10]&amp;&quot;}, origlanguage ={&quot; &amp; [.G10] &amp; &quot;}, year = {&quot; &amp; [.H10] &amp; &quot;}&quot;" office:value-type="string" office:string-value="number={145}, title = {Persians. Seven against Thebes. Suppliants. Prometheus Bound}, subtitle = {}, origlanguage ={Greek}, year = {2009}">
            <text:p>number={145}, title = {Persians. Seven against Thebes. Suppliants. Prometheus Bound}, subtitle = {}, origlanguage ={Greek}, year = {2009}</text:p>
          </table:table-cell>
          <table:table-cell table:style-name="ce1" office:value-type="float" office:value="145">
            <text:p>145</text:p>
          </table:table-cell>
          <table:table-cell table:style-name="ce5" office:value-type="string">
            <text:p>Aeschylus, </text:p>
          </table:table-cell>
          <table:table-cell table:style-name="ce5" office:value-type="string">
            <text:p>Aeschylus</text:p>
          </table:table-cell>
          <table:table-cell table:style-name="ce5" office:value-type="string">
            <text:p>Persians. Seven against Thebes. Suppliants. Prometheus Bound</text:p>
          </table:table-cell>
          <table:table-cell table:style-name="ce5"/>
          <table:table-cell table:style-name="ce5" office:value-type="string">
            <text:p>Greek</text:p>
          </table:table-cell>
          <table:table-cell table:style-name="ce1" office:value-type="float" office:value="2009">
            <text:p>2009</text:p>
          </table:table-cell>
          <table:table-cell table:style-name="ce5" table:number-columns-repeated="1000"/>
        </table:table-row>
        <table:table-row table:style-name="ro2">
          <table:table-cell table:formula="of:=&quot;number={&quot;&amp;[.B11]&amp;&quot;}, title = {&quot; &amp;[.E11] &amp; &quot;}, subtitle = {&quot;&amp;[.F11]&amp;&quot;}, origlanguage ={&quot; &amp; [.G11] &amp; &quot;}, year = {&quot; &amp; [.H11] &amp; &quot;}&quot;" office:value-type="string" office:string-value="number={146}, title = {Oresteia: Agamemnon. Libation-Bearers. Eumenides}, subtitle = {}, origlanguage ={Greek}, year = {2009}">
            <text:p>number={146}, title = {Oresteia: Agamemnon. Libation-Bearers. Eumenides}, subtitle = {}, origlanguage ={Greek}, year = {2009}</text:p>
          </table:table-cell>
          <table:table-cell table:style-name="ce1" office:value-type="float" office:value="146">
            <text:p>146</text:p>
          </table:table-cell>
          <table:table-cell table:style-name="ce5" office:value-type="string">
            <text:p>Aeschylus, </text:p>
          </table:table-cell>
          <table:table-cell table:style-name="ce5" office:value-type="string">
            <text:p>Aeschylus</text:p>
          </table:table-cell>
          <table:table-cell table:style-name="ce5" office:value-type="string">
            <text:p>Oresteia: Agamemnon. Libation-Bearers. Eumenides</text:p>
          </table:table-cell>
          <table:table-cell table:style-name="ce5"/>
          <table:table-cell table:style-name="ce5" office:value-type="string">
            <text:p>Greek</text:p>
          </table:table-cell>
          <table:table-cell table:style-name="ce1" office:value-type="float" office:value="2009">
            <text:p>2009</text:p>
          </table:table-cell>
          <table:table-cell table:style-name="ce5" table:number-columns-repeated="1000"/>
        </table:table-row>
        <table:table-row table:style-name="ro2">
          <table:table-cell table:formula="of:=&quot;number={&quot;&amp;[.B12]&amp;&quot;}, title = {&quot; &amp;[.E12] &amp; &quot;}, subtitle = {&quot;&amp;[.F12]&amp;&quot;}, origlanguage ={&quot; &amp; [.G12] &amp; &quot;}, year = {&quot; &amp; [.H12] &amp; &quot;}&quot;" office:value-type="string" office:string-value="number={505}, title = {Fragments}, subtitle = {}, origlanguage ={Greek}, year = {2009}">
            <text:p>number={505}, title = {Fragments}, subtitle = {}, origlanguage ={Greek}, year = {2009}</text:p>
          </table:table-cell>
          <table:table-cell table:style-name="ce1" office:value-type="float" office:value="505">
            <text:p>505</text:p>
          </table:table-cell>
          <table:table-cell table:style-name="ce5" office:value-type="string">
            <text:p>Aeschylus, </text:p>
          </table:table-cell>
          <table:table-cell table:style-name="ce5" office:value-type="string">
            <text:p>Aeschylus</text:p>
          </table:table-cell>
          <table:table-cell table:style-name="ce5" office:value-type="string">
            <text:p>Fragments</text:p>
          </table:table-cell>
          <table:table-cell table:style-name="ce5"/>
          <table:table-cell table:style-name="ce5" office:value-type="string">
            <text:p>Greek</text:p>
          </table:table-cell>
          <table:table-cell table:style-name="ce1" office:value-type="float" office:value="2009">
            <text:p>2009</text:p>
          </table:table-cell>
          <table:table-cell table:style-name="ce5" table:number-columns-repeated="1000"/>
        </table:table-row>
        <table:table-row table:style-name="ro2">
          <table:table-cell table:formula="of:=&quot;number={&quot;&amp;[.B13]&amp;&quot;}, title = {&quot; &amp;[.E13] &amp; &quot;}, subtitle = {&quot;&amp;[.F13]&amp;&quot;}, origlanguage ={&quot; &amp; [.G13] &amp; &quot;}, year = {&quot; &amp; [.H13] &amp; &quot;}&quot;" office:value-type="string" office:string-value="number={383}, title = {Alciphron, Aelian, and Philostratus}, subtitle = {The Letters}, origlanguage ={Greek}, year = {1949}">
            <text:p>number={383}, title = {Alciphron, Aelian, and Philostratus}, subtitle = {The Letters}, origlanguage ={Greek}, year = {1949}</text:p>
          </table:table-cell>
          <table:table-cell table:style-name="ce1" office:value-type="float" office:value="383">
            <text:p>383</text:p>
          </table:table-cell>
          <table:table-cell table:style-name="ce5" office:value-type="string">
            <text:p>Alciphron, ,Aelian, ,Philostratus, </text:p>
          </table:table-cell>
          <table:table-cell table:style-name="ce5" office:value-type="string">
            <text:p>Alciphron</text:p>
          </table:table-cell>
          <table:table-cell table:style-name="ce5" office:value-type="string">
            <text:p>Alciphron, Aelian, and Philostratus</text:p>
          </table:table-cell>
          <table:table-cell table:style-name="ce5" office:value-type="string">
            <text:p>The Letters</text:p>
          </table:table-cell>
          <table:table-cell table:style-name="ce5" office:value-type="string">
            <text:p>Greek</text:p>
          </table:table-cell>
          <table:table-cell table:style-name="ce1" office:value-type="float" office:value="1949">
            <text:p>1949</text:p>
          </table:table-cell>
          <table:table-cell table:style-name="ce5" table:number-columns-repeated="1000"/>
        </table:table-row>
        <table:table-row table:style-name="ro2">
          <table:table-cell table:formula="of:=&quot;number={&quot;&amp;[.B14]&amp;&quot;}, title = {&quot; &amp;[.E14] &amp; &quot;}, subtitle = {&quot;&amp;[.F14]&amp;&quot;}, origlanguage ={&quot; &amp; [.G14] &amp; &quot;}, year = {&quot; &amp; [.H14] &amp; &quot;}&quot;" office:value-type="string" office:string-value="number={300}, title = {History, Volume I}, subtitle = {Books 14-19}, origlanguage ={Latin}, year = {1950}">
            <text:p>number={300}, title = {History, Volume I}, subtitle = {Books 14-19}, origlanguage ={Latin}, year = {1950}</text:p>
          </table:table-cell>
          <table:table-cell table:style-name="ce1" office:value-type="float" office:value="300">
            <text:p>300</text:p>
          </table:table-cell>
          <table:table-cell table:style-name="ce5" office:value-type="string">
            <text:p>Ammianus Marcellinus, </text:p>
          </table:table-cell>
          <table:table-cell table:style-name="ce5" office:value-type="string">
            <text:p>Ammianus Marcellinus</text:p>
          </table:table-cell>
          <table:table-cell table:style-name="ce5" office:value-type="string">
            <text:p>History, Volume I</text:p>
          </table:table-cell>
          <table:table-cell table:style-name="ce5" office:value-type="string">
            <text:p>Books 14-19</text:p>
          </table:table-cell>
          <table:table-cell table:style-name="ce5" office:value-type="string">
            <text:p>Latin</text:p>
          </table:table-cell>
          <table:table-cell table:style-name="ce1" office:value-type="float" office:value="1950">
            <text:p>1950</text:p>
          </table:table-cell>
          <table:table-cell table:style-name="ce5" table:number-columns-repeated="1000"/>
        </table:table-row>
        <table:table-row table:style-name="ro2">
          <table:table-cell table:formula="of:=&quot;number={&quot;&amp;[.B15]&amp;&quot;}, title = {&quot; &amp;[.E15] &amp; &quot;}, subtitle = {&quot;&amp;[.F15]&amp;&quot;}, origlanguage ={&quot; &amp; [.G15] &amp; &quot;}, year = {&quot; &amp; [.H15] &amp; &quot;}&quot;" office:value-type="string" office:string-value="number={315}, title = {History, Volume II}, subtitle = {Books 20-26}, origlanguage ={Latin}, year = {1940}">
            <text:p>number={315}, title = {History, Volume II}, subtitle = {Books 20-26}, origlanguage ={Latin}, year = {1940}</text:p>
          </table:table-cell>
          <table:table-cell table:style-name="ce1" office:value-type="float" office:value="315">
            <text:p>315</text:p>
          </table:table-cell>
          <table:table-cell table:style-name="ce5" office:value-type="string">
            <text:p>Ammianus Marcellinus, </text:p>
          </table:table-cell>
          <table:table-cell table:style-name="ce5" office:value-type="string">
            <text:p>Ammianus Marcellinus</text:p>
          </table:table-cell>
          <table:table-cell table:style-name="ce5" office:value-type="string">
            <text:p>History, Volume II</text:p>
          </table:table-cell>
          <table:table-cell table:style-name="ce5" office:value-type="string">
            <text:p>Books 20-26</text:p>
          </table:table-cell>
          <table:table-cell table:style-name="ce5" office:value-type="string">
            <text:p>Latin</text:p>
          </table:table-cell>
          <table:table-cell table:style-name="ce1" office:value-type="float" office:value="1940">
            <text:p>1940</text:p>
          </table:table-cell>
          <table:table-cell table:style-name="ce5" table:number-columns-repeated="1000"/>
        </table:table-row>
        <table:table-row table:style-name="ro2">
          <table:table-cell table:formula="of:=&quot;number={&quot;&amp;[.B16]&amp;&quot;}, title = {&quot; &amp;[.E16] &amp; &quot;}, subtitle = {&quot;&amp;[.F16]&amp;&quot;}, origlanguage ={&quot; &amp; [.G16] &amp; &quot;}, year = {&quot; &amp; [.H16] &amp; &quot;}&quot;" office:value-type="string" office:string-value="number={331}, title = {History, Volume III}, subtitle = {Books 27-31. Excerpta Valesiana}, origlanguage ={Latin}, year = {1939}">
            <text:p>number={331}, title = {History, Volume III}, subtitle = {Books 27-31. Excerpta Valesiana}, origlanguage ={Latin}, year = {1939}</text:p>
          </table:table-cell>
          <table:table-cell table:style-name="ce1" office:value-type="float" office:value="331">
            <text:p>331</text:p>
          </table:table-cell>
          <table:table-cell table:style-name="ce5" office:value-type="string">
            <text:p>Ammianus Marcellinus, </text:p>
          </table:table-cell>
          <table:table-cell table:style-name="ce5" office:value-type="string">
            <text:p>Ammianus Marcellinus</text:p>
          </table:table-cell>
          <table:table-cell table:style-name="ce5" office:value-type="string">
            <text:p>History, Volume III</text:p>
          </table:table-cell>
          <table:table-cell table:style-name="ce5" office:value-type="string">
            <text:p>Books 27-31. Excerpta Valesiana</text:p>
          </table:table-cell>
          <table:table-cell table:style-name="ce5" office:value-type="string">
            <text:p>Latin</text:p>
          </table:table-cell>
          <table:table-cell table:style-name="ce1" office:value-type="float" office:value="1939">
            <text:p>1939</text:p>
          </table:table-cell>
          <table:table-cell table:style-name="ce5" table:number-columns-repeated="1000"/>
        </table:table-row>
        <table:table-row table:style-name="ro2">
          <table:table-cell table:formula="of:=&quot;number={&quot;&amp;[.B17]&amp;&quot;}, title = {&quot; &amp;[.E17] &amp; &quot;}, subtitle = {&quot;&amp;[.F17]&amp;&quot;}, origlanguage ={&quot; &amp; [.G17] &amp; &quot;}, year = {&quot; &amp; [.H17] &amp; &quot;}&quot;" office:value-type="string" office:string-value="number={121}, title = {The Library, Volume I}, subtitle = {Books 1-3.9}, origlanguage ={Greek}, year = {1921}">
            <text:p>number={121}, title = {The Library, Volume I}, subtitle = {Books 1-3.9}, origlanguage ={Greek}, year = {1921}</text:p>
          </table:table-cell>
          <table:table-cell table:style-name="ce1" office:value-type="float" office:value="121">
            <text:p>121</text:p>
          </table:table-cell>
          <table:table-cell table:style-name="ce5" office:value-type="string">
            <text:p>Apollodorus, </text:p>
          </table:table-cell>
          <table:table-cell table:style-name="ce5" office:value-type="string">
            <text:p>Apollodorus</text:p>
          </table:table-cell>
          <table:table-cell table:style-name="ce5" office:value-type="string">
            <text:p>The Library, Volume I</text:p>
          </table:table-cell>
          <table:table-cell table:style-name="ce5" office:value-type="string">
            <text:p>Books 1-3.9</text:p>
          </table:table-cell>
          <table:table-cell table:style-name="ce5" office:value-type="string">
            <text:p>Greek</text:p>
          </table:table-cell>
          <table:table-cell table:style-name="ce1" office:value-type="float" office:value="1921">
            <text:p>1921</text:p>
          </table:table-cell>
          <table:table-cell table:style-name="ce5" table:number-columns-repeated="1000"/>
        </table:table-row>
        <table:table-row table:style-name="ro2">
          <table:table-cell table:formula="of:=&quot;number={&quot;&amp;[.B18]&amp;&quot;}, title = {&quot; &amp;[.E18] &amp; &quot;}, subtitle = {&quot;&amp;[.F18]&amp;&quot;}, origlanguage ={&quot; &amp; [.G18] &amp; &quot;}, year = {&quot; &amp; [.H18] &amp; &quot;}&quot;" office:value-type="string" office:string-value="number={122}, title = {The Library, Volume II}, subtitle = {Book 3.10-end. Epitome}, origlanguage ={Greek}, year = {1921}">
            <text:p>number={122}, title = {The Library, Volume II}, subtitle = {Book 3.10-end. Epitome}, origlanguage ={Greek}, year = {1921}</text:p>
          </table:table-cell>
          <table:table-cell table:style-name="ce1" office:value-type="float" office:value="122">
            <text:p>122</text:p>
          </table:table-cell>
          <table:table-cell table:style-name="ce5" office:value-type="string">
            <text:p>Apollodorus, </text:p>
          </table:table-cell>
          <table:table-cell table:style-name="ce5" office:value-type="string">
            <text:p>Apollodorus</text:p>
          </table:table-cell>
          <table:table-cell table:style-name="ce5" office:value-type="string">
            <text:p>The Library, Volume II</text:p>
          </table:table-cell>
          <table:table-cell table:style-name="ce5" office:value-type="string">
            <text:p>Book 3.10-end. Epitome</text:p>
          </table:table-cell>
          <table:table-cell table:style-name="ce5" office:value-type="string">
            <text:p>Greek</text:p>
          </table:table-cell>
          <table:table-cell table:style-name="ce1" office:value-type="float" office:value="1921">
            <text:p>1921</text:p>
          </table:table-cell>
          <table:table-cell table:style-name="ce5" table:number-columns-repeated="1000"/>
        </table:table-row>
        <table:table-row table:style-name="ro2">
          <table:table-cell table:formula="of:=&quot;number={&quot;&amp;[.B19]&amp;&quot;}, title = {&quot; &amp;[.E19] &amp; &quot;}, subtitle = {&quot;&amp;[.F19]&amp;&quot;}, origlanguage ={&quot; &amp; [.G19] &amp; &quot;}, year = {&quot; &amp; [.H19] &amp; &quot;}&quot;" office:value-type="string" office:string-value="number={1}, title = {Argonautica}, subtitle = {}, origlanguage ={Greek}, year = {2009}">
            <text:p>number={1}, title = {Argonautica}, subtitle = {}, origlanguage ={Greek}, year = {2009}</text:p>
          </table:table-cell>
          <table:table-cell table:style-name="ce1" office:value-type="float" office:value="1">
            <text:p>1</text:p>
          </table:table-cell>
          <table:table-cell table:style-name="ce5" office:value-type="string">
            <text:p>Apollonius Rhodius, </text:p>
          </table:table-cell>
          <table:table-cell table:style-name="ce5" office:value-type="string">
            <text:p>Apollonius Rhodius</text:p>
          </table:table-cell>
          <table:table-cell table:style-name="ce5" office:value-type="string">
            <text:p>Argonautica</text:p>
          </table:table-cell>
          <table:table-cell table:style-name="ce5"/>
          <table:table-cell table:style-name="ce5" office:value-type="string">
            <text:p>Greek</text:p>
          </table:table-cell>
          <table:table-cell table:style-name="ce1" office:value-type="float" office:value="2009">
            <text:p>2009</text:p>
          </table:table-cell>
          <table:table-cell table:style-name="ce5" table:number-columns-repeated="1000"/>
        </table:table-row>
        <table:table-row table:style-name="ro2">
          <table:table-cell table:formula="of:=&quot;number={&quot;&amp;[.B20]&amp;&quot;}, title = {&quot; &amp;[.E20] &amp; &quot;}, subtitle = {&quot;&amp;[.F20]&amp;&quot;}, origlanguage ={&quot; &amp; [.G20] &amp; &quot;}, year = {&quot; &amp; [.H20] &amp; &quot;}&quot;" office:value-type="string" office:string-value="number={2}, title = {Roman History, Volume I}, subtitle = {Books 1-8.1}, origlanguage ={Greek}, year = {1912}">
            <text:p>number={2}, title = {Roman History, Volume I}, subtitle = {Books 1-8.1}, origlanguage ={Greek}, year = {1912}</text:p>
          </table:table-cell>
          <table:table-cell table:style-name="ce1" office:value-type="float" office:value="2">
            <text:p>2</text:p>
          </table:table-cell>
          <table:table-cell table:style-name="ce5" office:value-type="string">
            <text:p>Appian, </text:p>
          </table:table-cell>
          <table:table-cell table:style-name="ce5" office:value-type="string">
            <text:p>Appian</text:p>
          </table:table-cell>
          <table:table-cell table:style-name="ce5" office:value-type="string">
            <text:p>Roman History, Volume I</text:p>
          </table:table-cell>
          <table:table-cell table:style-name="ce5" office:value-type="string">
            <text:p>Books 1-8.1</text:p>
          </table:table-cell>
          <table:table-cell table:style-name="ce5" office:value-type="string">
            <text:p>Greek</text:p>
          </table:table-cell>
          <table:table-cell table:style-name="ce1" office:value-type="float" office:value="1912">
            <text:p>1912</text:p>
          </table:table-cell>
          <table:table-cell table:style-name="ce5" table:number-columns-repeated="1000"/>
        </table:table-row>
        <table:table-row table:style-name="ro2">
          <table:table-cell table:formula="of:=&quot;number={&quot;&amp;[.B21]&amp;&quot;}, title = {&quot; &amp;[.E21] &amp; &quot;}, subtitle = {&quot;&amp;[.F21]&amp;&quot;}, origlanguage ={&quot; &amp; [.G21] &amp; &quot;}, year = {&quot; &amp; [.H21] &amp; &quot;}&quot;" office:value-type="string" office:string-value="number={3}, title = {Roman History, Volume II}, subtitle = {Books 8.2-12}, origlanguage ={Greek}, year = {1912}">
            <text:p>number={3}, title = {Roman History, Volume II}, subtitle = {Books 8.2-12}, origlanguage ={Greek}, year = {1912}</text:p>
          </table:table-cell>
          <table:table-cell table:style-name="ce1" office:value-type="float" office:value="3">
            <text:p>3</text:p>
          </table:table-cell>
          <table:table-cell table:style-name="ce5" office:value-type="string">
            <text:p>Appian, </text:p>
          </table:table-cell>
          <table:table-cell table:style-name="ce5" office:value-type="string">
            <text:p>Appian</text:p>
          </table:table-cell>
          <table:table-cell table:style-name="ce5" office:value-type="string">
            <text:p>Roman History, Volume II</text:p>
          </table:table-cell>
          <table:table-cell table:style-name="ce5" office:value-type="string">
            <text:p>Books 8.2-12</text:p>
          </table:table-cell>
          <table:table-cell table:style-name="ce5" office:value-type="string">
            <text:p>Greek</text:p>
          </table:table-cell>
          <table:table-cell table:style-name="ce1" office:value-type="float" office:value="1912">
            <text:p>1912</text:p>
          </table:table-cell>
          <table:table-cell table:style-name="ce5" table:number-columns-repeated="1000"/>
        </table:table-row>
        <table:table-row table:style-name="ro2">
          <table:table-cell table:formula="of:=&quot;number={&quot;&amp;[.B22]&amp;&quot;}, title = {&quot; &amp;[.E22] &amp; &quot;}, subtitle = {&quot;&amp;[.F22]&amp;&quot;}, origlanguage ={&quot; &amp; [.G22] &amp; &quot;}, year = {&quot; &amp; [.H22] &amp; &quot;}&quot;" office:value-type="string" office:string-value="number={4}, title = {Roman History, Volume III}, subtitle = {The Civil Wars, Books 1-3.26}, origlanguage ={Greek}, year = {1913}">
            <text:p>number={4}, title = {Roman History, Volume III}, subtitle = {The Civil Wars, Books 1-3.26}, origlanguage ={Greek}, year = {1913}</text:p>
          </table:table-cell>
          <table:table-cell table:style-name="ce1" office:value-type="float" office:value="4">
            <text:p>4</text:p>
          </table:table-cell>
          <table:table-cell table:style-name="ce5" office:value-type="string">
            <text:p>Appian, </text:p>
          </table:table-cell>
          <table:table-cell table:style-name="ce5" office:value-type="string">
            <text:p>Appian</text:p>
          </table:table-cell>
          <table:table-cell table:style-name="ce5" office:value-type="string">
            <text:p>Roman History, Volume III</text:p>
          </table:table-cell>
          <table:table-cell table:style-name="ce5" office:value-type="string">
            <text:p>The Civil Wars, Books 1-3.26</text:p>
          </table:table-cell>
          <table:table-cell table:style-name="ce5" office:value-type="string">
            <text:p>Greek</text:p>
          </table:table-cell>
          <table:table-cell table:style-name="ce1" office:value-type="float" office:value="1913">
            <text:p>1913</text:p>
          </table:table-cell>
          <table:table-cell table:style-name="ce5" table:number-columns-repeated="1000"/>
        </table:table-row>
        <table:table-row table:style-name="ro2">
          <table:table-cell table:formula="of:=&quot;number={&quot;&amp;[.B23]&amp;&quot;}, title = {&quot; &amp;[.E23] &amp; &quot;}, subtitle = {&quot;&amp;[.F23]&amp;&quot;}, origlanguage ={&quot; &amp; [.G23] &amp; &quot;}, year = {&quot; &amp; [.H23] &amp; &quot;}&quot;" office:value-type="string" office:string-value="number={5}, title = {Roman History, Volume IV}, subtitle = {The Civil Wars, Books 3.27-5}, origlanguage ={Greek}, year = {1913}">
            <text:p>number={5}, title = {Roman History, Volume IV}, subtitle = {The Civil Wars, Books 3.27-5}, origlanguage ={Greek}, year = {1913}</text:p>
          </table:table-cell>
          <table:table-cell table:style-name="ce1" office:value-type="float" office:value="5">
            <text:p>5</text:p>
          </table:table-cell>
          <table:table-cell table:style-name="ce5" office:value-type="string">
            <text:p>Appian, </text:p>
          </table:table-cell>
          <table:table-cell table:style-name="ce5" office:value-type="string">
            <text:p>Appian</text:p>
          </table:table-cell>
          <table:table-cell table:style-name="ce5" office:value-type="string">
            <text:p>Roman History, Volume IV</text:p>
          </table:table-cell>
          <table:table-cell table:style-name="ce5" office:value-type="string">
            <text:p>The Civil Wars, Books 3.27-5</text:p>
          </table:table-cell>
          <table:table-cell table:style-name="ce5" office:value-type="string">
            <text:p>Greek</text:p>
          </table:table-cell>
          <table:table-cell table:style-name="ce1" office:value-type="float" office:value="1913">
            <text:p>1913</text:p>
          </table:table-cell>
          <table:table-cell table:style-name="ce5" table:number-columns-repeated="1000"/>
        </table:table-row>
        <table:table-row table:style-name="ro2">
          <table:table-cell table:formula="of:=&quot;number={&quot;&amp;[.B24]&amp;&quot;}, title = {&quot; &amp;[.E24] &amp; &quot;}, subtitle = {&quot;&amp;[.F24]&amp;&quot;}, origlanguage ={&quot; &amp; [.G24] &amp; &quot;}, year = {&quot; &amp; [.H24] &amp; &quot;}&quot;" office:value-type="string" office:string-value="number={44}, title = {Metamorphoses (The Golden Ass), Volume I}, subtitle = {Books 1-6}, origlanguage ={Latin}, year = {1996}">
            <text:p>number={44}, title = {Metamorphoses (The Golden Ass), Volume I}, subtitle = {Books 1-6}, origlanguage ={Latin}, year = {1996}</text:p>
          </table:table-cell>
          <table:table-cell table:style-name="ce1" office:value-type="float" office:value="44">
            <text:p>44</text:p>
          </table:table-cell>
          <table:table-cell table:style-name="ce5" office:value-type="string">
            <text:p>Apuleius, </text:p>
          </table:table-cell>
          <table:table-cell table:style-name="ce5" office:value-type="string">
            <text:p>Apuleius</text:p>
          </table:table-cell>
          <table:table-cell table:style-name="ce5" office:value-type="string">
            <text:p>Metamorphoses (The Golden Ass), Volume I</text:p>
          </table:table-cell>
          <table:table-cell table:style-name="ce5" office:value-type="string">
            <text:p>Books 1-6</text:p>
          </table:table-cell>
          <table:table-cell table:style-name="ce5" office:value-type="string">
            <text:p>Latin</text:p>
          </table:table-cell>
          <table:table-cell table:style-name="ce1" office:value-type="float" office:value="1996">
            <text:p>1996</text:p>
          </table:table-cell>
          <table:table-cell table:style-name="ce5" table:number-columns-repeated="1000"/>
        </table:table-row>
        <table:table-row table:style-name="ro2">
          <table:table-cell table:formula="of:=&quot;number={&quot;&amp;[.B25]&amp;&quot;}, title = {&quot; &amp;[.E25] &amp; &quot;}, subtitle = {&quot;&amp;[.F25]&amp;&quot;}, origlanguage ={&quot; &amp; [.G25] &amp; &quot;}, year = {&quot; &amp; [.H25] &amp; &quot;}&quot;" office:value-type="string" office:string-value="number={453}, title = {Metamorphoses (The Golden Ass), Volume II}, subtitle = {Books 7-11}, origlanguage ={Latin}, year = {1989}">
            <text:p>number={453}, title = {Metamorphoses (The Golden Ass), Volume II}, subtitle = {Books 7-11}, origlanguage ={Latin}, year = {1989}</text:p>
          </table:table-cell>
          <table:table-cell table:style-name="ce1" office:value-type="float" office:value="453">
            <text:p>453</text:p>
          </table:table-cell>
          <table:table-cell table:style-name="ce5" office:value-type="string">
            <text:p>Apuleius, </text:p>
          </table:table-cell>
          <table:table-cell table:style-name="ce5" office:value-type="string">
            <text:p>Apuleius</text:p>
          </table:table-cell>
          <table:table-cell table:style-name="ce5" office:value-type="string">
            <text:p>Metamorphoses (The Golden Ass), Volume II</text:p>
          </table:table-cell>
          <table:table-cell table:style-name="ce5" office:value-type="string">
            <text:p>Books 7-11</text:p>
          </table:table-cell>
          <table:table-cell table:style-name="ce5" office:value-type="string">
            <text:p>Latin</text:p>
          </table:table-cell>
          <table:table-cell table:style-name="ce1" office:value-type="float" office:value="1989">
            <text:p>1989</text:p>
          </table:table-cell>
          <table:table-cell table:style-name="ce5" table:number-columns-repeated="1000"/>
        </table:table-row>
        <table:table-row table:style-name="ro2">
          <table:table-cell table:formula="of:=&quot;number={&quot;&amp;[.B26]&amp;&quot;}, title = {&quot; &amp;[.E26] &amp; &quot;}, subtitle = {&quot;&amp;[.F26]&amp;&quot;}, origlanguage ={&quot; &amp; [.G26] &amp; &quot;}, year = {&quot; &amp; [.H26] &amp; &quot;}&quot;" office:value-type="string" office:string-value="number={178}, title = {Acharnians. Knights}, subtitle = {}, origlanguage ={Greek}, year = {1998}">
            <text:p>number={178}, title = {Acharnians. Knights}, subtitle = {}, origlanguage ={Greek}, year = {1998}</text:p>
          </table:table-cell>
          <table:table-cell table:style-name="ce1" office:value-type="float" office:value="178">
            <text:p>178</text:p>
          </table:table-cell>
          <table:table-cell table:style-name="ce5" office:value-type="string">
            <text:p>Aristophanes, </text:p>
          </table:table-cell>
          <table:table-cell table:style-name="ce5" office:value-type="string">
            <text:p>Aristophanes</text:p>
          </table:table-cell>
          <table:table-cell table:style-name="ce5" office:value-type="string">
            <text:p>Acharnians. Knights</text:p>
          </table:table-cell>
          <table:table-cell table:style-name="ce5"/>
          <table:table-cell table:style-name="ce5" office:value-type="string">
            <text:p>Greek</text:p>
          </table:table-cell>
          <table:table-cell table:style-name="ce1" office:value-type="float" office:value="1998">
            <text:p>1998</text:p>
          </table:table-cell>
          <table:table-cell table:style-name="ce5" table:number-columns-repeated="1000"/>
        </table:table-row>
        <table:table-row table:style-name="ro2">
          <table:table-cell table:formula="of:=&quot;number={&quot;&amp;[.B27]&amp;&quot;}, title = {&quot; &amp;[.E27] &amp; &quot;}, subtitle = {&quot;&amp;[.F27]&amp;&quot;}, origlanguage ={&quot; &amp; [.G27] &amp; &quot;}, year = {&quot; &amp; [.H27] &amp; &quot;}&quot;" office:value-type="string" office:string-value="number={179}, title = {Birds. Lysistrata. Women at the Thesmophoria}, subtitle = {}, origlanguage ={Greek}, year = {2000}">
            <text:p>number={179}, title = {Birds. Lysistrata. Women at the Thesmophoria}, subtitle = {}, origlanguage ={Greek}, year = {2000}</text:p>
          </table:table-cell>
          <table:table-cell table:style-name="ce1" office:value-type="float" office:value="179">
            <text:p>179</text:p>
          </table:table-cell>
          <table:table-cell table:style-name="ce5" office:value-type="string">
            <text:p>Aristophanes, </text:p>
          </table:table-cell>
          <table:table-cell table:style-name="ce5" office:value-type="string">
            <text:p>Aristophanes</text:p>
          </table:table-cell>
          <table:table-cell table:style-name="ce5" office:value-type="string">
            <text:p>Birds. Lysistrata. Women at the Thesmophoria</text:p>
          </table:table-cell>
          <table:table-cell table:style-name="ce5"/>
          <table:table-cell table:style-name="ce5" office:value-type="string">
            <text:p>Greek</text:p>
          </table:table-cell>
          <table:table-cell table:style-name="ce1" office:value-type="float" office:value="2000">
            <text:p>2000</text:p>
          </table:table-cell>
          <table:table-cell table:style-name="ce5" table:number-columns-repeated="1000"/>
        </table:table-row>
        <table:table-row table:style-name="ro2">
          <table:table-cell table:formula="of:=&quot;number={&quot;&amp;[.B28]&amp;&quot;}, title = {&quot; &amp;[.E28] &amp; &quot;}, subtitle = {&quot;&amp;[.F28]&amp;&quot;}, origlanguage ={&quot; &amp; [.G28] &amp; &quot;}, year = {&quot; &amp; [.H28] &amp; &quot;}&quot;" office:value-type="string" office:string-value="number={180}, title = {Frogs. Assemblywomen. Wealth}, subtitle = {}, origlanguage ={Greek}, year = {2002}">
            <text:p>number={180}, title = {Frogs. Assemblywomen. Wealth}, subtitle = {}, origlanguage ={Greek}, year = {2002}</text:p>
          </table:table-cell>
          <table:table-cell table:style-name="ce1" office:value-type="float" office:value="180">
            <text:p>180</text:p>
          </table:table-cell>
          <table:table-cell table:style-name="ce5" office:value-type="string">
            <text:p>Aristophanes, </text:p>
          </table:table-cell>
          <table:table-cell table:style-name="ce5" office:value-type="string">
            <text:p>Aristophanes</text:p>
          </table:table-cell>
          <table:table-cell table:style-name="ce5" office:value-type="string">
            <text:p>Frogs. Assemblywomen. Wealth</text:p>
          </table:table-cell>
          <table:table-cell table:style-name="ce5"/>
          <table:table-cell table:style-name="ce5" office:value-type="string">
            <text:p>Greek</text:p>
          </table:table-cell>
          <table:table-cell table:style-name="ce1" office:value-type="float" office:value="2002">
            <text:p>2002</text:p>
          </table:table-cell>
          <table:table-cell table:style-name="ce5" table:number-columns-repeated="1000"/>
        </table:table-row>
        <table:table-row table:style-name="ro2">
          <table:table-cell table:formula="of:=&quot;number={&quot;&amp;[.B29]&amp;&quot;}, title = {&quot; &amp;[.E29] &amp; &quot;}, subtitle = {&quot;&amp;[.F29]&amp;&quot;}, origlanguage ={&quot; &amp; [.G29] &amp; &quot;}, year = {&quot; &amp; [.H29] &amp; &quot;}&quot;" office:value-type="string" office:string-value="number={488}, title = {Clouds. Wasps. Peace}, subtitle = {}, origlanguage ={Greek}, year = {1998}">
            <text:p>number={488}, title = {Clouds. Wasps. Peace}, subtitle = {}, origlanguage ={Greek}, year = {1998}</text:p>
          </table:table-cell>
          <table:table-cell table:style-name="ce1" office:value-type="float" office:value="488">
            <text:p>488</text:p>
          </table:table-cell>
          <table:table-cell table:style-name="ce5" office:value-type="string">
            <text:p>Aristophanes, </text:p>
          </table:table-cell>
          <table:table-cell table:style-name="ce5" office:value-type="string">
            <text:p>Aristophanes</text:p>
          </table:table-cell>
          <table:table-cell table:style-name="ce5" office:value-type="string">
            <text:p>Clouds. Wasps. Peace</text:p>
          </table:table-cell>
          <table:table-cell table:style-name="ce5"/>
          <table:table-cell table:style-name="ce5" office:value-type="string">
            <text:p>Greek</text:p>
          </table:table-cell>
          <table:table-cell table:style-name="ce1" office:value-type="float" office:value="1998">
            <text:p>1998</text:p>
          </table:table-cell>
          <table:table-cell table:style-name="ce5" table:number-columns-repeated="1000"/>
        </table:table-row>
        <table:table-row table:style-name="ro2">
          <table:table-cell table:formula="of:=&quot;number={&quot;&amp;[.B30]&amp;&quot;}, title = {&quot; &amp;[.E30] &amp; &quot;}, subtitle = {&quot;&amp;[.F30]&amp;&quot;}, origlanguage ={&quot; &amp; [.G30] &amp; &quot;}, year = {&quot; &amp; [.H30] &amp; &quot;}&quot;" office:value-type="string" office:string-value="number={502}, title = {Fragments}, subtitle = {}, origlanguage ={Greek}, year = {2008}">
            <text:p>number={502}, title = {Fragments}, subtitle = {}, origlanguage ={Greek}, year = {2008}</text:p>
          </table:table-cell>
          <table:table-cell table:style-name="ce1" office:value-type="float" office:value="502">
            <text:p>502</text:p>
          </table:table-cell>
          <table:table-cell table:style-name="ce5" office:value-type="string">
            <text:p>Aristophanes, </text:p>
          </table:table-cell>
          <table:table-cell table:style-name="ce5" office:value-type="string">
            <text:p>Aristophanes</text:p>
          </table:table-cell>
          <table:table-cell table:style-name="ce5" office:value-type="string">
            <text:p>Fragments</text:p>
          </table:table-cell>
          <table:table-cell table:style-name="ce5"/>
          <table:table-cell table:style-name="ce5" office:value-type="string">
            <text:p>Greek</text:p>
          </table:table-cell>
          <table:table-cell table:style-name="ce1" office:value-type="float" office:value="2008">
            <text:p>2008</text:p>
          </table:table-cell>
          <table:table-cell table:style-name="ce5" table:number-columns-repeated="1000"/>
        </table:table-row>
        <table:table-row table:style-name="ro2">
          <table:table-cell table:formula="of:=&quot;number={&quot;&amp;[.B31]&amp;&quot;}, title = {&quot; &amp;[.E31] &amp; &quot;}, subtitle = {&quot;&amp;[.F31]&amp;&quot;}, origlanguage ={&quot; &amp; [.G31] &amp; &quot;}, year = {&quot; &amp; [.H31] &amp; &quot;}&quot;" office:value-type="string" office:string-value="number={73}, title = {Nicomachean Ethics}, subtitle = {}, origlanguage ={Greek}, year = {1926}">
            <text:p>number={73}, title = {Nicomachean Ethics}, subtitle = {}, origlanguage ={Greek}, year = {1926}</text:p>
          </table:table-cell>
          <table:table-cell table:style-name="ce1" office:value-type="float" office:value="73">
            <text:p>73</text:p>
          </table:table-cell>
          <table:table-cell table:style-name="ce5" office:value-type="string">
            <text:p>Aristotle, </text:p>
          </table:table-cell>
          <table:table-cell table:style-name="ce5" office:value-type="string">
            <text:p>Aristotle</text:p>
          </table:table-cell>
          <table:table-cell table:style-name="ce5" office:value-type="string">
            <text:p>Nicomachean Ethics</text:p>
          </table:table-cell>
          <table:table-cell table:style-name="ce5"/>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32]&amp;&quot;}, title = {&quot; &amp;[.E32] &amp; &quot;}, subtitle = {&quot;&amp;[.F32]&amp;&quot;}, origlanguage ={&quot; &amp; [.G32] &amp; &quot;}, year = {&quot; &amp; [.H32] &amp; &quot;}&quot;" office:value-type="string" office:string-value="number={193}, title = {Art of Rhetoric}, subtitle = {}, origlanguage ={Greek}, year = {1926}">
            <text:p>number={193}, title = {Art of Rhetoric}, subtitle = {}, origlanguage ={Greek}, year = {1926}</text:p>
          </table:table-cell>
          <table:table-cell table:style-name="ce1" office:value-type="float" office:value="193">
            <text:p>193</text:p>
          </table:table-cell>
          <table:table-cell table:style-name="ce5" office:value-type="string">
            <text:p>Aristotle, </text:p>
          </table:table-cell>
          <table:table-cell table:style-name="ce5" office:value-type="string">
            <text:p>Aristotle</text:p>
          </table:table-cell>
          <table:table-cell table:style-name="ce5" office:value-type="string">
            <text:p>Art of Rhetoric</text:p>
          </table:table-cell>
          <table:table-cell table:style-name="ce5"/>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33]&amp;&quot;}, title = {&quot; &amp;[.E33] &amp; &quot;}, subtitle = {&quot;&amp;[.F33]&amp;&quot;}, origlanguage ={&quot; &amp; [.G33] &amp; &quot;}, year = {&quot; &amp; [.H33] &amp; &quot;}&quot;" office:value-type="string" office:string-value="number={199}, title = {Poetics. Longinus: On the Sublime. Demetrius: On Style}, subtitle = {}, origlanguage ={Greek}, year = {1995}">
            <text:p>number={199}, title = {Poetics. Longinus: On the Sublime. Demetrius: On Style}, subtitle = {}, origlanguage ={Greek}, year = {1995}</text:p>
          </table:table-cell>
          <table:table-cell table:style-name="ce1" office:value-type="float" office:value="199">
            <text:p>199</text:p>
          </table:table-cell>
          <table:table-cell table:style-name="ce5" office:value-type="string">
            <text:p>Aristotle, ,Longinus, ,Demetrius, </text:p>
          </table:table-cell>
          <table:table-cell table:style-name="ce5" office:value-type="string">
            <text:p>Aristotle</text:p>
          </table:table-cell>
          <table:table-cell table:style-name="ce5" office:value-type="string">
            <text:p>Poetics. Longinus: On the Sublime. Demetrius: On Style</text:p>
          </table:table-cell>
          <table:table-cell table:style-name="ce5"/>
          <table:table-cell table:style-name="ce5" office:value-type="string">
            <text:p>Greek</text:p>
          </table:table-cell>
          <table:table-cell table:style-name="ce1" office:value-type="float" office:value="1995">
            <text:p>1995</text:p>
          </table:table-cell>
          <table:table-cell table:style-name="ce5" table:number-columns-repeated="1000"/>
        </table:table-row>
        <table:table-row table:style-name="ro2">
          <table:table-cell table:formula="of:=&quot;number={&quot;&amp;[.B34]&amp;&quot;}, title = {&quot; &amp;[.E34] &amp; &quot;}, subtitle = {&quot;&amp;[.F34]&amp;&quot;}, origlanguage ={&quot; &amp; [.G34] &amp; &quot;}, year = {&quot; &amp; [.H34] &amp; &quot;}&quot;" office:value-type="string" office:string-value="number={228}, title = {Physics, Volume I}, subtitle = {Books 1-4}, origlanguage ={Greek}, year = {1957}">
            <text:p>number={228}, title = {Physics, Volume I}, subtitle = {Books 1-4}, origlanguage ={Greek}, year = {1957}</text:p>
          </table:table-cell>
          <table:table-cell table:style-name="ce1" office:value-type="float" office:value="228">
            <text:p>228</text:p>
          </table:table-cell>
          <table:table-cell table:style-name="ce5" office:value-type="string">
            <text:p>Aristotle, </text:p>
          </table:table-cell>
          <table:table-cell table:style-name="ce5" office:value-type="string">
            <text:p>Aristotle</text:p>
          </table:table-cell>
          <table:table-cell table:style-name="ce5" office:value-type="string">
            <text:p>Physics, Volume I</text:p>
          </table:table-cell>
          <table:table-cell table:style-name="ce5" office:value-type="string">
            <text:p>Books 1-4</text:p>
          </table:table-cell>
          <table:table-cell table:style-name="ce5" office:value-type="string">
            <text:p>Greek</text:p>
          </table:table-cell>
          <table:table-cell table:style-name="ce1" office:value-type="float" office:value="1957">
            <text:p>1957</text:p>
          </table:table-cell>
          <table:table-cell table:style-name="ce5" table:number-columns-repeated="1000"/>
        </table:table-row>
        <table:table-row table:style-name="ro2">
          <table:table-cell table:formula="of:=&quot;number={&quot;&amp;[.B35]&amp;&quot;}, title = {&quot; &amp;[.E35] &amp; &quot;}, subtitle = {&quot;&amp;[.F35]&amp;&quot;}, origlanguage ={&quot; &amp; [.G35] &amp; &quot;}, year = {&quot; &amp; [.H35] &amp; &quot;}&quot;" office:value-type="string" office:string-value="number={255}, title = {Physics, Volume II}, subtitle = {Books 5-8}, origlanguage ={Greek}, year = {1934}">
            <text:p>number={255}, title = {Physics, Volume II}, subtitle = {Books 5-8}, origlanguage ={Greek}, year = {1934}</text:p>
          </table:table-cell>
          <table:table-cell table:style-name="ce1" office:value-type="float" office:value="255">
            <text:p>255</text:p>
          </table:table-cell>
          <table:table-cell table:style-name="ce5" office:value-type="string">
            <text:p>Aristotle, </text:p>
          </table:table-cell>
          <table:table-cell table:style-name="ce5" office:value-type="string">
            <text:p>Aristotle</text:p>
          </table:table-cell>
          <table:table-cell table:style-name="ce5" office:value-type="string">
            <text:p>Physics, Volume II</text:p>
          </table:table-cell>
          <table:table-cell table:style-name="ce5" office:value-type="string">
            <text:p>Books 5-8</text:p>
          </table:table-cell>
          <table:table-cell table:style-name="ce5" office:value-type="string">
            <text:p>Greek</text:p>
          </table:table-cell>
          <table:table-cell table:style-name="ce1" office:value-type="float" office:value="1934">
            <text:p>1934</text:p>
          </table:table-cell>
          <table:table-cell table:style-name="ce5" table:number-columns-repeated="1000"/>
        </table:table-row>
        <table:table-row table:style-name="ro2">
          <table:table-cell table:formula="of:=&quot;number={&quot;&amp;[.B36]&amp;&quot;}, title = {&quot; &amp;[.E36] &amp; &quot;}, subtitle = {&quot;&amp;[.F36]&amp;&quot;}, origlanguage ={&quot; &amp; [.G36] &amp; &quot;}, year = {&quot; &amp; [.H36] &amp; &quot;}&quot;" office:value-type="string" office:string-value="number={264}, title = {Politics}, subtitle = {}, origlanguage ={Greek}, year = {1932}">
            <text:p>number={264}, title = {Politics}, subtitle = {}, origlanguage ={Greek}, year = {1932}</text:p>
          </table:table-cell>
          <table:table-cell table:style-name="ce1" office:value-type="float" office:value="264">
            <text:p>264</text:p>
          </table:table-cell>
          <table:table-cell table:style-name="ce5" office:value-type="string">
            <text:p>Aristotle, </text:p>
          </table:table-cell>
          <table:table-cell table:style-name="ce5" office:value-type="string">
            <text:p>Aristotle</text:p>
          </table:table-cell>
          <table:table-cell table:style-name="ce5" office:value-type="string">
            <text:p>Politics</text:p>
          </table:table-cell>
          <table:table-cell table:style-name="ce5"/>
          <table:table-cell table:style-name="ce5" office:value-type="string">
            <text:p>Greek</text:p>
          </table:table-cell>
          <table:table-cell table:style-name="ce1" office:value-type="float" office:value="1932">
            <text:p>1932</text:p>
          </table:table-cell>
          <table:table-cell table:style-name="ce5" table:number-columns-repeated="1000"/>
        </table:table-row>
        <table:table-row table:style-name="ro2">
          <table:table-cell table:formula="of:=&quot;number={&quot;&amp;[.B37]&amp;&quot;}, title = {&quot; &amp;[.E37] &amp; &quot;}, subtitle = {&quot;&amp;[.F37]&amp;&quot;}, origlanguage ={&quot; &amp; [.G37] &amp; &quot;}, year = {&quot; &amp; [.H37] &amp; &quot;}&quot;" office:value-type="string" office:string-value="number={271}, title = {Metaphysics, Volume I}, subtitle = {Books 1-9}, origlanguage ={Greek}, year = {1933}">
            <text:p>number={271}, title = {Metaphysics, Volume I}, subtitle = {Books 1-9}, origlanguage ={Greek}, year = {1933}</text:p>
          </table:table-cell>
          <table:table-cell table:style-name="ce1" office:value-type="float" office:value="271">
            <text:p>271</text:p>
          </table:table-cell>
          <table:table-cell table:style-name="ce5" office:value-type="string">
            <text:p>Aristotle, </text:p>
          </table:table-cell>
          <table:table-cell table:style-name="ce5" office:value-type="string">
            <text:p>Aristotle</text:p>
          </table:table-cell>
          <table:table-cell table:style-name="ce5" office:value-type="string">
            <text:p>Metaphysics, Volume I</text:p>
          </table:table-cell>
          <table:table-cell table:style-name="ce5" office:value-type="string">
            <text:p>Books 1-9</text:p>
          </table:table-cell>
          <table:table-cell table:style-name="ce5" office:value-type="string">
            <text:p>Greek</text:p>
          </table:table-cell>
          <table:table-cell table:style-name="ce1" office:value-type="float" office:value="1933">
            <text:p>1933</text:p>
          </table:table-cell>
          <table:table-cell table:style-name="ce5" table:number-columns-repeated="1000"/>
        </table:table-row>
        <table:table-row table:style-name="ro2">
          <table:table-cell table:formula="of:=&quot;number={&quot;&amp;[.B38]&amp;&quot;}, title = {&quot; &amp;[.E38] &amp; &quot;}, subtitle = {&quot;&amp;[.F38]&amp;&quot;}, origlanguage ={&quot; &amp; [.G38] &amp; &quot;}, year = {&quot; &amp; [.H38] &amp; &quot;}&quot;" office:value-type="string" office:string-value="number={285}, title = {Athenian Constitution. Eudemian Ethics. Virtues and Vices}, subtitle = {}, origlanguage ={Greek}, year = {1935}">
            <text:p>number={285}, title = {Athenian Constitution. Eudemian Ethics. Virtues and Vices}, subtitle = {}, origlanguage ={Greek}, year = {1935}</text:p>
          </table:table-cell>
          <table:table-cell table:style-name="ce1" office:value-type="float" office:value="285">
            <text:p>285</text:p>
          </table:table-cell>
          <table:table-cell table:style-name="ce5" office:value-type="string">
            <text:p>Aristotle, </text:p>
          </table:table-cell>
          <table:table-cell table:style-name="ce5" office:value-type="string">
            <text:p>Aristotle</text:p>
          </table:table-cell>
          <table:table-cell table:style-name="ce5" office:value-type="string">
            <text:p>Athenian Constitution. Eudemian Ethics. Virtues and Vices</text:p>
          </table:table-cell>
          <table:table-cell table:style-name="ce5"/>
          <table:table-cell table:style-name="ce5" office:value-type="string">
            <text:p>Greek</text:p>
          </table:table-cell>
          <table:table-cell table:style-name="ce1" office:value-type="float" office:value="1935">
            <text:p>1935</text:p>
          </table:table-cell>
          <table:table-cell table:style-name="ce5" table:number-columns-repeated="1000"/>
        </table:table-row>
        <table:table-row table:style-name="ro2">
          <table:table-cell table:formula="of:=&quot;number={&quot;&amp;[.B39]&amp;&quot;}, title = {&quot; &amp;[.E39] &amp; &quot;}, subtitle = {&quot;&amp;[.F39]&amp;&quot;}, origlanguage ={&quot; &amp; [.G39] &amp; &quot;}, year = {&quot; &amp; [.H39] &amp; &quot;}&quot;" office:value-type="string" office:string-value="number={287}, title = {Metaphysics, Volume II}, subtitle = {Books 10-14. Oeconomica. Magna Moralia}, origlanguage ={Greek}, year = {1935}">
            <text:p>number={287}, title = {Metaphysics, Volume II}, subtitle = {Books 10-14. Oeconomica. Magna Moralia}, origlanguage ={Greek}, year = {1935}</text:p>
          </table:table-cell>
          <table:table-cell table:style-name="ce1" office:value-type="float" office:value="287">
            <text:p>287</text:p>
          </table:table-cell>
          <table:table-cell table:style-name="ce5" office:value-type="string">
            <text:p>Aristotle, </text:p>
          </table:table-cell>
          <table:table-cell table:style-name="ce5" office:value-type="string">
            <text:p>Aristotle</text:p>
          </table:table-cell>
          <table:table-cell table:style-name="ce5" office:value-type="string">
            <text:p>Metaphysics, Volume II</text:p>
          </table:table-cell>
          <table:table-cell table:style-name="ce5" office:value-type="string">
            <text:p>Books 10-14. Oeconomica. Magna Moralia</text:p>
          </table:table-cell>
          <table:table-cell table:style-name="ce5" office:value-type="string">
            <text:p>Greek</text:p>
          </table:table-cell>
          <table:table-cell table:style-name="ce1" office:value-type="float" office:value="1935">
            <text:p>1935</text:p>
          </table:table-cell>
          <table:table-cell table:style-name="ce5" table:number-columns-repeated="1000"/>
        </table:table-row>
        <table:table-row table:style-name="ro2">
          <table:table-cell table:formula="of:=&quot;number={&quot;&amp;[.B40]&amp;&quot;}, title = {&quot; &amp;[.E40] &amp; &quot;}, subtitle = {&quot;&amp;[.F40]&amp;&quot;}, origlanguage ={&quot; &amp; [.G40] &amp; &quot;}, year = {&quot; &amp; [.H40] &amp; &quot;}&quot;" office:value-type="string" office:string-value="number={288}, title = {On the Soul. Parva Naturalia. On Breath}, subtitle = {}, origlanguage ={Greek}, year = {1957}">
            <text:p>number={288}, title = {On the Soul. Parva Naturalia. On Breath}, subtitle = {}, origlanguage ={Greek}, year = {1957}</text:p>
          </table:table-cell>
          <table:table-cell table:style-name="ce1" office:value-type="float" office:value="288">
            <text:p>288</text:p>
          </table:table-cell>
          <table:table-cell table:style-name="ce5" office:value-type="string">
            <text:p>Aristotle, </text:p>
          </table:table-cell>
          <table:table-cell table:style-name="ce5" office:value-type="string">
            <text:p>Aristotle</text:p>
          </table:table-cell>
          <table:table-cell table:style-name="ce5" office:value-type="string">
            <text:p>On the Soul. Parva Naturalia. On Breath</text:p>
          </table:table-cell>
          <table:table-cell table:style-name="ce5"/>
          <table:table-cell table:style-name="ce5" office:value-type="string">
            <text:p>Greek</text:p>
          </table:table-cell>
          <table:table-cell table:style-name="ce1" office:value-type="float" office:value="1957">
            <text:p>1957</text:p>
          </table:table-cell>
          <table:table-cell table:style-name="ce5" table:number-columns-repeated="1000"/>
        </table:table-row>
        <table:table-row table:style-name="ro2">
          <table:table-cell table:formula="of:=&quot;number={&quot;&amp;[.B41]&amp;&quot;}, title = {&quot; &amp;[.E41] &amp; &quot;}, subtitle = {&quot;&amp;[.F41]&amp;&quot;}, origlanguage ={&quot; &amp; [.G41] &amp; &quot;}, year = {&quot; &amp; [.H41] &amp; &quot;}&quot;" office:value-type="string" office:string-value="number={307}, title = {Minor Works}, subtitle = {On Colours. On Things Heard. Physiognomics. On Plants. On Marvellous Things Heard. Mechanical Problems. On Indivisible Lines. The Situations and Names of Winds. On Melissus, Xenophanes, Gorgias}, origlanguage ={Greek}, year = {1936}">
            <text:p>number={307}, title = {Minor Works}, subtitle = {On Colours. On Things Heard. Physiognomics. On Plants. On Marvellous Things Heard. Mechanical Problems. On Indivisible Lines. The Situations and Names of Winds. On Melissus, Xenophanes, Gorgias}, origlanguage ={Greek}, year = {1936}</text:p>
          </table:table-cell>
          <table:table-cell table:style-name="ce1" office:value-type="float" office:value="307">
            <text:p>307</text:p>
          </table:table-cell>
          <table:table-cell table:style-name="ce5" office:value-type="string">
            <text:p>Aristotle, </text:p>
          </table:table-cell>
          <table:table-cell table:style-name="ce5" office:value-type="string">
            <text:p>Aristotle</text:p>
          </table:table-cell>
          <table:table-cell table:style-name="ce5" office:value-type="string">
            <text:p>Minor Works</text:p>
          </table:table-cell>
          <table:table-cell table:style-name="ce5" office:value-type="string">
            <text:p>On Colours. On Things Heard. Physiognomics. On Plants. On Marvellous Things Heard. Mechanical Problems. On Indivisible Lines. The Situations and Names of Winds. On Melissus, Xenophanes, Gorgias</text:p>
          </table:table-cell>
          <table:table-cell table:style-name="ce5" office:value-type="string">
            <text:p>Greek</text:p>
          </table:table-cell>
          <table:table-cell table:style-name="ce1" office:value-type="float" office:value="1936">
            <text:p>1936</text:p>
          </table:table-cell>
          <table:table-cell table:style-name="ce5" table:number-columns-repeated="1000"/>
        </table:table-row>
        <table:table-row table:style-name="ro2">
          <table:table-cell table:formula="of:=&quot;number={&quot;&amp;[.B42]&amp;&quot;}, title = {&quot; &amp;[.E42] &amp; &quot;}, subtitle = {&quot;&amp;[.F42]&amp;&quot;}, origlanguage ={&quot; &amp; [.G42] &amp; &quot;}, year = {&quot; &amp; [.H42] &amp; &quot;}&quot;" office:value-type="string" office:string-value="number={316}, title = {Problems, Volume I}, subtitle = {Books 1-19}, origlanguage ={Greek}, year = {2011}">
            <text:p>number={316}, title = {Problems, Volume I}, subtitle = {Books 1-19}, origlanguage ={Greek}, year = {2011}</text:p>
          </table:table-cell>
          <table:table-cell table:style-name="ce1" office:value-type="float" office:value="316">
            <text:p>316</text:p>
          </table:table-cell>
          <table:table-cell table:style-name="ce5" office:value-type="string">
            <text:p>Aristotle, </text:p>
          </table:table-cell>
          <table:table-cell table:style-name="ce5" office:value-type="string">
            <text:p>Aristotle</text:p>
          </table:table-cell>
          <table:table-cell table:style-name="ce5" office:value-type="string">
            <text:p>Problems, Volume I</text:p>
          </table:table-cell>
          <table:table-cell table:style-name="ce5" office:value-type="string">
            <text:p>Books 1-19</text:p>
          </table:table-cell>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43]&amp;&quot;}, title = {&quot; &amp;[.E43] &amp; &quot;}, subtitle = {&quot;&amp;[.F43]&amp;&quot;}, origlanguage ={&quot; &amp; [.G43] &amp; &quot;}, year = {&quot; &amp; [.H43] &amp; &quot;}&quot;" office:value-type="string" office:string-value="number={317}, title = {Problems, Volume II}, subtitle = {Books 20-38. Rhetoric to Alexander}, origlanguage ={Greek}, year = {2011}">
            <text:p>number={317}, title = {Problems, Volume II}, subtitle = {Books 20-38. Rhetoric to Alexander}, origlanguage ={Greek}, year = {2011}</text:p>
          </table:table-cell>
          <table:table-cell table:style-name="ce1" office:value-type="float" office:value="317">
            <text:p>317</text:p>
          </table:table-cell>
          <table:table-cell table:style-name="ce5" office:value-type="string">
            <text:p>Aristotle, </text:p>
          </table:table-cell>
          <table:table-cell table:style-name="ce5" office:value-type="string">
            <text:p>Aristotle</text:p>
          </table:table-cell>
          <table:table-cell table:style-name="ce5" office:value-type="string">
            <text:p>Problems, Volume II</text:p>
          </table:table-cell>
          <table:table-cell table:style-name="ce5" office:value-type="string">
            <text:p>Books 20-38. Rhetoric to Alexander</text:p>
          </table:table-cell>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44]&amp;&quot;}, title = {&quot; &amp;[.E44] &amp; &quot;}, subtitle = {&quot;&amp;[.F44]&amp;&quot;}, origlanguage ={&quot; &amp; [.G44] &amp; &quot;}, year = {&quot; &amp; [.H44] &amp; &quot;}&quot;" office:value-type="string" office:string-value="number={323}, title = {Parts of Animals. Movement of Animals. Progression of Animals}, subtitle = {}, origlanguage ={Greek}, year = {1937}">
            <text:p>number={323}, title = {Parts of Animals. Movement of Animals. Progression of Animals}, subtitle = {}, origlanguage ={Greek}, year = {1937}</text:p>
          </table:table-cell>
          <table:table-cell table:style-name="ce1" office:value-type="float" office:value="323">
            <text:p>323</text:p>
          </table:table-cell>
          <table:table-cell table:style-name="ce5" office:value-type="string">
            <text:p>Aristotle, </text:p>
          </table:table-cell>
          <table:table-cell table:style-name="ce5" office:value-type="string">
            <text:p>Aristotle</text:p>
          </table:table-cell>
          <table:table-cell table:style-name="ce5" office:value-type="string">
            <text:p>Parts of Animals. Movement of Animals. Progression of Animals</text:p>
          </table:table-cell>
          <table:table-cell table:style-name="ce5"/>
          <table:table-cell table:style-name="ce5" office:value-type="string">
            <text:p>Greek</text:p>
          </table:table-cell>
          <table:table-cell table:style-name="ce1" office:value-type="float" office:value="1937">
            <text:p>1937</text:p>
          </table:table-cell>
          <table:table-cell table:style-name="ce5" table:number-columns-repeated="1000"/>
        </table:table-row>
        <table:table-row table:style-name="ro2">
          <table:table-cell table:formula="of:=&quot;number={&quot;&amp;[.B45]&amp;&quot;}, title = {&quot; &amp;[.E45] &amp; &quot;}, subtitle = {&quot;&amp;[.F45]&amp;&quot;}, origlanguage ={&quot; &amp; [.G45] &amp; &quot;}, year = {&quot; &amp; [.H45] &amp; &quot;}&quot;" office:value-type="string" office:string-value="number={325}, title = {Categories. On Interpretation. Prior Analytics}, subtitle = {}, origlanguage ={Greek}, year = {1938}">
            <text:p>number={325}, title = {Categories. On Interpretation. Prior Analytics}, subtitle = {}, origlanguage ={Greek}, year = {1938}</text:p>
          </table:table-cell>
          <table:table-cell table:style-name="ce1" office:value-type="float" office:value="325">
            <text:p>325</text:p>
          </table:table-cell>
          <table:table-cell table:style-name="ce5" office:value-type="string">
            <text:p>Aristotle, </text:p>
          </table:table-cell>
          <table:table-cell table:style-name="ce5" office:value-type="string">
            <text:p>Aristotle</text:p>
          </table:table-cell>
          <table:table-cell table:style-name="ce5" office:value-type="string">
            <text:p>Categories. On Interpretation. Prior Analytics</text:p>
          </table:table-cell>
          <table:table-cell table:style-name="ce5"/>
          <table:table-cell table:style-name="ce5" office:value-type="string">
            <text:p>Greek</text:p>
          </table:table-cell>
          <table:table-cell table:style-name="ce1" office:value-type="float" office:value="1938">
            <text:p>1938</text:p>
          </table:table-cell>
          <table:table-cell table:style-name="ce5" table:number-columns-repeated="1000"/>
        </table:table-row>
        <table:table-row table:style-name="ro2">
          <table:table-cell table:formula="of:=&quot;number={&quot;&amp;[.B46]&amp;&quot;}, title = {&quot; &amp;[.E46] &amp; &quot;}, subtitle = {&quot;&amp;[.F46]&amp;&quot;}, origlanguage ={&quot; &amp; [.G46] &amp; &quot;}, year = {&quot; &amp; [.H46] &amp; &quot;}&quot;" office:value-type="string" office:string-value="number={338}, title = {On the Heavens}, subtitle = {}, origlanguage ={Greek}, year = {1939}">
            <text:p>number={338}, title = {On the Heavens}, subtitle = {}, origlanguage ={Greek}, year = {1939}</text:p>
          </table:table-cell>
          <table:table-cell table:style-name="ce1" office:value-type="float" office:value="338">
            <text:p>338</text:p>
          </table:table-cell>
          <table:table-cell table:style-name="ce5" office:value-type="string">
            <text:p>Aristotle, </text:p>
          </table:table-cell>
          <table:table-cell table:style-name="ce5" office:value-type="string">
            <text:p>Aristotle</text:p>
          </table:table-cell>
          <table:table-cell table:style-name="ce5" office:value-type="string">
            <text:p>On the Heavens</text:p>
          </table:table-cell>
          <table:table-cell table:style-name="ce5"/>
          <table:table-cell table:style-name="ce5" office:value-type="string">
            <text:p>Greek</text:p>
          </table:table-cell>
          <table:table-cell table:style-name="ce1" office:value-type="float" office:value="1939">
            <text:p>1939</text:p>
          </table:table-cell>
          <table:table-cell table:style-name="ce5" table:number-columns-repeated="1000"/>
        </table:table-row>
        <table:table-row table:style-name="ro2">
          <table:table-cell table:formula="of:=&quot;number={&quot;&amp;[.B47]&amp;&quot;}, title = {&quot; &amp;[.E47] &amp; &quot;}, subtitle = {&quot;&amp;[.F47]&amp;&quot;}, origlanguage ={&quot; &amp; [.G47] &amp; &quot;}, year = {&quot; &amp; [.H47] &amp; &quot;}&quot;" office:value-type="string" office:string-value="number={366}, title = {Generation of Animals}, subtitle = {}, origlanguage ={Greek}, year = {1942}">
            <text:p>number={366}, title = {Generation of Animals}, subtitle = {}, origlanguage ={Greek}, year = {1942}</text:p>
          </table:table-cell>
          <table:table-cell table:style-name="ce1" office:value-type="float" office:value="366">
            <text:p>366</text:p>
          </table:table-cell>
          <table:table-cell table:style-name="ce5" office:value-type="string">
            <text:p>Aristotle, </text:p>
          </table:table-cell>
          <table:table-cell table:style-name="ce5" office:value-type="string">
            <text:p>Aristotle</text:p>
          </table:table-cell>
          <table:table-cell table:style-name="ce5" office:value-type="string">
            <text:p>Generation of Animals</text:p>
          </table:table-cell>
          <table:table-cell table:style-name="ce5"/>
          <table:table-cell table:style-name="ce5" office:value-type="string">
            <text:p>Greek</text:p>
          </table:table-cell>
          <table:table-cell table:style-name="ce1" office:value-type="float" office:value="1942">
            <text:p>1942</text:p>
          </table:table-cell>
          <table:table-cell table:style-name="ce5" table:number-columns-repeated="1000"/>
        </table:table-row>
        <table:table-row table:style-name="ro2">
          <table:table-cell table:formula="of:=&quot;number={&quot;&amp;[.B48]&amp;&quot;}, title = {&quot; &amp;[.E48] &amp; &quot;}, subtitle = {&quot;&amp;[.F48]&amp;&quot;}, origlanguage ={&quot; &amp; [.G48] &amp; &quot;}, year = {&quot; &amp; [.H48] &amp; &quot;}&quot;" office:value-type="string" office:string-value="number={391}, title = {Posterior Analytics. Topica}, subtitle = {}, origlanguage ={Greek}, year = {1960}">
            <text:p>number={391}, title = {Posterior Analytics. Topica}, subtitle = {}, origlanguage ={Greek}, year = {1960}</text:p>
          </table:table-cell>
          <table:table-cell table:style-name="ce1" office:value-type="float" office:value="391">
            <text:p>391</text:p>
          </table:table-cell>
          <table:table-cell table:style-name="ce5" office:value-type="string">
            <text:p>Aristotle, </text:p>
          </table:table-cell>
          <table:table-cell table:style-name="ce5" office:value-type="string">
            <text:p>Aristotle</text:p>
          </table:table-cell>
          <table:table-cell table:style-name="ce5" office:value-type="string">
            <text:p>Posterior Analytics. Topica</text:p>
          </table:table-cell>
          <table:table-cell table:style-name="ce5"/>
          <table:table-cell table:style-name="ce5" office:value-type="string">
            <text:p>Greek</text:p>
          </table:table-cell>
          <table:table-cell table:style-name="ce1" office:value-type="float" office:value="1960">
            <text:p>1960</text:p>
          </table:table-cell>
          <table:table-cell table:style-name="ce5" table:number-columns-repeated="1000"/>
        </table:table-row>
        <table:table-row table:style-name="ro2">
          <table:table-cell table:formula="of:=&quot;number={&quot;&amp;[.B49]&amp;&quot;}, title = {&quot; &amp;[.E49] &amp; &quot;}, subtitle = {&quot;&amp;[.F49]&amp;&quot;}, origlanguage ={&quot; &amp; [.G49] &amp; &quot;}, year = {&quot; &amp; [.H49] &amp; &quot;}&quot;" office:value-type="string" office:string-value="number={397}, title = {Meteorologica}, subtitle = {}, origlanguage ={Greek}, year = {1952}">
            <text:p>number={397}, title = {Meteorologica}, subtitle = {}, origlanguage ={Greek}, year = {1952}</text:p>
          </table:table-cell>
          <table:table-cell table:style-name="ce1" office:value-type="float" office:value="397">
            <text:p>397</text:p>
          </table:table-cell>
          <table:table-cell table:style-name="ce5" office:value-type="string">
            <text:p>Aristotle, </text:p>
          </table:table-cell>
          <table:table-cell table:style-name="ce5" office:value-type="string">
            <text:p>Aristotle</text:p>
          </table:table-cell>
          <table:table-cell table:style-name="ce5" office:value-type="string">
            <text:p>Meteorologica</text:p>
          </table:table-cell>
          <table:table-cell table:style-name="ce5"/>
          <table:table-cell table:style-name="ce5" office:value-type="string">
            <text:p>Greek</text:p>
          </table:table-cell>
          <table:table-cell table:style-name="ce1" office:value-type="float" office:value="1952">
            <text:p>1952</text:p>
          </table:table-cell>
          <table:table-cell table:style-name="ce5" table:number-columns-repeated="1000"/>
        </table:table-row>
        <table:table-row table:style-name="ro2">
          <table:table-cell table:formula="of:=&quot;number={&quot;&amp;[.B50]&amp;&quot;}, title = {&quot; &amp;[.E50] &amp; &quot;}, subtitle = {&quot;&amp;[.F50]&amp;&quot;}, origlanguage ={&quot; &amp; [.G50] &amp; &quot;}, year = {&quot; &amp; [.H50] &amp; &quot;}&quot;" office:value-type="string" office:string-value="number={400}, title = {On Sophistical Refutations. On Coming-to-be and Passing Away. On the Cosmos}, subtitle = {}, origlanguage ={Greek}, year = {1955}">
            <text:p>number={400}, title = {On Sophistical Refutations. On Coming-to-be and Passing Away. On the Cosmos}, subtitle = {}, origlanguage ={Greek}, year = {1955}</text:p>
          </table:table-cell>
          <table:table-cell table:style-name="ce1" office:value-type="float" office:value="400">
            <text:p>400</text:p>
          </table:table-cell>
          <table:table-cell table:style-name="ce5" office:value-type="string">
            <text:p>Aristotle, </text:p>
          </table:table-cell>
          <table:table-cell table:style-name="ce5" office:value-type="string">
            <text:p>Aristotle</text:p>
          </table:table-cell>
          <table:table-cell table:style-name="ce5" office:value-type="string">
            <text:p>On Sophistical Refutations. On Coming-to-be and Passing Away. On the Cosmos</text:p>
          </table:table-cell>
          <table:table-cell table:style-name="ce5"/>
          <table:table-cell table:style-name="ce5" office:value-type="string">
            <text:p>Greek</text:p>
          </table:table-cell>
          <table:table-cell table:style-name="ce1" office:value-type="float" office:value="1955">
            <text:p>1955</text:p>
          </table:table-cell>
          <table:table-cell table:style-name="ce5" table:number-columns-repeated="1000"/>
        </table:table-row>
        <table:table-row table:style-name="ro2">
          <table:table-cell table:formula="of:=&quot;number={&quot;&amp;[.B51]&amp;&quot;}, title = {&quot; &amp;[.E51] &amp; &quot;}, subtitle = {&quot;&amp;[.F51]&amp;&quot;}, origlanguage ={&quot; &amp; [.G51] &amp; &quot;}, year = {&quot; &amp; [.H51] &amp; &quot;}&quot;" office:value-type="string" office:string-value="number={437}, title = {History of Animals, Volume I}, subtitle = {Books 1-3}, origlanguage ={Greek}, year = {1965}">
            <text:p>number={437}, title = {History of Animals, Volume I}, subtitle = {Books 1-3}, origlanguage ={Greek}, year = {1965}</text:p>
          </table:table-cell>
          <table:table-cell table:style-name="ce1" office:value-type="float" office:value="437">
            <text:p>437</text:p>
          </table:table-cell>
          <table:table-cell table:style-name="ce5" office:value-type="string">
            <text:p>Aristotle, </text:p>
          </table:table-cell>
          <table:table-cell table:style-name="ce5" office:value-type="string">
            <text:p>Aristotle</text:p>
          </table:table-cell>
          <table:table-cell table:style-name="ce5" office:value-type="string">
            <text:p>History of Animals, Volume I</text:p>
          </table:table-cell>
          <table:table-cell table:style-name="ce5" office:value-type="string">
            <text:p>Books 1-3</text:p>
          </table:table-cell>
          <table:table-cell table:style-name="ce5" office:value-type="string">
            <text:p>Greek</text:p>
          </table:table-cell>
          <table:table-cell table:style-name="ce1" office:value-type="float" office:value="1965">
            <text:p>1965</text:p>
          </table:table-cell>
          <table:table-cell table:style-name="ce5" table:number-columns-repeated="1000"/>
        </table:table-row>
        <table:table-row table:style-name="ro2">
          <table:table-cell table:formula="of:=&quot;number={&quot;&amp;[.B52]&amp;&quot;}, title = {&quot; &amp;[.E52] &amp; &quot;}, subtitle = {&quot;&amp;[.F52]&amp;&quot;}, origlanguage ={&quot; &amp; [.G52] &amp; &quot;}, year = {&quot; &amp; [.H52] &amp; &quot;}&quot;" office:value-type="string" office:string-value="number={438}, title = {History of Animals, Volume II}, subtitle = {Books 4-6}, origlanguage ={Greek}, year = {1970}">
            <text:p>number={438}, title = {History of Animals, Volume II}, subtitle = {Books 4-6}, origlanguage ={Greek}, year = {1970}</text:p>
          </table:table-cell>
          <table:table-cell table:style-name="ce1" office:value-type="float" office:value="438">
            <text:p>438</text:p>
          </table:table-cell>
          <table:table-cell table:style-name="ce5" office:value-type="string">
            <text:p>Aristotle, </text:p>
          </table:table-cell>
          <table:table-cell table:style-name="ce5" office:value-type="string">
            <text:p>Aristotle</text:p>
          </table:table-cell>
          <table:table-cell table:style-name="ce5" office:value-type="string">
            <text:p>History of Animals, Volume II</text:p>
          </table:table-cell>
          <table:table-cell table:style-name="ce5" office:value-type="string">
            <text:p>Books 4-6</text:p>
          </table:table-cell>
          <table:table-cell table:style-name="ce5" office:value-type="string">
            <text:p>Greek</text:p>
          </table:table-cell>
          <table:table-cell table:style-name="ce1" office:value-type="float" office:value="1970">
            <text:p>1970</text:p>
          </table:table-cell>
          <table:table-cell table:style-name="ce5" table:number-columns-repeated="1000"/>
        </table:table-row>
        <table:table-row table:style-name="ro2">
          <table:table-cell table:formula="of:=&quot;number={&quot;&amp;[.B53]&amp;&quot;}, title = {&quot; &amp;[.E53] &amp; &quot;}, subtitle = {&quot;&amp;[.F53]&amp;&quot;}, origlanguage ={&quot; &amp; [.G53] &amp; &quot;}, year = {&quot; &amp; [.H53] &amp; &quot;}&quot;" office:value-type="string" office:string-value="number={439}, title = {History of Animals, Volume III}, subtitle = {Books 7-10}, origlanguage ={Greek}, year = {1991}">
            <text:p>number={439}, title = {History of Animals, Volume III}, subtitle = {Books 7-10}, origlanguage ={Greek}, year = {1991}</text:p>
          </table:table-cell>
          <table:table-cell table:style-name="ce1" office:value-type="float" office:value="439">
            <text:p>439</text:p>
          </table:table-cell>
          <table:table-cell table:style-name="ce5" office:value-type="string">
            <text:p>Aristotle, </text:p>
          </table:table-cell>
          <table:table-cell table:style-name="ce5" office:value-type="string">
            <text:p>Aristotle</text:p>
          </table:table-cell>
          <table:table-cell table:style-name="ce5" office:value-type="string">
            <text:p>History of Animals, Volume III</text:p>
          </table:table-cell>
          <table:table-cell table:style-name="ce5" office:value-type="string">
            <text:p>Books 7-10</text:p>
          </table:table-cell>
          <table:table-cell table:style-name="ce5" office:value-type="string">
            <text:p>Greek</text:p>
          </table:table-cell>
          <table:table-cell table:style-name="ce1" office:value-type="float" office:value="1991">
            <text:p>1991</text:p>
          </table:table-cell>
          <table:table-cell table:style-name="ce5" table:number-columns-repeated="1000"/>
        </table:table-row>
        <table:table-row table:style-name="ro2">
          <table:table-cell table:formula="of:=&quot;number={&quot;&amp;[.B54]&amp;&quot;}, title = {&quot; &amp;[.E54] &amp; &quot;}, subtitle = {&quot;&amp;[.F54]&amp;&quot;}, origlanguage ={&quot; &amp; [.G54] &amp; &quot;}, year = {&quot; &amp; [.H54] &amp; &quot;}&quot;" office:value-type="string" office:string-value="number={236}, title = {Anabasis of Alexander, Volume I}, subtitle = {Books 1-4}, origlanguage ={Greek}, year = {1976}">
            <text:p>number={236}, title = {Anabasis of Alexander, Volume I}, subtitle = {Books 1-4}, origlanguage ={Greek}, year = {1976}</text:p>
          </table:table-cell>
          <table:table-cell table:style-name="ce1" office:value-type="float" office:value="236">
            <text:p>236</text:p>
          </table:table-cell>
          <table:table-cell table:style-name="ce5" office:value-type="string">
            <text:p>Arrian, </text:p>
          </table:table-cell>
          <table:table-cell table:style-name="ce5" office:value-type="string">
            <text:p>Arrian</text:p>
          </table:table-cell>
          <table:table-cell table:style-name="ce5" office:value-type="string">
            <text:p>Anabasis of Alexander, Volume I</text:p>
          </table:table-cell>
          <table:table-cell table:style-name="ce5" office:value-type="string">
            <text:p>Books 1-4</text:p>
          </table:table-cell>
          <table:table-cell table:style-name="ce5" office:value-type="string">
            <text:p>Greek</text:p>
          </table:table-cell>
          <table:table-cell table:style-name="ce1" office:value-type="float" office:value="1976">
            <text:p>1976</text:p>
          </table:table-cell>
          <table:table-cell table:style-name="ce5" table:number-columns-repeated="1000"/>
        </table:table-row>
        <table:table-row table:style-name="ro2">
          <table:table-cell table:formula="of:=&quot;number={&quot;&amp;[.B55]&amp;&quot;}, title = {&quot; &amp;[.E55] &amp; &quot;}, subtitle = {&quot;&amp;[.F55]&amp;&quot;}, origlanguage ={&quot; &amp; [.G55] &amp; &quot;}, year = {&quot; &amp; [.H55] &amp; &quot;}&quot;" office:value-type="string" office:string-value="number={269}, title = {Anabasis of Alexander, Volume II}, subtitle = {Books 5-7. Indica}, origlanguage ={Greek}, year = {1983}">
            <text:p>number={269}, title = {Anabasis of Alexander, Volume II}, subtitle = {Books 5-7. Indica}, origlanguage ={Greek}, year = {1983}</text:p>
          </table:table-cell>
          <table:table-cell table:style-name="ce1" office:value-type="float" office:value="269">
            <text:p>269</text:p>
          </table:table-cell>
          <table:table-cell table:style-name="ce5" office:value-type="string">
            <text:p>Arrian, </text:p>
          </table:table-cell>
          <table:table-cell table:style-name="ce5" office:value-type="string">
            <text:p>Arrian</text:p>
          </table:table-cell>
          <table:table-cell table:style-name="ce5" office:value-type="string">
            <text:p>Anabasis of Alexander, Volume II</text:p>
          </table:table-cell>
          <table:table-cell table:style-name="ce5" office:value-type="string">
            <text:p>Books 5-7. Indica</text:p>
          </table:table-cell>
          <table:table-cell table:style-name="ce5" office:value-type="string">
            <text:p>Greek</text:p>
          </table:table-cell>
          <table:table-cell table:style-name="ce1" office:value-type="float" office:value="1983">
            <text:p>1983</text:p>
          </table:table-cell>
          <table:table-cell table:style-name="ce5" table:number-columns-repeated="1000"/>
        </table:table-row>
        <table:table-row table:style-name="ro2">
          <table:table-cell table:formula="of:=&quot;number={&quot;&amp;[.B56]&amp;&quot;}, title = {&quot; &amp;[.E56] &amp; &quot;}, subtitle = {&quot;&amp;[.F56]&amp;&quot;}, origlanguage ={&quot; &amp; [.G56] &amp; &quot;}, year = {&quot; &amp; [.H56] &amp; &quot;}&quot;" office:value-type="string" office:string-value="number={204}, title = {The Learned Banqueters, Volume I: Books 1-3.106e}, subtitle = {}, origlanguage ={Greek}, year = {2007}">
            <text:p>number={204}, title = {The Learned Banqueters, Volume I: Books 1-3.106e}, subtitle = {}, origlanguage ={Greek}, year = {2007}</text:p>
          </table:table-cell>
          <table:table-cell table:style-name="ce1" office:value-type="float" office:value="204">
            <text:p>204</text:p>
          </table:table-cell>
          <table:table-cell table:style-name="ce5" office:value-type="string">
            <text:p>Athenaeus, </text:p>
          </table:table-cell>
          <table:table-cell table:style-name="ce5" office:value-type="string">
            <text:p>Athenaeus</text:p>
          </table:table-cell>
          <table:table-cell table:style-name="ce5" office:value-type="string">
            <text:p>The Learned Banqueters, Volume I: Books 1-3.106e</text:p>
          </table:table-cell>
          <table:table-cell table:style-name="ce5"/>
          <table:table-cell table:style-name="ce5" office:value-type="string">
            <text:p>Greek</text:p>
          </table:table-cell>
          <table:table-cell table:style-name="ce1" office:value-type="float" office:value="2007">
            <text:p>2007</text:p>
          </table:table-cell>
          <table:table-cell table:style-name="ce5" table:number-columns-repeated="1000"/>
        </table:table-row>
        <table:table-row table:style-name="ro2">
          <table:table-cell table:formula="of:=&quot;number={&quot;&amp;[.B57]&amp;&quot;}, title = {&quot; &amp;[.E57] &amp; &quot;}, subtitle = {&quot;&amp;[.F57]&amp;&quot;}, origlanguage ={&quot; &amp; [.G57] &amp; &quot;}, year = {&quot; &amp; [.H57] &amp; &quot;}&quot;" office:value-type="string" office:string-value="number={208}, title = {The Learned Banqueters, Volume II: Books 3.106e-5}, subtitle = {}, origlanguage ={Greek}, year = {2007}">
            <text:p>number={208}, title = {The Learned Banqueters, Volume II: Books 3.106e-5}, subtitle = {}, origlanguage ={Greek}, year = {2007}</text:p>
          </table:table-cell>
          <table:table-cell table:style-name="ce1" office:value-type="float" office:value="208">
            <text:p>208</text:p>
          </table:table-cell>
          <table:table-cell table:style-name="ce5" office:value-type="string">
            <text:p>Athenaeus, </text:p>
          </table:table-cell>
          <table:table-cell table:style-name="ce5" office:value-type="string">
            <text:p>Athenaeus</text:p>
          </table:table-cell>
          <table:table-cell table:style-name="ce5" office:value-type="string">
            <text:p>The Learned Banqueters, Volume II: Books 3.106e-5</text:p>
          </table:table-cell>
          <table:table-cell table:style-name="ce5"/>
          <table:table-cell table:style-name="ce5" office:value-type="string">
            <text:p>Greek</text:p>
          </table:table-cell>
          <table:table-cell table:style-name="ce1" office:value-type="float" office:value="2007">
            <text:p>2007</text:p>
          </table:table-cell>
          <table:table-cell table:style-name="ce5" table:number-columns-repeated="1000"/>
        </table:table-row>
        <table:table-row table:style-name="ro2">
          <table:table-cell table:formula="of:=&quot;number={&quot;&amp;[.B58]&amp;&quot;}, title = {&quot; &amp;[.E58] &amp; &quot;}, subtitle = {&quot;&amp;[.F58]&amp;&quot;}, origlanguage ={&quot; &amp; [.G58] &amp; &quot;}, year = {&quot; &amp; [.H58] &amp; &quot;}&quot;" office:value-type="string" office:string-value="number={224}, title = {The Learned Banqueters, Volume III: Books 6-7}, subtitle = {}, origlanguage ={Greek}, year = {2008}">
            <text:p>number={224}, title = {The Learned Banqueters, Volume III: Books 6-7}, subtitle = {}, origlanguage ={Greek}, year = {2008}</text:p>
          </table:table-cell>
          <table:table-cell table:style-name="ce1" office:value-type="float" office:value="224">
            <text:p>224</text:p>
          </table:table-cell>
          <table:table-cell table:style-name="ce5" office:value-type="string">
            <text:p>Athenaeus, </text:p>
          </table:table-cell>
          <table:table-cell table:style-name="ce5" office:value-type="string">
            <text:p>Athenaeus</text:p>
          </table:table-cell>
          <table:table-cell table:style-name="ce5" office:value-type="string">
            <text:p>The Learned Banqueters, Volume III: Books 6-7</text:p>
          </table:table-cell>
          <table:table-cell table:style-name="ce5"/>
          <table:table-cell table:style-name="ce5" office:value-type="string">
            <text:p>Greek</text:p>
          </table:table-cell>
          <table:table-cell table:style-name="ce1" office:value-type="float" office:value="2008">
            <text:p>2008</text:p>
          </table:table-cell>
          <table:table-cell table:style-name="ce5" table:number-columns-repeated="1000"/>
        </table:table-row>
        <table:table-row table:style-name="ro2">
          <table:table-cell table:formula="of:=&quot;number={&quot;&amp;[.B59]&amp;&quot;}, title = {&quot; &amp;[.E59] &amp; &quot;}, subtitle = {&quot;&amp;[.F59]&amp;&quot;}, origlanguage ={&quot; &amp; [.G59] &amp; &quot;}, year = {&quot; &amp; [.H59] &amp; &quot;}&quot;" office:value-type="string" office:string-value="number={235}, title = {The Learned Banqueters, Volume IV: Books 8-10.420e}, subtitle = {}, origlanguage ={Greek}, year = {2008}">
            <text:p>number={235}, title = {The Learned Banqueters, Volume IV: Books 8-10.420e}, subtitle = {}, origlanguage ={Greek}, year = {2008}</text:p>
          </table:table-cell>
          <table:table-cell table:style-name="ce1" office:value-type="float" office:value="235">
            <text:p>235</text:p>
          </table:table-cell>
          <table:table-cell table:style-name="ce5" office:value-type="string">
            <text:p>Athenaeus, </text:p>
          </table:table-cell>
          <table:table-cell table:style-name="ce5" office:value-type="string">
            <text:p>Athenaeus</text:p>
          </table:table-cell>
          <table:table-cell table:style-name="ce5" office:value-type="string">
            <text:p>The Learned Banqueters, Volume IV: Books 8-10.420e</text:p>
          </table:table-cell>
          <table:table-cell table:style-name="ce5"/>
          <table:table-cell table:style-name="ce5" office:value-type="string">
            <text:p>Greek</text:p>
          </table:table-cell>
          <table:table-cell table:style-name="ce1" office:value-type="float" office:value="2008">
            <text:p>2008</text:p>
          </table:table-cell>
          <table:table-cell table:style-name="ce5" table:number-columns-repeated="1000"/>
        </table:table-row>
        <table:table-row table:style-name="ro2">
          <table:table-cell table:formula="of:=&quot;number={&quot;&amp;[.B60]&amp;&quot;}, title = {&quot; &amp;[.E60] &amp; &quot;}, subtitle = {&quot;&amp;[.F60]&amp;&quot;}, origlanguage ={&quot; &amp; [.G60] &amp; &quot;}, year = {&quot; &amp; [.H60] &amp; &quot;}&quot;" office:value-type="string" office:string-value="number={274}, title = {The Learned Banqueters, Volume V: Books 10.420e-11}, subtitle = {}, origlanguage ={Greek}, year = {2009}">
            <text:p>number={274}, title = {The Learned Banqueters, Volume V: Books 10.420e-11}, subtitle = {}, origlanguage ={Greek}, year = {2009}</text:p>
          </table:table-cell>
          <table:table-cell table:style-name="ce1" office:value-type="float" office:value="274">
            <text:p>274</text:p>
          </table:table-cell>
          <table:table-cell table:style-name="ce5" office:value-type="string">
            <text:p>Athenaeus, </text:p>
          </table:table-cell>
          <table:table-cell table:style-name="ce5" office:value-type="string">
            <text:p>Athenaeus</text:p>
          </table:table-cell>
          <table:table-cell table:style-name="ce5" office:value-type="string">
            <text:p>The Learned Banqueters, Volume V: Books 10.420e-11</text:p>
          </table:table-cell>
          <table:table-cell table:style-name="ce5"/>
          <table:table-cell table:style-name="ce5" office:value-type="string">
            <text:p>Greek</text:p>
          </table:table-cell>
          <table:table-cell table:style-name="ce1" office:value-type="float" office:value="2009">
            <text:p>2009</text:p>
          </table:table-cell>
          <table:table-cell table:style-name="ce5" table:number-columns-repeated="1000"/>
        </table:table-row>
        <table:table-row table:style-name="ro2">
          <table:table-cell table:formula="of:=&quot;number={&quot;&amp;[.B61]&amp;&quot;}, title = {&quot; &amp;[.E61] &amp; &quot;}, subtitle = {&quot;&amp;[.F61]&amp;&quot;}, origlanguage ={&quot; &amp; [.G61] &amp; &quot;}, year = {&quot; &amp; [.H61] &amp; &quot;}&quot;" office:value-type="string" office:string-value="number={327}, title = {The Learned Banqueters, Volume VI}, subtitle = {Books 12-13.594b}, origlanguage ={Greek}, year = {2010}">
            <text:p>number={327}, title = {The Learned Banqueters, Volume VI}, subtitle = {Books 12-13.594b}, origlanguage ={Greek}, year = {2010}</text:p>
          </table:table-cell>
          <table:table-cell table:style-name="ce1" office:value-type="float" office:value="327">
            <text:p>327</text:p>
          </table:table-cell>
          <table:table-cell table:style-name="ce5" office:value-type="string">
            <text:p>Athenaeus, </text:p>
          </table:table-cell>
          <table:table-cell table:style-name="ce5" office:value-type="string">
            <text:p>Athenaeus</text:p>
          </table:table-cell>
          <table:table-cell table:style-name="ce5" office:value-type="string">
            <text:p>The Learned Banqueters, Volume VI</text:p>
          </table:table-cell>
          <table:table-cell table:style-name="ce5" office:value-type="string">
            <text:p>Books 12-13.594b</text:p>
          </table:table-cell>
          <table:table-cell table:style-name="ce5" office:value-type="string">
            <text:p>Greek</text:p>
          </table:table-cell>
          <table:table-cell table:style-name="ce1" office:value-type="float" office:value="2010">
            <text:p>2010</text:p>
          </table:table-cell>
          <table:table-cell table:style-name="ce5" table:number-columns-repeated="1000"/>
        </table:table-row>
        <table:table-row table:style-name="ro2">
          <table:table-cell table:formula="of:=&quot;number={&quot;&amp;[.B62]&amp;&quot;}, title = {&quot; &amp;[.E62] &amp; &quot;}, subtitle = {&quot;&amp;[.F62]&amp;&quot;}, origlanguage ={&quot; &amp; [.G62] &amp; &quot;}, year = {&quot; &amp; [.H62] &amp; &quot;}&quot;" office:value-type="string" office:string-value="number={345}, title = {The Learned Banqueters, Volume VII}, subtitle = {Books 13.594b-14}, origlanguage ={Greek}, year = {2011}">
            <text:p>number={345}, title = {The Learned Banqueters, Volume VII}, subtitle = {Books 13.594b-14}, origlanguage ={Greek}, year = {2011}</text:p>
          </table:table-cell>
          <table:table-cell table:style-name="ce1" office:value-type="float" office:value="345">
            <text:p>345</text:p>
          </table:table-cell>
          <table:table-cell table:style-name="ce5" office:value-type="string">
            <text:p>Athenaeus, </text:p>
          </table:table-cell>
          <table:table-cell table:style-name="ce5" office:value-type="string">
            <text:p>Athenaeus</text:p>
          </table:table-cell>
          <table:table-cell table:style-name="ce5" office:value-type="string">
            <text:p>The Learned Banqueters, Volume VII</text:p>
          </table:table-cell>
          <table:table-cell table:style-name="ce5" office:value-type="string">
            <text:p>Books 13.594b-14</text:p>
          </table:table-cell>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63]&amp;&quot;}, title = {&quot; &amp;[.E63] &amp; &quot;}, subtitle = {&quot;&amp;[.F63]&amp;&quot;}, origlanguage ={&quot; &amp; [.G63] &amp; &quot;}, year = {&quot; &amp; [.H63] &amp; &quot;}&quot;" office:value-type="string" office:string-value="number={519}, title = {The Learned Banqueters, Volume VIII}, subtitle = {Book 15. General Indexes}, origlanguage ={Greek}, year = {2012}">
            <text:p>number={519}, title = {The Learned Banqueters, Volume VIII}, subtitle = {Book 15. General Indexes}, origlanguage ={Greek}, year = {2012}</text:p>
          </table:table-cell>
          <table:table-cell table:style-name="ce1" office:value-type="float" office:value="519">
            <text:p>519</text:p>
          </table:table-cell>
          <table:table-cell table:style-name="ce5" office:value-type="string">
            <text:p>Athenaeus, </text:p>
          </table:table-cell>
          <table:table-cell table:style-name="ce5" office:value-type="string">
            <text:p>Athenaeus</text:p>
          </table:table-cell>
          <table:table-cell table:style-name="ce5" office:value-type="string">
            <text:p>The Learned Banqueters, Volume VIII</text:p>
          </table:table-cell>
          <table:table-cell table:style-name="ce5" office:value-type="string">
            <text:p>Book 15. General Indexes</text:p>
          </table:table-cell>
          <table:table-cell table:style-name="ce5" office:value-type="string">
            <text:p>Greek</text:p>
          </table:table-cell>
          <table:table-cell table:style-name="ce1" office:value-type="float" office:value="2012">
            <text:p>2012</text:p>
          </table:table-cell>
          <table:table-cell table:style-name="ce5" table:number-columns-repeated="1000"/>
        </table:table-row>
        <table:table-row table:style-name="ro2">
          <table:table-cell table:formula="of:=&quot;number={&quot;&amp;[.B64]&amp;&quot;}, title = {&quot; &amp;[.E64] &amp; &quot;}, subtitle = {&quot;&amp;[.F64]&amp;&quot;}, origlanguage ={&quot; &amp; [.G64] &amp; &quot;}, year = {&quot; &amp; [.H64] &amp; &quot;}&quot;" office:value-type="string" office:string-value="number={26}, title = {Confessions, Volume I}, subtitle = {Books 1-8}, origlanguage ={Latin}, year = {2014}">
            <text:p>number={26}, title = {Confessions, Volume I}, subtitle = {Books 1-8}, origlanguage ={Latin}, year = {2014}</text:p>
          </table:table-cell>
          <table:table-cell table:style-name="ce1" office:value-type="float" office:value="26">
            <text:p>26</text:p>
          </table:table-cell>
          <table:table-cell table:style-name="ce5" office:value-type="string">
            <text:p>Augustine, </text:p>
          </table:table-cell>
          <table:table-cell table:style-name="ce5" office:value-type="string">
            <text:p>Augustine</text:p>
          </table:table-cell>
          <table:table-cell table:style-name="ce5" office:value-type="string">
            <text:p>Confessions, Volume I</text:p>
          </table:table-cell>
          <table:table-cell table:style-name="ce5" office:value-type="string">
            <text:p>Books 1-8</text:p>
          </table:table-cell>
          <table:table-cell table:style-name="ce5" office:value-type="string">
            <text:p>Latin</text:p>
          </table:table-cell>
          <table:table-cell table:style-name="ce1" office:value-type="float" office:value="2014">
            <text:p>2014</text:p>
          </table:table-cell>
          <table:table-cell table:style-name="ce5" table:number-columns-repeated="1000"/>
        </table:table-row>
        <table:table-row table:style-name="ro2">
          <table:table-cell table:formula="of:=&quot;number={&quot;&amp;[.B65]&amp;&quot;}, title = {&quot; &amp;[.E65] &amp; &quot;}, subtitle = {&quot;&amp;[.F65]&amp;&quot;}, origlanguage ={&quot; &amp; [.G65] &amp; &quot;}, year = {&quot; &amp; [.H65] &amp; &quot;}&quot;" office:value-type="string" office:string-value="number={27}, title = {Confessions, Volume II}, subtitle = {Books 9-13}, origlanguage ={Latin}, year = {1912}">
            <text:p>number={27}, title = {Confessions, Volume II}, subtitle = {Books 9-13}, origlanguage ={Latin}, year = {1912}</text:p>
          </table:table-cell>
          <table:table-cell table:style-name="ce1" office:value-type="float" office:value="27">
            <text:p>27</text:p>
          </table:table-cell>
          <table:table-cell table:style-name="ce5" office:value-type="string">
            <text:p>Augustine, </text:p>
          </table:table-cell>
          <table:table-cell table:style-name="ce5" office:value-type="string">
            <text:p>Augustine</text:p>
          </table:table-cell>
          <table:table-cell table:style-name="ce5" office:value-type="string">
            <text:p>Confessions, Volume II</text:p>
          </table:table-cell>
          <table:table-cell table:style-name="ce5" office:value-type="string">
            <text:p>Books 9-13</text:p>
          </table:table-cell>
          <table:table-cell table:style-name="ce5" office:value-type="string">
            <text:p>Latin</text:p>
          </table:table-cell>
          <table:table-cell table:style-name="ce1" office:value-type="float" office:value="1912">
            <text:p>1912</text:p>
          </table:table-cell>
          <table:table-cell table:style-name="ce5" table:number-columns-repeated="1000"/>
        </table:table-row>
        <table:table-row table:style-name="ro2">
          <table:table-cell table:formula="of:=&quot;number={&quot;&amp;[.B66]&amp;&quot;}, title = {&quot; &amp;[.E66] &amp; &quot;}, subtitle = {&quot;&amp;[.F66]&amp;&quot;}, origlanguage ={&quot; &amp; [.G66] &amp; &quot;}, year = {&quot; &amp; [.H66] &amp; &quot;}&quot;" office:value-type="string" office:string-value="number={239}, title = {Select Letters}, subtitle = {}, origlanguage ={Latin}, year = {1930}">
            <text:p>number={239}, title = {Select Letters}, subtitle = {}, origlanguage ={Latin}, year = {1930}</text:p>
          </table:table-cell>
          <table:table-cell table:style-name="ce1" office:value-type="float" office:value="239">
            <text:p>239</text:p>
          </table:table-cell>
          <table:table-cell table:style-name="ce5" office:value-type="string">
            <text:p>Augustine, </text:p>
          </table:table-cell>
          <table:table-cell table:style-name="ce5" office:value-type="string">
            <text:p>Augustine</text:p>
          </table:table-cell>
          <table:table-cell table:style-name="ce5" office:value-type="string">
            <text:p>Select Letters</text:p>
          </table:table-cell>
          <table:table-cell table:style-name="ce5"/>
          <table:table-cell table:style-name="ce5" office:value-type="string">
            <text:p>Latin</text:p>
          </table:table-cell>
          <table:table-cell table:style-name="ce1" office:value-type="float" office:value="1930">
            <text:p>1930</text:p>
          </table:table-cell>
          <table:table-cell table:style-name="ce5" table:number-columns-repeated="1000"/>
        </table:table-row>
        <table:table-row table:style-name="ro2">
          <table:table-cell table:formula="of:=&quot;number={&quot;&amp;[.B67]&amp;&quot;}, title = {&quot; &amp;[.E67] &amp; &quot;}, subtitle = {&quot;&amp;[.F67]&amp;&quot;}, origlanguage ={&quot; &amp; [.G67] &amp; &quot;}, year = {&quot; &amp; [.H67] &amp; &quot;}&quot;" office:value-type="string" office:string-value="number={411}, title = {City of God, Volume I}, subtitle = {Books 1-3}, origlanguage ={Latin}, year = {1957}">
            <text:p>number={411}, title = {City of God, Volume I}, subtitle = {Books 1-3}, origlanguage ={Latin}, year = {1957}</text:p>
          </table:table-cell>
          <table:table-cell table:style-name="ce1" office:value-type="float" office:value="411">
            <text:p>411</text:p>
          </table:table-cell>
          <table:table-cell table:style-name="ce5" office:value-type="string">
            <text:p>Augustine, </text:p>
          </table:table-cell>
          <table:table-cell table:style-name="ce5" office:value-type="string">
            <text:p>Augustine</text:p>
          </table:table-cell>
          <table:table-cell table:style-name="ce5" office:value-type="string">
            <text:p>City of God, Volume I</text:p>
          </table:table-cell>
          <table:table-cell table:style-name="ce5" office:value-type="string">
            <text:p>Books 1-3</text:p>
          </table:table-cell>
          <table:table-cell table:style-name="ce5" office:value-type="string">
            <text:p>Latin</text:p>
          </table:table-cell>
          <table:table-cell table:style-name="ce1" office:value-type="float" office:value="1957">
            <text:p>1957</text:p>
          </table:table-cell>
          <table:table-cell table:style-name="ce5" table:number-columns-repeated="1000"/>
        </table:table-row>
        <table:table-row table:style-name="ro2">
          <table:table-cell table:formula="of:=&quot;number={&quot;&amp;[.B68]&amp;&quot;}, title = {&quot; &amp;[.E68] &amp; &quot;}, subtitle = {&quot;&amp;[.F68]&amp;&quot;}, origlanguage ={&quot; &amp; [.G68] &amp; &quot;}, year = {&quot; &amp; [.H68] &amp; &quot;}&quot;" office:value-type="string" office:string-value="number={412}, title = {City of God, Volume II}, subtitle = {Books 4-7}, origlanguage ={Latin}, year = {1963}">
            <text:p>number={412}, title = {City of God, Volume II}, subtitle = {Books 4-7}, origlanguage ={Latin}, year = {1963}</text:p>
          </table:table-cell>
          <table:table-cell table:style-name="ce1" office:value-type="float" office:value="412">
            <text:p>412</text:p>
          </table:table-cell>
          <table:table-cell table:style-name="ce5" office:value-type="string">
            <text:p>Augustine, </text:p>
          </table:table-cell>
          <table:table-cell table:style-name="ce5" office:value-type="string">
            <text:p>Augustine</text:p>
          </table:table-cell>
          <table:table-cell table:style-name="ce5" office:value-type="string">
            <text:p>City of God, Volume II</text:p>
          </table:table-cell>
          <table:table-cell table:style-name="ce5" office:value-type="string">
            <text:p>Books 4-7</text:p>
          </table:table-cell>
          <table:table-cell table:style-name="ce5" office:value-type="string">
            <text:p>Latin</text:p>
          </table:table-cell>
          <table:table-cell table:style-name="ce1" office:value-type="float" office:value="1963">
            <text:p>1963</text:p>
          </table:table-cell>
          <table:table-cell table:style-name="ce5" table:number-columns-repeated="1000"/>
        </table:table-row>
        <table:table-row table:style-name="ro2">
          <table:table-cell table:formula="of:=&quot;number={&quot;&amp;[.B69]&amp;&quot;}, title = {&quot; &amp;[.E69] &amp; &quot;}, subtitle = {&quot;&amp;[.F69]&amp;&quot;}, origlanguage ={&quot; &amp; [.G69] &amp; &quot;}, year = {&quot; &amp; [.H69] &amp; &quot;}&quot;" office:value-type="string" office:string-value="number={413}, title = {City of God, Volume III}, subtitle = {Books 8-11}, origlanguage ={Latin}, year = {1968}">
            <text:p>number={413}, title = {City of God, Volume III}, subtitle = {Books 8-11}, origlanguage ={Latin}, year = {1968}</text:p>
          </table:table-cell>
          <table:table-cell table:style-name="ce1" office:value-type="float" office:value="413">
            <text:p>413</text:p>
          </table:table-cell>
          <table:table-cell table:style-name="ce5" office:value-type="string">
            <text:p>Augustine, </text:p>
          </table:table-cell>
          <table:table-cell table:style-name="ce5" office:value-type="string">
            <text:p>Augustine</text:p>
          </table:table-cell>
          <table:table-cell table:style-name="ce5" office:value-type="string">
            <text:p>City of God, Volume III</text:p>
          </table:table-cell>
          <table:table-cell table:style-name="ce5" office:value-type="string">
            <text:p>Books 8-11</text:p>
          </table:table-cell>
          <table:table-cell table:style-name="ce5" office:value-type="string">
            <text:p>Latin</text:p>
          </table:table-cell>
          <table:table-cell table:style-name="ce1" office:value-type="float" office:value="1968">
            <text:p>1968</text:p>
          </table:table-cell>
          <table:table-cell table:style-name="ce5" table:number-columns-repeated="1000"/>
        </table:table-row>
        <table:table-row table:style-name="ro2">
          <table:table-cell table:formula="of:=&quot;number={&quot;&amp;[.B70]&amp;&quot;}, title = {&quot; &amp;[.E70] &amp; &quot;}, subtitle = {&quot;&amp;[.F70]&amp;&quot;}, origlanguage ={&quot; &amp; [.G70] &amp; &quot;}, year = {&quot; &amp; [.H70] &amp; &quot;}&quot;" office:value-type="string" office:string-value="number={414}, title = {City of God, Volume IV}, subtitle = {Books 12-15}, origlanguage ={Latin}, year = {1966}">
            <text:p>number={414}, title = {City of God, Volume IV}, subtitle = {Books 12-15}, origlanguage ={Latin}, year = {1966}</text:p>
          </table:table-cell>
          <table:table-cell table:style-name="ce1" office:value-type="float" office:value="414">
            <text:p>414</text:p>
          </table:table-cell>
          <table:table-cell table:style-name="ce5" office:value-type="string">
            <text:p>Augustine, </text:p>
          </table:table-cell>
          <table:table-cell table:style-name="ce5" office:value-type="string">
            <text:p>Augustine</text:p>
          </table:table-cell>
          <table:table-cell table:style-name="ce5" office:value-type="string">
            <text:p>City of God, Volume IV</text:p>
          </table:table-cell>
          <table:table-cell table:style-name="ce5" office:value-type="string">
            <text:p>Books 12-15</text:p>
          </table:table-cell>
          <table:table-cell table:style-name="ce5" office:value-type="string">
            <text:p>Latin</text:p>
          </table:table-cell>
          <table:table-cell table:style-name="ce1" office:value-type="float" office:value="1966">
            <text:p>1966</text:p>
          </table:table-cell>
          <table:table-cell table:style-name="ce5" table:number-columns-repeated="1000"/>
        </table:table-row>
        <table:table-row table:style-name="ro2">
          <table:table-cell table:formula="of:=&quot;number={&quot;&amp;[.B71]&amp;&quot;}, title = {&quot; &amp;[.E71] &amp; &quot;}, subtitle = {&quot;&amp;[.F71]&amp;&quot;}, origlanguage ={&quot; &amp; [.G71] &amp; &quot;}, year = {&quot; &amp; [.H71] &amp; &quot;}&quot;" office:value-type="string" office:string-value="number={415}, title = {City of God, Volume V}, subtitle = {Books 16-18.35}, origlanguage ={Latin}, year = {1965}">
            <text:p>number={415}, title = {City of God, Volume V}, subtitle = {Books 16-18.35}, origlanguage ={Latin}, year = {1965}</text:p>
          </table:table-cell>
          <table:table-cell table:style-name="ce1" office:value-type="float" office:value="415">
            <text:p>415</text:p>
          </table:table-cell>
          <table:table-cell table:style-name="ce5" office:value-type="string">
            <text:p>Augustine, </text:p>
          </table:table-cell>
          <table:table-cell table:style-name="ce5" office:value-type="string">
            <text:p>Augustine</text:p>
          </table:table-cell>
          <table:table-cell table:style-name="ce5" office:value-type="string">
            <text:p>City of God, Volume V</text:p>
          </table:table-cell>
          <table:table-cell table:style-name="ce5" office:value-type="string">
            <text:p>Books 16-18.35</text:p>
          </table:table-cell>
          <table:table-cell table:style-name="ce5" office:value-type="string">
            <text:p>Latin</text:p>
          </table:table-cell>
          <table:table-cell table:style-name="ce1" office:value-type="float" office:value="1965">
            <text:p>1965</text:p>
          </table:table-cell>
          <table:table-cell table:style-name="ce5" table:number-columns-repeated="1000"/>
        </table:table-row>
        <table:table-row table:style-name="ro2">
          <table:table-cell table:formula="of:=&quot;number={&quot;&amp;[.B72]&amp;&quot;}, title = {&quot; &amp;[.E72] &amp; &quot;}, subtitle = {&quot;&amp;[.F72]&amp;&quot;}, origlanguage ={&quot; &amp; [.G72] &amp; &quot;}, year = {&quot; &amp; [.H72] &amp; &quot;}&quot;" office:value-type="string" office:string-value="number={416}, title = {City of God, Volume VI}, subtitle = {Books 18.36-20}, origlanguage ={Latin}, year = {1960}">
            <text:p>number={416}, title = {City of God, Volume VI}, subtitle = {Books 18.36-20}, origlanguage ={Latin}, year = {1960}</text:p>
          </table:table-cell>
          <table:table-cell table:style-name="ce1" office:value-type="float" office:value="416">
            <text:p>416</text:p>
          </table:table-cell>
          <table:table-cell table:style-name="ce5" office:value-type="string">
            <text:p>Augustine, </text:p>
          </table:table-cell>
          <table:table-cell table:style-name="ce5" office:value-type="string">
            <text:p>Augustine</text:p>
          </table:table-cell>
          <table:table-cell table:style-name="ce5" office:value-type="string">
            <text:p>City of God, Volume VI</text:p>
          </table:table-cell>
          <table:table-cell table:style-name="ce5" office:value-type="string">
            <text:p>Books 18.36-20</text:p>
          </table:table-cell>
          <table:table-cell table:style-name="ce5" office:value-type="string">
            <text:p>Latin</text:p>
          </table:table-cell>
          <table:table-cell table:style-name="ce1" office:value-type="float" office:value="1960">
            <text:p>1960</text:p>
          </table:table-cell>
          <table:table-cell table:style-name="ce5" table:number-columns-repeated="1000"/>
        </table:table-row>
        <table:table-row table:style-name="ro2">
          <table:table-cell table:formula="of:=&quot;number={&quot;&amp;[.B73]&amp;&quot;}, title = {&quot; &amp;[.E73] &amp; &quot;}, subtitle = {&quot;&amp;[.F73]&amp;&quot;}, origlanguage ={&quot; &amp; [.G73] &amp; &quot;}, year = {&quot; &amp; [.H73] &amp; &quot;}&quot;" office:value-type="string" office:string-value="number={417}, title = {City of God, Volume VII}, subtitle = {Books 21-22}, origlanguage ={Latin}, year = {1972}">
            <text:p>number={417}, title = {City of God, Volume VII}, subtitle = {Books 21-22}, origlanguage ={Latin}, year = {1972}</text:p>
          </table:table-cell>
          <table:table-cell table:style-name="ce1" office:value-type="float" office:value="417">
            <text:p>417</text:p>
          </table:table-cell>
          <table:table-cell table:style-name="ce5" office:value-type="string">
            <text:p>Augustine, </text:p>
          </table:table-cell>
          <table:table-cell table:style-name="ce5" office:value-type="string">
            <text:p>Augustine</text:p>
          </table:table-cell>
          <table:table-cell table:style-name="ce5" office:value-type="string">
            <text:p>City of God, Volume VII</text:p>
          </table:table-cell>
          <table:table-cell table:style-name="ce5" office:value-type="string">
            <text:p>Books 21-22</text:p>
          </table:table-cell>
          <table:table-cell table:style-name="ce5" office:value-type="string">
            <text:p>Latin</text:p>
          </table:table-cell>
          <table:table-cell table:style-name="ce1" office:value-type="float" office:value="1972">
            <text:p>1972</text:p>
          </table:table-cell>
          <table:table-cell table:style-name="ce5" table:number-columns-repeated="1000"/>
        </table:table-row>
        <table:table-row table:style-name="ro2">
          <table:table-cell table:formula="of:=&quot;number={&quot;&amp;[.B74]&amp;&quot;}, title = {&quot; &amp;[.E74] &amp; &quot;}, subtitle = {&quot;&amp;[.F74]&amp;&quot;}, origlanguage ={&quot; &amp; [.G74] &amp; &quot;}, year = {&quot; &amp; [.H74] &amp; &quot;}&quot;" office:value-type="string" office:string-value="number={96}, title = {Volume I: Books 1-17}, subtitle = {}, origlanguage ={Latin}, year = {1919}">
            <text:p>number={96}, title = {Volume I: Books 1-17}, subtitle = {}, origlanguage ={Latin}, year = {1919}</text:p>
          </table:table-cell>
          <table:table-cell table:style-name="ce1" office:value-type="float" office:value="96">
            <text:p>96</text:p>
          </table:table-cell>
          <table:table-cell table:style-name="ce5" office:value-type="string">
            <text:p>Ausonius, </text:p>
          </table:table-cell>
          <table:table-cell table:style-name="ce5" office:value-type="string">
            <text:p>Ausonius</text:p>
          </table:table-cell>
          <table:table-cell table:style-name="ce5" office:value-type="string">
            <text:p>Volume I: Books 1-17</text:p>
          </table:table-cell>
          <table:table-cell table:style-name="ce5"/>
          <table:table-cell table:style-name="ce5" office:value-type="string">
            <text:p>Latin</text:p>
          </table:table-cell>
          <table:table-cell table:style-name="ce1" office:value-type="float" office:value="1919">
            <text:p>1919</text:p>
          </table:table-cell>
          <table:table-cell table:style-name="ce5" table:number-columns-repeated="1000"/>
        </table:table-row>
        <table:table-row table:style-name="ro2">
          <table:table-cell table:formula="of:=&quot;number={&quot;&amp;[.B75]&amp;&quot;}, title = {&quot; &amp;[.E75] &amp; &quot;}, subtitle = {&quot;&amp;[.F75]&amp;&quot;}, origlanguage ={&quot; &amp; [.G75] &amp; &quot;}, year = {&quot; &amp; [.H75] &amp; &quot;}&quot;" office:value-type="string" office:string-value="number={115}, title = {Volume II: Books 18-20. Paulinus Pellaeus: Eucharisticus}, subtitle = {}, origlanguage ={Latin}, year = {1921}">
            <text:p>number={115}, title = {Volume II: Books 18-20. Paulinus Pellaeus: Eucharisticus}, subtitle = {}, origlanguage ={Latin}, year = {1921}</text:p>
          </table:table-cell>
          <table:table-cell table:style-name="ce1" office:value-type="float" office:value="115">
            <text:p>115</text:p>
          </table:table-cell>
          <table:table-cell table:style-name="ce5" office:value-type="string">
            <text:p>Ausonius, ,Paulinus Pellaeus, </text:p>
          </table:table-cell>
          <table:table-cell table:style-name="ce5" office:value-type="string">
            <text:p>Ausonius</text:p>
          </table:table-cell>
          <table:table-cell table:style-name="ce5" office:value-type="string">
            <text:p>Volume II: Books 18-20. Paulinus Pellaeus: Eucharisticus</text:p>
          </table:table-cell>
          <table:table-cell table:style-name="ce5"/>
          <table:table-cell table:style-name="ce5" office:value-type="string">
            <text:p>Latin</text:p>
          </table:table-cell>
          <table:table-cell table:style-name="ce1" office:value-type="float" office:value="1921">
            <text:p>1921</text:p>
          </table:table-cell>
          <table:table-cell table:style-name="ce5" table:number-columns-repeated="1000"/>
        </table:table-row>
        <table:table-row table:style-name="ro2">
          <table:table-cell table:formula="of:=&quot;number={&quot;&amp;[.B76]&amp;&quot;}, title = {&quot; &amp;[.E76] &amp; &quot;}, subtitle = {&quot;&amp;[.F76]&amp;&quot;}, origlanguage ={&quot; &amp; [.G76] &amp; &quot;}, year = {&quot; &amp; [.H76] &amp; &quot;}&quot;" office:value-type="string" office:string-value="number={436}, title = {Fables}, subtitle = {}, origlanguage ={Latin}, year = {1965}">
            <text:p>number={436}, title = {Fables}, subtitle = {}, origlanguage ={Latin}, year = {1965}</text:p>
          </table:table-cell>
          <table:table-cell table:style-name="ce1" office:value-type="float" office:value="436">
            <text:p>436</text:p>
          </table:table-cell>
          <table:table-cell table:style-name="ce5" office:value-type="string">
            <text:p>Babrius, ,Phaedrus, </text:p>
          </table:table-cell>
          <table:table-cell table:style-name="ce5" office:value-type="string">
            <text:p>Babrius</text:p>
          </table:table-cell>
          <table:table-cell table:style-name="ce5" office:value-type="string">
            <text:p>Fables</text:p>
          </table:table-cell>
          <table:table-cell table:style-name="ce5"/>
          <table:table-cell table:style-name="ce5" office:value-type="string">
            <text:p>Latin</text:p>
          </table:table-cell>
          <table:table-cell table:style-name="ce1" office:value-type="float" office:value="1965">
            <text:p>1965</text:p>
          </table:table-cell>
          <table:table-cell table:style-name="ce5" table:number-columns-repeated="1000"/>
        </table:table-row>
        <table:table-row table:style-name="ro2">
          <table:table-cell table:formula="of:=&quot;number={&quot;&amp;[.B77]&amp;&quot;}, title = {&quot; &amp;[.E77] &amp; &quot;}, subtitle = {&quot;&amp;[.F77]&amp;&quot;}, origlanguage ={&quot; &amp; [.G77] &amp; &quot;}, year = {&quot; &amp; [.H77] &amp; &quot;}&quot;" office:value-type="string" office:string-value="number={24}, title = {The Apostolic Fathers, Volume I: I Clement. II Clement. Ignatius. Polycarp. Didache}, subtitle = {}, origlanguage ={Greek}, year = {2003}">
            <text:p>number={24}, title = {The Apostolic Fathers, Volume I: I Clement. II Clement. Ignatius. Polycarp. Didache}, subtitle = {}, origlanguage ={Greek}, year = {2003}</text:p>
          </table:table-cell>
          <table:table-cell table:style-name="ce1" office:value-type="float" office:value="24">
            <text:p>24</text:p>
          </table:table-cell>
          <table:table-cell table:style-name="ce5"/>
          <table:table-cell table:style-name="ce5" office:value-type="string">
            <text:p>Bart D. Ehrman</text:p>
          </table:table-cell>
          <table:table-cell table:style-name="ce5" office:value-type="string">
            <text:p>The Apostolic Fathers, Volume I: I Clement. II Clement. Ignatius. Polycarp. Didache</text:p>
          </table:table-cell>
          <table:table-cell table:style-name="ce5"/>
          <table:table-cell table:style-name="ce5" office:value-type="string">
            <text:p>Greek</text:p>
          </table:table-cell>
          <table:table-cell table:style-name="ce1" office:value-type="float" office:value="2003">
            <text:p>2003</text:p>
          </table:table-cell>
          <table:table-cell table:style-name="ce5" table:number-columns-repeated="1000"/>
        </table:table-row>
        <table:table-row table:style-name="ro2">
          <table:table-cell table:formula="of:=&quot;number={&quot;&amp;[.B78]&amp;&quot;}, title = {&quot; &amp;[.E78] &amp; &quot;}, subtitle = {&quot;&amp;[.F78]&amp;&quot;}, origlanguage ={&quot; &amp; [.G78] &amp; &quot;}, year = {&quot; &amp; [.H78] &amp; &quot;}&quot;" office:value-type="string" office:string-value="number={25}, title = {The Apostolic Fathers, Volume II: Epistle of Barnabas. Papias and Quadratus. Epistle to Diognetus. The Shepherd of Hermas}, subtitle = {}, origlanguage ={Greek}, year = {2003}">
            <text:p>number={25}, title = {The Apostolic Fathers, Volume II: Epistle of Barnabas. Papias and Quadratus. Epistle to Diognetus. The Shepherd of Hermas}, subtitle = {}, origlanguage ={Greek}, year = {2003}</text:p>
          </table:table-cell>
          <table:table-cell table:style-name="ce1" office:value-type="float" office:value="25">
            <text:p>25</text:p>
          </table:table-cell>
          <table:table-cell table:style-name="ce5"/>
          <table:table-cell table:style-name="ce5" office:value-type="string">
            <text:p>Bart D. Ehrman</text:p>
          </table:table-cell>
          <table:table-cell table:style-name="ce5" office:value-type="string">
            <text:p>The Apostolic Fathers, Volume II: Epistle of Barnabas. Papias and Quadratus. Epistle to Diognetus. The Shepherd of Hermas</text:p>
          </table:table-cell>
          <table:table-cell table:style-name="ce5"/>
          <table:table-cell table:style-name="ce5" office:value-type="string">
            <text:p>Greek</text:p>
          </table:table-cell>
          <table:table-cell table:style-name="ce1" office:value-type="float" office:value="2003">
            <text:p>2003</text:p>
          </table:table-cell>
          <table:table-cell table:style-name="ce5" table:number-columns-repeated="1000"/>
        </table:table-row>
        <table:table-row table:style-name="ro2">
          <table:table-cell table:formula="of:=&quot;number={&quot;&amp;[.B79]&amp;&quot;}, title = {&quot; &amp;[.E79] &amp; &quot;}, subtitle = {&quot;&amp;[.F79]&amp;&quot;}, origlanguage ={&quot; &amp; [.G79] &amp; &quot;}, year = {&quot; &amp; [.H79] &amp; &quot;}&quot;" office:value-type="string" office:string-value="number={190}, title = {Letters, Volume I: Letters 1-58}, subtitle = {}, origlanguage ={Greek}, year = {1926}">
            <text:p>number={190}, title = {Letters, Volume I: Letters 1-58}, subtitle = {}, origlanguage ={Greek}, year = {1926}</text:p>
          </table:table-cell>
          <table:table-cell table:style-name="ce1" office:value-type="float" office:value="190">
            <text:p>190</text:p>
          </table:table-cell>
          <table:table-cell table:style-name="ce5" office:value-type="string">
            <text:p>Basil, </text:p>
          </table:table-cell>
          <table:table-cell table:style-name="ce5" office:value-type="string">
            <text:p>Basil</text:p>
          </table:table-cell>
          <table:table-cell table:style-name="ce5" office:value-type="string">
            <text:p>Letters, Volume I: Letters 1-58</text:p>
          </table:table-cell>
          <table:table-cell table:style-name="ce5"/>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80]&amp;&quot;}, title = {&quot; &amp;[.E80] &amp; &quot;}, subtitle = {&quot;&amp;[.F80]&amp;&quot;}, origlanguage ={&quot; &amp; [.G80] &amp; &quot;}, year = {&quot; &amp; [.H80] &amp; &quot;}&quot;" office:value-type="string" office:string-value="number={215}, title = {Letters, Volume II: Letters 59-185}, subtitle = {}, origlanguage ={Greek}, year = {1928}">
            <text:p>number={215}, title = {Letters, Volume II: Letters 59-185}, subtitle = {}, origlanguage ={Greek}, year = {1928}</text:p>
          </table:table-cell>
          <table:table-cell table:style-name="ce1" office:value-type="float" office:value="215">
            <text:p>215</text:p>
          </table:table-cell>
          <table:table-cell table:style-name="ce5" office:value-type="string">
            <text:p>Basil, </text:p>
          </table:table-cell>
          <table:table-cell table:style-name="ce5" office:value-type="string">
            <text:p>Basil</text:p>
          </table:table-cell>
          <table:table-cell table:style-name="ce5" office:value-type="string">
            <text:p>Letters, Volume II: Letters 59-185</text:p>
          </table:table-cell>
          <table:table-cell table:style-name="ce5"/>
          <table:table-cell table:style-name="ce5" office:value-type="string">
            <text:p>Greek</text:p>
          </table:table-cell>
          <table:table-cell table:style-name="ce1" office:value-type="float" office:value="1928">
            <text:p>1928</text:p>
          </table:table-cell>
          <table:table-cell table:style-name="ce5" table:number-columns-repeated="1000"/>
        </table:table-row>
        <table:table-row table:style-name="ro2">
          <table:table-cell table:formula="of:=&quot;number={&quot;&amp;[.B81]&amp;&quot;}, title = {&quot; &amp;[.E81] &amp; &quot;}, subtitle = {&quot;&amp;[.F81]&amp;&quot;}, origlanguage ={&quot; &amp; [.G81] &amp; &quot;}, year = {&quot; &amp; [.H81] &amp; &quot;}&quot;" office:value-type="string" office:string-value="number={243}, title = {Letters, Volume III: Letters 186-248}, subtitle = {}, origlanguage ={Greek}, year = {1930}">
            <text:p>number={243}, title = {Letters, Volume III: Letters 186-248}, subtitle = {}, origlanguage ={Greek}, year = {1930}</text:p>
          </table:table-cell>
          <table:table-cell table:style-name="ce1" office:value-type="float" office:value="243">
            <text:p>243</text:p>
          </table:table-cell>
          <table:table-cell table:style-name="ce5" office:value-type="string">
            <text:p>Basil, </text:p>
          </table:table-cell>
          <table:table-cell table:style-name="ce5" office:value-type="string">
            <text:p>Basil</text:p>
          </table:table-cell>
          <table:table-cell table:style-name="ce5" office:value-type="string">
            <text:p>Letters, Volume III: Letters 186-248</text:p>
          </table:table-cell>
          <table:table-cell table:style-name="ce5"/>
          <table:table-cell table:style-name="ce5" office:value-type="string">
            <text:p>Greek</text:p>
          </table:table-cell>
          <table:table-cell table:style-name="ce1" office:value-type="float" office:value="1930">
            <text:p>1930</text:p>
          </table:table-cell>
          <table:table-cell table:style-name="ce5" table:number-columns-repeated="1000"/>
        </table:table-row>
        <table:table-row table:style-name="ro2">
          <table:table-cell table:formula="of:=&quot;number={&quot;&amp;[.B82]&amp;&quot;}, title = {&quot; &amp;[.E82] &amp; &quot;}, subtitle = {&quot;&amp;[.F82]&amp;&quot;}, origlanguage ={&quot; &amp; [.G82] &amp; &quot;}, year = {&quot; &amp; [.H82] &amp; &quot;}&quot;" office:value-type="string" office:string-value="number={270}, title = {Letters, Volume IV: Letters 249-368. On Greek Literature}, subtitle = {}, origlanguage ={Greek}, year = {1934}">
            <text:p>number={270}, title = {Letters, Volume IV: Letters 249-368. On Greek Literature}, subtitle = {}, origlanguage ={Greek}, year = {1934}</text:p>
          </table:table-cell>
          <table:table-cell table:style-name="ce1" office:value-type="float" office:value="270">
            <text:p>270</text:p>
          </table:table-cell>
          <table:table-cell table:style-name="ce5" office:value-type="string">
            <text:p>Basil, </text:p>
          </table:table-cell>
          <table:table-cell table:style-name="ce5" office:value-type="string">
            <text:p>Basil</text:p>
          </table:table-cell>
          <table:table-cell table:style-name="ce5" office:value-type="string">
            <text:p>Letters, Volume IV: Letters 249-368. On Greek Literature</text:p>
          </table:table-cell>
          <table:table-cell table:style-name="ce5"/>
          <table:table-cell table:style-name="ce5" office:value-type="string">
            <text:p>Greek</text:p>
          </table:table-cell>
          <table:table-cell table:style-name="ce1" office:value-type="float" office:value="1934">
            <text:p>1934</text:p>
          </table:table-cell>
          <table:table-cell table:style-name="ce5" table:number-columns-repeated="1000"/>
        </table:table-row>
        <table:table-row table:style-name="ro2">
          <table:table-cell table:formula="of:=&quot;number={&quot;&amp;[.B83]&amp;&quot;}, title = {&quot; &amp;[.E83] &amp; &quot;}, subtitle = {&quot;&amp;[.F83]&amp;&quot;}, origlanguage ={&quot; &amp; [.G83] &amp; &quot;}, year = {&quot; &amp; [.H83] &amp; &quot;}&quot;" office:value-type="string" office:string-value="number={246}, title = {Ecclesiastical History, Volume I}, subtitle = {Books 1-3}, origlanguage ={Latin}, year = {1930}">
            <text:p>number={246}, title = {Ecclesiastical History, Volume I}, subtitle = {Books 1-3}, origlanguage ={Latin}, year = {1930}</text:p>
          </table:table-cell>
          <table:table-cell table:style-name="ce1" office:value-type="float" office:value="246">
            <text:p>246</text:p>
          </table:table-cell>
          <table:table-cell table:style-name="ce5" office:value-type="string">
            <text:p>Bede, </text:p>
          </table:table-cell>
          <table:table-cell table:style-name="ce5" office:value-type="string">
            <text:p>Bede</text:p>
          </table:table-cell>
          <table:table-cell table:style-name="ce5" office:value-type="string">
            <text:p>Ecclesiastical History, Volume I</text:p>
          </table:table-cell>
          <table:table-cell table:style-name="ce5" office:value-type="string">
            <text:p>Books 1-3</text:p>
          </table:table-cell>
          <table:table-cell table:style-name="ce5" office:value-type="string">
            <text:p>Latin</text:p>
          </table:table-cell>
          <table:table-cell table:style-name="ce1" office:value-type="float" office:value="1930">
            <text:p>1930</text:p>
          </table:table-cell>
          <table:table-cell table:style-name="ce5" table:number-columns-repeated="1000"/>
        </table:table-row>
        <table:table-row table:style-name="ro2">
          <table:table-cell table:formula="of:=&quot;number={&quot;&amp;[.B84]&amp;&quot;}, title = {&quot; &amp;[.E84] &amp; &quot;}, subtitle = {&quot;&amp;[.F84]&amp;&quot;}, origlanguage ={&quot; &amp; [.G84] &amp; &quot;}, year = {&quot; &amp; [.H84] &amp; &quot;}&quot;" office:value-type="string" office:string-value="number={248}, title = {Ecclesiastical History, Volume II}, subtitle = {Books 4-5. Lives of the Abbots. Letter to Egbert}, origlanguage ={Latin}, year = {1930}">
            <text:p>number={248}, title = {Ecclesiastical History, Volume II}, subtitle = {Books 4-5. Lives of the Abbots. Letter to Egbert}, origlanguage ={Latin}, year = {1930}</text:p>
          </table:table-cell>
          <table:table-cell table:style-name="ce1" office:value-type="float" office:value="248">
            <text:p>248</text:p>
          </table:table-cell>
          <table:table-cell table:style-name="ce5" office:value-type="string">
            <text:p>Bede, </text:p>
          </table:table-cell>
          <table:table-cell table:style-name="ce5" office:value-type="string">
            <text:p>Bede</text:p>
          </table:table-cell>
          <table:table-cell table:style-name="ce5" office:value-type="string">
            <text:p>Ecclesiastical History, Volume II</text:p>
          </table:table-cell>
          <table:table-cell table:style-name="ce5" office:value-type="string">
            <text:p>Books 4-5. Lives of the Abbots. Letter to Egbert</text:p>
          </table:table-cell>
          <table:table-cell table:style-name="ce5" office:value-type="string">
            <text:p>Latin</text:p>
          </table:table-cell>
          <table:table-cell table:style-name="ce1" office:value-type="float" office:value="1930">
            <text:p>1930</text:p>
          </table:table-cell>
          <table:table-cell table:style-name="ce5" table:number-columns-repeated="1000"/>
        </table:table-row>
        <table:table-row table:style-name="ro2">
          <table:table-cell table:formula="of:=&quot;number={&quot;&amp;[.B85]&amp;&quot;}, title = {&quot; &amp;[.E85] &amp; &quot;}, subtitle = {&quot;&amp;[.F85]&amp;&quot;}, origlanguage ={&quot; &amp; [.G85] &amp; &quot;}, year = {&quot; &amp; [.H85] &amp; &quot;}&quot;" office:value-type="string" office:string-value="number={74}, title = {Theological Tractates. The Consolation of Philosophy}, subtitle = {}, origlanguage ={Latin}, year = {1973}">
            <text:p>number={74}, title = {Theological Tractates. The Consolation of Philosophy}, subtitle = {}, origlanguage ={Latin}, year = {1973}</text:p>
          </table:table-cell>
          <table:table-cell table:style-name="ce1" office:value-type="float" office:value="74">
            <text:p>74</text:p>
          </table:table-cell>
          <table:table-cell table:style-name="ce5" office:value-type="string">
            <text:p>Boethius, </text:p>
          </table:table-cell>
          <table:table-cell table:style-name="ce5" office:value-type="string">
            <text:p>Boethius</text:p>
          </table:table-cell>
          <table:table-cell table:style-name="ce5" office:value-type="string">
            <text:p>Theological Tractates. The Consolation of Philosophy</text:p>
          </table:table-cell>
          <table:table-cell table:style-name="ce5"/>
          <table:table-cell table:style-name="ce5" office:value-type="string">
            <text:p>Latin</text:p>
          </table:table-cell>
          <table:table-cell table:style-name="ce1" office:value-type="float" office:value="1973">
            <text:p>1973</text:p>
          </table:table-cell>
          <table:table-cell table:style-name="ce5" table:number-columns-repeated="1000"/>
        </table:table-row>
        <table:table-row table:style-name="ro2">
          <table:table-cell table:formula="of:=&quot;number={&quot;&amp;[.B86]&amp;&quot;}, title = {&quot; &amp;[.E86] &amp; &quot;}, subtitle = {&quot;&amp;[.F86]&amp;&quot;}, origlanguage ={&quot; &amp; [.G86] &amp; &quot;}, year = {&quot; &amp; [.H86] &amp; &quot;}&quot;" office:value-type="string" office:string-value="number={39}, title = {Civil Wars}, subtitle = {}, origlanguage ={Latin}, year = {1914}">
            <text:p>number={39}, title = {Civil Wars}, subtitle = {}, origlanguage ={Latin}, year = {1914}</text:p>
          </table:table-cell>
          <table:table-cell table:style-name="ce1" office:value-type="float" office:value="39">
            <text:p>39</text:p>
          </table:table-cell>
          <table:table-cell table:style-name="ce5" office:value-type="string">
            <text:p>Caesar, </text:p>
          </table:table-cell>
          <table:table-cell table:style-name="ce5" office:value-type="string">
            <text:p>Caesar</text:p>
          </table:table-cell>
          <table:table-cell table:style-name="ce5" office:value-type="string">
            <text:p>Civil Wars</text:p>
          </table:table-cell>
          <table:table-cell table:style-name="ce5"/>
          <table:table-cell table:style-name="ce5" office:value-type="string">
            <text:p>Latin</text:p>
          </table:table-cell>
          <table:table-cell table:style-name="ce1" office:value-type="float" office:value="1914">
            <text:p>1914</text:p>
          </table:table-cell>
          <table:table-cell table:style-name="ce5" table:number-columns-repeated="1000"/>
        </table:table-row>
        <table:table-row table:style-name="ro2">
          <table:table-cell table:formula="of:=&quot;number={&quot;&amp;[.B87]&amp;&quot;}, title = {&quot; &amp;[.E87] &amp; &quot;}, subtitle = {&quot;&amp;[.F87]&amp;&quot;}, origlanguage ={&quot; &amp; [.G87] &amp; &quot;}, year = {&quot; &amp; [.H87] &amp; &quot;}&quot;" office:value-type="string" office:string-value="number={72}, title = {The Gallic War}, subtitle = {}, origlanguage ={Latin}, year = {1917}">
            <text:p>number={72}, title = {The Gallic War}, subtitle = {}, origlanguage ={Latin}, year = {1917}</text:p>
          </table:table-cell>
          <table:table-cell table:style-name="ce1" office:value-type="float" office:value="72">
            <text:p>72</text:p>
          </table:table-cell>
          <table:table-cell table:style-name="ce5" office:value-type="string">
            <text:p>Caesar, </text:p>
          </table:table-cell>
          <table:table-cell table:style-name="ce5" office:value-type="string">
            <text:p>Caesar</text:p>
          </table:table-cell>
          <table:table-cell table:style-name="ce5" office:value-type="string">
            <text:p>The Gallic War</text:p>
          </table:table-cell>
          <table:table-cell table:style-name="ce5"/>
          <table:table-cell table:style-name="ce5" office:value-type="string">
            <text:p>Latin</text:p>
          </table:table-cell>
          <table:table-cell table:style-name="ce1" office:value-type="float" office:value="1917">
            <text:p>1917</text:p>
          </table:table-cell>
          <table:table-cell table:style-name="ce5" table:number-columns-repeated="1000"/>
        </table:table-row>
        <table:table-row table:style-name="ro2">
          <table:table-cell table:formula="of:=&quot;number={&quot;&amp;[.B88]&amp;&quot;}, title = {&quot; &amp;[.E88] &amp; &quot;}, subtitle = {&quot;&amp;[.F88]&amp;&quot;}, origlanguage ={&quot; &amp; [.G88] &amp; &quot;}, year = {&quot; &amp; [.H88] &amp; &quot;}&quot;" office:value-type="string" office:string-value="number={402}, title = {Alexandrian War. African War. Spanish War}, subtitle = {}, origlanguage ={Latin}, year = {1955}">
            <text:p>number={402}, title = {Alexandrian War. African War. Spanish War}, subtitle = {}, origlanguage ={Latin}, year = {1955}</text:p>
          </table:table-cell>
          <table:table-cell table:style-name="ce1" office:value-type="float" office:value="402">
            <text:p>402</text:p>
          </table:table-cell>
          <table:table-cell table:style-name="ce5" office:value-type="string">
            <text:p>Caesar, </text:p>
          </table:table-cell>
          <table:table-cell table:style-name="ce5" office:value-type="string">
            <text:p>Caesar</text:p>
          </table:table-cell>
          <table:table-cell table:style-name="ce5" office:value-type="string">
            <text:p>Alexandrian War. African War. Spanish War</text:p>
          </table:table-cell>
          <table:table-cell table:style-name="ce5"/>
          <table:table-cell table:style-name="ce5" office:value-type="string">
            <text:p>Latin</text:p>
          </table:table-cell>
          <table:table-cell table:style-name="ce1" office:value-type="float" office:value="1955">
            <text:p>1955</text:p>
          </table:table-cell>
          <table:table-cell table:style-name="ce5" table:number-columns-repeated="1000"/>
        </table:table-row>
        <table:table-row table:style-name="ro2">
          <table:table-cell table:formula="of:=&quot;number={&quot;&amp;[.B89]&amp;&quot;}, title = {&quot; &amp;[.E89] &amp; &quot;}, subtitle = {&quot;&amp;[.F89]&amp;&quot;}, origlanguage ={&quot; &amp; [.G89] &amp; &quot;}, year = {&quot; &amp; [.H89] &amp; &quot;}&quot;" office:value-type="string" office:string-value="number={129}, title = {Hymns and Epigrams. Lycophron: Alexandra. Aratus: Phaenomena}, subtitle = {}, origlanguage ={Greek}, year = {1921}">
            <text:p>number={129}, title = {Hymns and Epigrams. Lycophron: Alexandra. Aratus: Phaenomena}, subtitle = {}, origlanguage ={Greek}, year = {1921}</text:p>
          </table:table-cell>
          <table:table-cell table:style-name="ce1" office:value-type="float" office:value="129">
            <text:p>129</text:p>
          </table:table-cell>
          <table:table-cell table:style-name="ce5" office:value-type="string">
            <text:p>Callimachus, ,Lycophron, ,Aratus, </text:p>
          </table:table-cell>
          <table:table-cell table:style-name="ce5" office:value-type="string">
            <text:p>Callimachus</text:p>
          </table:table-cell>
          <table:table-cell table:style-name="ce5" office:value-type="string">
            <text:p>Hymns and Epigrams. Lycophron: Alexandra. Aratus: Phaenomena</text:p>
          </table:table-cell>
          <table:table-cell table:style-name="ce5"/>
          <table:table-cell table:style-name="ce5" office:value-type="string">
            <text:p>Greek</text:p>
          </table:table-cell>
          <table:table-cell table:style-name="ce1" office:value-type="float" office:value="1921">
            <text:p>1921</text:p>
          </table:table-cell>
          <table:table-cell table:style-name="ce5" table:number-columns-repeated="1000"/>
        </table:table-row>
        <table:table-row table:style-name="ro2">
          <table:table-cell table:formula="of:=&quot;number={&quot;&amp;[.B90]&amp;&quot;}, title = {&quot; &amp;[.E90] &amp; &quot;}, subtitle = {&quot;&amp;[.F90]&amp;&quot;}, origlanguage ={&quot; &amp; [.G90] &amp; &quot;}, year = {&quot; &amp; [.H90] &amp; &quot;}&quot;" office:value-type="string" office:string-value="number={421}, title = {Aetia, Iambi, Hecale and Other Fragments. Hero and Leander}, subtitle = {}, origlanguage ={Greek}, year = {1973}">
            <text:p>number={421}, title = {Aetia, Iambi, Hecale and Other Fragments. Hero and Leander}, subtitle = {}, origlanguage ={Greek}, year = {1973}</text:p>
          </table:table-cell>
          <table:table-cell table:style-name="ce1" office:value-type="float" office:value="421">
            <text:p>421</text:p>
          </table:table-cell>
          <table:table-cell table:style-name="ce5" office:value-type="string">
            <text:p>Callimachus, ,Musaeus, </text:p>
          </table:table-cell>
          <table:table-cell table:style-name="ce5" office:value-type="string">
            <text:p>Callimachus</text:p>
          </table:table-cell>
          <table:table-cell table:style-name="ce5" office:value-type="string">
            <text:p>Aetia, Iambi, Hecale and Other Fragments. Hero and Leander</text:p>
          </table:table-cell>
          <table:table-cell table:style-name="ce5"/>
          <table:table-cell table:style-name="ce5" office:value-type="string">
            <text:p>Greek</text:p>
          </table:table-cell>
          <table:table-cell table:style-name="ce1" office:value-type="float" office:value="1973">
            <text:p>1973</text:p>
          </table:table-cell>
          <table:table-cell table:style-name="ce5" table:number-columns-repeated="1000"/>
        </table:table-row>
        <table:table-row table:style-name="ro2">
          <table:table-cell table:formula="of:=&quot;number={&quot;&amp;[.B91]&amp;&quot;}, title = {&quot; &amp;[.E91] &amp; &quot;}, subtitle = {&quot;&amp;[.F91]&amp;&quot;}, origlanguage ={&quot; &amp; [.G91] &amp; &quot;}, year = {&quot; &amp; [.H91] &amp; &quot;}&quot;" office:value-type="string" office:string-value="number={283}, title = {On Agriculture}, subtitle = {}, origlanguage ={Latin}, year = {1934}">
            <text:p>number={283}, title = {On Agriculture}, subtitle = {}, origlanguage ={Latin}, year = {1934}</text:p>
          </table:table-cell>
          <table:table-cell table:style-name="ce1" office:value-type="float" office:value="283">
            <text:p>283</text:p>
          </table:table-cell>
          <table:table-cell table:style-name="ce5" office:value-type="string">
            <text:p>Cato, ,Varro, </text:p>
          </table:table-cell>
          <table:table-cell table:style-name="ce5" office:value-type="string">
            <text:p>Cato</text:p>
          </table:table-cell>
          <table:table-cell table:style-name="ce5" office:value-type="string">
            <text:p>On Agriculture</text:p>
          </table:table-cell>
          <table:table-cell table:style-name="ce5"/>
          <table:table-cell table:style-name="ce5" office:value-type="string">
            <text:p>Latin</text:p>
          </table:table-cell>
          <table:table-cell table:style-name="ce1" office:value-type="float" office:value="1934">
            <text:p>1934</text:p>
          </table:table-cell>
          <table:table-cell table:style-name="ce5" table:number-columns-repeated="1000"/>
        </table:table-row>
        <table:table-row table:style-name="ro2">
          <table:table-cell table:formula="of:=&quot;number={&quot;&amp;[.B92]&amp;&quot;}, title = {&quot; &amp;[.E92] &amp; &quot;}, subtitle = {&quot;&amp;[.F92]&amp;&quot;}, origlanguage ={&quot; &amp; [.G92] &amp; &quot;}, year = {&quot; &amp; [.H92] &amp; &quot;}&quot;" office:value-type="string" office:string-value="number={6}, title = {Catullus. Tibullus. Pervigilium Veneris}, subtitle = {}, origlanguage ={Latin}, year = {1913}">
            <text:p>number={6}, title = {Catullus. Tibullus. Pervigilium Veneris}, subtitle = {}, origlanguage ={Latin}, year = {1913}</text:p>
          </table:table-cell>
          <table:table-cell table:style-name="ce1" office:value-type="float" office:value="6">
            <text:p>6</text:p>
          </table:table-cell>
          <table:table-cell table:style-name="ce5" office:value-type="string">
            <text:p>Catullus, ,Tibullus, </text:p>
          </table:table-cell>
          <table:table-cell table:style-name="ce5" office:value-type="string">
            <text:p>Catullus</text:p>
          </table:table-cell>
          <table:table-cell table:style-name="ce5" office:value-type="string">
            <text:p>Catullus. Tibullus. Pervigilium Veneris</text:p>
          </table:table-cell>
          <table:table-cell table:style-name="ce5"/>
          <table:table-cell table:style-name="ce5" office:value-type="string">
            <text:p>Latin</text:p>
          </table:table-cell>
          <table:table-cell table:style-name="ce1" office:value-type="float" office:value="1913">
            <text:p>1913</text:p>
          </table:table-cell>
          <table:table-cell table:style-name="ce5" table:number-columns-repeated="1000"/>
        </table:table-row>
        <table:table-row table:style-name="ro2">
          <table:table-cell table:formula="of:=&quot;number={&quot;&amp;[.B93]&amp;&quot;}, title = {&quot; &amp;[.E93] &amp; &quot;}, subtitle = {&quot;&amp;[.F93]&amp;&quot;}, origlanguage ={&quot; &amp; [.G93] &amp; &quot;}, year = {&quot; &amp; [.H93] &amp; &quot;}&quot;" office:value-type="string" office:string-value="number={292}, title = {On Medicine, Volume I}, subtitle = {Books 1-4}, origlanguage ={Latin}, year = {1935}">
            <text:p>number={292}, title = {On Medicine, Volume I}, subtitle = {Books 1-4}, origlanguage ={Latin}, year = {1935}</text:p>
          </table:table-cell>
          <table:table-cell table:style-name="ce1" office:value-type="float" office:value="292">
            <text:p>292</text:p>
          </table:table-cell>
          <table:table-cell table:style-name="ce5" office:value-type="string">
            <text:p>Celsus, </text:p>
          </table:table-cell>
          <table:table-cell table:style-name="ce5" office:value-type="string">
            <text:p>Celsus</text:p>
          </table:table-cell>
          <table:table-cell table:style-name="ce5" office:value-type="string">
            <text:p>On Medicine, Volume I</text:p>
          </table:table-cell>
          <table:table-cell table:style-name="ce5" office:value-type="string">
            <text:p>Books 1-4</text:p>
          </table:table-cell>
          <table:table-cell table:style-name="ce5" office:value-type="string">
            <text:p>Latin</text:p>
          </table:table-cell>
          <table:table-cell table:style-name="ce1" office:value-type="float" office:value="1935">
            <text:p>1935</text:p>
          </table:table-cell>
          <table:table-cell table:style-name="ce5" table:number-columns-repeated="1000"/>
        </table:table-row>
        <table:table-row table:style-name="ro2">
          <table:table-cell table:formula="of:=&quot;number={&quot;&amp;[.B94]&amp;&quot;}, title = {&quot; &amp;[.E94] &amp; &quot;}, subtitle = {&quot;&amp;[.F94]&amp;&quot;}, origlanguage ={&quot; &amp; [.G94] &amp; &quot;}, year = {&quot; &amp; [.H94] &amp; &quot;}&quot;" office:value-type="string" office:string-value="number={304}, title = {On Medicine, Volume II}, subtitle = {Books 5-6}, origlanguage ={Latin}, year = {1938}">
            <text:p>number={304}, title = {On Medicine, Volume II}, subtitle = {Books 5-6}, origlanguage ={Latin}, year = {1938}</text:p>
          </table:table-cell>
          <table:table-cell table:style-name="ce1" office:value-type="float" office:value="304">
            <text:p>304</text:p>
          </table:table-cell>
          <table:table-cell table:style-name="ce5" office:value-type="string">
            <text:p>Celsus, </text:p>
          </table:table-cell>
          <table:table-cell table:style-name="ce5" office:value-type="string">
            <text:p>Celsus</text:p>
          </table:table-cell>
          <table:table-cell table:style-name="ce5" office:value-type="string">
            <text:p>On Medicine, Volume II</text:p>
          </table:table-cell>
          <table:table-cell table:style-name="ce5" office:value-type="string">
            <text:p>Books 5-6</text:p>
          </table:table-cell>
          <table:table-cell table:style-name="ce5" office:value-type="string">
            <text:p>Latin</text:p>
          </table:table-cell>
          <table:table-cell table:style-name="ce1" office:value-type="float" office:value="1938">
            <text:p>1938</text:p>
          </table:table-cell>
          <table:table-cell table:style-name="ce5" table:number-columns-repeated="1000"/>
        </table:table-row>
        <table:table-row table:style-name="ro2">
          <table:table-cell table:formula="of:=&quot;number={&quot;&amp;[.B95]&amp;&quot;}, title = {&quot; &amp;[.E95] &amp; &quot;}, subtitle = {&quot;&amp;[.F95]&amp;&quot;}, origlanguage ={&quot; &amp; [.G95] &amp; &quot;}, year = {&quot; &amp; [.H95] &amp; &quot;}&quot;" office:value-type="string" office:string-value="number={336}, title = {On Medicine, Volume III}, subtitle = {Books 7-8}, origlanguage ={Latin}, year = {1938}">
            <text:p>number={336}, title = {On Medicine, Volume III}, subtitle = {Books 7-8}, origlanguage ={Latin}, year = {1938}</text:p>
          </table:table-cell>
          <table:table-cell table:style-name="ce1" office:value-type="float" office:value="336">
            <text:p>336</text:p>
          </table:table-cell>
          <table:table-cell table:style-name="ce5" office:value-type="string">
            <text:p>Celsus, </text:p>
          </table:table-cell>
          <table:table-cell table:style-name="ce5" office:value-type="string">
            <text:p>Celsus</text:p>
          </table:table-cell>
          <table:table-cell table:style-name="ce5" office:value-type="string">
            <text:p>On Medicine, Volume III</text:p>
          </table:table-cell>
          <table:table-cell table:style-name="ce5" office:value-type="string">
            <text:p>Books 7-8</text:p>
          </table:table-cell>
          <table:table-cell table:style-name="ce5" office:value-type="string">
            <text:p>Latin</text:p>
          </table:table-cell>
          <table:table-cell table:style-name="ce1" office:value-type="float" office:value="1938">
            <text:p>1938</text:p>
          </table:table-cell>
          <table:table-cell table:style-name="ce5" table:number-columns-repeated="1000"/>
        </table:table-row>
        <table:table-row table:style-name="ro2">
          <table:table-cell table:formula="of:=&quot;number={&quot;&amp;[.B96]&amp;&quot;}, title = {&quot; &amp;[.E96] &amp; &quot;}, subtitle = {&quot;&amp;[.F96]&amp;&quot;}, origlanguage ={&quot; &amp; [.G96] &amp; &quot;}, year = {&quot; &amp; [.H96] &amp; &quot;}&quot;" office:value-type="string" office:string-value="number={481}, title = {Callirhoe}, subtitle = {}, origlanguage ={Greek}, year = {1995}">
            <text:p>number={481}, title = {Callirhoe}, subtitle = {}, origlanguage ={Greek}, year = {1995}</text:p>
          </table:table-cell>
          <table:table-cell table:style-name="ce1" office:value-type="float" office:value="481">
            <text:p>481</text:p>
          </table:table-cell>
          <table:table-cell table:style-name="ce5" office:value-type="string">
            <text:p>Chariton, </text:p>
          </table:table-cell>
          <table:table-cell table:style-name="ce5" office:value-type="string">
            <text:p>Chariton</text:p>
          </table:table-cell>
          <table:table-cell table:style-name="ce5" office:value-type="string">
            <text:p>Callirhoe</text:p>
          </table:table-cell>
          <table:table-cell table:style-name="ce5"/>
          <table:table-cell table:style-name="ce5" office:value-type="string">
            <text:p>Greek</text:p>
          </table:table-cell>
          <table:table-cell table:style-name="ce1" office:value-type="float" office:value="1995">
            <text:p>1995</text:p>
          </table:table-cell>
          <table:table-cell table:style-name="ce5" table:number-columns-repeated="1000"/>
        </table:table-row>
        <table:table-row table:style-name="ro2">
          <table:table-cell table:formula="of:=&quot;number={&quot;&amp;[.B97]&amp;&quot;}, title = {&quot; &amp;[.E97] &amp; &quot;}, subtitle = {&quot;&amp;[.F97]&amp;&quot;}, origlanguage ={&quot; &amp; [.G97] &amp; &quot;}, year = {&quot; &amp; [.H97] &amp; &quot;}&quot;" office:value-type="string" office:string-value="number={7}, title = {Letters to Atticus, Volume I}, subtitle = {}, origlanguage ={Latin}, year = {1999}">
            <text:p>number={7}, title = {Letters to Atticus, Volume I}, subtitle = {}, origlanguage ={Latin}, year = {1999}</text:p>
          </table:table-cell>
          <table:table-cell table:style-name="ce1" office:value-type="float" office:value="7">
            <text:p>7</text:p>
          </table:table-cell>
          <table:table-cell table:style-name="ce5" office:value-type="string">
            <text:p>Cicero, </text:p>
          </table:table-cell>
          <table:table-cell table:style-name="ce5" office:value-type="string">
            <text:p>Cicero</text:p>
          </table:table-cell>
          <table:table-cell table:style-name="ce5" office:value-type="string">
            <text:p>Letters to Atticus, Volume I</text:p>
          </table:table-cell>
          <table:table-cell table:style-name="ce5"/>
          <table:table-cell table:style-name="ce5" office:value-type="string">
            <text:p>Latin</text:p>
          </table:table-cell>
          <table:table-cell table:style-name="ce1" office:value-type="float" office:value="1999">
            <text:p>1999</text:p>
          </table:table-cell>
          <table:table-cell table:style-name="ce5" table:number-columns-repeated="1000"/>
        </table:table-row>
        <table:table-row table:style-name="ro2">
          <table:table-cell table:formula="of:=&quot;number={&quot;&amp;[.B98]&amp;&quot;}, title = {&quot; &amp;[.E98] &amp; &quot;}, subtitle = {&quot;&amp;[.F98]&amp;&quot;}, origlanguage ={&quot; &amp; [.G98] &amp; &quot;}, year = {&quot; &amp; [.H98] &amp; &quot;}&quot;" office:value-type="string" office:string-value="number={8}, title = {Letters to Atticus, Volume II}, subtitle = {}, origlanguage ={Latin}, year = {1999}">
            <text:p>number={8}, title = {Letters to Atticus, Volume II}, subtitle = {}, origlanguage ={Latin}, year = {1999}</text:p>
          </table:table-cell>
          <table:table-cell table:style-name="ce1" office:value-type="float" office:value="8">
            <text:p>8</text:p>
          </table:table-cell>
          <table:table-cell table:style-name="ce5" office:value-type="string">
            <text:p>Cicero, </text:p>
          </table:table-cell>
          <table:table-cell table:style-name="ce5" office:value-type="string">
            <text:p>Cicero</text:p>
          </table:table-cell>
          <table:table-cell table:style-name="ce5" office:value-type="string">
            <text:p>Letters to Atticus, Volume II</text:p>
          </table:table-cell>
          <table:table-cell table:style-name="ce5"/>
          <table:table-cell table:style-name="ce5" office:value-type="string">
            <text:p>Latin</text:p>
          </table:table-cell>
          <table:table-cell table:style-name="ce1" office:value-type="float" office:value="1999">
            <text:p>1999</text:p>
          </table:table-cell>
          <table:table-cell table:style-name="ce5" table:number-columns-repeated="1000"/>
        </table:table-row>
        <table:table-row table:style-name="ro2">
          <table:table-cell table:formula="of:=&quot;number={&quot;&amp;[.B99]&amp;&quot;}, title = {&quot; &amp;[.E99] &amp; &quot;}, subtitle = {&quot;&amp;[.F99]&amp;&quot;}, origlanguage ={&quot; &amp; [.G99] &amp; &quot;}, year = {&quot; &amp; [.H99] &amp; &quot;}&quot;" office:value-type="string" office:string-value="number={30}, title = {On Duties}, subtitle = {}, origlanguage ={Latin}, year = {1913}">
            <text:p>number={30}, title = {On Duties}, subtitle = {}, origlanguage ={Latin}, year = {1913}</text:p>
          </table:table-cell>
          <table:table-cell table:style-name="ce1" office:value-type="float" office:value="30">
            <text:p>30</text:p>
          </table:table-cell>
          <table:table-cell table:style-name="ce5" office:value-type="string">
            <text:p>Cicero, </text:p>
          </table:table-cell>
          <table:table-cell table:style-name="ce5" office:value-type="string">
            <text:p>Cicero</text:p>
          </table:table-cell>
          <table:table-cell table:style-name="ce5" office:value-type="string">
            <text:p>On Duties</text:p>
          </table:table-cell>
          <table:table-cell table:style-name="ce5"/>
          <table:table-cell table:style-name="ce5" office:value-type="string">
            <text:p>Latin</text:p>
          </table:table-cell>
          <table:table-cell table:style-name="ce1" office:value-type="float" office:value="1913">
            <text:p>1913</text:p>
          </table:table-cell>
          <table:table-cell table:style-name="ce5" table:number-columns-repeated="1000"/>
        </table:table-row>
        <table:table-row table:style-name="ro2">
          <table:table-cell table:formula="of:=&quot;number={&quot;&amp;[.B100]&amp;&quot;}, title = {&quot; &amp;[.E100] &amp; &quot;}, subtitle = {&quot;&amp;[.F100]&amp;&quot;}, origlanguage ={&quot; &amp; [.G100] &amp; &quot;}, year = {&quot; &amp; [.H100] &amp; &quot;}&quot;" office:value-type="string" office:string-value="number={40}, title = {On Ends}, subtitle = {}, origlanguage ={Latin}, year = {1914}">
            <text:p>number={40}, title = {On Ends}, subtitle = {}, origlanguage ={Latin}, year = {1914}</text:p>
          </table:table-cell>
          <table:table-cell table:style-name="ce1" office:value-type="float" office:value="40">
            <text:p>40</text:p>
          </table:table-cell>
          <table:table-cell table:style-name="ce5" office:value-type="string">
            <text:p>Cicero, </text:p>
          </table:table-cell>
          <table:table-cell table:style-name="ce5" office:value-type="string">
            <text:p>Cicero</text:p>
          </table:table-cell>
          <table:table-cell table:style-name="ce5" office:value-type="string">
            <text:p>On Ends</text:p>
          </table:table-cell>
          <table:table-cell table:style-name="ce5"/>
          <table:table-cell table:style-name="ce5" office:value-type="string">
            <text:p>Latin</text:p>
          </table:table-cell>
          <table:table-cell table:style-name="ce1" office:value-type="float" office:value="1914">
            <text:p>1914</text:p>
          </table:table-cell>
          <table:table-cell table:style-name="ce5" table:number-columns-repeated="1000"/>
        </table:table-row>
        <table:table-row table:style-name="ro2">
          <table:table-cell table:formula="of:=&quot;number={&quot;&amp;[.B101]&amp;&quot;}, title = {&quot; &amp;[.E101] &amp; &quot;}, subtitle = {&quot;&amp;[.F101]&amp;&quot;}, origlanguage ={&quot; &amp; [.G101] &amp; &quot;}, year = {&quot; &amp; [.H101] &amp; &quot;}&quot;" office:value-type="string" office:string-value="number={97}, title = {Letters to Atticus, Volume III}, subtitle = {}, origlanguage ={Latin}, year = {1999}">
            <text:p>number={97}, title = {Letters to Atticus, Volume III}, subtitle = {}, origlanguage ={Latin}, year = {1999}</text:p>
          </table:table-cell>
          <table:table-cell table:style-name="ce1" office:value-type="float" office:value="97">
            <text:p>97</text:p>
          </table:table-cell>
          <table:table-cell table:style-name="ce5" office:value-type="string">
            <text:p>Cicero, </text:p>
          </table:table-cell>
          <table:table-cell table:style-name="ce5" office:value-type="string">
            <text:p>Cicero</text:p>
          </table:table-cell>
          <table:table-cell table:style-name="ce5" office:value-type="string">
            <text:p>Letters to Atticus, Volume III</text:p>
          </table:table-cell>
          <table:table-cell table:style-name="ce5"/>
          <table:table-cell table:style-name="ce5" office:value-type="string">
            <text:p>Latin</text:p>
          </table:table-cell>
          <table:table-cell table:style-name="ce1" office:value-type="float" office:value="1999">
            <text:p>1999</text:p>
          </table:table-cell>
          <table:table-cell table:style-name="ce5" table:number-columns-repeated="1000"/>
        </table:table-row>
        <table:table-row table:style-name="ro2">
          <table:table-cell table:formula="of:=&quot;number={&quot;&amp;[.B102]&amp;&quot;}, title = {&quot; &amp;[.E102] &amp; &quot;}, subtitle = {&quot;&amp;[.F102]&amp;&quot;}, origlanguage ={&quot; &amp; [.G102] &amp; &quot;}, year = {&quot; &amp; [.H102] &amp; &quot;}&quot;" office:value-type="string" office:string-value="number={141}, title = {Tusculan Disputations}, subtitle = {}, origlanguage ={Latin}, year = {1927}">
            <text:p>number={141}, title = {Tusculan Disputations}, subtitle = {}, origlanguage ={Latin}, year = {1927}</text:p>
          </table:table-cell>
          <table:table-cell table:style-name="ce1" office:value-type="float" office:value="141">
            <text:p>141</text:p>
          </table:table-cell>
          <table:table-cell table:style-name="ce5" office:value-type="string">
            <text:p>Cicero, </text:p>
          </table:table-cell>
          <table:table-cell table:style-name="ce5" office:value-type="string">
            <text:p>Cicero</text:p>
          </table:table-cell>
          <table:table-cell table:style-name="ce5" office:value-type="string">
            <text:p>Tusculan Disputations</text:p>
          </table:table-cell>
          <table:table-cell table:style-name="ce5"/>
          <table:table-cell table:style-name="ce5" office:value-type="string">
            <text:p>Latin</text:p>
          </table:table-cell>
          <table:table-cell table:style-name="ce1" office:value-type="float" office:value="1927">
            <text:p>1927</text:p>
          </table:table-cell>
          <table:table-cell table:style-name="ce5" table:number-columns-repeated="1000"/>
        </table:table-row>
        <table:table-row table:style-name="ro2">
          <table:table-cell table:formula="of:=&quot;number={&quot;&amp;[.B103]&amp;&quot;}, title = {&quot; &amp;[.E103] &amp; &quot;}, subtitle = {&quot;&amp;[.F103]&amp;&quot;}, origlanguage ={&quot; &amp; [.G103] &amp; &quot;}, year = {&quot; &amp; [.H103] &amp; &quot;}&quot;" office:value-type="string" office:string-value="number={154}, title = {On Old Age. On Friendship. On Divination}, subtitle = {}, origlanguage ={Latin}, year = {1923}">
            <text:p>number={154}, title = {On Old Age. On Friendship. On Divination}, subtitle = {}, origlanguage ={Latin}, year = {1923}</text:p>
          </table:table-cell>
          <table:table-cell table:style-name="ce1" office:value-type="float" office:value="154">
            <text:p>154</text:p>
          </table:table-cell>
          <table:table-cell table:style-name="ce5" office:value-type="string">
            <text:p>Cicero, </text:p>
          </table:table-cell>
          <table:table-cell table:style-name="ce5" office:value-type="string">
            <text:p>Cicero</text:p>
          </table:table-cell>
          <table:table-cell table:style-name="ce5" office:value-type="string">
            <text:p>On Old Age. On Friendship. On Divination</text:p>
          </table:table-cell>
          <table:table-cell table:style-name="ce5"/>
          <table:table-cell table:style-name="ce5" office:value-type="string">
            <text:p>Latin</text:p>
          </table:table-cell>
          <table:table-cell table:style-name="ce1" office:value-type="float" office:value="1923">
            <text:p>1923</text:p>
          </table:table-cell>
          <table:table-cell table:style-name="ce5" table:number-columns-repeated="1000"/>
        </table:table-row>
        <table:table-row table:style-name="ro2">
          <table:table-cell table:formula="of:=&quot;number={&quot;&amp;[.B104]&amp;&quot;}, title = {&quot; &amp;[.E104] &amp; &quot;}, subtitle = {&quot;&amp;[.F104]&amp;&quot;}, origlanguage ={&quot; &amp; [.G104] &amp; &quot;}, year = {&quot; &amp; [.H104] &amp; &quot;}&quot;" office:value-type="string" office:string-value="number={158}, title = {Pro Archia. Post Reditum in Senatu. Post Reditum ad Quirites. De Domo Sua. De Haruspicum Responsis. Pro Plancio}, subtitle = {}, origlanguage ={Latin}, year = {1923}">
            <text:p>number={158}, title = {Pro Archia. Post Reditum in Senatu. Post Reditum ad Quirites. De Domo Sua. De Haruspicum Responsis. Pro Plancio}, subtitle = {}, origlanguage ={Latin}, year = {1923}</text:p>
          </table:table-cell>
          <table:table-cell table:style-name="ce1" office:value-type="float" office:value="158">
            <text:p>158</text:p>
          </table:table-cell>
          <table:table-cell table:style-name="ce5" office:value-type="string">
            <text:p>Cicero, </text:p>
          </table:table-cell>
          <table:table-cell table:style-name="ce5" office:value-type="string">
            <text:p>Cicero</text:p>
          </table:table-cell>
          <table:table-cell table:style-name="ce5" office:value-type="string">
            <text:p>Pro Archia. Post Reditum in Senatu. Post Reditum ad Quirites. De Domo Sua. De Haruspicum Responsis. Pro Plancio</text:p>
          </table:table-cell>
          <table:table-cell table:style-name="ce5"/>
          <table:table-cell table:style-name="ce5" office:value-type="string">
            <text:p>Latin</text:p>
          </table:table-cell>
          <table:table-cell table:style-name="ce1" office:value-type="float" office:value="1923">
            <text:p>1923</text:p>
          </table:table-cell>
          <table:table-cell table:style-name="ce5" table:number-columns-repeated="1000"/>
        </table:table-row>
        <table:table-row table:style-name="ro2">
          <table:table-cell table:formula="of:=&quot;number={&quot;&amp;[.B105]&amp;&quot;}, title = {&quot; &amp;[.E105] &amp; &quot;}, subtitle = {&quot;&amp;[.F105]&amp;&quot;}, origlanguage ={&quot; &amp; [.G105] &amp; &quot;}, year = {&quot; &amp; [.H105] &amp; &quot;}&quot;" office:value-type="string" office:string-value="number={189}, title = {Philippics 1-6}, subtitle = {}, origlanguage ={Latin}, year = {2010}">
            <text:p>number={189}, title = {Philippics 1-6}, subtitle = {}, origlanguage ={Latin}, year = {2010}</text:p>
          </table:table-cell>
          <table:table-cell table:style-name="ce1" office:value-type="float" office:value="189">
            <text:p>189</text:p>
          </table:table-cell>
          <table:table-cell table:style-name="ce5" office:value-type="string">
            <text:p>Cicero, </text:p>
          </table:table-cell>
          <table:table-cell table:style-name="ce5" office:value-type="string">
            <text:p>Cicero</text:p>
          </table:table-cell>
          <table:table-cell table:style-name="ce5" office:value-type="string">
            <text:p>Philippics 1-6</text:p>
          </table:table-cell>
          <table:table-cell table:style-name="ce5"/>
          <table:table-cell table:style-name="ce5" office:value-type="string">
            <text:p>Latin</text:p>
          </table:table-cell>
          <table:table-cell table:style-name="ce1" office:value-type="float" office:value="2010">
            <text:p>2010</text:p>
          </table:table-cell>
          <table:table-cell table:style-name="ce5" table:number-columns-repeated="1000"/>
        </table:table-row>
        <table:table-row table:style-name="ro2">
          <table:table-cell table:formula="of:=&quot;number={&quot;&amp;[.B106]&amp;&quot;}, title = {&quot; &amp;[.E106] &amp; &quot;}, subtitle = {&quot;&amp;[.F106]&amp;&quot;}, origlanguage ={&quot; &amp; [.G106] &amp; &quot;}, year = {&quot; &amp; [.H106] &amp; &quot;}&quot;" office:value-type="string" office:string-value="number={198}, title = {Pro Lege Manilia. Pro Caecina. Pro Cluentio. Pro Rabirio Perduellionis Reo}, subtitle = {}, origlanguage ={Latin}, year = {1927}">
            <text:p>number={198}, title = {Pro Lege Manilia. Pro Caecina. Pro Cluentio. Pro Rabirio Perduellionis Reo}, subtitle = {}, origlanguage ={Latin}, year = {1927}</text:p>
          </table:table-cell>
          <table:table-cell table:style-name="ce1" office:value-type="float" office:value="198">
            <text:p>198</text:p>
          </table:table-cell>
          <table:table-cell table:style-name="ce5" office:value-type="string">
            <text:p>Cicero, </text:p>
          </table:table-cell>
          <table:table-cell table:style-name="ce5" office:value-type="string">
            <text:p>Cicero</text:p>
          </table:table-cell>
          <table:table-cell table:style-name="ce5" office:value-type="string">
            <text:p>Pro Lege Manilia. Pro Caecina. Pro Cluentio. Pro Rabirio Perduellionis Reo</text:p>
          </table:table-cell>
          <table:table-cell table:style-name="ce5"/>
          <table:table-cell table:style-name="ce5" office:value-type="string">
            <text:p>Latin</text:p>
          </table:table-cell>
          <table:table-cell table:style-name="ce1" office:value-type="float" office:value="1927">
            <text:p>1927</text:p>
          </table:table-cell>
          <table:table-cell table:style-name="ce5" table:number-columns-repeated="1000"/>
        </table:table-row>
        <table:table-row table:style-name="ro2">
          <table:table-cell table:formula="of:=&quot;number={&quot;&amp;[.B107]&amp;&quot;}, title = {&quot; &amp;[.E107] &amp; &quot;}, subtitle = {&quot;&amp;[.F107]&amp;&quot;}, origlanguage ={&quot; &amp; [.G107] &amp; &quot;}, year = {&quot; &amp; [.H107] &amp; &quot;}&quot;" office:value-type="string" office:string-value="number={205}, title = {Letters to Friends, Volume I}, subtitle = {Letters 1-113}, origlanguage ={Latin}, year = {2001}">
            <text:p>number={205}, title = {Letters to Friends, Volume I}, subtitle = {Letters 1-113}, origlanguage ={Latin}, year = {2001}</text:p>
          </table:table-cell>
          <table:table-cell table:style-name="ce1" office:value-type="float" office:value="205">
            <text:p>205</text:p>
          </table:table-cell>
          <table:table-cell table:style-name="ce5" office:value-type="string">
            <text:p>Cicero, </text:p>
          </table:table-cell>
          <table:table-cell table:style-name="ce5" office:value-type="string">
            <text:p>Cicero</text:p>
          </table:table-cell>
          <table:table-cell table:style-name="ce5" office:value-type="string">
            <text:p>Letters to Friends, Volume I</text:p>
          </table:table-cell>
          <table:table-cell table:style-name="ce5" office:value-type="string">
            <text:p>Letters 1-113</text:p>
          </table:table-cell>
          <table:table-cell table:style-name="ce5" office:value-type="string">
            <text:p>Latin</text:p>
          </table:table-cell>
          <table:table-cell table:style-name="ce1" office:value-type="float" office:value="2001">
            <text:p>2001</text:p>
          </table:table-cell>
          <table:table-cell table:style-name="ce5" table:number-columns-repeated="1000"/>
        </table:table-row>
        <table:table-row table:style-name="ro2">
          <table:table-cell table:formula="of:=&quot;number={&quot;&amp;[.B108]&amp;&quot;}, title = {&quot; &amp;[.E108] &amp; &quot;}, subtitle = {&quot;&amp;[.F108]&amp;&quot;}, origlanguage ={&quot; &amp; [.G108] &amp; &quot;}, year = {&quot; &amp; [.H108] &amp; &quot;}&quot;" office:value-type="string" office:string-value="number={213}, title = {On the Republic. On the Laws}, subtitle = {}, origlanguage ={Latin}, year = {1928}">
            <text:p>number={213}, title = {On the Republic. On the Laws}, subtitle = {}, origlanguage ={Latin}, year = {1928}</text:p>
          </table:table-cell>
          <table:table-cell table:style-name="ce1" office:value-type="float" office:value="213">
            <text:p>213</text:p>
          </table:table-cell>
          <table:table-cell table:style-name="ce5" office:value-type="string">
            <text:p>Cicero, </text:p>
          </table:table-cell>
          <table:table-cell table:style-name="ce5" office:value-type="string">
            <text:p>Cicero</text:p>
          </table:table-cell>
          <table:table-cell table:style-name="ce5" office:value-type="string">
            <text:p>On the Republic. On the Laws</text:p>
          </table:table-cell>
          <table:table-cell table:style-name="ce5"/>
          <table:table-cell table:style-name="ce5" office:value-type="string">
            <text:p>Latin</text:p>
          </table:table-cell>
          <table:table-cell table:style-name="ce1" office:value-type="float" office:value="1928">
            <text:p>1928</text:p>
          </table:table-cell>
          <table:table-cell table:style-name="ce5" table:number-columns-repeated="1000"/>
        </table:table-row>
        <table:table-row table:style-name="ro2">
          <table:table-cell table:formula="of:=&quot;number={&quot;&amp;[.B109]&amp;&quot;}, title = {&quot; &amp;[.E109] &amp; &quot;}, subtitle = {&quot;&amp;[.F109]&amp;&quot;}, origlanguage ={&quot; &amp; [.G109] &amp; &quot;}, year = {&quot; &amp; [.H109] &amp; &quot;}&quot;" office:value-type="string" office:string-value="number={216}, title = {Letters to Friends, Volume II}, subtitle = {Letters 114-280}, origlanguage ={Latin}, year = {2001}">
            <text:p>number={216}, title = {Letters to Friends, Volume II}, subtitle = {Letters 114-280}, origlanguage ={Latin}, year = {2001}</text:p>
          </table:table-cell>
          <table:table-cell table:style-name="ce1" office:value-type="float" office:value="216">
            <text:p>216</text:p>
          </table:table-cell>
          <table:table-cell table:style-name="ce5" office:value-type="string">
            <text:p>Cicero, </text:p>
          </table:table-cell>
          <table:table-cell table:style-name="ce5" office:value-type="string">
            <text:p>Cicero</text:p>
          </table:table-cell>
          <table:table-cell table:style-name="ce5" office:value-type="string">
            <text:p>Letters to Friends, Volume II</text:p>
          </table:table-cell>
          <table:table-cell table:style-name="ce5" office:value-type="string">
            <text:p>Letters 114-280</text:p>
          </table:table-cell>
          <table:table-cell table:style-name="ce5" office:value-type="string">
            <text:p>Latin</text:p>
          </table:table-cell>
          <table:table-cell table:style-name="ce1" office:value-type="float" office:value="2001">
            <text:p>2001</text:p>
          </table:table-cell>
          <table:table-cell table:style-name="ce5" table:number-columns-repeated="1000"/>
        </table:table-row>
        <table:table-row table:style-name="ro2">
          <table:table-cell table:formula="of:=&quot;number={&quot;&amp;[.B110]&amp;&quot;}, title = {&quot; &amp;[.E110] &amp; &quot;}, subtitle = {&quot;&amp;[.F110]&amp;&quot;}, origlanguage ={&quot; &amp; [.G110] &amp; &quot;}, year = {&quot; &amp; [.H110] &amp; &quot;}&quot;" office:value-type="string" office:string-value="number={221}, title = {The Verrine Orations, Volume I}, subtitle = {Against Caecilius. Against Verres, Part 1; Part 2, Books 1-2}, origlanguage ={Latin}, year = {1928}">
            <text:p>number={221}, title = {The Verrine Orations, Volume I}, subtitle = {Against Caecilius. Against Verres, Part 1; Part 2, Books 1-2}, origlanguage ={Latin}, year = {1928}</text:p>
          </table:table-cell>
          <table:table-cell table:style-name="ce1" office:value-type="float" office:value="221">
            <text:p>221</text:p>
          </table:table-cell>
          <table:table-cell table:style-name="ce5" office:value-type="string">
            <text:p>Cicero, </text:p>
          </table:table-cell>
          <table:table-cell table:style-name="ce5" office:value-type="string">
            <text:p>Cicero</text:p>
          </table:table-cell>
          <table:table-cell table:style-name="ce5" office:value-type="string">
            <text:p>The Verrine Orations, Volume I</text:p>
          </table:table-cell>
          <table:table-cell table:style-name="ce5" office:value-type="string">
            <text:p>Against Caecilius. Against Verres, Part 1; Part 2, Books 1-2</text:p>
          </table:table-cell>
          <table:table-cell table:style-name="ce5" office:value-type="string">
            <text:p>Latin</text:p>
          </table:table-cell>
          <table:table-cell table:style-name="ce1" office:value-type="float" office:value="1928">
            <text:p>1928</text:p>
          </table:table-cell>
          <table:table-cell table:style-name="ce5" table:number-columns-repeated="1000"/>
        </table:table-row>
        <table:table-row table:style-name="ro2">
          <table:table-cell table:formula="of:=&quot;number={&quot;&amp;[.B111]&amp;&quot;}, title = {&quot; &amp;[.E111] &amp; &quot;}, subtitle = {&quot;&amp;[.F111]&amp;&quot;}, origlanguage ={&quot; &amp; [.G111] &amp; &quot;}, year = {&quot; &amp; [.H111] &amp; &quot;}&quot;" office:value-type="string" office:string-value="number={230}, title = {Letters to Friends, Volume III}, subtitle = {Letters 281-435}, origlanguage ={Latin}, year = {2001}">
            <text:p>number={230}, title = {Letters to Friends, Volume III}, subtitle = {Letters 281-435}, origlanguage ={Latin}, year = {2001}</text:p>
          </table:table-cell>
          <table:table-cell table:style-name="ce1" office:value-type="float" office:value="230">
            <text:p>230</text:p>
          </table:table-cell>
          <table:table-cell table:style-name="ce5" office:value-type="string">
            <text:p>Cicero, </text:p>
          </table:table-cell>
          <table:table-cell table:style-name="ce5" office:value-type="string">
            <text:p>Cicero</text:p>
          </table:table-cell>
          <table:table-cell table:style-name="ce5" office:value-type="string">
            <text:p>Letters to Friends, Volume III</text:p>
          </table:table-cell>
          <table:table-cell table:style-name="ce5" office:value-type="string">
            <text:p>Letters 281-435</text:p>
          </table:table-cell>
          <table:table-cell table:style-name="ce5" office:value-type="string">
            <text:p>Latin</text:p>
          </table:table-cell>
          <table:table-cell table:style-name="ce1" office:value-type="float" office:value="2001">
            <text:p>2001</text:p>
          </table:table-cell>
          <table:table-cell table:style-name="ce5" table:number-columns-repeated="1000"/>
        </table:table-row>
        <table:table-row table:style-name="ro2">
          <table:table-cell table:formula="of:=&quot;number={&quot;&amp;[.B112]&amp;&quot;}, title = {&quot; &amp;[.E112] &amp; &quot;}, subtitle = {&quot;&amp;[.F112]&amp;&quot;}, origlanguage ={&quot; &amp; [.G112] &amp; &quot;}, year = {&quot; &amp; [.H112] &amp; &quot;}&quot;" office:value-type="string" office:string-value="number={240}, title = {Pro Quinctio. Pro Roscio Amerino. Pro Roscio Comoedo. On the Agrarian Law}, subtitle = {}, origlanguage ={Latin}, year = {1930}">
            <text:p>number={240}, title = {Pro Quinctio. Pro Roscio Amerino. Pro Roscio Comoedo. On the Agrarian Law}, subtitle = {}, origlanguage ={Latin}, year = {1930}</text:p>
          </table:table-cell>
          <table:table-cell table:style-name="ce1" office:value-type="float" office:value="240">
            <text:p>240</text:p>
          </table:table-cell>
          <table:table-cell table:style-name="ce5" office:value-type="string">
            <text:p>Cicero, </text:p>
          </table:table-cell>
          <table:table-cell table:style-name="ce5" office:value-type="string">
            <text:p>Cicero</text:p>
          </table:table-cell>
          <table:table-cell table:style-name="ce5" office:value-type="string">
            <text:p>Pro Quinctio. Pro Roscio Amerino. Pro Roscio Comoedo. On the Agrarian Law</text:p>
          </table:table-cell>
          <table:table-cell table:style-name="ce5"/>
          <table:table-cell table:style-name="ce5" office:value-type="string">
            <text:p>Latin</text:p>
          </table:table-cell>
          <table:table-cell table:style-name="ce1" office:value-type="float" office:value="1930">
            <text:p>1930</text:p>
          </table:table-cell>
          <table:table-cell table:style-name="ce5" table:number-columns-repeated="1000"/>
        </table:table-row>
        <table:table-row table:style-name="ro2">
          <table:table-cell table:formula="of:=&quot;number={&quot;&amp;[.B113]&amp;&quot;}, title = {&quot; &amp;[.E113] &amp; &quot;}, subtitle = {&quot;&amp;[.F113]&amp;&quot;}, origlanguage ={&quot; &amp; [.G113] &amp; &quot;}, year = {&quot; &amp; [.H113] &amp; &quot;}&quot;" office:value-type="string" office:string-value="number={252}, title = {Pro Milone. In Pisonem. Pro Scauro. Pro Fonteio. Pro Rabirio Postumo. Pro Marcello. Pro Ligario. Pro Rege Deiotaro}, subtitle = {}, origlanguage ={Latin}, year = {1931}">
            <text:p>number={252}, title = {Pro Milone. In Pisonem. Pro Scauro. Pro Fonteio. Pro Rabirio Postumo. Pro Marcello. Pro Ligario. Pro Rege Deiotaro}, subtitle = {}, origlanguage ={Latin}, year = {1931}</text:p>
          </table:table-cell>
          <table:table-cell table:style-name="ce1" office:value-type="float" office:value="252">
            <text:p>252</text:p>
          </table:table-cell>
          <table:table-cell table:style-name="ce5" office:value-type="string">
            <text:p>Cicero, </text:p>
          </table:table-cell>
          <table:table-cell table:style-name="ce5" office:value-type="string">
            <text:p>Cicero</text:p>
          </table:table-cell>
          <table:table-cell table:style-name="ce5" office:value-type="string">
            <text:p>Pro Milone. In Pisonem. Pro Scauro. Pro Fonteio. Pro Rabirio Postumo. Pro Marcello. Pro Ligario. Pro Rege Deiotaro</text:p>
          </table:table-cell>
          <table:table-cell table:style-name="ce5"/>
          <table:table-cell table:style-name="ce5" office:value-type="string">
            <text:p>Latin</text:p>
          </table:table-cell>
          <table:table-cell table:style-name="ce1" office:value-type="float" office:value="1931">
            <text:p>1931</text:p>
          </table:table-cell>
          <table:table-cell table:style-name="ce5" table:number-columns-repeated="1000"/>
        </table:table-row>
        <table:table-row table:style-name="ro2">
          <table:table-cell table:formula="of:=&quot;number={&quot;&amp;[.B114]&amp;&quot;}, title = {&quot; &amp;[.E114] &amp; &quot;}, subtitle = {&quot;&amp;[.F114]&amp;&quot;}, origlanguage ={&quot; &amp; [.G114] &amp; &quot;}, year = {&quot; &amp; [.H114] &amp; &quot;}&quot;" office:value-type="string" office:string-value="number={268}, title = {On the Nature of the Gods. Academics}, subtitle = {}, origlanguage ={Latin}, year = {1933}">
            <text:p>number={268}, title = {On the Nature of the Gods. Academics}, subtitle = {}, origlanguage ={Latin}, year = {1933}</text:p>
          </table:table-cell>
          <table:table-cell table:style-name="ce1" office:value-type="float" office:value="268">
            <text:p>268</text:p>
          </table:table-cell>
          <table:table-cell table:style-name="ce5" office:value-type="string">
            <text:p>Cicero, </text:p>
          </table:table-cell>
          <table:table-cell table:style-name="ce5" office:value-type="string">
            <text:p>Cicero</text:p>
          </table:table-cell>
          <table:table-cell table:style-name="ce5" office:value-type="string">
            <text:p>On the Nature of the Gods. Academics</text:p>
          </table:table-cell>
          <table:table-cell table:style-name="ce5"/>
          <table:table-cell table:style-name="ce5" office:value-type="string">
            <text:p>Latin</text:p>
          </table:table-cell>
          <table:table-cell table:style-name="ce1" office:value-type="float" office:value="1933">
            <text:p>1933</text:p>
          </table:table-cell>
          <table:table-cell table:style-name="ce5" table:number-columns-repeated="1000"/>
        </table:table-row>
        <table:table-row table:style-name="ro2">
          <table:table-cell table:formula="of:=&quot;number={&quot;&amp;[.B115]&amp;&quot;}, title = {&quot; &amp;[.E115] &amp; &quot;}, subtitle = {&quot;&amp;[.F115]&amp;&quot;}, origlanguage ={&quot; &amp; [.G115] &amp; &quot;}, year = {&quot; &amp; [.H115] &amp; &quot;}&quot;" office:value-type="string" office:string-value="number={293}, title = {The Verrine Orations, Volume II}, subtitle = {Against Verres, Part 2, Books 3-5}, origlanguage ={Latin}, year = {1935}">
            <text:p>number={293}, title = {The Verrine Orations, Volume II}, subtitle = {Against Verres, Part 2, Books 3-5}, origlanguage ={Latin}, year = {1935}</text:p>
          </table:table-cell>
          <table:table-cell table:style-name="ce1" office:value-type="float" office:value="293">
            <text:p>293</text:p>
          </table:table-cell>
          <table:table-cell table:style-name="ce5" office:value-type="string">
            <text:p>Cicero, </text:p>
          </table:table-cell>
          <table:table-cell table:style-name="ce5" office:value-type="string">
            <text:p>Cicero</text:p>
          </table:table-cell>
          <table:table-cell table:style-name="ce5" office:value-type="string">
            <text:p>The Verrine Orations, Volume II</text:p>
          </table:table-cell>
          <table:table-cell table:style-name="ce5" office:value-type="string">
            <text:p>Against Verres, Part 2, Books 3-5</text:p>
          </table:table-cell>
          <table:table-cell table:style-name="ce5" office:value-type="string">
            <text:p>Latin</text:p>
          </table:table-cell>
          <table:table-cell table:style-name="ce1" office:value-type="float" office:value="1935">
            <text:p>1935</text:p>
          </table:table-cell>
          <table:table-cell table:style-name="ce5" table:number-columns-repeated="1000"/>
        </table:table-row>
        <table:table-row table:style-name="ro2">
          <table:table-cell table:formula="of:=&quot;number={&quot;&amp;[.B116]&amp;&quot;}, title = {&quot; &amp;[.E116] &amp; &quot;}, subtitle = {&quot;&amp;[.F116]&amp;&quot;}, origlanguage ={&quot; &amp; [.G116] &amp; &quot;}, year = {&quot; &amp; [.H116] &amp; &quot;}&quot;" office:value-type="string" office:string-value="number={309}, title = {Pro Sestio. In Vatinium}, subtitle = {}, origlanguage ={Latin}, year = {1958}">
            <text:p>number={309}, title = {Pro Sestio. In Vatinium}, subtitle = {}, origlanguage ={Latin}, year = {1958}</text:p>
          </table:table-cell>
          <table:table-cell table:style-name="ce1" office:value-type="float" office:value="309">
            <text:p>309</text:p>
          </table:table-cell>
          <table:table-cell table:style-name="ce5" office:value-type="string">
            <text:p>Cicero, </text:p>
          </table:table-cell>
          <table:table-cell table:style-name="ce5" office:value-type="string">
            <text:p>Cicero</text:p>
          </table:table-cell>
          <table:table-cell table:style-name="ce5" office:value-type="string">
            <text:p>Pro Sestio. In Vatinium</text:p>
          </table:table-cell>
          <table:table-cell table:style-name="ce5"/>
          <table:table-cell table:style-name="ce5" office:value-type="string">
            <text:p>Latin</text:p>
          </table:table-cell>
          <table:table-cell table:style-name="ce1" office:value-type="float" office:value="1958">
            <text:p>1958</text:p>
          </table:table-cell>
          <table:table-cell table:style-name="ce5" table:number-columns-repeated="1000"/>
        </table:table-row>
        <table:table-row table:style-name="ro2">
          <table:table-cell table:formula="of:=&quot;number={&quot;&amp;[.B117]&amp;&quot;}, title = {&quot; &amp;[.E117] &amp; &quot;}, subtitle = {&quot;&amp;[.F117]&amp;&quot;}, origlanguage ={&quot; &amp; [.G117] &amp; &quot;}, year = {&quot; &amp; [.H117] &amp; &quot;}&quot;" office:value-type="string" office:string-value="number={324}, title = {In Catilinam 1-4. Pro Murena. Pro Sulla. Pro Flacco}, subtitle = {}, origlanguage ={Latin}, year = {1976}">
            <text:p>number={324}, title = {In Catilinam 1-4. Pro Murena. Pro Sulla. Pro Flacco}, subtitle = {}, origlanguage ={Latin}, year = {1976}</text:p>
          </table:table-cell>
          <table:table-cell table:style-name="ce1" office:value-type="float" office:value="324">
            <text:p>324</text:p>
          </table:table-cell>
          <table:table-cell table:style-name="ce5" office:value-type="string">
            <text:p>Cicero, </text:p>
          </table:table-cell>
          <table:table-cell table:style-name="ce5" office:value-type="string">
            <text:p>Cicero</text:p>
          </table:table-cell>
          <table:table-cell table:style-name="ce5" office:value-type="string">
            <text:p>In Catilinam 1-4. Pro Murena. Pro Sulla. Pro Flacco</text:p>
          </table:table-cell>
          <table:table-cell table:style-name="ce5"/>
          <table:table-cell table:style-name="ce5" office:value-type="string">
            <text:p>Latin</text:p>
          </table:table-cell>
          <table:table-cell table:style-name="ce1" office:value-type="float" office:value="1976">
            <text:p>1976</text:p>
          </table:table-cell>
          <table:table-cell table:style-name="ce5" table:number-columns-repeated="1000"/>
        </table:table-row>
        <table:table-row table:style-name="ro2">
          <table:table-cell table:formula="of:=&quot;number={&quot;&amp;[.B118]&amp;&quot;}, title = {&quot; &amp;[.E118] &amp; &quot;}, subtitle = {&quot;&amp;[.F118]&amp;&quot;}, origlanguage ={&quot; &amp; [.G118] &amp; &quot;}, year = {&quot; &amp; [.H118] &amp; &quot;}&quot;" office:value-type="string" office:string-value="number={342}, title = {Brutus. Orator}, subtitle = {}, origlanguage ={Latin}, year = {1939}">
            <text:p>number={342}, title = {Brutus. Orator}, subtitle = {}, origlanguage ={Latin}, year = {1939}</text:p>
          </table:table-cell>
          <table:table-cell table:style-name="ce1" office:value-type="float" office:value="342">
            <text:p>342</text:p>
          </table:table-cell>
          <table:table-cell table:style-name="ce5" office:value-type="string">
            <text:p>Cicero, </text:p>
          </table:table-cell>
          <table:table-cell table:style-name="ce5" office:value-type="string">
            <text:p>Cicero</text:p>
          </table:table-cell>
          <table:table-cell table:style-name="ce5" office:value-type="string">
            <text:p>Brutus. Orator</text:p>
          </table:table-cell>
          <table:table-cell table:style-name="ce5"/>
          <table:table-cell table:style-name="ce5" office:value-type="string">
            <text:p>Latin</text:p>
          </table:table-cell>
          <table:table-cell table:style-name="ce1" office:value-type="float" office:value="1939">
            <text:p>1939</text:p>
          </table:table-cell>
          <table:table-cell table:style-name="ce5" table:number-columns-repeated="1000"/>
        </table:table-row>
        <table:table-row table:style-name="ro2">
          <table:table-cell table:formula="of:=&quot;number={&quot;&amp;[.B119]&amp;&quot;}, title = {&quot; &amp;[.E119] &amp; &quot;}, subtitle = {&quot;&amp;[.F119]&amp;&quot;}, origlanguage ={&quot; &amp; [.G119] &amp; &quot;}, year = {&quot; &amp; [.H119] &amp; &quot;}&quot;" office:value-type="string" office:string-value="number={348}, title = {On the Orator: Books 1-2}, subtitle = {}, origlanguage ={Latin}, year = {1942}">
            <text:p>number={348}, title = {On the Orator: Books 1-2}, subtitle = {}, origlanguage ={Latin}, year = {1942}</text:p>
          </table:table-cell>
          <table:table-cell table:style-name="ce1" office:value-type="float" office:value="348">
            <text:p>348</text:p>
          </table:table-cell>
          <table:table-cell table:style-name="ce5" office:value-type="string">
            <text:p>Cicero, </text:p>
          </table:table-cell>
          <table:table-cell table:style-name="ce5" office:value-type="string">
            <text:p>Cicero</text:p>
          </table:table-cell>
          <table:table-cell table:style-name="ce5" office:value-type="string">
            <text:p>On the Orator: Books 1-2</text:p>
          </table:table-cell>
          <table:table-cell table:style-name="ce5"/>
          <table:table-cell table:style-name="ce5" office:value-type="string">
            <text:p>Latin</text:p>
          </table:table-cell>
          <table:table-cell table:style-name="ce1" office:value-type="float" office:value="1942">
            <text:p>1942</text:p>
          </table:table-cell>
          <table:table-cell table:style-name="ce5" table:number-columns-repeated="1000"/>
        </table:table-row>
        <table:table-row table:style-name="ro2">
          <table:table-cell table:formula="of:=&quot;number={&quot;&amp;[.B120]&amp;&quot;}, title = {&quot; &amp;[.E120] &amp; &quot;}, subtitle = {&quot;&amp;[.F120]&amp;&quot;}, origlanguage ={&quot; &amp; [.G120] &amp; &quot;}, year = {&quot; &amp; [.H120] &amp; &quot;}&quot;" office:value-type="string" office:string-value="number={349}, title = {On the Orator: Book 3. On Fate. Stoic Paradoxes. Divisions of Oratory}, subtitle = {}, origlanguage ={Latin}, year = {1942}">
            <text:p>number={349}, title = {On the Orator: Book 3. On Fate. Stoic Paradoxes. Divisions of Oratory}, subtitle = {}, origlanguage ={Latin}, year = {1942}</text:p>
          </table:table-cell>
          <table:table-cell table:style-name="ce1" office:value-type="float" office:value="349">
            <text:p>349</text:p>
          </table:table-cell>
          <table:table-cell table:style-name="ce5" office:value-type="string">
            <text:p>Cicero, </text:p>
          </table:table-cell>
          <table:table-cell table:style-name="ce5" office:value-type="string">
            <text:p>Cicero</text:p>
          </table:table-cell>
          <table:table-cell table:style-name="ce5" office:value-type="string">
            <text:p>On the Orator: Book 3. On Fate. Stoic Paradoxes. Divisions of Oratory</text:p>
          </table:table-cell>
          <table:table-cell table:style-name="ce5"/>
          <table:table-cell table:style-name="ce5" office:value-type="string">
            <text:p>Latin</text:p>
          </table:table-cell>
          <table:table-cell table:style-name="ce1" office:value-type="float" office:value="1942">
            <text:p>1942</text:p>
          </table:table-cell>
          <table:table-cell table:style-name="ce5" table:number-columns-repeated="1000"/>
        </table:table-row>
        <table:table-row table:style-name="ro2">
          <table:table-cell table:formula="of:=&quot;number={&quot;&amp;[.B121]&amp;&quot;}, title = {&quot; &amp;[.E121] &amp; &quot;}, subtitle = {&quot;&amp;[.F121]&amp;&quot;}, origlanguage ={&quot; &amp; [.G121] &amp; &quot;}, year = {&quot; &amp; [.H121] &amp; &quot;}&quot;" office:value-type="string" office:string-value="number={386}, title = {On Invention. The Best Kind of Orator. Topics}, subtitle = {}, origlanguage ={Latin}, year = {1949}">
            <text:p>number={386}, title = {On Invention. The Best Kind of Orator. Topics}, subtitle = {}, origlanguage ={Latin}, year = {1949}</text:p>
          </table:table-cell>
          <table:table-cell table:style-name="ce1" office:value-type="float" office:value="386">
            <text:p>386</text:p>
          </table:table-cell>
          <table:table-cell table:style-name="ce5" office:value-type="string">
            <text:p>Cicero, </text:p>
          </table:table-cell>
          <table:table-cell table:style-name="ce5" office:value-type="string">
            <text:p>Cicero</text:p>
          </table:table-cell>
          <table:table-cell table:style-name="ce5" office:value-type="string">
            <text:p>On Invention. The Best Kind of Orator. Topics</text:p>
          </table:table-cell>
          <table:table-cell table:style-name="ce5"/>
          <table:table-cell table:style-name="ce5" office:value-type="string">
            <text:p>Latin</text:p>
          </table:table-cell>
          <table:table-cell table:style-name="ce1" office:value-type="float" office:value="1949">
            <text:p>1949</text:p>
          </table:table-cell>
          <table:table-cell table:style-name="ce5" table:number-columns-repeated="1000"/>
        </table:table-row>
        <table:table-row table:style-name="ro2">
          <table:table-cell table:formula="of:=&quot;number={&quot;&amp;[.B122]&amp;&quot;}, title = {&quot; &amp;[.E122] &amp; &quot;}, subtitle = {&quot;&amp;[.F122]&amp;&quot;}, origlanguage ={&quot; &amp; [.G122] &amp; &quot;}, year = {&quot; &amp; [.H122] &amp; &quot;}&quot;" office:value-type="string" office:string-value="number={403}, title = {Rhetorica ad Herennium}, subtitle = {}, origlanguage ={Latin}, year = {1954}">
            <text:p>number={403}, title = {Rhetorica ad Herennium}, subtitle = {}, origlanguage ={Latin}, year = {1954}</text:p>
          </table:table-cell>
          <table:table-cell table:style-name="ce1" office:value-type="float" office:value="403">
            <text:p>403</text:p>
          </table:table-cell>
          <table:table-cell table:style-name="ce5" office:value-type="string">
            <text:p>Cicero, </text:p>
          </table:table-cell>
          <table:table-cell table:style-name="ce5" office:value-type="string">
            <text:p>Cicero</text:p>
          </table:table-cell>
          <table:table-cell table:style-name="ce5" office:value-type="string">
            <text:p>Rhetorica ad Herennium</text:p>
          </table:table-cell>
          <table:table-cell table:style-name="ce5"/>
          <table:table-cell table:style-name="ce5" office:value-type="string">
            <text:p>Latin</text:p>
          </table:table-cell>
          <table:table-cell table:style-name="ce1" office:value-type="float" office:value="1954">
            <text:p>1954</text:p>
          </table:table-cell>
          <table:table-cell table:style-name="ce5" table:number-columns-repeated="1000"/>
        </table:table-row>
        <table:table-row table:style-name="ro2">
          <table:table-cell table:formula="of:=&quot;number={&quot;&amp;[.B123]&amp;&quot;}, title = {&quot; &amp;[.E123] &amp; &quot;}, subtitle = {&quot;&amp;[.F123]&amp;&quot;}, origlanguage ={&quot; &amp; [.G123] &amp; &quot;}, year = {&quot; &amp; [.H123] &amp; &quot;}&quot;" office:value-type="string" office:string-value="number={447}, title = {Pro Caelio. De Provinciis Consularibus. Pro Balbo}, subtitle = {}, origlanguage ={Latin}, year = {1958}">
            <text:p>number={447}, title = {Pro Caelio. De Provinciis Consularibus. Pro Balbo}, subtitle = {}, origlanguage ={Latin}, year = {1958}</text:p>
          </table:table-cell>
          <table:table-cell table:style-name="ce1" office:value-type="float" office:value="447">
            <text:p>447</text:p>
          </table:table-cell>
          <table:table-cell table:style-name="ce5" office:value-type="string">
            <text:p>Cicero, </text:p>
          </table:table-cell>
          <table:table-cell table:style-name="ce5" office:value-type="string">
            <text:p>Cicero</text:p>
          </table:table-cell>
          <table:table-cell table:style-name="ce5" office:value-type="string">
            <text:p>Pro Caelio. De Provinciis Consularibus. Pro Balbo</text:p>
          </table:table-cell>
          <table:table-cell table:style-name="ce5"/>
          <table:table-cell table:style-name="ce5" office:value-type="string">
            <text:p>Latin</text:p>
          </table:table-cell>
          <table:table-cell table:style-name="ce1" office:value-type="float" office:value="1958">
            <text:p>1958</text:p>
          </table:table-cell>
          <table:table-cell table:style-name="ce5" table:number-columns-repeated="1000"/>
        </table:table-row>
        <table:table-row table:style-name="ro2">
          <table:table-cell table:formula="of:=&quot;number={&quot;&amp;[.B124]&amp;&quot;}, title = {&quot; &amp;[.E124] &amp; &quot;}, subtitle = {&quot;&amp;[.F124]&amp;&quot;}, origlanguage ={&quot; &amp; [.G124] &amp; &quot;}, year = {&quot; &amp; [.H124] &amp; &quot;}&quot;" office:value-type="string" office:string-value="number={462}, title = {Letters to Quintus and Brutus. Letter Fragments. Letter to Octavian. Invectives. Handbook of Electioneering}, subtitle = {}, origlanguage ={Latin}, year = {2002}">
            <text:p>number={462}, title = {Letters to Quintus and Brutus. Letter Fragments. Letter to Octavian. Invectives. Handbook of Electioneering}, subtitle = {}, origlanguage ={Latin}, year = {2002}</text:p>
          </table:table-cell>
          <table:table-cell table:style-name="ce1" office:value-type="float" office:value="462">
            <text:p>462</text:p>
          </table:table-cell>
          <table:table-cell table:style-name="ce5" office:value-type="string">
            <text:p>Cicero, </text:p>
          </table:table-cell>
          <table:table-cell table:style-name="ce5" office:value-type="string">
            <text:p>Cicero</text:p>
          </table:table-cell>
          <table:table-cell table:style-name="ce5" office:value-type="string">
            <text:p>Letters to Quintus and Brutus. Letter Fragments. Letter to Octavian. Invectives. Handbook of Electioneering</text:p>
          </table:table-cell>
          <table:table-cell table:style-name="ce5"/>
          <table:table-cell table:style-name="ce5" office:value-type="string">
            <text:p>Latin</text:p>
          </table:table-cell>
          <table:table-cell table:style-name="ce1" office:value-type="float" office:value="2002">
            <text:p>2002</text:p>
          </table:table-cell>
          <table:table-cell table:style-name="ce5" table:number-columns-repeated="1000"/>
        </table:table-row>
        <table:table-row table:style-name="ro2">
          <table:table-cell table:formula="of:=&quot;number={&quot;&amp;[.B125]&amp;&quot;}, title = {&quot; &amp;[.E125] &amp; &quot;}, subtitle = {&quot;&amp;[.F125]&amp;&quot;}, origlanguage ={&quot; &amp; [.G125] &amp; &quot;}, year = {&quot; &amp; [.H125] &amp; &quot;}&quot;" office:value-type="string" office:string-value="number={491}, title = {Letters to Atticus, Volume IV}, subtitle = {}, origlanguage ={Latin}, year = {1999}">
            <text:p>number={491}, title = {Letters to Atticus, Volume IV}, subtitle = {}, origlanguage ={Latin}, year = {1999}</text:p>
          </table:table-cell>
          <table:table-cell table:style-name="ce1" office:value-type="float" office:value="491">
            <text:p>491</text:p>
          </table:table-cell>
          <table:table-cell table:style-name="ce5" office:value-type="string">
            <text:p>Cicero, </text:p>
          </table:table-cell>
          <table:table-cell table:style-name="ce5" office:value-type="string">
            <text:p>Cicero</text:p>
          </table:table-cell>
          <table:table-cell table:style-name="ce5" office:value-type="string">
            <text:p>Letters to Atticus, Volume IV</text:p>
          </table:table-cell>
          <table:table-cell table:style-name="ce5"/>
          <table:table-cell table:style-name="ce5" office:value-type="string">
            <text:p>Latin</text:p>
          </table:table-cell>
          <table:table-cell table:style-name="ce1" office:value-type="float" office:value="1999">
            <text:p>1999</text:p>
          </table:table-cell>
          <table:table-cell table:style-name="ce5" table:number-columns-repeated="1000"/>
        </table:table-row>
        <table:table-row table:style-name="ro2">
          <table:table-cell table:formula="of:=&quot;number={&quot;&amp;[.B126]&amp;&quot;}, title = {&quot; &amp;[.E126] &amp; &quot;}, subtitle = {&quot;&amp;[.F126]&amp;&quot;}, origlanguage ={&quot; &amp; [.G126] &amp; &quot;}, year = {&quot; &amp; [.H126] &amp; &quot;}&quot;" office:value-type="string" office:string-value="number={507}, title = {Philippics 7-14}, subtitle = {}, origlanguage ={Latin}, year = {2010}">
            <text:p>number={507}, title = {Philippics 7-14}, subtitle = {}, origlanguage ={Latin}, year = {2010}</text:p>
          </table:table-cell>
          <table:table-cell table:style-name="ce1" office:value-type="float" office:value="507">
            <text:p>507</text:p>
          </table:table-cell>
          <table:table-cell table:style-name="ce5" office:value-type="string">
            <text:p>Cicero, </text:p>
          </table:table-cell>
          <table:table-cell table:style-name="ce5" office:value-type="string">
            <text:p>Cicero</text:p>
          </table:table-cell>
          <table:table-cell table:style-name="ce5" office:value-type="string">
            <text:p>Philippics 7-14</text:p>
          </table:table-cell>
          <table:table-cell table:style-name="ce5"/>
          <table:table-cell table:style-name="ce5" office:value-type="string">
            <text:p>Latin</text:p>
          </table:table-cell>
          <table:table-cell table:style-name="ce1" office:value-type="float" office:value="2010">
            <text:p>2010</text:p>
          </table:table-cell>
          <table:table-cell table:style-name="ce5" table:number-columns-repeated="1000"/>
        </table:table-row>
        <table:table-row table:style-name="ro2">
          <table:table-cell table:formula="of:=&quot;number={&quot;&amp;[.B127]&amp;&quot;}, title = {&quot; &amp;[.E127] &amp; &quot;}, subtitle = {&quot;&amp;[.F127]&amp;&quot;}, origlanguage ={&quot; &amp; [.G127] &amp; &quot;}, year = {&quot; &amp; [.H127] &amp; &quot;}&quot;" office:value-type="string" office:string-value="number={135}, title = {Panegyric on Probinus and Olybrius. Against Rufinus 1 and 2. War against Gildo. Against Eutropius 1 and 2. Fescennine Verses on the Marriage of Honorius. Epithalamium  of Honorius and Maria. Panegyrics on the Third and Fourth Consulships of Honorius. Pane}, subtitle = {}, origlanguage ={Latin}, year = {1922}">
            <text:p>number={135}, title = {Panegyric on Probinus and Olybrius. Against Rufinus 1 and 2. War against Gildo. Against Eutropius 1 and 2. Fescennine Verses on the Marriage of Honorius. Epithalamium <text:s/>of Honorius and Maria. Panegyrics on the Third and Fourth Consulships of Honorius. Pane}, subtitle = {}, origlanguage ={Latin}, year = {1922}</text:p>
          </table:table-cell>
          <table:table-cell table:style-name="ce1" office:value-type="float" office:value="135">
            <text:p>135</text:p>
          </table:table-cell>
          <table:table-cell table:style-name="ce5" office:value-type="string">
            <text:p>Claudian, </text:p>
          </table:table-cell>
          <table:table-cell table:style-name="ce5" office:value-type="string">
            <text:p>Claudian</text:p>
          </table:table-cell>
          <table:table-cell table:style-name="ce5" office:value-type="string">
            <text:p>Panegyric on Probinus and Olybrius. Against Rufinus 1 and 2. War against Gildo. Against Eutropius 1 and 2. Fescennine Verses on the Marriage of Honorius. Epithalamium <text:s/>of Honorius and Maria. Panegyrics on the Third and Fourth Consulships of Honorius. Pane</text:p>
          </table:table-cell>
          <table:table-cell table:style-name="ce5"/>
          <table:table-cell table:style-name="ce5" office:value-type="string">
            <text:p>Latin</text:p>
          </table:table-cell>
          <table:table-cell table:style-name="ce1" office:value-type="float" office:value="1922">
            <text:p>1922</text:p>
          </table:table-cell>
          <table:table-cell table:style-name="ce5" table:number-columns-repeated="1000"/>
        </table:table-row>
        <table:table-row table:style-name="ro2">
          <table:table-cell table:formula="of:=&quot;number={&quot;&amp;[.B128]&amp;&quot;}, title = {&quot; &amp;[.E128] &amp; &quot;}, subtitle = {&quot;&amp;[.F128]&amp;&quot;}, origlanguage ={&quot; &amp; [.G128] &amp; &quot;}, year = {&quot; &amp; [.H128] &amp; &quot;}&quot;" office:value-type="string" office:string-value="number={136}, title = {On Stilicho's Consulship 2-3. Panegyric on the Sixth Consulship of Honorius. The Gothic War. Shorter Poems. Rape of Proserpina}, subtitle = {}, origlanguage ={Latin}, year = {1922}">
            <text:p>number={136}, title = {On Stilicho's Consulship 2-3. Panegyric on the Sixth Consulship of Honorius. The Gothic War. Shorter Poems. Rape of Proserpina}, subtitle = {}, origlanguage ={Latin}, year = {1922}</text:p>
          </table:table-cell>
          <table:table-cell table:style-name="ce1" office:value-type="float" office:value="136">
            <text:p>136</text:p>
          </table:table-cell>
          <table:table-cell table:style-name="ce5" office:value-type="string">
            <text:p>Claudian, </text:p>
          </table:table-cell>
          <table:table-cell table:style-name="ce5" office:value-type="string">
            <text:p>Claudian</text:p>
          </table:table-cell>
          <table:table-cell table:style-name="ce5" office:value-type="string">
            <text:p>On Stilicho's Consulship 2-3. Panegyric on the Sixth Consulship of Honorius. The Gothic War. Shorter Poems. Rape of Proserpina</text:p>
          </table:table-cell>
          <table:table-cell table:style-name="ce5"/>
          <table:table-cell table:style-name="ce5" office:value-type="string">
            <text:p>Latin</text:p>
          </table:table-cell>
          <table:table-cell table:style-name="ce1" office:value-type="float" office:value="1922">
            <text:p>1922</text:p>
          </table:table-cell>
          <table:table-cell table:style-name="ce5" table:number-columns-repeated="1000"/>
        </table:table-row>
        <table:table-row table:style-name="ro2">
          <table:table-cell table:formula="of:=&quot;number={&quot;&amp;[.B129]&amp;&quot;}, title = {&quot; &amp;[.E129] &amp; &quot;}, subtitle = {&quot;&amp;[.F129]&amp;&quot;}, origlanguage ={&quot; &amp; [.G129] &amp; &quot;}, year = {&quot; &amp; [.H129] &amp; &quot;}&quot;" office:value-type="string" office:string-value="number={92}, title = {The Exhortation to the Greeks. The Rich Man's Salvation. To the Newly Baptized}, subtitle = {}, origlanguage ={Greek}, year = {1919}">
            <text:p>number={92}, title = {The Exhortation to the Greeks. The Rich Man's Salvation. To the Newly Baptized}, subtitle = {}, origlanguage ={Greek}, year = {1919}</text:p>
          </table:table-cell>
          <table:table-cell table:style-name="ce1" office:value-type="float" office:value="92">
            <text:p>92</text:p>
          </table:table-cell>
          <table:table-cell table:style-name="ce5" office:value-type="string">
            <text:p>Clement of Alexandria, </text:p>
          </table:table-cell>
          <table:table-cell table:style-name="ce5" office:value-type="string">
            <text:p>Clement of Alexandria</text:p>
          </table:table-cell>
          <table:table-cell table:style-name="ce5" office:value-type="string">
            <text:p>The Exhortation to the Greeks. The Rich Man's Salvation. To the Newly Baptized</text:p>
          </table:table-cell>
          <table:table-cell table:style-name="ce5"/>
          <table:table-cell table:style-name="ce5" office:value-type="string">
            <text:p>Greek</text:p>
          </table:table-cell>
          <table:table-cell table:style-name="ce1" office:value-type="float" office:value="1919">
            <text:p>1919</text:p>
          </table:table-cell>
          <table:table-cell table:style-name="ce5" table:number-columns-repeated="1000"/>
        </table:table-row>
        <table:table-row table:style-name="ro2">
          <table:table-cell table:formula="of:=&quot;number={&quot;&amp;[.B130]&amp;&quot;}, title = {&quot; &amp;[.E130] &amp; &quot;}, subtitle = {&quot;&amp;[.F130]&amp;&quot;}, origlanguage ={&quot; &amp; [.G130] &amp; &quot;}, year = {&quot; &amp; [.H130] &amp; &quot;}&quot;" office:value-type="string" office:string-value="number={361}, title = {On Agriculture, Volume I}, subtitle = {Books 1-4}, origlanguage ={Latin}, year = {1941}">
            <text:p>number={361}, title = {On Agriculture, Volume I}, subtitle = {Books 1-4}, origlanguage ={Latin}, year = {1941}</text:p>
          </table:table-cell>
          <table:table-cell table:style-name="ce1" office:value-type="float" office:value="361">
            <text:p>361</text:p>
          </table:table-cell>
          <table:table-cell table:style-name="ce5" office:value-type="string">
            <text:p>Columella, </text:p>
          </table:table-cell>
          <table:table-cell table:style-name="ce5" office:value-type="string">
            <text:p>Columella</text:p>
          </table:table-cell>
          <table:table-cell table:style-name="ce5" office:value-type="string">
            <text:p>On Agriculture, Volume I</text:p>
          </table:table-cell>
          <table:table-cell table:style-name="ce5" office:value-type="string">
            <text:p>Books 1-4</text:p>
          </table:table-cell>
          <table:table-cell table:style-name="ce5" office:value-type="string">
            <text:p>Latin</text:p>
          </table:table-cell>
          <table:table-cell table:style-name="ce1" office:value-type="float" office:value="1941">
            <text:p>1941</text:p>
          </table:table-cell>
          <table:table-cell table:style-name="ce5" table:number-columns-repeated="1000"/>
        </table:table-row>
        <table:table-row table:style-name="ro2">
          <table:table-cell table:formula="of:=&quot;number={&quot;&amp;[.B131]&amp;&quot;}, title = {&quot; &amp;[.E131] &amp; &quot;}, subtitle = {&quot;&amp;[.F131]&amp;&quot;}, origlanguage ={&quot; &amp; [.G131] &amp; &quot;}, year = {&quot; &amp; [.H131] &amp; &quot;}&quot;" office:value-type="string" office:string-value="number={407}, title = {On Agriculture, Volume II}, subtitle = {Books 5-9}, origlanguage ={Latin}, year = {1954}">
            <text:p>number={407}, title = {On Agriculture, Volume II}, subtitle = {Books 5-9}, origlanguage ={Latin}, year = {1954}</text:p>
          </table:table-cell>
          <table:table-cell table:style-name="ce1" office:value-type="float" office:value="407">
            <text:p>407</text:p>
          </table:table-cell>
          <table:table-cell table:style-name="ce5" office:value-type="string">
            <text:p>Columella, </text:p>
          </table:table-cell>
          <table:table-cell table:style-name="ce5" office:value-type="string">
            <text:p>Columella</text:p>
          </table:table-cell>
          <table:table-cell table:style-name="ce5" office:value-type="string">
            <text:p>On Agriculture, Volume II</text:p>
          </table:table-cell>
          <table:table-cell table:style-name="ce5" office:value-type="string">
            <text:p>Books 5-9</text:p>
          </table:table-cell>
          <table:table-cell table:style-name="ce5" office:value-type="string">
            <text:p>Latin</text:p>
          </table:table-cell>
          <table:table-cell table:style-name="ce1" office:value-type="float" office:value="1954">
            <text:p>1954</text:p>
          </table:table-cell>
          <table:table-cell table:style-name="ce5" table:number-columns-repeated="1000"/>
        </table:table-row>
        <table:table-row table:style-name="ro2">
          <table:table-cell table:formula="of:=&quot;number={&quot;&amp;[.B132]&amp;&quot;}, title = {&quot; &amp;[.E132] &amp; &quot;}, subtitle = {&quot;&amp;[.F132]&amp;&quot;}, origlanguage ={&quot; &amp; [.G132] &amp; &quot;}, year = {&quot; &amp; [.H132] &amp; &quot;}&quot;" office:value-type="string" office:string-value="number={408}, title = {On Agriculture, Volume III}, subtitle = {Books 10-12. On Trees}, origlanguage ={Latin}, year = {1955}">
            <text:p>number={408}, title = {On Agriculture, Volume III}, subtitle = {Books 10-12. On Trees}, origlanguage ={Latin}, year = {1955}</text:p>
          </table:table-cell>
          <table:table-cell table:style-name="ce1" office:value-type="float" office:value="408">
            <text:p>408</text:p>
          </table:table-cell>
          <table:table-cell table:style-name="ce5" office:value-type="string">
            <text:p>Columella, </text:p>
          </table:table-cell>
          <table:table-cell table:style-name="ce5" office:value-type="string">
            <text:p>Columella</text:p>
          </table:table-cell>
          <table:table-cell table:style-name="ce5" office:value-type="string">
            <text:p>On Agriculture, Volume III</text:p>
          </table:table-cell>
          <table:table-cell table:style-name="ce5" office:value-type="string">
            <text:p>Books 10-12. On Trees</text:p>
          </table:table-cell>
          <table:table-cell table:style-name="ce5" office:value-type="string">
            <text:p>Latin</text:p>
          </table:table-cell>
          <table:table-cell table:style-name="ce1" office:value-type="float" office:value="1955">
            <text:p>1955</text:p>
          </table:table-cell>
          <table:table-cell table:style-name="ce5" table:number-columns-repeated="1000"/>
        </table:table-row>
        <table:table-row table:style-name="ro2">
          <table:table-cell table:formula="of:=&quot;number={&quot;&amp;[.B133]&amp;&quot;}, title = {&quot; &amp;[.E133] &amp; &quot;}, subtitle = {&quot;&amp;[.F133]&amp;&quot;}, origlanguage ={&quot; &amp; [.G133] &amp; &quot;}, year = {&quot; &amp; [.H133] &amp; &quot;}&quot;" office:value-type="string" office:string-value="number={467}, title = {On Great Generals. On Historians}, subtitle = {}, origlanguage ={Latin}, year = {1929}">
            <text:p>number={467}, title = {On Great Generals. On Historians}, subtitle = {}, origlanguage ={Latin}, year = {1929}</text:p>
          </table:table-cell>
          <table:table-cell table:style-name="ce1" office:value-type="float" office:value="467">
            <text:p>467</text:p>
          </table:table-cell>
          <table:table-cell table:style-name="ce5" office:value-type="string">
            <text:p>Cornelius Nepos, </text:p>
          </table:table-cell>
          <table:table-cell table:style-name="ce5" office:value-type="string">
            <text:p>Cornelius Nepos</text:p>
          </table:table-cell>
          <table:table-cell table:style-name="ce5" office:value-type="string">
            <text:p>On Great Generals. On Historians</text:p>
          </table:table-cell>
          <table:table-cell table:style-name="ce5"/>
          <table:table-cell table:style-name="ce5" office:value-type="string">
            <text:p>Latin</text:p>
          </table:table-cell>
          <table:table-cell table:style-name="ce1" office:value-type="float" office:value="1929">
            <text:p>1929</text:p>
          </table:table-cell>
          <table:table-cell table:style-name="ce5" table:number-columns-repeated="1000"/>
        </table:table-row>
        <table:table-row table:style-name="ro2">
          <table:table-cell table:formula="of:=&quot;number={&quot;&amp;[.B134]&amp;&quot;}, title = {&quot; &amp;[.E134] &amp; &quot;}, subtitle = {&quot;&amp;[.F134]&amp;&quot;}, origlanguage ={&quot; &amp; [.G134] &amp; &quot;}, year = {&quot; &amp; [.H134] &amp; &quot;}&quot;" office:value-type="string" office:string-value="number={142}, title = {Greek Lyric, Volume I: Sappho and Alcaeus}, subtitle = {}, origlanguage ={Greek}, year = {1982}">
            <text:p>number={142}, title = {Greek Lyric, Volume I: Sappho and Alcaeus}, subtitle = {}, origlanguage ={Greek}, year = {1982}</text:p>
          </table:table-cell>
          <table:table-cell table:style-name="ce1" office:value-type="float" office:value="142">
            <text:p>142</text:p>
          </table:table-cell>
          <table:table-cell table:style-name="ce5" office:value-type="string">
            <text:p>Sappho, ,Alcaeus, </text:p>
          </table:table-cell>
          <table:table-cell table:style-name="ce5" office:value-type="string">
            <text:p>David A. Campbell</text:p>
          </table:table-cell>
          <table:table-cell table:style-name="ce5" office:value-type="string">
            <text:p>Greek Lyric, Volume I: Sappho and Alcaeus</text:p>
          </table:table-cell>
          <table:table-cell table:style-name="ce5"/>
          <table:table-cell table:style-name="ce5" office:value-type="string">
            <text:p>Greek</text:p>
          </table:table-cell>
          <table:table-cell table:style-name="ce1" office:value-type="float" office:value="1982">
            <text:p>1982</text:p>
          </table:table-cell>
          <table:table-cell table:style-name="ce5" table:number-columns-repeated="1000"/>
        </table:table-row>
        <table:table-row table:style-name="ro2">
          <table:table-cell table:formula="of:=&quot;number={&quot;&amp;[.B135]&amp;&quot;}, title = {&quot; &amp;[.E135] &amp; &quot;}, subtitle = {&quot;&amp;[.F135]&amp;&quot;}, origlanguage ={&quot; &amp; [.G135] &amp; &quot;}, year = {&quot; &amp; [.H135] &amp; &quot;}&quot;" office:value-type="string" office:string-value="number={143}, title = {Greek Lyric, Volume II: Anacreon, Anacreontea, Choral Lyric from Olympus to Alcman}, subtitle = {}, origlanguage ={Greek}, year = {1988}">
            <text:p>number={143}, title = {Greek Lyric, Volume II: Anacreon, Anacreontea, Choral Lyric from Olympus to Alcman}, subtitle = {}, origlanguage ={Greek}, year = {1988}</text:p>
          </table:table-cell>
          <table:table-cell table:style-name="ce1" office:value-type="float" office:value="143">
            <text:p>143</text:p>
          </table:table-cell>
          <table:table-cell table:style-name="ce5" office:value-type="string">
            <text:p>Anacreon, </text:p>
          </table:table-cell>
          <table:table-cell table:style-name="ce5" office:value-type="string">
            <text:p>David A. Campbell</text:p>
          </table:table-cell>
          <table:table-cell table:style-name="ce5" office:value-type="string">
            <text:p>Greek Lyric, Volume II: Anacreon, Anacreontea, Choral Lyric from Olympus to Alcman</text:p>
          </table:table-cell>
          <table:table-cell table:style-name="ce5"/>
          <table:table-cell table:style-name="ce5" office:value-type="string">
            <text:p>Greek</text:p>
          </table:table-cell>
          <table:table-cell table:style-name="ce1" office:value-type="float" office:value="1988">
            <text:p>1988</text:p>
          </table:table-cell>
          <table:table-cell table:style-name="ce5" table:number-columns-repeated="1000"/>
        </table:table-row>
        <table:table-row table:style-name="ro2">
          <table:table-cell table:formula="of:=&quot;number={&quot;&amp;[.B136]&amp;&quot;}, title = {&quot; &amp;[.E136] &amp; &quot;}, subtitle = {&quot;&amp;[.F136]&amp;&quot;}, origlanguage ={&quot; &amp; [.G136] &amp; &quot;}, year = {&quot; &amp; [.H136] &amp; &quot;}&quot;" office:value-type="string" office:string-value="number={144}, title = {Greek Lyric, Volume V: The New School of Poetry and Anonymous Songs and Hymns}, subtitle = {}, origlanguage ={Greek}, year = {1993}">
            <text:p>number={144}, title = {Greek Lyric, Volume V: The New School of Poetry and Anonymous Songs and Hymns}, subtitle = {}, origlanguage ={Greek}, year = {1993}</text:p>
          </table:table-cell>
          <table:table-cell table:style-name="ce1" office:value-type="float" office:value="144">
            <text:p>144</text:p>
          </table:table-cell>
          <table:table-cell table:style-name="ce5"/>
          <table:table-cell table:style-name="ce5" office:value-type="string">
            <text:p>David A. Campbell</text:p>
          </table:table-cell>
          <table:table-cell table:style-name="ce5" office:value-type="string">
            <text:p>Greek Lyric, Volume V: The New School of Poetry and Anonymous Songs and Hymns</text:p>
          </table:table-cell>
          <table:table-cell table:style-name="ce5"/>
          <table:table-cell table:style-name="ce5" office:value-type="string">
            <text:p>Greek</text:p>
          </table:table-cell>
          <table:table-cell table:style-name="ce1" office:value-type="float" office:value="1993">
            <text:p>1993</text:p>
          </table:table-cell>
          <table:table-cell table:style-name="ce5" table:number-columns-repeated="1000"/>
        </table:table-row>
        <table:table-row table:style-name="ro2">
          <table:table-cell table:formula="of:=&quot;number={&quot;&amp;[.B137]&amp;&quot;}, title = {&quot; &amp;[.E137] &amp; &quot;}, subtitle = {&quot;&amp;[.F137]&amp;&quot;}, origlanguage ={&quot; &amp; [.G137] &amp; &quot;}, year = {&quot; &amp; [.H137] &amp; &quot;}&quot;" office:value-type="string" office:string-value="number={461}, title = {Greek Lyric, Volume IV: Bacchylides, Corinna, and Others}, subtitle = {}, origlanguage ={Greek}, year = {1992}">
            <text:p>number={461}, title = {Greek Lyric, Volume IV: Bacchylides, Corinna, and Others}, subtitle = {}, origlanguage ={Greek}, year = {1992}</text:p>
          </table:table-cell>
          <table:table-cell table:style-name="ce1" office:value-type="float" office:value="461">
            <text:p>461</text:p>
          </table:table-cell>
          <table:table-cell table:style-name="ce5" office:value-type="string">
            <text:p>Bacchylides, ,Corinna, </text:p>
          </table:table-cell>
          <table:table-cell table:style-name="ce5" office:value-type="string">
            <text:p>David A. Campbell</text:p>
          </table:table-cell>
          <table:table-cell table:style-name="ce5" office:value-type="string">
            <text:p>Greek Lyric, Volume IV: Bacchylides, Corinna, and Others</text:p>
          </table:table-cell>
          <table:table-cell table:style-name="ce5"/>
          <table:table-cell table:style-name="ce5" office:value-type="string">
            <text:p>Greek</text:p>
          </table:table-cell>
          <table:table-cell table:style-name="ce1" office:value-type="float" office:value="1992">
            <text:p>1992</text:p>
          </table:table-cell>
          <table:table-cell table:style-name="ce5" table:number-columns-repeated="1000"/>
        </table:table-row>
        <table:table-row table:style-name="ro2">
          <table:table-cell table:formula="of:=&quot;number={&quot;&amp;[.B138]&amp;&quot;}, title = {&quot; &amp;[.E138] &amp; &quot;}, subtitle = {&quot;&amp;[.F138]&amp;&quot;}, origlanguage ={&quot; &amp; [.G138] &amp; &quot;}, year = {&quot; &amp; [.H138] &amp; &quot;}&quot;" office:value-type="string" office:string-value="number={476}, title = {Greek Lyric, Volume III: Stesichorus, Ibycus, Simonides, and Others}, subtitle = {}, origlanguage ={Greek}, year = {1991}">
            <text:p>number={476}, title = {Greek Lyric, Volume III: Stesichorus, Ibycus, Simonides, and Others}, subtitle = {}, origlanguage ={Greek}, year = {1991}</text:p>
          </table:table-cell>
          <table:table-cell table:style-name="ce1" office:value-type="float" office:value="476">
            <text:p>476</text:p>
          </table:table-cell>
          <table:table-cell table:style-name="ce5" office:value-type="string">
            <text:p>Stesichorus, ,Ibycus, ,Simonides, </text:p>
          </table:table-cell>
          <table:table-cell table:style-name="ce5" office:value-type="string">
            <text:p>David A. Campbell</text:p>
          </table:table-cell>
          <table:table-cell table:style-name="ce5" office:value-type="string">
            <text:p>Greek Lyric, Volume III: Stesichorus, Ibycus, Simonides, and Others</text:p>
          </table:table-cell>
          <table:table-cell table:style-name="ce5"/>
          <table:table-cell table:style-name="ce5" office:value-type="string">
            <text:p>Greek</text:p>
          </table:table-cell>
          <table:table-cell table:style-name="ce1" office:value-type="float" office:value="1991">
            <text:p>1991</text:p>
          </table:table-cell>
          <table:table-cell table:style-name="ce5" table:number-columns-repeated="1000"/>
        </table:table-row>
        <table:table-row table:style-name="ro2">
          <table:table-cell table:formula="of:=&quot;number={&quot;&amp;[.B139]&amp;&quot;}, title = {&quot; &amp;[.E139] &amp; &quot;}, subtitle = {&quot;&amp;[.F139]&amp;&quot;}, origlanguage ={&quot; &amp; [.G139] &amp; &quot;}, year = {&quot; &amp; [.H139] &amp; &quot;}&quot;" office:value-type="string" office:string-value="number={139}, title = {Historia Augusta, Volume I: Hadrian. Aelius. Antoninus Pius. Marcus Aurelius. L. Verus. Avidius Cassius. Commodus. Pertinax. Didius Julianus. Septimius Severus. Pescennius Niger. Clodius Albinus}, subtitle = {}, origlanguage ={Latin}, year = {1921}">
            <text:p>number={139}, title = {Historia Augusta, Volume I: Hadrian. Aelius. Antoninus Pius. Marcus Aurelius. L. Verus. Avidius Cassius. Commodus. Pertinax. Didius Julianus. Septimius Severus. Pescennius Niger. Clodius Albinus}, subtitle = {}, origlanguage ={Latin}, year = {1921}</text:p>
          </table:table-cell>
          <table:table-cell table:style-name="ce1" office:value-type="float" office:value="139">
            <text:p>139</text:p>
          </table:table-cell>
          <table:table-cell table:style-name="ce5"/>
          <table:table-cell table:style-name="ce5" office:value-type="string">
            <text:p>David Magie</text:p>
          </table:table-cell>
          <table:table-cell table:style-name="ce5" office:value-type="string">
            <text:p>Historia Augusta, Volume I: Hadrian. Aelius. Antoninus Pius. Marcus Aurelius. L. Verus. Avidius Cassius. Commodus. Pertinax. Didius Julianus. Septimius Severus. Pescennius Niger. Clodius Albinus</text:p>
          </table:table-cell>
          <table:table-cell table:style-name="ce5"/>
          <table:table-cell table:style-name="ce5" office:value-type="string">
            <text:p>Latin</text:p>
          </table:table-cell>
          <table:table-cell table:style-name="ce1" office:value-type="float" office:value="1921">
            <text:p>1921</text:p>
          </table:table-cell>
          <table:table-cell table:style-name="ce5" table:number-columns-repeated="1000"/>
        </table:table-row>
        <table:table-row table:style-name="ro2">
          <table:table-cell table:formula="of:=&quot;number={&quot;&amp;[.B140]&amp;&quot;}, title = {&quot; &amp;[.E140] &amp; &quot;}, subtitle = {&quot;&amp;[.F140]&amp;&quot;}, origlanguage ={&quot; &amp; [.G140] &amp; &quot;}, year = {&quot; &amp; [.H140] &amp; &quot;}&quot;" office:value-type="string" office:string-value="number={140}, title = {Historia Augusta, Volume II: Caracalla. Geta. Opellius Macrinus. Diadumenianus. Elagabalus. Severus Alexander. The Two Maximini. The Three Gordians. Maximus and Balbinus}, subtitle = {}, origlanguage ={Latin}, year = {1924}">
            <text:p>number={140}, title = {Historia Augusta, Volume II: Caracalla. Geta. Opellius Macrinus. Diadumenianus. Elagabalus. Severus Alexander. The Two Maximini. The Three Gordians. Maximus and Balbinus}, subtitle = {}, origlanguage ={Latin}, year = {1924}</text:p>
          </table:table-cell>
          <table:table-cell table:style-name="ce1" office:value-type="float" office:value="140">
            <text:p>140</text:p>
          </table:table-cell>
          <table:table-cell table:style-name="ce5"/>
          <table:table-cell table:style-name="ce5" office:value-type="string">
            <text:p>David Magie</text:p>
          </table:table-cell>
          <table:table-cell table:style-name="ce5" office:value-type="string">
            <text:p>Historia Augusta, Volume II: Caracalla. Geta. Opellius Macrinus. Diadumenianus. Elagabalus. Severus Alexander. The Two Maximini. The Three Gordians. Maximus and Balbinus</text:p>
          </table:table-cell>
          <table:table-cell table:style-name="ce5"/>
          <table:table-cell table:style-name="ce5" office:value-type="string">
            <text:p>Latin</text:p>
          </table:table-cell>
          <table:table-cell table:style-name="ce1" office:value-type="float" office:value="1924">
            <text:p>1924</text:p>
          </table:table-cell>
          <table:table-cell table:style-name="ce5" table:number-columns-repeated="1000"/>
        </table:table-row>
        <table:table-row table:style-name="ro2">
          <table:table-cell table:formula="of:=&quot;number={&quot;&amp;[.B141]&amp;&quot;}, title = {&quot; &amp;[.E141] &amp; &quot;}, subtitle = {&quot;&amp;[.F141]&amp;&quot;}, origlanguage ={&quot; &amp; [.G141] &amp; &quot;}, year = {&quot; &amp; [.H141] &amp; &quot;}&quot;" office:value-type="string" office:string-value="number={263}, title = {Historia Augusta, Volume III: The Two Valerians. The Two Gallieni. The Thirty Pretenders. The Deified Claudius. The Deified Aurelian. Tacitus. Probus. Firmus, Saturninus, Proculus and Bonosus. Carus, Carinus and Numerian}, subtitle = {}, origlanguage ={Latin}, year = {1932}">
            <text:p>number={263}, title = {Historia Augusta, Volume III: The Two Valerians. The Two Gallieni. The Thirty Pretenders. The Deified Claudius. The Deified Aurelian. Tacitus. Probus. Firmus, Saturninus, Proculus and Bonosus. Carus, Carinus and Numerian}, subtitle = {}, origlanguage ={Latin}, year = {1932}</text:p>
          </table:table-cell>
          <table:table-cell table:style-name="ce1" office:value-type="float" office:value="263">
            <text:p>263</text:p>
          </table:table-cell>
          <table:table-cell table:style-name="ce5"/>
          <table:table-cell table:style-name="ce5" office:value-type="string">
            <text:p>David Magie</text:p>
          </table:table-cell>
          <table:table-cell table:style-name="ce5" office:value-type="string">
            <text:p>Historia Augusta, Volume III: The Two Valerians. The Two Gallieni. The Thirty Pretenders. The Deified Claudius. The Deified Aurelian. Tacitus. Probus. Firmus, Saturninus, Proculus and Bonosus. Carus, Carinus and Numerian</text:p>
          </table:table-cell>
          <table:table-cell table:style-name="ce5"/>
          <table:table-cell table:style-name="ce5" office:value-type="string">
            <text:p>Latin</text:p>
          </table:table-cell>
          <table:table-cell table:style-name="ce1" office:value-type="float" office:value="1932">
            <text:p>1932</text:p>
          </table:table-cell>
          <table:table-cell table:style-name="ce5" table:number-columns-repeated="1000"/>
        </table:table-row>
        <table:table-row table:style-name="ro2">
          <table:table-cell table:formula="of:=&quot;number={&quot;&amp;[.B142]&amp;&quot;}, title = {&quot; &amp;[.E142] &amp; &quot;}, subtitle = {&quot;&amp;[.F142]&amp;&quot;}, origlanguage ={&quot; &amp; [.G142] &amp; &quot;}, year = {&quot; &amp; [.H142] &amp; &quot;}&quot;" office:value-type="string" office:string-value="number={155}, title = {Orations, Volume II}, subtitle = {Orations 18-19: De Corona, De Falsa Legatione}, origlanguage ={Greek}, year = {1926}">
            <text:p>number={155}, title = {Orations, Volume II}, subtitle = {Orations 18-19: De Corona, De Falsa Legatione}, origlanguage ={Greek}, year = {1926}</text:p>
          </table:table-cell>
          <table:table-cell table:style-name="ce1" office:value-type="float" office:value="155">
            <text:p>155</text:p>
          </table:table-cell>
          <table:table-cell table:style-name="ce5" office:value-type="string">
            <text:p>Demosthenes, </text:p>
          </table:table-cell>
          <table:table-cell table:style-name="ce5" office:value-type="string">
            <text:p>Demosthenes</text:p>
          </table:table-cell>
          <table:table-cell table:style-name="ce5" office:value-type="string">
            <text:p>Orations, Volume II</text:p>
          </table:table-cell>
          <table:table-cell table:style-name="ce5" office:value-type="string">
            <text:p>Orations 18-19: De Corona, De Falsa Legatione</text:p>
          </table:table-cell>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143]&amp;&quot;}, title = {&quot; &amp;[.E143] &amp; &quot;}, subtitle = {&quot;&amp;[.F143]&amp;&quot;}, origlanguage ={&quot; &amp; [.G143] &amp; &quot;}, year = {&quot; &amp; [.H143] &amp; &quot;}&quot;" office:value-type="string" office:string-value="number={238}, title = {Orations, Volume I}, subtitle = {Orations 1-17 and 20: Olynthiacs 1-3. Philippic 1. On the Peace. Philippic 2. On Halonnesus. On the Chersonese. Philippics 3 and 4. Answer to Philip's Letter. Philip's Letter. On Organization. On the Navy-boards. For the Liberty of the Rhodians. For the P}, origlanguage ={Greek}, year = {1930}">
            <text:p>number={238}, title = {Orations, Volume I}, subtitle = {Orations 1-17 and 20: Olynthiacs 1-3. Philippic 1. On the Peace. Philippic 2. On Halonnesus. On the Chersonese. Philippics 3 and 4. Answer to Philip's Letter. Philip's Letter. On Organization. On the Navy-boards. For the Liberty of the Rhodians. For the P}, origlanguage ={Greek}, year = {1930}</text:p>
          </table:table-cell>
          <table:table-cell table:style-name="ce1" office:value-type="float" office:value="238">
            <text:p>238</text:p>
          </table:table-cell>
          <table:table-cell table:style-name="ce5" office:value-type="string">
            <text:p>Demosthenes, </text:p>
          </table:table-cell>
          <table:table-cell table:style-name="ce5" office:value-type="string">
            <text:p>Demosthenes</text:p>
          </table:table-cell>
          <table:table-cell table:style-name="ce5" office:value-type="string">
            <text:p>Orations, Volume I</text:p>
          </table:table-cell>
          <table:table-cell table:style-name="ce5" office:value-type="string">
            <text:p>Orations 1-17 and 20: Olynthiacs 1-3. Philippic 1. On the Peace. Philippic 2. On Halonnesus. On the Chersonese. Philippics 3 and 4. Answer to Philip's Letter. Philip's Letter. On Organization. On the Navy-boards. For the Liberty of the Rhodians. For the P</text:p>
          </table:table-cell>
          <table:table-cell table:style-name="ce5" office:value-type="string">
            <text:p>Greek</text:p>
          </table:table-cell>
          <table:table-cell table:style-name="ce1" office:value-type="float" office:value="1930">
            <text:p>1930</text:p>
          </table:table-cell>
          <table:table-cell table:style-name="ce5" table:number-columns-repeated="1000"/>
        </table:table-row>
        <table:table-row table:style-name="ro2">
          <table:table-cell table:formula="of:=&quot;number={&quot;&amp;[.B144]&amp;&quot;}, title = {&quot; &amp;[.E144] &amp; &quot;}, subtitle = {&quot;&amp;[.F144]&amp;&quot;}, origlanguage ={&quot; &amp; [.G144] &amp; &quot;}, year = {&quot; &amp; [.H144] &amp; &quot;}&quot;" office:value-type="string" office:string-value="number={299}, title = {Orations, Volume III}, subtitle = {Orations 21-26: Against Meidias. Against Androtion. Against Aristocrates. Against Timocrates. Against Aristogeiton 1 and 2}, origlanguage ={Greek}, year = {1935}">
            <text:p>number={299}, title = {Orations, Volume III}, subtitle = {Orations 21-26: Against Meidias. Against Androtion. Against Aristocrates. Against Timocrates. Against Aristogeiton 1 and 2}, origlanguage ={Greek}, year = {1935}</text:p>
          </table:table-cell>
          <table:table-cell table:style-name="ce1" office:value-type="float" office:value="299">
            <text:p>299</text:p>
          </table:table-cell>
          <table:table-cell table:style-name="ce5" office:value-type="string">
            <text:p>Demosthenes, </text:p>
          </table:table-cell>
          <table:table-cell table:style-name="ce5" office:value-type="string">
            <text:p>Demosthenes</text:p>
          </table:table-cell>
          <table:table-cell table:style-name="ce5" office:value-type="string">
            <text:p>Orations, Volume III</text:p>
          </table:table-cell>
          <table:table-cell table:style-name="ce5" office:value-type="string">
            <text:p>Orations 21-26: Against Meidias. Against Androtion. Against Aristocrates. Against Timocrates. Against Aristogeiton 1 and 2</text:p>
          </table:table-cell>
          <table:table-cell table:style-name="ce5" office:value-type="string">
            <text:p>Greek</text:p>
          </table:table-cell>
          <table:table-cell table:style-name="ce1" office:value-type="float" office:value="1935">
            <text:p>1935</text:p>
          </table:table-cell>
          <table:table-cell table:style-name="ce5" table:number-columns-repeated="1000"/>
        </table:table-row>
        <table:table-row table:style-name="ro2">
          <table:table-cell table:formula="of:=&quot;number={&quot;&amp;[.B145]&amp;&quot;}, title = {&quot; &amp;[.E145] &amp; &quot;}, subtitle = {&quot;&amp;[.F145]&amp;&quot;}, origlanguage ={&quot; &amp; [.G145] &amp; &quot;}, year = {&quot; &amp; [.H145] &amp; &quot;}&quot;" office:value-type="string" office:string-value="number={318}, title = {Orations, Volume IV}, subtitle = {Orations 27-40: Private Cases}, origlanguage ={Greek}, year = {1936}">
            <text:p>number={318}, title = {Orations, Volume IV}, subtitle = {Orations 27-40: Private Cases}, origlanguage ={Greek}, year = {1936}</text:p>
          </table:table-cell>
          <table:table-cell table:style-name="ce1" office:value-type="float" office:value="318">
            <text:p>318</text:p>
          </table:table-cell>
          <table:table-cell table:style-name="ce5" office:value-type="string">
            <text:p>Demosthenes, </text:p>
          </table:table-cell>
          <table:table-cell table:style-name="ce5" office:value-type="string">
            <text:p>Demosthenes</text:p>
          </table:table-cell>
          <table:table-cell table:style-name="ce5" office:value-type="string">
            <text:p>Orations, Volume IV</text:p>
          </table:table-cell>
          <table:table-cell table:style-name="ce5" office:value-type="string">
            <text:p>Orations 27-40: Private Cases</text:p>
          </table:table-cell>
          <table:table-cell table:style-name="ce5" office:value-type="string">
            <text:p>Greek</text:p>
          </table:table-cell>
          <table:table-cell table:style-name="ce1" office:value-type="float" office:value="1936">
            <text:p>1936</text:p>
          </table:table-cell>
          <table:table-cell table:style-name="ce5" table:number-columns-repeated="1000"/>
        </table:table-row>
        <table:table-row table:style-name="ro2">
          <table:table-cell table:formula="of:=&quot;number={&quot;&amp;[.B146]&amp;&quot;}, title = {&quot; &amp;[.E146] &amp; &quot;}, subtitle = {&quot;&amp;[.F146]&amp;&quot;}, origlanguage ={&quot; &amp; [.G146] &amp; &quot;}, year = {&quot; &amp; [.H146] &amp; &quot;}&quot;" office:value-type="string" office:string-value="number={346}, title = {Orations, Volume V}, subtitle = {Orations 41-49: Private Cases}, origlanguage ={Greek}, year = {1939}">
            <text:p>number={346}, title = {Orations, Volume V}, subtitle = {Orations 41-49: Private Cases}, origlanguage ={Greek}, year = {1939}</text:p>
          </table:table-cell>
          <table:table-cell table:style-name="ce1" office:value-type="float" office:value="346">
            <text:p>346</text:p>
          </table:table-cell>
          <table:table-cell table:style-name="ce5" office:value-type="string">
            <text:p>Demosthenes, </text:p>
          </table:table-cell>
          <table:table-cell table:style-name="ce5" office:value-type="string">
            <text:p>Demosthenes</text:p>
          </table:table-cell>
          <table:table-cell table:style-name="ce5" office:value-type="string">
            <text:p>Orations, Volume V</text:p>
          </table:table-cell>
          <table:table-cell table:style-name="ce5" office:value-type="string">
            <text:p>Orations 41-49: Private Cases</text:p>
          </table:table-cell>
          <table:table-cell table:style-name="ce5" office:value-type="string">
            <text:p>Greek</text:p>
          </table:table-cell>
          <table:table-cell table:style-name="ce1" office:value-type="float" office:value="1939">
            <text:p>1939</text:p>
          </table:table-cell>
          <table:table-cell table:style-name="ce5" table:number-columns-repeated="1000"/>
        </table:table-row>
        <table:table-row table:style-name="ro2">
          <table:table-cell table:formula="of:=&quot;number={&quot;&amp;[.B147]&amp;&quot;}, title = {&quot; &amp;[.E147] &amp; &quot;}, subtitle = {&quot;&amp;[.F147]&amp;&quot;}, origlanguage ={&quot; &amp; [.G147] &amp; &quot;}, year = {&quot; &amp; [.H147] &amp; &quot;}&quot;" office:value-type="string" office:string-value="number={351}, title = {Orations, Volume VI}, subtitle = {Orations 50-59: Private Cases. In Neaeram}, origlanguage ={Greek}, year = {1939}">
            <text:p>number={351}, title = {Orations, Volume VI}, subtitle = {Orations 50-59: Private Cases. In Neaeram}, origlanguage ={Greek}, year = {1939}</text:p>
          </table:table-cell>
          <table:table-cell table:style-name="ce1" office:value-type="float" office:value="351">
            <text:p>351</text:p>
          </table:table-cell>
          <table:table-cell table:style-name="ce5" office:value-type="string">
            <text:p>Demosthenes, </text:p>
          </table:table-cell>
          <table:table-cell table:style-name="ce5" office:value-type="string">
            <text:p>Demosthenes</text:p>
          </table:table-cell>
          <table:table-cell table:style-name="ce5" office:value-type="string">
            <text:p>Orations, Volume VI</text:p>
          </table:table-cell>
          <table:table-cell table:style-name="ce5" office:value-type="string">
            <text:p>Orations 50-59: Private Cases. In Neaeram</text:p>
          </table:table-cell>
          <table:table-cell table:style-name="ce5" office:value-type="string">
            <text:p>Greek</text:p>
          </table:table-cell>
          <table:table-cell table:style-name="ce1" office:value-type="float" office:value="1939">
            <text:p>1939</text:p>
          </table:table-cell>
          <table:table-cell table:style-name="ce5" table:number-columns-repeated="1000"/>
        </table:table-row>
        <table:table-row table:style-name="ro2">
          <table:table-cell table:formula="of:=&quot;number={&quot;&amp;[.B148]&amp;&quot;}, title = {&quot; &amp;[.E148] &amp; &quot;}, subtitle = {&quot;&amp;[.F148]&amp;&quot;}, origlanguage ={&quot; &amp; [.G148] &amp; &quot;}, year = {&quot; &amp; [.H148] &amp; &quot;}&quot;" office:value-type="string" office:string-value="number={374}, title = {Orations, Volume VII}, subtitle = {Orations 60-61: Funeral Speech. Erotic Essay. Exordia. Letters}, origlanguage ={Greek}, year = {1949}">
            <text:p>number={374}, title = {Orations, Volume VII}, subtitle = {Orations 60-61: Funeral Speech. Erotic Essay. Exordia. Letters}, origlanguage ={Greek}, year = {1949}</text:p>
          </table:table-cell>
          <table:table-cell table:style-name="ce1" office:value-type="float" office:value="374">
            <text:p>374</text:p>
          </table:table-cell>
          <table:table-cell table:style-name="ce5" office:value-type="string">
            <text:p>Demosthenes, </text:p>
          </table:table-cell>
          <table:table-cell table:style-name="ce5" office:value-type="string">
            <text:p>Demosthenes</text:p>
          </table:table-cell>
          <table:table-cell table:style-name="ce5" office:value-type="string">
            <text:p>Orations, Volume VII</text:p>
          </table:table-cell>
          <table:table-cell table:style-name="ce5" office:value-type="string">
            <text:p>Orations 60-61: Funeral Speech. Erotic Essay. Exordia. Letters</text:p>
          </table:table-cell>
          <table:table-cell table:style-name="ce5" office:value-type="string">
            <text:p>Greek</text:p>
          </table:table-cell>
          <table:table-cell table:style-name="ce1" office:value-type="float" office:value="1949">
            <text:p>1949</text:p>
          </table:table-cell>
          <table:table-cell table:style-name="ce5" table:number-columns-repeated="1000"/>
        </table:table-row>
        <table:table-row table:style-name="ro2">
          <table:table-cell table:formula="of:=&quot;number={&quot;&amp;[.B149]&amp;&quot;}, title = {&quot; &amp;[.E149] &amp; &quot;}, subtitle = {&quot;&amp;[.F149]&amp;&quot;}, origlanguage ={&quot; &amp; [.G149] &amp; &quot;}, year = {&quot; &amp; [.H149] &amp; &quot;}&quot;" office:value-type="string" office:string-value="number={360}, title = {Select Papyri, Volume III: Poetry}, subtitle = {}, origlanguage ={Greek}, year = {1941}">
            <text:p>number={360}, title = {Select Papyri, Volume III: Poetry}, subtitle = {}, origlanguage ={Greek}, year = {1941}</text:p>
          </table:table-cell>
          <table:table-cell table:style-name="ce1" office:value-type="float" office:value="360">
            <text:p>360</text:p>
          </table:table-cell>
          <table:table-cell table:style-name="ce5"/>
          <table:table-cell table:style-name="ce5" office:value-type="string">
            <text:p>Denys L. Page</text:p>
          </table:table-cell>
          <table:table-cell table:style-name="ce5" office:value-type="string">
            <text:p>Select Papyri, Volume III: Poetry</text:p>
          </table:table-cell>
          <table:table-cell table:style-name="ce5"/>
          <table:table-cell table:style-name="ce5" office:value-type="string">
            <text:p>Greek</text:p>
          </table:table-cell>
          <table:table-cell table:style-name="ce1" office:value-type="float" office:value="1941">
            <text:p>1941</text:p>
          </table:table-cell>
          <table:table-cell table:style-name="ce5" table:number-columns-repeated="1000"/>
        </table:table-row>
        <table:table-row table:style-name="ro2">
          <table:table-cell table:formula="of:=&quot;number={&quot;&amp;[.B150]&amp;&quot;}, title = {&quot; &amp;[.E150] &amp; &quot;}, subtitle = {&quot;&amp;[.F150]&amp;&quot;}, origlanguage ={&quot; &amp; [.G150] &amp; &quot;}, year = {&quot; &amp; [.H150] &amp; &quot;}&quot;" office:value-type="string" office:string-value="number={32}, title = {Roman History, Volume I}, subtitle = {Books 1-11}, origlanguage ={Greek}, year = {1914}">
            <text:p>number={32}, title = {Roman History, Volume I}, subtitle = {Books 1-11}, origlanguage ={Greek}, year = {1914}</text:p>
          </table:table-cell>
          <table:table-cell table:style-name="ce1" office:value-type="float" office:value="32">
            <text:p>32</text:p>
          </table:table-cell>
          <table:table-cell table:style-name="ce5" office:value-type="string">
            <text:p>Dio Cassius, </text:p>
          </table:table-cell>
          <table:table-cell table:style-name="ce5" office:value-type="string">
            <text:p>Dio Cassius</text:p>
          </table:table-cell>
          <table:table-cell table:style-name="ce5" office:value-type="string">
            <text:p>Roman History, Volume I</text:p>
          </table:table-cell>
          <table:table-cell table:style-name="ce5" office:value-type="string">
            <text:p>Books 1-11</text:p>
          </table:table-cell>
          <table:table-cell table:style-name="ce5" office:value-type="string">
            <text:p>Greek</text:p>
          </table:table-cell>
          <table:table-cell table:style-name="ce1" office:value-type="float" office:value="1914">
            <text:p>1914</text:p>
          </table:table-cell>
          <table:table-cell table:style-name="ce5" table:number-columns-repeated="1000"/>
        </table:table-row>
        <table:table-row table:style-name="ro2">
          <table:table-cell table:formula="of:=&quot;number={&quot;&amp;[.B151]&amp;&quot;}, title = {&quot; &amp;[.E151] &amp; &quot;}, subtitle = {&quot;&amp;[.F151]&amp;&quot;}, origlanguage ={&quot; &amp; [.G151] &amp; &quot;}, year = {&quot; &amp; [.H151] &amp; &quot;}&quot;" office:value-type="string" office:string-value="number={37}, title = {Roman History, Volume II}, subtitle = {Books 12-35}, origlanguage ={Greek}, year = {1914}">
            <text:p>number={37}, title = {Roman History, Volume II}, subtitle = {Books 12-35}, origlanguage ={Greek}, year = {1914}</text:p>
          </table:table-cell>
          <table:table-cell table:style-name="ce1" office:value-type="float" office:value="37">
            <text:p>37</text:p>
          </table:table-cell>
          <table:table-cell table:style-name="ce5" office:value-type="string">
            <text:p>Dio Cassius, </text:p>
          </table:table-cell>
          <table:table-cell table:style-name="ce5" office:value-type="string">
            <text:p>Dio Cassius</text:p>
          </table:table-cell>
          <table:table-cell table:style-name="ce5" office:value-type="string">
            <text:p>Roman History, Volume II</text:p>
          </table:table-cell>
          <table:table-cell table:style-name="ce5" office:value-type="string">
            <text:p>Books 12-35</text:p>
          </table:table-cell>
          <table:table-cell table:style-name="ce5" office:value-type="string">
            <text:p>Greek</text:p>
          </table:table-cell>
          <table:table-cell table:style-name="ce1" office:value-type="float" office:value="1914">
            <text:p>1914</text:p>
          </table:table-cell>
          <table:table-cell table:style-name="ce5" table:number-columns-repeated="1000"/>
        </table:table-row>
        <table:table-row table:style-name="ro2">
          <table:table-cell table:formula="of:=&quot;number={&quot;&amp;[.B152]&amp;&quot;}, title = {&quot; &amp;[.E152] &amp; &quot;}, subtitle = {&quot;&amp;[.F152]&amp;&quot;}, origlanguage ={&quot; &amp; [.G152] &amp; &quot;}, year = {&quot; &amp; [.H152] &amp; &quot;}&quot;" office:value-type="string" office:string-value="number={53}, title = {Roman History, Volume III}, subtitle = {Books 36-40}, origlanguage ={Greek}, year = {1914}">
            <text:p>number={53}, title = {Roman History, Volume III}, subtitle = {Books 36-40}, origlanguage ={Greek}, year = {1914}</text:p>
          </table:table-cell>
          <table:table-cell table:style-name="ce1" office:value-type="float" office:value="53">
            <text:p>53</text:p>
          </table:table-cell>
          <table:table-cell table:style-name="ce5" office:value-type="string">
            <text:p>Dio Cassius, </text:p>
          </table:table-cell>
          <table:table-cell table:style-name="ce5" office:value-type="string">
            <text:p>Dio Cassius</text:p>
          </table:table-cell>
          <table:table-cell table:style-name="ce5" office:value-type="string">
            <text:p>Roman History, Volume III</text:p>
          </table:table-cell>
          <table:table-cell table:style-name="ce5" office:value-type="string">
            <text:p>Books 36-40</text:p>
          </table:table-cell>
          <table:table-cell table:style-name="ce5" office:value-type="string">
            <text:p>Greek</text:p>
          </table:table-cell>
          <table:table-cell table:style-name="ce1" office:value-type="float" office:value="1914">
            <text:p>1914</text:p>
          </table:table-cell>
          <table:table-cell table:style-name="ce5" table:number-columns-repeated="1000"/>
        </table:table-row>
        <table:table-row table:style-name="ro2">
          <table:table-cell table:formula="of:=&quot;number={&quot;&amp;[.B153]&amp;&quot;}, title = {&quot; &amp;[.E153] &amp; &quot;}, subtitle = {&quot;&amp;[.F153]&amp;&quot;}, origlanguage ={&quot; &amp; [.G153] &amp; &quot;}, year = {&quot; &amp; [.H153] &amp; &quot;}&quot;" office:value-type="string" office:string-value="number={66}, title = {Roman History, Volume IV}, subtitle = {Books 41-45}, origlanguage ={Greek}, year = {1916}">
            <text:p>number={66}, title = {Roman History, Volume IV}, subtitle = {Books 41-45}, origlanguage ={Greek}, year = {1916}</text:p>
          </table:table-cell>
          <table:table-cell table:style-name="ce1" office:value-type="float" office:value="66">
            <text:p>66</text:p>
          </table:table-cell>
          <table:table-cell table:style-name="ce5" office:value-type="string">
            <text:p>Dio Cassius, </text:p>
          </table:table-cell>
          <table:table-cell table:style-name="ce5" office:value-type="string">
            <text:p>Dio Cassius</text:p>
          </table:table-cell>
          <table:table-cell table:style-name="ce5" office:value-type="string">
            <text:p>Roman History, Volume IV</text:p>
          </table:table-cell>
          <table:table-cell table:style-name="ce5" office:value-type="string">
            <text:p>Books 41-45</text:p>
          </table:table-cell>
          <table:table-cell table:style-name="ce5" office:value-type="string">
            <text:p>Greek</text:p>
          </table:table-cell>
          <table:table-cell table:style-name="ce1" office:value-type="float" office:value="1916">
            <text:p>1916</text:p>
          </table:table-cell>
          <table:table-cell table:style-name="ce5" table:number-columns-repeated="1000"/>
        </table:table-row>
        <table:table-row table:style-name="ro2">
          <table:table-cell table:formula="of:=&quot;number={&quot;&amp;[.B154]&amp;&quot;}, title = {&quot; &amp;[.E154] &amp; &quot;}, subtitle = {&quot;&amp;[.F154]&amp;&quot;}, origlanguage ={&quot; &amp; [.G154] &amp; &quot;}, year = {&quot; &amp; [.H154] &amp; &quot;}&quot;" office:value-type="string" office:string-value="number={82}, title = {Roman History, Volume V}, subtitle = {Books 46-50}, origlanguage ={Greek}, year = {1917}">
            <text:p>number={82}, title = {Roman History, Volume V}, subtitle = {Books 46-50}, origlanguage ={Greek}, year = {1917}</text:p>
          </table:table-cell>
          <table:table-cell table:style-name="ce1" office:value-type="float" office:value="82">
            <text:p>82</text:p>
          </table:table-cell>
          <table:table-cell table:style-name="ce5" office:value-type="string">
            <text:p>Dio Cassius, </text:p>
          </table:table-cell>
          <table:table-cell table:style-name="ce5" office:value-type="string">
            <text:p>Dio Cassius</text:p>
          </table:table-cell>
          <table:table-cell table:style-name="ce5" office:value-type="string">
            <text:p>Roman History, Volume V</text:p>
          </table:table-cell>
          <table:table-cell table:style-name="ce5" office:value-type="string">
            <text:p>Books 46-50</text:p>
          </table:table-cell>
          <table:table-cell table:style-name="ce5" office:value-type="string">
            <text:p>Greek</text:p>
          </table:table-cell>
          <table:table-cell table:style-name="ce1" office:value-type="float" office:value="1917">
            <text:p>1917</text:p>
          </table:table-cell>
          <table:table-cell table:style-name="ce5" table:number-columns-repeated="1000"/>
        </table:table-row>
        <table:table-row table:style-name="ro2">
          <table:table-cell table:formula="of:=&quot;number={&quot;&amp;[.B155]&amp;&quot;}, title = {&quot; &amp;[.E155] &amp; &quot;}, subtitle = {&quot;&amp;[.F155]&amp;&quot;}, origlanguage ={&quot; &amp; [.G155] &amp; &quot;}, year = {&quot; &amp; [.H155] &amp; &quot;}&quot;" office:value-type="string" office:string-value="number={83}, title = {Roman History, Volume VI}, subtitle = {Books 51-55}, origlanguage ={Greek}, year = {1917}">
            <text:p>number={83}, title = {Roman History, Volume VI}, subtitle = {Books 51-55}, origlanguage ={Greek}, year = {1917}</text:p>
          </table:table-cell>
          <table:table-cell table:style-name="ce1" office:value-type="float" office:value="83">
            <text:p>83</text:p>
          </table:table-cell>
          <table:table-cell table:style-name="ce5" office:value-type="string">
            <text:p>Dio Cassius, </text:p>
          </table:table-cell>
          <table:table-cell table:style-name="ce5" office:value-type="string">
            <text:p>Dio Cassius</text:p>
          </table:table-cell>
          <table:table-cell table:style-name="ce5" office:value-type="string">
            <text:p>Roman History, Volume VI</text:p>
          </table:table-cell>
          <table:table-cell table:style-name="ce5" office:value-type="string">
            <text:p>Books 51-55</text:p>
          </table:table-cell>
          <table:table-cell table:style-name="ce5" office:value-type="string">
            <text:p>Greek</text:p>
          </table:table-cell>
          <table:table-cell table:style-name="ce1" office:value-type="float" office:value="1917">
            <text:p>1917</text:p>
          </table:table-cell>
          <table:table-cell table:style-name="ce5" table:number-columns-repeated="1000"/>
        </table:table-row>
        <table:table-row table:style-name="ro2">
          <table:table-cell table:formula="of:=&quot;number={&quot;&amp;[.B156]&amp;&quot;}, title = {&quot; &amp;[.E156] &amp; &quot;}, subtitle = {&quot;&amp;[.F156]&amp;&quot;}, origlanguage ={&quot; &amp; [.G156] &amp; &quot;}, year = {&quot; &amp; [.H156] &amp; &quot;}&quot;" office:value-type="string" office:string-value="number={175}, title = {Roman History, Volume VII}, subtitle = {Books 56-60}, origlanguage ={Greek}, year = {1924}">
            <text:p>number={175}, title = {Roman History, Volume VII}, subtitle = {Books 56-60}, origlanguage ={Greek}, year = {1924}</text:p>
          </table:table-cell>
          <table:table-cell table:style-name="ce1" office:value-type="float" office:value="175">
            <text:p>175</text:p>
          </table:table-cell>
          <table:table-cell table:style-name="ce5" office:value-type="string">
            <text:p>Dio Cassius, </text:p>
          </table:table-cell>
          <table:table-cell table:style-name="ce5" office:value-type="string">
            <text:p>Dio Cassius</text:p>
          </table:table-cell>
          <table:table-cell table:style-name="ce5" office:value-type="string">
            <text:p>Roman History, Volume VII</text:p>
          </table:table-cell>
          <table:table-cell table:style-name="ce5" office:value-type="string">
            <text:p>Books 56-60</text:p>
          </table:table-cell>
          <table:table-cell table:style-name="ce5" office:value-type="string">
            <text:p>Greek</text:p>
          </table:table-cell>
          <table:table-cell table:style-name="ce1" office:value-type="float" office:value="1924">
            <text:p>1924</text:p>
          </table:table-cell>
          <table:table-cell table:style-name="ce5" table:number-columns-repeated="1000"/>
        </table:table-row>
        <table:table-row table:style-name="ro2">
          <table:table-cell table:formula="of:=&quot;number={&quot;&amp;[.B157]&amp;&quot;}, title = {&quot; &amp;[.E157] &amp; &quot;}, subtitle = {&quot;&amp;[.F157]&amp;&quot;}, origlanguage ={&quot; &amp; [.G157] &amp; &quot;}, year = {&quot; &amp; [.H157] &amp; &quot;}&quot;" office:value-type="string" office:string-value="number={176}, title = {Roman History, Volume VIII}, subtitle = {Books 61-70}, origlanguage ={Greek}, year = {1925}">
            <text:p>number={176}, title = {Roman History, Volume VIII}, subtitle = {Books 61-70}, origlanguage ={Greek}, year = {1925}</text:p>
          </table:table-cell>
          <table:table-cell table:style-name="ce1" office:value-type="float" office:value="176">
            <text:p>176</text:p>
          </table:table-cell>
          <table:table-cell table:style-name="ce5" office:value-type="string">
            <text:p>Dio Cassius, </text:p>
          </table:table-cell>
          <table:table-cell table:style-name="ce5" office:value-type="string">
            <text:p>Dio Cassius</text:p>
          </table:table-cell>
          <table:table-cell table:style-name="ce5" office:value-type="string">
            <text:p>Roman History, Volume VIII</text:p>
          </table:table-cell>
          <table:table-cell table:style-name="ce5" office:value-type="string">
            <text:p>Books 61-70</text:p>
          </table:table-cell>
          <table:table-cell table:style-name="ce5" office:value-type="string">
            <text:p>Greek</text:p>
          </table:table-cell>
          <table:table-cell table:style-name="ce1" office:value-type="float" office:value="1925">
            <text:p>1925</text:p>
          </table:table-cell>
          <table:table-cell table:style-name="ce5" table:number-columns-repeated="1000"/>
        </table:table-row>
        <table:table-row table:style-name="ro2">
          <table:table-cell table:formula="of:=&quot;number={&quot;&amp;[.B158]&amp;&quot;}, title = {&quot; &amp;[.E158] &amp; &quot;}, subtitle = {&quot;&amp;[.F158]&amp;&quot;}, origlanguage ={&quot; &amp; [.G158] &amp; &quot;}, year = {&quot; &amp; [.H158] &amp; &quot;}&quot;" office:value-type="string" office:string-value="number={177}, title = {Roman History, Volume IX}, subtitle = {Books 71-80}, origlanguage ={Greek}, year = {1927}">
            <text:p>number={177}, title = {Roman History, Volume IX}, subtitle = {Books 71-80}, origlanguage ={Greek}, year = {1927}</text:p>
          </table:table-cell>
          <table:table-cell table:style-name="ce1" office:value-type="float" office:value="177">
            <text:p>177</text:p>
          </table:table-cell>
          <table:table-cell table:style-name="ce5" office:value-type="string">
            <text:p>Dio Cassius, </text:p>
          </table:table-cell>
          <table:table-cell table:style-name="ce5" office:value-type="string">
            <text:p>Dio Cassius</text:p>
          </table:table-cell>
          <table:table-cell table:style-name="ce5" office:value-type="string">
            <text:p>Roman History, Volume IX</text:p>
          </table:table-cell>
          <table:table-cell table:style-name="ce5" office:value-type="string">
            <text:p>Books 71-80</text:p>
          </table:table-cell>
          <table:table-cell table:style-name="ce5" office:value-type="string">
            <text:p>Greek</text:p>
          </table:table-cell>
          <table:table-cell table:style-name="ce1" office:value-type="float" office:value="1927">
            <text:p>1927</text:p>
          </table:table-cell>
          <table:table-cell table:style-name="ce5" table:number-columns-repeated="1000"/>
        </table:table-row>
        <table:table-row table:style-name="ro2">
          <table:table-cell table:formula="of:=&quot;number={&quot;&amp;[.B159]&amp;&quot;}, title = {&quot; &amp;[.E159] &amp; &quot;}, subtitle = {&quot;&amp;[.F159]&amp;&quot;}, origlanguage ={&quot; &amp; [.G159] &amp; &quot;}, year = {&quot; &amp; [.H159] &amp; &quot;}&quot;" office:value-type="string" office:string-value="number={257}, title = {Discourses 1-11}, subtitle = {}, origlanguage ={Greek}, year = {1932}">
            <text:p>number={257}, title = {Discourses 1-11}, subtitle = {}, origlanguage ={Greek}, year = {1932}</text:p>
          </table:table-cell>
          <table:table-cell table:style-name="ce1" office:value-type="float" office:value="257">
            <text:p>257</text:p>
          </table:table-cell>
          <table:table-cell table:style-name="ce5" office:value-type="string">
            <text:p>Dio Chrysostom, </text:p>
          </table:table-cell>
          <table:table-cell table:style-name="ce5" office:value-type="string">
            <text:p>Dio Chrysostom</text:p>
          </table:table-cell>
          <table:table-cell table:style-name="ce5" office:value-type="string">
            <text:p>Discourses 1-11</text:p>
          </table:table-cell>
          <table:table-cell table:style-name="ce5"/>
          <table:table-cell table:style-name="ce5" office:value-type="string">
            <text:p>Greek</text:p>
          </table:table-cell>
          <table:table-cell table:style-name="ce1" office:value-type="float" office:value="1932">
            <text:p>1932</text:p>
          </table:table-cell>
          <table:table-cell table:style-name="ce5" table:number-columns-repeated="1000"/>
        </table:table-row>
        <table:table-row table:style-name="ro2">
          <table:table-cell table:formula="of:=&quot;number={&quot;&amp;[.B160]&amp;&quot;}, title = {&quot; &amp;[.E160] &amp; &quot;}, subtitle = {&quot;&amp;[.F160]&amp;&quot;}, origlanguage ={&quot; &amp; [.G160] &amp; &quot;}, year = {&quot; &amp; [.H160] &amp; &quot;}&quot;" office:value-type="string" office:string-value="number={339}, title = {Discourses 12-30}, subtitle = {}, origlanguage ={Greek}, year = {1939}">
            <text:p>number={339}, title = {Discourses 12-30}, subtitle = {}, origlanguage ={Greek}, year = {1939}</text:p>
          </table:table-cell>
          <table:table-cell table:style-name="ce1" office:value-type="float" office:value="339">
            <text:p>339</text:p>
          </table:table-cell>
          <table:table-cell table:style-name="ce5" office:value-type="string">
            <text:p>Dio Chrysostom, </text:p>
          </table:table-cell>
          <table:table-cell table:style-name="ce5" office:value-type="string">
            <text:p>Dio Chrysostom</text:p>
          </table:table-cell>
          <table:table-cell table:style-name="ce5" office:value-type="string">
            <text:p>Discourses 12-30</text:p>
          </table:table-cell>
          <table:table-cell table:style-name="ce5"/>
          <table:table-cell table:style-name="ce5" office:value-type="string">
            <text:p>Greek</text:p>
          </table:table-cell>
          <table:table-cell table:style-name="ce1" office:value-type="float" office:value="1939">
            <text:p>1939</text:p>
          </table:table-cell>
          <table:table-cell table:style-name="ce5" table:number-columns-repeated="1000"/>
        </table:table-row>
        <table:table-row table:style-name="ro2">
          <table:table-cell table:formula="of:=&quot;number={&quot;&amp;[.B161]&amp;&quot;}, title = {&quot; &amp;[.E161] &amp; &quot;}, subtitle = {&quot;&amp;[.F161]&amp;&quot;}, origlanguage ={&quot; &amp; [.G161] &amp; &quot;}, year = {&quot; &amp; [.H161] &amp; &quot;}&quot;" office:value-type="string" office:string-value="number={358}, title = {Discourses 31-36}, subtitle = {}, origlanguage ={Greek}, year = {1940}">
            <text:p>number={358}, title = {Discourses 31-36}, subtitle = {}, origlanguage ={Greek}, year = {1940}</text:p>
          </table:table-cell>
          <table:table-cell table:style-name="ce1" office:value-type="float" office:value="358">
            <text:p>358</text:p>
          </table:table-cell>
          <table:table-cell table:style-name="ce5" office:value-type="string">
            <text:p>Dio Chrysostom, </text:p>
          </table:table-cell>
          <table:table-cell table:style-name="ce5" office:value-type="string">
            <text:p>Dio Chrysostom</text:p>
          </table:table-cell>
          <table:table-cell table:style-name="ce5" office:value-type="string">
            <text:p>Discourses 31-36</text:p>
          </table:table-cell>
          <table:table-cell table:style-name="ce5"/>
          <table:table-cell table:style-name="ce5" office:value-type="string">
            <text:p>Greek</text:p>
          </table:table-cell>
          <table:table-cell table:style-name="ce1" office:value-type="float" office:value="1940">
            <text:p>1940</text:p>
          </table:table-cell>
          <table:table-cell table:style-name="ce5" table:number-columns-repeated="1000"/>
        </table:table-row>
        <table:table-row table:style-name="ro2">
          <table:table-cell table:formula="of:=&quot;number={&quot;&amp;[.B162]&amp;&quot;}, title = {&quot; &amp;[.E162] &amp; &quot;}, subtitle = {&quot;&amp;[.F162]&amp;&quot;}, origlanguage ={&quot; &amp; [.G162] &amp; &quot;}, year = {&quot; &amp; [.H162] &amp; &quot;}&quot;" office:value-type="string" office:string-value="number={376}, title = {Discourses 37-60}, subtitle = {}, origlanguage ={Greek}, year = {1946}">
            <text:p>number={376}, title = {Discourses 37-60}, subtitle = {}, origlanguage ={Greek}, year = {1946}</text:p>
          </table:table-cell>
          <table:table-cell table:style-name="ce1" office:value-type="float" office:value="376">
            <text:p>376</text:p>
          </table:table-cell>
          <table:table-cell table:style-name="ce5" office:value-type="string">
            <text:p>Dio Chrysostom, </text:p>
          </table:table-cell>
          <table:table-cell table:style-name="ce5" office:value-type="string">
            <text:p>Dio Chrysostom</text:p>
          </table:table-cell>
          <table:table-cell table:style-name="ce5" office:value-type="string">
            <text:p>Discourses 37-60</text:p>
          </table:table-cell>
          <table:table-cell table:style-name="ce5"/>
          <table:table-cell table:style-name="ce5" office:value-type="string">
            <text:p>Greek</text:p>
          </table:table-cell>
          <table:table-cell table:style-name="ce1" office:value-type="float" office:value="1946">
            <text:p>1946</text:p>
          </table:table-cell>
          <table:table-cell table:style-name="ce5" table:number-columns-repeated="1000"/>
        </table:table-row>
        <table:table-row table:style-name="ro2">
          <table:table-cell table:formula="of:=&quot;number={&quot;&amp;[.B163]&amp;&quot;}, title = {&quot; &amp;[.E163] &amp; &quot;}, subtitle = {&quot;&amp;[.F163]&amp;&quot;}, origlanguage ={&quot; &amp; [.G163] &amp; &quot;}, year = {&quot; &amp; [.H163] &amp; &quot;}&quot;" office:value-type="string" office:string-value="number={385}, title = {Discourses 61-80. Fragments. Letters}, subtitle = {}, origlanguage ={Greek}, year = {1951}">
            <text:p>number={385}, title = {Discourses 61-80. Fragments. Letters}, subtitle = {}, origlanguage ={Greek}, year = {1951}</text:p>
          </table:table-cell>
          <table:table-cell table:style-name="ce1" office:value-type="float" office:value="385">
            <text:p>385</text:p>
          </table:table-cell>
          <table:table-cell table:style-name="ce5" office:value-type="string">
            <text:p>Dio Chrysostom, </text:p>
          </table:table-cell>
          <table:table-cell table:style-name="ce5" office:value-type="string">
            <text:p>Dio Chrysostom</text:p>
          </table:table-cell>
          <table:table-cell table:style-name="ce5" office:value-type="string">
            <text:p>Discourses 61-80. Fragments. Letters</text:p>
          </table:table-cell>
          <table:table-cell table:style-name="ce5"/>
          <table:table-cell table:style-name="ce5" office:value-type="string">
            <text:p>Greek</text:p>
          </table:table-cell>
          <table:table-cell table:style-name="ce1" office:value-type="float" office:value="1951">
            <text:p>1951</text:p>
          </table:table-cell>
          <table:table-cell table:style-name="ce5" table:number-columns-repeated="1000"/>
        </table:table-row>
        <table:table-row table:style-name="ro2">
          <table:table-cell table:formula="of:=&quot;number={&quot;&amp;[.B164]&amp;&quot;}, title = {&quot; &amp;[.E164] &amp; &quot;}, subtitle = {&quot;&amp;[.F164]&amp;&quot;}, origlanguage ={&quot; &amp; [.G164] &amp; &quot;}, year = {&quot; &amp; [.H164] &amp; &quot;}&quot;" office:value-type="string" office:string-value="number={279}, title = {Library of History, Volume I}, subtitle = {Books 1-2.34}, origlanguage ={Greek}, year = {1933}">
            <text:p>number={279}, title = {Library of History, Volume I}, subtitle = {Books 1-2.34}, origlanguage ={Greek}, year = {1933}</text:p>
          </table:table-cell>
          <table:table-cell table:style-name="ce1" office:value-type="float" office:value="279">
            <text:p>279</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I</text:p>
          </table:table-cell>
          <table:table-cell table:style-name="ce5" office:value-type="string">
            <text:p>Books 1-2.34</text:p>
          </table:table-cell>
          <table:table-cell table:style-name="ce5" office:value-type="string">
            <text:p>Greek</text:p>
          </table:table-cell>
          <table:table-cell table:style-name="ce1" office:value-type="float" office:value="1933">
            <text:p>1933</text:p>
          </table:table-cell>
          <table:table-cell table:style-name="ce5" table:number-columns-repeated="1000"/>
        </table:table-row>
        <table:table-row table:style-name="ro2">
          <table:table-cell table:formula="of:=&quot;number={&quot;&amp;[.B165]&amp;&quot;}, title = {&quot; &amp;[.E165] &amp; &quot;}, subtitle = {&quot;&amp;[.F165]&amp;&quot;}, origlanguage ={&quot; &amp; [.G165] &amp; &quot;}, year = {&quot; &amp; [.H165] &amp; &quot;}&quot;" office:value-type="string" office:string-value="number={303}, title = {Library of History, Volume II}, subtitle = {Books 2.35-4.58}, origlanguage ={Greek}, year = {1935}">
            <text:p>number={303}, title = {Library of History, Volume II}, subtitle = {Books 2.35-4.58}, origlanguage ={Greek}, year = {1935}</text:p>
          </table:table-cell>
          <table:table-cell table:style-name="ce1" office:value-type="float" office:value="303">
            <text:p>303</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II</text:p>
          </table:table-cell>
          <table:table-cell table:style-name="ce5" office:value-type="string">
            <text:p>Books 2.35-4.58</text:p>
          </table:table-cell>
          <table:table-cell table:style-name="ce5" office:value-type="string">
            <text:p>Greek</text:p>
          </table:table-cell>
          <table:table-cell table:style-name="ce1" office:value-type="float" office:value="1935">
            <text:p>1935</text:p>
          </table:table-cell>
          <table:table-cell table:style-name="ce5" table:number-columns-repeated="1000"/>
        </table:table-row>
        <table:table-row table:style-name="ro2">
          <table:table-cell table:formula="of:=&quot;number={&quot;&amp;[.B166]&amp;&quot;}, title = {&quot; &amp;[.E166] &amp; &quot;}, subtitle = {&quot;&amp;[.F166]&amp;&quot;}, origlanguage ={&quot; &amp; [.G166] &amp; &quot;}, year = {&quot; &amp; [.H166] &amp; &quot;}&quot;" office:value-type="string" office:string-value="number={340}, title = {Library of History, Volume III}, subtitle = {Books 4.59-8}, origlanguage ={Greek}, year = {1939}">
            <text:p>number={340}, title = {Library of History, Volume III}, subtitle = {Books 4.59-8}, origlanguage ={Greek}, year = {1939}</text:p>
          </table:table-cell>
          <table:table-cell table:style-name="ce1" office:value-type="float" office:value="340">
            <text:p>340</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III</text:p>
          </table:table-cell>
          <table:table-cell table:style-name="ce5" office:value-type="string">
            <text:p>Books 4.59-8</text:p>
          </table:table-cell>
          <table:table-cell table:style-name="ce5" office:value-type="string">
            <text:p>Greek</text:p>
          </table:table-cell>
          <table:table-cell table:style-name="ce1" office:value-type="float" office:value="1939">
            <text:p>1939</text:p>
          </table:table-cell>
          <table:table-cell table:style-name="ce5" table:number-columns-repeated="1000"/>
        </table:table-row>
        <table:table-row table:style-name="ro2">
          <table:table-cell table:formula="of:=&quot;number={&quot;&amp;[.B167]&amp;&quot;}, title = {&quot; &amp;[.E167] &amp; &quot;}, subtitle = {&quot;&amp;[.F167]&amp;&quot;}, origlanguage ={&quot; &amp; [.G167] &amp; &quot;}, year = {&quot; &amp; [.H167] &amp; &quot;}&quot;" office:value-type="string" office:string-value="number={375}, title = {Library of History, Volume IV}, subtitle = {Books 9-12.40}, origlanguage ={Greek}, year = {1946}">
            <text:p>number={375}, title = {Library of History, Volume IV}, subtitle = {Books 9-12.40}, origlanguage ={Greek}, year = {1946}</text:p>
          </table:table-cell>
          <table:table-cell table:style-name="ce1" office:value-type="float" office:value="375">
            <text:p>375</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IV</text:p>
          </table:table-cell>
          <table:table-cell table:style-name="ce5" office:value-type="string">
            <text:p>Books 9-12.40</text:p>
          </table:table-cell>
          <table:table-cell table:style-name="ce5" office:value-type="string">
            <text:p>Greek</text:p>
          </table:table-cell>
          <table:table-cell table:style-name="ce1" office:value-type="float" office:value="1946">
            <text:p>1946</text:p>
          </table:table-cell>
          <table:table-cell table:style-name="ce5" table:number-columns-repeated="1000"/>
        </table:table-row>
        <table:table-row table:style-name="ro2">
          <table:table-cell table:formula="of:=&quot;number={&quot;&amp;[.B168]&amp;&quot;}, title = {&quot; &amp;[.E168] &amp; &quot;}, subtitle = {&quot;&amp;[.F168]&amp;&quot;}, origlanguage ={&quot; &amp; [.G168] &amp; &quot;}, year = {&quot; &amp; [.H168] &amp; &quot;}&quot;" office:value-type="string" office:string-value="number={377}, title = {Library of History, Volume IX}, subtitle = {Books 18-19.65}, origlanguage ={Greek}, year = {1947}">
            <text:p>number={377}, title = {Library of History, Volume IX}, subtitle = {Books 18-19.65}, origlanguage ={Greek}, year = {1947}</text:p>
          </table:table-cell>
          <table:table-cell table:style-name="ce1" office:value-type="float" office:value="377">
            <text:p>377</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IX</text:p>
          </table:table-cell>
          <table:table-cell table:style-name="ce5" office:value-type="string">
            <text:p>Books 18-19.65</text:p>
          </table:table-cell>
          <table:table-cell table:style-name="ce5" office:value-type="string">
            <text:p>Greek</text:p>
          </table:table-cell>
          <table:table-cell table:style-name="ce1" office:value-type="float" office:value="1947">
            <text:p>1947</text:p>
          </table:table-cell>
          <table:table-cell table:style-name="ce5" table:number-columns-repeated="1000"/>
        </table:table-row>
        <table:table-row table:style-name="ro2">
          <table:table-cell table:formula="of:=&quot;number={&quot;&amp;[.B169]&amp;&quot;}, title = {&quot; &amp;[.E169] &amp; &quot;}, subtitle = {&quot;&amp;[.F169]&amp;&quot;}, origlanguage ={&quot; &amp; [.G169] &amp; &quot;}, year = {&quot; &amp; [.H169] &amp; &quot;}&quot;" office:value-type="string" office:string-value="number={384}, title = {Library of History, Volume V}, subtitle = {Books 12.41-13}, origlanguage ={Greek}, year = {1950}">
            <text:p>number={384}, title = {Library of History, Volume V}, subtitle = {Books 12.41-13}, origlanguage ={Greek}, year = {1950}</text:p>
          </table:table-cell>
          <table:table-cell table:style-name="ce1" office:value-type="float" office:value="384">
            <text:p>384</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V</text:p>
          </table:table-cell>
          <table:table-cell table:style-name="ce5" office:value-type="string">
            <text:p>Books 12.41-13</text:p>
          </table:table-cell>
          <table:table-cell table:style-name="ce5" office:value-type="string">
            <text:p>Greek</text:p>
          </table:table-cell>
          <table:table-cell table:style-name="ce1" office:value-type="float" office:value="1950">
            <text:p>1950</text:p>
          </table:table-cell>
          <table:table-cell table:style-name="ce5" table:number-columns-repeated="1000"/>
        </table:table-row>
        <table:table-row table:style-name="ro2">
          <table:table-cell table:formula="of:=&quot;number={&quot;&amp;[.B170]&amp;&quot;}, title = {&quot; &amp;[.E170] &amp; &quot;}, subtitle = {&quot;&amp;[.F170]&amp;&quot;}, origlanguage ={&quot; &amp; [.G170] &amp; &quot;}, year = {&quot; &amp; [.H170] &amp; &quot;}&quot;" office:value-type="string" office:string-value="number={389}, title = {Library of History, Volume VII}, subtitle = {Books 15.20-16.65}, origlanguage ={Greek}, year = {1952}">
            <text:p>number={389}, title = {Library of History, Volume VII}, subtitle = {Books 15.20-16.65}, origlanguage ={Greek}, year = {1952}</text:p>
          </table:table-cell>
          <table:table-cell table:style-name="ce1" office:value-type="float" office:value="389">
            <text:p>389</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VII</text:p>
          </table:table-cell>
          <table:table-cell table:style-name="ce5" office:value-type="string">
            <text:p>Books 15.20-16.65</text:p>
          </table:table-cell>
          <table:table-cell table:style-name="ce5" office:value-type="string">
            <text:p>Greek</text:p>
          </table:table-cell>
          <table:table-cell table:style-name="ce1" office:value-type="float" office:value="1952">
            <text:p>1952</text:p>
          </table:table-cell>
          <table:table-cell table:style-name="ce5" table:number-columns-repeated="1000"/>
        </table:table-row>
        <table:table-row table:style-name="ro2">
          <table:table-cell table:formula="of:=&quot;number={&quot;&amp;[.B171]&amp;&quot;}, title = {&quot; &amp;[.E171] &amp; &quot;}, subtitle = {&quot;&amp;[.F171]&amp;&quot;}, origlanguage ={&quot; &amp; [.G171] &amp; &quot;}, year = {&quot; &amp; [.H171] &amp; &quot;}&quot;" office:value-type="string" office:string-value="number={390}, title = {Library of History, Volume X}, subtitle = {Books 19.66-20}, origlanguage ={Greek}, year = {1954}">
            <text:p>number={390}, title = {Library of History, Volume X}, subtitle = {Books 19.66-20}, origlanguage ={Greek}, year = {1954}</text:p>
          </table:table-cell>
          <table:table-cell table:style-name="ce1" office:value-type="float" office:value="390">
            <text:p>390</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X</text:p>
          </table:table-cell>
          <table:table-cell table:style-name="ce5" office:value-type="string">
            <text:p>Books 19.66-20</text:p>
          </table:table-cell>
          <table:table-cell table:style-name="ce5" office:value-type="string">
            <text:p>Greek</text:p>
          </table:table-cell>
          <table:table-cell table:style-name="ce1" office:value-type="float" office:value="1954">
            <text:p>1954</text:p>
          </table:table-cell>
          <table:table-cell table:style-name="ce5" table:number-columns-repeated="1000"/>
        </table:table-row>
        <table:table-row table:style-name="ro2">
          <table:table-cell table:formula="of:=&quot;number={&quot;&amp;[.B172]&amp;&quot;}, title = {&quot; &amp;[.E172] &amp; &quot;}, subtitle = {&quot;&amp;[.F172]&amp;&quot;}, origlanguage ={&quot; &amp; [.G172] &amp; &quot;}, year = {&quot; &amp; [.H172] &amp; &quot;}&quot;" office:value-type="string" office:string-value="number={399}, title = {Library of History, Volume VI}, subtitle = {Books 14-15.19}, origlanguage ={Greek}, year = {1954}">
            <text:p>number={399}, title = {Library of History, Volume VI}, subtitle = {Books 14-15.19}, origlanguage ={Greek}, year = {1954}</text:p>
          </table:table-cell>
          <table:table-cell table:style-name="ce1" office:value-type="float" office:value="399">
            <text:p>399</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VI</text:p>
          </table:table-cell>
          <table:table-cell table:style-name="ce5" office:value-type="string">
            <text:p>Books 14-15.19</text:p>
          </table:table-cell>
          <table:table-cell table:style-name="ce5" office:value-type="string">
            <text:p>Greek</text:p>
          </table:table-cell>
          <table:table-cell table:style-name="ce1" office:value-type="float" office:value="1954">
            <text:p>1954</text:p>
          </table:table-cell>
          <table:table-cell table:style-name="ce5" table:number-columns-repeated="1000"/>
        </table:table-row>
        <table:table-row table:style-name="ro2">
          <table:table-cell table:formula="of:=&quot;number={&quot;&amp;[.B173]&amp;&quot;}, title = {&quot; &amp;[.E173] &amp; &quot;}, subtitle = {&quot;&amp;[.F173]&amp;&quot;}, origlanguage ={&quot; &amp; [.G173] &amp; &quot;}, year = {&quot; &amp; [.H173] &amp; &quot;}&quot;" office:value-type="string" office:string-value="number={409}, title = {Library of History, Volume XI}, subtitle = {Fragments of Books 21-32}, origlanguage ={Greek}, year = {1957}">
            <text:p>number={409}, title = {Library of History, Volume XI}, subtitle = {Fragments of Books 21-32}, origlanguage ={Greek}, year = {1957}</text:p>
          </table:table-cell>
          <table:table-cell table:style-name="ce1" office:value-type="float" office:value="409">
            <text:p>409</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XI</text:p>
          </table:table-cell>
          <table:table-cell table:style-name="ce5" office:value-type="string">
            <text:p>Fragments of Books 21-32</text:p>
          </table:table-cell>
          <table:table-cell table:style-name="ce5" office:value-type="string">
            <text:p>Greek</text:p>
          </table:table-cell>
          <table:table-cell table:style-name="ce1" office:value-type="float" office:value="1957">
            <text:p>1957</text:p>
          </table:table-cell>
          <table:table-cell table:style-name="ce5" table:number-columns-repeated="1000"/>
        </table:table-row>
        <table:table-row table:style-name="ro2">
          <table:table-cell table:formula="of:=&quot;number={&quot;&amp;[.B174]&amp;&quot;}, title = {&quot; &amp;[.E174] &amp; &quot;}, subtitle = {&quot;&amp;[.F174]&amp;&quot;}, origlanguage ={&quot; &amp; [.G174] &amp; &quot;}, year = {&quot; &amp; [.H174] &amp; &quot;}&quot;" office:value-type="string" office:string-value="number={422}, title = {Library of History, Volume VIII}, subtitle = {Books 16.66-17}, origlanguage ={Greek}, year = {1963}">
            <text:p>number={422}, title = {Library of History, Volume VIII}, subtitle = {Books 16.66-17}, origlanguage ={Greek}, year = {1963}</text:p>
          </table:table-cell>
          <table:table-cell table:style-name="ce1" office:value-type="float" office:value="422">
            <text:p>422</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VIII</text:p>
          </table:table-cell>
          <table:table-cell table:style-name="ce5" office:value-type="string">
            <text:p>Books 16.66-17</text:p>
          </table:table-cell>
          <table:table-cell table:style-name="ce5" office:value-type="string">
            <text:p>Greek</text:p>
          </table:table-cell>
          <table:table-cell table:style-name="ce1" office:value-type="float" office:value="1963">
            <text:p>1963</text:p>
          </table:table-cell>
          <table:table-cell table:style-name="ce5" table:number-columns-repeated="1000"/>
        </table:table-row>
        <table:table-row table:style-name="ro2">
          <table:table-cell table:formula="of:=&quot;number={&quot;&amp;[.B175]&amp;&quot;}, title = {&quot; &amp;[.E175] &amp; &quot;}, subtitle = {&quot;&amp;[.F175]&amp;&quot;}, origlanguage ={&quot; &amp; [.G175] &amp; &quot;}, year = {&quot; &amp; [.H175] &amp; &quot;}&quot;" office:value-type="string" office:string-value="number={423}, title = {Library of History, Volume XII}, subtitle = {Fragments of Books 33-40}, origlanguage ={Greek}, year = {1967}">
            <text:p>number={423}, title = {Library of History, Volume XII}, subtitle = {Fragments of Books 33-40}, origlanguage ={Greek}, year = {1967}</text:p>
          </table:table-cell>
          <table:table-cell table:style-name="ce1" office:value-type="float" office:value="423">
            <text:p>423</text:p>
          </table:table-cell>
          <table:table-cell table:style-name="ce5" office:value-type="string">
            <text:p>Diodorus Siculus, </text:p>
          </table:table-cell>
          <table:table-cell table:style-name="ce5" office:value-type="string">
            <text:p>Diodorus Siculus</text:p>
          </table:table-cell>
          <table:table-cell table:style-name="ce5" office:value-type="string">
            <text:p>Library of History, Volume XII</text:p>
          </table:table-cell>
          <table:table-cell table:style-name="ce5" office:value-type="string">
            <text:p>Fragments of Books 33-40</text:p>
          </table:table-cell>
          <table:table-cell table:style-name="ce5" office:value-type="string">
            <text:p>Greek</text:p>
          </table:table-cell>
          <table:table-cell table:style-name="ce1" office:value-type="float" office:value="1967">
            <text:p>1967</text:p>
          </table:table-cell>
          <table:table-cell table:style-name="ce5" table:number-columns-repeated="1000"/>
        </table:table-row>
        <table:table-row table:style-name="ro2">
          <table:table-cell table:formula="of:=&quot;number={&quot;&amp;[.B176]&amp;&quot;}, title = {&quot; &amp;[.E176] &amp; &quot;}, subtitle = {&quot;&amp;[.F176]&amp;&quot;}, origlanguage ={&quot; &amp; [.G176] &amp; &quot;}, year = {&quot; &amp; [.H176] &amp; &quot;}&quot;" office:value-type="string" office:string-value="number={184}, title = {Lives of Eminent Philosophers, Volume I}, subtitle = {Books 1-5}, origlanguage ={Greek}, year = {1925}">
            <text:p>number={184}, title = {Lives of Eminent Philosophers, Volume I}, subtitle = {Books 1-5}, origlanguage ={Greek}, year = {1925}</text:p>
          </table:table-cell>
          <table:table-cell table:style-name="ce1" office:value-type="float" office:value="184">
            <text:p>184</text:p>
          </table:table-cell>
          <table:table-cell table:style-name="ce5" office:value-type="string">
            <text:p>Diogenes Laertius, </text:p>
          </table:table-cell>
          <table:table-cell table:style-name="ce5" office:value-type="string">
            <text:p>Diogenes Laertius</text:p>
          </table:table-cell>
          <table:table-cell table:style-name="ce5" office:value-type="string">
            <text:p>Lives of Eminent Philosophers, Volume I</text:p>
          </table:table-cell>
          <table:table-cell table:style-name="ce5" office:value-type="string">
            <text:p>Books 1-5</text:p>
          </table:table-cell>
          <table:table-cell table:style-name="ce5" office:value-type="string">
            <text:p>Greek</text:p>
          </table:table-cell>
          <table:table-cell table:style-name="ce1" office:value-type="float" office:value="1925">
            <text:p>1925</text:p>
          </table:table-cell>
          <table:table-cell table:style-name="ce5" table:number-columns-repeated="1000"/>
        </table:table-row>
        <table:table-row table:style-name="ro2">
          <table:table-cell table:formula="of:=&quot;number={&quot;&amp;[.B177]&amp;&quot;}, title = {&quot; &amp;[.E177] &amp; &quot;}, subtitle = {&quot;&amp;[.F177]&amp;&quot;}, origlanguage ={&quot; &amp; [.G177] &amp; &quot;}, year = {&quot; &amp; [.H177] &amp; &quot;}&quot;" office:value-type="string" office:string-value="number={185}, title = {Lives of Eminent Philosophers, Volume II}, subtitle = {Books 6-10}, origlanguage ={Greek}, year = {1925}">
            <text:p>number={185}, title = {Lives of Eminent Philosophers, Volume II}, subtitle = {Books 6-10}, origlanguage ={Greek}, year = {1925}</text:p>
          </table:table-cell>
          <table:table-cell table:style-name="ce1" office:value-type="float" office:value="185">
            <text:p>185</text:p>
          </table:table-cell>
          <table:table-cell table:style-name="ce5" office:value-type="string">
            <text:p>Diogenes Laertius, </text:p>
          </table:table-cell>
          <table:table-cell table:style-name="ce5" office:value-type="string">
            <text:p>Diogenes Laertius</text:p>
          </table:table-cell>
          <table:table-cell table:style-name="ce5" office:value-type="string">
            <text:p>Lives of Eminent Philosophers, Volume II</text:p>
          </table:table-cell>
          <table:table-cell table:style-name="ce5" office:value-type="string">
            <text:p>Books 6-10</text:p>
          </table:table-cell>
          <table:table-cell table:style-name="ce5" office:value-type="string">
            <text:p>Greek</text:p>
          </table:table-cell>
          <table:table-cell table:style-name="ce1" office:value-type="float" office:value="1925">
            <text:p>1925</text:p>
          </table:table-cell>
          <table:table-cell table:style-name="ce5" table:number-columns-repeated="1000"/>
        </table:table-row>
        <table:table-row table:style-name="ro2">
          <table:table-cell table:formula="of:=&quot;number={&quot;&amp;[.B178]&amp;&quot;}, title = {&quot; &amp;[.E178] &amp; &quot;}, subtitle = {&quot;&amp;[.F178]&amp;&quot;}, origlanguage ={&quot; &amp; [.G178] &amp; &quot;}, year = {&quot; &amp; [.H178] &amp; &quot;}&quot;" office:value-type="string" office:string-value="number={319}, title = {Roman Antiquities, Volume I}, subtitle = {Books 1-2}, origlanguage ={Greek}, year = {1937}">
            <text:p>number={319}, title = {Roman Antiquities, Volume I}, subtitle = {Books 1-2}, origlanguage ={Greek}, year = {1937}</text:p>
          </table:table-cell>
          <table:table-cell table:style-name="ce1" office:value-type="float" office:value="319">
            <text:p>319</text:p>
          </table:table-cell>
          <table:table-cell table:style-name="ce5" office:value-type="string">
            <text:p>Dionysius of Halicarnassus, </text:p>
          </table:table-cell>
          <table:table-cell table:style-name="ce5" office:value-type="string">
            <text:p>Dionysius of Halicarnassus</text:p>
          </table:table-cell>
          <table:table-cell table:style-name="ce5" office:value-type="string">
            <text:p>Roman Antiquities, Volume I</text:p>
          </table:table-cell>
          <table:table-cell table:style-name="ce5" office:value-type="string">
            <text:p>Books 1-2</text:p>
          </table:table-cell>
          <table:table-cell table:style-name="ce5" office:value-type="string">
            <text:p>Greek</text:p>
          </table:table-cell>
          <table:table-cell table:style-name="ce1" office:value-type="float" office:value="1937">
            <text:p>1937</text:p>
          </table:table-cell>
          <table:table-cell table:style-name="ce5" table:number-columns-repeated="1000"/>
        </table:table-row>
        <table:table-row table:style-name="ro2">
          <table:table-cell table:formula="of:=&quot;number={&quot;&amp;[.B179]&amp;&quot;}, title = {&quot; &amp;[.E179] &amp; &quot;}, subtitle = {&quot;&amp;[.F179]&amp;&quot;}, origlanguage ={&quot; &amp; [.G179] &amp; &quot;}, year = {&quot; &amp; [.H179] &amp; &quot;}&quot;" office:value-type="string" office:string-value="number={347}, title = {Roman Antiquities, Volume II}, subtitle = {Books 3-4}, origlanguage ={Greek}, year = {1939}">
            <text:p>number={347}, title = {Roman Antiquities, Volume II}, subtitle = {Books 3-4}, origlanguage ={Greek}, year = {1939}</text:p>
          </table:table-cell>
          <table:table-cell table:style-name="ce1" office:value-type="float" office:value="347">
            <text:p>347</text:p>
          </table:table-cell>
          <table:table-cell table:style-name="ce5" office:value-type="string">
            <text:p>Dionysius of Halicarnassus, </text:p>
          </table:table-cell>
          <table:table-cell table:style-name="ce5" office:value-type="string">
            <text:p>Dionysius of Halicarnassus</text:p>
          </table:table-cell>
          <table:table-cell table:style-name="ce5" office:value-type="string">
            <text:p>Roman Antiquities, Volume II</text:p>
          </table:table-cell>
          <table:table-cell table:style-name="ce5" office:value-type="string">
            <text:p>Books 3-4</text:p>
          </table:table-cell>
          <table:table-cell table:style-name="ce5" office:value-type="string">
            <text:p>Greek</text:p>
          </table:table-cell>
          <table:table-cell table:style-name="ce1" office:value-type="float" office:value="1939">
            <text:p>1939</text:p>
          </table:table-cell>
          <table:table-cell table:style-name="ce5" table:number-columns-repeated="1000"/>
        </table:table-row>
        <table:table-row table:style-name="ro2">
          <table:table-cell table:formula="of:=&quot;number={&quot;&amp;[.B180]&amp;&quot;}, title = {&quot; &amp;[.E180] &amp; &quot;}, subtitle = {&quot;&amp;[.F180]&amp;&quot;}, origlanguage ={&quot; &amp; [.G180] &amp; &quot;}, year = {&quot; &amp; [.H180] &amp; &quot;}&quot;" office:value-type="string" office:string-value="number={357}, title = {Roman Antiquities, Volume III}, subtitle = {Books 5-6.48}, origlanguage ={Greek}, year = {1940}">
            <text:p>number={357}, title = {Roman Antiquities, Volume III}, subtitle = {Books 5-6.48}, origlanguage ={Greek}, year = {1940}</text:p>
          </table:table-cell>
          <table:table-cell table:style-name="ce1" office:value-type="float" office:value="357">
            <text:p>357</text:p>
          </table:table-cell>
          <table:table-cell table:style-name="ce5" office:value-type="string">
            <text:p>Dionysius of Halicarnassus, </text:p>
          </table:table-cell>
          <table:table-cell table:style-name="ce5" office:value-type="string">
            <text:p>Dionysius of Halicarnassus</text:p>
          </table:table-cell>
          <table:table-cell table:style-name="ce5" office:value-type="string">
            <text:p>Roman Antiquities, Volume III</text:p>
          </table:table-cell>
          <table:table-cell table:style-name="ce5" office:value-type="string">
            <text:p>Books 5-6.48</text:p>
          </table:table-cell>
          <table:table-cell table:style-name="ce5" office:value-type="string">
            <text:p>Greek</text:p>
          </table:table-cell>
          <table:table-cell table:style-name="ce1" office:value-type="float" office:value="1940">
            <text:p>1940</text:p>
          </table:table-cell>
          <table:table-cell table:style-name="ce5" table:number-columns-repeated="1000"/>
        </table:table-row>
        <table:table-row table:style-name="ro2">
          <table:table-cell table:formula="of:=&quot;number={&quot;&amp;[.B181]&amp;&quot;}, title = {&quot; &amp;[.E181] &amp; &quot;}, subtitle = {&quot;&amp;[.F181]&amp;&quot;}, origlanguage ={&quot; &amp; [.G181] &amp; &quot;}, year = {&quot; &amp; [.H181] &amp; &quot;}&quot;" office:value-type="string" office:string-value="number={364}, title = {Roman Antiquities, Volume IV}, subtitle = {Books 6.49-7}, origlanguage ={Greek}, year = {1943}">
            <text:p>number={364}, title = {Roman Antiquities, Volume IV}, subtitle = {Books 6.49-7}, origlanguage ={Greek}, year = {1943}</text:p>
          </table:table-cell>
          <table:table-cell table:style-name="ce1" office:value-type="float" office:value="364">
            <text:p>364</text:p>
          </table:table-cell>
          <table:table-cell table:style-name="ce5" office:value-type="string">
            <text:p>Dionysius of Halicarnassus, </text:p>
          </table:table-cell>
          <table:table-cell table:style-name="ce5" office:value-type="string">
            <text:p>Dionysius of Halicarnassus</text:p>
          </table:table-cell>
          <table:table-cell table:style-name="ce5" office:value-type="string">
            <text:p>Roman Antiquities, Volume IV</text:p>
          </table:table-cell>
          <table:table-cell table:style-name="ce5" office:value-type="string">
            <text:p>Books 6.49-7</text:p>
          </table:table-cell>
          <table:table-cell table:style-name="ce5" office:value-type="string">
            <text:p>Greek</text:p>
          </table:table-cell>
          <table:table-cell table:style-name="ce1" office:value-type="float" office:value="1943">
            <text:p>1943</text:p>
          </table:table-cell>
          <table:table-cell table:style-name="ce5" table:number-columns-repeated="1000"/>
        </table:table-row>
        <table:table-row table:style-name="ro2">
          <table:table-cell table:formula="of:=&quot;number={&quot;&amp;[.B182]&amp;&quot;}, title = {&quot; &amp;[.E182] &amp; &quot;}, subtitle = {&quot;&amp;[.F182]&amp;&quot;}, origlanguage ={&quot; &amp; [.G182] &amp; &quot;}, year = {&quot; &amp; [.H182] &amp; &quot;}&quot;" office:value-type="string" office:string-value="number={372}, title = {Roman Antiquities, Volume V}, subtitle = {Books 8-9.24}, origlanguage ={Greek}, year = {1945}">
            <text:p>number={372}, title = {Roman Antiquities, Volume V}, subtitle = {Books 8-9.24}, origlanguage ={Greek}, year = {1945}</text:p>
          </table:table-cell>
          <table:table-cell table:style-name="ce1" office:value-type="float" office:value="372">
            <text:p>372</text:p>
          </table:table-cell>
          <table:table-cell table:style-name="ce5" office:value-type="string">
            <text:p>Dionysius of Halicarnassus, </text:p>
          </table:table-cell>
          <table:table-cell table:style-name="ce5" office:value-type="string">
            <text:p>Dionysius of Halicarnassus</text:p>
          </table:table-cell>
          <table:table-cell table:style-name="ce5" office:value-type="string">
            <text:p>Roman Antiquities, Volume V</text:p>
          </table:table-cell>
          <table:table-cell table:style-name="ce5" office:value-type="string">
            <text:p>Books 8-9.24</text:p>
          </table:table-cell>
          <table:table-cell table:style-name="ce5" office:value-type="string">
            <text:p>Greek</text:p>
          </table:table-cell>
          <table:table-cell table:style-name="ce1" office:value-type="float" office:value="1945">
            <text:p>1945</text:p>
          </table:table-cell>
          <table:table-cell table:style-name="ce5" table:number-columns-repeated="1000"/>
        </table:table-row>
        <table:table-row table:style-name="ro2">
          <table:table-cell table:formula="of:=&quot;number={&quot;&amp;[.B183]&amp;&quot;}, title = {&quot; &amp;[.E183] &amp; &quot;}, subtitle = {&quot;&amp;[.F183]&amp;&quot;}, origlanguage ={&quot; &amp; [.G183] &amp; &quot;}, year = {&quot; &amp; [.H183] &amp; &quot;}&quot;" office:value-type="string" office:string-value="number={378}, title = {Roman Antiquities, Volume VI}, subtitle = {Books 9.25-10}, origlanguage ={Greek}, year = {1947}">
            <text:p>number={378}, title = {Roman Antiquities, Volume VI}, subtitle = {Books 9.25-10}, origlanguage ={Greek}, year = {1947}</text:p>
          </table:table-cell>
          <table:table-cell table:style-name="ce1" office:value-type="float" office:value="378">
            <text:p>378</text:p>
          </table:table-cell>
          <table:table-cell table:style-name="ce5" office:value-type="string">
            <text:p>Dionysius of Halicarnassus, </text:p>
          </table:table-cell>
          <table:table-cell table:style-name="ce5" office:value-type="string">
            <text:p>Dionysius of Halicarnassus</text:p>
          </table:table-cell>
          <table:table-cell table:style-name="ce5" office:value-type="string">
            <text:p>Roman Antiquities, Volume VI</text:p>
          </table:table-cell>
          <table:table-cell table:style-name="ce5" office:value-type="string">
            <text:p>Books 9.25-10</text:p>
          </table:table-cell>
          <table:table-cell table:style-name="ce5" office:value-type="string">
            <text:p>Greek</text:p>
          </table:table-cell>
          <table:table-cell table:style-name="ce1" office:value-type="float" office:value="1947">
            <text:p>1947</text:p>
          </table:table-cell>
          <table:table-cell table:style-name="ce5" table:number-columns-repeated="1000"/>
        </table:table-row>
        <table:table-row table:style-name="ro2">
          <table:table-cell table:formula="of:=&quot;number={&quot;&amp;[.B184]&amp;&quot;}, title = {&quot; &amp;[.E184] &amp; &quot;}, subtitle = {&quot;&amp;[.F184]&amp;&quot;}, origlanguage ={&quot; &amp; [.G184] &amp; &quot;}, year = {&quot; &amp; [.H184] &amp; &quot;}&quot;" office:value-type="string" office:string-value="number={388}, title = {Roman Antiquities, Volume VII}, subtitle = {Books 11-20}, origlanguage ={Greek}, year = {1950}">
            <text:p>number={388}, title = {Roman Antiquities, Volume VII}, subtitle = {Books 11-20}, origlanguage ={Greek}, year = {1950}</text:p>
          </table:table-cell>
          <table:table-cell table:style-name="ce1" office:value-type="float" office:value="388">
            <text:p>388</text:p>
          </table:table-cell>
          <table:table-cell table:style-name="ce5" office:value-type="string">
            <text:p>Dionysius of Halicarnassus, </text:p>
          </table:table-cell>
          <table:table-cell table:style-name="ce5" office:value-type="string">
            <text:p>Dionysius of Halicarnassus</text:p>
          </table:table-cell>
          <table:table-cell table:style-name="ce5" office:value-type="string">
            <text:p>Roman Antiquities, Volume VII</text:p>
          </table:table-cell>
          <table:table-cell table:style-name="ce5" office:value-type="string">
            <text:p>Books 11-20</text:p>
          </table:table-cell>
          <table:table-cell table:style-name="ce5" office:value-type="string">
            <text:p>Greek</text:p>
          </table:table-cell>
          <table:table-cell table:style-name="ce1" office:value-type="float" office:value="1950">
            <text:p>1950</text:p>
          </table:table-cell>
          <table:table-cell table:style-name="ce5" table:number-columns-repeated="1000"/>
        </table:table-row>
        <table:table-row table:style-name="ro2">
          <table:table-cell table:formula="of:=&quot;number={&quot;&amp;[.B185]&amp;&quot;}, title = {&quot; &amp;[.E185] &amp; &quot;}, subtitle = {&quot;&amp;[.F185]&amp;&quot;}, origlanguage ={&quot; &amp; [.G185] &amp; &quot;}, year = {&quot; &amp; [.H185] &amp; &quot;}&quot;" office:value-type="string" office:string-value="number={465}, title = {Critical Essays, Volume I}, subtitle = {Ancient Orators. Lysias. Isocrates. Isaeus. Demosthenes. Thucydides}, origlanguage ={Greek}, year = {1974}">
            <text:p>number={465}, title = {Critical Essays, Volume I}, subtitle = {Ancient Orators. Lysias. Isocrates. Isaeus. Demosthenes. Thucydides}, origlanguage ={Greek}, year = {1974}</text:p>
          </table:table-cell>
          <table:table-cell table:style-name="ce1" office:value-type="float" office:value="465">
            <text:p>465</text:p>
          </table:table-cell>
          <table:table-cell table:style-name="ce5" office:value-type="string">
            <text:p>Dionysius of Halicarnassus, </text:p>
          </table:table-cell>
          <table:table-cell table:style-name="ce5" office:value-type="string">
            <text:p>Dionysius of Halicarnassus</text:p>
          </table:table-cell>
          <table:table-cell table:style-name="ce5" office:value-type="string">
            <text:p>Critical Essays, Volume I</text:p>
          </table:table-cell>
          <table:table-cell table:style-name="ce5" office:value-type="string">
            <text:p>Ancient Orators. Lysias. Isocrates. Isaeus. Demosthenes. Thucydides</text:p>
          </table:table-cell>
          <table:table-cell table:style-name="ce5" office:value-type="string">
            <text:p>Greek</text:p>
          </table:table-cell>
          <table:table-cell table:style-name="ce1" office:value-type="float" office:value="1974">
            <text:p>1974</text:p>
          </table:table-cell>
          <table:table-cell table:style-name="ce5" table:number-columns-repeated="1000"/>
        </table:table-row>
        <table:table-row table:style-name="ro2">
          <table:table-cell table:formula="of:=&quot;number={&quot;&amp;[.B186]&amp;&quot;}, title = {&quot; &amp;[.E186] &amp; &quot;}, subtitle = {&quot;&amp;[.F186]&amp;&quot;}, origlanguage ={&quot; &amp; [.G186] &amp; &quot;}, year = {&quot; &amp; [.H186] &amp; &quot;}&quot;" office:value-type="string" office:string-value="number={466}, title = {Critical Essays, Volume II}, subtitle = {On Literary Composition. Dinarchus. Letters to Ammaeus and Pompeius}, origlanguage ={Greek}, year = {1985}">
            <text:p>number={466}, title = {Critical Essays, Volume II}, subtitle = {On Literary Composition. Dinarchus. Letters to Ammaeus and Pompeius}, origlanguage ={Greek}, year = {1985}</text:p>
          </table:table-cell>
          <table:table-cell table:style-name="ce1" office:value-type="float" office:value="466">
            <text:p>466</text:p>
          </table:table-cell>
          <table:table-cell table:style-name="ce5" office:value-type="string">
            <text:p>Dionysius of Halicarnassus, </text:p>
          </table:table-cell>
          <table:table-cell table:style-name="ce5" office:value-type="string">
            <text:p>Dionysius of Halicarnassus</text:p>
          </table:table-cell>
          <table:table-cell table:style-name="ce5" office:value-type="string">
            <text:p>Critical Essays, Volume II</text:p>
          </table:table-cell>
          <table:table-cell table:style-name="ce5" office:value-type="string">
            <text:p>On Literary Composition. Dinarchus. Letters to Ammaeus and Pompeius</text:p>
          </table:table-cell>
          <table:table-cell table:style-name="ce5" office:value-type="string">
            <text:p>Greek</text:p>
          </table:table-cell>
          <table:table-cell table:style-name="ce1" office:value-type="float" office:value="1985">
            <text:p>1985</text:p>
          </table:table-cell>
          <table:table-cell table:style-name="ce5" table:number-columns-repeated="1000"/>
        </table:table-row>
        <table:table-row table:style-name="ro2">
          <table:table-cell table:formula="of:=&quot;number={&quot;&amp;[.B187]&amp;&quot;}, title = {&quot; &amp;[.E187] &amp; &quot;}, subtitle = {&quot;&amp;[.F187]&amp;&quot;}, origlanguage ={&quot; &amp; [.G187] &amp; &quot;}, year = {&quot; &amp; [.H187] &amp; &quot;}&quot;" office:value-type="string" office:string-value="number={258}, title = {Greek Elegiac Poetry}, subtitle = {From the Seventh to the Fifth Centuries BC}, origlanguage ={Greek}, year = {1999}">
            <text:p>number={258}, title = {Greek Elegiac Poetry}, subtitle = {From the Seventh to the Fifth Centuries BC}, origlanguage ={Greek}, year = {1999}</text:p>
          </table:table-cell>
          <table:table-cell table:style-name="ce1" office:value-type="float" office:value="258">
            <text:p>258</text:p>
          </table:table-cell>
          <table:table-cell table:style-name="ce5" office:value-type="string">
            <text:p>Tyrtaeus, ,Solon, ,Theognis, ,Mimnermus, </text:p>
          </table:table-cell>
          <table:table-cell table:style-name="ce5" office:value-type="string">
            <text:p>Douglas E. Gerber</text:p>
          </table:table-cell>
          <table:table-cell table:style-name="ce5" office:value-type="string">
            <text:p>Greek Elegiac Poetry</text:p>
          </table:table-cell>
          <table:table-cell table:style-name="ce5" office:value-type="string">
            <text:p>From the Seventh to the Fifth Centuries BC</text:p>
          </table:table-cell>
          <table:table-cell table:style-name="ce5" office:value-type="string">
            <text:p>Greek</text:p>
          </table:table-cell>
          <table:table-cell table:style-name="ce1" office:value-type="float" office:value="1999">
            <text:p>1999</text:p>
          </table:table-cell>
          <table:table-cell table:style-name="ce5" table:number-columns-repeated="1000"/>
        </table:table-row>
        <table:table-row table:style-name="ro2">
          <table:table-cell table:formula="of:=&quot;number={&quot;&amp;[.B188]&amp;&quot;}, title = {&quot; &amp;[.E188] &amp; &quot;}, subtitle = {&quot;&amp;[.F188]&amp;&quot;}, origlanguage ={&quot; &amp; [.G188] &amp; &quot;}, year = {&quot; &amp; [.H188] &amp; &quot;}&quot;" office:value-type="string" office:string-value="number={259}, title = {Greek Iambic Poetry}, subtitle = {From the Seventh to the Fifth Centuries BC}, origlanguage ={Greek}, year = {1999}">
            <text:p>number={259}, title = {Greek Iambic Poetry}, subtitle = {From the Seventh to the Fifth Centuries BC}, origlanguage ={Greek}, year = {1999}</text:p>
          </table:table-cell>
          <table:table-cell table:style-name="ce1" office:value-type="float" office:value="259">
            <text:p>259</text:p>
          </table:table-cell>
          <table:table-cell table:style-name="ce5" office:value-type="string">
            <text:p>Archilochus, ,Semonides, ,Hipponax, </text:p>
          </table:table-cell>
          <table:table-cell table:style-name="ce5" office:value-type="string">
            <text:p>Douglas E. Gerber</text:p>
          </table:table-cell>
          <table:table-cell table:style-name="ce5" office:value-type="string">
            <text:p>Greek Iambic Poetry</text:p>
          </table:table-cell>
          <table:table-cell table:style-name="ce5" office:value-type="string">
            <text:p>From the Seventh to the Fifth Centuries BC</text:p>
          </table:table-cell>
          <table:table-cell table:style-name="ce5" office:value-type="string">
            <text:p>Greek</text:p>
          </table:table-cell>
          <table:table-cell table:style-name="ce1" office:value-type="float" office:value="1999">
            <text:p>1999</text:p>
          </table:table-cell>
          <table:table-cell table:style-name="ce5" table:number-columns-repeated="1000"/>
        </table:table-row>
        <table:table-row table:style-name="ro2">
          <table:table-cell table:formula="of:=&quot;number={&quot;&amp;[.B189]&amp;&quot;}, title = {&quot; &amp;[.E189] &amp; &quot;}, subtitle = {&quot;&amp;[.F189]&amp;&quot;}, origlanguage ={&quot; &amp; [.G189] &amp; &quot;}, year = {&quot; &amp; [.H189] &amp; &quot;}&quot;" office:value-type="string" office:string-value="number={294}, title = {Remains of Old Latin, Volume I: Ennius. Caecilius}, subtitle = {}, origlanguage ={Latin}, year = {1935}">
            <text:p>number={294}, title = {Remains of Old Latin, Volume I: Ennius. Caecilius}, subtitle = {}, origlanguage ={Latin}, year = {1935}</text:p>
          </table:table-cell>
          <table:table-cell table:style-name="ce1" office:value-type="float" office:value="294">
            <text:p>294</text:p>
          </table:table-cell>
          <table:table-cell table:style-name="ce5" office:value-type="string">
            <text:p>Ennius, ,Caecilius, </text:p>
          </table:table-cell>
          <table:table-cell table:style-name="ce5" office:value-type="string">
            <text:p>E. H. Warmington</text:p>
          </table:table-cell>
          <table:table-cell table:style-name="ce5" office:value-type="string">
            <text:p>Remains of Old Latin, Volume I: Ennius. Caecilius</text:p>
          </table:table-cell>
          <table:table-cell table:style-name="ce5"/>
          <table:table-cell table:style-name="ce5" office:value-type="string">
            <text:p>Latin</text:p>
          </table:table-cell>
          <table:table-cell table:style-name="ce1" office:value-type="float" office:value="1935">
            <text:p>1935</text:p>
          </table:table-cell>
          <table:table-cell table:style-name="ce5" table:number-columns-repeated="1000"/>
        </table:table-row>
        <table:table-row table:style-name="ro2">
          <table:table-cell table:formula="of:=&quot;number={&quot;&amp;[.B190]&amp;&quot;}, title = {&quot; &amp;[.E190] &amp; &quot;}, subtitle = {&quot;&amp;[.F190]&amp;&quot;}, origlanguage ={&quot; &amp; [.G190] &amp; &quot;}, year = {&quot; &amp; [.H190] &amp; &quot;}&quot;" office:value-type="string" office:string-value="number={314}, title = {Remains of Old Latin, Volume II: Livius Andronicus. Naevius. Pacuvius. Accius}, subtitle = {}, origlanguage ={Latin}, year = {1936}">
            <text:p>number={314}, title = {Remains of Old Latin, Volume II: Livius Andronicus. Naevius. Pacuvius. Accius}, subtitle = {}, origlanguage ={Latin}, year = {1936}</text:p>
          </table:table-cell>
          <table:table-cell table:style-name="ce1" office:value-type="float" office:value="314">
            <text:p>314</text:p>
          </table:table-cell>
          <table:table-cell table:style-name="ce5" office:value-type="string">
            <text:p>Livius Andronicus, ,Naevius, ,Pacuvius, ,Accius, </text:p>
          </table:table-cell>
          <table:table-cell table:style-name="ce5" office:value-type="string">
            <text:p>E. H. Warmington</text:p>
          </table:table-cell>
          <table:table-cell table:style-name="ce5" office:value-type="string">
            <text:p>Remains of Old Latin, Volume II: Livius Andronicus. Naevius. Pacuvius. Accius</text:p>
          </table:table-cell>
          <table:table-cell table:style-name="ce5"/>
          <table:table-cell table:style-name="ce5" office:value-type="string">
            <text:p>Latin</text:p>
          </table:table-cell>
          <table:table-cell table:style-name="ce1" office:value-type="float" office:value="1936">
            <text:p>1936</text:p>
          </table:table-cell>
          <table:table-cell table:style-name="ce5" table:number-columns-repeated="1000"/>
        </table:table-row>
        <table:table-row table:style-name="ro2">
          <table:table-cell table:formula="of:=&quot;number={&quot;&amp;[.B191]&amp;&quot;}, title = {&quot; &amp;[.E191] &amp; &quot;}, subtitle = {&quot;&amp;[.F191]&amp;&quot;}, origlanguage ={&quot; &amp; [.G191] &amp; &quot;}, year = {&quot; &amp; [.H191] &amp; &quot;}&quot;" office:value-type="string" office:string-value="number={329}, title = {Remains of Old Latin, Volume III: Lucilius. The Twelve Tables}, subtitle = {}, origlanguage ={Latin}, year = {1938}">
            <text:p>number={329}, title = {Remains of Old Latin, Volume III: Lucilius. The Twelve Tables}, subtitle = {}, origlanguage ={Latin}, year = {1938}</text:p>
          </table:table-cell>
          <table:table-cell table:style-name="ce1" office:value-type="float" office:value="329">
            <text:p>329</text:p>
          </table:table-cell>
          <table:table-cell table:style-name="ce5" office:value-type="string">
            <text:p>Lucilius, </text:p>
          </table:table-cell>
          <table:table-cell table:style-name="ce5" office:value-type="string">
            <text:p>E. H. Warmington</text:p>
          </table:table-cell>
          <table:table-cell table:style-name="ce5" office:value-type="string">
            <text:p>Remains of Old Latin, Volume III: Lucilius. The Twelve Tables</text:p>
          </table:table-cell>
          <table:table-cell table:style-name="ce5"/>
          <table:table-cell table:style-name="ce5" office:value-type="string">
            <text:p>Latin</text:p>
          </table:table-cell>
          <table:table-cell table:style-name="ce1" office:value-type="float" office:value="1938">
            <text:p>1938</text:p>
          </table:table-cell>
          <table:table-cell table:style-name="ce5" table:number-columns-repeated="1000"/>
        </table:table-row>
        <table:table-row table:style-name="ro2">
          <table:table-cell table:formula="of:=&quot;number={&quot;&amp;[.B192]&amp;&quot;}, title = {&quot; &amp;[.E192] &amp; &quot;}, subtitle = {&quot;&amp;[.F192]&amp;&quot;}, origlanguage ={&quot; &amp; [.G192] &amp; &quot;}, year = {&quot; &amp; [.H192] &amp; &quot;}&quot;" office:value-type="string" office:string-value="number={359}, title = {Remains of Old Latin, Volume IV: Archaic Inscriptions}, subtitle = {}, origlanguage ={Latin}, year = {1940}">
            <text:p>number={359}, title = {Remains of Old Latin, Volume IV: Archaic Inscriptions}, subtitle = {}, origlanguage ={Latin}, year = {1940}</text:p>
          </table:table-cell>
          <table:table-cell table:style-name="ce1" office:value-type="float" office:value="359">
            <text:p>359</text:p>
          </table:table-cell>
          <table:table-cell table:style-name="ce5"/>
          <table:table-cell table:style-name="ce5" office:value-type="string">
            <text:p>E. H. Warmington</text:p>
          </table:table-cell>
          <table:table-cell table:style-name="ce5" office:value-type="string">
            <text:p>Remains of Old Latin, Volume IV: Archaic Inscriptions</text:p>
          </table:table-cell>
          <table:table-cell table:style-name="ce5"/>
          <table:table-cell table:style-name="ce5" office:value-type="string">
            <text:p>Latin</text:p>
          </table:table-cell>
          <table:table-cell table:style-name="ce1" office:value-type="float" office:value="1940">
            <text:p>1940</text:p>
          </table:table-cell>
          <table:table-cell table:style-name="ce5" table:number-columns-repeated="1000"/>
        </table:table-row>
        <table:table-row table:style-name="ro2">
          <table:table-cell table:formula="of:=&quot;number={&quot;&amp;[.B193]&amp;&quot;}, title = {&quot; &amp;[.E193] &amp; &quot;}, subtitle = {&quot;&amp;[.F193]&amp;&quot;}, origlanguage ={&quot; &amp; [.G193] &amp; &quot;}, year = {&quot; &amp; [.H193] &amp; &quot;}&quot;" office:value-type="string" office:string-value="number={131}, title = {Discourses, Books 1-2}, subtitle = {}, origlanguage ={Greek}, year = {1925}">
            <text:p>number={131}, title = {Discourses, Books 1-2}, subtitle = {}, origlanguage ={Greek}, year = {1925}</text:p>
          </table:table-cell>
          <table:table-cell table:style-name="ce1" office:value-type="float" office:value="131">
            <text:p>131</text:p>
          </table:table-cell>
          <table:table-cell table:style-name="ce5" office:value-type="string">
            <text:p>Epictetus, </text:p>
          </table:table-cell>
          <table:table-cell table:style-name="ce5" office:value-type="string">
            <text:p>Epictetus</text:p>
          </table:table-cell>
          <table:table-cell table:style-name="ce5" office:value-type="string">
            <text:p>Discourses, Books 1-2</text:p>
          </table:table-cell>
          <table:table-cell table:style-name="ce5"/>
          <table:table-cell table:style-name="ce5" office:value-type="string">
            <text:p>Greek</text:p>
          </table:table-cell>
          <table:table-cell table:style-name="ce1" office:value-type="float" office:value="1925">
            <text:p>1925</text:p>
          </table:table-cell>
          <table:table-cell table:style-name="ce5" table:number-columns-repeated="1000"/>
        </table:table-row>
        <table:table-row table:style-name="ro2">
          <table:table-cell table:formula="of:=&quot;number={&quot;&amp;[.B194]&amp;&quot;}, title = {&quot; &amp;[.E194] &amp; &quot;}, subtitle = {&quot;&amp;[.F194]&amp;&quot;}, origlanguage ={&quot; &amp; [.G194] &amp; &quot;}, year = {&quot; &amp; [.H194] &amp; &quot;}&quot;" office:value-type="string" office:string-value="number={218}, title = {Discourses, Books 3-4. Fragments. The Encheiridion}, subtitle = {}, origlanguage ={Greek}, year = {1928}">
            <text:p>number={218}, title = {Discourses, Books 3-4. Fragments. The Encheiridion}, subtitle = {}, origlanguage ={Greek}, year = {1928}</text:p>
          </table:table-cell>
          <table:table-cell table:style-name="ce1" office:value-type="float" office:value="218">
            <text:p>218</text:p>
          </table:table-cell>
          <table:table-cell table:style-name="ce5" office:value-type="string">
            <text:p>Epictetus, </text:p>
          </table:table-cell>
          <table:table-cell table:style-name="ce5" office:value-type="string">
            <text:p>Epictetus</text:p>
          </table:table-cell>
          <table:table-cell table:style-name="ce5" office:value-type="string">
            <text:p>Discourses, Books 3-4. Fragments. The Encheiridion</text:p>
          </table:table-cell>
          <table:table-cell table:style-name="ce5"/>
          <table:table-cell table:style-name="ce5" office:value-type="string">
            <text:p>Greek</text:p>
          </table:table-cell>
          <table:table-cell table:style-name="ce1" office:value-type="float" office:value="1928">
            <text:p>1928</text:p>
          </table:table-cell>
          <table:table-cell table:style-name="ce5" table:number-columns-repeated="1000"/>
        </table:table-row>
        <table:table-row table:style-name="ro2">
          <table:table-cell table:formula="of:=&quot;number={&quot;&amp;[.B195]&amp;&quot;}, title = {&quot; &amp;[.E195] &amp; &quot;}, subtitle = {&quot;&amp;[.F195]&amp;&quot;}, origlanguage ={&quot; &amp; [.G195] &amp; &quot;}, year = {&quot; &amp; [.H195] &amp; &quot;}&quot;" office:value-type="string" office:string-value="number={9}, title = {Suppliant Women. Electra. Heracles}, subtitle = {}, origlanguage ={Greek}, year = {1998}">
            <text:p>number={9}, title = {Suppliant Women. Electra. Heracles}, subtitle = {}, origlanguage ={Greek}, year = {1998}</text:p>
          </table:table-cell>
          <table:table-cell table:style-name="ce1" office:value-type="float" office:value="9">
            <text:p>9</text:p>
          </table:table-cell>
          <table:table-cell table:style-name="ce5" office:value-type="string">
            <text:p>Euripides, </text:p>
          </table:table-cell>
          <table:table-cell table:style-name="ce5" office:value-type="string">
            <text:p>Euripides</text:p>
          </table:table-cell>
          <table:table-cell table:style-name="ce5" office:value-type="string">
            <text:p>Suppliant Women. Electra. Heracles</text:p>
          </table:table-cell>
          <table:table-cell table:style-name="ce5"/>
          <table:table-cell table:style-name="ce5" office:value-type="string">
            <text:p>Greek</text:p>
          </table:table-cell>
          <table:table-cell table:style-name="ce1" office:value-type="float" office:value="1998">
            <text:p>1998</text:p>
          </table:table-cell>
          <table:table-cell table:style-name="ce5" table:number-columns-repeated="1000"/>
        </table:table-row>
        <table:table-row table:style-name="ro2">
          <table:table-cell table:formula="of:=&quot;number={&quot;&amp;[.B196]&amp;&quot;}, title = {&quot; &amp;[.E196] &amp; &quot;}, subtitle = {&quot;&amp;[.F196]&amp;&quot;}, origlanguage ={&quot; &amp; [.G196] &amp; &quot;}, year = {&quot; &amp; [.H196] &amp; &quot;}&quot;" office:value-type="string" office:string-value="number={10}, title = {Trojan Women. Iphigenia among the Taurians. Ion}, subtitle = {}, origlanguage ={Greek}, year = {1999}">
            <text:p>number={10}, title = {Trojan Women. Iphigenia among the Taurians. Ion}, subtitle = {}, origlanguage ={Greek}, year = {1999}</text:p>
          </table:table-cell>
          <table:table-cell table:style-name="ce1" office:value-type="float" office:value="10">
            <text:p>10</text:p>
          </table:table-cell>
          <table:table-cell table:style-name="ce5" office:value-type="string">
            <text:p>Euripides, </text:p>
          </table:table-cell>
          <table:table-cell table:style-name="ce5" office:value-type="string">
            <text:p>Euripides</text:p>
          </table:table-cell>
          <table:table-cell table:style-name="ce5" office:value-type="string">
            <text:p>Trojan Women. Iphigenia among the Taurians. Ion</text:p>
          </table:table-cell>
          <table:table-cell table:style-name="ce5"/>
          <table:table-cell table:style-name="ce5" office:value-type="string">
            <text:p>Greek</text:p>
          </table:table-cell>
          <table:table-cell table:style-name="ce1" office:value-type="float" office:value="1999">
            <text:p>1999</text:p>
          </table:table-cell>
          <table:table-cell table:style-name="ce5" table:number-columns-repeated="1000"/>
        </table:table-row>
        <table:table-row table:style-name="ro2">
          <table:table-cell table:formula="of:=&quot;number={&quot;&amp;[.B197]&amp;&quot;}, title = {&quot; &amp;[.E197] &amp; &quot;}, subtitle = {&quot;&amp;[.F197]&amp;&quot;}, origlanguage ={&quot; &amp; [.G197] &amp; &quot;}, year = {&quot; &amp; [.H197] &amp; &quot;}&quot;" office:value-type="string" office:string-value="number={11}, title = {Helen. Phoenician Women. Orestes}, subtitle = {}, origlanguage ={Greek}, year = {2002}">
            <text:p>number={11}, title = {Helen. Phoenician Women. Orestes}, subtitle = {}, origlanguage ={Greek}, year = {2002}</text:p>
          </table:table-cell>
          <table:table-cell table:style-name="ce1" office:value-type="float" office:value="11">
            <text:p>11</text:p>
          </table:table-cell>
          <table:table-cell table:style-name="ce5" office:value-type="string">
            <text:p>Euripides, </text:p>
          </table:table-cell>
          <table:table-cell table:style-name="ce5" office:value-type="string">
            <text:p>Euripides</text:p>
          </table:table-cell>
          <table:table-cell table:style-name="ce5" office:value-type="string">
            <text:p>Helen. Phoenician Women. Orestes</text:p>
          </table:table-cell>
          <table:table-cell table:style-name="ce5"/>
          <table:table-cell table:style-name="ce5" office:value-type="string">
            <text:p>Greek</text:p>
          </table:table-cell>
          <table:table-cell table:style-name="ce1" office:value-type="float" office:value="2002">
            <text:p>2002</text:p>
          </table:table-cell>
          <table:table-cell table:style-name="ce5" table:number-columns-repeated="1000"/>
        </table:table-row>
        <table:table-row table:style-name="ro2">
          <table:table-cell table:formula="of:=&quot;number={&quot;&amp;[.B198]&amp;&quot;}, title = {&quot; &amp;[.E198] &amp; &quot;}, subtitle = {&quot;&amp;[.F198]&amp;&quot;}, origlanguage ={&quot; &amp; [.G198] &amp; &quot;}, year = {&quot; &amp; [.H198] &amp; &quot;}&quot;" office:value-type="string" office:string-value="number={12}, title = {Cyclops. Alcestis. Medea}, subtitle = {}, origlanguage ={Greek}, year = {1994}">
            <text:p>number={12}, title = {Cyclops. Alcestis. Medea}, subtitle = {}, origlanguage ={Greek}, year = {1994}</text:p>
          </table:table-cell>
          <table:table-cell table:style-name="ce1" office:value-type="float" office:value="12">
            <text:p>12</text:p>
          </table:table-cell>
          <table:table-cell table:style-name="ce5" office:value-type="string">
            <text:p>Euripides, </text:p>
          </table:table-cell>
          <table:table-cell table:style-name="ce5" office:value-type="string">
            <text:p>Euripides</text:p>
          </table:table-cell>
          <table:table-cell table:style-name="ce5" office:value-type="string">
            <text:p>Cyclops. Alcestis. Medea</text:p>
          </table:table-cell>
          <table:table-cell table:style-name="ce5"/>
          <table:table-cell table:style-name="ce5" office:value-type="string">
            <text:p>Greek</text:p>
          </table:table-cell>
          <table:table-cell table:style-name="ce1" office:value-type="float" office:value="1994">
            <text:p>1994</text:p>
          </table:table-cell>
          <table:table-cell table:style-name="ce5" table:number-columns-repeated="1000"/>
        </table:table-row>
        <table:table-row table:style-name="ro2">
          <table:table-cell table:formula="of:=&quot;number={&quot;&amp;[.B199]&amp;&quot;}, title = {&quot; &amp;[.E199] &amp; &quot;}, subtitle = {&quot;&amp;[.F199]&amp;&quot;}, origlanguage ={&quot; &amp; [.G199] &amp; &quot;}, year = {&quot; &amp; [.H199] &amp; &quot;}&quot;" office:value-type="string" office:string-value="number={484}, title = {Children of Heracles. Hippolytus. Andromache. Hecuba}, subtitle = {}, origlanguage ={Greek}, year = {1995}">
            <text:p>number={484}, title = {Children of Heracles. Hippolytus. Andromache. Hecuba}, subtitle = {}, origlanguage ={Greek}, year = {1995}</text:p>
          </table:table-cell>
          <table:table-cell table:style-name="ce1" office:value-type="float" office:value="484">
            <text:p>484</text:p>
          </table:table-cell>
          <table:table-cell table:style-name="ce5" office:value-type="string">
            <text:p>Euripides, </text:p>
          </table:table-cell>
          <table:table-cell table:style-name="ce5" office:value-type="string">
            <text:p>Euripides</text:p>
          </table:table-cell>
          <table:table-cell table:style-name="ce5" office:value-type="string">
            <text:p>Children of Heracles. Hippolytus. Andromache. Hecuba</text:p>
          </table:table-cell>
          <table:table-cell table:style-name="ce5"/>
          <table:table-cell table:style-name="ce5" office:value-type="string">
            <text:p>Greek</text:p>
          </table:table-cell>
          <table:table-cell table:style-name="ce1" office:value-type="float" office:value="1995">
            <text:p>1995</text:p>
          </table:table-cell>
          <table:table-cell table:style-name="ce5" table:number-columns-repeated="1000"/>
        </table:table-row>
        <table:table-row table:style-name="ro2">
          <table:table-cell table:formula="of:=&quot;number={&quot;&amp;[.B200]&amp;&quot;}, title = {&quot; &amp;[.E200] &amp; &quot;}, subtitle = {&quot;&amp;[.F200]&amp;&quot;}, origlanguage ={&quot; &amp; [.G200] &amp; &quot;}, year = {&quot; &amp; [.H200] &amp; &quot;}&quot;" office:value-type="string" office:string-value="number={495}, title = {Bacchae. Iphigenia at Aulis. Rhesus}, subtitle = {}, origlanguage ={Greek}, year = {2003}">
            <text:p>number={495}, title = {Bacchae. Iphigenia at Aulis. Rhesus}, subtitle = {}, origlanguage ={Greek}, year = {2003}</text:p>
          </table:table-cell>
          <table:table-cell table:style-name="ce1" office:value-type="float" office:value="495">
            <text:p>495</text:p>
          </table:table-cell>
          <table:table-cell table:style-name="ce5" office:value-type="string">
            <text:p>Euripides, </text:p>
          </table:table-cell>
          <table:table-cell table:style-name="ce5" office:value-type="string">
            <text:p>Euripides</text:p>
          </table:table-cell>
          <table:table-cell table:style-name="ce5" office:value-type="string">
            <text:p>Bacchae. Iphigenia at Aulis. Rhesus</text:p>
          </table:table-cell>
          <table:table-cell table:style-name="ce5"/>
          <table:table-cell table:style-name="ce5" office:value-type="string">
            <text:p>Greek</text:p>
          </table:table-cell>
          <table:table-cell table:style-name="ce1" office:value-type="float" office:value="2003">
            <text:p>2003</text:p>
          </table:table-cell>
          <table:table-cell table:style-name="ce5" table:number-columns-repeated="1000"/>
        </table:table-row>
        <table:table-row table:style-name="ro2">
          <table:table-cell table:formula="of:=&quot;number={&quot;&amp;[.B201]&amp;&quot;}, title = {&quot; &amp;[.E201] &amp; &quot;}, subtitle = {&quot;&amp;[.F201]&amp;&quot;}, origlanguage ={&quot; &amp; [.G201] &amp; &quot;}, year = {&quot; &amp; [.H201] &amp; &quot;}&quot;" office:value-type="string" office:string-value="number={504}, title = {Fragments}, subtitle = {Aegeus-Meleager}, origlanguage ={Greek}, year = {2008}">
            <text:p>number={504}, title = {Fragments}, subtitle = {Aegeus-Meleager}, origlanguage ={Greek}, year = {2008}</text:p>
          </table:table-cell>
          <table:table-cell table:style-name="ce1" office:value-type="float" office:value="504">
            <text:p>504</text:p>
          </table:table-cell>
          <table:table-cell table:style-name="ce5" office:value-type="string">
            <text:p>Euripides, </text:p>
          </table:table-cell>
          <table:table-cell table:style-name="ce5" office:value-type="string">
            <text:p>Euripides</text:p>
          </table:table-cell>
          <table:table-cell table:style-name="ce5" office:value-type="string">
            <text:p>Fragments</text:p>
          </table:table-cell>
          <table:table-cell table:style-name="ce5" office:value-type="string">
            <text:p>Aegeus-Meleager</text:p>
          </table:table-cell>
          <table:table-cell table:style-name="ce5" office:value-type="string">
            <text:p>Greek</text:p>
          </table:table-cell>
          <table:table-cell table:style-name="ce1" office:value-type="float" office:value="2008">
            <text:p>2008</text:p>
          </table:table-cell>
          <table:table-cell table:style-name="ce5" table:number-columns-repeated="1000"/>
        </table:table-row>
        <table:table-row table:style-name="ro2">
          <table:table-cell table:formula="of:=&quot;number={&quot;&amp;[.B202]&amp;&quot;}, title = {&quot; &amp;[.E202] &amp; &quot;}, subtitle = {&quot;&amp;[.F202]&amp;&quot;}, origlanguage ={&quot; &amp; [.G202] &amp; &quot;}, year = {&quot; &amp; [.H202] &amp; &quot;}&quot;" office:value-type="string" office:string-value="number={506}, title = {Fragments}, subtitle = {Oedipus-Chrysippus. Other Fragments}, origlanguage ={Greek}, year = {2009}">
            <text:p>number={506}, title = {Fragments}, subtitle = {Oedipus-Chrysippus. Other Fragments}, origlanguage ={Greek}, year = {2009}</text:p>
          </table:table-cell>
          <table:table-cell table:style-name="ce1" office:value-type="float" office:value="506">
            <text:p>506</text:p>
          </table:table-cell>
          <table:table-cell table:style-name="ce5" office:value-type="string">
            <text:p>Euripides, </text:p>
          </table:table-cell>
          <table:table-cell table:style-name="ce5" office:value-type="string">
            <text:p>Euripides</text:p>
          </table:table-cell>
          <table:table-cell table:style-name="ce5" office:value-type="string">
            <text:p>Fragments</text:p>
          </table:table-cell>
          <table:table-cell table:style-name="ce5" office:value-type="string">
            <text:p>Oedipus-Chrysippus. Other Fragments</text:p>
          </table:table-cell>
          <table:table-cell table:style-name="ce5" office:value-type="string">
            <text:p>Greek</text:p>
          </table:table-cell>
          <table:table-cell table:style-name="ce1" office:value-type="float" office:value="2009">
            <text:p>2009</text:p>
          </table:table-cell>
          <table:table-cell table:style-name="ce5" table:number-columns-repeated="1000"/>
        </table:table-row>
        <table:table-row table:style-name="ro2">
          <table:table-cell table:formula="of:=&quot;number={&quot;&amp;[.B203]&amp;&quot;}, title = {&quot; &amp;[.E203] &amp; &quot;}, subtitle = {&quot;&amp;[.F203]&amp;&quot;}, origlanguage ={&quot; &amp; [.G203] &amp; &quot;}, year = {&quot; &amp; [.H203] &amp; &quot;}&quot;" office:value-type="string" office:string-value="number={153}, title = {Ecclesiastical History, Volume I}, subtitle = {Books 1-5}, origlanguage ={Greek}, year = {1926}">
            <text:p>number={153}, title = {Ecclesiastical History, Volume I}, subtitle = {Books 1-5}, origlanguage ={Greek}, year = {1926}</text:p>
          </table:table-cell>
          <table:table-cell table:style-name="ce1" office:value-type="float" office:value="153">
            <text:p>153</text:p>
          </table:table-cell>
          <table:table-cell table:style-name="ce5" office:value-type="string">
            <text:p>Eusebius, </text:p>
          </table:table-cell>
          <table:table-cell table:style-name="ce5" office:value-type="string">
            <text:p>Eusebius</text:p>
          </table:table-cell>
          <table:table-cell table:style-name="ce5" office:value-type="string">
            <text:p>Ecclesiastical History, Volume I</text:p>
          </table:table-cell>
          <table:table-cell table:style-name="ce5" office:value-type="string">
            <text:p>Books 1-5</text:p>
          </table:table-cell>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204]&amp;&quot;}, title = {&quot; &amp;[.E204] &amp; &quot;}, subtitle = {&quot;&amp;[.F204]&amp;&quot;}, origlanguage ={&quot; &amp; [.G204] &amp; &quot;}, year = {&quot; &amp; [.H204] &amp; &quot;}&quot;" office:value-type="string" office:string-value="number={265}, title = {Ecclesiastical History, Volume II}, subtitle = {Books 6-10}, origlanguage ={Greek}, year = {1932}">
            <text:p>number={265}, title = {Ecclesiastical History, Volume II}, subtitle = {Books 6-10}, origlanguage ={Greek}, year = {1932}</text:p>
          </table:table-cell>
          <table:table-cell table:style-name="ce1" office:value-type="float" office:value="265">
            <text:p>265</text:p>
          </table:table-cell>
          <table:table-cell table:style-name="ce5" office:value-type="string">
            <text:p>Eusebius, </text:p>
          </table:table-cell>
          <table:table-cell table:style-name="ce5" office:value-type="string">
            <text:p>Eusebius</text:p>
          </table:table-cell>
          <table:table-cell table:style-name="ce5" office:value-type="string">
            <text:p>Ecclesiastical History, Volume II</text:p>
          </table:table-cell>
          <table:table-cell table:style-name="ce5" office:value-type="string">
            <text:p>Books 6-10</text:p>
          </table:table-cell>
          <table:table-cell table:style-name="ce5" office:value-type="string">
            <text:p>Greek</text:p>
          </table:table-cell>
          <table:table-cell table:style-name="ce1" office:value-type="float" office:value="1932">
            <text:p>1932</text:p>
          </table:table-cell>
          <table:table-cell table:style-name="ce5" table:number-columns-repeated="1000"/>
        </table:table-row>
        <table:table-row table:style-name="ro2">
          <table:table-cell table:formula="of:=&quot;number={&quot;&amp;[.B205]&amp;&quot;}, title = {&quot; &amp;[.E205] &amp; &quot;}, subtitle = {&quot;&amp;[.F205]&amp;&quot;}, origlanguage ={&quot; &amp; [.G205] &amp; &quot;}, year = {&quot; &amp; [.H205] &amp; &quot;}&quot;" office:value-type="string" office:string-value="number={231}, title = {Epitome of Roman History}, subtitle = {}, origlanguage ={Latin}, year = {1929}">
            <text:p>number={231}, title = {Epitome of Roman History}, subtitle = {}, origlanguage ={Latin}, year = {1929}</text:p>
          </table:table-cell>
          <table:table-cell table:style-name="ce1" office:value-type="float" office:value="231">
            <text:p>231</text:p>
          </table:table-cell>
          <table:table-cell table:style-name="ce5" office:value-type="string">
            <text:p>Florus, </text:p>
          </table:table-cell>
          <table:table-cell table:style-name="ce5" office:value-type="string">
            <text:p>Florus</text:p>
          </table:table-cell>
          <table:table-cell table:style-name="ce5" office:value-type="string">
            <text:p>Epitome of Roman History</text:p>
          </table:table-cell>
          <table:table-cell table:style-name="ce5"/>
          <table:table-cell table:style-name="ce5" office:value-type="string">
            <text:p>Latin</text:p>
          </table:table-cell>
          <table:table-cell table:style-name="ce1" office:value-type="float" office:value="1929">
            <text:p>1929</text:p>
          </table:table-cell>
          <table:table-cell table:style-name="ce5" table:number-columns-repeated="1000"/>
        </table:table-row>
        <table:table-row table:style-name="ro2">
          <table:table-cell table:formula="of:=&quot;number={&quot;&amp;[.B206]&amp;&quot;}, title = {&quot; &amp;[.E206] &amp; &quot;}, subtitle = {&quot;&amp;[.F206]&amp;&quot;}, origlanguage ={&quot; &amp; [.G206] &amp; &quot;}, year = {&quot; &amp; [.H206] &amp; &quot;}&quot;" office:value-type="string" office:string-value="number={174}, title = {Stratagems. Aqueducts of Rome}, subtitle = {}, origlanguage ={Latin}, year = {1925}">
            <text:p>number={174}, title = {Stratagems. Aqueducts of Rome}, subtitle = {}, origlanguage ={Latin}, year = {1925}</text:p>
          </table:table-cell>
          <table:table-cell table:style-name="ce1" office:value-type="float" office:value="174">
            <text:p>174</text:p>
          </table:table-cell>
          <table:table-cell table:style-name="ce5" office:value-type="string">
            <text:p>Frontinus, </text:p>
          </table:table-cell>
          <table:table-cell table:style-name="ce5" office:value-type="string">
            <text:p>Frontinus</text:p>
          </table:table-cell>
          <table:table-cell table:style-name="ce5" office:value-type="string">
            <text:p>Stratagems. Aqueducts of Rome</text:p>
          </table:table-cell>
          <table:table-cell table:style-name="ce5"/>
          <table:table-cell table:style-name="ce5" office:value-type="string">
            <text:p>Latin</text:p>
          </table:table-cell>
          <table:table-cell table:style-name="ce1" office:value-type="float" office:value="1925">
            <text:p>1925</text:p>
          </table:table-cell>
          <table:table-cell table:style-name="ce5" table:number-columns-repeated="1000"/>
        </table:table-row>
        <table:table-row table:style-name="ro2">
          <table:table-cell table:formula="of:=&quot;number={&quot;&amp;[.B207]&amp;&quot;}, title = {&quot; &amp;[.E207] &amp; &quot;}, subtitle = {&quot;&amp;[.F207]&amp;&quot;}, origlanguage ={&quot; &amp; [.G207] &amp; &quot;}, year = {&quot; &amp; [.H207] &amp; &quot;}&quot;" office:value-type="string" office:string-value="number={112}, title = {Correspondence, Volume I}, subtitle = {}, origlanguage ={Latin}, year = {1919}">
            <text:p>number={112}, title = {Correspondence, Volume I}, subtitle = {}, origlanguage ={Latin}, year = {1919}</text:p>
          </table:table-cell>
          <table:table-cell table:style-name="ce1" office:value-type="float" office:value="112">
            <text:p>112</text:p>
          </table:table-cell>
          <table:table-cell table:style-name="ce5" office:value-type="string">
            <text:p>Fronto, </text:p>
          </table:table-cell>
          <table:table-cell table:style-name="ce5" office:value-type="string">
            <text:p>Fronto</text:p>
          </table:table-cell>
          <table:table-cell table:style-name="ce5" office:value-type="string">
            <text:p>Correspondence, Volume I</text:p>
          </table:table-cell>
          <table:table-cell table:style-name="ce5"/>
          <table:table-cell table:style-name="ce5" office:value-type="string">
            <text:p>Latin</text:p>
          </table:table-cell>
          <table:table-cell table:style-name="ce1" office:value-type="float" office:value="1919">
            <text:p>1919</text:p>
          </table:table-cell>
          <table:table-cell table:style-name="ce5" table:number-columns-repeated="1000"/>
        </table:table-row>
        <table:table-row table:style-name="ro2">
          <table:table-cell table:formula="of:=&quot;number={&quot;&amp;[.B208]&amp;&quot;}, title = {&quot; &amp;[.E208] &amp; &quot;}, subtitle = {&quot;&amp;[.F208]&amp;&quot;}, origlanguage ={&quot; &amp; [.G208] &amp; &quot;}, year = {&quot; &amp; [.H208] &amp; &quot;}&quot;" office:value-type="string" office:string-value="number={113}, title = {Correspondence, Volume II}, subtitle = {}, origlanguage ={Latin}, year = {1920}">
            <text:p>number={113}, title = {Correspondence, Volume II}, subtitle = {}, origlanguage ={Latin}, year = {1920}</text:p>
          </table:table-cell>
          <table:table-cell table:style-name="ce1" office:value-type="float" office:value="113">
            <text:p>113</text:p>
          </table:table-cell>
          <table:table-cell table:style-name="ce5" office:value-type="string">
            <text:p>Fronto, </text:p>
          </table:table-cell>
          <table:table-cell table:style-name="ce5" office:value-type="string">
            <text:p>Fronto</text:p>
          </table:table-cell>
          <table:table-cell table:style-name="ce5" office:value-type="string">
            <text:p>Correspondence, Volume II</text:p>
          </table:table-cell>
          <table:table-cell table:style-name="ce5"/>
          <table:table-cell table:style-name="ce5" office:value-type="string">
            <text:p>Latin</text:p>
          </table:table-cell>
          <table:table-cell table:style-name="ce1" office:value-type="float" office:value="1920">
            <text:p>1920</text:p>
          </table:table-cell>
          <table:table-cell table:style-name="ce5" table:number-columns-repeated="1000"/>
        </table:table-row>
        <table:table-row table:style-name="ro2">
          <table:table-cell table:formula="of:=&quot;number={&quot;&amp;[.B209]&amp;&quot;}, title = {&quot; &amp;[.E209] &amp; &quot;}, subtitle = {&quot;&amp;[.F209]&amp;&quot;}, origlanguage ={&quot; &amp; [.G209] &amp; &quot;}, year = {&quot; &amp; [.H209] &amp; &quot;}&quot;" office:value-type="string" office:string-value="number={71}, title = {On the Natural Faculties}, subtitle = {}, origlanguage ={Greek}, year = {1916}">
            <text:p>number={71}, title = {On the Natural Faculties}, subtitle = {}, origlanguage ={Greek}, year = {1916}</text:p>
          </table:table-cell>
          <table:table-cell table:style-name="ce1" office:value-type="float" office:value="71">
            <text:p>71</text:p>
          </table:table-cell>
          <table:table-cell table:style-name="ce5" office:value-type="string">
            <text:p>Galen, </text:p>
          </table:table-cell>
          <table:table-cell table:style-name="ce5" office:value-type="string">
            <text:p>Galen</text:p>
          </table:table-cell>
          <table:table-cell table:style-name="ce5" office:value-type="string">
            <text:p>On the Natural Faculties</text:p>
          </table:table-cell>
          <table:table-cell table:style-name="ce5"/>
          <table:table-cell table:style-name="ce5" office:value-type="string">
            <text:p>Greek</text:p>
          </table:table-cell>
          <table:table-cell table:style-name="ce1" office:value-type="float" office:value="1916">
            <text:p>1916</text:p>
          </table:table-cell>
          <table:table-cell table:style-name="ce5" table:number-columns-repeated="1000"/>
        </table:table-row>
        <table:table-row table:style-name="ro2">
          <table:table-cell table:formula="of:=&quot;number={&quot;&amp;[.B210]&amp;&quot;}, title = {&quot; &amp;[.E210] &amp; &quot;}, subtitle = {&quot;&amp;[.F210]&amp;&quot;}, origlanguage ={&quot; &amp; [.G210] &amp; &quot;}, year = {&quot; &amp; [.H210] &amp; &quot;}&quot;" office:value-type="string" office:string-value="number={516}, title = {Method of Medicine, Volume I}, subtitle = {Books 1-4}, origlanguage ={Greek}, year = {2011}">
            <text:p>number={516}, title = {Method of Medicine, Volume I}, subtitle = {Books 1-4}, origlanguage ={Greek}, year = {2011}</text:p>
          </table:table-cell>
          <table:table-cell table:style-name="ce1" office:value-type="float" office:value="516">
            <text:p>516</text:p>
          </table:table-cell>
          <table:table-cell table:style-name="ce5" office:value-type="string">
            <text:p>Galen, </text:p>
          </table:table-cell>
          <table:table-cell table:style-name="ce5" office:value-type="string">
            <text:p>Galen</text:p>
          </table:table-cell>
          <table:table-cell table:style-name="ce5" office:value-type="string">
            <text:p>Method of Medicine, Volume I</text:p>
          </table:table-cell>
          <table:table-cell table:style-name="ce5" office:value-type="string">
            <text:p>Books 1-4</text:p>
          </table:table-cell>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211]&amp;&quot;}, title = {&quot; &amp;[.E211] &amp; &quot;}, subtitle = {&quot;&amp;[.F211]&amp;&quot;}, origlanguage ={&quot; &amp; [.G211] &amp; &quot;}, year = {&quot; &amp; [.H211] &amp; &quot;}&quot;" office:value-type="string" office:string-value="number={517}, title = {Method of Medicine, Volume II}, subtitle = {Books 5-9}, origlanguage ={Greek}, year = {2011}">
            <text:p>number={517}, title = {Method of Medicine, Volume II}, subtitle = {Books 5-9}, origlanguage ={Greek}, year = {2011}</text:p>
          </table:table-cell>
          <table:table-cell table:style-name="ce1" office:value-type="float" office:value="517">
            <text:p>517</text:p>
          </table:table-cell>
          <table:table-cell table:style-name="ce5" office:value-type="string">
            <text:p>Galen, </text:p>
          </table:table-cell>
          <table:table-cell table:style-name="ce5" office:value-type="string">
            <text:p>Galen</text:p>
          </table:table-cell>
          <table:table-cell table:style-name="ce5" office:value-type="string">
            <text:p>Method of Medicine, Volume II</text:p>
          </table:table-cell>
          <table:table-cell table:style-name="ce5" office:value-type="string">
            <text:p>Books 5-9</text:p>
          </table:table-cell>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212]&amp;&quot;}, title = {&quot; &amp;[.E212] &amp; &quot;}, subtitle = {&quot;&amp;[.F212]&amp;&quot;}, origlanguage ={&quot; &amp; [.G212] &amp; &quot;}, year = {&quot; &amp; [.H212] &amp; &quot;}&quot;" office:value-type="string" office:string-value="number={518}, title = {Method of Medicine, Volume III}, subtitle = {Books 10-14}, origlanguage ={Greek}, year = {2011}">
            <text:p>number={518}, title = {Method of Medicine, Volume III}, subtitle = {Books 10-14}, origlanguage ={Greek}, year = {2011}</text:p>
          </table:table-cell>
          <table:table-cell table:style-name="ce1" office:value-type="float" office:value="518">
            <text:p>518</text:p>
          </table:table-cell>
          <table:table-cell table:style-name="ce5" office:value-type="string">
            <text:p>Galen, </text:p>
          </table:table-cell>
          <table:table-cell table:style-name="ce5" office:value-type="string">
            <text:p>Galen</text:p>
          </table:table-cell>
          <table:table-cell table:style-name="ce5" office:value-type="string">
            <text:p>Method of Medicine, Volume III</text:p>
          </table:table-cell>
          <table:table-cell table:style-name="ce5" office:value-type="string">
            <text:p>Books 10-14</text:p>
          </table:table-cell>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213]&amp;&quot;}, title = {&quot; &amp;[.E213] &amp; &quot;}, subtitle = {&quot;&amp;[.F213]&amp;&quot;}, origlanguage ={&quot; &amp; [.G213] &amp; &quot;}, year = {&quot; &amp; [.H213] &amp; &quot;}&quot;" office:value-type="string" office:string-value="number={523}, title = {On the Constitution of the Art of Medicine. The Art of Medicine. A Method of Medicine to Glaucon}, subtitle = {}, origlanguage ={Greek}, year = {2016}">
            <text:p>number={523}, title = {On the Constitution of the Art of Medicine. The Art of Medicine. A Method of Medicine to Glaucon}, subtitle = {}, origlanguage ={Greek}, year = {2016}</text:p>
          </table:table-cell>
          <table:table-cell table:style-name="ce1" office:value-type="float" office:value="523">
            <text:p>523</text:p>
          </table:table-cell>
          <table:table-cell table:style-name="ce5" office:value-type="string">
            <text:p>Galen, </text:p>
          </table:table-cell>
          <table:table-cell table:style-name="ce5" office:value-type="string">
            <text:p>Galen</text:p>
          </table:table-cell>
          <table:table-cell table:style-name="ce5" office:value-type="string">
            <text:p>On the Constitution of the Art of Medicine. The Art of Medicine. A Method of Medicine to Glaucon</text:p>
          </table:table-cell>
          <table:table-cell table:style-name="ce5"/>
          <table:table-cell table:style-name="ce5" office:value-type="string">
            <text:p>Greek</text:p>
          </table:table-cell>
          <table:table-cell table:style-name="ce1" office:value-type="float" office:value="2016">
            <text:p>2016</text:p>
          </table:table-cell>
          <table:table-cell table:style-name="ce5" table:number-columns-repeated="1000"/>
        </table:table-row>
        <table:table-row table:style-name="ro2">
          <table:table-cell table:formula="of:=&quot;number={&quot;&amp;[.B214]&amp;&quot;}, title = {&quot; &amp;[.E214] &amp; &quot;}, subtitle = {&quot;&amp;[.F214]&amp;&quot;}, origlanguage ={&quot; &amp; [.G214] &amp; &quot;}, year = {&quot; &amp; [.H214] &amp; &quot;}&quot;" office:value-type="string" office:string-value="number={195}, title = {Attic Nights, Volume I}, subtitle = {Books 1-5}, origlanguage ={Latin}, year = {1927}">
            <text:p>number={195}, title = {Attic Nights, Volume I}, subtitle = {Books 1-5}, origlanguage ={Latin}, year = {1927}</text:p>
          </table:table-cell>
          <table:table-cell table:style-name="ce1" office:value-type="float" office:value="195">
            <text:p>195</text:p>
          </table:table-cell>
          <table:table-cell table:style-name="ce5" office:value-type="string">
            <text:p>Gellius, </text:p>
          </table:table-cell>
          <table:table-cell table:style-name="ce5" office:value-type="string">
            <text:p>Gellius</text:p>
          </table:table-cell>
          <table:table-cell table:style-name="ce5" office:value-type="string">
            <text:p>Attic Nights, Volume I</text:p>
          </table:table-cell>
          <table:table-cell table:style-name="ce5" office:value-type="string">
            <text:p>Books 1-5</text:p>
          </table:table-cell>
          <table:table-cell table:style-name="ce5" office:value-type="string">
            <text:p>Latin</text:p>
          </table:table-cell>
          <table:table-cell table:style-name="ce1" office:value-type="float" office:value="1927">
            <text:p>1927</text:p>
          </table:table-cell>
          <table:table-cell table:style-name="ce5" table:number-columns-repeated="1000"/>
        </table:table-row>
        <table:table-row table:style-name="ro2">
          <table:table-cell table:formula="of:=&quot;number={&quot;&amp;[.B215]&amp;&quot;}, title = {&quot; &amp;[.E215] &amp; &quot;}, subtitle = {&quot;&amp;[.F215]&amp;&quot;}, origlanguage ={&quot; &amp; [.G215] &amp; &quot;}, year = {&quot; &amp; [.H215] &amp; &quot;}&quot;" office:value-type="string" office:string-value="number={200}, title = {Attic Nights, Volume II}, subtitle = {Books 6-13}, origlanguage ={Latin}, year = {1927}">
            <text:p>number={200}, title = {Attic Nights, Volume II}, subtitle = {Books 6-13}, origlanguage ={Latin}, year = {1927}</text:p>
          </table:table-cell>
          <table:table-cell table:style-name="ce1" office:value-type="float" office:value="200">
            <text:p>200</text:p>
          </table:table-cell>
          <table:table-cell table:style-name="ce5" office:value-type="string">
            <text:p>Gellius, </text:p>
          </table:table-cell>
          <table:table-cell table:style-name="ce5" office:value-type="string">
            <text:p>Gellius</text:p>
          </table:table-cell>
          <table:table-cell table:style-name="ce5" office:value-type="string">
            <text:p>Attic Nights, Volume II</text:p>
          </table:table-cell>
          <table:table-cell table:style-name="ce5" office:value-type="string">
            <text:p>Books 6-13</text:p>
          </table:table-cell>
          <table:table-cell table:style-name="ce5" office:value-type="string">
            <text:p>Latin</text:p>
          </table:table-cell>
          <table:table-cell table:style-name="ce1" office:value-type="float" office:value="1927">
            <text:p>1927</text:p>
          </table:table-cell>
          <table:table-cell table:style-name="ce5" table:number-columns-repeated="1000"/>
        </table:table-row>
        <table:table-row table:style-name="ro2">
          <table:table-cell table:formula="of:=&quot;number={&quot;&amp;[.B216]&amp;&quot;}, title = {&quot; &amp;[.E216] &amp; &quot;}, subtitle = {&quot;&amp;[.F216]&amp;&quot;}, origlanguage ={&quot; &amp; [.G216] &amp; &quot;}, year = {&quot; &amp; [.H216] &amp; &quot;}&quot;" office:value-type="string" office:string-value="number={212}, title = {Attic Nights, Volume III}, subtitle = {Books 14-20}, origlanguage ={Latin}, year = {1927}">
            <text:p>number={212}, title = {Attic Nights, Volume III}, subtitle = {Books 14-20}, origlanguage ={Latin}, year = {1927}</text:p>
          </table:table-cell>
          <table:table-cell table:style-name="ce1" office:value-type="float" office:value="212">
            <text:p>212</text:p>
          </table:table-cell>
          <table:table-cell table:style-name="ce5" office:value-type="string">
            <text:p>Gellius, </text:p>
          </table:table-cell>
          <table:table-cell table:style-name="ce5" office:value-type="string">
            <text:p>Gellius</text:p>
          </table:table-cell>
          <table:table-cell table:style-name="ce5" office:value-type="string">
            <text:p>Attic Nights, Volume III</text:p>
          </table:table-cell>
          <table:table-cell table:style-name="ce5" office:value-type="string">
            <text:p>Books 14-20</text:p>
          </table:table-cell>
          <table:table-cell table:style-name="ce5" office:value-type="string">
            <text:p>Latin</text:p>
          </table:table-cell>
          <table:table-cell table:style-name="ce1" office:value-type="float" office:value="1927">
            <text:p>1927</text:p>
          </table:table-cell>
          <table:table-cell table:style-name="ce5" table:number-columns-repeated="1000"/>
        </table:table-row>
        <table:table-row table:style-name="ro2">
          <table:table-cell table:formula="of:=&quot;number={&quot;&amp;[.B217]&amp;&quot;}, title = {&quot; &amp;[.E217] &amp; &quot;}, subtitle = {&quot;&amp;[.F217]&amp;&quot;}, origlanguage ={&quot; &amp; [.G217] &amp; &quot;}, year = {&quot; &amp; [.H217] &amp; &quot;}&quot;" office:value-type="string" office:string-value="number={454}, title = {History of the Empire, Volume I}, subtitle = {Books 1-4}, origlanguage ={Greek}, year = {1969}">
            <text:p>number={454}, title = {History of the Empire, Volume I}, subtitle = {Books 1-4}, origlanguage ={Greek}, year = {1969}</text:p>
          </table:table-cell>
          <table:table-cell table:style-name="ce1" office:value-type="float" office:value="454">
            <text:p>454</text:p>
          </table:table-cell>
          <table:table-cell table:style-name="ce5" office:value-type="string">
            <text:p>Herodian, </text:p>
          </table:table-cell>
          <table:table-cell table:style-name="ce5" office:value-type="string">
            <text:p>Herodian</text:p>
          </table:table-cell>
          <table:table-cell table:style-name="ce5" office:value-type="string">
            <text:p>History of the Empire, Volume I</text:p>
          </table:table-cell>
          <table:table-cell table:style-name="ce5" office:value-type="string">
            <text:p>Books 1-4</text:p>
          </table:table-cell>
          <table:table-cell table:style-name="ce5" office:value-type="string">
            <text:p>Greek</text:p>
          </table:table-cell>
          <table:table-cell table:style-name="ce1" office:value-type="float" office:value="1969">
            <text:p>1969</text:p>
          </table:table-cell>
          <table:table-cell table:style-name="ce5" table:number-columns-repeated="1000"/>
        </table:table-row>
        <table:table-row table:style-name="ro2">
          <table:table-cell table:formula="of:=&quot;number={&quot;&amp;[.B218]&amp;&quot;}, title = {&quot; &amp;[.E218] &amp; &quot;}, subtitle = {&quot;&amp;[.F218]&amp;&quot;}, origlanguage ={&quot; &amp; [.G218] &amp; &quot;}, year = {&quot; &amp; [.H218] &amp; &quot;}&quot;" office:value-type="string" office:string-value="number={455}, title = {History of the Empire, Volume II}, subtitle = {Books 5-8}, origlanguage ={Greek}, year = {1970}">
            <text:p>number={455}, title = {History of the Empire, Volume II}, subtitle = {Books 5-8}, origlanguage ={Greek}, year = {1970}</text:p>
          </table:table-cell>
          <table:table-cell table:style-name="ce1" office:value-type="float" office:value="455">
            <text:p>455</text:p>
          </table:table-cell>
          <table:table-cell table:style-name="ce5" office:value-type="string">
            <text:p>Herodian, </text:p>
          </table:table-cell>
          <table:table-cell table:style-name="ce5" office:value-type="string">
            <text:p>Herodian</text:p>
          </table:table-cell>
          <table:table-cell table:style-name="ce5" office:value-type="string">
            <text:p>History of the Empire, Volume II</text:p>
          </table:table-cell>
          <table:table-cell table:style-name="ce5" office:value-type="string">
            <text:p>Books 5-8</text:p>
          </table:table-cell>
          <table:table-cell table:style-name="ce5" office:value-type="string">
            <text:p>Greek</text:p>
          </table:table-cell>
          <table:table-cell table:style-name="ce1" office:value-type="float" office:value="1970">
            <text:p>1970</text:p>
          </table:table-cell>
          <table:table-cell table:style-name="ce5" table:number-columns-repeated="1000"/>
        </table:table-row>
        <table:table-row table:style-name="ro2">
          <table:table-cell table:formula="of:=&quot;number={&quot;&amp;[.B219]&amp;&quot;}, title = {&quot; &amp;[.E219] &amp; &quot;}, subtitle = {&quot;&amp;[.F219]&amp;&quot;}, origlanguage ={&quot; &amp; [.G219] &amp; &quot;}, year = {&quot; &amp; [.H219] &amp; &quot;}&quot;" office:value-type="string" office:string-value="number={117}, title = {The Persian Wars, Volume I}, subtitle = {Books 1-2}, origlanguage ={Greek}, year = {1920}">
            <text:p>number={117}, title = {The Persian Wars, Volume I}, subtitle = {Books 1-2}, origlanguage ={Greek}, year = {1920}</text:p>
          </table:table-cell>
          <table:table-cell table:style-name="ce1" office:value-type="float" office:value="117">
            <text:p>117</text:p>
          </table:table-cell>
          <table:table-cell table:style-name="ce5" office:value-type="string">
            <text:p>Herodotus, </text:p>
          </table:table-cell>
          <table:table-cell table:style-name="ce5" office:value-type="string">
            <text:p>Herodotus</text:p>
          </table:table-cell>
          <table:table-cell table:style-name="ce5" office:value-type="string">
            <text:p>The Persian Wars, Volume I</text:p>
          </table:table-cell>
          <table:table-cell table:style-name="ce5" office:value-type="string">
            <text:p>Books 1-2</text:p>
          </table:table-cell>
          <table:table-cell table:style-name="ce5" office:value-type="string">
            <text:p>Greek</text:p>
          </table:table-cell>
          <table:table-cell table:style-name="ce1" office:value-type="float" office:value="1920">
            <text:p>1920</text:p>
          </table:table-cell>
          <table:table-cell table:style-name="ce5" table:number-columns-repeated="1000"/>
        </table:table-row>
        <table:table-row table:style-name="ro2">
          <table:table-cell table:formula="of:=&quot;number={&quot;&amp;[.B220]&amp;&quot;}, title = {&quot; &amp;[.E220] &amp; &quot;}, subtitle = {&quot;&amp;[.F220]&amp;&quot;}, origlanguage ={&quot; &amp; [.G220] &amp; &quot;}, year = {&quot; &amp; [.H220] &amp; &quot;}&quot;" office:value-type="string" office:string-value="number={118}, title = {The Persian Wars, Volume II}, subtitle = {Books 3-4}, origlanguage ={Greek}, year = {1921}">
            <text:p>number={118}, title = {The Persian Wars, Volume II}, subtitle = {Books 3-4}, origlanguage ={Greek}, year = {1921}</text:p>
          </table:table-cell>
          <table:table-cell table:style-name="ce1" office:value-type="float" office:value="118">
            <text:p>118</text:p>
          </table:table-cell>
          <table:table-cell table:style-name="ce5" office:value-type="string">
            <text:p>Herodotus, </text:p>
          </table:table-cell>
          <table:table-cell table:style-name="ce5" office:value-type="string">
            <text:p>Herodotus</text:p>
          </table:table-cell>
          <table:table-cell table:style-name="ce5" office:value-type="string">
            <text:p>The Persian Wars, Volume II</text:p>
          </table:table-cell>
          <table:table-cell table:style-name="ce5" office:value-type="string">
            <text:p>Books 3-4</text:p>
          </table:table-cell>
          <table:table-cell table:style-name="ce5" office:value-type="string">
            <text:p>Greek</text:p>
          </table:table-cell>
          <table:table-cell table:style-name="ce1" office:value-type="float" office:value="1921">
            <text:p>1921</text:p>
          </table:table-cell>
          <table:table-cell table:style-name="ce5" table:number-columns-repeated="1000"/>
        </table:table-row>
        <table:table-row table:style-name="ro2">
          <table:table-cell table:formula="of:=&quot;number={&quot;&amp;[.B221]&amp;&quot;}, title = {&quot; &amp;[.E221] &amp; &quot;}, subtitle = {&quot;&amp;[.F221]&amp;&quot;}, origlanguage ={&quot; &amp; [.G221] &amp; &quot;}, year = {&quot; &amp; [.H221] &amp; &quot;}&quot;" office:value-type="string" office:string-value="number={119}, title = {The Persian Wars, Volume III}, subtitle = {Books 5-7}, origlanguage ={Greek}, year = {1922}">
            <text:p>number={119}, title = {The Persian Wars, Volume III}, subtitle = {Books 5-7}, origlanguage ={Greek}, year = {1922}</text:p>
          </table:table-cell>
          <table:table-cell table:style-name="ce1" office:value-type="float" office:value="119">
            <text:p>119</text:p>
          </table:table-cell>
          <table:table-cell table:style-name="ce5" office:value-type="string">
            <text:p>Herodotus, </text:p>
          </table:table-cell>
          <table:table-cell table:style-name="ce5" office:value-type="string">
            <text:p>Herodotus</text:p>
          </table:table-cell>
          <table:table-cell table:style-name="ce5" office:value-type="string">
            <text:p>The Persian Wars, Volume III</text:p>
          </table:table-cell>
          <table:table-cell table:style-name="ce5" office:value-type="string">
            <text:p>Books 5-7</text:p>
          </table:table-cell>
          <table:table-cell table:style-name="ce5" office:value-type="string">
            <text:p>Greek</text:p>
          </table:table-cell>
          <table:table-cell table:style-name="ce1" office:value-type="float" office:value="1922">
            <text:p>1922</text:p>
          </table:table-cell>
          <table:table-cell table:style-name="ce5" table:number-columns-repeated="1000"/>
        </table:table-row>
        <table:table-row table:style-name="ro2">
          <table:table-cell table:formula="of:=&quot;number={&quot;&amp;[.B222]&amp;&quot;}, title = {&quot; &amp;[.E222] &amp; &quot;}, subtitle = {&quot;&amp;[.F222]&amp;&quot;}, origlanguage ={&quot; &amp; [.G222] &amp; &quot;}, year = {&quot; &amp; [.H222] &amp; &quot;}&quot;" office:value-type="string" office:string-value="number={120}, title = {The Persian Wars, Volume IV}, subtitle = {Books 8-9}, origlanguage ={Greek}, year = {1925}">
            <text:p>number={120}, title = {The Persian Wars, Volume IV}, subtitle = {Books 8-9}, origlanguage ={Greek}, year = {1925}</text:p>
          </table:table-cell>
          <table:table-cell table:style-name="ce1" office:value-type="float" office:value="120">
            <text:p>120</text:p>
          </table:table-cell>
          <table:table-cell table:style-name="ce5" office:value-type="string">
            <text:p>Herodotus, </text:p>
          </table:table-cell>
          <table:table-cell table:style-name="ce5" office:value-type="string">
            <text:p>Herodotus</text:p>
          </table:table-cell>
          <table:table-cell table:style-name="ce5" office:value-type="string">
            <text:p>The Persian Wars, Volume IV</text:p>
          </table:table-cell>
          <table:table-cell table:style-name="ce5" office:value-type="string">
            <text:p>Books 8-9</text:p>
          </table:table-cell>
          <table:table-cell table:style-name="ce5" office:value-type="string">
            <text:p>Greek</text:p>
          </table:table-cell>
          <table:table-cell table:style-name="ce1" office:value-type="float" office:value="1925">
            <text:p>1925</text:p>
          </table:table-cell>
          <table:table-cell table:style-name="ce5" table:number-columns-repeated="1000"/>
        </table:table-row>
        <table:table-row table:style-name="ro2">
          <table:table-cell table:formula="of:=&quot;number={&quot;&amp;[.B223]&amp;&quot;}, title = {&quot; &amp;[.E223] &amp; &quot;}, subtitle = {&quot;&amp;[.F223]&amp;&quot;}, origlanguage ={&quot; &amp; [.G223] &amp; &quot;}, year = {&quot; &amp; [.H223] &amp; &quot;}&quot;" office:value-type="string" office:string-value="number={57}, title = {Theogony. Works and Days. Testimonia}, subtitle = {}, origlanguage ={Greek}, year = {2007}">
            <text:p>number={57}, title = {Theogony. Works and Days. Testimonia}, subtitle = {}, origlanguage ={Greek}, year = {2007}</text:p>
          </table:table-cell>
          <table:table-cell table:style-name="ce1" office:value-type="float" office:value="57">
            <text:p>57</text:p>
          </table:table-cell>
          <table:table-cell table:style-name="ce5" office:value-type="string">
            <text:p>Hesiod, </text:p>
          </table:table-cell>
          <table:table-cell table:style-name="ce5" office:value-type="string">
            <text:p>Hesiod</text:p>
          </table:table-cell>
          <table:table-cell table:style-name="ce5" office:value-type="string">
            <text:p>Theogony. Works and Days. Testimonia</text:p>
          </table:table-cell>
          <table:table-cell table:style-name="ce5"/>
          <table:table-cell table:style-name="ce5" office:value-type="string">
            <text:p>Greek</text:p>
          </table:table-cell>
          <table:table-cell table:style-name="ce1" office:value-type="float" office:value="2007">
            <text:p>2007</text:p>
          </table:table-cell>
          <table:table-cell table:style-name="ce5" table:number-columns-repeated="1000"/>
        </table:table-row>
        <table:table-row table:style-name="ro2">
          <table:table-cell table:formula="of:=&quot;number={&quot;&amp;[.B224]&amp;&quot;}, title = {&quot; &amp;[.E224] &amp; &quot;}, subtitle = {&quot;&amp;[.F224]&amp;&quot;}, origlanguage ={&quot; &amp; [.G224] &amp; &quot;}, year = {&quot; &amp; [.H224] &amp; &quot;}&quot;" office:value-type="string" office:string-value="number={503}, title = {The Shield. Catalogue of Women. Other Fragments}, subtitle = {}, origlanguage ={Greek}, year = {2007}">
            <text:p>number={503}, title = {The Shield. Catalogue of Women. Other Fragments}, subtitle = {}, origlanguage ={Greek}, year = {2007}</text:p>
          </table:table-cell>
          <table:table-cell table:style-name="ce1" office:value-type="float" office:value="503">
            <text:p>503</text:p>
          </table:table-cell>
          <table:table-cell table:style-name="ce5" office:value-type="string">
            <text:p>Hesiod, </text:p>
          </table:table-cell>
          <table:table-cell table:style-name="ce5" office:value-type="string">
            <text:p>Hesiod</text:p>
          </table:table-cell>
          <table:table-cell table:style-name="ce5" office:value-type="string">
            <text:p>The Shield. Catalogue of Women. Other Fragments</text:p>
          </table:table-cell>
          <table:table-cell table:style-name="ce5"/>
          <table:table-cell table:style-name="ce5" office:value-type="string">
            <text:p>Greek</text:p>
          </table:table-cell>
          <table:table-cell table:style-name="ce1" office:value-type="float" office:value="2007">
            <text:p>2007</text:p>
          </table:table-cell>
          <table:table-cell table:style-name="ce5" table:number-columns-repeated="1000"/>
        </table:table-row>
        <table:table-row table:style-name="ro2">
          <table:table-cell table:formula="of:=&quot;number={&quot;&amp;[.B225]&amp;&quot;}, title = {&quot; &amp;[.E225] &amp; &quot;}, subtitle = {&quot;&amp;[.F225]&amp;&quot;}, origlanguage ={&quot; &amp; [.G225] &amp; &quot;}, year = {&quot; &amp; [.H225] &amp; &quot;}&quot;" office:value-type="string" office:string-value="number={147}, title = {Ancient Medicine. Airs, Waters, Places. Epidemics 1 and 3. The Oath. Precepts. Nutriment}, subtitle = {}, origlanguage ={Greek}, year = {1923}">
            <text:p>number={147}, title = {Ancient Medicine. Airs, Waters, Places. Epidemics 1 and 3. The Oath. Precepts. Nutriment}, subtitle = {}, origlanguage ={Greek}, year = {1923}</text:p>
          </table:table-cell>
          <table:table-cell table:style-name="ce1" office:value-type="float" office:value="147">
            <text:p>147</text:p>
          </table:table-cell>
          <table:table-cell table:style-name="ce5" office:value-type="string">
            <text:p>Hippocrates, </text:p>
          </table:table-cell>
          <table:table-cell table:style-name="ce5" office:value-type="string">
            <text:p>Hippocrates</text:p>
          </table:table-cell>
          <table:table-cell table:style-name="ce5" office:value-type="string">
            <text:p>Ancient Medicine. Airs, Waters, Places. Epidemics 1 and 3. The Oath. Precepts. Nutriment</text:p>
          </table:table-cell>
          <table:table-cell table:style-name="ce5"/>
          <table:table-cell table:style-name="ce5" office:value-type="string">
            <text:p>Greek</text:p>
          </table:table-cell>
          <table:table-cell table:style-name="ce1" office:value-type="float" office:value="1923">
            <text:p>1923</text:p>
          </table:table-cell>
          <table:table-cell table:style-name="ce5" table:number-columns-repeated="1000"/>
        </table:table-row>
        <table:table-row table:style-name="ro2">
          <table:table-cell table:formula="of:=&quot;number={&quot;&amp;[.B226]&amp;&quot;}, title = {&quot; &amp;[.E226] &amp; &quot;}, subtitle = {&quot;&amp;[.F226]&amp;&quot;}, origlanguage ={&quot; &amp; [.G226] &amp; &quot;}, year = {&quot; &amp; [.H226] &amp; &quot;}&quot;" office:value-type="string" office:string-value="number={148}, title = {Prognostic. Regimen in Acute Diseases. The Sacred Disease. The Art. Breaths. Law. Decorum. Physician (Ch. 1). Dentition}, subtitle = {}, origlanguage ={Greek}, year = {1923}">
            <text:p>number={148}, title = {Prognostic. Regimen in Acute Diseases. The Sacred Disease. The Art. Breaths. Law. Decorum. Physician (Ch. 1). Dentition}, subtitle = {}, origlanguage ={Greek}, year = {1923}</text:p>
          </table:table-cell>
          <table:table-cell table:style-name="ce1" office:value-type="float" office:value="148">
            <text:p>148</text:p>
          </table:table-cell>
          <table:table-cell table:style-name="ce5" office:value-type="string">
            <text:p>Hippocrates, </text:p>
          </table:table-cell>
          <table:table-cell table:style-name="ce5" office:value-type="string">
            <text:p>Hippocrates</text:p>
          </table:table-cell>
          <table:table-cell table:style-name="ce5" office:value-type="string">
            <text:p>Prognostic. Regimen in Acute Diseases. The Sacred Disease. The Art. Breaths. Law. Decorum. Physician (Ch. 1). Dentition</text:p>
          </table:table-cell>
          <table:table-cell table:style-name="ce5"/>
          <table:table-cell table:style-name="ce5" office:value-type="string">
            <text:p>Greek</text:p>
          </table:table-cell>
          <table:table-cell table:style-name="ce1" office:value-type="float" office:value="1923">
            <text:p>1923</text:p>
          </table:table-cell>
          <table:table-cell table:style-name="ce5" table:number-columns-repeated="1000"/>
        </table:table-row>
        <table:table-row table:style-name="ro2">
          <table:table-cell table:formula="of:=&quot;number={&quot;&amp;[.B227]&amp;&quot;}, title = {&quot; &amp;[.E227] &amp; &quot;}, subtitle = {&quot;&amp;[.F227]&amp;&quot;}, origlanguage ={&quot; &amp; [.G227] &amp; &quot;}, year = {&quot; &amp; [.H227] &amp; &quot;}&quot;" office:value-type="string" office:string-value="number={149}, title = {On Wounds in the Head. In the Surgery. On Fractures. On Joints. Mochlicon}, subtitle = {}, origlanguage ={Greek}, year = {1928}">
            <text:p>number={149}, title = {On Wounds in the Head. In the Surgery. On Fractures. On Joints. Mochlicon}, subtitle = {}, origlanguage ={Greek}, year = {1928}</text:p>
          </table:table-cell>
          <table:table-cell table:style-name="ce1" office:value-type="float" office:value="149">
            <text:p>149</text:p>
          </table:table-cell>
          <table:table-cell table:style-name="ce5" office:value-type="string">
            <text:p>Hippocrates, </text:p>
          </table:table-cell>
          <table:table-cell table:style-name="ce5" office:value-type="string">
            <text:p>Hippocrates</text:p>
          </table:table-cell>
          <table:table-cell table:style-name="ce5" office:value-type="string">
            <text:p>On Wounds in the Head. In the Surgery. On Fractures. On Joints. Mochlicon</text:p>
          </table:table-cell>
          <table:table-cell table:style-name="ce5"/>
          <table:table-cell table:style-name="ce5" office:value-type="string">
            <text:p>Greek</text:p>
          </table:table-cell>
          <table:table-cell table:style-name="ce1" office:value-type="float" office:value="1928">
            <text:p>1928</text:p>
          </table:table-cell>
          <table:table-cell table:style-name="ce5" table:number-columns-repeated="1000"/>
        </table:table-row>
        <table:table-row table:style-name="ro2">
          <table:table-cell table:formula="of:=&quot;number={&quot;&amp;[.B228]&amp;&quot;}, title = {&quot; &amp;[.E228] &amp; &quot;}, subtitle = {&quot;&amp;[.F228]&amp;&quot;}, origlanguage ={&quot; &amp; [.G228] &amp; &quot;}, year = {&quot; &amp; [.H228] &amp; &quot;}&quot;" office:value-type="string" office:string-value="number={150}, title = {Nature of Man. Regimen in Health. Humours. Aphorisms. Regimen 1-3. Dreams. Heracleitus: On the Universe}, subtitle = {}, origlanguage ={Greek}, year = {1931}">
            <text:p>number={150}, title = {Nature of Man. Regimen in Health. Humours. Aphorisms. Regimen 1-3. Dreams. Heracleitus: On the Universe}, subtitle = {}, origlanguage ={Greek}, year = {1931}</text:p>
          </table:table-cell>
          <table:table-cell table:style-name="ce1" office:value-type="float" office:value="150">
            <text:p>150</text:p>
          </table:table-cell>
          <table:table-cell table:style-name="ce5" office:value-type="string">
            <text:p>Hippocrates, ,Heracleitus, </text:p>
          </table:table-cell>
          <table:table-cell table:style-name="ce5" office:value-type="string">
            <text:p>Hippocrates</text:p>
          </table:table-cell>
          <table:table-cell table:style-name="ce5" office:value-type="string">
            <text:p>Nature of Man. Regimen in Health. Humours. Aphorisms. Regimen 1-3. Dreams. Heracleitus: On the Universe</text:p>
          </table:table-cell>
          <table:table-cell table:style-name="ce5"/>
          <table:table-cell table:style-name="ce5" office:value-type="string">
            <text:p>Greek</text:p>
          </table:table-cell>
          <table:table-cell table:style-name="ce1" office:value-type="float" office:value="1931">
            <text:p>1931</text:p>
          </table:table-cell>
          <table:table-cell table:style-name="ce5" table:number-columns-repeated="1000"/>
        </table:table-row>
        <table:table-row table:style-name="ro2">
          <table:table-cell table:formula="of:=&quot;number={&quot;&amp;[.B229]&amp;&quot;}, title = {&quot; &amp;[.E229] &amp; &quot;}, subtitle = {&quot;&amp;[.F229]&amp;&quot;}, origlanguage ={&quot; &amp; [.G229] &amp; &quot;}, year = {&quot; &amp; [.H229] &amp; &quot;}&quot;" office:value-type="string" office:string-value="number={472}, title = {Affections. Diseases 1. Diseases 2}, subtitle = {}, origlanguage ={Greek}, year = {1988}">
            <text:p>number={472}, title = {Affections. Diseases 1. Diseases 2}, subtitle = {}, origlanguage ={Greek}, year = {1988}</text:p>
          </table:table-cell>
          <table:table-cell table:style-name="ce1" office:value-type="float" office:value="472">
            <text:p>472</text:p>
          </table:table-cell>
          <table:table-cell table:style-name="ce5" office:value-type="string">
            <text:p>Hippocrates, </text:p>
          </table:table-cell>
          <table:table-cell table:style-name="ce5" office:value-type="string">
            <text:p>Hippocrates</text:p>
          </table:table-cell>
          <table:table-cell table:style-name="ce5" office:value-type="string">
            <text:p>Affections. Diseases 1. Diseases 2</text:p>
          </table:table-cell>
          <table:table-cell table:style-name="ce5"/>
          <table:table-cell table:style-name="ce5" office:value-type="string">
            <text:p>Greek</text:p>
          </table:table-cell>
          <table:table-cell table:style-name="ce1" office:value-type="float" office:value="1988">
            <text:p>1988</text:p>
          </table:table-cell>
          <table:table-cell table:style-name="ce5" table:number-columns-repeated="1000"/>
        </table:table-row>
        <table:table-row table:style-name="ro2">
          <table:table-cell table:formula="of:=&quot;number={&quot;&amp;[.B230]&amp;&quot;}, title = {&quot; &amp;[.E230] &amp; &quot;}, subtitle = {&quot;&amp;[.F230]&amp;&quot;}, origlanguage ={&quot; &amp; [.G230] &amp; &quot;}, year = {&quot; &amp; [.H230] &amp; &quot;}&quot;" office:value-type="string" office:string-value="number={473}, title = {Diseases 3. Internal Affections. Regimen in Acute Diseases}, subtitle = {}, origlanguage ={Greek}, year = {1988}">
            <text:p>number={473}, title = {Diseases 3. Internal Affections. Regimen in Acute Diseases}, subtitle = {}, origlanguage ={Greek}, year = {1988}</text:p>
          </table:table-cell>
          <table:table-cell table:style-name="ce1" office:value-type="float" office:value="473">
            <text:p>473</text:p>
          </table:table-cell>
          <table:table-cell table:style-name="ce5" office:value-type="string">
            <text:p>Hippocrates, </text:p>
          </table:table-cell>
          <table:table-cell table:style-name="ce5" office:value-type="string">
            <text:p>Hippocrates</text:p>
          </table:table-cell>
          <table:table-cell table:style-name="ce5" office:value-type="string">
            <text:p>Diseases 3. Internal Affections. Regimen in Acute Diseases</text:p>
          </table:table-cell>
          <table:table-cell table:style-name="ce5"/>
          <table:table-cell table:style-name="ce5" office:value-type="string">
            <text:p>Greek</text:p>
          </table:table-cell>
          <table:table-cell table:style-name="ce1" office:value-type="float" office:value="1988">
            <text:p>1988</text:p>
          </table:table-cell>
          <table:table-cell table:style-name="ce5" table:number-columns-repeated="1000"/>
        </table:table-row>
        <table:table-row table:style-name="ro2">
          <table:table-cell table:formula="of:=&quot;number={&quot;&amp;[.B231]&amp;&quot;}, title = {&quot; &amp;[.E231] &amp; &quot;}, subtitle = {&quot;&amp;[.F231]&amp;&quot;}, origlanguage ={&quot; &amp; [.G231] &amp; &quot;}, year = {&quot; &amp; [.H231] &amp; &quot;}&quot;" office:value-type="string" office:string-value="number={477}, title = {Epidemics 2, 4-7}, subtitle = {}, origlanguage ={Greek}, year = {1994}">
            <text:p>number={477}, title = {Epidemics 2, 4-7}, subtitle = {}, origlanguage ={Greek}, year = {1994}</text:p>
          </table:table-cell>
          <table:table-cell table:style-name="ce1" office:value-type="float" office:value="477">
            <text:p>477</text:p>
          </table:table-cell>
          <table:table-cell table:style-name="ce5" office:value-type="string">
            <text:p>Hippocrates, </text:p>
          </table:table-cell>
          <table:table-cell table:style-name="ce5" office:value-type="string">
            <text:p>Hippocrates</text:p>
          </table:table-cell>
          <table:table-cell table:style-name="ce5" office:value-type="string">
            <text:p>Epidemics 2, 4-7</text:p>
          </table:table-cell>
          <table:table-cell table:style-name="ce5"/>
          <table:table-cell table:style-name="ce5" office:value-type="string">
            <text:p>Greek</text:p>
          </table:table-cell>
          <table:table-cell table:style-name="ce1" office:value-type="float" office:value="1994">
            <text:p>1994</text:p>
          </table:table-cell>
          <table:table-cell table:style-name="ce5" table:number-columns-repeated="1000"/>
        </table:table-row>
        <table:table-row table:style-name="ro2">
          <table:table-cell table:formula="of:=&quot;number={&quot;&amp;[.B232]&amp;&quot;}, title = {&quot; &amp;[.E232] &amp; &quot;}, subtitle = {&quot;&amp;[.F232]&amp;&quot;}, origlanguage ={&quot; &amp; [.G232] &amp; &quot;}, year = {&quot; &amp; [.H232] &amp; &quot;}&quot;" office:value-type="string" office:string-value="number={482}, title = {Places in Man. Glands. Fleshes. Prorrhetic 1-2. Physician. Use of Liquids. Ulcers. Haemorrhoids and Fistulas}, subtitle = {}, origlanguage ={Greek}, year = {1995}">
            <text:p>number={482}, title = {Places in Man. Glands. Fleshes. Prorrhetic 1-2. Physician. Use of Liquids. Ulcers. Haemorrhoids and Fistulas}, subtitle = {}, origlanguage ={Greek}, year = {1995}</text:p>
          </table:table-cell>
          <table:table-cell table:style-name="ce1" office:value-type="float" office:value="482">
            <text:p>482</text:p>
          </table:table-cell>
          <table:table-cell table:style-name="ce5" office:value-type="string">
            <text:p>Hippocrates, </text:p>
          </table:table-cell>
          <table:table-cell table:style-name="ce5" office:value-type="string">
            <text:p>Hippocrates</text:p>
          </table:table-cell>
          <table:table-cell table:style-name="ce5" office:value-type="string">
            <text:p>Places in Man. Glands. Fleshes. Prorrhetic 1-2. Physician. Use of Liquids. Ulcers. Haemorrhoids and Fistulas</text:p>
          </table:table-cell>
          <table:table-cell table:style-name="ce5"/>
          <table:table-cell table:style-name="ce5" office:value-type="string">
            <text:p>Greek</text:p>
          </table:table-cell>
          <table:table-cell table:style-name="ce1" office:value-type="float" office:value="1995">
            <text:p>1995</text:p>
          </table:table-cell>
          <table:table-cell table:style-name="ce5" table:number-columns-repeated="1000"/>
        </table:table-row>
        <table:table-row table:style-name="ro2">
          <table:table-cell table:formula="of:=&quot;number={&quot;&amp;[.B233]&amp;&quot;}, title = {&quot; &amp;[.E233] &amp; &quot;}, subtitle = {&quot;&amp;[.F233]&amp;&quot;}, origlanguage ={&quot; &amp; [.G233] &amp; &quot;}, year = {&quot; &amp; [.H233] &amp; &quot;}&quot;" office:value-type="string" office:string-value="number={509}, title = {Coan Prenotions. Anatomical and Minor Clinical Writings}, subtitle = {}, origlanguage ={Greek}, year = {2010}">
            <text:p>number={509}, title = {Coan Prenotions. Anatomical and Minor Clinical Writings}, subtitle = {}, origlanguage ={Greek}, year = {2010}</text:p>
          </table:table-cell>
          <table:table-cell table:style-name="ce1" office:value-type="float" office:value="509">
            <text:p>509</text:p>
          </table:table-cell>
          <table:table-cell table:style-name="ce5" office:value-type="string">
            <text:p>Hippocrates, </text:p>
          </table:table-cell>
          <table:table-cell table:style-name="ce5" office:value-type="string">
            <text:p>Hippocrates</text:p>
          </table:table-cell>
          <table:table-cell table:style-name="ce5" office:value-type="string">
            <text:p>Coan Prenotions. Anatomical and Minor Clinical Writings</text:p>
          </table:table-cell>
          <table:table-cell table:style-name="ce5"/>
          <table:table-cell table:style-name="ce5" office:value-type="string">
            <text:p>Greek</text:p>
          </table:table-cell>
          <table:table-cell table:style-name="ce1" office:value-type="float" office:value="2010">
            <text:p>2010</text:p>
          </table:table-cell>
          <table:table-cell table:style-name="ce5" table:number-columns-repeated="1000"/>
        </table:table-row>
        <table:table-row table:style-name="ro2">
          <table:table-cell table:formula="of:=&quot;number={&quot;&amp;[.B234]&amp;&quot;}, title = {&quot; &amp;[.E234] &amp; &quot;}, subtitle = {&quot;&amp;[.F234]&amp;&quot;}, origlanguage ={&quot; &amp; [.G234] &amp; &quot;}, year = {&quot; &amp; [.H234] &amp; &quot;}&quot;" office:value-type="string" office:string-value="number={520}, title = {Generation. Nature of the Child. Diseases 4. Nature of Women and Barrenness}, subtitle = {}, origlanguage ={Greek}, year = {2012}">
            <text:p>number={520}, title = {Generation. Nature of the Child. Diseases 4. Nature of Women and Barrenness}, subtitle = {}, origlanguage ={Greek}, year = {2012}</text:p>
          </table:table-cell>
          <table:table-cell table:style-name="ce1" office:value-type="float" office:value="520">
            <text:p>520</text:p>
          </table:table-cell>
          <table:table-cell table:style-name="ce5" office:value-type="string">
            <text:p>Hippocrates, </text:p>
          </table:table-cell>
          <table:table-cell table:style-name="ce5" office:value-type="string">
            <text:p>Hippocrates</text:p>
          </table:table-cell>
          <table:table-cell table:style-name="ce5" office:value-type="string">
            <text:p>Generation. Nature of the Child. Diseases 4. Nature of Women and Barrenness</text:p>
          </table:table-cell>
          <table:table-cell table:style-name="ce5"/>
          <table:table-cell table:style-name="ce5" office:value-type="string">
            <text:p>Greek</text:p>
          </table:table-cell>
          <table:table-cell table:style-name="ce1" office:value-type="float" office:value="2012">
            <text:p>2012</text:p>
          </table:table-cell>
          <table:table-cell table:style-name="ce5" table:number-columns-repeated="1000"/>
        </table:table-row>
        <table:table-row table:style-name="ro2">
          <table:table-cell table:formula="of:=&quot;number={&quot;&amp;[.B235]&amp;&quot;}, title = {&quot; &amp;[.E235] &amp; &quot;}, subtitle = {&quot;&amp;[.F235]&amp;&quot;}, origlanguage ={&quot; &amp; [.G235] &amp; &quot;}, year = {&quot; &amp; [.H235] &amp; &quot;}&quot;" office:value-type="string" office:string-value="number={104}, title = {Odyssey, Volume I}, subtitle = {Books 1-12}, origlanguage ={Greek}, year = {1919}">
            <text:p>number={104}, title = {Odyssey, Volume I}, subtitle = {Books 1-12}, origlanguage ={Greek}, year = {1919}</text:p>
          </table:table-cell>
          <table:table-cell table:style-name="ce1" office:value-type="float" office:value="104">
            <text:p>104</text:p>
          </table:table-cell>
          <table:table-cell table:style-name="ce5" office:value-type="string">
            <text:p>Homer, </text:p>
          </table:table-cell>
          <table:table-cell table:style-name="ce5" office:value-type="string">
            <text:p>Homer</text:p>
          </table:table-cell>
          <table:table-cell table:style-name="ce5" office:value-type="string">
            <text:p>Odyssey, Volume I</text:p>
          </table:table-cell>
          <table:table-cell table:style-name="ce5" office:value-type="string">
            <text:p>Books 1-12</text:p>
          </table:table-cell>
          <table:table-cell table:style-name="ce5" office:value-type="string">
            <text:p>Greek</text:p>
          </table:table-cell>
          <table:table-cell table:style-name="ce1" office:value-type="float" office:value="1919">
            <text:p>1919</text:p>
          </table:table-cell>
          <table:table-cell table:style-name="ce5" table:number-columns-repeated="1000"/>
        </table:table-row>
        <table:table-row table:style-name="ro2">
          <table:table-cell table:formula="of:=&quot;number={&quot;&amp;[.B236]&amp;&quot;}, title = {&quot; &amp;[.E236] &amp; &quot;}, subtitle = {&quot;&amp;[.F236]&amp;&quot;}, origlanguage ={&quot; &amp; [.G236] &amp; &quot;}, year = {&quot; &amp; [.H236] &amp; &quot;}&quot;" office:value-type="string" office:string-value="number={105}, title = {Odyssey, Volume II}, subtitle = {Books 13-24}, origlanguage ={Greek}, year = {1919}">
            <text:p>number={105}, title = {Odyssey, Volume II}, subtitle = {Books 13-24}, origlanguage ={Greek}, year = {1919}</text:p>
          </table:table-cell>
          <table:table-cell table:style-name="ce1" office:value-type="float" office:value="105">
            <text:p>105</text:p>
          </table:table-cell>
          <table:table-cell table:style-name="ce5" office:value-type="string">
            <text:p>Homer, </text:p>
          </table:table-cell>
          <table:table-cell table:style-name="ce5" office:value-type="string">
            <text:p>Homer</text:p>
          </table:table-cell>
          <table:table-cell table:style-name="ce5" office:value-type="string">
            <text:p>Odyssey, Volume II</text:p>
          </table:table-cell>
          <table:table-cell table:style-name="ce5" office:value-type="string">
            <text:p>Books 13-24</text:p>
          </table:table-cell>
          <table:table-cell table:style-name="ce5" office:value-type="string">
            <text:p>Greek</text:p>
          </table:table-cell>
          <table:table-cell table:style-name="ce1" office:value-type="float" office:value="1919">
            <text:p>1919</text:p>
          </table:table-cell>
          <table:table-cell table:style-name="ce5" table:number-columns-repeated="1000"/>
        </table:table-row>
        <table:table-row table:style-name="ro2">
          <table:table-cell table:formula="of:=&quot;number={&quot;&amp;[.B237]&amp;&quot;}, title = {&quot; &amp;[.E237] &amp; &quot;}, subtitle = {&quot;&amp;[.F237]&amp;&quot;}, origlanguage ={&quot; &amp; [.G237] &amp; &quot;}, year = {&quot; &amp; [.H237] &amp; &quot;}&quot;" office:value-type="string" office:string-value="number={170}, title = {Iliad, Volume I}, subtitle = {Books 1-12}, origlanguage ={Greek}, year = {1924}">
            <text:p>number={170}, title = {Iliad, Volume I}, subtitle = {Books 1-12}, origlanguage ={Greek}, year = {1924}</text:p>
          </table:table-cell>
          <table:table-cell table:style-name="ce1" office:value-type="float" office:value="170">
            <text:p>170</text:p>
          </table:table-cell>
          <table:table-cell table:style-name="ce5" office:value-type="string">
            <text:p>Homer, </text:p>
          </table:table-cell>
          <table:table-cell table:style-name="ce5" office:value-type="string">
            <text:p>Homer</text:p>
          </table:table-cell>
          <table:table-cell table:style-name="ce5" office:value-type="string">
            <text:p>Iliad, Volume I</text:p>
          </table:table-cell>
          <table:table-cell table:style-name="ce5" office:value-type="string">
            <text:p>Books 1-12</text:p>
          </table:table-cell>
          <table:table-cell table:style-name="ce5" office:value-type="string">
            <text:p>Greek</text:p>
          </table:table-cell>
          <table:table-cell table:style-name="ce1" office:value-type="float" office:value="1924">
            <text:p>1924</text:p>
          </table:table-cell>
          <table:table-cell table:style-name="ce5" table:number-columns-repeated="1000"/>
        </table:table-row>
        <table:table-row table:style-name="ro2">
          <table:table-cell table:formula="of:=&quot;number={&quot;&amp;[.B238]&amp;&quot;}, title = {&quot; &amp;[.E238] &amp; &quot;}, subtitle = {&quot;&amp;[.F238]&amp;&quot;}, origlanguage ={&quot; &amp; [.G238] &amp; &quot;}, year = {&quot; &amp; [.H238] &amp; &quot;}&quot;" office:value-type="string" office:string-value="number={171}, title = {Iliad, Volume II}, subtitle = {Books 13-24}, origlanguage ={Greek}, year = {1925}">
            <text:p>number={171}, title = {Iliad, Volume II}, subtitle = {Books 13-24}, origlanguage ={Greek}, year = {1925}</text:p>
          </table:table-cell>
          <table:table-cell table:style-name="ce1" office:value-type="float" office:value="171">
            <text:p>171</text:p>
          </table:table-cell>
          <table:table-cell table:style-name="ce5" office:value-type="string">
            <text:p>Homer, </text:p>
          </table:table-cell>
          <table:table-cell table:style-name="ce5" office:value-type="string">
            <text:p>Homer</text:p>
          </table:table-cell>
          <table:table-cell table:style-name="ce5" office:value-type="string">
            <text:p>Iliad, Volume II</text:p>
          </table:table-cell>
          <table:table-cell table:style-name="ce5" office:value-type="string">
            <text:p>Books 13-24</text:p>
          </table:table-cell>
          <table:table-cell table:style-name="ce5" office:value-type="string">
            <text:p>Greek</text:p>
          </table:table-cell>
          <table:table-cell table:style-name="ce1" office:value-type="float" office:value="1925">
            <text:p>1925</text:p>
          </table:table-cell>
          <table:table-cell table:style-name="ce5" table:number-columns-repeated="1000"/>
        </table:table-row>
        <table:table-row table:style-name="ro2">
          <table:table-cell table:formula="of:=&quot;number={&quot;&amp;[.B239]&amp;&quot;}, title = {&quot; &amp;[.E239] &amp; &quot;}, subtitle = {&quot;&amp;[.F239]&amp;&quot;}, origlanguage ={&quot; &amp; [.G239] &amp; &quot;}, year = {&quot; &amp; [.H239] &amp; &quot;}&quot;" office:value-type="string" office:string-value="number={33}, title = {Odes and Epodes}, subtitle = {}, origlanguage ={Latin}, year = {2004}">
            <text:p>number={33}, title = {Odes and Epodes}, subtitle = {}, origlanguage ={Latin}, year = {2004}</text:p>
          </table:table-cell>
          <table:table-cell table:style-name="ce1" office:value-type="float" office:value="33">
            <text:p>33</text:p>
          </table:table-cell>
          <table:table-cell table:style-name="ce5" office:value-type="string">
            <text:p>Horace, </text:p>
          </table:table-cell>
          <table:table-cell table:style-name="ce5" office:value-type="string">
            <text:p>Horace</text:p>
          </table:table-cell>
          <table:table-cell table:style-name="ce5" office:value-type="string">
            <text:p>Odes and Epodes</text:p>
          </table:table-cell>
          <table:table-cell table:style-name="ce5"/>
          <table:table-cell table:style-name="ce5" office:value-type="string">
            <text:p>Latin</text:p>
          </table:table-cell>
          <table:table-cell table:style-name="ce1" office:value-type="float" office:value="2004">
            <text:p>2004</text:p>
          </table:table-cell>
          <table:table-cell table:style-name="ce5" table:number-columns-repeated="1000"/>
        </table:table-row>
        <table:table-row table:style-name="ro2">
          <table:table-cell table:formula="of:=&quot;number={&quot;&amp;[.B240]&amp;&quot;}, title = {&quot; &amp;[.E240] &amp; &quot;}, subtitle = {&quot;&amp;[.F240]&amp;&quot;}, origlanguage ={&quot; &amp; [.G240] &amp; &quot;}, year = {&quot; &amp; [.H240] &amp; &quot;}&quot;" office:value-type="string" office:string-value="number={194}, title = {Satires. Epistles. The Art of Poetry}, subtitle = {}, origlanguage ={Latin}, year = {1926}">
            <text:p>number={194}, title = {Satires. Epistles. The Art of Poetry}, subtitle = {}, origlanguage ={Latin}, year = {1926}</text:p>
          </table:table-cell>
          <table:table-cell table:style-name="ce1" office:value-type="float" office:value="194">
            <text:p>194</text:p>
          </table:table-cell>
          <table:table-cell table:style-name="ce5" office:value-type="string">
            <text:p>Horace, </text:p>
          </table:table-cell>
          <table:table-cell table:style-name="ce5" office:value-type="string">
            <text:p>Horace</text:p>
          </table:table-cell>
          <table:table-cell table:style-name="ce5" office:value-type="string">
            <text:p>Satires. Epistles. The Art of Poetry</text:p>
          </table:table-cell>
          <table:table-cell table:style-name="ce5"/>
          <table:table-cell table:style-name="ce5" office:value-type="string">
            <text:p>Latin</text:p>
          </table:table-cell>
          <table:table-cell table:style-name="ce1" office:value-type="float" office:value="1926">
            <text:p>1926</text:p>
          </table:table-cell>
          <table:table-cell table:style-name="ce5" table:number-columns-repeated="1000"/>
        </table:table-row>
        <table:table-row table:style-name="ro2">
          <table:table-cell table:formula="of:=&quot;number={&quot;&amp;[.B241]&amp;&quot;}, title = {&quot; &amp;[.E241] &amp; &quot;}, subtitle = {&quot;&amp;[.F241]&amp;&quot;}, origlanguage ={&quot; &amp; [.G241] &amp; &quot;}, year = {&quot; &amp; [.H241] &amp; &quot;}&quot;" office:value-type="string" office:string-value="number={513}, title = {Fragments of Old Comedy, Volume I: Alcaeus to Diocles}, subtitle = {}, origlanguage ={Greek}, year = {2011}">
            <text:p>number={513}, title = {Fragments of Old Comedy, Volume I: Alcaeus to Diocles}, subtitle = {}, origlanguage ={Greek}, year = {2011}</text:p>
          </table:table-cell>
          <table:table-cell table:style-name="ce1" office:value-type="float" office:value="513">
            <text:p>513</text:p>
          </table:table-cell>
          <table:table-cell table:style-name="ce5"/>
          <table:table-cell table:style-name="ce5" office:value-type="string">
            <text:p>Ian C. Storey</text:p>
          </table:table-cell>
          <table:table-cell table:style-name="ce5" office:value-type="string">
            <text:p>Fragments of Old Comedy, Volume I: Alcaeus to Diocles</text:p>
          </table:table-cell>
          <table:table-cell table:style-name="ce5"/>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242]&amp;&quot;}, title = {&quot; &amp;[.E242] &amp; &quot;}, subtitle = {&quot;&amp;[.F242]&amp;&quot;}, origlanguage ={&quot; &amp; [.G242] &amp; &quot;}, year = {&quot; &amp; [.H242] &amp; &quot;}&quot;" office:value-type="string" office:string-value="number={514}, title = {Fragments of Old Comedy, Volume II: Diopeithes to Pherecrates}, subtitle = {}, origlanguage ={Greek}, year = {2011}">
            <text:p>number={514}, title = {Fragments of Old Comedy, Volume II: Diopeithes to Pherecrates}, subtitle = {}, origlanguage ={Greek}, year = {2011}</text:p>
          </table:table-cell>
          <table:table-cell table:style-name="ce1" office:value-type="float" office:value="514">
            <text:p>514</text:p>
          </table:table-cell>
          <table:table-cell table:style-name="ce5"/>
          <table:table-cell table:style-name="ce5" office:value-type="string">
            <text:p>Ian C. Storey</text:p>
          </table:table-cell>
          <table:table-cell table:style-name="ce5" office:value-type="string">
            <text:p>Fragments of Old Comedy, Volume II: Diopeithes to Pherecrates</text:p>
          </table:table-cell>
          <table:table-cell table:style-name="ce5"/>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243]&amp;&quot;}, title = {&quot; &amp;[.E243] &amp; &quot;}, subtitle = {&quot;&amp;[.F243]&amp;&quot;}, origlanguage ={&quot; &amp; [.G243] &amp; &quot;}, year = {&quot; &amp; [.H243] &amp; &quot;}&quot;" office:value-type="string" office:string-value="number={515}, title = {Fragments of Old Comedy, Volume III: Philonicus to Xenophon. Adespota}, subtitle = {}, origlanguage ={Greek}, year = {2011}">
            <text:p>number={515}, title = {Fragments of Old Comedy, Volume III: Philonicus to Xenophon. Adespota}, subtitle = {}, origlanguage ={Greek}, year = {2011}</text:p>
          </table:table-cell>
          <table:table-cell table:style-name="ce1" office:value-type="float" office:value="515">
            <text:p>515</text:p>
          </table:table-cell>
          <table:table-cell table:style-name="ce5"/>
          <table:table-cell table:style-name="ce5" office:value-type="string">
            <text:p>Ian C. Storey</text:p>
          </table:table-cell>
          <table:table-cell table:style-name="ce5" office:value-type="string">
            <text:p>Fragments of Old Comedy, Volume III: Philonicus to Xenophon. Adespota</text:p>
          </table:table-cell>
          <table:table-cell table:style-name="ce5"/>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244]&amp;&quot;}, title = {&quot; &amp;[.E244] &amp; &quot;}, subtitle = {&quot;&amp;[.F244]&amp;&quot;}, origlanguage ={&quot; &amp; [.G244] &amp; &quot;}, year = {&quot; &amp; [.H244] &amp; &quot;}&quot;" office:value-type="string" office:string-value="number={202}, title = {Isaeus}, subtitle = {}, origlanguage ={Greek}, year = {1927}">
            <text:p>number={202}, title = {Isaeus}, subtitle = {}, origlanguage ={Greek}, year = {1927}</text:p>
          </table:table-cell>
          <table:table-cell table:style-name="ce1" office:value-type="float" office:value="202">
            <text:p>202</text:p>
          </table:table-cell>
          <table:table-cell table:style-name="ce5" office:value-type="string">
            <text:p>Isaeus, </text:p>
          </table:table-cell>
          <table:table-cell table:number-columns-repeated="2" table:style-name="ce5" office:value-type="string">
            <text:p>Isaeus</text:p>
          </table:table-cell>
          <table:table-cell table:style-name="ce5"/>
          <table:table-cell table:style-name="ce5" office:value-type="string">
            <text:p>Greek</text:p>
          </table:table-cell>
          <table:table-cell table:style-name="ce1" office:value-type="float" office:value="1927">
            <text:p>1927</text:p>
          </table:table-cell>
          <table:table-cell table:style-name="ce5" table:number-columns-repeated="1000"/>
        </table:table-row>
        <table:table-row table:style-name="ro2">
          <table:table-cell table:formula="of:=&quot;number={&quot;&amp;[.B245]&amp;&quot;}, title = {&quot; &amp;[.E245] &amp; &quot;}, subtitle = {&quot;&amp;[.F245]&amp;&quot;}, origlanguage ={&quot; &amp; [.G245] &amp; &quot;}, year = {&quot; &amp; [.H245] &amp; &quot;}&quot;" office:value-type="string" office:string-value="number={209}, title = {To Demonicus. To Nicocles. Nicocles or the Cyprians. Panegyricus. To Philip. Archidamus}, subtitle = {}, origlanguage ={Greek}, year = {1928}">
            <text:p>number={209}, title = {To Demonicus. To Nicocles. Nicocles or the Cyprians. Panegyricus. To Philip. Archidamus}, subtitle = {}, origlanguage ={Greek}, year = {1928}</text:p>
          </table:table-cell>
          <table:table-cell table:style-name="ce1" office:value-type="float" office:value="209">
            <text:p>209</text:p>
          </table:table-cell>
          <table:table-cell table:style-name="ce5" office:value-type="string">
            <text:p>Isocrates, </text:p>
          </table:table-cell>
          <table:table-cell table:style-name="ce5" office:value-type="string">
            <text:p>Isocrates</text:p>
          </table:table-cell>
          <table:table-cell table:style-name="ce5" office:value-type="string">
            <text:p>To Demonicus. To Nicocles. Nicocles or the Cyprians. Panegyricus. To Philip. Archidamus</text:p>
          </table:table-cell>
          <table:table-cell table:style-name="ce5"/>
          <table:table-cell table:style-name="ce5" office:value-type="string">
            <text:p>Greek</text:p>
          </table:table-cell>
          <table:table-cell table:style-name="ce1" office:value-type="float" office:value="1928">
            <text:p>1928</text:p>
          </table:table-cell>
          <table:table-cell table:style-name="ce5" table:number-columns-repeated="1000"/>
        </table:table-row>
        <table:table-row table:style-name="ro2">
          <table:table-cell table:formula="of:=&quot;number={&quot;&amp;[.B246]&amp;&quot;}, title = {&quot; &amp;[.E246] &amp; &quot;}, subtitle = {&quot;&amp;[.F246]&amp;&quot;}, origlanguage ={&quot; &amp; [.G246] &amp; &quot;}, year = {&quot; &amp; [.H246] &amp; &quot;}&quot;" office:value-type="string" office:string-value="number={229}, title = {On the Peace. Areopagiticus. Against the Sophists. Antidosis. Panathenaicus}, subtitle = {}, origlanguage ={Greek}, year = {1929}">
            <text:p>number={229}, title = {On the Peace. Areopagiticus. Against the Sophists. Antidosis. Panathenaicus}, subtitle = {}, origlanguage ={Greek}, year = {1929}</text:p>
          </table:table-cell>
          <table:table-cell table:style-name="ce1" office:value-type="float" office:value="229">
            <text:p>229</text:p>
          </table:table-cell>
          <table:table-cell table:style-name="ce5" office:value-type="string">
            <text:p>Isocrates, </text:p>
          </table:table-cell>
          <table:table-cell table:style-name="ce5" office:value-type="string">
            <text:p>Isocrates</text:p>
          </table:table-cell>
          <table:table-cell table:style-name="ce5" office:value-type="string">
            <text:p>On the Peace. Areopagiticus. Against the Sophists. Antidosis. Panathenaicus</text:p>
          </table:table-cell>
          <table:table-cell table:style-name="ce5"/>
          <table:table-cell table:style-name="ce5" office:value-type="string">
            <text:p>Greek</text:p>
          </table:table-cell>
          <table:table-cell table:style-name="ce1" office:value-type="float" office:value="1929">
            <text:p>1929</text:p>
          </table:table-cell>
          <table:table-cell table:style-name="ce5" table:number-columns-repeated="1000"/>
        </table:table-row>
        <table:table-row table:style-name="ro2">
          <table:table-cell table:formula="of:=&quot;number={&quot;&amp;[.B247]&amp;&quot;}, title = {&quot; &amp;[.E247] &amp; &quot;}, subtitle = {&quot;&amp;[.F247]&amp;&quot;}, origlanguage ={&quot; &amp; [.G247] &amp; &quot;}, year = {&quot; &amp; [.H247] &amp; &quot;}&quot;" office:value-type="string" office:string-value="number={373}, title = {Evagoras. Helen. Busiris. Plataicus. Concerning the Team of Horses. Trapeziticus. Against Callimachus. Aegineticus. Against Lochites. Against Euthynus. Letters}, subtitle = {}, origlanguage ={Greek}, year = {1945}">
            <text:p>number={373}, title = {Evagoras. Helen. Busiris. Plataicus. Concerning the Team of Horses. Trapeziticus. Against Callimachus. Aegineticus. Against Lochites. Against Euthynus. Letters}, subtitle = {}, origlanguage ={Greek}, year = {1945}</text:p>
          </table:table-cell>
          <table:table-cell table:style-name="ce1" office:value-type="float" office:value="373">
            <text:p>373</text:p>
          </table:table-cell>
          <table:table-cell table:style-name="ce5" office:value-type="string">
            <text:p>Isocrates, </text:p>
          </table:table-cell>
          <table:table-cell table:style-name="ce5" office:value-type="string">
            <text:p>Isocrates</text:p>
          </table:table-cell>
          <table:table-cell table:style-name="ce5" office:value-type="string">
            <text:p>Evagoras. Helen. Busiris. Plataicus. Concerning the Team of Horses. Trapeziticus. Against Callimachus. Aegineticus. Against Lochites. Against Euthynus. Letters</text:p>
          </table:table-cell>
          <table:table-cell table:style-name="ce5"/>
          <table:table-cell table:style-name="ce5" office:value-type="string">
            <text:p>Greek</text:p>
          </table:table-cell>
          <table:table-cell table:style-name="ce1" office:value-type="float" office:value="1945">
            <text:p>1945</text:p>
          </table:table-cell>
          <table:table-cell table:style-name="ce5" table:number-columns-repeated="1000"/>
        </table:table-row>
        <table:table-row table:style-name="ro2">
          <table:table-cell table:formula="of:=&quot;number={&quot;&amp;[.B248]&amp;&quot;}, title = {&quot; &amp;[.E248] &amp; &quot;}, subtitle = {&quot;&amp;[.F248]&amp;&quot;}, origlanguage ={&quot; &amp; [.G248] &amp; &quot;}, year = {&quot; &amp; [.H248] &amp; &quot;}&quot;" office:value-type="string" office:string-value="number={335}, title = {Greek Mathematical Works, Volume I: Thales to Euclid}, subtitle = {}, origlanguage ={Greek}, year = {1939}">
            <text:p>number={335}, title = {Greek Mathematical Works, Volume I: Thales to Euclid}, subtitle = {}, origlanguage ={Greek}, year = {1939}</text:p>
          </table:table-cell>
          <table:table-cell table:style-name="ce1" office:value-type="float" office:value="335">
            <text:p>335</text:p>
          </table:table-cell>
          <table:table-cell table:style-name="ce5"/>
          <table:table-cell table:style-name="ce5" office:value-type="string">
            <text:p>Ivor Thomas</text:p>
          </table:table-cell>
          <table:table-cell table:style-name="ce5" office:value-type="string">
            <text:p>Greek Mathematical Works, Volume I: Thales to Euclid</text:p>
          </table:table-cell>
          <table:table-cell table:style-name="ce5"/>
          <table:table-cell table:style-name="ce5" office:value-type="string">
            <text:p>Greek</text:p>
          </table:table-cell>
          <table:table-cell table:style-name="ce1" office:value-type="float" office:value="1939">
            <text:p>1939</text:p>
          </table:table-cell>
          <table:table-cell table:style-name="ce5" table:number-columns-repeated="1000"/>
        </table:table-row>
        <table:table-row table:style-name="ro2">
          <table:table-cell table:formula="of:=&quot;number={&quot;&amp;[.B249]&amp;&quot;}, title = {&quot; &amp;[.E249] &amp; &quot;}, subtitle = {&quot;&amp;[.F249]&amp;&quot;}, origlanguage ={&quot; &amp; [.G249] &amp; &quot;}, year = {&quot; &amp; [.H249] &amp; &quot;}&quot;" office:value-type="string" office:string-value="number={362}, title = {Greek Mathematical Works, Volume II: Aristarchus to Pappus}, subtitle = {}, origlanguage ={Greek}, year = {1941}">
            <text:p>number={362}, title = {Greek Mathematical Works, Volume II: Aristarchus to Pappus}, subtitle = {}, origlanguage ={Greek}, year = {1941}</text:p>
          </table:table-cell>
          <table:table-cell table:style-name="ce1" office:value-type="float" office:value="362">
            <text:p>362</text:p>
          </table:table-cell>
          <table:table-cell table:style-name="ce5"/>
          <table:table-cell table:style-name="ce5" office:value-type="string">
            <text:p>Ivor Thomas</text:p>
          </table:table-cell>
          <table:table-cell table:style-name="ce5" office:value-type="string">
            <text:p>Greek Mathematical Works, Volume II: Aristarchus to Pappus</text:p>
          </table:table-cell>
          <table:table-cell table:style-name="ce5"/>
          <table:table-cell table:style-name="ce5" office:value-type="string">
            <text:p>Greek</text:p>
          </table:table-cell>
          <table:table-cell table:style-name="ce1" office:value-type="float" office:value="1941">
            <text:p>1941</text:p>
          </table:table-cell>
          <table:table-cell table:style-name="ce5" table:number-columns-repeated="1000"/>
        </table:table-row>
        <table:table-row table:style-name="ro2">
          <table:table-cell table:formula="of:=&quot;number={&quot;&amp;[.B250]&amp;&quot;}, title = {&quot; &amp;[.E250] &amp; &quot;}, subtitle = {&quot;&amp;[.F250]&amp;&quot;}, origlanguage ={&quot; &amp; [.G250] &amp; &quot;}, year = {&quot; &amp; [.H250] &amp; &quot;}&quot;" office:value-type="string" office:string-value="number={508}, title = {Hellenistic Collection}, subtitle = {Philitas. Alexander of Aetolia. Hermesianax. Euphorion. Parthenius}, origlanguage ={Greek}, year = {2010}">
            <text:p>number={508}, title = {Hellenistic Collection}, subtitle = {Philitas. Alexander of Aetolia. Hermesianax. Euphorion. Parthenius}, origlanguage ={Greek}, year = {2010}</text:p>
          </table:table-cell>
          <table:table-cell table:style-name="ce1" office:value-type="float" office:value="508">
            <text:p>508</text:p>
          </table:table-cell>
          <table:table-cell table:style-name="ce5"/>
          <table:table-cell table:style-name="ce5" office:value-type="string">
            <text:p>J. L. Lightfoot</text:p>
          </table:table-cell>
          <table:table-cell table:style-name="ce5" office:value-type="string">
            <text:p>Hellenistic Collection</text:p>
          </table:table-cell>
          <table:table-cell table:style-name="ce5" office:value-type="string">
            <text:p>Philitas. Alexander of Aetolia. Hermesianax. Euphorion. Parthenius</text:p>
          </table:table-cell>
          <table:table-cell table:style-name="ce5" office:value-type="string">
            <text:p>Greek</text:p>
          </table:table-cell>
          <table:table-cell table:style-name="ce1" office:value-type="float" office:value="2010">
            <text:p>2010</text:p>
          </table:table-cell>
          <table:table-cell table:style-name="ce5" table:number-columns-repeated="1000"/>
        </table:table-row>
        <table:table-row table:style-name="ro2">
          <table:table-cell table:formula="of:=&quot;number={&quot;&amp;[.B251]&amp;&quot;}, title = {&quot; &amp;[.E251] &amp; &quot;}, subtitle = {&quot;&amp;[.F251]&amp;&quot;}, origlanguage ={&quot; &amp; [.G251] &amp; &quot;}, year = {&quot; &amp; [.H251] &amp; &quot;}&quot;" office:value-type="string" office:string-value="number={395}, title = {Minor Attic Orators, Volume II: Lycurgus. Dinarchus. Demades. Hyperides}, subtitle = {}, origlanguage ={Greek}, year = {1954}">
            <text:p>number={395}, title = {Minor Attic Orators, Volume II: Lycurgus. Dinarchus. Demades. Hyperides}, subtitle = {}, origlanguage ={Greek}, year = {1954}</text:p>
          </table:table-cell>
          <table:table-cell table:style-name="ce1" office:value-type="float" office:value="395">
            <text:p>395</text:p>
          </table:table-cell>
          <table:table-cell table:style-name="ce5" office:value-type="string">
            <text:p>Lycurgus, ,Dinarchus, ,Demades, ,Hyperides, </text:p>
          </table:table-cell>
          <table:table-cell table:style-name="ce5" office:value-type="string">
            <text:p>J. O. Burtt</text:p>
          </table:table-cell>
          <table:table-cell table:style-name="ce5" office:value-type="string">
            <text:p>Minor Attic Orators, Volume II: Lycurgus. Dinarchus. Demades. Hyperides</text:p>
          </table:table-cell>
          <table:table-cell table:style-name="ce5"/>
          <table:table-cell table:style-name="ce5" office:value-type="string">
            <text:p>Greek</text:p>
          </table:table-cell>
          <table:table-cell table:style-name="ce1" office:value-type="float" office:value="1954">
            <text:p>1954</text:p>
          </table:table-cell>
          <table:table-cell table:style-name="ce5" table:number-columns-repeated="1000"/>
        </table:table-row>
        <table:table-row table:style-name="ro2">
          <table:table-cell table:formula="of:=&quot;number={&quot;&amp;[.B252]&amp;&quot;}, title = {&quot; &amp;[.E252] &amp; &quot;}, subtitle = {&quot;&amp;[.F252]&amp;&quot;}, origlanguage ={&quot; &amp; [.G252] &amp; &quot;}, year = {&quot; &amp; [.H252] &amp; &quot;}&quot;" office:value-type="string" office:string-value="number={34}, title = {Barlaam and Ioasaph}, subtitle = {}, origlanguage ={Greek}, year = {1914}">
            <text:p>number={34}, title = {Barlaam and Ioasaph}, subtitle = {}, origlanguage ={Greek}, year = {1914}</text:p>
          </table:table-cell>
          <table:table-cell table:style-name="ce1" office:value-type="float" office:value="34">
            <text:p>34</text:p>
          </table:table-cell>
          <table:table-cell table:style-name="ce5" office:value-type="string">
            <text:p>John Damascene, </text:p>
          </table:table-cell>
          <table:table-cell table:style-name="ce5" office:value-type="string">
            <text:p>John Damascene</text:p>
          </table:table-cell>
          <table:table-cell table:style-name="ce5" office:value-type="string">
            <text:p>Barlaam and Ioasaph</text:p>
          </table:table-cell>
          <table:table-cell table:style-name="ce5"/>
          <table:table-cell table:style-name="ce5" office:value-type="string">
            <text:p>Greek</text:p>
          </table:table-cell>
          <table:table-cell table:style-name="ce1" office:value-type="float" office:value="1914">
            <text:p>1914</text:p>
          </table:table-cell>
          <table:table-cell table:style-name="ce5" table:number-columns-repeated="1000"/>
        </table:table-row>
        <table:table-row table:style-name="ro2">
          <table:table-cell table:formula="of:=&quot;number={&quot;&amp;[.B253]&amp;&quot;}, title = {&quot; &amp;[.E253] &amp; &quot;}, subtitle = {&quot;&amp;[.F253]&amp;&quot;}, origlanguage ={&quot; &amp; [.G253] &amp; &quot;}, year = {&quot; &amp; [.H253] &amp; &quot;}&quot;" office:value-type="string" office:string-value="number={186}, title = {The Life. Against Apion}, subtitle = {}, origlanguage ={Greek}, year = {1926}">
            <text:p>number={186}, title = {The Life. Against Apion}, subtitle = {}, origlanguage ={Greek}, year = {1926}</text:p>
          </table:table-cell>
          <table:table-cell table:style-name="ce1" office:value-type="float" office:value="186">
            <text:p>186</text:p>
          </table:table-cell>
          <table:table-cell table:style-name="ce5" office:value-type="string">
            <text:p>Josephus, </text:p>
          </table:table-cell>
          <table:table-cell table:style-name="ce5" office:value-type="string">
            <text:p>Josephus</text:p>
          </table:table-cell>
          <table:table-cell table:style-name="ce5" office:value-type="string">
            <text:p>The Life. Against Apion</text:p>
          </table:table-cell>
          <table:table-cell table:style-name="ce5"/>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254]&amp;&quot;}, title = {&quot; &amp;[.E254] &amp; &quot;}, subtitle = {&quot;&amp;[.F254]&amp;&quot;}, origlanguage ={&quot; &amp; [.G254] &amp; &quot;}, year = {&quot; &amp; [.H254] &amp; &quot;}&quot;" office:value-type="string" office:string-value="number={203}, title = {The Jewish War, Volume I}, subtitle = {Books 1-2}, origlanguage ={Greek}, year = {1927}">
            <text:p>number={203}, title = {The Jewish War, Volume I}, subtitle = {Books 1-2}, origlanguage ={Greek}, year = {1927}</text:p>
          </table:table-cell>
          <table:table-cell table:style-name="ce1" office:value-type="float" office:value="203">
            <text:p>203</text:p>
          </table:table-cell>
          <table:table-cell table:style-name="ce5" office:value-type="string">
            <text:p>Josephus, </text:p>
          </table:table-cell>
          <table:table-cell table:style-name="ce5" office:value-type="string">
            <text:p>Josephus</text:p>
          </table:table-cell>
          <table:table-cell table:style-name="ce5" office:value-type="string">
            <text:p>The Jewish War, Volume I</text:p>
          </table:table-cell>
          <table:table-cell table:style-name="ce5" office:value-type="string">
            <text:p>Books 1-2</text:p>
          </table:table-cell>
          <table:table-cell table:style-name="ce5" office:value-type="string">
            <text:p>Greek</text:p>
          </table:table-cell>
          <table:table-cell table:style-name="ce1" office:value-type="float" office:value="1927">
            <text:p>1927</text:p>
          </table:table-cell>
          <table:table-cell table:style-name="ce5" table:number-columns-repeated="1000"/>
        </table:table-row>
        <table:table-row table:style-name="ro2">
          <table:table-cell table:formula="of:=&quot;number={&quot;&amp;[.B255]&amp;&quot;}, title = {&quot; &amp;[.E255] &amp; &quot;}, subtitle = {&quot;&amp;[.F255]&amp;&quot;}, origlanguage ={&quot; &amp; [.G255] &amp; &quot;}, year = {&quot; &amp; [.H255] &amp; &quot;}&quot;" office:value-type="string" office:string-value="number={210}, title = {The Jewish War, Volume III}, subtitle = {Books 5-7}, origlanguage ={Greek}, year = {1928}">
            <text:p>number={210}, title = {The Jewish War, Volume III}, subtitle = {Books 5-7}, origlanguage ={Greek}, year = {1928}</text:p>
          </table:table-cell>
          <table:table-cell table:style-name="ce1" office:value-type="float" office:value="210">
            <text:p>210</text:p>
          </table:table-cell>
          <table:table-cell table:style-name="ce5" office:value-type="string">
            <text:p>Josephus, </text:p>
          </table:table-cell>
          <table:table-cell table:style-name="ce5" office:value-type="string">
            <text:p>Josephus</text:p>
          </table:table-cell>
          <table:table-cell table:style-name="ce5" office:value-type="string">
            <text:p>The Jewish War, Volume III</text:p>
          </table:table-cell>
          <table:table-cell table:style-name="ce5" office:value-type="string">
            <text:p>Books 5-7</text:p>
          </table:table-cell>
          <table:table-cell table:style-name="ce5" office:value-type="string">
            <text:p>Greek</text:p>
          </table:table-cell>
          <table:table-cell table:style-name="ce1" office:value-type="float" office:value="1928">
            <text:p>1928</text:p>
          </table:table-cell>
          <table:table-cell table:style-name="ce5" table:number-columns-repeated="1000"/>
        </table:table-row>
        <table:table-row table:style-name="ro2">
          <table:table-cell table:formula="of:=&quot;number={&quot;&amp;[.B256]&amp;&quot;}, title = {&quot; &amp;[.E256] &amp; &quot;}, subtitle = {&quot;&amp;[.F256]&amp;&quot;}, origlanguage ={&quot; &amp; [.G256] &amp; &quot;}, year = {&quot; &amp; [.H256] &amp; &quot;}&quot;" office:value-type="string" office:string-value="number={242}, title = {Jewish Antiquities, Volume I}, subtitle = {Books 1-3}, origlanguage ={Greek}, year = {1930}">
            <text:p>number={242}, title = {Jewish Antiquities, Volume I}, subtitle = {Books 1-3}, origlanguage ={Greek}, year = {1930}</text:p>
          </table:table-cell>
          <table:table-cell table:style-name="ce1" office:value-type="float" office:value="242">
            <text:p>242</text:p>
          </table:table-cell>
          <table:table-cell table:style-name="ce5" office:value-type="string">
            <text:p>Josephus, </text:p>
          </table:table-cell>
          <table:table-cell table:style-name="ce5" office:value-type="string">
            <text:p>Josephus</text:p>
          </table:table-cell>
          <table:table-cell table:style-name="ce5" office:value-type="string">
            <text:p>Jewish Antiquities, Volume I</text:p>
          </table:table-cell>
          <table:table-cell table:style-name="ce5" office:value-type="string">
            <text:p>Books 1-3</text:p>
          </table:table-cell>
          <table:table-cell table:style-name="ce5" office:value-type="string">
            <text:p>Greek</text:p>
          </table:table-cell>
          <table:table-cell table:style-name="ce1" office:value-type="float" office:value="1930">
            <text:p>1930</text:p>
          </table:table-cell>
          <table:table-cell table:style-name="ce5" table:number-columns-repeated="1000"/>
        </table:table-row>
        <table:table-row table:style-name="ro2">
          <table:table-cell table:formula="of:=&quot;number={&quot;&amp;[.B257]&amp;&quot;}, title = {&quot; &amp;[.E257] &amp; &quot;}, subtitle = {&quot;&amp;[.F257]&amp;&quot;}, origlanguage ={&quot; &amp; [.G257] &amp; &quot;}, year = {&quot; &amp; [.H257] &amp; &quot;}&quot;" office:value-type="string" office:string-value="number={281}, title = {Jewish Antiquities, Volume III}, subtitle = {Books 7-8}, origlanguage ={Greek}, year = {1934}">
            <text:p>number={281}, title = {Jewish Antiquities, Volume III}, subtitle = {Books 7-8}, origlanguage ={Greek}, year = {1934}</text:p>
          </table:table-cell>
          <table:table-cell table:style-name="ce1" office:value-type="float" office:value="281">
            <text:p>281</text:p>
          </table:table-cell>
          <table:table-cell table:style-name="ce5" office:value-type="string">
            <text:p>Josephus, </text:p>
          </table:table-cell>
          <table:table-cell table:style-name="ce5" office:value-type="string">
            <text:p>Josephus</text:p>
          </table:table-cell>
          <table:table-cell table:style-name="ce5" office:value-type="string">
            <text:p>Jewish Antiquities, Volume III</text:p>
          </table:table-cell>
          <table:table-cell table:style-name="ce5" office:value-type="string">
            <text:p>Books 7-8</text:p>
          </table:table-cell>
          <table:table-cell table:style-name="ce5" office:value-type="string">
            <text:p>Greek</text:p>
          </table:table-cell>
          <table:table-cell table:style-name="ce1" office:value-type="float" office:value="1934">
            <text:p>1934</text:p>
          </table:table-cell>
          <table:table-cell table:style-name="ce5" table:number-columns-repeated="1000"/>
        </table:table-row>
        <table:table-row table:style-name="ro2">
          <table:table-cell table:formula="of:=&quot;number={&quot;&amp;[.B258]&amp;&quot;}, title = {&quot; &amp;[.E258] &amp; &quot;}, subtitle = {&quot;&amp;[.F258]&amp;&quot;}, origlanguage ={&quot; &amp; [.G258] &amp; &quot;}, year = {&quot; &amp; [.H258] &amp; &quot;}&quot;" office:value-type="string" office:string-value="number={326}, title = {Jewish Antiquities, Volume IV}, subtitle = {Books 9-11}, origlanguage ={Greek}, year = {1937}">
            <text:p>number={326}, title = {Jewish Antiquities, Volume IV}, subtitle = {Books 9-11}, origlanguage ={Greek}, year = {1937}</text:p>
          </table:table-cell>
          <table:table-cell table:style-name="ce1" office:value-type="float" office:value="326">
            <text:p>326</text:p>
          </table:table-cell>
          <table:table-cell table:style-name="ce5" office:value-type="string">
            <text:p>Josephus, </text:p>
          </table:table-cell>
          <table:table-cell table:style-name="ce5" office:value-type="string">
            <text:p>Josephus</text:p>
          </table:table-cell>
          <table:table-cell table:style-name="ce5" office:value-type="string">
            <text:p>Jewish Antiquities, Volume IV</text:p>
          </table:table-cell>
          <table:table-cell table:style-name="ce5" office:value-type="string">
            <text:p>Books 9-11</text:p>
          </table:table-cell>
          <table:table-cell table:style-name="ce5" office:value-type="string">
            <text:p>Greek</text:p>
          </table:table-cell>
          <table:table-cell table:style-name="ce1" office:value-type="float" office:value="1937">
            <text:p>1937</text:p>
          </table:table-cell>
          <table:table-cell table:style-name="ce5" table:number-columns-repeated="1000"/>
        </table:table-row>
        <table:table-row table:style-name="ro2">
          <table:table-cell table:formula="of:=&quot;number={&quot;&amp;[.B259]&amp;&quot;}, title = {&quot; &amp;[.E259] &amp; &quot;}, subtitle = {&quot;&amp;[.F259]&amp;&quot;}, origlanguage ={&quot; &amp; [.G259] &amp; &quot;}, year = {&quot; &amp; [.H259] &amp; &quot;}&quot;" office:value-type="string" office:string-value="number={365}, title = {Jewish Antiquities, Volume V}, subtitle = {Books 12-13}, origlanguage ={Greek}, year = {1943}">
            <text:p>number={365}, title = {Jewish Antiquities, Volume V}, subtitle = {Books 12-13}, origlanguage ={Greek}, year = {1943}</text:p>
          </table:table-cell>
          <table:table-cell table:style-name="ce1" office:value-type="float" office:value="365">
            <text:p>365</text:p>
          </table:table-cell>
          <table:table-cell table:style-name="ce5" office:value-type="string">
            <text:p>Josephus, </text:p>
          </table:table-cell>
          <table:table-cell table:style-name="ce5" office:value-type="string">
            <text:p>Josephus</text:p>
          </table:table-cell>
          <table:table-cell table:style-name="ce5" office:value-type="string">
            <text:p>Jewish Antiquities, Volume V</text:p>
          </table:table-cell>
          <table:table-cell table:style-name="ce5" office:value-type="string">
            <text:p>Books 12-13</text:p>
          </table:table-cell>
          <table:table-cell table:style-name="ce5" office:value-type="string">
            <text:p>Greek</text:p>
          </table:table-cell>
          <table:table-cell table:style-name="ce1" office:value-type="float" office:value="1943">
            <text:p>1943</text:p>
          </table:table-cell>
          <table:table-cell table:style-name="ce5" table:number-columns-repeated="1000"/>
        </table:table-row>
        <table:table-row table:style-name="ro2">
          <table:table-cell table:formula="of:=&quot;number={&quot;&amp;[.B260]&amp;&quot;}, title = {&quot; &amp;[.E260] &amp; &quot;}, subtitle = {&quot;&amp;[.F260]&amp;&quot;}, origlanguage ={&quot; &amp; [.G260] &amp; &quot;}, year = {&quot; &amp; [.H260] &amp; &quot;}&quot;" office:value-type="string" office:string-value="number={410}, title = {Jewish Antiquities, Volume VII}, subtitle = {Books 16-17}, origlanguage ={Greek}, year = {1963}">
            <text:p>number={410}, title = {Jewish Antiquities, Volume VII}, subtitle = {Books 16-17}, origlanguage ={Greek}, year = {1963}</text:p>
          </table:table-cell>
          <table:table-cell table:style-name="ce1" office:value-type="float" office:value="410">
            <text:p>410</text:p>
          </table:table-cell>
          <table:table-cell table:style-name="ce5" office:value-type="string">
            <text:p>Josephus, </text:p>
          </table:table-cell>
          <table:table-cell table:style-name="ce5" office:value-type="string">
            <text:p>Josephus</text:p>
          </table:table-cell>
          <table:table-cell table:style-name="ce5" office:value-type="string">
            <text:p>Jewish Antiquities, Volume VII</text:p>
          </table:table-cell>
          <table:table-cell table:style-name="ce5" office:value-type="string">
            <text:p>Books 16-17</text:p>
          </table:table-cell>
          <table:table-cell table:style-name="ce5" office:value-type="string">
            <text:p>Greek</text:p>
          </table:table-cell>
          <table:table-cell table:style-name="ce1" office:value-type="float" office:value="1963">
            <text:p>1963</text:p>
          </table:table-cell>
          <table:table-cell table:style-name="ce5" table:number-columns-repeated="1000"/>
        </table:table-row>
        <table:table-row table:style-name="ro2">
          <table:table-cell table:formula="of:=&quot;number={&quot;&amp;[.B261]&amp;&quot;}, title = {&quot; &amp;[.E261] &amp; &quot;}, subtitle = {&quot;&amp;[.F261]&amp;&quot;}, origlanguage ={&quot; &amp; [.G261] &amp; &quot;}, year = {&quot; &amp; [.H261] &amp; &quot;}&quot;" office:value-type="string" office:string-value="number={433}, title = {Jewish Antiquities, Volume VIII}, subtitle = {Books 18-19}, origlanguage ={Greek}, year = {1965}">
            <text:p>number={433}, title = {Jewish Antiquities, Volume VIII}, subtitle = {Books 18-19}, origlanguage ={Greek}, year = {1965}</text:p>
          </table:table-cell>
          <table:table-cell table:style-name="ce1" office:value-type="float" office:value="433">
            <text:p>433</text:p>
          </table:table-cell>
          <table:table-cell table:style-name="ce5" office:value-type="string">
            <text:p>Josephus, </text:p>
          </table:table-cell>
          <table:table-cell table:style-name="ce5" office:value-type="string">
            <text:p>Josephus</text:p>
          </table:table-cell>
          <table:table-cell table:style-name="ce5" office:value-type="string">
            <text:p>Jewish Antiquities, Volume VIII</text:p>
          </table:table-cell>
          <table:table-cell table:style-name="ce5" office:value-type="string">
            <text:p>Books 18-19</text:p>
          </table:table-cell>
          <table:table-cell table:style-name="ce5" office:value-type="string">
            <text:p>Greek</text:p>
          </table:table-cell>
          <table:table-cell table:style-name="ce1" office:value-type="float" office:value="1965">
            <text:p>1965</text:p>
          </table:table-cell>
          <table:table-cell table:style-name="ce5" table:number-columns-repeated="1000"/>
        </table:table-row>
        <table:table-row table:style-name="ro2">
          <table:table-cell table:formula="of:=&quot;number={&quot;&amp;[.B262]&amp;&quot;}, title = {&quot; &amp;[.E262] &amp; &quot;}, subtitle = {&quot;&amp;[.F262]&amp;&quot;}, origlanguage ={&quot; &amp; [.G262] &amp; &quot;}, year = {&quot; &amp; [.H262] &amp; &quot;}&quot;" office:value-type="string" office:string-value="number={456}, title = {Jewish Antiquities, Volume IX}, subtitle = {Book 20}, origlanguage ={Greek}, year = {1965}">
            <text:p>number={456}, title = {Jewish Antiquities, Volume IX}, subtitle = {Book 20}, origlanguage ={Greek}, year = {1965}</text:p>
          </table:table-cell>
          <table:table-cell table:style-name="ce1" office:value-type="float" office:value="456">
            <text:p>456</text:p>
          </table:table-cell>
          <table:table-cell table:style-name="ce5" office:value-type="string">
            <text:p>Josephus, </text:p>
          </table:table-cell>
          <table:table-cell table:style-name="ce5" office:value-type="string">
            <text:p>Josephus</text:p>
          </table:table-cell>
          <table:table-cell table:style-name="ce5" office:value-type="string">
            <text:p>Jewish Antiquities, Volume IX</text:p>
          </table:table-cell>
          <table:table-cell table:style-name="ce5" office:value-type="string">
            <text:p>Book 20</text:p>
          </table:table-cell>
          <table:table-cell table:style-name="ce5" office:value-type="string">
            <text:p>Greek</text:p>
          </table:table-cell>
          <table:table-cell table:style-name="ce1" office:value-type="float" office:value="1965">
            <text:p>1965</text:p>
          </table:table-cell>
          <table:table-cell table:style-name="ce5" table:number-columns-repeated="1000"/>
        </table:table-row>
        <table:table-row table:style-name="ro2">
          <table:table-cell table:formula="of:=&quot;number={&quot;&amp;[.B263]&amp;&quot;}, title = {&quot; &amp;[.E263] &amp; &quot;}, subtitle = {&quot;&amp;[.F263]&amp;&quot;}, origlanguage ={&quot; &amp; [.G263] &amp; &quot;}, year = {&quot; &amp; [.H263] &amp; &quot;}&quot;" office:value-type="string" office:string-value="number={487}, title = {The Jewish War, Volume II}, subtitle = {Books 3-4}, origlanguage ={Greek}, year = {1927}">
            <text:p>number={487}, title = {The Jewish War, Volume II}, subtitle = {Books 3-4}, origlanguage ={Greek}, year = {1927}</text:p>
          </table:table-cell>
          <table:table-cell table:style-name="ce1" office:value-type="float" office:value="487">
            <text:p>487</text:p>
          </table:table-cell>
          <table:table-cell table:style-name="ce5" office:value-type="string">
            <text:p>Josephus, </text:p>
          </table:table-cell>
          <table:table-cell table:style-name="ce5" office:value-type="string">
            <text:p>Josephus</text:p>
          </table:table-cell>
          <table:table-cell table:style-name="ce5" office:value-type="string">
            <text:p>The Jewish War, Volume II</text:p>
          </table:table-cell>
          <table:table-cell table:style-name="ce5" office:value-type="string">
            <text:p>Books 3-4</text:p>
          </table:table-cell>
          <table:table-cell table:style-name="ce5" office:value-type="string">
            <text:p>Greek</text:p>
          </table:table-cell>
          <table:table-cell table:style-name="ce1" office:value-type="float" office:value="1927">
            <text:p>1927</text:p>
          </table:table-cell>
          <table:table-cell table:style-name="ce5" table:number-columns-repeated="1000"/>
        </table:table-row>
        <table:table-row table:style-name="ro2">
          <table:table-cell table:formula="of:=&quot;number={&quot;&amp;[.B264]&amp;&quot;}, title = {&quot; &amp;[.E264] &amp; &quot;}, subtitle = {&quot;&amp;[.F264]&amp;&quot;}, origlanguage ={&quot; &amp; [.G264] &amp; &quot;}, year = {&quot; &amp; [.H264] &amp; &quot;}&quot;" office:value-type="string" office:string-value="number={489}, title = {Jewish Antiquities, Volume VI}, subtitle = {Books 14-15}, origlanguage ={Greek}, year = {1943}">
            <text:p>number={489}, title = {Jewish Antiquities, Volume VI}, subtitle = {Books 14-15}, origlanguage ={Greek}, year = {1943}</text:p>
          </table:table-cell>
          <table:table-cell table:style-name="ce1" office:value-type="float" office:value="489">
            <text:p>489</text:p>
          </table:table-cell>
          <table:table-cell table:style-name="ce5" office:value-type="string">
            <text:p>Josephus, </text:p>
          </table:table-cell>
          <table:table-cell table:style-name="ce5" office:value-type="string">
            <text:p>Josephus</text:p>
          </table:table-cell>
          <table:table-cell table:style-name="ce5" office:value-type="string">
            <text:p>Jewish Antiquities, Volume VI</text:p>
          </table:table-cell>
          <table:table-cell table:style-name="ce5" office:value-type="string">
            <text:p>Books 14-15</text:p>
          </table:table-cell>
          <table:table-cell table:style-name="ce5" office:value-type="string">
            <text:p>Greek</text:p>
          </table:table-cell>
          <table:table-cell table:style-name="ce1" office:value-type="float" office:value="1943">
            <text:p>1943</text:p>
          </table:table-cell>
          <table:table-cell table:style-name="ce5" table:number-columns-repeated="1000"/>
        </table:table-row>
        <table:table-row table:style-name="ro2">
          <table:table-cell table:formula="of:=&quot;number={&quot;&amp;[.B265]&amp;&quot;}, title = {&quot; &amp;[.E265] &amp; &quot;}, subtitle = {&quot;&amp;[.F265]&amp;&quot;}, origlanguage ={&quot; &amp; [.G265] &amp; &quot;}, year = {&quot; &amp; [.H265] &amp; &quot;}&quot;" office:value-type="string" office:string-value="number={490}, title = {Jewish Antiquities, Volume II}, subtitle = {Books 4-6}, origlanguage ={Greek}, year = {1930}">
            <text:p>number={490}, title = {Jewish Antiquities, Volume II}, subtitle = {Books 4-6}, origlanguage ={Greek}, year = {1930}</text:p>
          </table:table-cell>
          <table:table-cell table:style-name="ce1" office:value-type="float" office:value="490">
            <text:p>490</text:p>
          </table:table-cell>
          <table:table-cell table:style-name="ce5" office:value-type="string">
            <text:p>Josephus, </text:p>
          </table:table-cell>
          <table:table-cell table:style-name="ce5" office:value-type="string">
            <text:p>Josephus</text:p>
          </table:table-cell>
          <table:table-cell table:style-name="ce5" office:value-type="string">
            <text:p>Jewish Antiquities, Volume II</text:p>
          </table:table-cell>
          <table:table-cell table:style-name="ce5" office:value-type="string">
            <text:p>Books 4-6</text:p>
          </table:table-cell>
          <table:table-cell table:style-name="ce5" office:value-type="string">
            <text:p>Greek</text:p>
          </table:table-cell>
          <table:table-cell table:style-name="ce1" office:value-type="float" office:value="1930">
            <text:p>1930</text:p>
          </table:table-cell>
          <table:table-cell table:style-name="ce5" table:number-columns-repeated="1000"/>
        </table:table-row>
        <table:table-row table:style-name="ro2">
          <table:table-cell table:formula="of:=&quot;number={&quot;&amp;[.B266]&amp;&quot;}, title = {&quot; &amp;[.E266] &amp; &quot;}, subtitle = {&quot;&amp;[.F266]&amp;&quot;}, origlanguage ={&quot; &amp; [.G266] &amp; &quot;}, year = {&quot; &amp; [.H266] &amp; &quot;}&quot;" office:value-type="string" office:string-value="number={13}, title = {Orations 1-5}, subtitle = {}, origlanguage ={Greek}, year = {1913}">
            <text:p>number={13}, title = {Orations 1-5}, subtitle = {}, origlanguage ={Greek}, year = {1913}</text:p>
          </table:table-cell>
          <table:table-cell table:style-name="ce1" office:value-type="float" office:value="13">
            <text:p>13</text:p>
          </table:table-cell>
          <table:table-cell table:style-name="ce5" office:value-type="string">
            <text:p>Julian, </text:p>
          </table:table-cell>
          <table:table-cell table:style-name="ce5" office:value-type="string">
            <text:p>Julian</text:p>
          </table:table-cell>
          <table:table-cell table:style-name="ce5" office:value-type="string">
            <text:p>Orations 1-5</text:p>
          </table:table-cell>
          <table:table-cell table:style-name="ce5"/>
          <table:table-cell table:style-name="ce5" office:value-type="string">
            <text:p>Greek</text:p>
          </table:table-cell>
          <table:table-cell table:style-name="ce1" office:value-type="float" office:value="1913">
            <text:p>1913</text:p>
          </table:table-cell>
          <table:table-cell table:style-name="ce5" table:number-columns-repeated="1000"/>
        </table:table-row>
        <table:table-row table:style-name="ro2">
          <table:table-cell table:formula="of:=&quot;number={&quot;&amp;[.B267]&amp;&quot;}, title = {&quot; &amp;[.E267] &amp; &quot;}, subtitle = {&quot;&amp;[.F267]&amp;&quot;}, origlanguage ={&quot; &amp; [.G267] &amp; &quot;}, year = {&quot; &amp; [.H267] &amp; &quot;}&quot;" office:value-type="string" office:string-value="number={29}, title = {Orations 6-8. Letters to Themistius, To the Senate and People of Athens, To a Priest. The Caesars. Misopogon}, subtitle = {}, origlanguage ={Greek}, year = {1913}">
            <text:p>number={29}, title = {Orations 6-8. Letters to Themistius, To the Senate and People of Athens, To a Priest. The Caesars. Misopogon}, subtitle = {}, origlanguage ={Greek}, year = {1913}</text:p>
          </table:table-cell>
          <table:table-cell table:style-name="ce1" office:value-type="float" office:value="29">
            <text:p>29</text:p>
          </table:table-cell>
          <table:table-cell table:style-name="ce5" office:value-type="string">
            <text:p>Julian, </text:p>
          </table:table-cell>
          <table:table-cell table:style-name="ce5" office:value-type="string">
            <text:p>Julian</text:p>
          </table:table-cell>
          <table:table-cell table:style-name="ce5" office:value-type="string">
            <text:p>Orations 6-8. Letters to Themistius, To the Senate and People of Athens, To a Priest. The Caesars. Misopogon</text:p>
          </table:table-cell>
          <table:table-cell table:style-name="ce5"/>
          <table:table-cell table:style-name="ce5" office:value-type="string">
            <text:p>Greek</text:p>
          </table:table-cell>
          <table:table-cell table:style-name="ce1" office:value-type="float" office:value="1913">
            <text:p>1913</text:p>
          </table:table-cell>
          <table:table-cell table:style-name="ce5" table:number-columns-repeated="1000"/>
        </table:table-row>
        <table:table-row table:style-name="ro2">
          <table:table-cell table:formula="of:=&quot;number={&quot;&amp;[.B268]&amp;&quot;}, title = {&quot; &amp;[.E268] &amp; &quot;}, subtitle = {&quot;&amp;[.F268]&amp;&quot;}, origlanguage ={&quot; &amp; [.G268] &amp; &quot;}, year = {&quot; &amp; [.H268] &amp; &quot;}&quot;" office:value-type="string" office:string-value="number={157}, title = {Letters. Epigrams. Against the Galilaeans. Fragments}, subtitle = {}, origlanguage ={Greek}, year = {1923}">
            <text:p>number={157}, title = {Letters. Epigrams. Against the Galilaeans. Fragments}, subtitle = {}, origlanguage ={Greek}, year = {1923}</text:p>
          </table:table-cell>
          <table:table-cell table:style-name="ce1" office:value-type="float" office:value="157">
            <text:p>157</text:p>
          </table:table-cell>
          <table:table-cell table:style-name="ce5" office:value-type="string">
            <text:p>Julian, </text:p>
          </table:table-cell>
          <table:table-cell table:style-name="ce5" office:value-type="string">
            <text:p>Julian</text:p>
          </table:table-cell>
          <table:table-cell table:style-name="ce5" office:value-type="string">
            <text:p>Letters. Epigrams. Against the Galilaeans. Fragments</text:p>
          </table:table-cell>
          <table:table-cell table:style-name="ce5"/>
          <table:table-cell table:style-name="ce5" office:value-type="string">
            <text:p>Greek</text:p>
          </table:table-cell>
          <table:table-cell table:style-name="ce1" office:value-type="float" office:value="1923">
            <text:p>1923</text:p>
          </table:table-cell>
          <table:table-cell table:style-name="ce5" table:number-columns-repeated="1000"/>
        </table:table-row>
        <table:table-row table:style-name="ro2">
          <table:table-cell table:formula="of:=&quot;number={&quot;&amp;[.B269]&amp;&quot;}, title = {&quot; &amp;[.E269] &amp; &quot;}, subtitle = {&quot;&amp;[.F269]&amp;&quot;}, origlanguage ={&quot; &amp; [.G269] &amp; &quot;}, year = {&quot; &amp; [.H269] &amp; &quot;}&quot;" office:value-type="string" office:string-value="number={91}, title = {Juvenal and Persius}, subtitle = {}, origlanguage ={Latin}, year = {2004}">
            <text:p>number={91}, title = {Juvenal and Persius}, subtitle = {}, origlanguage ={Latin}, year = {2004}</text:p>
          </table:table-cell>
          <table:table-cell table:style-name="ce1" office:value-type="float" office:value="91">
            <text:p>91</text:p>
          </table:table-cell>
          <table:table-cell table:style-name="ce5" office:value-type="string">
            <text:p>Juvenal, ,Persius, </text:p>
          </table:table-cell>
          <table:table-cell table:style-name="ce5" office:value-type="string">
            <text:p>Juvenal</text:p>
          </table:table-cell>
          <table:table-cell table:style-name="ce5" office:value-type="string">
            <text:p>Juvenal and Persius</text:p>
          </table:table-cell>
          <table:table-cell table:style-name="ce5"/>
          <table:table-cell table:style-name="ce5" office:value-type="string">
            <text:p>Latin</text:p>
          </table:table-cell>
          <table:table-cell table:style-name="ce1" office:value-type="float" office:value="2004">
            <text:p>2004</text:p>
          </table:table-cell>
          <table:table-cell table:style-name="ce5" table:number-columns-repeated="1000"/>
        </table:table-row>
        <table:table-row table:style-name="ro2">
          <table:table-cell table:formula="of:=&quot;number={&quot;&amp;[.B270]&amp;&quot;}, title = {&quot; &amp;[.E270] &amp; &quot;}, subtitle = {&quot;&amp;[.F270]&amp;&quot;}, origlanguage ={&quot; &amp; [.G270] &amp; &quot;}, year = {&quot; &amp; [.H270] &amp; &quot;}&quot;" office:value-type="string" office:string-value="number={308}, title = {Minor Attic Orators, Volume I: Antiphon. Andocides}, subtitle = {}, origlanguage ={Greek}, year = {1941}">
            <text:p>number={308}, title = {Minor Attic Orators, Volume I: Antiphon. Andocides}, subtitle = {}, origlanguage ={Greek}, year = {1941}</text:p>
          </table:table-cell>
          <table:table-cell table:style-name="ce1" office:value-type="float" office:value="308">
            <text:p>308</text:p>
          </table:table-cell>
          <table:table-cell table:style-name="ce5" office:value-type="string">
            <text:p>Antiphon, ,Andocides, </text:p>
          </table:table-cell>
          <table:table-cell table:style-name="ce5" office:value-type="string">
            <text:p>K. J. Maidment</text:p>
          </table:table-cell>
          <table:table-cell table:style-name="ce5" office:value-type="string">
            <text:p>Minor Attic Orators, Volume I: Antiphon. Andocides</text:p>
          </table:table-cell>
          <table:table-cell table:style-name="ce5"/>
          <table:table-cell table:style-name="ce5" office:value-type="string">
            <text:p>Greek</text:p>
          </table:table-cell>
          <table:table-cell table:style-name="ce1" office:value-type="float" office:value="1941">
            <text:p>1941</text:p>
          </table:table-cell>
          <table:table-cell table:style-name="ce5" table:number-columns-repeated="1000"/>
        </table:table-row>
        <table:table-row table:style-name="ro2">
          <table:table-cell table:formula="of:=&quot;number={&quot;&amp;[.B271]&amp;&quot;}, title = {&quot; &amp;[.E271] &amp; &quot;}, subtitle = {&quot;&amp;[.F271]&amp;&quot;}, origlanguage ={&quot; &amp; [.G271] &amp; &quot;}, year = {&quot; &amp; [.H271] &amp; &quot;}&quot;" office:value-type="string" office:string-value="number={451}, title = {Selected Orations, Volume I}, subtitle = {Julianic Orations}, origlanguage ={Greek}, year = {1969}">
            <text:p>number={451}, title = {Selected Orations, Volume I}, subtitle = {Julianic Orations}, origlanguage ={Greek}, year = {1969}</text:p>
          </table:table-cell>
          <table:table-cell table:style-name="ce1" office:value-type="float" office:value="451">
            <text:p>451</text:p>
          </table:table-cell>
          <table:table-cell table:style-name="ce5" office:value-type="string">
            <text:p>Libanius, </text:p>
          </table:table-cell>
          <table:table-cell table:style-name="ce5" office:value-type="string">
            <text:p>Libanius</text:p>
          </table:table-cell>
          <table:table-cell table:style-name="ce5" office:value-type="string">
            <text:p>Selected Orations, Volume I</text:p>
          </table:table-cell>
          <table:table-cell table:style-name="ce5" office:value-type="string">
            <text:p>Julianic Orations</text:p>
          </table:table-cell>
          <table:table-cell table:style-name="ce5" office:value-type="string">
            <text:p>Greek</text:p>
          </table:table-cell>
          <table:table-cell table:style-name="ce1" office:value-type="float" office:value="1969">
            <text:p>1969</text:p>
          </table:table-cell>
          <table:table-cell table:style-name="ce5" table:number-columns-repeated="1000"/>
        </table:table-row>
        <table:table-row table:style-name="ro2">
          <table:table-cell table:formula="of:=&quot;number={&quot;&amp;[.B272]&amp;&quot;}, title = {&quot; &amp;[.E272] &amp; &quot;}, subtitle = {&quot;&amp;[.F272]&amp;&quot;}, origlanguage ={&quot; &amp; [.G272] &amp; &quot;}, year = {&quot; &amp; [.H272] &amp; &quot;}&quot;" office:value-type="string" office:string-value="number={452}, title = {Selected Orations, Volume II}, subtitle = {Orations 2, 19-23, 30, 33, 45, 47-50}, origlanguage ={Greek}, year = {1977}">
            <text:p>number={452}, title = {Selected Orations, Volume II}, subtitle = {Orations 2, 19-23, 30, 33, 45, 47-50}, origlanguage ={Greek}, year = {1977}</text:p>
          </table:table-cell>
          <table:table-cell table:style-name="ce1" office:value-type="float" office:value="452">
            <text:p>452</text:p>
          </table:table-cell>
          <table:table-cell table:style-name="ce5" office:value-type="string">
            <text:p>Libanius, </text:p>
          </table:table-cell>
          <table:table-cell table:style-name="ce5" office:value-type="string">
            <text:p>Libanius</text:p>
          </table:table-cell>
          <table:table-cell table:style-name="ce5" office:value-type="string">
            <text:p>Selected Orations, Volume II</text:p>
          </table:table-cell>
          <table:table-cell table:style-name="ce5" office:value-type="string">
            <text:p>Orations 2, 19-23, 30, 33, 45, 47-50</text:p>
          </table:table-cell>
          <table:table-cell table:style-name="ce5" office:value-type="string">
            <text:p>Greek</text:p>
          </table:table-cell>
          <table:table-cell table:style-name="ce1" office:value-type="float" office:value="1977">
            <text:p>1977</text:p>
          </table:table-cell>
          <table:table-cell table:style-name="ce5" table:number-columns-repeated="1000"/>
        </table:table-row>
        <table:table-row table:style-name="ro2">
          <table:table-cell table:formula="of:=&quot;number={&quot;&amp;[.B273]&amp;&quot;}, title = {&quot; &amp;[.E273] &amp; &quot;}, subtitle = {&quot;&amp;[.F273]&amp;&quot;}, origlanguage ={&quot; &amp; [.G273] &amp; &quot;}, year = {&quot; &amp; [.H273] &amp; &quot;}&quot;" office:value-type="string" office:string-value="number={478}, title = {Autobiography and Selected Letters, Volume I}, subtitle = {Autobiography. Letters 1-50}, origlanguage ={Greek}, year = {1992}">
            <text:p>number={478}, title = {Autobiography and Selected Letters, Volume I}, subtitle = {Autobiography. Letters 1-50}, origlanguage ={Greek}, year = {1992}</text:p>
          </table:table-cell>
          <table:table-cell table:style-name="ce1" office:value-type="float" office:value="478">
            <text:p>478</text:p>
          </table:table-cell>
          <table:table-cell table:style-name="ce5" office:value-type="string">
            <text:p>Libanius, </text:p>
          </table:table-cell>
          <table:table-cell table:style-name="ce5" office:value-type="string">
            <text:p>Libanius</text:p>
          </table:table-cell>
          <table:table-cell table:style-name="ce5" office:value-type="string">
            <text:p>Autobiography and Selected Letters, Volume I</text:p>
          </table:table-cell>
          <table:table-cell table:style-name="ce5" office:value-type="string">
            <text:p>Autobiography. Letters 1-50</text:p>
          </table:table-cell>
          <table:table-cell table:style-name="ce5" office:value-type="string">
            <text:p>Greek</text:p>
          </table:table-cell>
          <table:table-cell table:style-name="ce1" office:value-type="float" office:value="1992">
            <text:p>1992</text:p>
          </table:table-cell>
          <table:table-cell table:style-name="ce5" table:number-columns-repeated="1000"/>
        </table:table-row>
        <table:table-row table:style-name="ro2">
          <table:table-cell table:formula="of:=&quot;number={&quot;&amp;[.B274]&amp;&quot;}, title = {&quot; &amp;[.E274] &amp; &quot;}, subtitle = {&quot;&amp;[.F274]&amp;&quot;}, origlanguage ={&quot; &amp; [.G274] &amp; &quot;}, year = {&quot; &amp; [.H274] &amp; &quot;}&quot;" office:value-type="string" office:string-value="number={479}, title = {Autobiography and Selected Letters, Volume II}, subtitle = {Letters 51-193}, origlanguage ={Greek}, year = {1992}">
            <text:p>number={479}, title = {Autobiography and Selected Letters, Volume II}, subtitle = {Letters 51-193}, origlanguage ={Greek}, year = {1992}</text:p>
          </table:table-cell>
          <table:table-cell table:style-name="ce1" office:value-type="float" office:value="479">
            <text:p>479</text:p>
          </table:table-cell>
          <table:table-cell table:style-name="ce5" office:value-type="string">
            <text:p>Libanius, </text:p>
          </table:table-cell>
          <table:table-cell table:style-name="ce5" office:value-type="string">
            <text:p>Libanius</text:p>
          </table:table-cell>
          <table:table-cell table:style-name="ce5" office:value-type="string">
            <text:p>Autobiography and Selected Letters, Volume II</text:p>
          </table:table-cell>
          <table:table-cell table:style-name="ce5" office:value-type="string">
            <text:p>Letters 51-193</text:p>
          </table:table-cell>
          <table:table-cell table:style-name="ce5" office:value-type="string">
            <text:p>Greek</text:p>
          </table:table-cell>
          <table:table-cell table:style-name="ce1" office:value-type="float" office:value="1992">
            <text:p>1992</text:p>
          </table:table-cell>
          <table:table-cell table:style-name="ce5" table:number-columns-repeated="1000"/>
        </table:table-row>
        <table:table-row table:style-name="ro2">
          <table:table-cell table:formula="of:=&quot;number={&quot;&amp;[.B275]&amp;&quot;}, title = {&quot; &amp;[.E275] &amp; &quot;}, subtitle = {&quot;&amp;[.F275]&amp;&quot;}, origlanguage ={&quot; &amp; [.G275] &amp; &quot;}, year = {&quot; &amp; [.H275] &amp; &quot;}&quot;" office:value-type="string" office:string-value="number={114}, title = {History of Rome, Volume I}, subtitle = {Books 1-2}, origlanguage ={Latin}, year = {1919}">
            <text:p>number={114}, title = {History of Rome, Volume I}, subtitle = {Books 1-2}, origlanguage ={Latin}, year = {1919}</text:p>
          </table:table-cell>
          <table:table-cell table:style-name="ce1" office:value-type="float" office:value="114">
            <text:p>114</text:p>
          </table:table-cell>
          <table:table-cell table:style-name="ce5" office:value-type="string">
            <text:p>Livy, </text:p>
          </table:table-cell>
          <table:table-cell table:style-name="ce5" office:value-type="string">
            <text:p>Livy</text:p>
          </table:table-cell>
          <table:table-cell table:style-name="ce5" office:value-type="string">
            <text:p>History of Rome, Volume I</text:p>
          </table:table-cell>
          <table:table-cell table:style-name="ce5" office:value-type="string">
            <text:p>Books 1-2</text:p>
          </table:table-cell>
          <table:table-cell table:style-name="ce5" office:value-type="string">
            <text:p>Latin</text:p>
          </table:table-cell>
          <table:table-cell table:style-name="ce1" office:value-type="float" office:value="1919">
            <text:p>1919</text:p>
          </table:table-cell>
          <table:table-cell table:style-name="ce5" table:number-columns-repeated="1000"/>
        </table:table-row>
        <table:table-row table:style-name="ro2">
          <table:table-cell table:formula="of:=&quot;number={&quot;&amp;[.B276]&amp;&quot;}, title = {&quot; &amp;[.E276] &amp; &quot;}, subtitle = {&quot;&amp;[.F276]&amp;&quot;}, origlanguage ={&quot; &amp; [.G276] &amp; &quot;}, year = {&quot; &amp; [.H276] &amp; &quot;}&quot;" office:value-type="string" office:string-value="number={133}, title = {History of Rome, Volume II}, subtitle = {Books 3-4}, origlanguage ={Latin}, year = {1922}">
            <text:p>number={133}, title = {History of Rome, Volume II}, subtitle = {Books 3-4}, origlanguage ={Latin}, year = {1922}</text:p>
          </table:table-cell>
          <table:table-cell table:style-name="ce1" office:value-type="float" office:value="133">
            <text:p>133</text:p>
          </table:table-cell>
          <table:table-cell table:style-name="ce5" office:value-type="string">
            <text:p>Livy, </text:p>
          </table:table-cell>
          <table:table-cell table:style-name="ce5" office:value-type="string">
            <text:p>Livy</text:p>
          </table:table-cell>
          <table:table-cell table:style-name="ce5" office:value-type="string">
            <text:p>History of Rome, Volume II</text:p>
          </table:table-cell>
          <table:table-cell table:style-name="ce5" office:value-type="string">
            <text:p>Books 3-4</text:p>
          </table:table-cell>
          <table:table-cell table:style-name="ce5" office:value-type="string">
            <text:p>Latin</text:p>
          </table:table-cell>
          <table:table-cell table:style-name="ce1" office:value-type="float" office:value="1922">
            <text:p>1922</text:p>
          </table:table-cell>
          <table:table-cell table:style-name="ce5" table:number-columns-repeated="1000"/>
        </table:table-row>
        <table:table-row table:style-name="ro2">
          <table:table-cell table:formula="of:=&quot;number={&quot;&amp;[.B277]&amp;&quot;}, title = {&quot; &amp;[.E277] &amp; &quot;}, subtitle = {&quot;&amp;[.F277]&amp;&quot;}, origlanguage ={&quot; &amp; [.G277] &amp; &quot;}, year = {&quot; &amp; [.H277] &amp; &quot;}&quot;" office:value-type="string" office:string-value="number={172}, title = {History of Rome, Volume III}, subtitle = {Books 5-7}, origlanguage ={Latin}, year = {1924}">
            <text:p>number={172}, title = {History of Rome, Volume III}, subtitle = {Books 5-7}, origlanguage ={Latin}, year = {1924}</text:p>
          </table:table-cell>
          <table:table-cell table:style-name="ce1" office:value-type="float" office:value="172">
            <text:p>172</text:p>
          </table:table-cell>
          <table:table-cell table:style-name="ce5" office:value-type="string">
            <text:p>Livy, </text:p>
          </table:table-cell>
          <table:table-cell table:style-name="ce5" office:value-type="string">
            <text:p>Livy</text:p>
          </table:table-cell>
          <table:table-cell table:style-name="ce5" office:value-type="string">
            <text:p>History of Rome, Volume III</text:p>
          </table:table-cell>
          <table:table-cell table:style-name="ce5" office:value-type="string">
            <text:p>Books 5-7</text:p>
          </table:table-cell>
          <table:table-cell table:style-name="ce5" office:value-type="string">
            <text:p>Latin</text:p>
          </table:table-cell>
          <table:table-cell table:style-name="ce1" office:value-type="float" office:value="1924">
            <text:p>1924</text:p>
          </table:table-cell>
          <table:table-cell table:style-name="ce5" table:number-columns-repeated="1000"/>
        </table:table-row>
        <table:table-row table:style-name="ro2">
          <table:table-cell table:formula="of:=&quot;number={&quot;&amp;[.B278]&amp;&quot;}, title = {&quot; &amp;[.E278] &amp; &quot;}, subtitle = {&quot;&amp;[.F278]&amp;&quot;}, origlanguage ={&quot; &amp; [.G278] &amp; &quot;}, year = {&quot; &amp; [.H278] &amp; &quot;}&quot;" office:value-type="string" office:string-value="number={191}, title = {History of Rome, Volume IV}, subtitle = {Books 8-10}, origlanguage ={Latin}, year = {1926}">
            <text:p>number={191}, title = {History of Rome, Volume IV}, subtitle = {Books 8-10}, origlanguage ={Latin}, year = {1926}</text:p>
          </table:table-cell>
          <table:table-cell table:style-name="ce1" office:value-type="float" office:value="191">
            <text:p>191</text:p>
          </table:table-cell>
          <table:table-cell table:style-name="ce5" office:value-type="string">
            <text:p>Livy, </text:p>
          </table:table-cell>
          <table:table-cell table:style-name="ce5" office:value-type="string">
            <text:p>Livy</text:p>
          </table:table-cell>
          <table:table-cell table:style-name="ce5" office:value-type="string">
            <text:p>History of Rome, Volume IV</text:p>
          </table:table-cell>
          <table:table-cell table:style-name="ce5" office:value-type="string">
            <text:p>Books 8-10</text:p>
          </table:table-cell>
          <table:table-cell table:style-name="ce5" office:value-type="string">
            <text:p>Latin</text:p>
          </table:table-cell>
          <table:table-cell table:style-name="ce1" office:value-type="float" office:value="1926">
            <text:p>1926</text:p>
          </table:table-cell>
          <table:table-cell table:style-name="ce5" table:number-columns-repeated="1000"/>
        </table:table-row>
        <table:table-row table:style-name="ro2">
          <table:table-cell table:formula="of:=&quot;number={&quot;&amp;[.B279]&amp;&quot;}, title = {&quot; &amp;[.E279] &amp; &quot;}, subtitle = {&quot;&amp;[.F279]&amp;&quot;}, origlanguage ={&quot; &amp; [.G279] &amp; &quot;}, year = {&quot; &amp; [.H279] &amp; &quot;}&quot;" office:value-type="string" office:string-value="number={233}, title = {History of Rome, Volume V}, subtitle = {Books 21-22}, origlanguage ={Latin}, year = {1929}">
            <text:p>number={233}, title = {History of Rome, Volume V}, subtitle = {Books 21-22}, origlanguage ={Latin}, year = {1929}</text:p>
          </table:table-cell>
          <table:table-cell table:style-name="ce1" office:value-type="float" office:value="233">
            <text:p>233</text:p>
          </table:table-cell>
          <table:table-cell table:style-name="ce5" office:value-type="string">
            <text:p>Livy, </text:p>
          </table:table-cell>
          <table:table-cell table:style-name="ce5" office:value-type="string">
            <text:p>Livy</text:p>
          </table:table-cell>
          <table:table-cell table:style-name="ce5" office:value-type="string">
            <text:p>History of Rome, Volume V</text:p>
          </table:table-cell>
          <table:table-cell table:style-name="ce5" office:value-type="string">
            <text:p>Books 21-22</text:p>
          </table:table-cell>
          <table:table-cell table:style-name="ce5" office:value-type="string">
            <text:p>Latin</text:p>
          </table:table-cell>
          <table:table-cell table:style-name="ce1" office:value-type="float" office:value="1929">
            <text:p>1929</text:p>
          </table:table-cell>
          <table:table-cell table:style-name="ce5" table:number-columns-repeated="1000"/>
        </table:table-row>
        <table:table-row table:style-name="ro2">
          <table:table-cell table:formula="of:=&quot;number={&quot;&amp;[.B280]&amp;&quot;}, title = {&quot; &amp;[.E280] &amp; &quot;}, subtitle = {&quot;&amp;[.F280]&amp;&quot;}, origlanguage ={&quot; &amp; [.G280] &amp; &quot;}, year = {&quot; &amp; [.H280] &amp; &quot;}&quot;" office:value-type="string" office:string-value="number={295}, title = {History of Rome, Volume IX}, subtitle = {Books 31-34}, origlanguage ={Latin}, year = {1935}">
            <text:p>number={295}, title = {History of Rome, Volume IX}, subtitle = {Books 31-34}, origlanguage ={Latin}, year = {1935}</text:p>
          </table:table-cell>
          <table:table-cell table:style-name="ce1" office:value-type="float" office:value="295">
            <text:p>295</text:p>
          </table:table-cell>
          <table:table-cell table:style-name="ce5" office:value-type="string">
            <text:p>Livy, </text:p>
          </table:table-cell>
          <table:table-cell table:style-name="ce5" office:value-type="string">
            <text:p>Livy</text:p>
          </table:table-cell>
          <table:table-cell table:style-name="ce5" office:value-type="string">
            <text:p>History of Rome, Volume IX</text:p>
          </table:table-cell>
          <table:table-cell table:style-name="ce5" office:value-type="string">
            <text:p>Books 31-34</text:p>
          </table:table-cell>
          <table:table-cell table:style-name="ce5" office:value-type="string">
            <text:p>Latin</text:p>
          </table:table-cell>
          <table:table-cell table:style-name="ce1" office:value-type="float" office:value="1935">
            <text:p>1935</text:p>
          </table:table-cell>
          <table:table-cell table:style-name="ce5" table:number-columns-repeated="1000"/>
        </table:table-row>
        <table:table-row table:style-name="ro2">
          <table:table-cell table:formula="of:=&quot;number={&quot;&amp;[.B281]&amp;&quot;}, title = {&quot; &amp;[.E281] &amp; &quot;}, subtitle = {&quot;&amp;[.F281]&amp;&quot;}, origlanguage ={&quot; &amp; [.G281] &amp; &quot;}, year = {&quot; &amp; [.H281] &amp; &quot;}&quot;" office:value-type="string" office:string-value="number={301}, title = {History of Rome, Volume X}, subtitle = {Books 35-37}, origlanguage ={Latin}, year = {1935}">
            <text:p>number={301}, title = {History of Rome, Volume X}, subtitle = {Books 35-37}, origlanguage ={Latin}, year = {1935}</text:p>
          </table:table-cell>
          <table:table-cell table:style-name="ce1" office:value-type="float" office:value="301">
            <text:p>301</text:p>
          </table:table-cell>
          <table:table-cell table:style-name="ce5" office:value-type="string">
            <text:p>Livy, </text:p>
          </table:table-cell>
          <table:table-cell table:style-name="ce5" office:value-type="string">
            <text:p>Livy</text:p>
          </table:table-cell>
          <table:table-cell table:style-name="ce5" office:value-type="string">
            <text:p>History of Rome, Volume X</text:p>
          </table:table-cell>
          <table:table-cell table:style-name="ce5" office:value-type="string">
            <text:p>Books 35-37</text:p>
          </table:table-cell>
          <table:table-cell table:style-name="ce5" office:value-type="string">
            <text:p>Latin</text:p>
          </table:table-cell>
          <table:table-cell table:style-name="ce1" office:value-type="float" office:value="1935">
            <text:p>1935</text:p>
          </table:table-cell>
          <table:table-cell table:style-name="ce5" table:number-columns-repeated="1000"/>
        </table:table-row>
        <table:table-row table:style-name="ro2">
          <table:table-cell table:formula="of:=&quot;number={&quot;&amp;[.B282]&amp;&quot;}, title = {&quot; &amp;[.E282] &amp; &quot;}, subtitle = {&quot;&amp;[.F282]&amp;&quot;}, origlanguage ={&quot; &amp; [.G282] &amp; &quot;}, year = {&quot; &amp; [.H282] &amp; &quot;}&quot;" office:value-type="string" office:string-value="number={313}, title = {History of Rome, Volume XI}, subtitle = {Books 38-39}, origlanguage ={Latin}, year = {1936}">
            <text:p>number={313}, title = {History of Rome, Volume XI}, subtitle = {Books 38-39}, origlanguage ={Latin}, year = {1936}</text:p>
          </table:table-cell>
          <table:table-cell table:style-name="ce1" office:value-type="float" office:value="313">
            <text:p>313</text:p>
          </table:table-cell>
          <table:table-cell table:style-name="ce5" office:value-type="string">
            <text:p>Livy, </text:p>
          </table:table-cell>
          <table:table-cell table:style-name="ce5" office:value-type="string">
            <text:p>Livy</text:p>
          </table:table-cell>
          <table:table-cell table:style-name="ce5" office:value-type="string">
            <text:p>History of Rome, Volume XI</text:p>
          </table:table-cell>
          <table:table-cell table:style-name="ce5" office:value-type="string">
            <text:p>Books 38-39</text:p>
          </table:table-cell>
          <table:table-cell table:style-name="ce5" office:value-type="string">
            <text:p>Latin</text:p>
          </table:table-cell>
          <table:table-cell table:style-name="ce1" office:value-type="float" office:value="1936">
            <text:p>1936</text:p>
          </table:table-cell>
          <table:table-cell table:style-name="ce5" table:number-columns-repeated="1000"/>
        </table:table-row>
        <table:table-row table:style-name="ro2">
          <table:table-cell table:formula="of:=&quot;number={&quot;&amp;[.B283]&amp;&quot;}, title = {&quot; &amp;[.E283] &amp; &quot;}, subtitle = {&quot;&amp;[.F283]&amp;&quot;}, origlanguage ={&quot; &amp; [.G283] &amp; &quot;}, year = {&quot; &amp; [.H283] &amp; &quot;}&quot;" office:value-type="string" office:string-value="number={332}, title = {History of Rome, Volume XII}, subtitle = {Books 40-42}, origlanguage ={Latin}, year = {1938}">
            <text:p>number={332}, title = {History of Rome, Volume XII}, subtitle = {Books 40-42}, origlanguage ={Latin}, year = {1938}</text:p>
          </table:table-cell>
          <table:table-cell table:style-name="ce1" office:value-type="float" office:value="332">
            <text:p>332</text:p>
          </table:table-cell>
          <table:table-cell table:style-name="ce5" office:value-type="string">
            <text:p>Livy, </text:p>
          </table:table-cell>
          <table:table-cell table:style-name="ce5" office:value-type="string">
            <text:p>Livy</text:p>
          </table:table-cell>
          <table:table-cell table:style-name="ce5" office:value-type="string">
            <text:p>History of Rome, Volume XII</text:p>
          </table:table-cell>
          <table:table-cell table:style-name="ce5" office:value-type="string">
            <text:p>Books 40-42</text:p>
          </table:table-cell>
          <table:table-cell table:style-name="ce5" office:value-type="string">
            <text:p>Latin</text:p>
          </table:table-cell>
          <table:table-cell table:style-name="ce1" office:value-type="float" office:value="1938">
            <text:p>1938</text:p>
          </table:table-cell>
          <table:table-cell table:style-name="ce5" table:number-columns-repeated="1000"/>
        </table:table-row>
        <table:table-row table:style-name="ro2">
          <table:table-cell table:formula="of:=&quot;number={&quot;&amp;[.B284]&amp;&quot;}, title = {&quot; &amp;[.E284] &amp; &quot;}, subtitle = {&quot;&amp;[.F284]&amp;&quot;}, origlanguage ={&quot; &amp; [.G284] &amp; &quot;}, year = {&quot; &amp; [.H284] &amp; &quot;}&quot;" office:value-type="string" office:string-value="number={355}, title = {History of Rome, Volume VI}, subtitle = {Books 23-25}, origlanguage ={Latin}, year = {1940}">
            <text:p>number={355}, title = {History of Rome, Volume VI}, subtitle = {Books 23-25}, origlanguage ={Latin}, year = {1940}</text:p>
          </table:table-cell>
          <table:table-cell table:style-name="ce1" office:value-type="float" office:value="355">
            <text:p>355</text:p>
          </table:table-cell>
          <table:table-cell table:style-name="ce5" office:value-type="string">
            <text:p>Livy, </text:p>
          </table:table-cell>
          <table:table-cell table:style-name="ce5" office:value-type="string">
            <text:p>Livy</text:p>
          </table:table-cell>
          <table:table-cell table:style-name="ce5" office:value-type="string">
            <text:p>History of Rome, Volume VI</text:p>
          </table:table-cell>
          <table:table-cell table:style-name="ce5" office:value-type="string">
            <text:p>Books 23-25</text:p>
          </table:table-cell>
          <table:table-cell table:style-name="ce5" office:value-type="string">
            <text:p>Latin</text:p>
          </table:table-cell>
          <table:table-cell table:style-name="ce1" office:value-type="float" office:value="1940">
            <text:p>1940</text:p>
          </table:table-cell>
          <table:table-cell table:style-name="ce5" table:number-columns-repeated="1000"/>
        </table:table-row>
        <table:table-row table:style-name="ro2">
          <table:table-cell table:formula="of:=&quot;number={&quot;&amp;[.B285]&amp;&quot;}, title = {&quot; &amp;[.E285] &amp; &quot;}, subtitle = {&quot;&amp;[.F285]&amp;&quot;}, origlanguage ={&quot; &amp; [.G285] &amp; &quot;}, year = {&quot; &amp; [.H285] &amp; &quot;}&quot;" office:value-type="string" office:string-value="number={367}, title = {History of Rome, Volume VII}, subtitle = {Books 26-27}, origlanguage ={Latin}, year = {1943}">
            <text:p>number={367}, title = {History of Rome, Volume VII}, subtitle = {Books 26-27}, origlanguage ={Latin}, year = {1943}</text:p>
          </table:table-cell>
          <table:table-cell table:style-name="ce1" office:value-type="float" office:value="367">
            <text:p>367</text:p>
          </table:table-cell>
          <table:table-cell table:style-name="ce5" office:value-type="string">
            <text:p>Livy, </text:p>
          </table:table-cell>
          <table:table-cell table:style-name="ce5" office:value-type="string">
            <text:p>Livy</text:p>
          </table:table-cell>
          <table:table-cell table:style-name="ce5" office:value-type="string">
            <text:p>History of Rome, Volume VII</text:p>
          </table:table-cell>
          <table:table-cell table:style-name="ce5" office:value-type="string">
            <text:p>Books 26-27</text:p>
          </table:table-cell>
          <table:table-cell table:style-name="ce5" office:value-type="string">
            <text:p>Latin</text:p>
          </table:table-cell>
          <table:table-cell table:style-name="ce1" office:value-type="float" office:value="1943">
            <text:p>1943</text:p>
          </table:table-cell>
          <table:table-cell table:style-name="ce5" table:number-columns-repeated="1000"/>
        </table:table-row>
        <table:table-row table:style-name="ro2">
          <table:table-cell table:formula="of:=&quot;number={&quot;&amp;[.B286]&amp;&quot;}, title = {&quot; &amp;[.E286] &amp; &quot;}, subtitle = {&quot;&amp;[.F286]&amp;&quot;}, origlanguage ={&quot; &amp; [.G286] &amp; &quot;}, year = {&quot; &amp; [.H286] &amp; &quot;}&quot;" office:value-type="string" office:string-value="number={381}, title = {History of Rome, Volume VIII}, subtitle = {Books 28-30}, origlanguage ={Latin}, year = {1949}">
            <text:p>number={381}, title = {History of Rome, Volume VIII}, subtitle = {Books 28-30}, origlanguage ={Latin}, year = {1949}</text:p>
          </table:table-cell>
          <table:table-cell table:style-name="ce1" office:value-type="float" office:value="381">
            <text:p>381</text:p>
          </table:table-cell>
          <table:table-cell table:style-name="ce5" office:value-type="string">
            <text:p>Livy, </text:p>
          </table:table-cell>
          <table:table-cell table:style-name="ce5" office:value-type="string">
            <text:p>Livy</text:p>
          </table:table-cell>
          <table:table-cell table:style-name="ce5" office:value-type="string">
            <text:p>History of Rome, Volume VIII</text:p>
          </table:table-cell>
          <table:table-cell table:style-name="ce5" office:value-type="string">
            <text:p>Books 28-30</text:p>
          </table:table-cell>
          <table:table-cell table:style-name="ce5" office:value-type="string">
            <text:p>Latin</text:p>
          </table:table-cell>
          <table:table-cell table:style-name="ce1" office:value-type="float" office:value="1949">
            <text:p>1949</text:p>
          </table:table-cell>
          <table:table-cell table:style-name="ce5" table:number-columns-repeated="1000"/>
        </table:table-row>
        <table:table-row table:style-name="ro2">
          <table:table-cell table:formula="of:=&quot;number={&quot;&amp;[.B287]&amp;&quot;}, title = {&quot; &amp;[.E287] &amp; &quot;}, subtitle = {&quot;&amp;[.F287]&amp;&quot;}, origlanguage ={&quot; &amp; [.G287] &amp; &quot;}, year = {&quot; &amp; [.H287] &amp; &quot;}&quot;" office:value-type="string" office:string-value="number={396}, title = {History of Rome, Volume XIII}, subtitle = {Books 43-45}, origlanguage ={Latin}, year = {1951}">
            <text:p>number={396}, title = {History of Rome, Volume XIII}, subtitle = {Books 43-45}, origlanguage ={Latin}, year = {1951}</text:p>
          </table:table-cell>
          <table:table-cell table:style-name="ce1" office:value-type="float" office:value="396">
            <text:p>396</text:p>
          </table:table-cell>
          <table:table-cell table:style-name="ce5" office:value-type="string">
            <text:p>Livy, </text:p>
          </table:table-cell>
          <table:table-cell table:style-name="ce5" office:value-type="string">
            <text:p>Livy</text:p>
          </table:table-cell>
          <table:table-cell table:style-name="ce5" office:value-type="string">
            <text:p>History of Rome, Volume XIII</text:p>
          </table:table-cell>
          <table:table-cell table:style-name="ce5" office:value-type="string">
            <text:p>Books 43-45</text:p>
          </table:table-cell>
          <table:table-cell table:style-name="ce5" office:value-type="string">
            <text:p>Latin</text:p>
          </table:table-cell>
          <table:table-cell table:style-name="ce1" office:value-type="float" office:value="1951">
            <text:p>1951</text:p>
          </table:table-cell>
          <table:table-cell table:style-name="ce5" table:number-columns-repeated="1000"/>
        </table:table-row>
        <table:table-row table:style-name="ro2">
          <table:table-cell table:formula="of:=&quot;number={&quot;&amp;[.B288]&amp;&quot;}, title = {&quot; &amp;[.E288] &amp; &quot;}, subtitle = {&quot;&amp;[.F288]&amp;&quot;}, origlanguage ={&quot; &amp; [.G288] &amp; &quot;}, year = {&quot; &amp; [.H288] &amp; &quot;}&quot;" office:value-type="string" office:string-value="number={404}, title = {History of Rome, Volume XIV}, subtitle = {Summaries. Fragments. Julius Obsequens. General Index}, origlanguage ={Latin}, year = {1959}">
            <text:p>number={404}, title = {History of Rome, Volume XIV}, subtitle = {Summaries. Fragments. Julius Obsequens. General Index}, origlanguage ={Latin}, year = {1959}</text:p>
          </table:table-cell>
          <table:table-cell table:style-name="ce1" office:value-type="float" office:value="404">
            <text:p>404</text:p>
          </table:table-cell>
          <table:table-cell table:style-name="ce5" office:value-type="string">
            <text:p>Livy, ,Julius Obsequens, </text:p>
          </table:table-cell>
          <table:table-cell table:style-name="ce5" office:value-type="string">
            <text:p>Livy</text:p>
          </table:table-cell>
          <table:table-cell table:style-name="ce5" office:value-type="string">
            <text:p>History of Rome, Volume XIV</text:p>
          </table:table-cell>
          <table:table-cell table:style-name="ce5" office:value-type="string">
            <text:p>Summaries. Fragments. Julius Obsequens. General Index</text:p>
          </table:table-cell>
          <table:table-cell table:style-name="ce5" office:value-type="string">
            <text:p>Latin</text:p>
          </table:table-cell>
          <table:table-cell table:style-name="ce1" office:value-type="float" office:value="1959">
            <text:p>1959</text:p>
          </table:table-cell>
          <table:table-cell table:style-name="ce5" table:number-columns-repeated="1000"/>
        </table:table-row>
        <table:table-row table:style-name="ro2">
          <table:table-cell table:formula="of:=&quot;number={&quot;&amp;[.B289]&amp;&quot;}, title = {&quot; &amp;[.E289] &amp; &quot;}, subtitle = {&quot;&amp;[.F289]&amp;&quot;}, origlanguage ={&quot; &amp; [.G289] &amp; &quot;}, year = {&quot; &amp; [.H289] &amp; &quot;}&quot;" office:value-type="string" office:string-value="number={69}, title = {Daphnis and Chloe. Anthia and Habrocomes}, subtitle = {}, origlanguage ={Greek}, year = {2009}">
            <text:p>number={69}, title = {Daphnis and Chloe. Anthia and Habrocomes}, subtitle = {}, origlanguage ={Greek}, year = {2009}</text:p>
          </table:table-cell>
          <table:table-cell table:style-name="ce1" office:value-type="float" office:value="69">
            <text:p>69</text:p>
          </table:table-cell>
          <table:table-cell table:style-name="ce5" office:value-type="string">
            <text:p>Longus, ,Xenophon of Ephesus, </text:p>
          </table:table-cell>
          <table:table-cell table:style-name="ce5" office:value-type="string">
            <text:p>Longus</text:p>
          </table:table-cell>
          <table:table-cell table:style-name="ce5" office:value-type="string">
            <text:p>Daphnis and Chloe. Anthia and Habrocomes</text:p>
          </table:table-cell>
          <table:table-cell table:style-name="ce5"/>
          <table:table-cell table:style-name="ce5" office:value-type="string">
            <text:p>Greek</text:p>
          </table:table-cell>
          <table:table-cell table:style-name="ce1" office:value-type="float" office:value="2009">
            <text:p>2009</text:p>
          </table:table-cell>
          <table:table-cell table:style-name="ce5" table:number-columns-repeated="1000"/>
        </table:table-row>
        <table:table-row table:style-name="ro2">
          <table:table-cell table:formula="of:=&quot;number={&quot;&amp;[.B290]&amp;&quot;}, title = {&quot; &amp;[.E290] &amp; &quot;}, subtitle = {&quot;&amp;[.F290]&amp;&quot;}, origlanguage ={&quot; &amp; [.G290] &amp; &quot;}, year = {&quot; &amp; [.H290] &amp; &quot;}&quot;" office:value-type="string" office:string-value="number={220}, title = {The Civil War (Pharsalia)}, subtitle = {}, origlanguage ={Latin}, year = {1928}">
            <text:p>number={220}, title = {The Civil War (Pharsalia)}, subtitle = {}, origlanguage ={Latin}, year = {1928}</text:p>
          </table:table-cell>
          <table:table-cell table:style-name="ce1" office:value-type="float" office:value="220">
            <text:p>220</text:p>
          </table:table-cell>
          <table:table-cell table:style-name="ce5" office:value-type="string">
            <text:p>Lucan, </text:p>
          </table:table-cell>
          <table:table-cell table:style-name="ce5" office:value-type="string">
            <text:p>Lucan</text:p>
          </table:table-cell>
          <table:table-cell table:style-name="ce5" office:value-type="string">
            <text:p>The Civil War (Pharsalia)</text:p>
          </table:table-cell>
          <table:table-cell table:style-name="ce5"/>
          <table:table-cell table:style-name="ce5" office:value-type="string">
            <text:p>Latin</text:p>
          </table:table-cell>
          <table:table-cell table:style-name="ce1" office:value-type="float" office:value="1928">
            <text:p>1928</text:p>
          </table:table-cell>
          <table:table-cell table:style-name="ce5" table:number-columns-repeated="1000"/>
        </table:table-row>
        <table:table-row table:style-name="ro2">
          <table:table-cell table:formula="of:=&quot;number={&quot;&amp;[.B291]&amp;&quot;}, title = {&quot; &amp;[.E291] &amp; &quot;}, subtitle = {&quot;&amp;[.F291]&amp;&quot;}, origlanguage ={&quot; &amp; [.G291] &amp; &quot;}, year = {&quot; &amp; [.H291] &amp; &quot;}&quot;" office:value-type="string" office:string-value="number={14}, title = {Phalaris. Hippias or The Bath. Dionysus. Heracles. Amber or The Swans. The Fly. Nigrinus. Demonax. The Hall. My Native Land. Octogenarians. A True Story. Slander. The Consonants at Law. The Carousal (Symposium) or The Lapiths}, subtitle = {}, origlanguage ={Greek}, year = {1913}">
            <text:p>number={14}, title = {Phalaris. Hippias or The Bath. Dionysus. Heracles. Amber or The Swans. The Fly. Nigrinus. Demonax. The Hall. My Native Land. Octogenarians. A True Story. Slander. The Consonants at Law. The Carousal (Symposium) or The Lapiths}, subtitle = {}, origlanguage ={Greek}, year = {1913}</text:p>
          </table:table-cell>
          <table:table-cell table:style-name="ce1" office:value-type="float" office:value="14">
            <text:p>14</text:p>
          </table:table-cell>
          <table:table-cell table:style-name="ce5" office:value-type="string">
            <text:p>Lucian, </text:p>
          </table:table-cell>
          <table:table-cell table:style-name="ce5" office:value-type="string">
            <text:p>Lucian</text:p>
          </table:table-cell>
          <table:table-cell table:style-name="ce5" office:value-type="string">
            <text:p>Phalaris. Hippias or The Bath. Dionysus. Heracles. Amber or The Swans. The Fly. Nigrinus. Demonax. The Hall. My Native Land. Octogenarians. A True Story. Slander. The Consonants at Law. The Carousal (Symposium) or The Lapiths</text:p>
          </table:table-cell>
          <table:table-cell table:style-name="ce5"/>
          <table:table-cell table:style-name="ce5" office:value-type="string">
            <text:p>Greek</text:p>
          </table:table-cell>
          <table:table-cell table:style-name="ce1" office:value-type="float" office:value="1913">
            <text:p>1913</text:p>
          </table:table-cell>
          <table:table-cell table:style-name="ce5" table:number-columns-repeated="1000"/>
        </table:table-row>
        <table:table-row table:style-name="ro2">
          <table:table-cell table:formula="of:=&quot;number={&quot;&amp;[.B292]&amp;&quot;}, title = {&quot; &amp;[.E292] &amp; &quot;}, subtitle = {&quot;&amp;[.F292]&amp;&quot;}, origlanguage ={&quot; &amp; [.G292] &amp; &quot;}, year = {&quot; &amp; [.H292] &amp; &quot;}&quot;" office:value-type="string" office:string-value="number={54}, title = {The Downward Journey or The Tyrant. Zeus Catechized. Zeus Rants. The Dream or The Cock. Prometheus.  Icaromenippus or The Sky-man. Timon or The Misanthrope. Charon or The Inspectors. Philosophies for Sale}, subtitle = {}, origlanguage ={Greek}, year = {1915}">
            <text:p>number={54}, title = {The Downward Journey or The Tyrant. Zeus Catechized. Zeus Rants. The Dream or The Cock. Prometheus. <text:s/>Icaromenippus or The Sky-man. Timon or The Misanthrope. Charon or The Inspectors. Philosophies for Sale}, subtitle = {}, origlanguage ={Greek}, year = {1915}</text:p>
          </table:table-cell>
          <table:table-cell table:style-name="ce1" office:value-type="float" office:value="54">
            <text:p>54</text:p>
          </table:table-cell>
          <table:table-cell table:style-name="ce5" office:value-type="string">
            <text:p>Lucian, </text:p>
          </table:table-cell>
          <table:table-cell table:style-name="ce5" office:value-type="string">
            <text:p>Lucian</text:p>
          </table:table-cell>
          <table:table-cell table:style-name="ce5" office:value-type="string">
            <text:p>The Downward Journey or The Tyrant. Zeus Catechized. Zeus Rants. The Dream or The Cock. Prometheus. <text:s/>Icaromenippus or The Sky-man. Timon or The Misanthrope. Charon or The Inspectors. Philosophies for Sale</text:p>
          </table:table-cell>
          <table:table-cell table:style-name="ce5"/>
          <table:table-cell table:style-name="ce5" office:value-type="string">
            <text:p>Greek</text:p>
          </table:table-cell>
          <table:table-cell table:style-name="ce1" office:value-type="float" office:value="1915">
            <text:p>1915</text:p>
          </table:table-cell>
          <table:table-cell table:style-name="ce5" table:number-columns-repeated="1000"/>
        </table:table-row>
        <table:table-row table:style-name="ro2">
          <table:table-cell table:formula="of:=&quot;number={&quot;&amp;[.B293]&amp;&quot;}, title = {&quot; &amp;[.E293] &amp; &quot;}, subtitle = {&quot;&amp;[.F293]&amp;&quot;}, origlanguage ={&quot; &amp; [.G293] &amp; &quot;}, year = {&quot; &amp; [.H293] &amp; &quot;}&quot;" office:value-type="string" office:string-value="number={130}, title = {The Dead Come to Life or The Fisherman. The Double Indictment or Trials by Jury. On Sacrifices. The Ignorant Book Collector. The Dream or Lucian's Career. The Parasite. The Lover of Lies. The Judgement of the Goddesses. On Salaried Posts in Great Houses}, subtitle = {}, origlanguage ={Greek}, year = {1921}">
            <text:p>number={130}, title = {The Dead Come to Life or The Fisherman. The Double Indictment or Trials by Jury. On Sacrifices. The Ignorant Book Collector. The Dream or Lucian's Career. The Parasite. The Lover of Lies. The Judgement of the Goddesses. On Salaried Posts in Great Houses}, subtitle = {}, origlanguage ={Greek}, year = {1921}</text:p>
          </table:table-cell>
          <table:table-cell table:style-name="ce1" office:value-type="float" office:value="130">
            <text:p>130</text:p>
          </table:table-cell>
          <table:table-cell table:style-name="ce5" office:value-type="string">
            <text:p>Lucian, </text:p>
          </table:table-cell>
          <table:table-cell table:style-name="ce5" office:value-type="string">
            <text:p>Lucian</text:p>
          </table:table-cell>
          <table:table-cell table:style-name="ce5" office:value-type="string">
            <text:p>The Dead Come to Life or The Fisherman. The Double Indictment or Trials by Jury. On Sacrifices. The Ignorant Book Collector. The Dream or Lucian's Career. The Parasite. The Lover of Lies. The Judgement of the Goddesses. On Salaried Posts in Great Houses</text:p>
          </table:table-cell>
          <table:table-cell table:style-name="ce5"/>
          <table:table-cell table:style-name="ce5" office:value-type="string">
            <text:p>Greek</text:p>
          </table:table-cell>
          <table:table-cell table:style-name="ce1" office:value-type="float" office:value="1921">
            <text:p>1921</text:p>
          </table:table-cell>
          <table:table-cell table:style-name="ce5" table:number-columns-repeated="1000"/>
        </table:table-row>
        <table:table-row table:style-name="ro2">
          <table:table-cell table:formula="of:=&quot;number={&quot;&amp;[.B294]&amp;&quot;}, title = {&quot; &amp;[.E294] &amp; &quot;}, subtitle = {&quot;&amp;[.F294]&amp;&quot;}, origlanguage ={&quot; &amp; [.G294] &amp; &quot;}, year = {&quot; &amp; [.H294] &amp; &quot;}&quot;" office:value-type="string" office:string-value="number={162}, title = {Anacharsis or Athletics. Menippus or The Descent into Hades. On Funerals. A Professor of Public Speaking. Alexander the False Prophet. Essays in Portraiture. Essays in Portraiture Defended. The Goddesse of Surrye}, subtitle = {}, origlanguage ={Greek}, year = {1925}">
            <text:p>number={162}, title = {Anacharsis or Athletics. Menippus or The Descent into Hades. On Funerals. A Professor of Public Speaking. Alexander the False Prophet. Essays in Portraiture. Essays in Portraiture Defended. The Goddesse of Surrye}, subtitle = {}, origlanguage ={Greek}, year = {1925}</text:p>
          </table:table-cell>
          <table:table-cell table:style-name="ce1" office:value-type="float" office:value="162">
            <text:p>162</text:p>
          </table:table-cell>
          <table:table-cell table:style-name="ce5" office:value-type="string">
            <text:p>Lucian, </text:p>
          </table:table-cell>
          <table:table-cell table:style-name="ce5" office:value-type="string">
            <text:p>Lucian</text:p>
          </table:table-cell>
          <table:table-cell table:style-name="ce5" office:value-type="string">
            <text:p>Anacharsis or Athletics. Menippus or The Descent into Hades. On Funerals. A Professor of Public Speaking. Alexander the False Prophet. Essays in Portraiture. Essays in Portraiture Defended. The Goddesse of Surrye</text:p>
          </table:table-cell>
          <table:table-cell table:style-name="ce5"/>
          <table:table-cell table:style-name="ce5" office:value-type="string">
            <text:p>Greek</text:p>
          </table:table-cell>
          <table:table-cell table:style-name="ce1" office:value-type="float" office:value="1925">
            <text:p>1925</text:p>
          </table:table-cell>
          <table:table-cell table:style-name="ce5" table:number-columns-repeated="1000"/>
        </table:table-row>
        <table:table-row table:style-name="ro2">
          <table:table-cell table:formula="of:=&quot;number={&quot;&amp;[.B295]&amp;&quot;}, title = {&quot; &amp;[.E295] &amp; &quot;}, subtitle = {&quot;&amp;[.F295]&amp;&quot;}, origlanguage ={&quot; &amp; [.G295] &amp; &quot;}, year = {&quot; &amp; [.H295] &amp; &quot;}&quot;" office:value-type="string" office:string-value="number={302}, title = {The Passing of Peregrinus. The Runaways. Toxaris or Friendship. The Dance. Lexiphanes. The Eunuch. Astrology. The Mistaken Critic. The Parliament of the Gods. The Tyrannicide. Disowned}, subtitle = {}, origlanguage ={Greek}, year = {1936}">
            <text:p>number={302}, title = {The Passing of Peregrinus. The Runaways. Toxaris or Friendship. The Dance. Lexiphanes. The Eunuch. Astrology. The Mistaken Critic. The Parliament of the Gods. The Tyrannicide. Disowned}, subtitle = {}, origlanguage ={Greek}, year = {1936}</text:p>
          </table:table-cell>
          <table:table-cell table:style-name="ce1" office:value-type="float" office:value="302">
            <text:p>302</text:p>
          </table:table-cell>
          <table:table-cell table:style-name="ce5" office:value-type="string">
            <text:p>Lucian, </text:p>
          </table:table-cell>
          <table:table-cell table:style-name="ce5" office:value-type="string">
            <text:p>Lucian</text:p>
          </table:table-cell>
          <table:table-cell table:style-name="ce5" office:value-type="string">
            <text:p>The Passing of Peregrinus. The Runaways. Toxaris or Friendship. The Dance. Lexiphanes. The Eunuch. Astrology. The Mistaken Critic. The Parliament of the Gods. The Tyrannicide. Disowned</text:p>
          </table:table-cell>
          <table:table-cell table:style-name="ce5"/>
          <table:table-cell table:style-name="ce5" office:value-type="string">
            <text:p>Greek</text:p>
          </table:table-cell>
          <table:table-cell table:style-name="ce1" office:value-type="float" office:value="1936">
            <text:p>1936</text:p>
          </table:table-cell>
          <table:table-cell table:style-name="ce5" table:number-columns-repeated="1000"/>
        </table:table-row>
        <table:table-row table:style-name="ro2">
          <table:table-cell table:formula="of:=&quot;number={&quot;&amp;[.B296]&amp;&quot;}, title = {&quot; &amp;[.E296] &amp; &quot;}, subtitle = {&quot;&amp;[.F296]&amp;&quot;}, origlanguage ={&quot; &amp; [.G296] &amp; &quot;}, year = {&quot; &amp; [.H296] &amp; &quot;}&quot;" office:value-type="string" office:string-value="number={430}, title = {How to Write History. The Dipsads. Saturnalia. Herodotus or Aetion. Zeuxis or Antiochus. A Slip of the Tongue in Greeting. Apology for the &quot;Salaried Posts in Great Houses.&quot; Harmonides. A Conversation with Hesiod. The Scythian or The Consul. Hermotimus or}, subtitle = {}, origlanguage ={Greek}, year = {1959}">
            <text:p>number={430}, title = {How to Write History. The Dipsads. Saturnalia. Herodotus or Aetion. Zeuxis or Antiochus. A Slip of the Tongue in Greeting. Apology for the "Salaried Posts in Great Houses." Harmonides. A Conversation with Hesiod. The Scythian or The Consul. Hermotimus or}, subtitle = {}, origlanguage ={Greek}, year = {1959}</text:p>
          </table:table-cell>
          <table:table-cell table:style-name="ce1" office:value-type="float" office:value="430">
            <text:p>430</text:p>
          </table:table-cell>
          <table:table-cell table:style-name="ce5" office:value-type="string">
            <text:p>Lucian, </text:p>
          </table:table-cell>
          <table:table-cell table:style-name="ce5" office:value-type="string">
            <text:p>Lucian</text:p>
          </table:table-cell>
          <table:table-cell table:style-name="ce5" office:value-type="string">
            <text:p>How to Write History. The Dipsads. Saturnalia. Herodotus or Aetion. Zeuxis or Antiochus. A Slip of the Tongue in Greeting. Apology for the "Salaried Posts in Great Houses." Harmonides. A Conversation with Hesiod. The Scythian or The Consul. Hermotimus or</text:p>
          </table:table-cell>
          <table:table-cell table:style-name="ce5"/>
          <table:table-cell table:style-name="ce5" office:value-type="string">
            <text:p>Greek</text:p>
          </table:table-cell>
          <table:table-cell table:style-name="ce1" office:value-type="float" office:value="1959">
            <text:p>1959</text:p>
          </table:table-cell>
          <table:table-cell table:style-name="ce5" table:number-columns-repeated="1000"/>
        </table:table-row>
        <table:table-row table:style-name="ro2">
          <table:table-cell table:formula="of:=&quot;number={&quot;&amp;[.B297]&amp;&quot;}, title = {&quot; &amp;[.E297] &amp; &quot;}, subtitle = {&quot;&amp;[.F297]&amp;&quot;}, origlanguage ={&quot; &amp; [.G297] &amp; &quot;}, year = {&quot; &amp; [.H297] &amp; &quot;}&quot;" office:value-type="string" office:string-value="number={431}, title = {Dialogues of the Dead. Dialogues of the Sea-Gods. Dialogues of the Gods. Dialogues of the Courtesans}, subtitle = {}, origlanguage ={Greek}, year = {1961}">
            <text:p>number={431}, title = {Dialogues of the Dead. Dialogues of the Sea-Gods. Dialogues of the Gods. Dialogues of the Courtesans}, subtitle = {}, origlanguage ={Greek}, year = {1961}</text:p>
          </table:table-cell>
          <table:table-cell table:style-name="ce1" office:value-type="float" office:value="431">
            <text:p>431</text:p>
          </table:table-cell>
          <table:table-cell table:style-name="ce5" office:value-type="string">
            <text:p>Lucian, </text:p>
          </table:table-cell>
          <table:table-cell table:style-name="ce5" office:value-type="string">
            <text:p>Lucian</text:p>
          </table:table-cell>
          <table:table-cell table:style-name="ce5" office:value-type="string">
            <text:p>Dialogues of the Dead. Dialogues of the Sea-Gods. Dialogues of the Gods. Dialogues of the Courtesans</text:p>
          </table:table-cell>
          <table:table-cell table:style-name="ce5"/>
          <table:table-cell table:style-name="ce5" office:value-type="string">
            <text:p>Greek</text:p>
          </table:table-cell>
          <table:table-cell table:style-name="ce1" office:value-type="float" office:value="1961">
            <text:p>1961</text:p>
          </table:table-cell>
          <table:table-cell table:style-name="ce5" table:number-columns-repeated="1000"/>
        </table:table-row>
        <table:table-row table:style-name="ro2">
          <table:table-cell table:formula="of:=&quot;number={&quot;&amp;[.B298]&amp;&quot;}, title = {&quot; &amp;[.E298] &amp; &quot;}, subtitle = {&quot;&amp;[.F298]&amp;&quot;}, origlanguage ={&quot; &amp; [.G298] &amp; &quot;}, year = {&quot; &amp; [.H298] &amp; &quot;}&quot;" office:value-type="string" office:string-value="number={432}, title = {Soloecista. Lucius or The Ass. Amores. Halcyon. Demosthenes. Podagra. Ocypus. Cyniscus. Philopatris. Charidemus. Nero}, subtitle = {}, origlanguage ={Greek}, year = {1967}">
            <text:p>number={432}, title = {Soloecista. Lucius or The Ass. Amores. Halcyon. Demosthenes. Podagra. Ocypus. Cyniscus. Philopatris. Charidemus. Nero}, subtitle = {}, origlanguage ={Greek}, year = {1967}</text:p>
          </table:table-cell>
          <table:table-cell table:style-name="ce1" office:value-type="float" office:value="432">
            <text:p>432</text:p>
          </table:table-cell>
          <table:table-cell table:style-name="ce5" office:value-type="string">
            <text:p>Lucian, </text:p>
          </table:table-cell>
          <table:table-cell table:style-name="ce5" office:value-type="string">
            <text:p>Lucian</text:p>
          </table:table-cell>
          <table:table-cell table:style-name="ce5" office:value-type="string">
            <text:p>Soloecista. Lucius or The Ass. Amores. Halcyon. Demosthenes. Podagra. Ocypus. Cyniscus. Philopatris. Charidemus. Nero</text:p>
          </table:table-cell>
          <table:table-cell table:style-name="ce5"/>
          <table:table-cell table:style-name="ce5" office:value-type="string">
            <text:p>Greek</text:p>
          </table:table-cell>
          <table:table-cell table:style-name="ce1" office:value-type="float" office:value="1967">
            <text:p>1967</text:p>
          </table:table-cell>
          <table:table-cell table:style-name="ce5" table:number-columns-repeated="1000"/>
        </table:table-row>
        <table:table-row table:style-name="ro2">
          <table:table-cell table:formula="of:=&quot;number={&quot;&amp;[.B299]&amp;&quot;}, title = {&quot; &amp;[.E299] &amp; &quot;}, subtitle = {&quot;&amp;[.F299]&amp;&quot;}, origlanguage ={&quot; &amp; [.G299] &amp; &quot;}, year = {&quot; &amp; [.H299] &amp; &quot;}&quot;" office:value-type="string" office:string-value="number={181}, title = {On the Nature of Things}, subtitle = {}, origlanguage ={Latin}, year = {1924}">
            <text:p>number={181}, title = {On the Nature of Things}, subtitle = {}, origlanguage ={Latin}, year = {1924}</text:p>
          </table:table-cell>
          <table:table-cell table:style-name="ce1" office:value-type="float" office:value="181">
            <text:p>181</text:p>
          </table:table-cell>
          <table:table-cell table:style-name="ce5" office:value-type="string">
            <text:p>Lucretius, </text:p>
          </table:table-cell>
          <table:table-cell table:style-name="ce5" office:value-type="string">
            <text:p>Lucretius</text:p>
          </table:table-cell>
          <table:table-cell table:style-name="ce5" office:value-type="string">
            <text:p>On the Nature of Things</text:p>
          </table:table-cell>
          <table:table-cell table:style-name="ce5"/>
          <table:table-cell table:style-name="ce5" office:value-type="string">
            <text:p>Latin</text:p>
          </table:table-cell>
          <table:table-cell table:style-name="ce1" office:value-type="float" office:value="1924">
            <text:p>1924</text:p>
          </table:table-cell>
          <table:table-cell table:style-name="ce5" table:number-columns-repeated="1000"/>
        </table:table-row>
        <table:table-row table:style-name="ro2">
          <table:table-cell table:formula="of:=&quot;number={&quot;&amp;[.B300]&amp;&quot;}, title = {&quot; &amp;[.E300] &amp; &quot;}, subtitle = {&quot;&amp;[.F300]&amp;&quot;}, origlanguage ={&quot; &amp; [.G300] &amp; &quot;}, year = {&quot; &amp; [.H300] &amp; &quot;}&quot;" office:value-type="string" office:string-value="number={244}, title = {Lysias}, subtitle = {}, origlanguage ={Greek}, year = {1930}">
            <text:p>number={244}, title = {Lysias}, subtitle = {}, origlanguage ={Greek}, year = {1930}</text:p>
          </table:table-cell>
          <table:table-cell table:style-name="ce1" office:value-type="float" office:value="244">
            <text:p>244</text:p>
          </table:table-cell>
          <table:table-cell table:style-name="ce5" office:value-type="string">
            <text:p>Lysias, </text:p>
          </table:table-cell>
          <table:table-cell table:number-columns-repeated="2" table:style-name="ce5" office:value-type="string">
            <text:p>Lysias</text:p>
          </table:table-cell>
          <table:table-cell table:style-name="ce5"/>
          <table:table-cell table:style-name="ce5" office:value-type="string">
            <text:p>Greek</text:p>
          </table:table-cell>
          <table:table-cell table:style-name="ce1" office:value-type="float" office:value="1930">
            <text:p>1930</text:p>
          </table:table-cell>
          <table:table-cell table:style-name="ce5" table:number-columns-repeated="1000"/>
        </table:table-row>
        <table:table-row table:style-name="ro2">
          <table:table-cell table:formula="of:=&quot;number={&quot;&amp;[.B301]&amp;&quot;}, title = {&quot; &amp;[.E301] &amp; &quot;}, subtitle = {&quot;&amp;[.F301]&amp;&quot;}, origlanguage ={&quot; &amp; [.G301] &amp; &quot;}, year = {&quot; &amp; [.H301] &amp; &quot;}&quot;" office:value-type="string" office:string-value="number={510}, title = {Saturnalia, Volume I}, subtitle = {Books 1-2}, origlanguage ={Latin}, year = {2011}">
            <text:p>number={510}, title = {Saturnalia, Volume I}, subtitle = {Books 1-2}, origlanguage ={Latin}, year = {2011}</text:p>
          </table:table-cell>
          <table:table-cell table:style-name="ce1" office:value-type="float" office:value="510">
            <text:p>510</text:p>
          </table:table-cell>
          <table:table-cell table:style-name="ce5" office:value-type="string">
            <text:p>Macrobius, </text:p>
          </table:table-cell>
          <table:table-cell table:style-name="ce5" office:value-type="string">
            <text:p>Macrobius</text:p>
          </table:table-cell>
          <table:table-cell table:style-name="ce5" office:value-type="string">
            <text:p>Saturnalia, Volume I</text:p>
          </table:table-cell>
          <table:table-cell table:style-name="ce5" office:value-type="string">
            <text:p>Books 1-2</text:p>
          </table:table-cell>
          <table:table-cell table:style-name="ce5" office:value-type="string">
            <text:p>Latin</text:p>
          </table:table-cell>
          <table:table-cell table:style-name="ce1" office:value-type="float" office:value="2011">
            <text:p>2011</text:p>
          </table:table-cell>
          <table:table-cell table:style-name="ce5" table:number-columns-repeated="1000"/>
        </table:table-row>
        <table:table-row table:style-name="ro2">
          <table:table-cell table:formula="of:=&quot;number={&quot;&amp;[.B302]&amp;&quot;}, title = {&quot; &amp;[.E302] &amp; &quot;}, subtitle = {&quot;&amp;[.F302]&amp;&quot;}, origlanguage ={&quot; &amp; [.G302] &amp; &quot;}, year = {&quot; &amp; [.H302] &amp; &quot;}&quot;" office:value-type="string" office:string-value="number={511}, title = {Saturnalia, Volume II}, subtitle = {Books 3-5}, origlanguage ={Latin}, year = {2011}">
            <text:p>number={511}, title = {Saturnalia, Volume II}, subtitle = {Books 3-5}, origlanguage ={Latin}, year = {2011}</text:p>
          </table:table-cell>
          <table:table-cell table:style-name="ce1" office:value-type="float" office:value="511">
            <text:p>511</text:p>
          </table:table-cell>
          <table:table-cell table:style-name="ce5" office:value-type="string">
            <text:p>Macrobius, </text:p>
          </table:table-cell>
          <table:table-cell table:style-name="ce5" office:value-type="string">
            <text:p>Macrobius</text:p>
          </table:table-cell>
          <table:table-cell table:style-name="ce5" office:value-type="string">
            <text:p>Saturnalia, Volume II</text:p>
          </table:table-cell>
          <table:table-cell table:style-name="ce5" office:value-type="string">
            <text:p>Books 3-5</text:p>
          </table:table-cell>
          <table:table-cell table:style-name="ce5" office:value-type="string">
            <text:p>Latin</text:p>
          </table:table-cell>
          <table:table-cell table:style-name="ce1" office:value-type="float" office:value="2011">
            <text:p>2011</text:p>
          </table:table-cell>
          <table:table-cell table:style-name="ce5" table:number-columns-repeated="1000"/>
        </table:table-row>
        <table:table-row table:style-name="ro2">
          <table:table-cell table:formula="of:=&quot;number={&quot;&amp;[.B303]&amp;&quot;}, title = {&quot; &amp;[.E303] &amp; &quot;}, subtitle = {&quot;&amp;[.F303]&amp;&quot;}, origlanguage ={&quot; &amp; [.G303] &amp; &quot;}, year = {&quot; &amp; [.H303] &amp; &quot;}&quot;" office:value-type="string" office:string-value="number={512}, title = {Saturnalia, Volume III}, subtitle = {Books 6-7}, origlanguage ={Latin}, year = {2011}">
            <text:p>number={512}, title = {Saturnalia, Volume III}, subtitle = {Books 6-7}, origlanguage ={Latin}, year = {2011}</text:p>
          </table:table-cell>
          <table:table-cell table:style-name="ce1" office:value-type="float" office:value="512">
            <text:p>512</text:p>
          </table:table-cell>
          <table:table-cell table:style-name="ce5" office:value-type="string">
            <text:p>Macrobius, </text:p>
          </table:table-cell>
          <table:table-cell table:style-name="ce5" office:value-type="string">
            <text:p>Macrobius</text:p>
          </table:table-cell>
          <table:table-cell table:style-name="ce5" office:value-type="string">
            <text:p>Saturnalia, Volume III</text:p>
          </table:table-cell>
          <table:table-cell table:style-name="ce5" office:value-type="string">
            <text:p>Books 6-7</text:p>
          </table:table-cell>
          <table:table-cell table:style-name="ce5" office:value-type="string">
            <text:p>Latin</text:p>
          </table:table-cell>
          <table:table-cell table:style-name="ce1" office:value-type="float" office:value="2011">
            <text:p>2011</text:p>
          </table:table-cell>
          <table:table-cell table:style-name="ce5" table:number-columns-repeated="1000"/>
        </table:table-row>
        <table:table-row table:style-name="ro2">
          <table:table-cell table:formula="of:=&quot;number={&quot;&amp;[.B304]&amp;&quot;}, title = {&quot; &amp;[.E304] &amp; &quot;}, subtitle = {&quot;&amp;[.F304]&amp;&quot;}, origlanguage ={&quot; &amp; [.G304] &amp; &quot;}, year = {&quot; &amp; [.H304] &amp; &quot;}&quot;" office:value-type="string" office:string-value="number={350}, title = {History of Egypt and Other Works}, subtitle = {}, origlanguage ={Greek}, year = {1940}">
            <text:p>number={350}, title = {History of Egypt and Other Works}, subtitle = {}, origlanguage ={Greek}, year = {1940}</text:p>
          </table:table-cell>
          <table:table-cell table:style-name="ce1" office:value-type="float" office:value="350">
            <text:p>350</text:p>
          </table:table-cell>
          <table:table-cell table:style-name="ce5" office:value-type="string">
            <text:p>Manetho, </text:p>
          </table:table-cell>
          <table:table-cell table:style-name="ce5" office:value-type="string">
            <text:p>Manetho</text:p>
          </table:table-cell>
          <table:table-cell table:style-name="ce5" office:value-type="string">
            <text:p>History of Egypt and Other Works</text:p>
          </table:table-cell>
          <table:table-cell table:style-name="ce5"/>
          <table:table-cell table:style-name="ce5" office:value-type="string">
            <text:p>Greek</text:p>
          </table:table-cell>
          <table:table-cell table:style-name="ce1" office:value-type="float" office:value="1940">
            <text:p>1940</text:p>
          </table:table-cell>
          <table:table-cell table:style-name="ce5" table:number-columns-repeated="1000"/>
        </table:table-row>
        <table:table-row table:style-name="ro2">
          <table:table-cell table:formula="of:=&quot;number={&quot;&amp;[.B305]&amp;&quot;}, title = {&quot; &amp;[.E305] &amp; &quot;}, subtitle = {&quot;&amp;[.F305]&amp;&quot;}, origlanguage ={&quot; &amp; [.G305] &amp; &quot;}, year = {&quot; &amp; [.H305] &amp; &quot;}&quot;" office:value-type="string" office:string-value="number={469}, title = {Astronomica}, subtitle = {}, origlanguage ={Latin}, year = {1977}">
            <text:p>number={469}, title = {Astronomica}, subtitle = {}, origlanguage ={Latin}, year = {1977}</text:p>
          </table:table-cell>
          <table:table-cell table:style-name="ce1" office:value-type="float" office:value="469">
            <text:p>469</text:p>
          </table:table-cell>
          <table:table-cell table:style-name="ce5" office:value-type="string">
            <text:p>Manilius, </text:p>
          </table:table-cell>
          <table:table-cell table:style-name="ce5" office:value-type="string">
            <text:p>Manilius</text:p>
          </table:table-cell>
          <table:table-cell table:style-name="ce5" office:value-type="string">
            <text:p>Astronomica</text:p>
          </table:table-cell>
          <table:table-cell table:style-name="ce5"/>
          <table:table-cell table:style-name="ce5" office:value-type="string">
            <text:p>Latin</text:p>
          </table:table-cell>
          <table:table-cell table:style-name="ce1" office:value-type="float" office:value="1977">
            <text:p>1977</text:p>
          </table:table-cell>
          <table:table-cell table:style-name="ce5" table:number-columns-repeated="1000"/>
        </table:table-row>
        <table:table-row table:style-name="ro2">
          <table:table-cell table:formula="of:=&quot;number={&quot;&amp;[.B306]&amp;&quot;}, title = {&quot; &amp;[.E306] &amp; &quot;}, subtitle = {&quot;&amp;[.F306]&amp;&quot;}, origlanguage ={&quot; &amp; [.G306] &amp; &quot;}, year = {&quot; &amp; [.H306] &amp; &quot;}&quot;" office:value-type="string" office:string-value="number={58}, title = {Marcus Aurelius}, subtitle = {}, origlanguage ={Greek}, year = {1916}">
            <text:p>number={58}, title = {Marcus Aurelius}, subtitle = {}, origlanguage ={Greek}, year = {1916}</text:p>
          </table:table-cell>
          <table:table-cell table:style-name="ce1" office:value-type="float" office:value="58">
            <text:p>58</text:p>
          </table:table-cell>
          <table:table-cell table:style-name="ce5" office:value-type="string">
            <text:p>Marcus Aurelius, </text:p>
          </table:table-cell>
          <table:table-cell table:number-columns-repeated="2" table:style-name="ce5" office:value-type="string">
            <text:p>Marcus Aurelius</text:p>
          </table:table-cell>
          <table:table-cell table:style-name="ce5"/>
          <table:table-cell table:style-name="ce5" office:value-type="string">
            <text:p>Greek</text:p>
          </table:table-cell>
          <table:table-cell table:style-name="ce1" office:value-type="float" office:value="1916">
            <text:p>1916</text:p>
          </table:table-cell>
          <table:table-cell table:style-name="ce5" table:number-columns-repeated="1000"/>
        </table:table-row>
        <table:table-row table:style-name="ro2">
          <table:table-cell table:formula="of:=&quot;number={&quot;&amp;[.B307]&amp;&quot;}, title = {&quot; &amp;[.E307] &amp; &quot;}, subtitle = {&quot;&amp;[.F307]&amp;&quot;}, origlanguage ={&quot; &amp; [.G307] &amp; &quot;}, year = {&quot; &amp; [.H307] &amp; &quot;}&quot;" office:value-type="string" office:string-value="number={94}, title = {Epigrams, Volume I}, subtitle = {Spectacles, Books 1-5}, origlanguage ={Latin}, year = {1993}">
            <text:p>number={94}, title = {Epigrams, Volume I}, subtitle = {Spectacles, Books 1-5}, origlanguage ={Latin}, year = {1993}</text:p>
          </table:table-cell>
          <table:table-cell table:style-name="ce1" office:value-type="float" office:value="94">
            <text:p>94</text:p>
          </table:table-cell>
          <table:table-cell table:style-name="ce5" office:value-type="string">
            <text:p>Martial, </text:p>
          </table:table-cell>
          <table:table-cell table:style-name="ce5" office:value-type="string">
            <text:p>Martial</text:p>
          </table:table-cell>
          <table:table-cell table:style-name="ce5" office:value-type="string">
            <text:p>Epigrams, Volume I</text:p>
          </table:table-cell>
          <table:table-cell table:style-name="ce5" office:value-type="string">
            <text:p>Spectacles, Books 1-5</text:p>
          </table:table-cell>
          <table:table-cell table:style-name="ce5" office:value-type="string">
            <text:p>Latin</text:p>
          </table:table-cell>
          <table:table-cell table:style-name="ce1" office:value-type="float" office:value="1993">
            <text:p>1993</text:p>
          </table:table-cell>
          <table:table-cell table:style-name="ce5" table:number-columns-repeated="1000"/>
        </table:table-row>
        <table:table-row table:style-name="ro2">
          <table:table-cell table:formula="of:=&quot;number={&quot;&amp;[.B308]&amp;&quot;}, title = {&quot; &amp;[.E308] &amp; &quot;}, subtitle = {&quot;&amp;[.F308]&amp;&quot;}, origlanguage ={&quot; &amp; [.G308] &amp; &quot;}, year = {&quot; &amp; [.H308] &amp; &quot;}&quot;" office:value-type="string" office:string-value="number={95}, title = {Epigrams, Volume II}, subtitle = {Books 6-10}, origlanguage ={Latin}, year = {1993}">
            <text:p>number={95}, title = {Epigrams, Volume II}, subtitle = {Books 6-10}, origlanguage ={Latin}, year = {1993}</text:p>
          </table:table-cell>
          <table:table-cell table:style-name="ce1" office:value-type="float" office:value="95">
            <text:p>95</text:p>
          </table:table-cell>
          <table:table-cell table:style-name="ce5" office:value-type="string">
            <text:p>Martial, </text:p>
          </table:table-cell>
          <table:table-cell table:style-name="ce5" office:value-type="string">
            <text:p>Martial</text:p>
          </table:table-cell>
          <table:table-cell table:style-name="ce5" office:value-type="string">
            <text:p>Epigrams, Volume II</text:p>
          </table:table-cell>
          <table:table-cell table:style-name="ce5" office:value-type="string">
            <text:p>Books 6-10</text:p>
          </table:table-cell>
          <table:table-cell table:style-name="ce5" office:value-type="string">
            <text:p>Latin</text:p>
          </table:table-cell>
          <table:table-cell table:style-name="ce1" office:value-type="float" office:value="1993">
            <text:p>1993</text:p>
          </table:table-cell>
          <table:table-cell table:style-name="ce5" table:number-columns-repeated="1000"/>
        </table:table-row>
        <table:table-row table:style-name="ro2">
          <table:table-cell table:formula="of:=&quot;number={&quot;&amp;[.B309]&amp;&quot;}, title = {&quot; &amp;[.E309] &amp; &quot;}, subtitle = {&quot;&amp;[.F309]&amp;&quot;}, origlanguage ={&quot; &amp; [.G309] &amp; &quot;}, year = {&quot; &amp; [.H309] &amp; &quot;}&quot;" office:value-type="string" office:string-value="number={480}, title = {Epigrams, Volume III}, subtitle = {Books 11-14}, origlanguage ={Latin}, year = {1993}">
            <text:p>number={480}, title = {Epigrams, Volume III}, subtitle = {Books 11-14}, origlanguage ={Latin}, year = {1993}</text:p>
          </table:table-cell>
          <table:table-cell table:style-name="ce1" office:value-type="float" office:value="480">
            <text:p>480</text:p>
          </table:table-cell>
          <table:table-cell table:style-name="ce5" office:value-type="string">
            <text:p>Martial, </text:p>
          </table:table-cell>
          <table:table-cell table:style-name="ce5" office:value-type="string">
            <text:p>Martial</text:p>
          </table:table-cell>
          <table:table-cell table:style-name="ce5" office:value-type="string">
            <text:p>Epigrams, Volume III</text:p>
          </table:table-cell>
          <table:table-cell table:style-name="ce5" office:value-type="string">
            <text:p>Books 11-14</text:p>
          </table:table-cell>
          <table:table-cell table:style-name="ce5" office:value-type="string">
            <text:p>Latin</text:p>
          </table:table-cell>
          <table:table-cell table:style-name="ce1" office:value-type="float" office:value="1993">
            <text:p>1993</text:p>
          </table:table-cell>
          <table:table-cell table:style-name="ce5" table:number-columns-repeated="1000"/>
        </table:table-row>
        <table:table-row table:style-name="ro2">
          <table:table-cell table:formula="of:=&quot;number={&quot;&amp;[.B310]&amp;&quot;}, title = {&quot; &amp;[.E310] &amp; &quot;}, subtitle = {&quot;&amp;[.F310]&amp;&quot;}, origlanguage ={&quot; &amp; [.G310] &amp; &quot;}, year = {&quot; &amp; [.H310] &amp; &quot;}&quot;" office:value-type="string" office:string-value="number={496}, title = {Homeric Hymns. Homeric Apocrypha. Lives of Homer}, subtitle = {}, origlanguage ={Greek}, year = {2003}">
            <text:p>number={496}, title = {Homeric Hymns. Homeric Apocrypha. Lives of Homer}, subtitle = {}, origlanguage ={Greek}, year = {2003}</text:p>
          </table:table-cell>
          <table:table-cell table:style-name="ce1" office:value-type="float" office:value="496">
            <text:p>496</text:p>
          </table:table-cell>
          <table:table-cell table:style-name="ce5"/>
          <table:table-cell table:style-name="ce5" office:value-type="string">
            <text:p>Martin L. West</text:p>
          </table:table-cell>
          <table:table-cell table:style-name="ce5" office:value-type="string">
            <text:p>Homeric Hymns. Homeric Apocrypha. Lives of Homer</text:p>
          </table:table-cell>
          <table:table-cell table:style-name="ce5"/>
          <table:table-cell table:style-name="ce5" office:value-type="string">
            <text:p>Greek</text:p>
          </table:table-cell>
          <table:table-cell table:style-name="ce1" office:value-type="float" office:value="2003">
            <text:p>2003</text:p>
          </table:table-cell>
          <table:table-cell table:style-name="ce5" table:number-columns-repeated="1000"/>
        </table:table-row>
        <table:table-row table:style-name="ro2">
          <table:table-cell table:formula="of:=&quot;number={&quot;&amp;[.B311]&amp;&quot;}, title = {&quot; &amp;[.E311] &amp; &quot;}, subtitle = {&quot;&amp;[.F311]&amp;&quot;}, origlanguage ={&quot; &amp; [.G311] &amp; &quot;}, year = {&quot; &amp; [.H311] &amp; &quot;}&quot;" office:value-type="string" office:string-value="number={497}, title = {Greek Epic Fragments}, subtitle = {From the Seventh to the Fifth Centuries BC}, origlanguage ={Greek}, year = {2003}">
            <text:p>number={497}, title = {Greek Epic Fragments}, subtitle = {From the Seventh to the Fifth Centuries BC}, origlanguage ={Greek}, year = {2003}</text:p>
          </table:table-cell>
          <table:table-cell table:style-name="ce1" office:value-type="float" office:value="497">
            <text:p>497</text:p>
          </table:table-cell>
          <table:table-cell table:style-name="ce5"/>
          <table:table-cell table:style-name="ce5" office:value-type="string">
            <text:p>Martin L. West</text:p>
          </table:table-cell>
          <table:table-cell table:style-name="ce5" office:value-type="string">
            <text:p>Greek Epic Fragments</text:p>
          </table:table-cell>
          <table:table-cell table:style-name="ce5" office:value-type="string">
            <text:p>From the Seventh to the Fifth Centuries BC</text:p>
          </table:table-cell>
          <table:table-cell table:style-name="ce5" office:value-type="string">
            <text:p>Greek</text:p>
          </table:table-cell>
          <table:table-cell table:style-name="ce1" office:value-type="float" office:value="2003">
            <text:p>2003</text:p>
          </table:table-cell>
          <table:table-cell table:style-name="ce5" table:number-columns-repeated="1000"/>
        </table:table-row>
        <table:table-row table:style-name="ro2">
          <table:table-cell table:formula="of:=&quot;number={&quot;&amp;[.B312]&amp;&quot;}, title = {&quot; &amp;[.E312] &amp; &quot;}, subtitle = {&quot;&amp;[.F312]&amp;&quot;}, origlanguage ={&quot; &amp; [.G312] &amp; &quot;}, year = {&quot; &amp; [.H312] &amp; &quot;}&quot;" office:value-type="string" office:string-value="number={132}, title = {Aspis. Georgos. Dis Exapaton. Dyskolos. Encheiridion. Epitrepontes}, subtitle = {}, origlanguage ={Greek}, year = {1979}">
            <text:p>number={132}, title = {Aspis. Georgos. Dis Exapaton. Dyskolos. Encheiridion. Epitrepontes}, subtitle = {}, origlanguage ={Greek}, year = {1979}</text:p>
          </table:table-cell>
          <table:table-cell table:style-name="ce1" office:value-type="float" office:value="132">
            <text:p>132</text:p>
          </table:table-cell>
          <table:table-cell table:style-name="ce5" office:value-type="string">
            <text:p>Menander, </text:p>
          </table:table-cell>
          <table:table-cell table:style-name="ce5" office:value-type="string">
            <text:p>Menander</text:p>
          </table:table-cell>
          <table:table-cell table:style-name="ce5" office:value-type="string">
            <text:p>Aspis. Georgos. Dis Exapaton. Dyskolos. Encheiridion. Epitrepontes</text:p>
          </table:table-cell>
          <table:table-cell table:style-name="ce5"/>
          <table:table-cell table:style-name="ce5" office:value-type="string">
            <text:p>Greek</text:p>
          </table:table-cell>
          <table:table-cell table:style-name="ce1" office:value-type="float" office:value="1979">
            <text:p>1979</text:p>
          </table:table-cell>
          <table:table-cell table:style-name="ce5" table:number-columns-repeated="1000"/>
        </table:table-row>
        <table:table-row table:style-name="ro2">
          <table:table-cell table:formula="of:=&quot;number={&quot;&amp;[.B313]&amp;&quot;}, title = {&quot; &amp;[.E313] &amp; &quot;}, subtitle = {&quot;&amp;[.F313]&amp;&quot;}, origlanguage ={&quot; &amp; [.G313] &amp; &quot;}, year = {&quot; &amp; [.H313] &amp; &quot;}&quot;" office:value-type="string" office:string-value="number={459}, title = {Heros. Theophoroumene. Karchedonios. Kitharistes. Kolax. Koneiazomenai. Leukadia. Misoumenos. Perikeiromene. Perinthia}, subtitle = {}, origlanguage ={Greek}, year = {1997}">
            <text:p>number={459}, title = {Heros. Theophoroumene. Karchedonios. Kitharistes. Kolax. Koneiazomenai. Leukadia. Misoumenos. Perikeiromene. Perinthia}, subtitle = {}, origlanguage ={Greek}, year = {1997}</text:p>
          </table:table-cell>
          <table:table-cell table:style-name="ce1" office:value-type="float" office:value="459">
            <text:p>459</text:p>
          </table:table-cell>
          <table:table-cell table:style-name="ce5" office:value-type="string">
            <text:p>Menander, </text:p>
          </table:table-cell>
          <table:table-cell table:style-name="ce5" office:value-type="string">
            <text:p>Menander</text:p>
          </table:table-cell>
          <table:table-cell table:style-name="ce5" office:value-type="string">
            <text:p>Heros. Theophoroumene. Karchedonios. Kitharistes. Kolax. Koneiazomenai. Leukadia. Misoumenos. Perikeiromene. Perinthia</text:p>
          </table:table-cell>
          <table:table-cell table:style-name="ce5"/>
          <table:table-cell table:style-name="ce5" office:value-type="string">
            <text:p>Greek</text:p>
          </table:table-cell>
          <table:table-cell table:style-name="ce1" office:value-type="float" office:value="1997">
            <text:p>1997</text:p>
          </table:table-cell>
          <table:table-cell table:style-name="ce5" table:number-columns-repeated="1000"/>
        </table:table-row>
        <table:table-row table:style-name="ro2">
          <table:table-cell table:formula="of:=&quot;number={&quot;&amp;[.B314]&amp;&quot;}, title = {&quot; &amp;[.E314] &amp; &quot;}, subtitle = {&quot;&amp;[.F314]&amp;&quot;}, origlanguage ={&quot; &amp; [.G314] &amp; &quot;}, year = {&quot; &amp; [.H314] &amp; &quot;}&quot;" office:value-type="string" office:string-value="number={460}, title = {Samia. Sikyonioi. Synaristosai. Phasma. Unidentified Fragments}, subtitle = {}, origlanguage ={Greek}, year = {2000}">
            <text:p>number={460}, title = {Samia. Sikyonioi. Synaristosai. Phasma. Unidentified Fragments}, subtitle = {}, origlanguage ={Greek}, year = {2000}</text:p>
          </table:table-cell>
          <table:table-cell table:style-name="ce1" office:value-type="float" office:value="460">
            <text:p>460</text:p>
          </table:table-cell>
          <table:table-cell table:style-name="ce5" office:value-type="string">
            <text:p>Menander, </text:p>
          </table:table-cell>
          <table:table-cell table:style-name="ce5" office:value-type="string">
            <text:p>Menander</text:p>
          </table:table-cell>
          <table:table-cell table:style-name="ce5" office:value-type="string">
            <text:p>Samia. Sikyonioi. Synaristosai. Phasma. Unidentified Fragments</text:p>
          </table:table-cell>
          <table:table-cell table:style-name="ce5"/>
          <table:table-cell table:style-name="ce5" office:value-type="string">
            <text:p>Greek</text:p>
          </table:table-cell>
          <table:table-cell table:style-name="ce1" office:value-type="float" office:value="2000">
            <text:p>2000</text:p>
          </table:table-cell>
          <table:table-cell table:style-name="ce5" table:number-columns-repeated="1000"/>
        </table:table-row>
        <table:table-row table:style-name="ro2">
          <table:table-cell table:formula="of:=&quot;number={&quot;&amp;[.B315]&amp;&quot;}, title = {&quot; &amp;[.E315] &amp; &quot;}, subtitle = {&quot;&amp;[.F315]&amp;&quot;}, origlanguage ={&quot; &amp; [.G315] &amp; &quot;}, year = {&quot; &amp; [.H315] &amp; &quot;}&quot;" office:value-type="string" office:string-value="number={284}, title = {Minor Latin Poets, Volume I: Publilius Syrus. Elegies on Maecenas. Grattius. Calpurnius Siculus. Laus Pisonis. Einsiedeln Eclogues. Aetna}, subtitle = {}, origlanguage ={Latin}, year = {1934}">
            <text:p>number={284}, title = {Minor Latin Poets, Volume I: Publilius Syrus. Elegies on Maecenas. Grattius. Calpurnius Siculus. Laus Pisonis. Einsiedeln Eclogues. Aetna}, subtitle = {}, origlanguage ={Latin}, year = {1934}</text:p>
          </table:table-cell>
          <table:table-cell table:style-name="ce1" office:value-type="float" office:value="284">
            <text:p>284</text:p>
          </table:table-cell>
          <table:table-cell table:style-name="ce5" office:value-type="string">
            <text:p>Aetna, ,Calpurnius Siculus, ,Publilius Syrus, ,Laus Pisonis, ,Grattius, </text:p>
          </table:table-cell>
          <table:table-cell table:style-name="ce5" office:value-type="string">
            <text:p>Minor Latin Poets</text:p>
          </table:table-cell>
          <table:table-cell table:style-name="ce5" office:value-type="string">
            <text:p>Minor Latin Poets, Volume I: Publilius Syrus. Elegies on Maecenas. Grattius. Calpurnius Siculus. Laus Pisonis. Einsiedeln Eclogues. Aetna</text:p>
          </table:table-cell>
          <table:table-cell table:style-name="ce5"/>
          <table:table-cell table:style-name="ce5" office:value-type="string">
            <text:p>Latin</text:p>
          </table:table-cell>
          <table:table-cell table:style-name="ce1" office:value-type="float" office:value="1934">
            <text:p>1934</text:p>
          </table:table-cell>
          <table:table-cell table:style-name="ce5" table:number-columns-repeated="1000"/>
        </table:table-row>
        <table:table-row table:style-name="ro2">
          <table:table-cell table:formula="of:=&quot;number={&quot;&amp;[.B316]&amp;&quot;}, title = {&quot; &amp;[.E316] &amp; &quot;}, subtitle = {&quot;&amp;[.F316]&amp;&quot;}, origlanguage ={&quot; &amp; [.G316] &amp; &quot;}, year = {&quot; &amp; [.H316] &amp; &quot;}&quot;" office:value-type="string" office:string-value="number={434}, title = {Minor Latin Poets, Volume II: Florus. Hadrian. Nemesianus. Reposianus. Tiberianus. Dicta Catonis. Phoenix. Avianus. Rutilius Namatianus. Others}, subtitle = {}, origlanguage ={Latin}, year = {1934}">
            <text:p>number={434}, title = {Minor Latin Poets, Volume II: Florus. Hadrian. Nemesianus. Reposianus. Tiberianus. Dicta Catonis. Phoenix. Avianus. Rutilius Namatianus. Others}, subtitle = {}, origlanguage ={Latin}, year = {1934}</text:p>
          </table:table-cell>
          <table:table-cell table:style-name="ce1" office:value-type="float" office:value="434">
            <text:p>434</text:p>
          </table:table-cell>
          <table:table-cell table:style-name="ce5" office:value-type="string">
            <text:p>Avianus, ,Hadrian, ,Florus, ,Nemesianus, ,Reposianus, ,Tiberianus, ,Phoenix, ,Rutilius Namatianus, </text:p>
          </table:table-cell>
          <table:table-cell table:style-name="ce5" office:value-type="string">
            <text:p>Minor Latin Poets</text:p>
          </table:table-cell>
          <table:table-cell table:style-name="ce5" office:value-type="string">
            <text:p>Minor Latin Poets, Volume II: Florus. Hadrian. Nemesianus. Reposianus. Tiberianus. Dicta Catonis. Phoenix. Avianus. Rutilius Namatianus. Others</text:p>
          </table:table-cell>
          <table:table-cell table:style-name="ce5"/>
          <table:table-cell table:style-name="ce5" office:value-type="string">
            <text:p>Latin</text:p>
          </table:table-cell>
          <table:table-cell table:style-name="ce1" office:value-type="float" office:value="1934">
            <text:p>1934</text:p>
          </table:table-cell>
          <table:table-cell table:style-name="ce5" table:number-columns-repeated="1000"/>
        </table:table-row>
        <table:table-row table:style-name="ro2">
          <table:table-cell table:formula="of:=&quot;number={&quot;&amp;[.B317]&amp;&quot;}, title = {&quot; &amp;[.E317] &amp; &quot;}, subtitle = {&quot;&amp;[.F317]&amp;&quot;}, origlanguage ={&quot; &amp; [.G317] &amp; &quot;}, year = {&quot; &amp; [.H317] &amp; &quot;}&quot;" office:value-type="string" office:string-value="number={28}, title = {Theocritus. Moschus. Bion}, subtitle = {}, origlanguage ={Greek}, year = {2015}">
            <text:p>number={28}, title = {Theocritus. Moschus. Bion}, subtitle = {}, origlanguage ={Greek}, year = {2015}</text:p>
          </table:table-cell>
          <table:table-cell table:style-name="ce1" office:value-type="float" office:value="28">
            <text:p>28</text:p>
          </table:table-cell>
          <table:table-cell table:style-name="ce5" office:value-type="string">
            <text:p>Theocritus, ,Moschus, ,Bion, </text:p>
          </table:table-cell>
          <table:table-cell table:style-name="ce5" office:value-type="string">
            <text:p>Neil Hopkinson</text:p>
          </table:table-cell>
          <table:table-cell table:style-name="ce5" office:value-type="string">
            <text:p>Theocritus. Moschus. Bion</text:p>
          </table:table-cell>
          <table:table-cell table:style-name="ce5"/>
          <table:table-cell table:style-name="ce5" office:value-type="string">
            <text:p>Greek</text:p>
          </table:table-cell>
          <table:table-cell table:style-name="ce1" office:value-type="float" office:value="2015">
            <text:p>2015</text:p>
          </table:table-cell>
          <table:table-cell table:style-name="ce5" table:number-columns-repeated="1000"/>
        </table:table-row>
        <table:table-row table:style-name="ro2">
          <table:table-cell table:formula="of:=&quot;number={&quot;&amp;[.B318]&amp;&quot;}, title = {&quot; &amp;[.E318] &amp; &quot;}, subtitle = {&quot;&amp;[.F318]&amp;&quot;}, origlanguage ={&quot; &amp; [.G318] &amp; &quot;}, year = {&quot; &amp; [.H318] &amp; &quot;}&quot;" office:value-type="string" office:string-value="number={344}, title = {Dionysiaca, Volume I}, subtitle = {Books 1-15}, origlanguage ={Greek}, year = {1940}">
            <text:p>number={344}, title = {Dionysiaca, Volume I}, subtitle = {Books 1-15}, origlanguage ={Greek}, year = {1940}</text:p>
          </table:table-cell>
          <table:table-cell table:style-name="ce1" office:value-type="float" office:value="344">
            <text:p>344</text:p>
          </table:table-cell>
          <table:table-cell table:style-name="ce5" office:value-type="string">
            <text:p>Nonnos, </text:p>
          </table:table-cell>
          <table:table-cell table:style-name="ce5" office:value-type="string">
            <text:p>Nonnos</text:p>
          </table:table-cell>
          <table:table-cell table:style-name="ce5" office:value-type="string">
            <text:p>Dionysiaca, Volume I</text:p>
          </table:table-cell>
          <table:table-cell table:style-name="ce5" office:value-type="string">
            <text:p>Books 1-15</text:p>
          </table:table-cell>
          <table:table-cell table:style-name="ce5" office:value-type="string">
            <text:p>Greek</text:p>
          </table:table-cell>
          <table:table-cell table:style-name="ce1" office:value-type="float" office:value="1940">
            <text:p>1940</text:p>
          </table:table-cell>
          <table:table-cell table:style-name="ce5" table:number-columns-repeated="1000"/>
        </table:table-row>
        <table:table-row table:style-name="ro2">
          <table:table-cell table:formula="of:=&quot;number={&quot;&amp;[.B319]&amp;&quot;}, title = {&quot; &amp;[.E319] &amp; &quot;}, subtitle = {&quot;&amp;[.F319]&amp;&quot;}, origlanguage ={&quot; &amp; [.G319] &amp; &quot;}, year = {&quot; &amp; [.H319] &amp; &quot;}&quot;" office:value-type="string" office:string-value="number={354}, title = {Dionysiaca, Volume II}, subtitle = {Books 16-35}, origlanguage ={Greek}, year = {1940}">
            <text:p>number={354}, title = {Dionysiaca, Volume II}, subtitle = {Books 16-35}, origlanguage ={Greek}, year = {1940}</text:p>
          </table:table-cell>
          <table:table-cell table:style-name="ce1" office:value-type="float" office:value="354">
            <text:p>354</text:p>
          </table:table-cell>
          <table:table-cell table:style-name="ce5" office:value-type="string">
            <text:p>Nonnos, </text:p>
          </table:table-cell>
          <table:table-cell table:style-name="ce5" office:value-type="string">
            <text:p>Nonnos</text:p>
          </table:table-cell>
          <table:table-cell table:style-name="ce5" office:value-type="string">
            <text:p>Dionysiaca, Volume II</text:p>
          </table:table-cell>
          <table:table-cell table:style-name="ce5" office:value-type="string">
            <text:p>Books 16-35</text:p>
          </table:table-cell>
          <table:table-cell table:style-name="ce5" office:value-type="string">
            <text:p>Greek</text:p>
          </table:table-cell>
          <table:table-cell table:style-name="ce1" office:value-type="float" office:value="1940">
            <text:p>1940</text:p>
          </table:table-cell>
          <table:table-cell table:style-name="ce5" table:number-columns-repeated="1000"/>
        </table:table-row>
        <table:table-row table:style-name="ro2">
          <table:table-cell table:formula="of:=&quot;number={&quot;&amp;[.B320]&amp;&quot;}, title = {&quot; &amp;[.E320] &amp; &quot;}, subtitle = {&quot;&amp;[.F320]&amp;&quot;}, origlanguage ={&quot; &amp; [.G320] &amp; &quot;}, year = {&quot; &amp; [.H320] &amp; &quot;}&quot;" office:value-type="string" office:string-value="number={356}, title = {Dionysiaca, Volume III}, subtitle = {Books 36-48}, origlanguage ={Greek}, year = {1940}">
            <text:p>number={356}, title = {Dionysiaca, Volume III}, subtitle = {Books 36-48}, origlanguage ={Greek}, year = {1940}</text:p>
          </table:table-cell>
          <table:table-cell table:style-name="ce1" office:value-type="float" office:value="356">
            <text:p>356</text:p>
          </table:table-cell>
          <table:table-cell table:style-name="ce5" office:value-type="string">
            <text:p>Nonnos, </text:p>
          </table:table-cell>
          <table:table-cell table:style-name="ce5" office:value-type="string">
            <text:p>Nonnos</text:p>
          </table:table-cell>
          <table:table-cell table:style-name="ce5" office:value-type="string">
            <text:p>Dionysiaca, Volume III</text:p>
          </table:table-cell>
          <table:table-cell table:style-name="ce5" office:value-type="string">
            <text:p>Books 36-48</text:p>
          </table:table-cell>
          <table:table-cell table:style-name="ce5" office:value-type="string">
            <text:p>Greek</text:p>
          </table:table-cell>
          <table:table-cell table:style-name="ce1" office:value-type="float" office:value="1940">
            <text:p>1940</text:p>
          </table:table-cell>
          <table:table-cell table:style-name="ce5" table:number-columns-repeated="1000"/>
        </table:table-row>
        <table:table-row table:style-name="ro2">
          <table:table-cell table:formula="of:=&quot;number={&quot;&amp;[.B321]&amp;&quot;}, title = {&quot; &amp;[.E321] &amp; &quot;}, subtitle = {&quot;&amp;[.F321]&amp;&quot;}, origlanguage ={&quot; &amp; [.G321] &amp; &quot;}, year = {&quot; &amp; [.H321] &amp; &quot;}&quot;" office:value-type="string" office:string-value="number={219}, title = {Oppian, Colluthus, and Tryphiodorus}, subtitle = {}, origlanguage ={Greek}, year = {1928}">
            <text:p>number={219}, title = {Oppian, Colluthus, and Tryphiodorus}, subtitle = {}, origlanguage ={Greek}, year = {1928}</text:p>
          </table:table-cell>
          <table:table-cell table:style-name="ce1" office:value-type="float" office:value="219">
            <text:p>219</text:p>
          </table:table-cell>
          <table:table-cell table:style-name="ce5" office:value-type="string">
            <text:p>Oppian, ,Colluthus, ,Tryphiodorus, </text:p>
          </table:table-cell>
          <table:table-cell table:style-name="ce5" office:value-type="string">
            <text:p>Oppian</text:p>
          </table:table-cell>
          <table:table-cell table:style-name="ce5" office:value-type="string">
            <text:p>Oppian, Colluthus, and Tryphiodorus</text:p>
          </table:table-cell>
          <table:table-cell table:style-name="ce5"/>
          <table:table-cell table:style-name="ce5" office:value-type="string">
            <text:p>Greek</text:p>
          </table:table-cell>
          <table:table-cell table:style-name="ce1" office:value-type="float" office:value="1928">
            <text:p>1928</text:p>
          </table:table-cell>
          <table:table-cell table:style-name="ce5" table:number-columns-repeated="1000"/>
        </table:table-row>
        <table:table-row table:style-name="ro2">
          <table:table-cell table:formula="of:=&quot;number={&quot;&amp;[.B322]&amp;&quot;}, title = {&quot; &amp;[.E322] &amp; &quot;}, subtitle = {&quot;&amp;[.F322]&amp;&quot;}, origlanguage ={&quot; &amp; [.G322] &amp; &quot;}, year = {&quot; &amp; [.H322] &amp; &quot;}&quot;" office:value-type="string" office:string-value="number={41}, title = {Heroides. Amores}, subtitle = {}, origlanguage ={Latin}, year = {1914}">
            <text:p>number={41}, title = {Heroides. Amores}, subtitle = {}, origlanguage ={Latin}, year = {1914}</text:p>
          </table:table-cell>
          <table:table-cell table:style-name="ce1" office:value-type="float" office:value="41">
            <text:p>41</text:p>
          </table:table-cell>
          <table:table-cell table:style-name="ce5" office:value-type="string">
            <text:p>Ovid, </text:p>
          </table:table-cell>
          <table:table-cell table:style-name="ce5" office:value-type="string">
            <text:p>Ovid</text:p>
          </table:table-cell>
          <table:table-cell table:style-name="ce5" office:value-type="string">
            <text:p>Heroides. Amores</text:p>
          </table:table-cell>
          <table:table-cell table:style-name="ce5"/>
          <table:table-cell table:style-name="ce5" office:value-type="string">
            <text:p>Latin</text:p>
          </table:table-cell>
          <table:table-cell table:style-name="ce1" office:value-type="float" office:value="1914">
            <text:p>1914</text:p>
          </table:table-cell>
          <table:table-cell table:style-name="ce5" table:number-columns-repeated="1000"/>
        </table:table-row>
        <table:table-row table:style-name="ro2">
          <table:table-cell table:formula="of:=&quot;number={&quot;&amp;[.B323]&amp;&quot;}, title = {&quot; &amp;[.E323] &amp; &quot;}, subtitle = {&quot;&amp;[.F323]&amp;&quot;}, origlanguage ={&quot; &amp; [.G323] &amp; &quot;}, year = {&quot; &amp; [.H323] &amp; &quot;}&quot;" office:value-type="string" office:string-value="number={42}, title = {Metamorphoses, Volume I}, subtitle = {Books 1-8}, origlanguage ={Latin}, year = {1916}">
            <text:p>number={42}, title = {Metamorphoses, Volume I}, subtitle = {Books 1-8}, origlanguage ={Latin}, year = {1916}</text:p>
          </table:table-cell>
          <table:table-cell table:style-name="ce1" office:value-type="float" office:value="42">
            <text:p>42</text:p>
          </table:table-cell>
          <table:table-cell table:style-name="ce5" office:value-type="string">
            <text:p>Ovid, </text:p>
          </table:table-cell>
          <table:table-cell table:style-name="ce5" office:value-type="string">
            <text:p>Ovid</text:p>
          </table:table-cell>
          <table:table-cell table:style-name="ce5" office:value-type="string">
            <text:p>Metamorphoses, Volume I</text:p>
          </table:table-cell>
          <table:table-cell table:style-name="ce5" office:value-type="string">
            <text:p>Books 1-8</text:p>
          </table:table-cell>
          <table:table-cell table:style-name="ce5" office:value-type="string">
            <text:p>Latin</text:p>
          </table:table-cell>
          <table:table-cell table:style-name="ce1" office:value-type="float" office:value="1916">
            <text:p>1916</text:p>
          </table:table-cell>
          <table:table-cell table:style-name="ce5" table:number-columns-repeated="1000"/>
        </table:table-row>
        <table:table-row table:style-name="ro2">
          <table:table-cell table:formula="of:=&quot;number={&quot;&amp;[.B324]&amp;&quot;}, title = {&quot; &amp;[.E324] &amp; &quot;}, subtitle = {&quot;&amp;[.F324]&amp;&quot;}, origlanguage ={&quot; &amp; [.G324] &amp; &quot;}, year = {&quot; &amp; [.H324] &amp; &quot;}&quot;" office:value-type="string" office:string-value="number={43}, title = {Metamorphoses, Volume II}, subtitle = {Books 9-15}, origlanguage ={Latin}, year = {1916}">
            <text:p>number={43}, title = {Metamorphoses, Volume II}, subtitle = {Books 9-15}, origlanguage ={Latin}, year = {1916}</text:p>
          </table:table-cell>
          <table:table-cell table:style-name="ce1" office:value-type="float" office:value="43">
            <text:p>43</text:p>
          </table:table-cell>
          <table:table-cell table:style-name="ce5" office:value-type="string">
            <text:p>Ovid, </text:p>
          </table:table-cell>
          <table:table-cell table:style-name="ce5" office:value-type="string">
            <text:p>Ovid</text:p>
          </table:table-cell>
          <table:table-cell table:style-name="ce5" office:value-type="string">
            <text:p>Metamorphoses, Volume II</text:p>
          </table:table-cell>
          <table:table-cell table:style-name="ce5" office:value-type="string">
            <text:p>Books 9-15</text:p>
          </table:table-cell>
          <table:table-cell table:style-name="ce5" office:value-type="string">
            <text:p>Latin</text:p>
          </table:table-cell>
          <table:table-cell table:style-name="ce1" office:value-type="float" office:value="1916">
            <text:p>1916</text:p>
          </table:table-cell>
          <table:table-cell table:style-name="ce5" table:number-columns-repeated="1000"/>
        </table:table-row>
        <table:table-row table:style-name="ro2">
          <table:table-cell table:formula="of:=&quot;number={&quot;&amp;[.B325]&amp;&quot;}, title = {&quot; &amp;[.E325] &amp; &quot;}, subtitle = {&quot;&amp;[.F325]&amp;&quot;}, origlanguage ={&quot; &amp; [.G325] &amp; &quot;}, year = {&quot; &amp; [.H325] &amp; &quot;}&quot;" office:value-type="string" office:string-value="number={151}, title = {Tristia. Ex Ponto}, subtitle = {}, origlanguage ={Latin}, year = {1924}">
            <text:p>number={151}, title = {Tristia. Ex Ponto}, subtitle = {}, origlanguage ={Latin}, year = {1924}</text:p>
          </table:table-cell>
          <table:table-cell table:style-name="ce1" office:value-type="float" office:value="151">
            <text:p>151</text:p>
          </table:table-cell>
          <table:table-cell table:style-name="ce5" office:value-type="string">
            <text:p>Ovid, </text:p>
          </table:table-cell>
          <table:table-cell table:style-name="ce5" office:value-type="string">
            <text:p>Ovid</text:p>
          </table:table-cell>
          <table:table-cell table:style-name="ce5" office:value-type="string">
            <text:p>Tristia. Ex Ponto</text:p>
          </table:table-cell>
          <table:table-cell table:style-name="ce5"/>
          <table:table-cell table:style-name="ce5" office:value-type="string">
            <text:p>Latin</text:p>
          </table:table-cell>
          <table:table-cell table:style-name="ce1" office:value-type="float" office:value="1924">
            <text:p>1924</text:p>
          </table:table-cell>
          <table:table-cell table:style-name="ce5" table:number-columns-repeated="1000"/>
        </table:table-row>
        <table:table-row table:style-name="ro2">
          <table:table-cell table:formula="of:=&quot;number={&quot;&amp;[.B326]&amp;&quot;}, title = {&quot; &amp;[.E326] &amp; &quot;}, subtitle = {&quot;&amp;[.F326]&amp;&quot;}, origlanguage ={&quot; &amp; [.G326] &amp; &quot;}, year = {&quot; &amp; [.H326] &amp; &quot;}&quot;" office:value-type="string" office:string-value="number={232}, title = {Art of Love. Cosmetics. Remedies for Love. Ibis. Walnut-tree. Sea Fishing. Consolation}, subtitle = {}, origlanguage ={Latin}, year = {1929}">
            <text:p>number={232}, title = {Art of Love. Cosmetics. Remedies for Love. Ibis. Walnut-tree. Sea Fishing. Consolation}, subtitle = {}, origlanguage ={Latin}, year = {1929}</text:p>
          </table:table-cell>
          <table:table-cell table:style-name="ce1" office:value-type="float" office:value="232">
            <text:p>232</text:p>
          </table:table-cell>
          <table:table-cell table:style-name="ce5" office:value-type="string">
            <text:p>Ovid, </text:p>
          </table:table-cell>
          <table:table-cell table:style-name="ce5" office:value-type="string">
            <text:p>Ovid</text:p>
          </table:table-cell>
          <table:table-cell table:style-name="ce5" office:value-type="string">
            <text:p>Art of Love. Cosmetics. Remedies for Love. Ibis. Walnut-tree. Sea Fishing. Consolation</text:p>
          </table:table-cell>
          <table:table-cell table:style-name="ce5"/>
          <table:table-cell table:style-name="ce5" office:value-type="string">
            <text:p>Latin</text:p>
          </table:table-cell>
          <table:table-cell table:style-name="ce1" office:value-type="float" office:value="1929">
            <text:p>1929</text:p>
          </table:table-cell>
          <table:table-cell table:style-name="ce5" table:number-columns-repeated="1000"/>
        </table:table-row>
        <table:table-row table:style-name="ro2">
          <table:table-cell table:formula="of:=&quot;number={&quot;&amp;[.B327]&amp;&quot;}, title = {&quot; &amp;[.E327] &amp; &quot;}, subtitle = {&quot;&amp;[.F327]&amp;&quot;}, origlanguage ={&quot; &amp; [.G327] &amp; &quot;}, year = {&quot; &amp; [.H327] &amp; &quot;}&quot;" office:value-type="string" office:string-value="number={253}, title = {Fasti}, subtitle = {}, origlanguage ={Latin}, year = {1931}">
            <text:p>number={253}, title = {Fasti}, subtitle = {}, origlanguage ={Latin}, year = {1931}</text:p>
          </table:table-cell>
          <table:table-cell table:style-name="ce1" office:value-type="float" office:value="253">
            <text:p>253</text:p>
          </table:table-cell>
          <table:table-cell table:style-name="ce5" office:value-type="string">
            <text:p>Ovid, </text:p>
          </table:table-cell>
          <table:table-cell table:style-name="ce5" office:value-type="string">
            <text:p>Ovid</text:p>
          </table:table-cell>
          <table:table-cell table:style-name="ce5" office:value-type="string">
            <text:p>Fasti</text:p>
          </table:table-cell>
          <table:table-cell table:style-name="ce5"/>
          <table:table-cell table:style-name="ce5" office:value-type="string">
            <text:p>Latin</text:p>
          </table:table-cell>
          <table:table-cell table:style-name="ce1" office:value-type="float" office:value="1931">
            <text:p>1931</text:p>
          </table:table-cell>
          <table:table-cell table:style-name="ce5" table:number-columns-repeated="1000"/>
        </table:table-row>
        <table:table-row table:style-name="ro2">
          <table:table-cell table:formula="of:=&quot;number={&quot;&amp;[.B328]&amp;&quot;}, title = {&quot; &amp;[.E328] &amp; &quot;}, subtitle = {&quot;&amp;[.F328]&amp;&quot;}, origlanguage ={&quot; &amp; [.G328] &amp; &quot;}, year = {&quot; &amp; [.H328] &amp; &quot;}&quot;" office:value-type="string" office:string-value="number={93}, title = {Description of Greece, Volume I}, subtitle = {Books 1-2 (Attica and Corinth)}, origlanguage ={Greek}, year = {1918}">
            <text:p>number={93}, title = {Description of Greece, Volume I}, subtitle = {Books 1-2 (Attica and Corinth)}, origlanguage ={Greek}, year = {1918}</text:p>
          </table:table-cell>
          <table:table-cell table:style-name="ce1" office:value-type="float" office:value="93">
            <text:p>93</text:p>
          </table:table-cell>
          <table:table-cell table:style-name="ce5" office:value-type="string">
            <text:p>Pausanias, </text:p>
          </table:table-cell>
          <table:table-cell table:style-name="ce5" office:value-type="string">
            <text:p>Pausanias</text:p>
          </table:table-cell>
          <table:table-cell table:style-name="ce5" office:value-type="string">
            <text:p>Description of Greece, Volume I</text:p>
          </table:table-cell>
          <table:table-cell table:style-name="ce5" office:value-type="string">
            <text:p>Books 1-2 (Attica and Corinth)</text:p>
          </table:table-cell>
          <table:table-cell table:style-name="ce5" office:value-type="string">
            <text:p>Greek</text:p>
          </table:table-cell>
          <table:table-cell table:style-name="ce1" office:value-type="float" office:value="1918">
            <text:p>1918</text:p>
          </table:table-cell>
          <table:table-cell table:style-name="ce5" table:number-columns-repeated="1000"/>
        </table:table-row>
        <table:table-row table:style-name="ro2">
          <table:table-cell table:formula="of:=&quot;number={&quot;&amp;[.B329]&amp;&quot;}, title = {&quot; &amp;[.E329] &amp; &quot;}, subtitle = {&quot;&amp;[.F329]&amp;&quot;}, origlanguage ={&quot; &amp; [.G329] &amp; &quot;}, year = {&quot; &amp; [.H329] &amp; &quot;}&quot;" office:value-type="string" office:string-value="number={188}, title = {Description of Greece, Volume II}, subtitle = {Books 3-5  (Laconia, Messenia, Elis 1)}, origlanguage ={Greek}, year = {1926}">
            <text:p>number={188}, title = {Description of Greece, Volume II}, subtitle = {Books 3-5 <text:s/>(Laconia, Messenia, Elis 1)}, origlanguage ={Greek}, year = {1926}</text:p>
          </table:table-cell>
          <table:table-cell table:style-name="ce1" office:value-type="float" office:value="188">
            <text:p>188</text:p>
          </table:table-cell>
          <table:table-cell table:style-name="ce5" office:value-type="string">
            <text:p>Pausanias, </text:p>
          </table:table-cell>
          <table:table-cell table:style-name="ce5" office:value-type="string">
            <text:p>Pausanias</text:p>
          </table:table-cell>
          <table:table-cell table:style-name="ce5" office:value-type="string">
            <text:p>Description of Greece, Volume II</text:p>
          </table:table-cell>
          <table:table-cell table:style-name="ce5" office:value-type="string">
            <text:p>Books 3-5 <text:s/>(Laconia, Messenia, Elis 1)</text:p>
          </table:table-cell>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330]&amp;&quot;}, title = {&quot; &amp;[.E330] &amp; &quot;}, subtitle = {&quot;&amp;[.F330]&amp;&quot;}, origlanguage ={&quot; &amp; [.G330] &amp; &quot;}, year = {&quot; &amp; [.H330] &amp; &quot;}&quot;" office:value-type="string" office:string-value="number={272}, title = {Description of Greece, Volume III}, subtitle = {Books 6-8.21 (Elis 2, Achaia, Arcadia)}, origlanguage ={Greek}, year = {1933}">
            <text:p>number={272}, title = {Description of Greece, Volume III}, subtitle = {Books 6-8.21 (Elis 2, Achaia, Arcadia)}, origlanguage ={Greek}, year = {1933}</text:p>
          </table:table-cell>
          <table:table-cell table:style-name="ce1" office:value-type="float" office:value="272">
            <text:p>272</text:p>
          </table:table-cell>
          <table:table-cell table:style-name="ce5" office:value-type="string">
            <text:p>Pausanias, </text:p>
          </table:table-cell>
          <table:table-cell table:style-name="ce5" office:value-type="string">
            <text:p>Pausanias</text:p>
          </table:table-cell>
          <table:table-cell table:style-name="ce5" office:value-type="string">
            <text:p>Description of Greece, Volume III</text:p>
          </table:table-cell>
          <table:table-cell table:style-name="ce5" office:value-type="string">
            <text:p>Books 6-8.21 (Elis 2, Achaia, Arcadia)</text:p>
          </table:table-cell>
          <table:table-cell table:style-name="ce5" office:value-type="string">
            <text:p>Greek</text:p>
          </table:table-cell>
          <table:table-cell table:style-name="ce1" office:value-type="float" office:value="1933">
            <text:p>1933</text:p>
          </table:table-cell>
          <table:table-cell table:style-name="ce5" table:number-columns-repeated="1000"/>
        </table:table-row>
        <table:table-row table:style-name="ro2">
          <table:table-cell table:formula="of:=&quot;number={&quot;&amp;[.B331]&amp;&quot;}, title = {&quot; &amp;[.E331] &amp; &quot;}, subtitle = {&quot;&amp;[.F331]&amp;&quot;}, origlanguage ={&quot; &amp; [.G331] &amp; &quot;}, year = {&quot; &amp; [.H331] &amp; &quot;}&quot;" office:value-type="string" office:string-value="number={297}, title = {Description of Greece, Volume IV}, subtitle = {Books 8.22-10 (Arcadia, Boeotia, Phocis and Ozolian Locri)}, origlanguage ={Greek}, year = {1935}">
            <text:p>number={297}, title = {Description of Greece, Volume IV}, subtitle = {Books 8.22-10 (Arcadia, Boeotia, Phocis and Ozolian Locri)}, origlanguage ={Greek}, year = {1935}</text:p>
          </table:table-cell>
          <table:table-cell table:style-name="ce1" office:value-type="float" office:value="297">
            <text:p>297</text:p>
          </table:table-cell>
          <table:table-cell table:style-name="ce5" office:value-type="string">
            <text:p>Pausanias, </text:p>
          </table:table-cell>
          <table:table-cell table:style-name="ce5" office:value-type="string">
            <text:p>Pausanias</text:p>
          </table:table-cell>
          <table:table-cell table:style-name="ce5" office:value-type="string">
            <text:p>Description of Greece, Volume IV</text:p>
          </table:table-cell>
          <table:table-cell table:style-name="ce5" office:value-type="string">
            <text:p>Books 8.22-10 (Arcadia, Boeotia, Phocis and Ozolian Locri)</text:p>
          </table:table-cell>
          <table:table-cell table:style-name="ce5" office:value-type="string">
            <text:p>Greek</text:p>
          </table:table-cell>
          <table:table-cell table:style-name="ce1" office:value-type="float" office:value="1935">
            <text:p>1935</text:p>
          </table:table-cell>
          <table:table-cell table:style-name="ce5" table:number-columns-repeated="1000"/>
        </table:table-row>
        <table:table-row table:style-name="ro2">
          <table:table-cell table:formula="of:=&quot;number={&quot;&amp;[.B332]&amp;&quot;}, title = {&quot; &amp;[.E332] &amp; &quot;}, subtitle = {&quot;&amp;[.F332]&amp;&quot;}, origlanguage ={&quot; &amp; [.G332] &amp; &quot;}, year = {&quot; &amp; [.H332] &amp; &quot;}&quot;" office:value-type="string" office:string-value="number={298}, title = {Description of Greece, Volume V}, subtitle = {Maps, Plans, Illustrations, and General Index}, origlanguage ={Greek}, year = {1935}">
            <text:p>number={298}, title = {Description of Greece, Volume V}, subtitle = {Maps, Plans, Illustrations, and General Index}, origlanguage ={Greek}, year = {1935}</text:p>
          </table:table-cell>
          <table:table-cell table:style-name="ce1" office:value-type="float" office:value="298">
            <text:p>298</text:p>
          </table:table-cell>
          <table:table-cell table:style-name="ce5" office:value-type="string">
            <text:p>Pausanias, </text:p>
          </table:table-cell>
          <table:table-cell table:style-name="ce5" office:value-type="string">
            <text:p>Pausanias</text:p>
          </table:table-cell>
          <table:table-cell table:style-name="ce5" office:value-type="string">
            <text:p>Description of Greece, Volume V</text:p>
          </table:table-cell>
          <table:table-cell table:style-name="ce5" office:value-type="string">
            <text:p>Maps, Plans, Illustrations, and General Index</text:p>
          </table:table-cell>
          <table:table-cell table:style-name="ce5" office:value-type="string">
            <text:p>Greek</text:p>
          </table:table-cell>
          <table:table-cell table:style-name="ce1" office:value-type="float" office:value="1935">
            <text:p>1935</text:p>
          </table:table-cell>
          <table:table-cell table:style-name="ce5" table:number-columns-repeated="1000"/>
        </table:table-row>
        <table:table-row table:style-name="ro2">
          <table:table-cell table:formula="of:=&quot;number={&quot;&amp;[.B333]&amp;&quot;}, title = {&quot; &amp;[.E333] &amp; &quot;}, subtitle = {&quot;&amp;[.F333]&amp;&quot;}, origlanguage ={&quot; &amp; [.G333] &amp; &quot;}, year = {&quot; &amp; [.H333] &amp; &quot;}&quot;" office:value-type="string" office:string-value="number={15}, title = {Satyricon. Apocolocyntosis}, subtitle = {}, origlanguage ={Latin}, year = {1913}">
            <text:p>number={15}, title = {Satyricon. Apocolocyntosis}, subtitle = {}, origlanguage ={Latin}, year = {1913}</text:p>
          </table:table-cell>
          <table:table-cell table:style-name="ce1" office:value-type="float" office:value="15">
            <text:p>15</text:p>
          </table:table-cell>
          <table:table-cell table:style-name="ce5" office:value-type="string">
            <text:p>Petronius, ,Seneca, </text:p>
          </table:table-cell>
          <table:table-cell table:style-name="ce5" office:value-type="string">
            <text:p>Petronius</text:p>
          </table:table-cell>
          <table:table-cell table:style-name="ce5" office:value-type="string">
            <text:p>Satyricon. Apocolocyntosis</text:p>
          </table:table-cell>
          <table:table-cell table:style-name="ce5"/>
          <table:table-cell table:style-name="ce5" office:value-type="string">
            <text:p>Latin</text:p>
          </table:table-cell>
          <table:table-cell table:style-name="ce1" office:value-type="float" office:value="1913">
            <text:p>1913</text:p>
          </table:table-cell>
          <table:table-cell table:style-name="ce5" table:number-columns-repeated="1000"/>
        </table:table-row>
        <table:table-row table:style-name="ro2">
          <table:table-cell table:formula="of:=&quot;number={&quot;&amp;[.B334]&amp;&quot;}, title = {&quot; &amp;[.E334] &amp; &quot;}, subtitle = {&quot;&amp;[.F334]&amp;&quot;}, origlanguage ={&quot; &amp; [.G334] &amp; &quot;}, year = {&quot; &amp; [.H334] &amp; &quot;}&quot;" office:value-type="string" office:string-value="number={226}, title = {On the Creation. Allegorical Interpretation of Genesis 2 and 3}, subtitle = {}, origlanguage ={Greek}, year = {1929}">
            <text:p>number={226}, title = {On the Creation. Allegorical Interpretation of Genesis 2 and 3}, subtitle = {}, origlanguage ={Greek}, year = {1929}</text:p>
          </table:table-cell>
          <table:table-cell table:style-name="ce1" office:value-type="float" office:value="226">
            <text:p>226</text:p>
          </table:table-cell>
          <table:table-cell table:style-name="ce5" office:value-type="string">
            <text:p>Philo, </text:p>
          </table:table-cell>
          <table:table-cell table:style-name="ce5" office:value-type="string">
            <text:p>Philo</text:p>
          </table:table-cell>
          <table:table-cell table:style-name="ce5" office:value-type="string">
            <text:p>On the Creation. Allegorical Interpretation of Genesis 2 and 3</text:p>
          </table:table-cell>
          <table:table-cell table:style-name="ce5"/>
          <table:table-cell table:style-name="ce5" office:value-type="string">
            <text:p>Greek</text:p>
          </table:table-cell>
          <table:table-cell table:style-name="ce1" office:value-type="float" office:value="1929">
            <text:p>1929</text:p>
          </table:table-cell>
          <table:table-cell table:style-name="ce5" table:number-columns-repeated="1000"/>
        </table:table-row>
        <table:table-row table:style-name="ro2">
          <table:table-cell table:formula="of:=&quot;number={&quot;&amp;[.B335]&amp;&quot;}, title = {&quot; &amp;[.E335] &amp; &quot;}, subtitle = {&quot;&amp;[.F335]&amp;&quot;}, origlanguage ={&quot; &amp; [.G335] &amp; &quot;}, year = {&quot; &amp; [.H335] &amp; &quot;}&quot;" office:value-type="string" office:string-value="number={227}, title = {On the Cherubim. The Sacrifices of Abel and Cain. The Worse Attacks the Better. On the Posterity and Exile of Cain. On the Giants}, subtitle = {}, origlanguage ={Greek}, year = {1929}">
            <text:p>number={227}, title = {On the Cherubim. The Sacrifices of Abel and Cain. The Worse Attacks the Better. On the Posterity and Exile of Cain. On the Giants}, subtitle = {}, origlanguage ={Greek}, year = {1929}</text:p>
          </table:table-cell>
          <table:table-cell table:style-name="ce1" office:value-type="float" office:value="227">
            <text:p>227</text:p>
          </table:table-cell>
          <table:table-cell table:style-name="ce5" office:value-type="string">
            <text:p>Philo, </text:p>
          </table:table-cell>
          <table:table-cell table:style-name="ce5" office:value-type="string">
            <text:p>Philo</text:p>
          </table:table-cell>
          <table:table-cell table:style-name="ce5" office:value-type="string">
            <text:p>On the Cherubim. The Sacrifices of Abel and Cain. The Worse Attacks the Better. On the Posterity and Exile of Cain. On the Giants</text:p>
          </table:table-cell>
          <table:table-cell table:style-name="ce5"/>
          <table:table-cell table:style-name="ce5" office:value-type="string">
            <text:p>Greek</text:p>
          </table:table-cell>
          <table:table-cell table:style-name="ce1" office:value-type="float" office:value="1929">
            <text:p>1929</text:p>
          </table:table-cell>
          <table:table-cell table:style-name="ce5" table:number-columns-repeated="1000"/>
        </table:table-row>
        <table:table-row table:style-name="ro2">
          <table:table-cell table:formula="of:=&quot;number={&quot;&amp;[.B336]&amp;&quot;}, title = {&quot; &amp;[.E336] &amp; &quot;}, subtitle = {&quot;&amp;[.F336]&amp;&quot;}, origlanguage ={&quot; &amp; [.G336] &amp; &quot;}, year = {&quot; &amp; [.H336] &amp; &quot;}&quot;" office:value-type="string" office:string-value="number={247}, title = {On the Unchangeableness of God. On Husbandry. Concerning Noah's Work As a Planter. On Drunkenness. On Sobriety}, subtitle = {}, origlanguage ={Greek}, year = {1930}">
            <text:p>number={247}, title = {On the Unchangeableness of God. On Husbandry. Concerning Noah's Work As a Planter. On Drunkenness. On Sobriety}, subtitle = {}, origlanguage ={Greek}, year = {1930}</text:p>
          </table:table-cell>
          <table:table-cell table:style-name="ce1" office:value-type="float" office:value="247">
            <text:p>247</text:p>
          </table:table-cell>
          <table:table-cell table:style-name="ce5" office:value-type="string">
            <text:p>Philo, </text:p>
          </table:table-cell>
          <table:table-cell table:style-name="ce5" office:value-type="string">
            <text:p>Philo</text:p>
          </table:table-cell>
          <table:table-cell table:style-name="ce5" office:value-type="string">
            <text:p>On the Unchangeableness of God. On Husbandry. Concerning Noah's Work As a Planter. On Drunkenness. On Sobriety</text:p>
          </table:table-cell>
          <table:table-cell table:style-name="ce5"/>
          <table:table-cell table:style-name="ce5" office:value-type="string">
            <text:p>Greek</text:p>
          </table:table-cell>
          <table:table-cell table:style-name="ce1" office:value-type="float" office:value="1930">
            <text:p>1930</text:p>
          </table:table-cell>
          <table:table-cell table:style-name="ce5" table:number-columns-repeated="1000"/>
        </table:table-row>
        <table:table-row table:style-name="ro2">
          <table:table-cell table:formula="of:=&quot;number={&quot;&amp;[.B337]&amp;&quot;}, title = {&quot; &amp;[.E337] &amp; &quot;}, subtitle = {&quot;&amp;[.F337]&amp;&quot;}, origlanguage ={&quot; &amp; [.G337] &amp; &quot;}, year = {&quot; &amp; [.H337] &amp; &quot;}&quot;" office:value-type="string" office:string-value="number={261}, title = {On the Confusion of Tongues. On the Migration of Abraham. Who Is the Heir of Divine Things? On Mating with the Preliminary Studies}, subtitle = {}, origlanguage ={Greek}, year = {1932}">
            <text:p>number={261}, title = {On the Confusion of Tongues. On the Migration of Abraham. Who Is the Heir of Divine Things? On Mating with the Preliminary Studies}, subtitle = {}, origlanguage ={Greek}, year = {1932}</text:p>
          </table:table-cell>
          <table:table-cell table:style-name="ce1" office:value-type="float" office:value="261">
            <text:p>261</text:p>
          </table:table-cell>
          <table:table-cell table:style-name="ce5" office:value-type="string">
            <text:p>Philo, </text:p>
          </table:table-cell>
          <table:table-cell table:style-name="ce5" office:value-type="string">
            <text:p>Philo</text:p>
          </table:table-cell>
          <table:table-cell table:style-name="ce5" office:value-type="string">
            <text:p>On the Confusion of Tongues. On the Migration of Abraham. Who Is the Heir of Divine Things? On Mating with the Preliminary Studies</text:p>
          </table:table-cell>
          <table:table-cell table:style-name="ce5"/>
          <table:table-cell table:style-name="ce5" office:value-type="string">
            <text:p>Greek</text:p>
          </table:table-cell>
          <table:table-cell table:style-name="ce1" office:value-type="float" office:value="1932">
            <text:p>1932</text:p>
          </table:table-cell>
          <table:table-cell table:style-name="ce5" table:number-columns-repeated="1000"/>
        </table:table-row>
        <table:table-row table:style-name="ro2">
          <table:table-cell table:formula="of:=&quot;number={&quot;&amp;[.B338]&amp;&quot;}, title = {&quot; &amp;[.E338] &amp; &quot;}, subtitle = {&quot;&amp;[.F338]&amp;&quot;}, origlanguage ={&quot; &amp; [.G338] &amp; &quot;}, year = {&quot; &amp; [.H338] &amp; &quot;}&quot;" office:value-type="string" office:string-value="number={275}, title = {On Flight and Finding. On the Change of Names. On Dreams}, subtitle = {}, origlanguage ={Greek}, year = {1934}">
            <text:p>number={275}, title = {On Flight and Finding. On the Change of Names. On Dreams}, subtitle = {}, origlanguage ={Greek}, year = {1934}</text:p>
          </table:table-cell>
          <table:table-cell table:style-name="ce1" office:value-type="float" office:value="275">
            <text:p>275</text:p>
          </table:table-cell>
          <table:table-cell table:style-name="ce5" office:value-type="string">
            <text:p>Philo, </text:p>
          </table:table-cell>
          <table:table-cell table:style-name="ce5" office:value-type="string">
            <text:p>Philo</text:p>
          </table:table-cell>
          <table:table-cell table:style-name="ce5" office:value-type="string">
            <text:p>On Flight and Finding. On the Change of Names. On Dreams</text:p>
          </table:table-cell>
          <table:table-cell table:style-name="ce5"/>
          <table:table-cell table:style-name="ce5" office:value-type="string">
            <text:p>Greek</text:p>
          </table:table-cell>
          <table:table-cell table:style-name="ce1" office:value-type="float" office:value="1934">
            <text:p>1934</text:p>
          </table:table-cell>
          <table:table-cell table:style-name="ce5" table:number-columns-repeated="1000"/>
        </table:table-row>
        <table:table-row table:style-name="ro2">
          <table:table-cell table:formula="of:=&quot;number={&quot;&amp;[.B339]&amp;&quot;}, title = {&quot; &amp;[.E339] &amp; &quot;}, subtitle = {&quot;&amp;[.F339]&amp;&quot;}, origlanguage ={&quot; &amp; [.G339] &amp; &quot;}, year = {&quot; &amp; [.H339] &amp; &quot;}&quot;" office:value-type="string" office:string-value="number={289}, title = {On Abraham. On Joseph. On Moses}, subtitle = {}, origlanguage ={Greek}, year = {1935}">
            <text:p>number={289}, title = {On Abraham. On Joseph. On Moses}, subtitle = {}, origlanguage ={Greek}, year = {1935}</text:p>
          </table:table-cell>
          <table:table-cell table:style-name="ce1" office:value-type="float" office:value="289">
            <text:p>289</text:p>
          </table:table-cell>
          <table:table-cell table:style-name="ce5" office:value-type="string">
            <text:p>Philo, </text:p>
          </table:table-cell>
          <table:table-cell table:style-name="ce5" office:value-type="string">
            <text:p>Philo</text:p>
          </table:table-cell>
          <table:table-cell table:style-name="ce5" office:value-type="string">
            <text:p>On Abraham. On Joseph. On Moses</text:p>
          </table:table-cell>
          <table:table-cell table:style-name="ce5"/>
          <table:table-cell table:style-name="ce5" office:value-type="string">
            <text:p>Greek</text:p>
          </table:table-cell>
          <table:table-cell table:style-name="ce1" office:value-type="float" office:value="1935">
            <text:p>1935</text:p>
          </table:table-cell>
          <table:table-cell table:style-name="ce5" table:number-columns-repeated="1000"/>
        </table:table-row>
        <table:table-row table:style-name="ro2">
          <table:table-cell table:formula="of:=&quot;number={&quot;&amp;[.B340]&amp;&quot;}, title = {&quot; &amp;[.E340] &amp; &quot;}, subtitle = {&quot;&amp;[.F340]&amp;&quot;}, origlanguage ={&quot; &amp; [.G340] &amp; &quot;}, year = {&quot; &amp; [.H340] &amp; &quot;}&quot;" office:value-type="string" office:string-value="number={320}, title = {On the Decalogue. On the Special Laws, Books 1-3}, subtitle = {}, origlanguage ={Greek}, year = {1937}">
            <text:p>number={320}, title = {On the Decalogue. On the Special Laws, Books 1-3}, subtitle = {}, origlanguage ={Greek}, year = {1937}</text:p>
          </table:table-cell>
          <table:table-cell table:style-name="ce1" office:value-type="float" office:value="320">
            <text:p>320</text:p>
          </table:table-cell>
          <table:table-cell table:style-name="ce5" office:value-type="string">
            <text:p>Philo, </text:p>
          </table:table-cell>
          <table:table-cell table:style-name="ce5" office:value-type="string">
            <text:p>Philo</text:p>
          </table:table-cell>
          <table:table-cell table:style-name="ce5" office:value-type="string">
            <text:p>On the Decalogue. On the Special Laws, Books 1-3</text:p>
          </table:table-cell>
          <table:table-cell table:style-name="ce5"/>
          <table:table-cell table:style-name="ce5" office:value-type="string">
            <text:p>Greek</text:p>
          </table:table-cell>
          <table:table-cell table:style-name="ce1" office:value-type="float" office:value="1937">
            <text:p>1937</text:p>
          </table:table-cell>
          <table:table-cell table:style-name="ce5" table:number-columns-repeated="1000"/>
        </table:table-row>
        <table:table-row table:style-name="ro2">
          <table:table-cell table:formula="of:=&quot;number={&quot;&amp;[.B341]&amp;&quot;}, title = {&quot; &amp;[.E341] &amp; &quot;}, subtitle = {&quot;&amp;[.F341]&amp;&quot;}, origlanguage ={&quot; &amp; [.G341] &amp; &quot;}, year = {&quot; &amp; [.H341] &amp; &quot;}&quot;" office:value-type="string" office:string-value="number={341}, title = {On the Special Laws, Book 4. On the Virtues. On Rewards and Punishments}, subtitle = {}, origlanguage ={Greek}, year = {1939}">
            <text:p>number={341}, title = {On the Special Laws, Book 4. On the Virtues. On Rewards and Punishments}, subtitle = {}, origlanguage ={Greek}, year = {1939}</text:p>
          </table:table-cell>
          <table:table-cell table:style-name="ce1" office:value-type="float" office:value="341">
            <text:p>341</text:p>
          </table:table-cell>
          <table:table-cell table:style-name="ce5" office:value-type="string">
            <text:p>Philo, </text:p>
          </table:table-cell>
          <table:table-cell table:style-name="ce5" office:value-type="string">
            <text:p>Philo</text:p>
          </table:table-cell>
          <table:table-cell table:style-name="ce5" office:value-type="string">
            <text:p>On the Special Laws, Book 4. On the Virtues. On Rewards and Punishments</text:p>
          </table:table-cell>
          <table:table-cell table:style-name="ce5"/>
          <table:table-cell table:style-name="ce5" office:value-type="string">
            <text:p>Greek</text:p>
          </table:table-cell>
          <table:table-cell table:style-name="ce1" office:value-type="float" office:value="1939">
            <text:p>1939</text:p>
          </table:table-cell>
          <table:table-cell table:style-name="ce5" table:number-columns-repeated="1000"/>
        </table:table-row>
        <table:table-row table:style-name="ro2">
          <table:table-cell table:formula="of:=&quot;number={&quot;&amp;[.B342]&amp;&quot;}, title = {&quot; &amp;[.E342] &amp; &quot;}, subtitle = {&quot;&amp;[.F342]&amp;&quot;}, origlanguage ={&quot; &amp; [.G342] &amp; &quot;}, year = {&quot; &amp; [.H342] &amp; &quot;}&quot;" office:value-type="string" office:string-value="number={363}, title = {Every Good Man is Free. On the Contemplative Life. On the Eternity of the World. Against Flaccus. Apology for the Jews. On Providence}, subtitle = {}, origlanguage ={Greek}, year = {1941}">
            <text:p>number={363}, title = {Every Good Man is Free. On the Contemplative Life. On the Eternity of the World. Against Flaccus. Apology for the Jews. On Providence}, subtitle = {}, origlanguage ={Greek}, year = {1941}</text:p>
          </table:table-cell>
          <table:table-cell table:style-name="ce1" office:value-type="float" office:value="363">
            <text:p>363</text:p>
          </table:table-cell>
          <table:table-cell table:style-name="ce5" office:value-type="string">
            <text:p>Philo, </text:p>
          </table:table-cell>
          <table:table-cell table:style-name="ce5" office:value-type="string">
            <text:p>Philo</text:p>
          </table:table-cell>
          <table:table-cell table:style-name="ce5" office:value-type="string">
            <text:p>Every Good Man is Free. On the Contemplative Life. On the Eternity of the World. Against Flaccus. Apology for the Jews. On Providence</text:p>
          </table:table-cell>
          <table:table-cell table:style-name="ce5"/>
          <table:table-cell table:style-name="ce5" office:value-type="string">
            <text:p>Greek</text:p>
          </table:table-cell>
          <table:table-cell table:style-name="ce1" office:value-type="float" office:value="1941">
            <text:p>1941</text:p>
          </table:table-cell>
          <table:table-cell table:style-name="ce5" table:number-columns-repeated="1000"/>
        </table:table-row>
        <table:table-row table:style-name="ro2">
          <table:table-cell table:formula="of:=&quot;number={&quot;&amp;[.B343]&amp;&quot;}, title = {&quot; &amp;[.E343] &amp; &quot;}, subtitle = {&quot;&amp;[.F343]&amp;&quot;}, origlanguage ={&quot; &amp; [.G343] &amp; &quot;}, year = {&quot; &amp; [.H343] &amp; &quot;}&quot;" office:value-type="string" office:string-value="number={379}, title = {On the Embassy to Gaius. General Indexes}, subtitle = {}, origlanguage ={Greek}, year = {1962}">
            <text:p>number={379}, title = {On the Embassy to Gaius. General Indexes}, subtitle = {}, origlanguage ={Greek}, year = {1962}</text:p>
          </table:table-cell>
          <table:table-cell table:style-name="ce1" office:value-type="float" office:value="379">
            <text:p>379</text:p>
          </table:table-cell>
          <table:table-cell table:style-name="ce5" office:value-type="string">
            <text:p>Philo, </text:p>
          </table:table-cell>
          <table:table-cell table:style-name="ce5" office:value-type="string">
            <text:p>Philo</text:p>
          </table:table-cell>
          <table:table-cell table:style-name="ce5" office:value-type="string">
            <text:p>On the Embassy to Gaius. General Indexes</text:p>
          </table:table-cell>
          <table:table-cell table:style-name="ce5"/>
          <table:table-cell table:style-name="ce5" office:value-type="string">
            <text:p>Greek</text:p>
          </table:table-cell>
          <table:table-cell table:style-name="ce1" office:value-type="float" office:value="1962">
            <text:p>1962</text:p>
          </table:table-cell>
          <table:table-cell table:style-name="ce5" table:number-columns-repeated="1000"/>
        </table:table-row>
        <table:table-row table:style-name="ro2">
          <table:table-cell table:formula="of:=&quot;number={&quot;&amp;[.B344]&amp;&quot;}, title = {&quot; &amp;[.E344] &amp; &quot;}, subtitle = {&quot;&amp;[.F344]&amp;&quot;}, origlanguage ={&quot; &amp; [.G344] &amp; &quot;}, year = {&quot; &amp; [.H344] &amp; &quot;}&quot;" office:value-type="string" office:string-value="number={380}, title = {Questions on Genesis}, subtitle = {}, origlanguage ={Greek}, year = {1953}">
            <text:p>number={380}, title = {Questions on Genesis}, subtitle = {}, origlanguage ={Greek}, year = {1953}</text:p>
          </table:table-cell>
          <table:table-cell table:style-name="ce1" office:value-type="float" office:value="380">
            <text:p>380</text:p>
          </table:table-cell>
          <table:table-cell table:style-name="ce5" office:value-type="string">
            <text:p>Philo, </text:p>
          </table:table-cell>
          <table:table-cell table:style-name="ce5" office:value-type="string">
            <text:p>Philo</text:p>
          </table:table-cell>
          <table:table-cell table:style-name="ce5" office:value-type="string">
            <text:p>Questions on Genesis</text:p>
          </table:table-cell>
          <table:table-cell table:style-name="ce5"/>
          <table:table-cell table:style-name="ce5" office:value-type="string">
            <text:p>Greek</text:p>
          </table:table-cell>
          <table:table-cell table:style-name="ce1" office:value-type="float" office:value="1953">
            <text:p>1953</text:p>
          </table:table-cell>
          <table:table-cell table:style-name="ce5" table:number-columns-repeated="1000"/>
        </table:table-row>
        <table:table-row table:style-name="ro2">
          <table:table-cell table:formula="of:=&quot;number={&quot;&amp;[.B345]&amp;&quot;}, title = {&quot; &amp;[.E345] &amp; &quot;}, subtitle = {&quot;&amp;[.F345]&amp;&quot;}, origlanguage ={&quot; &amp; [.G345] &amp; &quot;}, year = {&quot; &amp; [.H345] &amp; &quot;}&quot;" office:value-type="string" office:string-value="number={401}, title = {Questions on Exodus}, subtitle = {}, origlanguage ={Greek}, year = {1953}">
            <text:p>number={401}, title = {Questions on Exodus}, subtitle = {}, origlanguage ={Greek}, year = {1953}</text:p>
          </table:table-cell>
          <table:table-cell table:style-name="ce1" office:value-type="float" office:value="401">
            <text:p>401</text:p>
          </table:table-cell>
          <table:table-cell table:style-name="ce5" office:value-type="string">
            <text:p>Philo, </text:p>
          </table:table-cell>
          <table:table-cell table:style-name="ce5" office:value-type="string">
            <text:p>Philo</text:p>
          </table:table-cell>
          <table:table-cell table:style-name="ce5" office:value-type="string">
            <text:p>Questions on Exodus</text:p>
          </table:table-cell>
          <table:table-cell table:style-name="ce5"/>
          <table:table-cell table:style-name="ce5" office:value-type="string">
            <text:p>Greek</text:p>
          </table:table-cell>
          <table:table-cell table:style-name="ce1" office:value-type="float" office:value="1953">
            <text:p>1953</text:p>
          </table:table-cell>
          <table:table-cell table:style-name="ce5" table:number-columns-repeated="1000"/>
        </table:table-row>
        <table:table-row table:style-name="ro2">
          <table:table-cell table:formula="of:=&quot;number={&quot;&amp;[.B346]&amp;&quot;}, title = {&quot; &amp;[.E346] &amp; &quot;}, subtitle = {&quot;&amp;[.F346]&amp;&quot;}, origlanguage ={&quot; &amp; [.G346] &amp; &quot;}, year = {&quot; &amp; [.H346] &amp; &quot;}&quot;" office:value-type="string" office:string-value="number={16}, title = {Apollonius of Tyana, Volume I}, subtitle = {Life of Apollonius of Tyana, Books 1-4}, origlanguage ={Greek}, year = {2005}">
            <text:p>number={16}, title = {Apollonius of Tyana, Volume I}, subtitle = {Life of Apollonius of Tyana, Books 1-4}, origlanguage ={Greek}, year = {2005}</text:p>
          </table:table-cell>
          <table:table-cell table:style-name="ce1" office:value-type="float" office:value="16">
            <text:p>16</text:p>
          </table:table-cell>
          <table:table-cell table:style-name="ce5" office:value-type="string">
            <text:p>Philostratus, </text:p>
          </table:table-cell>
          <table:table-cell table:style-name="ce5" office:value-type="string">
            <text:p>Philostratus</text:p>
          </table:table-cell>
          <table:table-cell table:style-name="ce5" office:value-type="string">
            <text:p>Apollonius of Tyana, Volume I</text:p>
          </table:table-cell>
          <table:table-cell table:style-name="ce5" office:value-type="string">
            <text:p>Life of Apollonius of Tyana, Books 1-4</text:p>
          </table:table-cell>
          <table:table-cell table:style-name="ce5" office:value-type="string">
            <text:p>Greek</text:p>
          </table:table-cell>
          <table:table-cell table:style-name="ce1" office:value-type="float" office:value="2005">
            <text:p>2005</text:p>
          </table:table-cell>
          <table:table-cell table:style-name="ce5" table:number-columns-repeated="1000"/>
        </table:table-row>
        <table:table-row table:style-name="ro2">
          <table:table-cell table:formula="of:=&quot;number={&quot;&amp;[.B347]&amp;&quot;}, title = {&quot; &amp;[.E347] &amp; &quot;}, subtitle = {&quot;&amp;[.F347]&amp;&quot;}, origlanguage ={&quot; &amp; [.G347] &amp; &quot;}, year = {&quot; &amp; [.H347] &amp; &quot;}&quot;" office:value-type="string" office:string-value="number={17}, title = {Apollonius of Tyana, Volume II}, subtitle = {Life of Apollonius of Tyana, Books 5-8}, origlanguage ={Greek}, year = {2005}">
            <text:p>number={17}, title = {Apollonius of Tyana, Volume II}, subtitle = {Life of Apollonius of Tyana, Books 5-8}, origlanguage ={Greek}, year = {2005}</text:p>
          </table:table-cell>
          <table:table-cell table:style-name="ce1" office:value-type="float" office:value="17">
            <text:p>17</text:p>
          </table:table-cell>
          <table:table-cell table:style-name="ce5" office:value-type="string">
            <text:p>Philostratus, </text:p>
          </table:table-cell>
          <table:table-cell table:style-name="ce5" office:value-type="string">
            <text:p>Philostratus</text:p>
          </table:table-cell>
          <table:table-cell table:style-name="ce5" office:value-type="string">
            <text:p>Apollonius of Tyana, Volume II</text:p>
          </table:table-cell>
          <table:table-cell table:style-name="ce5" office:value-type="string">
            <text:p>Life of Apollonius of Tyana, Books 5-8</text:p>
          </table:table-cell>
          <table:table-cell table:style-name="ce5" office:value-type="string">
            <text:p>Greek</text:p>
          </table:table-cell>
          <table:table-cell table:style-name="ce1" office:value-type="float" office:value="2005">
            <text:p>2005</text:p>
          </table:table-cell>
          <table:table-cell table:style-name="ce5" table:number-columns-repeated="1000"/>
        </table:table-row>
        <table:table-row table:style-name="ro2">
          <table:table-cell table:formula="of:=&quot;number={&quot;&amp;[.B348]&amp;&quot;}, title = {&quot; &amp;[.E348] &amp; &quot;}, subtitle = {&quot;&amp;[.F348]&amp;&quot;}, origlanguage ={&quot; &amp; [.G348] &amp; &quot;}, year = {&quot; &amp; [.H348] &amp; &quot;}&quot;" office:value-type="string" office:string-value="number={134}, title = {Lives of the Sophists. Eunapius: Lives of the Philosophers and Sophists}, subtitle = {}, origlanguage ={Greek}, year = {1921}">
            <text:p>number={134}, title = {Lives of the Sophists. Eunapius: Lives of the Philosophers and Sophists}, subtitle = {}, origlanguage ={Greek}, year = {1921}</text:p>
          </table:table-cell>
          <table:table-cell table:style-name="ce1" office:value-type="float" office:value="134">
            <text:p>134</text:p>
          </table:table-cell>
          <table:table-cell table:style-name="ce5" office:value-type="string">
            <text:p>Philostratus, ,Eunapius, </text:p>
          </table:table-cell>
          <table:table-cell table:style-name="ce5" office:value-type="string">
            <text:p>Philostratus</text:p>
          </table:table-cell>
          <table:table-cell table:style-name="ce5" office:value-type="string">
            <text:p>Lives of the Sophists. Eunapius: Lives of the Philosophers and Sophists</text:p>
          </table:table-cell>
          <table:table-cell table:style-name="ce5"/>
          <table:table-cell table:style-name="ce5" office:value-type="string">
            <text:p>Greek</text:p>
          </table:table-cell>
          <table:table-cell table:style-name="ce1" office:value-type="float" office:value="1921">
            <text:p>1921</text:p>
          </table:table-cell>
          <table:table-cell table:style-name="ce5" table:number-columns-repeated="1000"/>
        </table:table-row>
        <table:table-row table:style-name="ro2">
          <table:table-cell table:formula="of:=&quot;number={&quot;&amp;[.B349]&amp;&quot;}, title = {&quot; &amp;[.E349] &amp; &quot;}, subtitle = {&quot;&amp;[.F349]&amp;&quot;}, origlanguage ={&quot; &amp; [.G349] &amp; &quot;}, year = {&quot; &amp; [.H349] &amp; &quot;}&quot;" office:value-type="string" office:string-value="number={458}, title = {Apollonius of Tyana, Volume III}, subtitle = {Letters of Apollonius. Ancient Testimonia. Eusebius's Reply to Hierocles}, origlanguage ={Greek}, year = {2006}">
            <text:p>number={458}, title = {Apollonius of Tyana, Volume III}, subtitle = {Letters of Apollonius. Ancient Testimonia. Eusebius's Reply to Hierocles}, origlanguage ={Greek}, year = {2006}</text:p>
          </table:table-cell>
          <table:table-cell table:style-name="ce1" office:value-type="float" office:value="458">
            <text:p>458</text:p>
          </table:table-cell>
          <table:table-cell table:style-name="ce5" office:value-type="string">
            <text:p>Philostratus, </text:p>
          </table:table-cell>
          <table:table-cell table:style-name="ce5" office:value-type="string">
            <text:p>Philostratus</text:p>
          </table:table-cell>
          <table:table-cell table:style-name="ce5" office:value-type="string">
            <text:p>Apollonius of Tyana, Volume III</text:p>
          </table:table-cell>
          <table:table-cell table:style-name="ce5" office:value-type="string">
            <text:p>Letters of Apollonius. Ancient Testimonia. Eusebius's Reply to Hierocles</text:p>
          </table:table-cell>
          <table:table-cell table:style-name="ce5" office:value-type="string">
            <text:p>Greek</text:p>
          </table:table-cell>
          <table:table-cell table:style-name="ce1" office:value-type="float" office:value="2006">
            <text:p>2006</text:p>
          </table:table-cell>
          <table:table-cell table:style-name="ce5" table:number-columns-repeated="1000"/>
        </table:table-row>
        <table:table-row table:style-name="ro2">
          <table:table-cell table:formula="of:=&quot;number={&quot;&amp;[.B350]&amp;&quot;}, title = {&quot; &amp;[.E350] &amp; &quot;}, subtitle = {&quot;&amp;[.F350]&amp;&quot;}, origlanguage ={&quot; &amp; [.G350] &amp; &quot;}, year = {&quot; &amp; [.H350] &amp; &quot;}&quot;" office:value-type="string" office:string-value="number={521}, title = {Heroicus. Gymnasticus. Discourses 1 and 2}, subtitle = {}, origlanguage ={Greek}, year = {2014}">
            <text:p>number={521}, title = {Heroicus. Gymnasticus. Discourses 1 and 2}, subtitle = {}, origlanguage ={Greek}, year = {2014}</text:p>
          </table:table-cell>
          <table:table-cell table:style-name="ce1" office:value-type="float" office:value="521">
            <text:p>521</text:p>
          </table:table-cell>
          <table:table-cell table:style-name="ce5" office:value-type="string">
            <text:p>Philostratus, </text:p>
          </table:table-cell>
          <table:table-cell table:style-name="ce5" office:value-type="string">
            <text:p>Philostratus</text:p>
          </table:table-cell>
          <table:table-cell table:style-name="ce5" office:value-type="string">
            <text:p>Heroicus. Gymnasticus. Discourses 1 and 2</text:p>
          </table:table-cell>
          <table:table-cell table:style-name="ce5"/>
          <table:table-cell table:style-name="ce5" office:value-type="string">
            <text:p>Greek</text:p>
          </table:table-cell>
          <table:table-cell table:style-name="ce1" office:value-type="float" office:value="2014">
            <text:p>2014</text:p>
          </table:table-cell>
          <table:table-cell table:style-name="ce5" table:number-columns-repeated="1000"/>
        </table:table-row>
        <table:table-row table:style-name="ro2">
          <table:table-cell table:formula="of:=&quot;number={&quot;&amp;[.B351]&amp;&quot;}, title = {&quot; &amp;[.E351] &amp; &quot;}, subtitle = {&quot;&amp;[.F351]&amp;&quot;}, origlanguage ={&quot; &amp; [.G351] &amp; &quot;}, year = {&quot; &amp; [.H351] &amp; &quot;}&quot;" office:value-type="string" office:string-value="number={256}, title = {Philostratus the Elder, Imagines. Philostratus the Younger, Imagines. Callistratus, Descriptions}, subtitle = {}, origlanguage ={Greek}, year = {1931}">
            <text:p>number={256}, title = {Philostratus the Elder, Imagines. Philostratus the Younger, Imagines. Callistratus, Descriptions}, subtitle = {}, origlanguage ={Greek}, year = {1931}</text:p>
          </table:table-cell>
          <table:table-cell table:style-name="ce1" office:value-type="float" office:value="256">
            <text:p>256</text:p>
          </table:table-cell>
          <table:table-cell table:style-name="ce5" office:value-type="string">
            <text:p>Philostratus the Elder, ,Philostratus the Younger, ,Callistratus, </text:p>
          </table:table-cell>
          <table:table-cell table:style-name="ce5" office:value-type="string">
            <text:p>Philostratus the Elder</text:p>
          </table:table-cell>
          <table:table-cell table:style-name="ce5" office:value-type="string">
            <text:p>Philostratus the Elder, Imagines. Philostratus the Younger, Imagines. Callistratus, Descriptions</text:p>
          </table:table-cell>
          <table:table-cell table:style-name="ce5"/>
          <table:table-cell table:style-name="ce5" office:value-type="string">
            <text:p>Greek</text:p>
          </table:table-cell>
          <table:table-cell table:style-name="ce1" office:value-type="float" office:value="1931">
            <text:p>1931</text:p>
          </table:table-cell>
          <table:table-cell table:style-name="ce5" table:number-columns-repeated="1000"/>
        </table:table-row>
        <table:table-row table:style-name="ro2">
          <table:table-cell table:formula="of:=&quot;number={&quot;&amp;[.B352]&amp;&quot;}, title = {&quot; &amp;[.E352] &amp; &quot;}, subtitle = {&quot;&amp;[.F352]&amp;&quot;}, origlanguage ={&quot; &amp; [.G352] &amp; &quot;}, year = {&quot; &amp; [.H352] &amp; &quot;}&quot;" office:value-type="string" office:string-value="number={56}, title = {Olympian Odes. Pythian Odes}, subtitle = {}, origlanguage ={Greek}, year = {1997}">
            <text:p>number={56}, title = {Olympian Odes. Pythian Odes}, subtitle = {}, origlanguage ={Greek}, year = {1997}</text:p>
          </table:table-cell>
          <table:table-cell table:style-name="ce1" office:value-type="float" office:value="56">
            <text:p>56</text:p>
          </table:table-cell>
          <table:table-cell table:style-name="ce5" office:value-type="string">
            <text:p>Pindar, </text:p>
          </table:table-cell>
          <table:table-cell table:style-name="ce5" office:value-type="string">
            <text:p>Pindar</text:p>
          </table:table-cell>
          <table:table-cell table:style-name="ce5" office:value-type="string">
            <text:p>Olympian Odes. Pythian Odes</text:p>
          </table:table-cell>
          <table:table-cell table:style-name="ce5"/>
          <table:table-cell table:style-name="ce5" office:value-type="string">
            <text:p>Greek</text:p>
          </table:table-cell>
          <table:table-cell table:style-name="ce1" office:value-type="float" office:value="1997">
            <text:p>1997</text:p>
          </table:table-cell>
          <table:table-cell table:style-name="ce5" table:number-columns-repeated="1000"/>
        </table:table-row>
        <table:table-row table:style-name="ro2">
          <table:table-cell table:formula="of:=&quot;number={&quot;&amp;[.B353]&amp;&quot;}, title = {&quot; &amp;[.E353] &amp; &quot;}, subtitle = {&quot;&amp;[.F353]&amp;&quot;}, origlanguage ={&quot; &amp; [.G353] &amp; &quot;}, year = {&quot; &amp; [.H353] &amp; &quot;}&quot;" office:value-type="string" office:string-value="number={485}, title = {Nemean Odes. Isthmian Odes. Fragments}, subtitle = {}, origlanguage ={Greek}, year = {1997}">
            <text:p>number={485}, title = {Nemean Odes. Isthmian Odes. Fragments}, subtitle = {}, origlanguage ={Greek}, year = {1997}</text:p>
          </table:table-cell>
          <table:table-cell table:style-name="ce1" office:value-type="float" office:value="485">
            <text:p>485</text:p>
          </table:table-cell>
          <table:table-cell table:style-name="ce5" office:value-type="string">
            <text:p>Pindar, </text:p>
          </table:table-cell>
          <table:table-cell table:style-name="ce5" office:value-type="string">
            <text:p>Pindar</text:p>
          </table:table-cell>
          <table:table-cell table:style-name="ce5" office:value-type="string">
            <text:p>Nemean Odes. Isthmian Odes. Fragments</text:p>
          </table:table-cell>
          <table:table-cell table:style-name="ce5"/>
          <table:table-cell table:style-name="ce5" office:value-type="string">
            <text:p>Greek</text:p>
          </table:table-cell>
          <table:table-cell table:style-name="ce1" office:value-type="float" office:value="1997">
            <text:p>1997</text:p>
          </table:table-cell>
          <table:table-cell table:style-name="ce5" table:number-columns-repeated="1000"/>
        </table:table-row>
        <table:table-row table:style-name="ro2">
          <table:table-cell table:formula="of:=&quot;number={&quot;&amp;[.B354]&amp;&quot;}, title = {&quot; &amp;[.E354] &amp; &quot;}, subtitle = {&quot;&amp;[.F354]&amp;&quot;}, origlanguage ={&quot; &amp; [.G354] &amp; &quot;}, year = {&quot; &amp; [.H354] &amp; &quot;}&quot;" office:value-type="string" office:string-value="number={36}, title = {Euthyphro. Apology. Crito. Phaedo. Phaedrus}, subtitle = {}, origlanguage ={Greek}, year = {1914}">
            <text:p>number={36}, title = {Euthyphro. Apology. Crito. Phaedo. Phaedrus}, subtitle = {}, origlanguage ={Greek}, year = {1914}</text:p>
          </table:table-cell>
          <table:table-cell table:style-name="ce1" office:value-type="float" office:value="36">
            <text:p>36</text:p>
          </table:table-cell>
          <table:table-cell table:style-name="ce5" office:value-type="string">
            <text:p>Plato, </text:p>
          </table:table-cell>
          <table:table-cell table:style-name="ce5" office:value-type="string">
            <text:p>Plato</text:p>
          </table:table-cell>
          <table:table-cell table:style-name="ce5" office:value-type="string">
            <text:p>Euthyphro. Apology. Crito. Phaedo. Phaedrus</text:p>
          </table:table-cell>
          <table:table-cell table:style-name="ce5"/>
          <table:table-cell table:style-name="ce5" office:value-type="string">
            <text:p>Greek</text:p>
          </table:table-cell>
          <table:table-cell table:style-name="ce1" office:value-type="float" office:value="1914">
            <text:p>1914</text:p>
          </table:table-cell>
          <table:table-cell table:style-name="ce5" table:number-columns-repeated="1000"/>
        </table:table-row>
        <table:table-row table:style-name="ro2">
          <table:table-cell table:formula="of:=&quot;number={&quot;&amp;[.B355]&amp;&quot;}, title = {&quot; &amp;[.E355] &amp; &quot;}, subtitle = {&quot;&amp;[.F355]&amp;&quot;}, origlanguage ={&quot; &amp; [.G355] &amp; &quot;}, year = {&quot; &amp; [.H355] &amp; &quot;}&quot;" office:value-type="string" office:string-value="number={123}, title = {Theaetetus. Sophist}, subtitle = {}, origlanguage ={Greek}, year = {1921}">
            <text:p>number={123}, title = {Theaetetus. Sophist}, subtitle = {}, origlanguage ={Greek}, year = {1921}</text:p>
          </table:table-cell>
          <table:table-cell table:style-name="ce1" office:value-type="float" office:value="123">
            <text:p>123</text:p>
          </table:table-cell>
          <table:table-cell table:style-name="ce5" office:value-type="string">
            <text:p>Plato, </text:p>
          </table:table-cell>
          <table:table-cell table:style-name="ce5" office:value-type="string">
            <text:p>Plato</text:p>
          </table:table-cell>
          <table:table-cell table:style-name="ce5" office:value-type="string">
            <text:p>Theaetetus. Sophist</text:p>
          </table:table-cell>
          <table:table-cell table:style-name="ce5"/>
          <table:table-cell table:style-name="ce5" office:value-type="string">
            <text:p>Greek</text:p>
          </table:table-cell>
          <table:table-cell table:style-name="ce1" office:value-type="float" office:value="1921">
            <text:p>1921</text:p>
          </table:table-cell>
          <table:table-cell table:style-name="ce5" table:number-columns-repeated="1000"/>
        </table:table-row>
        <table:table-row table:style-name="ro2">
          <table:table-cell table:formula="of:=&quot;number={&quot;&amp;[.B356]&amp;&quot;}, title = {&quot; &amp;[.E356] &amp; &quot;}, subtitle = {&quot;&amp;[.F356]&amp;&quot;}, origlanguage ={&quot; &amp; [.G356] &amp; &quot;}, year = {&quot; &amp; [.H356] &amp; &quot;}&quot;" office:value-type="string" office:string-value="number={164}, title = {Statesman. Philebus. Ion}, subtitle = {}, origlanguage ={Greek}, year = {1925}">
            <text:p>number={164}, title = {Statesman. Philebus. Ion}, subtitle = {}, origlanguage ={Greek}, year = {1925}</text:p>
          </table:table-cell>
          <table:table-cell table:style-name="ce1" office:value-type="float" office:value="164">
            <text:p>164</text:p>
          </table:table-cell>
          <table:table-cell table:style-name="ce5" office:value-type="string">
            <text:p>Plato, </text:p>
          </table:table-cell>
          <table:table-cell table:style-name="ce5" office:value-type="string">
            <text:p>Plato</text:p>
          </table:table-cell>
          <table:table-cell table:style-name="ce5" office:value-type="string">
            <text:p>Statesman. Philebus. Ion</text:p>
          </table:table-cell>
          <table:table-cell table:style-name="ce5"/>
          <table:table-cell table:style-name="ce5" office:value-type="string">
            <text:p>Greek</text:p>
          </table:table-cell>
          <table:table-cell table:style-name="ce1" office:value-type="float" office:value="1925">
            <text:p>1925</text:p>
          </table:table-cell>
          <table:table-cell table:style-name="ce5" table:number-columns-repeated="1000"/>
        </table:table-row>
        <table:table-row table:style-name="ro2">
          <table:table-cell table:formula="of:=&quot;number={&quot;&amp;[.B357]&amp;&quot;}, title = {&quot; &amp;[.E357] &amp; &quot;}, subtitle = {&quot;&amp;[.F357]&amp;&quot;}, origlanguage ={&quot; &amp; [.G357] &amp; &quot;}, year = {&quot; &amp; [.H357] &amp; &quot;}&quot;" office:value-type="string" office:string-value="number={165}, title = {Laches. Protagoras. Meno. Euthydemus}, subtitle = {}, origlanguage ={Greek}, year = {1924}">
            <text:p>number={165}, title = {Laches. Protagoras. Meno. Euthydemus}, subtitle = {}, origlanguage ={Greek}, year = {1924}</text:p>
          </table:table-cell>
          <table:table-cell table:style-name="ce1" office:value-type="float" office:value="165">
            <text:p>165</text:p>
          </table:table-cell>
          <table:table-cell table:style-name="ce5" office:value-type="string">
            <text:p>Plato, </text:p>
          </table:table-cell>
          <table:table-cell table:style-name="ce5" office:value-type="string">
            <text:p>Plato</text:p>
          </table:table-cell>
          <table:table-cell table:style-name="ce5" office:value-type="string">
            <text:p>Laches. Protagoras. Meno. Euthydemus</text:p>
          </table:table-cell>
          <table:table-cell table:style-name="ce5"/>
          <table:table-cell table:style-name="ce5" office:value-type="string">
            <text:p>Greek</text:p>
          </table:table-cell>
          <table:table-cell table:style-name="ce1" office:value-type="float" office:value="1924">
            <text:p>1924</text:p>
          </table:table-cell>
          <table:table-cell table:style-name="ce5" table:number-columns-repeated="1000"/>
        </table:table-row>
        <table:table-row table:style-name="ro2">
          <table:table-cell table:formula="of:=&quot;number={&quot;&amp;[.B358]&amp;&quot;}, title = {&quot; &amp;[.E358] &amp; &quot;}, subtitle = {&quot;&amp;[.F358]&amp;&quot;}, origlanguage ={&quot; &amp; [.G358] &amp; &quot;}, year = {&quot; &amp; [.H358] &amp; &quot;}&quot;" office:value-type="string" office:string-value="number={166}, title = {Lysis. Symposium. Gorgias}, subtitle = {}, origlanguage ={Greek}, year = {1925}">
            <text:p>number={166}, title = {Lysis. Symposium. Gorgias}, subtitle = {}, origlanguage ={Greek}, year = {1925}</text:p>
          </table:table-cell>
          <table:table-cell table:style-name="ce1" office:value-type="float" office:value="166">
            <text:p>166</text:p>
          </table:table-cell>
          <table:table-cell table:style-name="ce5" office:value-type="string">
            <text:p>Plato, </text:p>
          </table:table-cell>
          <table:table-cell table:style-name="ce5" office:value-type="string">
            <text:p>Plato</text:p>
          </table:table-cell>
          <table:table-cell table:style-name="ce5" office:value-type="string">
            <text:p>Lysis. Symposium. Gorgias</text:p>
          </table:table-cell>
          <table:table-cell table:style-name="ce5"/>
          <table:table-cell table:style-name="ce5" office:value-type="string">
            <text:p>Greek</text:p>
          </table:table-cell>
          <table:table-cell table:style-name="ce1" office:value-type="float" office:value="1925">
            <text:p>1925</text:p>
          </table:table-cell>
          <table:table-cell table:style-name="ce5" table:number-columns-repeated="1000"/>
        </table:table-row>
        <table:table-row table:style-name="ro2">
          <table:table-cell table:formula="of:=&quot;number={&quot;&amp;[.B359]&amp;&quot;}, title = {&quot; &amp;[.E359] &amp; &quot;}, subtitle = {&quot;&amp;[.F359]&amp;&quot;}, origlanguage ={&quot; &amp; [.G359] &amp; &quot;}, year = {&quot; &amp; [.H359] &amp; &quot;}&quot;" office:value-type="string" office:string-value="number={167}, title = {Cratylus. Parmenides. Greater Hippias. Lesser Hippias}, subtitle = {}, origlanguage ={Greek}, year = {1926}">
            <text:p>number={167}, title = {Cratylus. Parmenides. Greater Hippias. Lesser Hippias}, subtitle = {}, origlanguage ={Greek}, year = {1926}</text:p>
          </table:table-cell>
          <table:table-cell table:style-name="ce1" office:value-type="float" office:value="167">
            <text:p>167</text:p>
          </table:table-cell>
          <table:table-cell table:style-name="ce5" office:value-type="string">
            <text:p>Plato, </text:p>
          </table:table-cell>
          <table:table-cell table:style-name="ce5" office:value-type="string">
            <text:p>Plato</text:p>
          </table:table-cell>
          <table:table-cell table:style-name="ce5" office:value-type="string">
            <text:p>Cratylus. Parmenides. Greater Hippias. Lesser Hippias</text:p>
          </table:table-cell>
          <table:table-cell table:style-name="ce5"/>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360]&amp;&quot;}, title = {&quot; &amp;[.E360] &amp; &quot;}, subtitle = {&quot;&amp;[.F360]&amp;&quot;}, origlanguage ={&quot; &amp; [.G360] &amp; &quot;}, year = {&quot; &amp; [.H360] &amp; &quot;}&quot;" office:value-type="string" office:string-value="number={187}, title = {Laws, Volume I}, subtitle = {Books 1-6}, origlanguage ={Greek}, year = {1926}">
            <text:p>number={187}, title = {Laws, Volume I}, subtitle = {Books 1-6}, origlanguage ={Greek}, year = {1926}</text:p>
          </table:table-cell>
          <table:table-cell table:style-name="ce1" office:value-type="float" office:value="187">
            <text:p>187</text:p>
          </table:table-cell>
          <table:table-cell table:style-name="ce5" office:value-type="string">
            <text:p>Plato, </text:p>
          </table:table-cell>
          <table:table-cell table:style-name="ce5" office:value-type="string">
            <text:p>Plato</text:p>
          </table:table-cell>
          <table:table-cell table:style-name="ce5" office:value-type="string">
            <text:p>Laws, Volume I</text:p>
          </table:table-cell>
          <table:table-cell table:style-name="ce5" office:value-type="string">
            <text:p>Books 1-6</text:p>
          </table:table-cell>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361]&amp;&quot;}, title = {&quot; &amp;[.E361] &amp; &quot;}, subtitle = {&quot;&amp;[.F361]&amp;&quot;}, origlanguage ={&quot; &amp; [.G361] &amp; &quot;}, year = {&quot; &amp; [.H361] &amp; &quot;}&quot;" office:value-type="string" office:string-value="number={192}, title = {Laws, Volume II}, subtitle = {Books 7-12}, origlanguage ={Greek}, year = {1926}">
            <text:p>number={192}, title = {Laws, Volume II}, subtitle = {Books 7-12}, origlanguage ={Greek}, year = {1926}</text:p>
          </table:table-cell>
          <table:table-cell table:style-name="ce1" office:value-type="float" office:value="192">
            <text:p>192</text:p>
          </table:table-cell>
          <table:table-cell table:style-name="ce5" office:value-type="string">
            <text:p>Plato, </text:p>
          </table:table-cell>
          <table:table-cell table:style-name="ce5" office:value-type="string">
            <text:p>Plato</text:p>
          </table:table-cell>
          <table:table-cell table:style-name="ce5" office:value-type="string">
            <text:p>Laws, Volume II</text:p>
          </table:table-cell>
          <table:table-cell table:style-name="ce5" office:value-type="string">
            <text:p>Books 7-12</text:p>
          </table:table-cell>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362]&amp;&quot;}, title = {&quot; &amp;[.E362] &amp; &quot;}, subtitle = {&quot;&amp;[.F362]&amp;&quot;}, origlanguage ={&quot; &amp; [.G362] &amp; &quot;}, year = {&quot; &amp; [.H362] &amp; &quot;}&quot;" office:value-type="string" office:string-value="number={201}, title = {Charmides. Alcibiades I and II. Hipparchus. The Lovers. Theages. Minos. Epinomis}, subtitle = {}, origlanguage ={Greek}, year = {1927}">
            <text:p>number={201}, title = {Charmides. Alcibiades I and II. Hipparchus. The Lovers. Theages. Minos. Epinomis}, subtitle = {}, origlanguage ={Greek}, year = {1927}</text:p>
          </table:table-cell>
          <table:table-cell table:style-name="ce1" office:value-type="float" office:value="201">
            <text:p>201</text:p>
          </table:table-cell>
          <table:table-cell table:style-name="ce5" office:value-type="string">
            <text:p>Plato, </text:p>
          </table:table-cell>
          <table:table-cell table:style-name="ce5" office:value-type="string">
            <text:p>Plato</text:p>
          </table:table-cell>
          <table:table-cell table:style-name="ce5" office:value-type="string">
            <text:p>Charmides. Alcibiades I and II. Hipparchus. The Lovers. Theages. Minos. Epinomis</text:p>
          </table:table-cell>
          <table:table-cell table:style-name="ce5"/>
          <table:table-cell table:style-name="ce5" office:value-type="string">
            <text:p>Greek</text:p>
          </table:table-cell>
          <table:table-cell table:style-name="ce1" office:value-type="float" office:value="1927">
            <text:p>1927</text:p>
          </table:table-cell>
          <table:table-cell table:style-name="ce5" table:number-columns-repeated="1000"/>
        </table:table-row>
        <table:table-row table:style-name="ro2">
          <table:table-cell table:formula="of:=&quot;number={&quot;&amp;[.B363]&amp;&quot;}, title = {&quot; &amp;[.E363] &amp; &quot;}, subtitle = {&quot;&amp;[.F363]&amp;&quot;}, origlanguage ={&quot; &amp; [.G363] &amp; &quot;}, year = {&quot; &amp; [.H363] &amp; &quot;}&quot;" office:value-type="string" office:string-value="number={234}, title = {Timaeus. Critias. Cleitophon. Menexenus. Epistles}, subtitle = {}, origlanguage ={Greek}, year = {1929}">
            <text:p>number={234}, title = {Timaeus. Critias. Cleitophon. Menexenus. Epistles}, subtitle = {}, origlanguage ={Greek}, year = {1929}</text:p>
          </table:table-cell>
          <table:table-cell table:style-name="ce1" office:value-type="float" office:value="234">
            <text:p>234</text:p>
          </table:table-cell>
          <table:table-cell table:style-name="ce5" office:value-type="string">
            <text:p>Plato, </text:p>
          </table:table-cell>
          <table:table-cell table:style-name="ce5" office:value-type="string">
            <text:p>Plato</text:p>
          </table:table-cell>
          <table:table-cell table:style-name="ce5" office:value-type="string">
            <text:p>Timaeus. Critias. Cleitophon. Menexenus. Epistles</text:p>
          </table:table-cell>
          <table:table-cell table:style-name="ce5"/>
          <table:table-cell table:style-name="ce5" office:value-type="string">
            <text:p>Greek</text:p>
          </table:table-cell>
          <table:table-cell table:style-name="ce1" office:value-type="float" office:value="1929">
            <text:p>1929</text:p>
          </table:table-cell>
          <table:table-cell table:style-name="ce5" table:number-columns-repeated="1000"/>
        </table:table-row>
        <table:table-row table:style-name="ro2">
          <table:table-cell table:formula="of:=&quot;number={&quot;&amp;[.B364]&amp;&quot;}, title = {&quot; &amp;[.E364] &amp; &quot;}, subtitle = {&quot;&amp;[.F364]&amp;&quot;}, origlanguage ={&quot; &amp; [.G364] &amp; &quot;}, year = {&quot; &amp; [.H364] &amp; &quot;}&quot;" office:value-type="string" office:string-value="number={237}, title = {Republic, Volume I}, subtitle = {Books 1-5}, origlanguage ={Greek}, year = {2013}">
            <text:p>number={237}, title = {Republic, Volume I}, subtitle = {Books 1-5}, origlanguage ={Greek}, year = {2013}</text:p>
          </table:table-cell>
          <table:table-cell table:style-name="ce1" office:value-type="float" office:value="237">
            <text:p>237</text:p>
          </table:table-cell>
          <table:table-cell table:style-name="ce5" office:value-type="string">
            <text:p>Plato, </text:p>
          </table:table-cell>
          <table:table-cell table:style-name="ce5" office:value-type="string">
            <text:p>Plato</text:p>
          </table:table-cell>
          <table:table-cell table:style-name="ce5" office:value-type="string">
            <text:p>Republic, Volume I</text:p>
          </table:table-cell>
          <table:table-cell table:style-name="ce5" office:value-type="string">
            <text:p>Books 1-5</text:p>
          </table:table-cell>
          <table:table-cell table:style-name="ce5" office:value-type="string">
            <text:p>Greek</text:p>
          </table:table-cell>
          <table:table-cell table:style-name="ce1" office:value-type="float" office:value="2013">
            <text:p>2013</text:p>
          </table:table-cell>
          <table:table-cell table:style-name="ce5" table:number-columns-repeated="1000"/>
        </table:table-row>
        <table:table-row table:style-name="ro2">
          <table:table-cell table:formula="of:=&quot;number={&quot;&amp;[.B365]&amp;&quot;}, title = {&quot; &amp;[.E365] &amp; &quot;}, subtitle = {&quot;&amp;[.F365]&amp;&quot;}, origlanguage ={&quot; &amp; [.G365] &amp; &quot;}, year = {&quot; &amp; [.H365] &amp; &quot;}&quot;" office:value-type="string" office:string-value="number={276}, title = {Republic, Volume II}, subtitle = {Books 6-10}, origlanguage ={Greek}, year = {2013}">
            <text:p>number={276}, title = {Republic, Volume II}, subtitle = {Books 6-10}, origlanguage ={Greek}, year = {2013}</text:p>
          </table:table-cell>
          <table:table-cell table:style-name="ce1" office:value-type="float" office:value="276">
            <text:p>276</text:p>
          </table:table-cell>
          <table:table-cell table:style-name="ce5" office:value-type="string">
            <text:p>Plato, </text:p>
          </table:table-cell>
          <table:table-cell table:style-name="ce5" office:value-type="string">
            <text:p>Plato</text:p>
          </table:table-cell>
          <table:table-cell table:style-name="ce5" office:value-type="string">
            <text:p>Republic, Volume II</text:p>
          </table:table-cell>
          <table:table-cell table:style-name="ce5" office:value-type="string">
            <text:p>Books 6-10</text:p>
          </table:table-cell>
          <table:table-cell table:style-name="ce5" office:value-type="string">
            <text:p>Greek</text:p>
          </table:table-cell>
          <table:table-cell table:style-name="ce1" office:value-type="float" office:value="2013">
            <text:p>2013</text:p>
          </table:table-cell>
          <table:table-cell table:style-name="ce5" table:number-columns-repeated="1000"/>
        </table:table-row>
        <table:table-row table:style-name="ro2">
          <table:table-cell table:formula="of:=&quot;number={&quot;&amp;[.B366]&amp;&quot;}, title = {&quot; &amp;[.E366] &amp; &quot;}, subtitle = {&quot;&amp;[.F366]&amp;&quot;}, origlanguage ={&quot; &amp; [.G366] &amp; &quot;}, year = {&quot; &amp; [.H366] &amp; &quot;}&quot;" office:value-type="string" office:string-value="number={60}, title = {Amphitryon. The Comedy of Asses. The Pot of Gold. The Two Bacchises. The Captives}, subtitle = {}, origlanguage ={Latin}, year = {2011}">
            <text:p>number={60}, title = {Amphitryon. The Comedy of Asses. The Pot of Gold. The Two Bacchises. The Captives}, subtitle = {}, origlanguage ={Latin}, year = {2011}</text:p>
          </table:table-cell>
          <table:table-cell table:style-name="ce1" office:value-type="float" office:value="60">
            <text:p>60</text:p>
          </table:table-cell>
          <table:table-cell table:style-name="ce5" office:value-type="string">
            <text:p>Plautus, </text:p>
          </table:table-cell>
          <table:table-cell table:style-name="ce5" office:value-type="string">
            <text:p>Plautus</text:p>
          </table:table-cell>
          <table:table-cell table:style-name="ce5" office:value-type="string">
            <text:p>Amphitryon. The Comedy of Asses. The Pot of Gold. The Two Bacchises. The Captives</text:p>
          </table:table-cell>
          <table:table-cell table:style-name="ce5"/>
          <table:table-cell table:style-name="ce5" office:value-type="string">
            <text:p>Latin</text:p>
          </table:table-cell>
          <table:table-cell table:style-name="ce1" office:value-type="float" office:value="2011">
            <text:p>2011</text:p>
          </table:table-cell>
          <table:table-cell table:style-name="ce5" table:number-columns-repeated="1000"/>
        </table:table-row>
        <table:table-row table:style-name="ro2">
          <table:table-cell table:formula="of:=&quot;number={&quot;&amp;[.B367]&amp;&quot;}, title = {&quot; &amp;[.E367] &amp; &quot;}, subtitle = {&quot;&amp;[.F367]&amp;&quot;}, origlanguage ={&quot; &amp; [.G367] &amp; &quot;}, year = {&quot; &amp; [.H367] &amp; &quot;}&quot;" office:value-type="string" office:string-value="number={61}, title = {Casina. The Casket Comedy. Curculio. Epidicus. The Two Menaechmuses}, subtitle = {}, origlanguage ={Latin}, year = {2011}">
            <text:p>number={61}, title = {Casina. The Casket Comedy. Curculio. Epidicus. The Two Menaechmuses}, subtitle = {}, origlanguage ={Latin}, year = {2011}</text:p>
          </table:table-cell>
          <table:table-cell table:style-name="ce1" office:value-type="float" office:value="61">
            <text:p>61</text:p>
          </table:table-cell>
          <table:table-cell table:style-name="ce5" office:value-type="string">
            <text:p>Plautus, </text:p>
          </table:table-cell>
          <table:table-cell table:style-name="ce5" office:value-type="string">
            <text:p>Plautus</text:p>
          </table:table-cell>
          <table:table-cell table:style-name="ce5" office:value-type="string">
            <text:p>Casina. The Casket Comedy. Curculio. Epidicus. The Two Menaechmuses</text:p>
          </table:table-cell>
          <table:table-cell table:style-name="ce5"/>
          <table:table-cell table:style-name="ce5" office:value-type="string">
            <text:p>Latin</text:p>
          </table:table-cell>
          <table:table-cell table:style-name="ce1" office:value-type="float" office:value="2011">
            <text:p>2011</text:p>
          </table:table-cell>
          <table:table-cell table:style-name="ce5" table:number-columns-repeated="1000"/>
        </table:table-row>
        <table:table-row table:style-name="ro2">
          <table:table-cell table:formula="of:=&quot;number={&quot;&amp;[.B368]&amp;&quot;}, title = {&quot; &amp;[.E368] &amp; &quot;}, subtitle = {&quot;&amp;[.F368]&amp;&quot;}, origlanguage ={&quot; &amp; [.G368] &amp; &quot;}, year = {&quot; &amp; [.H368] &amp; &quot;}&quot;" office:value-type="string" office:string-value="number={163}, title = {The Merchant. The Braggart Soldier. The Ghost. The Persian}, subtitle = {}, origlanguage ={Latin}, year = {2011}">
            <text:p>number={163}, title = {The Merchant. The Braggart Soldier. The Ghost. The Persian}, subtitle = {}, origlanguage ={Latin}, year = {2011}</text:p>
          </table:table-cell>
          <table:table-cell table:style-name="ce1" office:value-type="float" office:value="163">
            <text:p>163</text:p>
          </table:table-cell>
          <table:table-cell table:style-name="ce5" office:value-type="string">
            <text:p>Plautus, </text:p>
          </table:table-cell>
          <table:table-cell table:style-name="ce5" office:value-type="string">
            <text:p>Plautus</text:p>
          </table:table-cell>
          <table:table-cell table:style-name="ce5" office:value-type="string">
            <text:p>The Merchant. The Braggart Soldier. The Ghost. The Persian</text:p>
          </table:table-cell>
          <table:table-cell table:style-name="ce5"/>
          <table:table-cell table:style-name="ce5" office:value-type="string">
            <text:p>Latin</text:p>
          </table:table-cell>
          <table:table-cell table:style-name="ce1" office:value-type="float" office:value="2011">
            <text:p>2011</text:p>
          </table:table-cell>
          <table:table-cell table:style-name="ce5" table:number-columns-repeated="1000"/>
        </table:table-row>
        <table:table-row table:style-name="ro2">
          <table:table-cell table:formula="of:=&quot;number={&quot;&amp;[.B369]&amp;&quot;}, title = {&quot; &amp;[.E369] &amp; &quot;}, subtitle = {&quot;&amp;[.F369]&amp;&quot;}, origlanguage ={&quot; &amp; [.G369] &amp; &quot;}, year = {&quot; &amp; [.H369] &amp; &quot;}&quot;" office:value-type="string" office:string-value="number={260}, title = {The Little Carthaginian. Pseudolus. The Rope}, subtitle = {}, origlanguage ={Latin}, year = {2012}">
            <text:p>number={260}, title = {The Little Carthaginian. Pseudolus. The Rope}, subtitle = {}, origlanguage ={Latin}, year = {2012}</text:p>
          </table:table-cell>
          <table:table-cell table:style-name="ce1" office:value-type="float" office:value="260">
            <text:p>260</text:p>
          </table:table-cell>
          <table:table-cell table:style-name="ce5" office:value-type="string">
            <text:p>Plautus, </text:p>
          </table:table-cell>
          <table:table-cell table:style-name="ce5" office:value-type="string">
            <text:p>Plautus</text:p>
          </table:table-cell>
          <table:table-cell table:style-name="ce5" office:value-type="string">
            <text:p>The Little Carthaginian. Pseudolus. The Rope</text:p>
          </table:table-cell>
          <table:table-cell table:style-name="ce5"/>
          <table:table-cell table:style-name="ce5" office:value-type="string">
            <text:p>Latin</text:p>
          </table:table-cell>
          <table:table-cell table:style-name="ce1" office:value-type="float" office:value="2012">
            <text:p>2012</text:p>
          </table:table-cell>
          <table:table-cell table:style-name="ce5" table:number-columns-repeated="1000"/>
        </table:table-row>
        <table:table-row table:style-name="ro2">
          <table:table-cell table:formula="of:=&quot;number={&quot;&amp;[.B370]&amp;&quot;}, title = {&quot; &amp;[.E370] &amp; &quot;}, subtitle = {&quot;&amp;[.F370]&amp;&quot;}, origlanguage ={&quot; &amp; [.G370] &amp; &quot;}, year = {&quot; &amp; [.H370] &amp; &quot;}&quot;" office:value-type="string" office:string-value="number={328}, title = {Stichus. Three-Dollar Day. Truculentus. The Tale of a Traveling-Bag. Fragments}, subtitle = {}, origlanguage ={Latin}, year = {2013}">
            <text:p>number={328}, title = {Stichus. Three-Dollar Day. Truculentus. The Tale of a Traveling-Bag. Fragments}, subtitle = {}, origlanguage ={Latin}, year = {2013}</text:p>
          </table:table-cell>
          <table:table-cell table:style-name="ce1" office:value-type="float" office:value="328">
            <text:p>328</text:p>
          </table:table-cell>
          <table:table-cell table:style-name="ce5" office:value-type="string">
            <text:p>Plautus, </text:p>
          </table:table-cell>
          <table:table-cell table:style-name="ce5" office:value-type="string">
            <text:p>Plautus</text:p>
          </table:table-cell>
          <table:table-cell table:style-name="ce5" office:value-type="string">
            <text:p>Stichus. Three-Dollar Day. Truculentus. The Tale of a Traveling-Bag. Fragments</text:p>
          </table:table-cell>
          <table:table-cell table:style-name="ce5"/>
          <table:table-cell table:style-name="ce5" office:value-type="string">
            <text:p>Latin</text:p>
          </table:table-cell>
          <table:table-cell table:style-name="ce1" office:value-type="float" office:value="2013">
            <text:p>2013</text:p>
          </table:table-cell>
          <table:table-cell table:style-name="ce5" table:number-columns-repeated="1000"/>
        </table:table-row>
        <table:table-row table:style-name="ro2">
          <table:table-cell table:formula="of:=&quot;number={&quot;&amp;[.B371]&amp;&quot;}, title = {&quot; &amp;[.E371] &amp; &quot;}, subtitle = {&quot;&amp;[.F371]&amp;&quot;}, origlanguage ={&quot; &amp; [.G371] &amp; &quot;}, year = {&quot; &amp; [.H371] &amp; &quot;}&quot;" office:value-type="string" office:string-value="number={330}, title = {Natural History, Volume I: Books 1-2}, subtitle = {}, origlanguage ={Latin}, year = {1938}">
            <text:p>number={330}, title = {Natural History, Volume I: Books 1-2}, subtitle = {}, origlanguage ={Latin}, year = {1938}</text:p>
          </table:table-cell>
          <table:table-cell table:style-name="ce1" office:value-type="float" office:value="330">
            <text:p>330</text:p>
          </table:table-cell>
          <table:table-cell table:style-name="ce5" office:value-type="string">
            <text:p>Pliny, </text:p>
          </table:table-cell>
          <table:table-cell table:style-name="ce5" office:value-type="string">
            <text:p>Pliny</text:p>
          </table:table-cell>
          <table:table-cell table:style-name="ce5" office:value-type="string">
            <text:p>Natural History, Volume I: Books 1-2</text:p>
          </table:table-cell>
          <table:table-cell table:style-name="ce5"/>
          <table:table-cell table:style-name="ce5" office:value-type="string">
            <text:p>Latin</text:p>
          </table:table-cell>
          <table:table-cell table:style-name="ce1" office:value-type="float" office:value="1938">
            <text:p>1938</text:p>
          </table:table-cell>
          <table:table-cell table:style-name="ce5" table:number-columns-repeated="1000"/>
        </table:table-row>
        <table:table-row table:style-name="ro2">
          <table:table-cell table:formula="of:=&quot;number={&quot;&amp;[.B372]&amp;&quot;}, title = {&quot; &amp;[.E372] &amp; &quot;}, subtitle = {&quot;&amp;[.F372]&amp;&quot;}, origlanguage ={&quot; &amp; [.G372] &amp; &quot;}, year = {&quot; &amp; [.H372] &amp; &quot;}&quot;" office:value-type="string" office:string-value="number={352}, title = {Natural History, Volume II: Books 3-7}, subtitle = {}, origlanguage ={Latin}, year = {1942}">
            <text:p>number={352}, title = {Natural History, Volume II: Books 3-7}, subtitle = {}, origlanguage ={Latin}, year = {1942}</text:p>
          </table:table-cell>
          <table:table-cell table:style-name="ce1" office:value-type="float" office:value="352">
            <text:p>352</text:p>
          </table:table-cell>
          <table:table-cell table:style-name="ce5" office:value-type="string">
            <text:p>Pliny, </text:p>
          </table:table-cell>
          <table:table-cell table:style-name="ce5" office:value-type="string">
            <text:p>Pliny</text:p>
          </table:table-cell>
          <table:table-cell table:style-name="ce5" office:value-type="string">
            <text:p>Natural History, Volume II: Books 3-7</text:p>
          </table:table-cell>
          <table:table-cell table:style-name="ce5"/>
          <table:table-cell table:style-name="ce5" office:value-type="string">
            <text:p>Latin</text:p>
          </table:table-cell>
          <table:table-cell table:style-name="ce1" office:value-type="float" office:value="1942">
            <text:p>1942</text:p>
          </table:table-cell>
          <table:table-cell table:style-name="ce5" table:number-columns-repeated="1000"/>
        </table:table-row>
        <table:table-row table:style-name="ro2">
          <table:table-cell table:formula="of:=&quot;number={&quot;&amp;[.B373]&amp;&quot;}, title = {&quot; &amp;[.E373] &amp; &quot;}, subtitle = {&quot;&amp;[.F373]&amp;&quot;}, origlanguage ={&quot; &amp; [.G373] &amp; &quot;}, year = {&quot; &amp; [.H373] &amp; &quot;}&quot;" office:value-type="string" office:string-value="number={353}, title = {Natural History, Volume III: Books 8-11}, subtitle = {}, origlanguage ={Latin}, year = {1940}">
            <text:p>number={353}, title = {Natural History, Volume III: Books 8-11}, subtitle = {}, origlanguage ={Latin}, year = {1940}</text:p>
          </table:table-cell>
          <table:table-cell table:style-name="ce1" office:value-type="float" office:value="353">
            <text:p>353</text:p>
          </table:table-cell>
          <table:table-cell table:style-name="ce5" office:value-type="string">
            <text:p>Pliny, </text:p>
          </table:table-cell>
          <table:table-cell table:style-name="ce5" office:value-type="string">
            <text:p>Pliny</text:p>
          </table:table-cell>
          <table:table-cell table:style-name="ce5" office:value-type="string">
            <text:p>Natural History, Volume III: Books 8-11</text:p>
          </table:table-cell>
          <table:table-cell table:style-name="ce5"/>
          <table:table-cell table:style-name="ce5" office:value-type="string">
            <text:p>Latin</text:p>
          </table:table-cell>
          <table:table-cell table:style-name="ce1" office:value-type="float" office:value="1940">
            <text:p>1940</text:p>
          </table:table-cell>
          <table:table-cell table:style-name="ce5" table:number-columns-repeated="1000"/>
        </table:table-row>
        <table:table-row table:style-name="ro2">
          <table:table-cell table:formula="of:=&quot;number={&quot;&amp;[.B374]&amp;&quot;}, title = {&quot; &amp;[.E374] &amp; &quot;}, subtitle = {&quot;&amp;[.F374]&amp;&quot;}, origlanguage ={&quot; &amp; [.G374] &amp; &quot;}, year = {&quot; &amp; [.H374] &amp; &quot;}&quot;" office:value-type="string" office:string-value="number={370}, title = {Natural History, Volume IV: Books 12-16}, subtitle = {}, origlanguage ={Latin}, year = {1945}">
            <text:p>number={370}, title = {Natural History, Volume IV: Books 12-16}, subtitle = {}, origlanguage ={Latin}, year = {1945}</text:p>
          </table:table-cell>
          <table:table-cell table:style-name="ce1" office:value-type="float" office:value="370">
            <text:p>370</text:p>
          </table:table-cell>
          <table:table-cell table:style-name="ce5" office:value-type="string">
            <text:p>Pliny, </text:p>
          </table:table-cell>
          <table:table-cell table:style-name="ce5" office:value-type="string">
            <text:p>Pliny</text:p>
          </table:table-cell>
          <table:table-cell table:style-name="ce5" office:value-type="string">
            <text:p>Natural History, Volume IV: Books 12-16</text:p>
          </table:table-cell>
          <table:table-cell table:style-name="ce5"/>
          <table:table-cell table:style-name="ce5" office:value-type="string">
            <text:p>Latin</text:p>
          </table:table-cell>
          <table:table-cell table:style-name="ce1" office:value-type="float" office:value="1945">
            <text:p>1945</text:p>
          </table:table-cell>
          <table:table-cell table:style-name="ce5" table:number-columns-repeated="1000"/>
        </table:table-row>
        <table:table-row table:style-name="ro2">
          <table:table-cell table:formula="of:=&quot;number={&quot;&amp;[.B375]&amp;&quot;}, title = {&quot; &amp;[.E375] &amp; &quot;}, subtitle = {&quot;&amp;[.F375]&amp;&quot;}, origlanguage ={&quot; &amp; [.G375] &amp; &quot;}, year = {&quot; &amp; [.H375] &amp; &quot;}&quot;" office:value-type="string" office:string-value="number={371}, title = {Natural History, Volume V: Books 17-19}, subtitle = {}, origlanguage ={Latin}, year = {1950}">
            <text:p>number={371}, title = {Natural History, Volume V: Books 17-19}, subtitle = {}, origlanguage ={Latin}, year = {1950}</text:p>
          </table:table-cell>
          <table:table-cell table:style-name="ce1" office:value-type="float" office:value="371">
            <text:p>371</text:p>
          </table:table-cell>
          <table:table-cell table:style-name="ce5" office:value-type="string">
            <text:p>Pliny, </text:p>
          </table:table-cell>
          <table:table-cell table:style-name="ce5" office:value-type="string">
            <text:p>Pliny</text:p>
          </table:table-cell>
          <table:table-cell table:style-name="ce5" office:value-type="string">
            <text:p>Natural History, Volume V: Books 17-19</text:p>
          </table:table-cell>
          <table:table-cell table:style-name="ce5"/>
          <table:table-cell table:style-name="ce5" office:value-type="string">
            <text:p>Latin</text:p>
          </table:table-cell>
          <table:table-cell table:style-name="ce1" office:value-type="float" office:value="1950">
            <text:p>1950</text:p>
          </table:table-cell>
          <table:table-cell table:style-name="ce5" table:number-columns-repeated="1000"/>
        </table:table-row>
        <table:table-row table:style-name="ro2">
          <table:table-cell table:formula="of:=&quot;number={&quot;&amp;[.B376]&amp;&quot;}, title = {&quot; &amp;[.E376] &amp; &quot;}, subtitle = {&quot;&amp;[.F376]&amp;&quot;}, origlanguage ={&quot; &amp; [.G376] &amp; &quot;}, year = {&quot; &amp; [.H376] &amp; &quot;}&quot;" office:value-type="string" office:string-value="number={392}, title = {Natural History, Volume VI: Books 20-23}, subtitle = {}, origlanguage ={Latin}, year = {1951}">
            <text:p>number={392}, title = {Natural History, Volume VI: Books 20-23}, subtitle = {}, origlanguage ={Latin}, year = {1951}</text:p>
          </table:table-cell>
          <table:table-cell table:style-name="ce1" office:value-type="float" office:value="392">
            <text:p>392</text:p>
          </table:table-cell>
          <table:table-cell table:style-name="ce5" office:value-type="string">
            <text:p>Pliny, </text:p>
          </table:table-cell>
          <table:table-cell table:style-name="ce5" office:value-type="string">
            <text:p>Pliny</text:p>
          </table:table-cell>
          <table:table-cell table:style-name="ce5" office:value-type="string">
            <text:p>Natural History, Volume VI: Books 20-23</text:p>
          </table:table-cell>
          <table:table-cell table:style-name="ce5"/>
          <table:table-cell table:style-name="ce5" office:value-type="string">
            <text:p>Latin</text:p>
          </table:table-cell>
          <table:table-cell table:style-name="ce1" office:value-type="float" office:value="1951">
            <text:p>1951</text:p>
          </table:table-cell>
          <table:table-cell table:style-name="ce5" table:number-columns-repeated="1000"/>
        </table:table-row>
        <table:table-row table:style-name="ro2">
          <table:table-cell table:formula="of:=&quot;number={&quot;&amp;[.B377]&amp;&quot;}, title = {&quot; &amp;[.E377] &amp; &quot;}, subtitle = {&quot;&amp;[.F377]&amp;&quot;}, origlanguage ={&quot; &amp; [.G377] &amp; &quot;}, year = {&quot; &amp; [.H377] &amp; &quot;}&quot;" office:value-type="string" office:string-value="number={393}, title = {Natural History, Volume VII: Books 24-27}, subtitle = {}, origlanguage ={Latin}, year = {1956}">
            <text:p>number={393}, title = {Natural History, Volume VII: Books 24-27}, subtitle = {}, origlanguage ={Latin}, year = {1956}</text:p>
          </table:table-cell>
          <table:table-cell table:style-name="ce1" office:value-type="float" office:value="393">
            <text:p>393</text:p>
          </table:table-cell>
          <table:table-cell table:style-name="ce5" office:value-type="string">
            <text:p>Pliny, </text:p>
          </table:table-cell>
          <table:table-cell table:style-name="ce5" office:value-type="string">
            <text:p>Pliny</text:p>
          </table:table-cell>
          <table:table-cell table:style-name="ce5" office:value-type="string">
            <text:p>Natural History, Volume VII: Books 24-27</text:p>
          </table:table-cell>
          <table:table-cell table:style-name="ce5"/>
          <table:table-cell table:style-name="ce5" office:value-type="string">
            <text:p>Latin</text:p>
          </table:table-cell>
          <table:table-cell table:style-name="ce1" office:value-type="float" office:value="1956">
            <text:p>1956</text:p>
          </table:table-cell>
          <table:table-cell table:style-name="ce5" table:number-columns-repeated="1000"/>
        </table:table-row>
        <table:table-row table:style-name="ro2">
          <table:table-cell table:formula="of:=&quot;number={&quot;&amp;[.B378]&amp;&quot;}, title = {&quot; &amp;[.E378] &amp; &quot;}, subtitle = {&quot;&amp;[.F378]&amp;&quot;}, origlanguage ={&quot; &amp; [.G378] &amp; &quot;}, year = {&quot; &amp; [.H378] &amp; &quot;}&quot;" office:value-type="string" office:string-value="number={394}, title = {Natural History, Volume IX: Books 33-35}, subtitle = {}, origlanguage ={Latin}, year = {1952}">
            <text:p>number={394}, title = {Natural History, Volume IX: Books 33-35}, subtitle = {}, origlanguage ={Latin}, year = {1952}</text:p>
          </table:table-cell>
          <table:table-cell table:style-name="ce1" office:value-type="float" office:value="394">
            <text:p>394</text:p>
          </table:table-cell>
          <table:table-cell table:style-name="ce5" office:value-type="string">
            <text:p>Pliny, </text:p>
          </table:table-cell>
          <table:table-cell table:style-name="ce5" office:value-type="string">
            <text:p>Pliny</text:p>
          </table:table-cell>
          <table:table-cell table:style-name="ce5" office:value-type="string">
            <text:p>Natural History, Volume IX: Books 33-35</text:p>
          </table:table-cell>
          <table:table-cell table:style-name="ce5"/>
          <table:table-cell table:style-name="ce5" office:value-type="string">
            <text:p>Latin</text:p>
          </table:table-cell>
          <table:table-cell table:style-name="ce1" office:value-type="float" office:value="1952">
            <text:p>1952</text:p>
          </table:table-cell>
          <table:table-cell table:style-name="ce5" table:number-columns-repeated="1000"/>
        </table:table-row>
        <table:table-row table:style-name="ro2">
          <table:table-cell table:formula="of:=&quot;number={&quot;&amp;[.B379]&amp;&quot;}, title = {&quot; &amp;[.E379] &amp; &quot;}, subtitle = {&quot;&amp;[.F379]&amp;&quot;}, origlanguage ={&quot; &amp; [.G379] &amp; &quot;}, year = {&quot; &amp; [.H379] &amp; &quot;}&quot;" office:value-type="string" office:string-value="number={418}, title = {Natural History, Volume VIII: Books 28-32}, subtitle = {}, origlanguage ={Latin}, year = {1963}">
            <text:p>number={418}, title = {Natural History, Volume VIII: Books 28-32}, subtitle = {}, origlanguage ={Latin}, year = {1963}</text:p>
          </table:table-cell>
          <table:table-cell table:style-name="ce1" office:value-type="float" office:value="418">
            <text:p>418</text:p>
          </table:table-cell>
          <table:table-cell table:style-name="ce5" office:value-type="string">
            <text:p>Pliny, </text:p>
          </table:table-cell>
          <table:table-cell table:style-name="ce5" office:value-type="string">
            <text:p>Pliny</text:p>
          </table:table-cell>
          <table:table-cell table:style-name="ce5" office:value-type="string">
            <text:p>Natural History, Volume VIII: Books 28-32</text:p>
          </table:table-cell>
          <table:table-cell table:style-name="ce5"/>
          <table:table-cell table:style-name="ce5" office:value-type="string">
            <text:p>Latin</text:p>
          </table:table-cell>
          <table:table-cell table:style-name="ce1" office:value-type="float" office:value="1963">
            <text:p>1963</text:p>
          </table:table-cell>
          <table:table-cell table:style-name="ce5" table:number-columns-repeated="1000"/>
        </table:table-row>
        <table:table-row table:style-name="ro2">
          <table:table-cell table:formula="of:=&quot;number={&quot;&amp;[.B380]&amp;&quot;}, title = {&quot; &amp;[.E380] &amp; &quot;}, subtitle = {&quot;&amp;[.F380]&amp;&quot;}, origlanguage ={&quot; &amp; [.G380] &amp; &quot;}, year = {&quot; &amp; [.H380] &amp; &quot;}&quot;" office:value-type="string" office:string-value="number={419}, title = {Natural History, Volume X: Books 36-37}, subtitle = {}, origlanguage ={Latin}, year = {1962}">
            <text:p>number={419}, title = {Natural History, Volume X: Books 36-37}, subtitle = {}, origlanguage ={Latin}, year = {1962}</text:p>
          </table:table-cell>
          <table:table-cell table:style-name="ce1" office:value-type="float" office:value="419">
            <text:p>419</text:p>
          </table:table-cell>
          <table:table-cell table:style-name="ce5" office:value-type="string">
            <text:p>Pliny, </text:p>
          </table:table-cell>
          <table:table-cell table:style-name="ce5" office:value-type="string">
            <text:p>Pliny</text:p>
          </table:table-cell>
          <table:table-cell table:style-name="ce5" office:value-type="string">
            <text:p>Natural History, Volume X: Books 36-37</text:p>
          </table:table-cell>
          <table:table-cell table:style-name="ce5"/>
          <table:table-cell table:style-name="ce5" office:value-type="string">
            <text:p>Latin</text:p>
          </table:table-cell>
          <table:table-cell table:style-name="ce1" office:value-type="float" office:value="1962">
            <text:p>1962</text:p>
          </table:table-cell>
          <table:table-cell table:style-name="ce5" table:number-columns-repeated="1000"/>
        </table:table-row>
        <table:table-row table:style-name="ro2">
          <table:table-cell table:formula="of:=&quot;number={&quot;&amp;[.B381]&amp;&quot;}, title = {&quot; &amp;[.E381] &amp; &quot;}, subtitle = {&quot;&amp;[.F381]&amp;&quot;}, origlanguage ={&quot; &amp; [.G381] &amp; &quot;}, year = {&quot; &amp; [.H381] &amp; &quot;}&quot;" office:value-type="string" office:string-value="number={55}, title = {Letters, Volume I: Books 1-7}, subtitle = {}, origlanguage ={Latin}, year = {1969}">
            <text:p>number={55}, title = {Letters, Volume I: Books 1-7}, subtitle = {}, origlanguage ={Latin}, year = {1969}</text:p>
          </table:table-cell>
          <table:table-cell table:style-name="ce1" office:value-type="float" office:value="55">
            <text:p>55</text:p>
          </table:table-cell>
          <table:table-cell table:style-name="ce5" office:value-type="string">
            <text:p>Pliny the Younger, </text:p>
          </table:table-cell>
          <table:table-cell table:style-name="ce5" office:value-type="string">
            <text:p>Pliny the Younger</text:p>
          </table:table-cell>
          <table:table-cell table:style-name="ce5" office:value-type="string">
            <text:p>Letters, Volume I: Books 1-7</text:p>
          </table:table-cell>
          <table:table-cell table:style-name="ce5"/>
          <table:table-cell table:style-name="ce5" office:value-type="string">
            <text:p>Latin</text:p>
          </table:table-cell>
          <table:table-cell table:style-name="ce1" office:value-type="float" office:value="1969">
            <text:p>1969</text:p>
          </table:table-cell>
          <table:table-cell table:style-name="ce5" table:number-columns-repeated="1000"/>
        </table:table-row>
        <table:table-row table:style-name="ro2">
          <table:table-cell table:formula="of:=&quot;number={&quot;&amp;[.B382]&amp;&quot;}, title = {&quot; &amp;[.E382] &amp; &quot;}, subtitle = {&quot;&amp;[.F382]&amp;&quot;}, origlanguage ={&quot; &amp; [.G382] &amp; &quot;}, year = {&quot; &amp; [.H382] &amp; &quot;}&quot;" office:value-type="string" office:string-value="number={59}, title = {Letters, Volume II: Books 8-10. Panegyricus}, subtitle = {}, origlanguage ={Latin}, year = {1969}">
            <text:p>number={59}, title = {Letters, Volume II: Books 8-10. Panegyricus}, subtitle = {}, origlanguage ={Latin}, year = {1969}</text:p>
          </table:table-cell>
          <table:table-cell table:style-name="ce1" office:value-type="float" office:value="59">
            <text:p>59</text:p>
          </table:table-cell>
          <table:table-cell table:style-name="ce5" office:value-type="string">
            <text:p>Pliny the Younger, </text:p>
          </table:table-cell>
          <table:table-cell table:style-name="ce5" office:value-type="string">
            <text:p>Pliny the Younger</text:p>
          </table:table-cell>
          <table:table-cell table:style-name="ce5" office:value-type="string">
            <text:p>Letters, Volume II: Books 8-10. Panegyricus</text:p>
          </table:table-cell>
          <table:table-cell table:style-name="ce5"/>
          <table:table-cell table:style-name="ce5" office:value-type="string">
            <text:p>Latin</text:p>
          </table:table-cell>
          <table:table-cell table:style-name="ce1" office:value-type="float" office:value="1969">
            <text:p>1969</text:p>
          </table:table-cell>
          <table:table-cell table:style-name="ce5" table:number-columns-repeated="1000"/>
        </table:table-row>
        <table:table-row table:style-name="ro2">
          <table:table-cell table:formula="of:=&quot;number={&quot;&amp;[.B383]&amp;&quot;}, title = {&quot; &amp;[.E383] &amp; &quot;}, subtitle = {&quot;&amp;[.F383]&amp;&quot;}, origlanguage ={&quot; &amp; [.G383] &amp; &quot;}, year = {&quot; &amp; [.H383] &amp; &quot;}&quot;" office:value-type="string" office:string-value="number={440}, title = {Ennead, Volume I: Porphyry on the Life of Plotinus. Ennead I}, subtitle = {}, origlanguage ={Greek}, year = {1969}">
            <text:p>number={440}, title = {Ennead, Volume I: Porphyry on the Life of Plotinus. Ennead I}, subtitle = {}, origlanguage ={Greek}, year = {1969}</text:p>
          </table:table-cell>
          <table:table-cell table:style-name="ce1" office:value-type="float" office:value="440">
            <text:p>440</text:p>
          </table:table-cell>
          <table:table-cell table:style-name="ce5" office:value-type="string">
            <text:p>Plotinus, </text:p>
          </table:table-cell>
          <table:table-cell table:style-name="ce5" office:value-type="string">
            <text:p>Plotinus</text:p>
          </table:table-cell>
          <table:table-cell table:style-name="ce5" office:value-type="string">
            <text:p>Ennead, Volume I: Porphyry on the Life of Plotinus. Ennead I</text:p>
          </table:table-cell>
          <table:table-cell table:style-name="ce5"/>
          <table:table-cell table:style-name="ce5" office:value-type="string">
            <text:p>Greek</text:p>
          </table:table-cell>
          <table:table-cell table:style-name="ce1" office:value-type="float" office:value="1969">
            <text:p>1969</text:p>
          </table:table-cell>
          <table:table-cell table:style-name="ce5" table:number-columns-repeated="1000"/>
        </table:table-row>
        <table:table-row table:style-name="ro2">
          <table:table-cell table:formula="of:=&quot;number={&quot;&amp;[.B384]&amp;&quot;}, title = {&quot; &amp;[.E384] &amp; &quot;}, subtitle = {&quot;&amp;[.F384]&amp;&quot;}, origlanguage ={&quot; &amp; [.G384] &amp; &quot;}, year = {&quot; &amp; [.H384] &amp; &quot;}&quot;" office:value-type="string" office:string-value="number={441}, title = {Ennead, Volume II}, subtitle = {}, origlanguage ={Greek}, year = {1966}">
            <text:p>number={441}, title = {Ennead, Volume II}, subtitle = {}, origlanguage ={Greek}, year = {1966}</text:p>
          </table:table-cell>
          <table:table-cell table:style-name="ce1" office:value-type="float" office:value="441">
            <text:p>441</text:p>
          </table:table-cell>
          <table:table-cell table:style-name="ce5" office:value-type="string">
            <text:p>Plotinus, </text:p>
          </table:table-cell>
          <table:table-cell table:style-name="ce5" office:value-type="string">
            <text:p>Plotinus</text:p>
          </table:table-cell>
          <table:table-cell table:style-name="ce5" office:value-type="string">
            <text:p>Ennead, Volume II</text:p>
          </table:table-cell>
          <table:table-cell table:style-name="ce5"/>
          <table:table-cell table:style-name="ce5" office:value-type="string">
            <text:p>Greek</text:p>
          </table:table-cell>
          <table:table-cell table:style-name="ce1" office:value-type="float" office:value="1966">
            <text:p>1966</text:p>
          </table:table-cell>
          <table:table-cell table:style-name="ce5" table:number-columns-repeated="1000"/>
        </table:table-row>
        <table:table-row table:style-name="ro2">
          <table:table-cell table:formula="of:=&quot;number={&quot;&amp;[.B385]&amp;&quot;}, title = {&quot; &amp;[.E385] &amp; &quot;}, subtitle = {&quot;&amp;[.F385]&amp;&quot;}, origlanguage ={&quot; &amp; [.G385] &amp; &quot;}, year = {&quot; &amp; [.H385] &amp; &quot;}&quot;" office:value-type="string" office:string-value="number={442}, title = {Ennead, Volume III}, subtitle = {}, origlanguage ={Greek}, year = {1967}">
            <text:p>number={442}, title = {Ennead, Volume III}, subtitle = {}, origlanguage ={Greek}, year = {1967}</text:p>
          </table:table-cell>
          <table:table-cell table:style-name="ce1" office:value-type="float" office:value="442">
            <text:p>442</text:p>
          </table:table-cell>
          <table:table-cell table:style-name="ce5" office:value-type="string">
            <text:p>Plotinus, </text:p>
          </table:table-cell>
          <table:table-cell table:style-name="ce5" office:value-type="string">
            <text:p>Plotinus</text:p>
          </table:table-cell>
          <table:table-cell table:style-name="ce5" office:value-type="string">
            <text:p>Ennead, Volume III</text:p>
          </table:table-cell>
          <table:table-cell table:style-name="ce5"/>
          <table:table-cell table:style-name="ce5" office:value-type="string">
            <text:p>Greek</text:p>
          </table:table-cell>
          <table:table-cell table:style-name="ce1" office:value-type="float" office:value="1967">
            <text:p>1967</text:p>
          </table:table-cell>
          <table:table-cell table:style-name="ce5" table:number-columns-repeated="1000"/>
        </table:table-row>
        <table:table-row table:style-name="ro2">
          <table:table-cell table:formula="of:=&quot;number={&quot;&amp;[.B386]&amp;&quot;}, title = {&quot; &amp;[.E386] &amp; &quot;}, subtitle = {&quot;&amp;[.F386]&amp;&quot;}, origlanguage ={&quot; &amp; [.G386] &amp; &quot;}, year = {&quot; &amp; [.H386] &amp; &quot;}&quot;" office:value-type="string" office:string-value="number={443}, title = {Ennead, Volume IV}, subtitle = {}, origlanguage ={Greek}, year = {1984}">
            <text:p>number={443}, title = {Ennead, Volume IV}, subtitle = {}, origlanguage ={Greek}, year = {1984}</text:p>
          </table:table-cell>
          <table:table-cell table:style-name="ce1" office:value-type="float" office:value="443">
            <text:p>443</text:p>
          </table:table-cell>
          <table:table-cell table:style-name="ce5" office:value-type="string">
            <text:p>Plotinus, </text:p>
          </table:table-cell>
          <table:table-cell table:style-name="ce5" office:value-type="string">
            <text:p>Plotinus</text:p>
          </table:table-cell>
          <table:table-cell table:style-name="ce5" office:value-type="string">
            <text:p>Ennead, Volume IV</text:p>
          </table:table-cell>
          <table:table-cell table:style-name="ce5"/>
          <table:table-cell table:style-name="ce5" office:value-type="string">
            <text:p>Greek</text:p>
          </table:table-cell>
          <table:table-cell table:style-name="ce1" office:value-type="float" office:value="1984">
            <text:p>1984</text:p>
          </table:table-cell>
          <table:table-cell table:style-name="ce5" table:number-columns-repeated="1000"/>
        </table:table-row>
        <table:table-row table:style-name="ro2">
          <table:table-cell table:formula="of:=&quot;number={&quot;&amp;[.B387]&amp;&quot;}, title = {&quot; &amp;[.E387] &amp; &quot;}, subtitle = {&quot;&amp;[.F387]&amp;&quot;}, origlanguage ={&quot; &amp; [.G387] &amp; &quot;}, year = {&quot; &amp; [.H387] &amp; &quot;}&quot;" office:value-type="string" office:string-value="number={444}, title = {Ennead, Volume V}, subtitle = {}, origlanguage ={Greek}, year = {1984}">
            <text:p>number={444}, title = {Ennead, Volume V}, subtitle = {}, origlanguage ={Greek}, year = {1984}</text:p>
          </table:table-cell>
          <table:table-cell table:style-name="ce1" office:value-type="float" office:value="444">
            <text:p>444</text:p>
          </table:table-cell>
          <table:table-cell table:style-name="ce5" office:value-type="string">
            <text:p>Plotinus, </text:p>
          </table:table-cell>
          <table:table-cell table:style-name="ce5" office:value-type="string">
            <text:p>Plotinus</text:p>
          </table:table-cell>
          <table:table-cell table:style-name="ce5" office:value-type="string">
            <text:p>Ennead, Volume V</text:p>
          </table:table-cell>
          <table:table-cell table:style-name="ce5"/>
          <table:table-cell table:style-name="ce5" office:value-type="string">
            <text:p>Greek</text:p>
          </table:table-cell>
          <table:table-cell table:style-name="ce1" office:value-type="float" office:value="1984">
            <text:p>1984</text:p>
          </table:table-cell>
          <table:table-cell table:style-name="ce5" table:number-columns-repeated="1000"/>
        </table:table-row>
        <table:table-row table:style-name="ro2">
          <table:table-cell table:formula="of:=&quot;number={&quot;&amp;[.B388]&amp;&quot;}, title = {&quot; &amp;[.E388] &amp; &quot;}, subtitle = {&quot;&amp;[.F388]&amp;&quot;}, origlanguage ={&quot; &amp; [.G388] &amp; &quot;}, year = {&quot; &amp; [.H388] &amp; &quot;}&quot;" office:value-type="string" office:string-value="number={445}, title = {Ennead, Volume VI: 1-5}, subtitle = {}, origlanguage ={Greek}, year = {1988}">
            <text:p>number={445}, title = {Ennead, Volume VI: 1-5}, subtitle = {}, origlanguage ={Greek}, year = {1988}</text:p>
          </table:table-cell>
          <table:table-cell table:style-name="ce1" office:value-type="float" office:value="445">
            <text:p>445</text:p>
          </table:table-cell>
          <table:table-cell table:style-name="ce5" office:value-type="string">
            <text:p>Plotinus, </text:p>
          </table:table-cell>
          <table:table-cell table:style-name="ce5" office:value-type="string">
            <text:p>Plotinus</text:p>
          </table:table-cell>
          <table:table-cell table:style-name="ce5" office:value-type="string">
            <text:p>Ennead, Volume VI: 1-5</text:p>
          </table:table-cell>
          <table:table-cell table:style-name="ce5"/>
          <table:table-cell table:style-name="ce5" office:value-type="string">
            <text:p>Greek</text:p>
          </table:table-cell>
          <table:table-cell table:style-name="ce1" office:value-type="float" office:value="1988">
            <text:p>1988</text:p>
          </table:table-cell>
          <table:table-cell table:style-name="ce5" table:number-columns-repeated="1000"/>
        </table:table-row>
        <table:table-row table:style-name="ro2">
          <table:table-cell table:formula="of:=&quot;number={&quot;&amp;[.B389]&amp;&quot;}, title = {&quot; &amp;[.E389] &amp; &quot;}, subtitle = {&quot;&amp;[.F389]&amp;&quot;}, origlanguage ={&quot; &amp; [.G389] &amp; &quot;}, year = {&quot; &amp; [.H389] &amp; &quot;}&quot;" office:value-type="string" office:string-value="number={468}, title = {Ennead, Volume VI: 6-9}, subtitle = {}, origlanguage ={Greek}, year = {1988}">
            <text:p>number={468}, title = {Ennead, Volume VI: 6-9}, subtitle = {}, origlanguage ={Greek}, year = {1988}</text:p>
          </table:table-cell>
          <table:table-cell table:style-name="ce1" office:value-type="float" office:value="468">
            <text:p>468</text:p>
          </table:table-cell>
          <table:table-cell table:style-name="ce5" office:value-type="string">
            <text:p>Plotinus, </text:p>
          </table:table-cell>
          <table:table-cell table:style-name="ce5" office:value-type="string">
            <text:p>Plotinus</text:p>
          </table:table-cell>
          <table:table-cell table:style-name="ce5" office:value-type="string">
            <text:p>Ennead, Volume VI: 6-9</text:p>
          </table:table-cell>
          <table:table-cell table:style-name="ce5"/>
          <table:table-cell table:style-name="ce5" office:value-type="string">
            <text:p>Greek</text:p>
          </table:table-cell>
          <table:table-cell table:style-name="ce1" office:value-type="float" office:value="1988">
            <text:p>1988</text:p>
          </table:table-cell>
          <table:table-cell table:style-name="ce5" table:number-columns-repeated="1000"/>
        </table:table-row>
        <table:table-row table:style-name="ro2">
          <table:table-cell table:formula="of:=&quot;number={&quot;&amp;[.B390]&amp;&quot;}, title = {&quot; &amp;[.E390] &amp; &quot;}, subtitle = {&quot;&amp;[.F390]&amp;&quot;}, origlanguage ={&quot; &amp; [.G390] &amp; &quot;}, year = {&quot; &amp; [.H390] &amp; &quot;}&quot;" office:value-type="string" office:string-value="number={46}, title = {Lives, Volume I}, subtitle = {Theseus and Romulus. Lycurgus and Numa. Solon and Publicola}, origlanguage ={Greek}, year = {1914}">
            <text:p>number={46}, title = {Lives, Volume I}, subtitle = {Theseus and Romulus. Lycurgus and Numa. Solon and Publicola}, origlanguage ={Greek}, year = {1914}</text:p>
          </table:table-cell>
          <table:table-cell table:style-name="ce1" office:value-type="float" office:value="46">
            <text:p>46</text:p>
          </table:table-cell>
          <table:table-cell table:style-name="ce5" office:value-type="string">
            <text:p>Plutarch, </text:p>
          </table:table-cell>
          <table:table-cell table:style-name="ce5" office:value-type="string">
            <text:p>Plutarch</text:p>
          </table:table-cell>
          <table:table-cell table:style-name="ce5" office:value-type="string">
            <text:p>Lives, Volume I</text:p>
          </table:table-cell>
          <table:table-cell table:style-name="ce5" office:value-type="string">
            <text:p>Theseus and Romulus. Lycurgus and Numa. Solon and Publicola</text:p>
          </table:table-cell>
          <table:table-cell table:style-name="ce5" office:value-type="string">
            <text:p>Greek</text:p>
          </table:table-cell>
          <table:table-cell table:style-name="ce1" office:value-type="float" office:value="1914">
            <text:p>1914</text:p>
          </table:table-cell>
          <table:table-cell table:style-name="ce5" table:number-columns-repeated="1000"/>
        </table:table-row>
        <table:table-row table:style-name="ro2">
          <table:table-cell table:formula="of:=&quot;number={&quot;&amp;[.B391]&amp;&quot;}, title = {&quot; &amp;[.E391] &amp; &quot;}, subtitle = {&quot;&amp;[.F391]&amp;&quot;}, origlanguage ={&quot; &amp; [.G391] &amp; &quot;}, year = {&quot; &amp; [.H391] &amp; &quot;}&quot;" office:value-type="string" office:string-value="number={47}, title = {Lives, Volume II}, subtitle = {Themistocles and Camillus. Aristides and Cato Major. Cimon and Lucullus}, origlanguage ={Greek}, year = {1914}">
            <text:p>number={47}, title = {Lives, Volume II}, subtitle = {Themistocles and Camillus. Aristides and Cato Major. Cimon and Lucullus}, origlanguage ={Greek}, year = {1914}</text:p>
          </table:table-cell>
          <table:table-cell table:style-name="ce1" office:value-type="float" office:value="47">
            <text:p>47</text:p>
          </table:table-cell>
          <table:table-cell table:style-name="ce5" office:value-type="string">
            <text:p>Plutarch, </text:p>
          </table:table-cell>
          <table:table-cell table:style-name="ce5" office:value-type="string">
            <text:p>Plutarch</text:p>
          </table:table-cell>
          <table:table-cell table:style-name="ce5" office:value-type="string">
            <text:p>Lives, Volume II</text:p>
          </table:table-cell>
          <table:table-cell table:style-name="ce5" office:value-type="string">
            <text:p>Themistocles and Camillus. Aristides and Cato Major. Cimon and Lucullus</text:p>
          </table:table-cell>
          <table:table-cell table:style-name="ce5" office:value-type="string">
            <text:p>Greek</text:p>
          </table:table-cell>
          <table:table-cell table:style-name="ce1" office:value-type="float" office:value="1914">
            <text:p>1914</text:p>
          </table:table-cell>
          <table:table-cell table:style-name="ce5" table:number-columns-repeated="1000"/>
        </table:table-row>
        <table:table-row table:style-name="ro2">
          <table:table-cell table:formula="of:=&quot;number={&quot;&amp;[.B392]&amp;&quot;}, title = {&quot; &amp;[.E392] &amp; &quot;}, subtitle = {&quot;&amp;[.F392]&amp;&quot;}, origlanguage ={&quot; &amp; [.G392] &amp; &quot;}, year = {&quot; &amp; [.H392] &amp; &quot;}&quot;" office:value-type="string" office:string-value="number={65}, title = {Lives, Volume III}, subtitle = {Pericles and Fabius Maximus. Nicias and Crassus}, origlanguage ={Greek}, year = {1916}">
            <text:p>number={65}, title = {Lives, Volume III}, subtitle = {Pericles and Fabius Maximus. Nicias and Crassus}, origlanguage ={Greek}, year = {1916}</text:p>
          </table:table-cell>
          <table:table-cell table:style-name="ce1" office:value-type="float" office:value="65">
            <text:p>65</text:p>
          </table:table-cell>
          <table:table-cell table:style-name="ce5" office:value-type="string">
            <text:p>Plutarch, </text:p>
          </table:table-cell>
          <table:table-cell table:style-name="ce5" office:value-type="string">
            <text:p>Plutarch</text:p>
          </table:table-cell>
          <table:table-cell table:style-name="ce5" office:value-type="string">
            <text:p>Lives, Volume III</text:p>
          </table:table-cell>
          <table:table-cell table:style-name="ce5" office:value-type="string">
            <text:p>Pericles and Fabius Maximus. Nicias and Crassus</text:p>
          </table:table-cell>
          <table:table-cell table:style-name="ce5" office:value-type="string">
            <text:p>Greek</text:p>
          </table:table-cell>
          <table:table-cell table:style-name="ce1" office:value-type="float" office:value="1916">
            <text:p>1916</text:p>
          </table:table-cell>
          <table:table-cell table:style-name="ce5" table:number-columns-repeated="1000"/>
        </table:table-row>
        <table:table-row table:style-name="ro2">
          <table:table-cell table:formula="of:=&quot;number={&quot;&amp;[.B393]&amp;&quot;}, title = {&quot; &amp;[.E393] &amp; &quot;}, subtitle = {&quot;&amp;[.F393]&amp;&quot;}, origlanguage ={&quot; &amp; [.G393] &amp; &quot;}, year = {&quot; &amp; [.H393] &amp; &quot;}&quot;" office:value-type="string" office:string-value="number={80}, title = {Lives, Volume IV}, subtitle = {Alcibiades and Coriolanus. Lysander and Sulla}, origlanguage ={Greek}, year = {1916}">
            <text:p>number={80}, title = {Lives, Volume IV}, subtitle = {Alcibiades and Coriolanus. Lysander and Sulla}, origlanguage ={Greek}, year = {1916}</text:p>
          </table:table-cell>
          <table:table-cell table:style-name="ce1" office:value-type="float" office:value="80">
            <text:p>80</text:p>
          </table:table-cell>
          <table:table-cell table:style-name="ce5" office:value-type="string">
            <text:p>Plutarch, </text:p>
          </table:table-cell>
          <table:table-cell table:style-name="ce5" office:value-type="string">
            <text:p>Plutarch</text:p>
          </table:table-cell>
          <table:table-cell table:style-name="ce5" office:value-type="string">
            <text:p>Lives, Volume IV</text:p>
          </table:table-cell>
          <table:table-cell table:style-name="ce5" office:value-type="string">
            <text:p>Alcibiades and Coriolanus. Lysander and Sulla</text:p>
          </table:table-cell>
          <table:table-cell table:style-name="ce5" office:value-type="string">
            <text:p>Greek</text:p>
          </table:table-cell>
          <table:table-cell table:style-name="ce1" office:value-type="float" office:value="1916">
            <text:p>1916</text:p>
          </table:table-cell>
          <table:table-cell table:style-name="ce5" table:number-columns-repeated="1000"/>
        </table:table-row>
        <table:table-row table:style-name="ro2">
          <table:table-cell table:formula="of:=&quot;number={&quot;&amp;[.B394]&amp;&quot;}, title = {&quot; &amp;[.E394] &amp; &quot;}, subtitle = {&quot;&amp;[.F394]&amp;&quot;}, origlanguage ={&quot; &amp; [.G394] &amp; &quot;}, year = {&quot; &amp; [.H394] &amp; &quot;}&quot;" office:value-type="string" office:string-value="number={87}, title = {Lives, Volume V}, subtitle = {Agesilaus and Pompey. Pelopidas and Marcellus}, origlanguage ={Greek}, year = {1917}">
            <text:p>number={87}, title = {Lives, Volume V}, subtitle = {Agesilaus and Pompey. Pelopidas and Marcellus}, origlanguage ={Greek}, year = {1917}</text:p>
          </table:table-cell>
          <table:table-cell table:style-name="ce1" office:value-type="float" office:value="87">
            <text:p>87</text:p>
          </table:table-cell>
          <table:table-cell table:style-name="ce5" office:value-type="string">
            <text:p>Plutarch, </text:p>
          </table:table-cell>
          <table:table-cell table:style-name="ce5" office:value-type="string">
            <text:p>Plutarch</text:p>
          </table:table-cell>
          <table:table-cell table:style-name="ce5" office:value-type="string">
            <text:p>Lives, Volume V</text:p>
          </table:table-cell>
          <table:table-cell table:style-name="ce5" office:value-type="string">
            <text:p>Agesilaus and Pompey. Pelopidas and Marcellus</text:p>
          </table:table-cell>
          <table:table-cell table:style-name="ce5" office:value-type="string">
            <text:p>Greek</text:p>
          </table:table-cell>
          <table:table-cell table:style-name="ce1" office:value-type="float" office:value="1917">
            <text:p>1917</text:p>
          </table:table-cell>
          <table:table-cell table:style-name="ce5" table:number-columns-repeated="1000"/>
        </table:table-row>
        <table:table-row table:style-name="ro2">
          <table:table-cell table:formula="of:=&quot;number={&quot;&amp;[.B395]&amp;&quot;}, title = {&quot; &amp;[.E395] &amp; &quot;}, subtitle = {&quot;&amp;[.F395]&amp;&quot;}, origlanguage ={&quot; &amp; [.G395] &amp; &quot;}, year = {&quot; &amp; [.H395] &amp; &quot;}&quot;" office:value-type="string" office:string-value="number={98}, title = {Lives, Volume VI}, subtitle = {Dion and Brutus. Timoleon and Aemilius Paulus}, origlanguage ={Greek}, year = {1918}">
            <text:p>number={98}, title = {Lives, Volume VI}, subtitle = {Dion and Brutus. Timoleon and Aemilius Paulus}, origlanguage ={Greek}, year = {1918}</text:p>
          </table:table-cell>
          <table:table-cell table:style-name="ce1" office:value-type="float" office:value="98">
            <text:p>98</text:p>
          </table:table-cell>
          <table:table-cell table:style-name="ce5" office:value-type="string">
            <text:p>Plutarch, </text:p>
          </table:table-cell>
          <table:table-cell table:style-name="ce5" office:value-type="string">
            <text:p>Plutarch</text:p>
          </table:table-cell>
          <table:table-cell table:style-name="ce5" office:value-type="string">
            <text:p>Lives, Volume VI</text:p>
          </table:table-cell>
          <table:table-cell table:style-name="ce5" office:value-type="string">
            <text:p>Dion and Brutus. Timoleon and Aemilius Paulus</text:p>
          </table:table-cell>
          <table:table-cell table:style-name="ce5" office:value-type="string">
            <text:p>Greek</text:p>
          </table:table-cell>
          <table:table-cell table:style-name="ce1" office:value-type="float" office:value="1918">
            <text:p>1918</text:p>
          </table:table-cell>
          <table:table-cell table:style-name="ce5" table:number-columns-repeated="1000"/>
        </table:table-row>
        <table:table-row table:style-name="ro2">
          <table:table-cell table:formula="of:=&quot;number={&quot;&amp;[.B396]&amp;&quot;}, title = {&quot; &amp;[.E396] &amp; &quot;}, subtitle = {&quot;&amp;[.F396]&amp;&quot;}, origlanguage ={&quot; &amp; [.G396] &amp; &quot;}, year = {&quot; &amp; [.H396] &amp; &quot;}&quot;" office:value-type="string" office:string-value="number={99}, title = {Lives, Volume VII}, subtitle = {Demosthenes and Cicero. Alexander and Caesar}, origlanguage ={Greek}, year = {1919}">
            <text:p>number={99}, title = {Lives, Volume VII}, subtitle = {Demosthenes and Cicero. Alexander and Caesar}, origlanguage ={Greek}, year = {1919}</text:p>
          </table:table-cell>
          <table:table-cell table:style-name="ce1" office:value-type="float" office:value="99">
            <text:p>99</text:p>
          </table:table-cell>
          <table:table-cell table:style-name="ce5" office:value-type="string">
            <text:p>Plutarch, </text:p>
          </table:table-cell>
          <table:table-cell table:style-name="ce5" office:value-type="string">
            <text:p>Plutarch</text:p>
          </table:table-cell>
          <table:table-cell table:style-name="ce5" office:value-type="string">
            <text:p>Lives, Volume VII</text:p>
          </table:table-cell>
          <table:table-cell table:style-name="ce5" office:value-type="string">
            <text:p>Demosthenes and Cicero. Alexander and Caesar</text:p>
          </table:table-cell>
          <table:table-cell table:style-name="ce5" office:value-type="string">
            <text:p>Greek</text:p>
          </table:table-cell>
          <table:table-cell table:style-name="ce1" office:value-type="float" office:value="1919">
            <text:p>1919</text:p>
          </table:table-cell>
          <table:table-cell table:style-name="ce5" table:number-columns-repeated="1000"/>
        </table:table-row>
        <table:table-row table:style-name="ro2">
          <table:table-cell table:formula="of:=&quot;number={&quot;&amp;[.B397]&amp;&quot;}, title = {&quot; &amp;[.E397] &amp; &quot;}, subtitle = {&quot;&amp;[.F397]&amp;&quot;}, origlanguage ={&quot; &amp; [.G397] &amp; &quot;}, year = {&quot; &amp; [.H397] &amp; &quot;}&quot;" office:value-type="string" office:string-value="number={100}, title = {Lives, Volume VIII}, subtitle = {Sertorius and Eumenes. Phocion and Cato the Younger}, origlanguage ={Greek}, year = {1919}">
            <text:p>number={100}, title = {Lives, Volume VIII}, subtitle = {Sertorius and Eumenes. Phocion and Cato the Younger}, origlanguage ={Greek}, year = {1919}</text:p>
          </table:table-cell>
          <table:table-cell table:style-name="ce1" office:value-type="float" office:value="100">
            <text:p>100</text:p>
          </table:table-cell>
          <table:table-cell table:style-name="ce5" office:value-type="string">
            <text:p>Plutarch, </text:p>
          </table:table-cell>
          <table:table-cell table:style-name="ce5" office:value-type="string">
            <text:p>Plutarch</text:p>
          </table:table-cell>
          <table:table-cell table:style-name="ce5" office:value-type="string">
            <text:p>Lives, Volume VIII</text:p>
          </table:table-cell>
          <table:table-cell table:style-name="ce5" office:value-type="string">
            <text:p>Sertorius and Eumenes. Phocion and Cato the Younger</text:p>
          </table:table-cell>
          <table:table-cell table:style-name="ce5" office:value-type="string">
            <text:p>Greek</text:p>
          </table:table-cell>
          <table:table-cell table:style-name="ce1" office:value-type="float" office:value="1919">
            <text:p>1919</text:p>
          </table:table-cell>
          <table:table-cell table:style-name="ce5" table:number-columns-repeated="1000"/>
        </table:table-row>
        <table:table-row table:style-name="ro2">
          <table:table-cell table:formula="of:=&quot;number={&quot;&amp;[.B398]&amp;&quot;}, title = {&quot; &amp;[.E398] &amp; &quot;}, subtitle = {&quot;&amp;[.F398]&amp;&quot;}, origlanguage ={&quot; &amp; [.G398] &amp; &quot;}, year = {&quot; &amp; [.H398] &amp; &quot;}&quot;" office:value-type="string" office:string-value="number={101}, title = {Lives, Volume IX}, subtitle = {Demetrius and Antony. Pyrrhus and Gaius Marius}, origlanguage ={Greek}, year = {1920}">
            <text:p>number={101}, title = {Lives, Volume IX}, subtitle = {Demetrius and Antony. Pyrrhus and Gaius Marius}, origlanguage ={Greek}, year = {1920}</text:p>
          </table:table-cell>
          <table:table-cell table:style-name="ce1" office:value-type="float" office:value="101">
            <text:p>101</text:p>
          </table:table-cell>
          <table:table-cell table:style-name="ce5" office:value-type="string">
            <text:p>Plutarch, </text:p>
          </table:table-cell>
          <table:table-cell table:style-name="ce5" office:value-type="string">
            <text:p>Plutarch</text:p>
          </table:table-cell>
          <table:table-cell table:style-name="ce5" office:value-type="string">
            <text:p>Lives, Volume IX</text:p>
          </table:table-cell>
          <table:table-cell table:style-name="ce5" office:value-type="string">
            <text:p>Demetrius and Antony. Pyrrhus and Gaius Marius</text:p>
          </table:table-cell>
          <table:table-cell table:style-name="ce5" office:value-type="string">
            <text:p>Greek</text:p>
          </table:table-cell>
          <table:table-cell table:style-name="ce1" office:value-type="float" office:value="1920">
            <text:p>1920</text:p>
          </table:table-cell>
          <table:table-cell table:style-name="ce5" table:number-columns-repeated="1000"/>
        </table:table-row>
        <table:table-row table:style-name="ro2">
          <table:table-cell table:formula="of:=&quot;number={&quot;&amp;[.B399]&amp;&quot;}, title = {&quot; &amp;[.E399] &amp; &quot;}, subtitle = {&quot;&amp;[.F399]&amp;&quot;}, origlanguage ={&quot; &amp; [.G399] &amp; &quot;}, year = {&quot; &amp; [.H399] &amp; &quot;}&quot;" office:value-type="string" office:string-value="number={102}, title = {Lives, Volume X}, subtitle = {Agis and Cleomenes. Tiberius and Gaius Gracchus. Philopoemen and Flamininus}, origlanguage ={Greek}, year = {1921}">
            <text:p>number={102}, title = {Lives, Volume X}, subtitle = {Agis and Cleomenes. Tiberius and Gaius Gracchus. Philopoemen and Flamininus}, origlanguage ={Greek}, year = {1921}</text:p>
          </table:table-cell>
          <table:table-cell table:style-name="ce1" office:value-type="float" office:value="102">
            <text:p>102</text:p>
          </table:table-cell>
          <table:table-cell table:style-name="ce5" office:value-type="string">
            <text:p>Plutarch, </text:p>
          </table:table-cell>
          <table:table-cell table:style-name="ce5" office:value-type="string">
            <text:p>Plutarch</text:p>
          </table:table-cell>
          <table:table-cell table:style-name="ce5" office:value-type="string">
            <text:p>Lives, Volume X</text:p>
          </table:table-cell>
          <table:table-cell table:style-name="ce5" office:value-type="string">
            <text:p>Agis and Cleomenes. Tiberius and Gaius Gracchus. Philopoemen and Flamininus</text:p>
          </table:table-cell>
          <table:table-cell table:style-name="ce5" office:value-type="string">
            <text:p>Greek</text:p>
          </table:table-cell>
          <table:table-cell table:style-name="ce1" office:value-type="float" office:value="1921">
            <text:p>1921</text:p>
          </table:table-cell>
          <table:table-cell table:style-name="ce5" table:number-columns-repeated="1000"/>
        </table:table-row>
        <table:table-row table:style-name="ro2">
          <table:table-cell table:formula="of:=&quot;number={&quot;&amp;[.B400]&amp;&quot;}, title = {&quot; &amp;[.E400] &amp; &quot;}, subtitle = {&quot;&amp;[.F400]&amp;&quot;}, origlanguage ={&quot; &amp; [.G400] &amp; &quot;}, year = {&quot; &amp; [.H400] &amp; &quot;}&quot;" office:value-type="string" office:string-value="number={103}, title = {Lives, Volume XI}, subtitle = {Aratus. Artaxerxes. Galba. Otho. General Index}, origlanguage ={Greek}, year = {1926}">
            <text:p>number={103}, title = {Lives, Volume XI}, subtitle = {Aratus. Artaxerxes. Galba. Otho. General Index}, origlanguage ={Greek}, year = {1926}</text:p>
          </table:table-cell>
          <table:table-cell table:style-name="ce1" office:value-type="float" office:value="103">
            <text:p>103</text:p>
          </table:table-cell>
          <table:table-cell table:style-name="ce5" office:value-type="string">
            <text:p>Plutarch, </text:p>
          </table:table-cell>
          <table:table-cell table:style-name="ce5" office:value-type="string">
            <text:p>Plutarch</text:p>
          </table:table-cell>
          <table:table-cell table:style-name="ce5" office:value-type="string">
            <text:p>Lives, Volume XI</text:p>
          </table:table-cell>
          <table:table-cell table:style-name="ce5" office:value-type="string">
            <text:p>Aratus. Artaxerxes. Galba. Otho. General Index</text:p>
          </table:table-cell>
          <table:table-cell table:style-name="ce5" office:value-type="string">
            <text:p>Greek</text:p>
          </table:table-cell>
          <table:table-cell table:style-name="ce1" office:value-type="float" office:value="1926">
            <text:p>1926</text:p>
          </table:table-cell>
          <table:table-cell table:style-name="ce5" table:number-columns-repeated="1000"/>
        </table:table-row>
        <table:table-row table:style-name="ro2">
          <table:table-cell table:formula="of:=&quot;number={&quot;&amp;[.B401]&amp;&quot;}, title = {&quot; &amp;[.E401] &amp; &quot;}, subtitle = {&quot;&amp;[.F401]&amp;&quot;}, origlanguage ={&quot; &amp; [.G401] &amp; &quot;}, year = {&quot; &amp; [.H401] &amp; &quot;}&quot;" office:value-type="string" office:string-value="number={197}, title = {Moralia, Volume I}, subtitle = {The Education of Children. How the Young Man Should Study Poetry. On Listening to Lectures. How to Tell a Flatterer from a Friend. How a Man May Become Aware of His Progress in Virtue}, origlanguage ={Greek}, year = {1927}">
            <text:p>number={197}, title = {Moralia, Volume I}, subtitle = {The Education of Children. How the Young Man Should Study Poetry. On Listening to Lectures. How to Tell a Flatterer from a Friend. How a Man May Become Aware of His Progress in Virtue}, origlanguage ={Greek}, year = {1927}</text:p>
          </table:table-cell>
          <table:table-cell table:style-name="ce1" office:value-type="float" office:value="197">
            <text:p>197</text:p>
          </table:table-cell>
          <table:table-cell table:style-name="ce5" office:value-type="string">
            <text:p>Plutarch, </text:p>
          </table:table-cell>
          <table:table-cell table:style-name="ce5" office:value-type="string">
            <text:p>Plutarch</text:p>
          </table:table-cell>
          <table:table-cell table:style-name="ce5" office:value-type="string">
            <text:p>Moralia, Volume I</text:p>
          </table:table-cell>
          <table:table-cell table:style-name="ce5" office:value-type="string">
            <text:p>The Education of Children. How the Young Man Should Study Poetry. On Listening to Lectures. How to Tell a Flatterer from a Friend. How a Man May Become Aware of His Progress in Virtue</text:p>
          </table:table-cell>
          <table:table-cell table:style-name="ce5" office:value-type="string">
            <text:p>Greek</text:p>
          </table:table-cell>
          <table:table-cell table:style-name="ce1" office:value-type="float" office:value="1927">
            <text:p>1927</text:p>
          </table:table-cell>
          <table:table-cell table:style-name="ce5" table:number-columns-repeated="1000"/>
        </table:table-row>
        <table:table-row table:style-name="ro2">
          <table:table-cell table:formula="of:=&quot;number={&quot;&amp;[.B402]&amp;&quot;}, title = {&quot; &amp;[.E402] &amp; &quot;}, subtitle = {&quot;&amp;[.F402]&amp;&quot;}, origlanguage ={&quot; &amp; [.G402] &amp; &quot;}, year = {&quot; &amp; [.H402] &amp; &quot;}&quot;" office:value-type="string" office:string-value="number={222}, title = {Moralia, Volume II}, subtitle = {How to Profit by One's Enemies. On Having Many Friends. Chance. Virtue and Vice. Letter of Condolence to Apollonius. Advice About Keeping Well. Advice to Bride and Groom. The Dinner of the Seven Wise Men. Superstition}, origlanguage ={Greek}, year = {1928}">
            <text:p>number={222}, title = {Moralia, Volume II}, subtitle = {How to Profit by One's Enemies. On Having Many Friends. Chance. Virtue and Vice. Letter of Condolence to Apollonius. Advice About Keeping Well. Advice to Bride and Groom. The Dinner of the Seven Wise Men. Superstition}, origlanguage ={Greek}, year = {1928}</text:p>
          </table:table-cell>
          <table:table-cell table:style-name="ce1" office:value-type="float" office:value="222">
            <text:p>222</text:p>
          </table:table-cell>
          <table:table-cell table:style-name="ce5" office:value-type="string">
            <text:p>Plutarch, </text:p>
          </table:table-cell>
          <table:table-cell table:style-name="ce5" office:value-type="string">
            <text:p>Plutarch</text:p>
          </table:table-cell>
          <table:table-cell table:style-name="ce5" office:value-type="string">
            <text:p>Moralia, Volume II</text:p>
          </table:table-cell>
          <table:table-cell table:style-name="ce5" office:value-type="string">
            <text:p>How to Profit by One's Enemies. On Having Many Friends. Chance. Virtue and Vice. Letter of Condolence to Apollonius. Advice About Keeping Well. Advice to Bride and Groom. The Dinner of the Seven Wise Men. Superstition</text:p>
          </table:table-cell>
          <table:table-cell table:style-name="ce5" office:value-type="string">
            <text:p>Greek</text:p>
          </table:table-cell>
          <table:table-cell table:style-name="ce1" office:value-type="float" office:value="1928">
            <text:p>1928</text:p>
          </table:table-cell>
          <table:table-cell table:style-name="ce5" table:number-columns-repeated="1000"/>
        </table:table-row>
        <table:table-row table:style-name="ro2">
          <table:table-cell table:formula="of:=&quot;number={&quot;&amp;[.B403]&amp;&quot;}, title = {&quot; &amp;[.E403] &amp; &quot;}, subtitle = {&quot;&amp;[.F403]&amp;&quot;}, origlanguage ={&quot; &amp; [.G403] &amp; &quot;}, year = {&quot; &amp; [.H403] &amp; &quot;}&quot;" office:value-type="string" office:string-value="number={245}, title = {Moralia, Volume III}, subtitle = {Sayings of Kings and Commanders. Sayings of Romans. Sayings of Spartans. The Ancient Customs of the Spartans. Sayings of Spartan Women. Bravery of Women}, origlanguage ={Greek}, year = {1931}">
            <text:p>number={245}, title = {Moralia, Volume III}, subtitle = {Sayings of Kings and Commanders. Sayings of Romans. Sayings of Spartans. The Ancient Customs of the Spartans. Sayings of Spartan Women. Bravery of Women}, origlanguage ={Greek}, year = {1931}</text:p>
          </table:table-cell>
          <table:table-cell table:style-name="ce1" office:value-type="float" office:value="245">
            <text:p>245</text:p>
          </table:table-cell>
          <table:table-cell table:style-name="ce5" office:value-type="string">
            <text:p>Plutarch, </text:p>
          </table:table-cell>
          <table:table-cell table:style-name="ce5" office:value-type="string">
            <text:p>Plutarch</text:p>
          </table:table-cell>
          <table:table-cell table:style-name="ce5" office:value-type="string">
            <text:p>Moralia, Volume III</text:p>
          </table:table-cell>
          <table:table-cell table:style-name="ce5" office:value-type="string">
            <text:p>Sayings of Kings and Commanders. Sayings of Romans. Sayings of Spartans. The Ancient Customs of the Spartans. Sayings of Spartan Women. Bravery of Women</text:p>
          </table:table-cell>
          <table:table-cell table:style-name="ce5" office:value-type="string">
            <text:p>Greek</text:p>
          </table:table-cell>
          <table:table-cell table:style-name="ce1" office:value-type="float" office:value="1931">
            <text:p>1931</text:p>
          </table:table-cell>
          <table:table-cell table:style-name="ce5" table:number-columns-repeated="1000"/>
        </table:table-row>
        <table:table-row table:style-name="ro2">
          <table:table-cell table:formula="of:=&quot;number={&quot;&amp;[.B404]&amp;&quot;}, title = {&quot; &amp;[.E404] &amp; &quot;}, subtitle = {&quot;&amp;[.F404]&amp;&quot;}, origlanguage ={&quot; &amp; [.G404] &amp; &quot;}, year = {&quot; &amp; [.H404] &amp; &quot;}&quot;" office:value-type="string" office:string-value="number={305}, title = {Moralia, Volume IV}, subtitle = {Roman Questions. Greek Questions. Greek and Roman Parallel Stories. On the Fortune of the Romans. On the Fortune or the Virtue of Alexander. Were the Athenians More Famous in War or in Wisdom?}, origlanguage ={Greek}, year = {1936}">
            <text:p>number={305}, title = {Moralia, Volume IV}, subtitle = {Roman Questions. Greek Questions. Greek and Roman Parallel Stories. On the Fortune of the Romans. On the Fortune or the Virtue of Alexander. Were the Athenians More Famous in War or in Wisdom?}, origlanguage ={Greek}, year = {1936}</text:p>
          </table:table-cell>
          <table:table-cell table:style-name="ce1" office:value-type="float" office:value="305">
            <text:p>305</text:p>
          </table:table-cell>
          <table:table-cell table:style-name="ce5" office:value-type="string">
            <text:p>Plutarch, </text:p>
          </table:table-cell>
          <table:table-cell table:style-name="ce5" office:value-type="string">
            <text:p>Plutarch</text:p>
          </table:table-cell>
          <table:table-cell table:style-name="ce5" office:value-type="string">
            <text:p>Moralia, Volume IV</text:p>
          </table:table-cell>
          <table:table-cell table:style-name="ce5" office:value-type="string">
            <text:p>Roman Questions. Greek Questions. Greek and Roman Parallel Stories. On the Fortune of the Romans. On the Fortune or the Virtue of Alexander. Were the Athenians More Famous in War or in Wisdom?</text:p>
          </table:table-cell>
          <table:table-cell table:style-name="ce5" office:value-type="string">
            <text:p>Greek</text:p>
          </table:table-cell>
          <table:table-cell table:style-name="ce1" office:value-type="float" office:value="1936">
            <text:p>1936</text:p>
          </table:table-cell>
          <table:table-cell table:style-name="ce5" table:number-columns-repeated="1000"/>
        </table:table-row>
        <table:table-row table:style-name="ro2">
          <table:table-cell table:formula="of:=&quot;number={&quot;&amp;[.B405]&amp;&quot;}, title = {&quot; &amp;[.E405] &amp; &quot;}, subtitle = {&quot;&amp;[.F405]&amp;&quot;}, origlanguage ={&quot; &amp; [.G405] &amp; &quot;}, year = {&quot; &amp; [.H405] &amp; &quot;}&quot;" office:value-type="string" office:string-value="number={306}, title = {Moralia, Volume V}, subtitle = {Isis and Osiris. The E at Delphi. The Oracles at Delphi No Longer Given in Verse. The Obsolescence of Oracles}, origlanguage ={Greek}, year = {1936}">
            <text:p>number={306}, title = {Moralia, Volume V}, subtitle = {Isis and Osiris. The E at Delphi. The Oracles at Delphi No Longer Given in Verse. The Obsolescence of Oracles}, origlanguage ={Greek}, year = {1936}</text:p>
          </table:table-cell>
          <table:table-cell table:style-name="ce1" office:value-type="float" office:value="306">
            <text:p>306</text:p>
          </table:table-cell>
          <table:table-cell table:style-name="ce5" office:value-type="string">
            <text:p>Plutarch, </text:p>
          </table:table-cell>
          <table:table-cell table:style-name="ce5" office:value-type="string">
            <text:p>Plutarch</text:p>
          </table:table-cell>
          <table:table-cell table:style-name="ce5" office:value-type="string">
            <text:p>Moralia, Volume V</text:p>
          </table:table-cell>
          <table:table-cell table:style-name="ce5" office:value-type="string">
            <text:p>Isis and Osiris. The E at Delphi. The Oracles at Delphi No Longer Given in Verse. The Obsolescence of Oracles</text:p>
          </table:table-cell>
          <table:table-cell table:style-name="ce5" office:value-type="string">
            <text:p>Greek</text:p>
          </table:table-cell>
          <table:table-cell table:style-name="ce1" office:value-type="float" office:value="1936">
            <text:p>1936</text:p>
          </table:table-cell>
          <table:table-cell table:style-name="ce5" table:number-columns-repeated="1000"/>
        </table:table-row>
        <table:table-row table:style-name="ro2">
          <table:table-cell table:formula="of:=&quot;number={&quot;&amp;[.B406]&amp;&quot;}, title = {&quot; &amp;[.E406] &amp; &quot;}, subtitle = {&quot;&amp;[.F406]&amp;&quot;}, origlanguage ={&quot; &amp; [.G406] &amp; &quot;}, year = {&quot; &amp; [.H406] &amp; &quot;}&quot;" office:value-type="string" office:string-value="number={321}, title = {Moralia, Volume X}, subtitle = {Love Stories. That a Philosopher Ought to Converse Especially With Men in Power. To an Uneducated Ruler. Whether an Old Man Should Engage in Public Affairs. Precepts of Statecraft. On Monarchy, Democracy, and Oligarchy. That We Ought Not to Borrow. Lives}, origlanguage ={Greek}, year = {1936}">
            <text:p>number={321}, title = {Moralia, Volume X}, subtitle = {Love Stories. That a Philosopher Ought to Converse Especially With Men in Power. To an Uneducated Ruler. Whether an Old Man Should Engage in Public Affairs. Precepts of Statecraft. On Monarchy, Democracy, and Oligarchy. That We Ought Not to Borrow. Lives}, origlanguage ={Greek}, year = {1936}</text:p>
          </table:table-cell>
          <table:table-cell table:style-name="ce1" office:value-type="float" office:value="321">
            <text:p>321</text:p>
          </table:table-cell>
          <table:table-cell table:style-name="ce5" office:value-type="string">
            <text:p>Plutarch, </text:p>
          </table:table-cell>
          <table:table-cell table:style-name="ce5" office:value-type="string">
            <text:p>Plutarch</text:p>
          </table:table-cell>
          <table:table-cell table:style-name="ce5" office:value-type="string">
            <text:p>Moralia, Volume X</text:p>
          </table:table-cell>
          <table:table-cell table:style-name="ce5" office:value-type="string">
            <text:p>Love Stories. That a Philosopher Ought to Converse Especially With Men in Power. To an Uneducated Ruler. Whether an Old Man Should Engage in Public Affairs. Precepts of Statecraft. On Monarchy, Democracy, and Oligarchy. That We Ought Not to Borrow. Lives</text:p>
          </table:table-cell>
          <table:table-cell table:style-name="ce5" office:value-type="string">
            <text:p>Greek</text:p>
          </table:table-cell>
          <table:table-cell table:style-name="ce1" office:value-type="float" office:value="1936">
            <text:p>1936</text:p>
          </table:table-cell>
          <table:table-cell table:style-name="ce5" table:number-columns-repeated="1000"/>
        </table:table-row>
        <table:table-row table:style-name="ro2">
          <table:table-cell table:formula="of:=&quot;number={&quot;&amp;[.B407]&amp;&quot;}, title = {&quot; &amp;[.E407] &amp; &quot;}, subtitle = {&quot;&amp;[.F407]&amp;&quot;}, origlanguage ={&quot; &amp; [.G407] &amp; &quot;}, year = {&quot; &amp; [.H407] &amp; &quot;}&quot;" office:value-type="string" office:string-value="number={337}, title = {Moralia, Volume VI}, subtitle = {Can Virtue Be Taught? On Moral Virtue. On the Control of Anger. On Tranquility of Mind. On Brotherly Love. On Affection for Offspring. Whether Vice Be Sufficient to Cause Unhappiness. Whether the Affections of the Soul are Worse Than Those of the Body. Co}, origlanguage ={Greek}, year = {1939}">
            <text:p>number={337}, title = {Moralia, Volume VI}, subtitle = {Can Virtue Be Taught? On Moral Virtue. On the Control of Anger. On Tranquility of Mind. On Brotherly Love. On Affection for Offspring. Whether Vice Be Sufficient to Cause Unhappiness. Whether the Affections of the Soul are Worse Than Those of the Body. Co}, origlanguage ={Greek}, year = {1939}</text:p>
          </table:table-cell>
          <table:table-cell table:style-name="ce1" office:value-type="float" office:value="337">
            <text:p>337</text:p>
          </table:table-cell>
          <table:table-cell table:style-name="ce5" office:value-type="string">
            <text:p>Plutarch, </text:p>
          </table:table-cell>
          <table:table-cell table:style-name="ce5" office:value-type="string">
            <text:p>Plutarch</text:p>
          </table:table-cell>
          <table:table-cell table:style-name="ce5" office:value-type="string">
            <text:p>Moralia, Volume VI</text:p>
          </table:table-cell>
          <table:table-cell table:style-name="ce5" office:value-type="string">
            <text:p>Can Virtue Be Taught? On Moral Virtue. On the Control of Anger. On Tranquility of Mind. On Brotherly Love. On Affection for Offspring. Whether Vice Be Sufficient to Cause Unhappiness. Whether the Affections of the Soul are Worse Than Those of the Body. Co</text:p>
          </table:table-cell>
          <table:table-cell table:style-name="ce5" office:value-type="string">
            <text:p>Greek</text:p>
          </table:table-cell>
          <table:table-cell table:style-name="ce1" office:value-type="float" office:value="1939">
            <text:p>1939</text:p>
          </table:table-cell>
          <table:table-cell table:style-name="ce5" table:number-columns-repeated="1000"/>
        </table:table-row>
        <table:table-row table:style-name="ro2">
          <table:table-cell table:formula="of:=&quot;number={&quot;&amp;[.B408]&amp;&quot;}, title = {&quot; &amp;[.E408] &amp; &quot;}, subtitle = {&quot;&amp;[.F408]&amp;&quot;}, origlanguage ={&quot; &amp; [.G408] &amp; &quot;}, year = {&quot; &amp; [.H408] &amp; &quot;}&quot;" office:value-type="string" office:string-value="number={405}, title = {Moralia, Volume VII}, subtitle = {On Love of Wealth. On Compliancy. On Envy and Hate. On Praising Oneself Inoffensively. On the Delays of the Divine Vengeance. On Fate. On the Sign of Socrates. On Exile. Consolation to His Wife}, origlanguage ={Greek}, year = {1959}">
            <text:p>number={405}, title = {Moralia, Volume VII}, subtitle = {On Love of Wealth. On Compliancy. On Envy and Hate. On Praising Oneself Inoffensively. On the Delays of the Divine Vengeance. On Fate. On the Sign of Socrates. On Exile. Consolation to His Wife}, origlanguage ={Greek}, year = {1959}</text:p>
          </table:table-cell>
          <table:table-cell table:style-name="ce1" office:value-type="float" office:value="405">
            <text:p>405</text:p>
          </table:table-cell>
          <table:table-cell table:style-name="ce5" office:value-type="string">
            <text:p>Plutarch, </text:p>
          </table:table-cell>
          <table:table-cell table:style-name="ce5" office:value-type="string">
            <text:p>Plutarch</text:p>
          </table:table-cell>
          <table:table-cell table:style-name="ce5" office:value-type="string">
            <text:p>Moralia, Volume VII</text:p>
          </table:table-cell>
          <table:table-cell table:style-name="ce5" office:value-type="string">
            <text:p>On Love of Wealth. On Compliancy. On Envy and Hate. On Praising Oneself Inoffensively. On the Delays of the Divine Vengeance. On Fate. On the Sign of Socrates. On Exile. Consolation to His Wife</text:p>
          </table:table-cell>
          <table:table-cell table:style-name="ce5" office:value-type="string">
            <text:p>Greek</text:p>
          </table:table-cell>
          <table:table-cell table:style-name="ce1" office:value-type="float" office:value="1959">
            <text:p>1959</text:p>
          </table:table-cell>
          <table:table-cell table:style-name="ce5" table:number-columns-repeated="1000"/>
        </table:table-row>
        <table:table-row table:style-name="ro2">
          <table:table-cell table:formula="of:=&quot;number={&quot;&amp;[.B409]&amp;&quot;}, title = {&quot; &amp;[.E409] &amp; &quot;}, subtitle = {&quot;&amp;[.F409]&amp;&quot;}, origlanguage ={&quot; &amp; [.G409] &amp; &quot;}, year = {&quot; &amp; [.H409] &amp; &quot;}&quot;" office:value-type="string" office:string-value="number={406}, title = {Moralia, Volume XII}, subtitle = {Concerning the Face Which Appears in the Orb of the Moon. On the Principle of Cold. Whether Fire or Water Is More Useful. Whether Land or Sea Animals Are Cleverer. Beasts Are Rational. On the Eating of Flesh}, origlanguage ={Greek}, year = {1957}">
            <text:p>number={406}, title = {Moralia, Volume XII}, subtitle = {Concerning the Face Which Appears in the Orb of the Moon. On the Principle of Cold. Whether Fire or Water Is More Useful. Whether Land or Sea Animals Are Cleverer. Beasts Are Rational. On the Eating of Flesh}, origlanguage ={Greek}, year = {1957}</text:p>
          </table:table-cell>
          <table:table-cell table:style-name="ce1" office:value-type="float" office:value="406">
            <text:p>406</text:p>
          </table:table-cell>
          <table:table-cell table:style-name="ce5" office:value-type="string">
            <text:p>Plutarch, </text:p>
          </table:table-cell>
          <table:table-cell table:style-name="ce5" office:value-type="string">
            <text:p>Plutarch</text:p>
          </table:table-cell>
          <table:table-cell table:style-name="ce5" office:value-type="string">
            <text:p>Moralia, Volume XII</text:p>
          </table:table-cell>
          <table:table-cell table:style-name="ce5" office:value-type="string">
            <text:p>Concerning the Face Which Appears in the Orb of the Moon. On the Principle of Cold. Whether Fire or Water Is More Useful. Whether Land or Sea Animals Are Cleverer. Beasts Are Rational. On the Eating of Flesh</text:p>
          </table:table-cell>
          <table:table-cell table:style-name="ce5" office:value-type="string">
            <text:p>Greek</text:p>
          </table:table-cell>
          <table:table-cell table:style-name="ce1" office:value-type="float" office:value="1957">
            <text:p>1957</text:p>
          </table:table-cell>
          <table:table-cell table:style-name="ce5" table:number-columns-repeated="1000"/>
        </table:table-row>
        <table:table-row table:style-name="ro2">
          <table:table-cell table:formula="of:=&quot;number={&quot;&amp;[.B410]&amp;&quot;}, title = {&quot; &amp;[.E410] &amp; &quot;}, subtitle = {&quot;&amp;[.F410]&amp;&quot;}, origlanguage ={&quot; &amp; [.G410] &amp; &quot;}, year = {&quot; &amp; [.H410] &amp; &quot;}&quot;" office:value-type="string" office:string-value="number={424}, title = {Moralia, Volume VIII}, subtitle = {Table-talk, Books 1-6}, origlanguage ={Greek}, year = {1969}">
            <text:p>number={424}, title = {Moralia, Volume VIII}, subtitle = {Table-talk, Books 1-6}, origlanguage ={Greek}, year = {1969}</text:p>
          </table:table-cell>
          <table:table-cell table:style-name="ce1" office:value-type="float" office:value="424">
            <text:p>424</text:p>
          </table:table-cell>
          <table:table-cell table:style-name="ce5" office:value-type="string">
            <text:p>Plutarch, </text:p>
          </table:table-cell>
          <table:table-cell table:style-name="ce5" office:value-type="string">
            <text:p>Plutarch</text:p>
          </table:table-cell>
          <table:table-cell table:style-name="ce5" office:value-type="string">
            <text:p>Moralia, Volume VIII</text:p>
          </table:table-cell>
          <table:table-cell table:style-name="ce5" office:value-type="string">
            <text:p>Table-talk, Books 1-6</text:p>
          </table:table-cell>
          <table:table-cell table:style-name="ce5" office:value-type="string">
            <text:p>Greek</text:p>
          </table:table-cell>
          <table:table-cell table:style-name="ce1" office:value-type="float" office:value="1969">
            <text:p>1969</text:p>
          </table:table-cell>
          <table:table-cell table:style-name="ce5" table:number-columns-repeated="1000"/>
        </table:table-row>
        <table:table-row table:style-name="ro2">
          <table:table-cell table:formula="of:=&quot;number={&quot;&amp;[.B411]&amp;&quot;}, title = {&quot; &amp;[.E411] &amp; &quot;}, subtitle = {&quot;&amp;[.F411]&amp;&quot;}, origlanguage ={&quot; &amp; [.G411] &amp; &quot;}, year = {&quot; &amp; [.H411] &amp; &quot;}&quot;" office:value-type="string" office:string-value="number={425}, title = {Moralia, Volume IX}, subtitle = {Table-talk, Books 7-9. Dialogue on Love}, origlanguage ={Greek}, year = {1961}">
            <text:p>number={425}, title = {Moralia, Volume IX}, subtitle = {Table-talk, Books 7-9. Dialogue on Love}, origlanguage ={Greek}, year = {1961}</text:p>
          </table:table-cell>
          <table:table-cell table:style-name="ce1" office:value-type="float" office:value="425">
            <text:p>425</text:p>
          </table:table-cell>
          <table:table-cell table:style-name="ce5" office:value-type="string">
            <text:p>Plutarch, </text:p>
          </table:table-cell>
          <table:table-cell table:style-name="ce5" office:value-type="string">
            <text:p>Plutarch</text:p>
          </table:table-cell>
          <table:table-cell table:style-name="ce5" office:value-type="string">
            <text:p>Moralia, Volume IX</text:p>
          </table:table-cell>
          <table:table-cell table:style-name="ce5" office:value-type="string">
            <text:p>Table-talk, Books 7-9. Dialogue on Love</text:p>
          </table:table-cell>
          <table:table-cell table:style-name="ce5" office:value-type="string">
            <text:p>Greek</text:p>
          </table:table-cell>
          <table:table-cell table:style-name="ce1" office:value-type="float" office:value="1961">
            <text:p>1961</text:p>
          </table:table-cell>
          <table:table-cell table:style-name="ce5" table:number-columns-repeated="1000"/>
        </table:table-row>
        <table:table-row table:style-name="ro2">
          <table:table-cell table:formula="of:=&quot;number={&quot;&amp;[.B412]&amp;&quot;}, title = {&quot; &amp;[.E412] &amp; &quot;}, subtitle = {&quot;&amp;[.F412]&amp;&quot;}, origlanguage ={&quot; &amp; [.G412] &amp; &quot;}, year = {&quot; &amp; [.H412] &amp; &quot;}&quot;" office:value-type="string" office:string-value="number={426}, title = {Moralia, Volume XI}, subtitle = {On the Malice of Herodotus. Causes of Natural Phenomena}, origlanguage ={Greek}, year = {1965}">
            <text:p>number={426}, title = {Moralia, Volume XI}, subtitle = {On the Malice of Herodotus. Causes of Natural Phenomena}, origlanguage ={Greek}, year = {1965}</text:p>
          </table:table-cell>
          <table:table-cell table:style-name="ce1" office:value-type="float" office:value="426">
            <text:p>426</text:p>
          </table:table-cell>
          <table:table-cell table:style-name="ce5" office:value-type="string">
            <text:p>Plutarch, </text:p>
          </table:table-cell>
          <table:table-cell table:style-name="ce5" office:value-type="string">
            <text:p>Plutarch</text:p>
          </table:table-cell>
          <table:table-cell table:style-name="ce5" office:value-type="string">
            <text:p>Moralia, Volume XI</text:p>
          </table:table-cell>
          <table:table-cell table:style-name="ce5" office:value-type="string">
            <text:p>On the Malice of Herodotus. Causes of Natural Phenomena</text:p>
          </table:table-cell>
          <table:table-cell table:style-name="ce5" office:value-type="string">
            <text:p>Greek</text:p>
          </table:table-cell>
          <table:table-cell table:style-name="ce1" office:value-type="float" office:value="1965">
            <text:p>1965</text:p>
          </table:table-cell>
          <table:table-cell table:style-name="ce5" table:number-columns-repeated="1000"/>
        </table:table-row>
        <table:table-row table:style-name="ro2">
          <table:table-cell table:formula="of:=&quot;number={&quot;&amp;[.B413]&amp;&quot;}, title = {&quot; &amp;[.E413] &amp; &quot;}, subtitle = {&quot;&amp;[.F413]&amp;&quot;}, origlanguage ={&quot; &amp; [.G413] &amp; &quot;}, year = {&quot; &amp; [.H413] &amp; &quot;}&quot;" office:value-type="string" office:string-value="number={427}, title = {Moralia, Volume XIII: Part 1}, subtitle = {Platonic Essays}, origlanguage ={Greek}, year = {1976}">
            <text:p>number={427}, title = {Moralia, Volume XIII: Part 1}, subtitle = {Platonic Essays}, origlanguage ={Greek}, year = {1976}</text:p>
          </table:table-cell>
          <table:table-cell table:style-name="ce1" office:value-type="float" office:value="427">
            <text:p>427</text:p>
          </table:table-cell>
          <table:table-cell table:style-name="ce5" office:value-type="string">
            <text:p>Plutarch, </text:p>
          </table:table-cell>
          <table:table-cell table:style-name="ce5" office:value-type="string">
            <text:p>Plutarch</text:p>
          </table:table-cell>
          <table:table-cell table:style-name="ce5" office:value-type="string">
            <text:p>Moralia, Volume XIII: Part 1</text:p>
          </table:table-cell>
          <table:table-cell table:style-name="ce5" office:value-type="string">
            <text:p>Platonic Essays</text:p>
          </table:table-cell>
          <table:table-cell table:style-name="ce5" office:value-type="string">
            <text:p>Greek</text:p>
          </table:table-cell>
          <table:table-cell table:style-name="ce1" office:value-type="float" office:value="1976">
            <text:p>1976</text:p>
          </table:table-cell>
          <table:table-cell table:style-name="ce5" table:number-columns-repeated="1000"/>
        </table:table-row>
        <table:table-row table:style-name="ro2">
          <table:table-cell table:formula="of:=&quot;number={&quot;&amp;[.B414]&amp;&quot;}, title = {&quot; &amp;[.E414] &amp; &quot;}, subtitle = {&quot;&amp;[.F414]&amp;&quot;}, origlanguage ={&quot; &amp; [.G414] &amp; &quot;}, year = {&quot; &amp; [.H414] &amp; &quot;}&quot;" office:value-type="string" office:string-value="number={428}, title = {Moralia, Volume XIV}, subtitle = {That Epicurus Actually Makes a Pleasant Life Impossible. Reply to Colotes in Defence of the Other Philosophers. Is &quot;Live Unknown&quot; a Wise Precept? On Music}, origlanguage ={Greek}, year = {1967}">
            <text:p>number={428}, title = {Moralia, Volume XIV}, subtitle = {That Epicurus Actually Makes a Pleasant Life Impossible. Reply to Colotes in Defence of the Other Philosophers. Is "Live Unknown" a Wise Precept? On Music}, origlanguage ={Greek}, year = {1967}</text:p>
          </table:table-cell>
          <table:table-cell table:style-name="ce1" office:value-type="float" office:value="428">
            <text:p>428</text:p>
          </table:table-cell>
          <table:table-cell table:style-name="ce5" office:value-type="string">
            <text:p>Plutarch, </text:p>
          </table:table-cell>
          <table:table-cell table:style-name="ce5" office:value-type="string">
            <text:p>Plutarch</text:p>
          </table:table-cell>
          <table:table-cell table:style-name="ce5" office:value-type="string">
            <text:p>Moralia, Volume XIV</text:p>
          </table:table-cell>
          <table:table-cell table:style-name="ce5" office:value-type="string">
            <text:p>That Epicurus Actually Makes a Pleasant Life Impossible. Reply to Colotes in Defence of the Other Philosophers. Is "Live Unknown" a Wise Precept? On Music</text:p>
          </table:table-cell>
          <table:table-cell table:style-name="ce5" office:value-type="string">
            <text:p>Greek</text:p>
          </table:table-cell>
          <table:table-cell table:style-name="ce1" office:value-type="float" office:value="1967">
            <text:p>1967</text:p>
          </table:table-cell>
          <table:table-cell table:style-name="ce5" table:number-columns-repeated="1000"/>
        </table:table-row>
        <table:table-row table:style-name="ro2">
          <table:table-cell table:formula="of:=&quot;number={&quot;&amp;[.B415]&amp;&quot;}, title = {&quot; &amp;[.E415] &amp; &quot;}, subtitle = {&quot;&amp;[.F415]&amp;&quot;}, origlanguage ={&quot; &amp; [.G415] &amp; &quot;}, year = {&quot; &amp; [.H415] &amp; &quot;}&quot;" office:value-type="string" office:string-value="number={429}, title = {Moralia, Volume XV}, subtitle = {Fragments}, origlanguage ={Greek}, year = {1969}">
            <text:p>number={429}, title = {Moralia, Volume XV}, subtitle = {Fragments}, origlanguage ={Greek}, year = {1969}</text:p>
          </table:table-cell>
          <table:table-cell table:style-name="ce1" office:value-type="float" office:value="429">
            <text:p>429</text:p>
          </table:table-cell>
          <table:table-cell table:style-name="ce5" office:value-type="string">
            <text:p>Plutarch, </text:p>
          </table:table-cell>
          <table:table-cell table:style-name="ce5" office:value-type="string">
            <text:p>Plutarch</text:p>
          </table:table-cell>
          <table:table-cell table:style-name="ce5" office:value-type="string">
            <text:p>Moralia, Volume XV</text:p>
          </table:table-cell>
          <table:table-cell table:style-name="ce5" office:value-type="string">
            <text:p>Fragments</text:p>
          </table:table-cell>
          <table:table-cell table:style-name="ce5" office:value-type="string">
            <text:p>Greek</text:p>
          </table:table-cell>
          <table:table-cell table:style-name="ce1" office:value-type="float" office:value="1969">
            <text:p>1969</text:p>
          </table:table-cell>
          <table:table-cell table:style-name="ce5" table:number-columns-repeated="1000"/>
        </table:table-row>
        <table:table-row table:style-name="ro2">
          <table:table-cell table:formula="of:=&quot;number={&quot;&amp;[.B416]&amp;&quot;}, title = {&quot; &amp;[.E416] &amp; &quot;}, subtitle = {&quot;&amp;[.F416]&amp;&quot;}, origlanguage ={&quot; &amp; [.G416] &amp; &quot;}, year = {&quot; &amp; [.H416] &amp; &quot;}&quot;" office:value-type="string" office:string-value="number={470}, title = {Moralia, Volume XIII: Part 2}, subtitle = {Stoic Essays}, origlanguage ={Greek}, year = {1976}">
            <text:p>number={470}, title = {Moralia, Volume XIII: Part 2}, subtitle = {Stoic Essays}, origlanguage ={Greek}, year = {1976}</text:p>
          </table:table-cell>
          <table:table-cell table:style-name="ce1" office:value-type="float" office:value="470">
            <text:p>470</text:p>
          </table:table-cell>
          <table:table-cell table:style-name="ce5" office:value-type="string">
            <text:p>Plutarch, </text:p>
          </table:table-cell>
          <table:table-cell table:style-name="ce5" office:value-type="string">
            <text:p>Plutarch</text:p>
          </table:table-cell>
          <table:table-cell table:style-name="ce5" office:value-type="string">
            <text:p>Moralia, Volume XIII: Part 2</text:p>
          </table:table-cell>
          <table:table-cell table:style-name="ce5" office:value-type="string">
            <text:p>Stoic Essays</text:p>
          </table:table-cell>
          <table:table-cell table:style-name="ce5" office:value-type="string">
            <text:p>Greek</text:p>
          </table:table-cell>
          <table:table-cell table:style-name="ce1" office:value-type="float" office:value="1976">
            <text:p>1976</text:p>
          </table:table-cell>
          <table:table-cell table:style-name="ce5" table:number-columns-repeated="1000"/>
        </table:table-row>
        <table:table-row table:style-name="ro2">
          <table:table-cell table:formula="of:=&quot;number={&quot;&amp;[.B417]&amp;&quot;}, title = {&quot; &amp;[.E417] &amp; &quot;}, subtitle = {&quot;&amp;[.F417]&amp;&quot;}, origlanguage ={&quot; &amp; [.G417] &amp; &quot;}, year = {&quot; &amp; [.H417] &amp; &quot;}&quot;" office:value-type="string" office:string-value="number={499}, title = {Moralia, Volume XVI}, subtitle = {Index}, origlanguage ={Greek}, year = {2004}">
            <text:p>number={499}, title = {Moralia, Volume XVI}, subtitle = {Index}, origlanguage ={Greek}, year = {2004}</text:p>
          </table:table-cell>
          <table:table-cell table:style-name="ce1" office:value-type="float" office:value="499">
            <text:p>499</text:p>
          </table:table-cell>
          <table:table-cell table:style-name="ce5" office:value-type="string">
            <text:p>Plutarch, </text:p>
          </table:table-cell>
          <table:table-cell table:style-name="ce5" office:value-type="string">
            <text:p>Plutarch</text:p>
          </table:table-cell>
          <table:table-cell table:style-name="ce5" office:value-type="string">
            <text:p>Moralia, Volume XVI</text:p>
          </table:table-cell>
          <table:table-cell table:style-name="ce5" office:value-type="string">
            <text:p>Index</text:p>
          </table:table-cell>
          <table:table-cell table:style-name="ce5" office:value-type="string">
            <text:p>Greek</text:p>
          </table:table-cell>
          <table:table-cell table:style-name="ce1" office:value-type="float" office:value="2004">
            <text:p>2004</text:p>
          </table:table-cell>
          <table:table-cell table:style-name="ce5" table:number-columns-repeated="1000"/>
        </table:table-row>
        <table:table-row table:style-name="ro2">
          <table:table-cell table:formula="of:=&quot;number={&quot;&amp;[.B418]&amp;&quot;}, title = {&quot; &amp;[.E418] &amp; &quot;}, subtitle = {&quot;&amp;[.F418]&amp;&quot;}, origlanguage ={&quot; &amp; [.G418] &amp; &quot;}, year = {&quot; &amp; [.H418] &amp; &quot;}&quot;" office:value-type="string" office:string-value="number={128}, title = {The Histories, Volume I}, subtitle = {Books 1-2}, origlanguage ={Greek}, year = {2010}">
            <text:p>number={128}, title = {The Histories, Volume I}, subtitle = {Books 1-2}, origlanguage ={Greek}, year = {2010}</text:p>
          </table:table-cell>
          <table:table-cell table:style-name="ce1" office:value-type="float" office:value="128">
            <text:p>128</text:p>
          </table:table-cell>
          <table:table-cell table:style-name="ce5" office:value-type="string">
            <text:p>Polybius, </text:p>
          </table:table-cell>
          <table:table-cell table:style-name="ce5" office:value-type="string">
            <text:p>Polybius</text:p>
          </table:table-cell>
          <table:table-cell table:style-name="ce5" office:value-type="string">
            <text:p>The Histories, Volume I</text:p>
          </table:table-cell>
          <table:table-cell table:style-name="ce5" office:value-type="string">
            <text:p>Books 1-2</text:p>
          </table:table-cell>
          <table:table-cell table:style-name="ce5" office:value-type="string">
            <text:p>Greek</text:p>
          </table:table-cell>
          <table:table-cell table:style-name="ce1" office:value-type="float" office:value="2010">
            <text:p>2010</text:p>
          </table:table-cell>
          <table:table-cell table:style-name="ce5" table:number-columns-repeated="1000"/>
        </table:table-row>
        <table:table-row table:style-name="ro2">
          <table:table-cell table:formula="of:=&quot;number={&quot;&amp;[.B419]&amp;&quot;}, title = {&quot; &amp;[.E419] &amp; &quot;}, subtitle = {&quot;&amp;[.F419]&amp;&quot;}, origlanguage ={&quot; &amp; [.G419] &amp; &quot;}, year = {&quot; &amp; [.H419] &amp; &quot;}&quot;" office:value-type="string" office:string-value="number={137}, title = {The Histories, Volume II}, subtitle = {Books 3-4}, origlanguage ={Greek}, year = {2010}">
            <text:p>number={137}, title = {The Histories, Volume II}, subtitle = {Books 3-4}, origlanguage ={Greek}, year = {2010}</text:p>
          </table:table-cell>
          <table:table-cell table:style-name="ce1" office:value-type="float" office:value="137">
            <text:p>137</text:p>
          </table:table-cell>
          <table:table-cell table:style-name="ce5" office:value-type="string">
            <text:p>Polybius, </text:p>
          </table:table-cell>
          <table:table-cell table:style-name="ce5" office:value-type="string">
            <text:p>Polybius</text:p>
          </table:table-cell>
          <table:table-cell table:style-name="ce5" office:value-type="string">
            <text:p>The Histories, Volume II</text:p>
          </table:table-cell>
          <table:table-cell table:style-name="ce5" office:value-type="string">
            <text:p>Books 3-4</text:p>
          </table:table-cell>
          <table:table-cell table:style-name="ce5" office:value-type="string">
            <text:p>Greek</text:p>
          </table:table-cell>
          <table:table-cell table:style-name="ce1" office:value-type="float" office:value="2010">
            <text:p>2010</text:p>
          </table:table-cell>
          <table:table-cell table:style-name="ce5" table:number-columns-repeated="1000"/>
        </table:table-row>
        <table:table-row table:style-name="ro2">
          <table:table-cell table:formula="of:=&quot;number={&quot;&amp;[.B420]&amp;&quot;}, title = {&quot; &amp;[.E420] &amp; &quot;}, subtitle = {&quot;&amp;[.F420]&amp;&quot;}, origlanguage ={&quot; &amp; [.G420] &amp; &quot;}, year = {&quot; &amp; [.H420] &amp; &quot;}&quot;" office:value-type="string" office:string-value="number={138}, title = {The Histories, Volume III}, subtitle = {Books 5-8}, origlanguage ={Greek}, year = {2011}">
            <text:p>number={138}, title = {The Histories, Volume III}, subtitle = {Books 5-8}, origlanguage ={Greek}, year = {2011}</text:p>
          </table:table-cell>
          <table:table-cell table:style-name="ce1" office:value-type="float" office:value="138">
            <text:p>138</text:p>
          </table:table-cell>
          <table:table-cell table:style-name="ce5" office:value-type="string">
            <text:p>Polybius, </text:p>
          </table:table-cell>
          <table:table-cell table:style-name="ce5" office:value-type="string">
            <text:p>Polybius</text:p>
          </table:table-cell>
          <table:table-cell table:style-name="ce5" office:value-type="string">
            <text:p>The Histories, Volume III</text:p>
          </table:table-cell>
          <table:table-cell table:style-name="ce5" office:value-type="string">
            <text:p>Books 5-8</text:p>
          </table:table-cell>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421]&amp;&quot;}, title = {&quot; &amp;[.E421] &amp; &quot;}, subtitle = {&quot;&amp;[.F421]&amp;&quot;}, origlanguage ={&quot; &amp; [.G421] &amp; &quot;}, year = {&quot; &amp; [.H421] &amp; &quot;}&quot;" office:value-type="string" office:string-value="number={159}, title = {The Histories, Volume IV}, subtitle = {Books 9-15}, origlanguage ={Greek}, year = {2011}">
            <text:p>number={159}, title = {The Histories, Volume IV}, subtitle = {Books 9-15}, origlanguage ={Greek}, year = {2011}</text:p>
          </table:table-cell>
          <table:table-cell table:style-name="ce1" office:value-type="float" office:value="159">
            <text:p>159</text:p>
          </table:table-cell>
          <table:table-cell table:style-name="ce5" office:value-type="string">
            <text:p>Polybius, </text:p>
          </table:table-cell>
          <table:table-cell table:style-name="ce5" office:value-type="string">
            <text:p>Polybius</text:p>
          </table:table-cell>
          <table:table-cell table:style-name="ce5" office:value-type="string">
            <text:p>The Histories, Volume IV</text:p>
          </table:table-cell>
          <table:table-cell table:style-name="ce5" office:value-type="string">
            <text:p>Books 9-15</text:p>
          </table:table-cell>
          <table:table-cell table:style-name="ce5" office:value-type="string">
            <text:p>Greek</text:p>
          </table:table-cell>
          <table:table-cell table:style-name="ce1" office:value-type="float" office:value="2011">
            <text:p>2011</text:p>
          </table:table-cell>
          <table:table-cell table:style-name="ce5" table:number-columns-repeated="1000"/>
        </table:table-row>
        <table:table-row table:style-name="ro2">
          <table:table-cell table:formula="of:=&quot;number={&quot;&amp;[.B422]&amp;&quot;}, title = {&quot; &amp;[.E422] &amp; &quot;}, subtitle = {&quot;&amp;[.F422]&amp;&quot;}, origlanguage ={&quot; &amp; [.G422] &amp; &quot;}, year = {&quot; &amp; [.H422] &amp; &quot;}&quot;" office:value-type="string" office:string-value="number={160}, title = {The Histories, Volume V}, subtitle = {Books 16-27}, origlanguage ={Greek}, year = {2012}">
            <text:p>number={160}, title = {The Histories, Volume V}, subtitle = {Books 16-27}, origlanguage ={Greek}, year = {2012}</text:p>
          </table:table-cell>
          <table:table-cell table:style-name="ce1" office:value-type="float" office:value="160">
            <text:p>160</text:p>
          </table:table-cell>
          <table:table-cell table:style-name="ce5" office:value-type="string">
            <text:p>Polybius, </text:p>
          </table:table-cell>
          <table:table-cell table:style-name="ce5" office:value-type="string">
            <text:p>Polybius</text:p>
          </table:table-cell>
          <table:table-cell table:style-name="ce5" office:value-type="string">
            <text:p>The Histories, Volume V</text:p>
          </table:table-cell>
          <table:table-cell table:style-name="ce5" office:value-type="string">
            <text:p>Books 16-27</text:p>
          </table:table-cell>
          <table:table-cell table:style-name="ce5" office:value-type="string">
            <text:p>Greek</text:p>
          </table:table-cell>
          <table:table-cell table:style-name="ce1" office:value-type="float" office:value="2012">
            <text:p>2012</text:p>
          </table:table-cell>
          <table:table-cell table:style-name="ce5" table:number-columns-repeated="1000"/>
        </table:table-row>
        <table:table-row table:style-name="ro2">
          <table:table-cell table:formula="of:=&quot;number={&quot;&amp;[.B423]&amp;&quot;}, title = {&quot; &amp;[.E423] &amp; &quot;}, subtitle = {&quot;&amp;[.F423]&amp;&quot;}, origlanguage ={&quot; &amp; [.G423] &amp; &quot;}, year = {&quot; &amp; [.H423] &amp; &quot;}&quot;" office:value-type="string" office:string-value="number={161}, title = {The Histories, Volume VI}, subtitle = {Books 28-39. Fragments}, origlanguage ={Greek}, year = {2012}">
            <text:p>number={161}, title = {The Histories, Volume VI}, subtitle = {Books 28-39. Fragments}, origlanguage ={Greek}, year = {2012}</text:p>
          </table:table-cell>
          <table:table-cell table:style-name="ce1" office:value-type="float" office:value="161">
            <text:p>161</text:p>
          </table:table-cell>
          <table:table-cell table:style-name="ce5" office:value-type="string">
            <text:p>Polybius, </text:p>
          </table:table-cell>
          <table:table-cell table:style-name="ce5" office:value-type="string">
            <text:p>Polybius</text:p>
          </table:table-cell>
          <table:table-cell table:style-name="ce5" office:value-type="string">
            <text:p>The Histories, Volume VI</text:p>
          </table:table-cell>
          <table:table-cell table:style-name="ce5" office:value-type="string">
            <text:p>Books 28-39. Fragments</text:p>
          </table:table-cell>
          <table:table-cell table:style-name="ce5" office:value-type="string">
            <text:p>Greek</text:p>
          </table:table-cell>
          <table:table-cell table:style-name="ce1" office:value-type="float" office:value="2012">
            <text:p>2012</text:p>
          </table:table-cell>
          <table:table-cell table:style-name="ce5" table:number-columns-repeated="1000"/>
        </table:table-row>
        <table:table-row table:style-name="ro2">
          <table:table-cell table:formula="of:=&quot;number={&quot;&amp;[.B424]&amp;&quot;}, title = {&quot; &amp;[.E424] &amp; &quot;}, subtitle = {&quot;&amp;[.F424]&amp;&quot;}, origlanguage ={&quot; &amp; [.G424] &amp; &quot;}, year = {&quot; &amp; [.H424] &amp; &quot;}&quot;" office:value-type="string" office:string-value="number={48}, title = {History of the Wars, Volume I}, subtitle = {Books 1-2. (Persian War)}, origlanguage ={Greek}, year = {1914}">
            <text:p>number={48}, title = {History of the Wars, Volume I}, subtitle = {Books 1-2. (Persian War)}, origlanguage ={Greek}, year = {1914}</text:p>
          </table:table-cell>
          <table:table-cell table:style-name="ce1" office:value-type="float" office:value="48">
            <text:p>48</text:p>
          </table:table-cell>
          <table:table-cell table:style-name="ce5" office:value-type="string">
            <text:p>Procopius, </text:p>
          </table:table-cell>
          <table:table-cell table:style-name="ce5" office:value-type="string">
            <text:p>Procopius</text:p>
          </table:table-cell>
          <table:table-cell table:style-name="ce5" office:value-type="string">
            <text:p>History of the Wars, Volume I</text:p>
          </table:table-cell>
          <table:table-cell table:style-name="ce5" office:value-type="string">
            <text:p>Books 1-2. (Persian War)</text:p>
          </table:table-cell>
          <table:table-cell table:style-name="ce5" office:value-type="string">
            <text:p>Greek</text:p>
          </table:table-cell>
          <table:table-cell table:style-name="ce1" office:value-type="float" office:value="1914">
            <text:p>1914</text:p>
          </table:table-cell>
          <table:table-cell table:style-name="ce5" table:number-columns-repeated="1000"/>
        </table:table-row>
        <table:table-row table:style-name="ro2">
          <table:table-cell table:formula="of:=&quot;number={&quot;&amp;[.B425]&amp;&quot;}, title = {&quot; &amp;[.E425] &amp; &quot;}, subtitle = {&quot;&amp;[.F425]&amp;&quot;}, origlanguage ={&quot; &amp; [.G425] &amp; &quot;}, year = {&quot; &amp; [.H425] &amp; &quot;}&quot;" office:value-type="string" office:string-value="number={81}, title = {History of the Wars, Volume II}, subtitle = {Books 3-4. (Vandalic War)}, origlanguage ={Greek}, year = {1916}">
            <text:p>number={81}, title = {History of the Wars, Volume II}, subtitle = {Books 3-4. (Vandalic War)}, origlanguage ={Greek}, year = {1916}</text:p>
          </table:table-cell>
          <table:table-cell table:style-name="ce1" office:value-type="float" office:value="81">
            <text:p>81</text:p>
          </table:table-cell>
          <table:table-cell table:style-name="ce5" office:value-type="string">
            <text:p>Procopius, </text:p>
          </table:table-cell>
          <table:table-cell table:style-name="ce5" office:value-type="string">
            <text:p>Procopius</text:p>
          </table:table-cell>
          <table:table-cell table:style-name="ce5" office:value-type="string">
            <text:p>History of the Wars, Volume II</text:p>
          </table:table-cell>
          <table:table-cell table:style-name="ce5" office:value-type="string">
            <text:p>Books 3-4. (Vandalic War)</text:p>
          </table:table-cell>
          <table:table-cell table:style-name="ce5" office:value-type="string">
            <text:p>Greek</text:p>
          </table:table-cell>
          <table:table-cell table:style-name="ce1" office:value-type="float" office:value="1916">
            <text:p>1916</text:p>
          </table:table-cell>
          <table:table-cell table:style-name="ce5" table:number-columns-repeated="1000"/>
        </table:table-row>
        <table:table-row table:style-name="ro2">
          <table:table-cell table:formula="of:=&quot;number={&quot;&amp;[.B426]&amp;&quot;}, title = {&quot; &amp;[.E426] &amp; &quot;}, subtitle = {&quot;&amp;[.F426]&amp;&quot;}, origlanguage ={&quot; &amp; [.G426] &amp; &quot;}, year = {&quot; &amp; [.H426] &amp; &quot;}&quot;" office:value-type="string" office:string-value="number={107}, title = {History of the Wars, Volume III}, subtitle = {Books 5-6.15. (Gothic War)}, origlanguage ={Greek}, year = {1916}">
            <text:p>number={107}, title = {History of the Wars, Volume III}, subtitle = {Books 5-6.15. (Gothic War)}, origlanguage ={Greek}, year = {1916}</text:p>
          </table:table-cell>
          <table:table-cell table:style-name="ce1" office:value-type="float" office:value="107">
            <text:p>107</text:p>
          </table:table-cell>
          <table:table-cell table:style-name="ce5" office:value-type="string">
            <text:p>Procopius, </text:p>
          </table:table-cell>
          <table:table-cell table:style-name="ce5" office:value-type="string">
            <text:p>Procopius</text:p>
          </table:table-cell>
          <table:table-cell table:style-name="ce5" office:value-type="string">
            <text:p>History of the Wars, Volume III</text:p>
          </table:table-cell>
          <table:table-cell table:style-name="ce5" office:value-type="string">
            <text:p>Books 5-6.15. (Gothic War)</text:p>
          </table:table-cell>
          <table:table-cell table:style-name="ce5" office:value-type="string">
            <text:p>Greek</text:p>
          </table:table-cell>
          <table:table-cell table:style-name="ce1" office:value-type="float" office:value="1916">
            <text:p>1916</text:p>
          </table:table-cell>
          <table:table-cell table:style-name="ce5" table:number-columns-repeated="1000"/>
        </table:table-row>
        <table:table-row table:style-name="ro2">
          <table:table-cell table:formula="of:=&quot;number={&quot;&amp;[.B427]&amp;&quot;}, title = {&quot; &amp;[.E427] &amp; &quot;}, subtitle = {&quot;&amp;[.F427]&amp;&quot;}, origlanguage ={&quot; &amp; [.G427] &amp; &quot;}, year = {&quot; &amp; [.H427] &amp; &quot;}&quot;" office:value-type="string" office:string-value="number={173}, title = {History of the Wars, Volume IV}, subtitle = {Books 6.16-7.35. (Gothic War)}, origlanguage ={Greek}, year = {1924}">
            <text:p>number={173}, title = {History of the Wars, Volume IV}, subtitle = {Books 6.16-7.35. (Gothic War)}, origlanguage ={Greek}, year = {1924}</text:p>
          </table:table-cell>
          <table:table-cell table:style-name="ce1" office:value-type="float" office:value="173">
            <text:p>173</text:p>
          </table:table-cell>
          <table:table-cell table:style-name="ce5" office:value-type="string">
            <text:p>Procopius, </text:p>
          </table:table-cell>
          <table:table-cell table:style-name="ce5" office:value-type="string">
            <text:p>Procopius</text:p>
          </table:table-cell>
          <table:table-cell table:style-name="ce5" office:value-type="string">
            <text:p>History of the Wars, Volume IV</text:p>
          </table:table-cell>
          <table:table-cell table:style-name="ce5" office:value-type="string">
            <text:p>Books 6.16-7.35. (Gothic War)</text:p>
          </table:table-cell>
          <table:table-cell table:style-name="ce5" office:value-type="string">
            <text:p>Greek</text:p>
          </table:table-cell>
          <table:table-cell table:style-name="ce1" office:value-type="float" office:value="1924">
            <text:p>1924</text:p>
          </table:table-cell>
          <table:table-cell table:style-name="ce5" table:number-columns-repeated="1000"/>
        </table:table-row>
        <table:table-row table:style-name="ro2">
          <table:table-cell table:formula="of:=&quot;number={&quot;&amp;[.B428]&amp;&quot;}, title = {&quot; &amp;[.E428] &amp; &quot;}, subtitle = {&quot;&amp;[.F428]&amp;&quot;}, origlanguage ={&quot; &amp; [.G428] &amp; &quot;}, year = {&quot; &amp; [.H428] &amp; &quot;}&quot;" office:value-type="string" office:string-value="number={217}, title = {History of the Wars, Volume V}, subtitle = {Books 7.36-8. (Gothic War)}, origlanguage ={Greek}, year = {1928}">
            <text:p>number={217}, title = {History of the Wars, Volume V}, subtitle = {Books 7.36-8. (Gothic War)}, origlanguage ={Greek}, year = {1928}</text:p>
          </table:table-cell>
          <table:table-cell table:style-name="ce1" office:value-type="float" office:value="217">
            <text:p>217</text:p>
          </table:table-cell>
          <table:table-cell table:style-name="ce5" office:value-type="string">
            <text:p>Procopius, </text:p>
          </table:table-cell>
          <table:table-cell table:style-name="ce5" office:value-type="string">
            <text:p>Procopius</text:p>
          </table:table-cell>
          <table:table-cell table:style-name="ce5" office:value-type="string">
            <text:p>History of the Wars, Volume V</text:p>
          </table:table-cell>
          <table:table-cell table:style-name="ce5" office:value-type="string">
            <text:p>Books 7.36-8. (Gothic War)</text:p>
          </table:table-cell>
          <table:table-cell table:style-name="ce5" office:value-type="string">
            <text:p>Greek</text:p>
          </table:table-cell>
          <table:table-cell table:style-name="ce1" office:value-type="float" office:value="1928">
            <text:p>1928</text:p>
          </table:table-cell>
          <table:table-cell table:style-name="ce5" table:number-columns-repeated="1000"/>
        </table:table-row>
        <table:table-row table:style-name="ro2">
          <table:table-cell table:formula="of:=&quot;number={&quot;&amp;[.B429]&amp;&quot;}, title = {&quot; &amp;[.E429] &amp; &quot;}, subtitle = {&quot;&amp;[.F429]&amp;&quot;}, origlanguage ={&quot; &amp; [.G429] &amp; &quot;}, year = {&quot; &amp; [.H429] &amp; &quot;}&quot;" office:value-type="string" office:string-value="number={290}, title = {The Anecdota or Secret History}, subtitle = {}, origlanguage ={Greek}, year = {1935}">
            <text:p>number={290}, title = {The Anecdota or Secret History}, subtitle = {}, origlanguage ={Greek}, year = {1935}</text:p>
          </table:table-cell>
          <table:table-cell table:style-name="ce1" office:value-type="float" office:value="290">
            <text:p>290</text:p>
          </table:table-cell>
          <table:table-cell table:style-name="ce5" office:value-type="string">
            <text:p>Procopius, </text:p>
          </table:table-cell>
          <table:table-cell table:style-name="ce5" office:value-type="string">
            <text:p>Procopius</text:p>
          </table:table-cell>
          <table:table-cell table:style-name="ce5" office:value-type="string">
            <text:p>The Anecdota or Secret History</text:p>
          </table:table-cell>
          <table:table-cell table:style-name="ce5"/>
          <table:table-cell table:style-name="ce5" office:value-type="string">
            <text:p>Greek</text:p>
          </table:table-cell>
          <table:table-cell table:style-name="ce1" office:value-type="float" office:value="1935">
            <text:p>1935</text:p>
          </table:table-cell>
          <table:table-cell table:style-name="ce5" table:number-columns-repeated="1000"/>
        </table:table-row>
        <table:table-row table:style-name="ro2">
          <table:table-cell table:formula="of:=&quot;number={&quot;&amp;[.B430]&amp;&quot;}, title = {&quot; &amp;[.E430] &amp; &quot;}, subtitle = {&quot;&amp;[.F430]&amp;&quot;}, origlanguage ={&quot; &amp; [.G430] &amp; &quot;}, year = {&quot; &amp; [.H430] &amp; &quot;}&quot;" office:value-type="string" office:string-value="number={343}, title = {On Buildings. General Index}, subtitle = {}, origlanguage ={Greek}, year = {1940}">
            <text:p>number={343}, title = {On Buildings. General Index}, subtitle = {}, origlanguage ={Greek}, year = {1940}</text:p>
          </table:table-cell>
          <table:table-cell table:style-name="ce1" office:value-type="float" office:value="343">
            <text:p>343</text:p>
          </table:table-cell>
          <table:table-cell table:style-name="ce5" office:value-type="string">
            <text:p>Procopius, </text:p>
          </table:table-cell>
          <table:table-cell table:style-name="ce5" office:value-type="string">
            <text:p>Procopius</text:p>
          </table:table-cell>
          <table:table-cell table:style-name="ce5" office:value-type="string">
            <text:p>On Buildings. General Index</text:p>
          </table:table-cell>
          <table:table-cell table:style-name="ce5"/>
          <table:table-cell table:style-name="ce5" office:value-type="string">
            <text:p>Greek</text:p>
          </table:table-cell>
          <table:table-cell table:style-name="ce1" office:value-type="float" office:value="1940">
            <text:p>1940</text:p>
          </table:table-cell>
          <table:table-cell table:style-name="ce5" table:number-columns-repeated="1000"/>
        </table:table-row>
        <table:table-row table:style-name="ro2">
          <table:table-cell table:formula="of:=&quot;number={&quot;&amp;[.B431]&amp;&quot;}, title = {&quot; &amp;[.E431] &amp; &quot;}, subtitle = {&quot;&amp;[.F431]&amp;&quot;}, origlanguage ={&quot; &amp; [.G431] &amp; &quot;}, year = {&quot; &amp; [.H431] &amp; &quot;}&quot;" office:value-type="string" office:string-value="number={18}, title = {Elegies}, subtitle = {}, origlanguage ={Latin}, year = {1990}">
            <text:p>number={18}, title = {Elegies}, subtitle = {}, origlanguage ={Latin}, year = {1990}</text:p>
          </table:table-cell>
          <table:table-cell table:style-name="ce1" office:value-type="float" office:value="18">
            <text:p>18</text:p>
          </table:table-cell>
          <table:table-cell table:style-name="ce5" office:value-type="string">
            <text:p>Propertius, </text:p>
          </table:table-cell>
          <table:table-cell table:style-name="ce5" office:value-type="string">
            <text:p>Propertius</text:p>
          </table:table-cell>
          <table:table-cell table:style-name="ce5" office:value-type="string">
            <text:p>Elegies</text:p>
          </table:table-cell>
          <table:table-cell table:style-name="ce5"/>
          <table:table-cell table:style-name="ce5" office:value-type="string">
            <text:p>Latin</text:p>
          </table:table-cell>
          <table:table-cell table:style-name="ce1" office:value-type="float" office:value="1990">
            <text:p>1990</text:p>
          </table:table-cell>
          <table:table-cell table:style-name="ce5" table:number-columns-repeated="1000"/>
        </table:table-row>
        <table:table-row table:style-name="ro2">
          <table:table-cell table:formula="of:=&quot;number={&quot;&amp;[.B432]&amp;&quot;}, title = {&quot; &amp;[.E432] &amp; &quot;}, subtitle = {&quot;&amp;[.F432]&amp;&quot;}, origlanguage ={&quot; &amp; [.G432] &amp; &quot;}, year = {&quot; &amp; [.H432] &amp; &quot;}&quot;" office:value-type="string" office:string-value="number={387}, title = {Preface. Daily Round. Divinity of Christ. Origin of Sin. Fight for Mansoul. Against Symmachus 1}, subtitle = {}, origlanguage ={Latin}, year = {1949}">
            <text:p>number={387}, title = {Preface. Daily Round. Divinity of Christ. Origin of Sin. Fight for Mansoul. Against Symmachus 1}, subtitle = {}, origlanguage ={Latin}, year = {1949}</text:p>
          </table:table-cell>
          <table:table-cell table:style-name="ce1" office:value-type="float" office:value="387">
            <text:p>387</text:p>
          </table:table-cell>
          <table:table-cell table:style-name="ce5" office:value-type="string">
            <text:p>Prudentius, </text:p>
          </table:table-cell>
          <table:table-cell table:style-name="ce5" office:value-type="string">
            <text:p>Prudentius</text:p>
          </table:table-cell>
          <table:table-cell table:style-name="ce5" office:value-type="string">
            <text:p>Preface. Daily Round. Divinity of Christ. Origin of Sin. Fight for Mansoul. Against Symmachus 1</text:p>
          </table:table-cell>
          <table:table-cell table:style-name="ce5"/>
          <table:table-cell table:style-name="ce5" office:value-type="string">
            <text:p>Latin</text:p>
          </table:table-cell>
          <table:table-cell table:style-name="ce1" office:value-type="float" office:value="1949">
            <text:p>1949</text:p>
          </table:table-cell>
          <table:table-cell table:style-name="ce5" table:number-columns-repeated="1000"/>
        </table:table-row>
        <table:table-row table:style-name="ro2">
          <table:table-cell table:formula="of:=&quot;number={&quot;&amp;[.B433]&amp;&quot;}, title = {&quot; &amp;[.E433] &amp; &quot;}, subtitle = {&quot;&amp;[.F433]&amp;&quot;}, origlanguage ={&quot; &amp; [.G433] &amp; &quot;}, year = {&quot; &amp; [.H433] &amp; &quot;}&quot;" office:value-type="string" office:string-value="number={398}, title = {Against Symmachus 2. Crowns of Martyrdom. Scenes From History. Epilogue}, subtitle = {}, origlanguage ={Latin}, year = {1953}">
            <text:p>number={398}, title = {Against Symmachus 2. Crowns of Martyrdom. Scenes From History. Epilogue}, subtitle = {}, origlanguage ={Latin}, year = {1953}</text:p>
          </table:table-cell>
          <table:table-cell table:style-name="ce1" office:value-type="float" office:value="398">
            <text:p>398</text:p>
          </table:table-cell>
          <table:table-cell table:style-name="ce5" office:value-type="string">
            <text:p>Prudentius, </text:p>
          </table:table-cell>
          <table:table-cell table:style-name="ce5" office:value-type="string">
            <text:p>Prudentius</text:p>
          </table:table-cell>
          <table:table-cell table:style-name="ce5" office:value-type="string">
            <text:p>Against Symmachus 2. Crowns of Martyrdom. Scenes From History. Epilogue</text:p>
          </table:table-cell>
          <table:table-cell table:style-name="ce5"/>
          <table:table-cell table:style-name="ce5" office:value-type="string">
            <text:p>Latin</text:p>
          </table:table-cell>
          <table:table-cell table:style-name="ce1" office:value-type="float" office:value="1953">
            <text:p>1953</text:p>
          </table:table-cell>
          <table:table-cell table:style-name="ce5" table:number-columns-repeated="1000"/>
        </table:table-row>
        <table:table-row table:style-name="ro2">
          <table:table-cell table:formula="of:=&quot;number={&quot;&amp;[.B434]&amp;&quot;}, title = {&quot; &amp;[.E434] &amp; &quot;}, subtitle = {&quot;&amp;[.F434]&amp;&quot;}, origlanguage ={&quot; &amp; [.G434] &amp; &quot;}, year = {&quot; &amp; [.H434] &amp; &quot;}&quot;" office:value-type="string" office:string-value="number={435}, title = {Tetrabiblos}, subtitle = {}, origlanguage ={Greek}, year = {1940}">
            <text:p>number={435}, title = {Tetrabiblos}, subtitle = {}, origlanguage ={Greek}, year = {1940}</text:p>
          </table:table-cell>
          <table:table-cell table:style-name="ce1" office:value-type="float" office:value="435">
            <text:p>435</text:p>
          </table:table-cell>
          <table:table-cell table:style-name="ce5" office:value-type="string">
            <text:p>Ptolemy, </text:p>
          </table:table-cell>
          <table:table-cell table:style-name="ce5" office:value-type="string">
            <text:p>Ptolemy</text:p>
          </table:table-cell>
          <table:table-cell table:style-name="ce5" office:value-type="string">
            <text:p>Tetrabiblos</text:p>
          </table:table-cell>
          <table:table-cell table:style-name="ce5"/>
          <table:table-cell table:style-name="ce5" office:value-type="string">
            <text:p>Greek</text:p>
          </table:table-cell>
          <table:table-cell table:style-name="ce1" office:value-type="float" office:value="1940">
            <text:p>1940</text:p>
          </table:table-cell>
          <table:table-cell table:style-name="ce5" table:number-columns-repeated="1000"/>
        </table:table-row>
        <table:table-row table:style-name="ro2">
          <table:table-cell table:formula="of:=&quot;number={&quot;&amp;[.B435]&amp;&quot;}, title = {&quot; &amp;[.E435] &amp; &quot;}, subtitle = {&quot;&amp;[.F435]&amp;&quot;}, origlanguage ={&quot; &amp; [.G435] &amp; &quot;}, year = {&quot; &amp; [.H435] &amp; &quot;}&quot;" office:value-type="string" office:string-value="number={124}, title = {The Orator's Education, Volume I: Books 1-2}, subtitle = {}, origlanguage ={Latin}, year = {2002}">
            <text:p>number={124}, title = {The Orator's Education, Volume I: Books 1-2}, subtitle = {}, origlanguage ={Latin}, year = {2002}</text:p>
          </table:table-cell>
          <table:table-cell table:style-name="ce1" office:value-type="float" office:value="124">
            <text:p>124</text:p>
          </table:table-cell>
          <table:table-cell table:style-name="ce5" office:value-type="string">
            <text:p>Quintilian, </text:p>
          </table:table-cell>
          <table:table-cell table:style-name="ce5" office:value-type="string">
            <text:p>Quintilian</text:p>
          </table:table-cell>
          <table:table-cell table:style-name="ce5" office:value-type="string">
            <text:p>The Orator's Education, Volume I: Books 1-2</text:p>
          </table:table-cell>
          <table:table-cell table:style-name="ce5"/>
          <table:table-cell table:style-name="ce5" office:value-type="string">
            <text:p>Latin</text:p>
          </table:table-cell>
          <table:table-cell table:style-name="ce1" office:value-type="float" office:value="2002">
            <text:p>2002</text:p>
          </table:table-cell>
          <table:table-cell table:style-name="ce5" table:number-columns-repeated="1000"/>
        </table:table-row>
        <table:table-row table:style-name="ro2">
          <table:table-cell table:formula="of:=&quot;number={&quot;&amp;[.B436]&amp;&quot;}, title = {&quot; &amp;[.E436] &amp; &quot;}, subtitle = {&quot;&amp;[.F436]&amp;&quot;}, origlanguage ={&quot; &amp; [.G436] &amp; &quot;}, year = {&quot; &amp; [.H436] &amp; &quot;}&quot;" office:value-type="string" office:string-value="number={125}, title = {The Orator's Education, Volume II: Books 3-5}, subtitle = {}, origlanguage ={Latin}, year = {2002}">
            <text:p>number={125}, title = {The Orator's Education, Volume II: Books 3-5}, subtitle = {}, origlanguage ={Latin}, year = {2002}</text:p>
          </table:table-cell>
          <table:table-cell table:style-name="ce1" office:value-type="float" office:value="125">
            <text:p>125</text:p>
          </table:table-cell>
          <table:table-cell table:style-name="ce5" office:value-type="string">
            <text:p>Quintilian, </text:p>
          </table:table-cell>
          <table:table-cell table:style-name="ce5" office:value-type="string">
            <text:p>Quintilian</text:p>
          </table:table-cell>
          <table:table-cell table:style-name="ce5" office:value-type="string">
            <text:p>The Orator's Education, Volume II: Books 3-5</text:p>
          </table:table-cell>
          <table:table-cell table:style-name="ce5"/>
          <table:table-cell table:style-name="ce5" office:value-type="string">
            <text:p>Latin</text:p>
          </table:table-cell>
          <table:table-cell table:style-name="ce1" office:value-type="float" office:value="2002">
            <text:p>2002</text:p>
          </table:table-cell>
          <table:table-cell table:style-name="ce5" table:number-columns-repeated="1000"/>
        </table:table-row>
        <table:table-row table:style-name="ro2">
          <table:table-cell table:formula="of:=&quot;number={&quot;&amp;[.B437]&amp;&quot;}, title = {&quot; &amp;[.E437] &amp; &quot;}, subtitle = {&quot;&amp;[.F437]&amp;&quot;}, origlanguage ={&quot; &amp; [.G437] &amp; &quot;}, year = {&quot; &amp; [.H437] &amp; &quot;}&quot;" office:value-type="string" office:string-value="number={126}, title = {The Orator's Education, Volume III: Books 6-8}, subtitle = {}, origlanguage ={Latin}, year = {2002}">
            <text:p>number={126}, title = {The Orator's Education, Volume III: Books 6-8}, subtitle = {}, origlanguage ={Latin}, year = {2002}</text:p>
          </table:table-cell>
          <table:table-cell table:style-name="ce1" office:value-type="float" office:value="126">
            <text:p>126</text:p>
          </table:table-cell>
          <table:table-cell table:style-name="ce5" office:value-type="string">
            <text:p>Quintilian, </text:p>
          </table:table-cell>
          <table:table-cell table:style-name="ce5" office:value-type="string">
            <text:p>Quintilian</text:p>
          </table:table-cell>
          <table:table-cell table:style-name="ce5" office:value-type="string">
            <text:p>The Orator's Education, Volume III: Books 6-8</text:p>
          </table:table-cell>
          <table:table-cell table:style-name="ce5"/>
          <table:table-cell table:style-name="ce5" office:value-type="string">
            <text:p>Latin</text:p>
          </table:table-cell>
          <table:table-cell table:style-name="ce1" office:value-type="float" office:value="2002">
            <text:p>2002</text:p>
          </table:table-cell>
          <table:table-cell table:style-name="ce5" table:number-columns-repeated="1000"/>
        </table:table-row>
        <table:table-row table:style-name="ro2">
          <table:table-cell table:formula="of:=&quot;number={&quot;&amp;[.B438]&amp;&quot;}, title = {&quot; &amp;[.E438] &amp; &quot;}, subtitle = {&quot;&amp;[.F438]&amp;&quot;}, origlanguage ={&quot; &amp; [.G438] &amp; &quot;}, year = {&quot; &amp; [.H438] &amp; &quot;}&quot;" office:value-type="string" office:string-value="number={127}, title = {The Orator's Education, Volume IV: Books 9-10}, subtitle = {}, origlanguage ={Latin}, year = {2002}">
            <text:p>number={127}, title = {The Orator's Education, Volume IV: Books 9-10}, subtitle = {}, origlanguage ={Latin}, year = {2002}</text:p>
          </table:table-cell>
          <table:table-cell table:style-name="ce1" office:value-type="float" office:value="127">
            <text:p>127</text:p>
          </table:table-cell>
          <table:table-cell table:style-name="ce5" office:value-type="string">
            <text:p>Quintilian, </text:p>
          </table:table-cell>
          <table:table-cell table:style-name="ce5" office:value-type="string">
            <text:p>Quintilian</text:p>
          </table:table-cell>
          <table:table-cell table:style-name="ce5" office:value-type="string">
            <text:p>The Orator's Education, Volume IV: Books 9-10</text:p>
          </table:table-cell>
          <table:table-cell table:style-name="ce5"/>
          <table:table-cell table:style-name="ce5" office:value-type="string">
            <text:p>Latin</text:p>
          </table:table-cell>
          <table:table-cell table:style-name="ce1" office:value-type="float" office:value="2002">
            <text:p>2002</text:p>
          </table:table-cell>
          <table:table-cell table:style-name="ce5" table:number-columns-repeated="1000"/>
        </table:table-row>
        <table:table-row table:style-name="ro2">
          <table:table-cell table:formula="of:=&quot;number={&quot;&amp;[.B439]&amp;&quot;}, title = {&quot; &amp;[.E439] &amp; &quot;}, subtitle = {&quot;&amp;[.F439]&amp;&quot;}, origlanguage ={&quot; &amp; [.G439] &amp; &quot;}, year = {&quot; &amp; [.H439] &amp; &quot;}&quot;" office:value-type="string" office:string-value="number={494}, title = {The Orator's Education, Volume V: Books 11-12}, subtitle = {}, origlanguage ={Latin}, year = {2002}">
            <text:p>number={494}, title = {The Orator's Education, Volume V: Books 11-12}, subtitle = {}, origlanguage ={Latin}, year = {2002}</text:p>
          </table:table-cell>
          <table:table-cell table:style-name="ce1" office:value-type="float" office:value="494">
            <text:p>494</text:p>
          </table:table-cell>
          <table:table-cell table:style-name="ce5" office:value-type="string">
            <text:p>Quintilian, </text:p>
          </table:table-cell>
          <table:table-cell table:style-name="ce5" office:value-type="string">
            <text:p>Quintilian</text:p>
          </table:table-cell>
          <table:table-cell table:style-name="ce5" office:value-type="string">
            <text:p>The Orator's Education, Volume V: Books 11-12</text:p>
          </table:table-cell>
          <table:table-cell table:style-name="ce5"/>
          <table:table-cell table:style-name="ce5" office:value-type="string">
            <text:p>Latin</text:p>
          </table:table-cell>
          <table:table-cell table:style-name="ce1" office:value-type="float" office:value="2002">
            <text:p>2002</text:p>
          </table:table-cell>
          <table:table-cell table:style-name="ce5" table:number-columns-repeated="1000"/>
        </table:table-row>
        <table:table-row table:style-name="ro2">
          <table:table-cell table:formula="of:=&quot;number={&quot;&amp;[.B440]&amp;&quot;}, title = {&quot; &amp;[.E440] &amp; &quot;}, subtitle = {&quot;&amp;[.F440]&amp;&quot;}, origlanguage ={&quot; &amp; [.G440] &amp; &quot;}, year = {&quot; &amp; [.H440] &amp; &quot;}&quot;" office:value-type="string" office:string-value="number={500}, title = {The Lesser Declamations, Volume I}, subtitle = {}, origlanguage ={Latin}, year = {2006}">
            <text:p>number={500}, title = {The Lesser Declamations, Volume I}, subtitle = {}, origlanguage ={Latin}, year = {2006}</text:p>
          </table:table-cell>
          <table:table-cell table:style-name="ce1" office:value-type="float" office:value="500">
            <text:p>500</text:p>
          </table:table-cell>
          <table:table-cell table:style-name="ce5" office:value-type="string">
            <text:p>Quintilian, </text:p>
          </table:table-cell>
          <table:table-cell table:style-name="ce5" office:value-type="string">
            <text:p>Quintilian</text:p>
          </table:table-cell>
          <table:table-cell table:style-name="ce5" office:value-type="string">
            <text:p>The Lesser Declamations, Volume I</text:p>
          </table:table-cell>
          <table:table-cell table:style-name="ce5"/>
          <table:table-cell table:style-name="ce5" office:value-type="string">
            <text:p>Latin</text:p>
          </table:table-cell>
          <table:table-cell table:style-name="ce1" office:value-type="float" office:value="2006">
            <text:p>2006</text:p>
          </table:table-cell>
          <table:table-cell table:style-name="ce5" table:number-columns-repeated="1000"/>
        </table:table-row>
        <table:table-row table:style-name="ro2">
          <table:table-cell table:formula="of:=&quot;number={&quot;&amp;[.B441]&amp;&quot;}, title = {&quot; &amp;[.E441] &amp; &quot;}, subtitle = {&quot;&amp;[.F441]&amp;&quot;}, origlanguage ={&quot; &amp; [.G441] &amp; &quot;}, year = {&quot; &amp; [.H441] &amp; &quot;}&quot;" office:value-type="string" office:string-value="number={501}, title = {The Lesser Declamations, Volume II}, subtitle = {}, origlanguage ={Latin}, year = {2006}">
            <text:p>number={501}, title = {The Lesser Declamations, Volume II}, subtitle = {}, origlanguage ={Latin}, year = {2006}</text:p>
          </table:table-cell>
          <table:table-cell table:style-name="ce1" office:value-type="float" office:value="501">
            <text:p>501</text:p>
          </table:table-cell>
          <table:table-cell table:style-name="ce5" office:value-type="string">
            <text:p>Quintilian, </text:p>
          </table:table-cell>
          <table:table-cell table:style-name="ce5" office:value-type="string">
            <text:p>Quintilian</text:p>
          </table:table-cell>
          <table:table-cell table:style-name="ce5" office:value-type="string">
            <text:p>The Lesser Declamations, Volume II</text:p>
          </table:table-cell>
          <table:table-cell table:style-name="ce5"/>
          <table:table-cell table:style-name="ce5" office:value-type="string">
            <text:p>Latin</text:p>
          </table:table-cell>
          <table:table-cell table:style-name="ce1" office:value-type="float" office:value="2006">
            <text:p>2006</text:p>
          </table:table-cell>
          <table:table-cell table:style-name="ce5" table:number-columns-repeated="1000"/>
        </table:table-row>
        <table:table-row table:style-name="ro2">
          <table:table-cell table:formula="of:=&quot;number={&quot;&amp;[.B442]&amp;&quot;}, title = {&quot; &amp;[.E442] &amp; &quot;}, subtitle = {&quot;&amp;[.F442]&amp;&quot;}, origlanguage ={&quot; &amp; [.G442] &amp; &quot;}, year = {&quot; &amp; [.H442] &amp; &quot;}&quot;" office:value-type="string" office:string-value="number={368}, title = {History of Alexander, Volume I}, subtitle = {Books 1-5}, origlanguage ={Latin}, year = {1946}">
            <text:p>number={368}, title = {History of Alexander, Volume I}, subtitle = {Books 1-5}, origlanguage ={Latin}, year = {1946}</text:p>
          </table:table-cell>
          <table:table-cell table:style-name="ce1" office:value-type="float" office:value="368">
            <text:p>368</text:p>
          </table:table-cell>
          <table:table-cell table:style-name="ce5" office:value-type="string">
            <text:p>Quintus Curtius, </text:p>
          </table:table-cell>
          <table:table-cell table:style-name="ce5" office:value-type="string">
            <text:p>Quintus Curtius</text:p>
          </table:table-cell>
          <table:table-cell table:style-name="ce5" office:value-type="string">
            <text:p>History of Alexander, Volume I</text:p>
          </table:table-cell>
          <table:table-cell table:style-name="ce5" office:value-type="string">
            <text:p>Books 1-5</text:p>
          </table:table-cell>
          <table:table-cell table:style-name="ce5" office:value-type="string">
            <text:p>Latin</text:p>
          </table:table-cell>
          <table:table-cell table:style-name="ce1" office:value-type="float" office:value="1946">
            <text:p>1946</text:p>
          </table:table-cell>
          <table:table-cell table:style-name="ce5" table:number-columns-repeated="1000"/>
        </table:table-row>
        <table:table-row table:style-name="ro2">
          <table:table-cell table:formula="of:=&quot;number={&quot;&amp;[.B443]&amp;&quot;}, title = {&quot; &amp;[.E443] &amp; &quot;}, subtitle = {&quot;&amp;[.F443]&amp;&quot;}, origlanguage ={&quot; &amp; [.G443] &amp; &quot;}, year = {&quot; &amp; [.H443] &amp; &quot;}&quot;" office:value-type="string" office:string-value="number={369}, title = {History of Alexander, Volume II}, subtitle = {Books 6-10}, origlanguage ={Latin}, year = {1946}">
            <text:p>number={369}, title = {History of Alexander, Volume II}, subtitle = {Books 6-10}, origlanguage ={Latin}, year = {1946}</text:p>
          </table:table-cell>
          <table:table-cell table:style-name="ce1" office:value-type="float" office:value="369">
            <text:p>369</text:p>
          </table:table-cell>
          <table:table-cell table:style-name="ce5" office:value-type="string">
            <text:p>Quintus Curtius, </text:p>
          </table:table-cell>
          <table:table-cell table:style-name="ce5" office:value-type="string">
            <text:p>Quintus Curtius</text:p>
          </table:table-cell>
          <table:table-cell table:style-name="ce5" office:value-type="string">
            <text:p>History of Alexander, Volume II</text:p>
          </table:table-cell>
          <table:table-cell table:style-name="ce5" office:value-type="string">
            <text:p>Books 6-10</text:p>
          </table:table-cell>
          <table:table-cell table:style-name="ce5" office:value-type="string">
            <text:p>Latin</text:p>
          </table:table-cell>
          <table:table-cell table:style-name="ce1" office:value-type="float" office:value="1946">
            <text:p>1946</text:p>
          </table:table-cell>
          <table:table-cell table:style-name="ce5" table:number-columns-repeated="1000"/>
        </table:table-row>
        <table:table-row table:style-name="ro2">
          <table:table-cell table:formula="of:=&quot;number={&quot;&amp;[.B444]&amp;&quot;}, title = {&quot; &amp;[.E444] &amp; &quot;}, subtitle = {&quot;&amp;[.F444]&amp;&quot;}, origlanguage ={&quot; &amp; [.G444] &amp; &quot;}, year = {&quot; &amp; [.H444] &amp; &quot;}&quot;" office:value-type="string" office:string-value="number={19}, title = {The Fall of Troy}, subtitle = {}, origlanguage ={Greek}, year = {1913}">
            <text:p>number={19}, title = {The Fall of Troy}, subtitle = {}, origlanguage ={Greek}, year = {1913}</text:p>
          </table:table-cell>
          <table:table-cell table:style-name="ce1" office:value-type="float" office:value="19">
            <text:p>19</text:p>
          </table:table-cell>
          <table:table-cell table:style-name="ce5" office:value-type="string">
            <text:p>Quintus Smyrnaeus, </text:p>
          </table:table-cell>
          <table:table-cell table:style-name="ce5" office:value-type="string">
            <text:p>Quintus Smyrnaeus</text:p>
          </table:table-cell>
          <table:table-cell table:style-name="ce5" office:value-type="string">
            <text:p>The Fall of Troy</text:p>
          </table:table-cell>
          <table:table-cell table:style-name="ce5"/>
          <table:table-cell table:style-name="ce5" office:value-type="string">
            <text:p>Greek</text:p>
          </table:table-cell>
          <table:table-cell table:style-name="ce1" office:value-type="float" office:value="1913">
            <text:p>1913</text:p>
          </table:table-cell>
          <table:table-cell table:style-name="ce5" table:number-columns-repeated="1000"/>
        </table:table-row>
        <table:table-row table:style-name="ro2">
          <table:table-cell table:formula="of:=&quot;number={&quot;&amp;[.B445]&amp;&quot;}, title = {&quot; &amp;[.E445] &amp; &quot;}, subtitle = {&quot;&amp;[.F445]&amp;&quot;}, origlanguage ={&quot; &amp; [.G445] &amp; &quot;}, year = {&quot; &amp; [.H445] &amp; &quot;}&quot;" office:value-type="string" office:string-value="number={116}, title = {The War with Catiline. The War with Jugurtha}, subtitle = {}, origlanguage ={Latin}, year = {2013}">
            <text:p>number={116}, title = {The War with Catiline. The War with Jugurtha}, subtitle = {}, origlanguage ={Latin}, year = {2013}</text:p>
          </table:table-cell>
          <table:table-cell table:style-name="ce1" office:value-type="float" office:value="116">
            <text:p>116</text:p>
          </table:table-cell>
          <table:table-cell table:style-name="ce5" office:value-type="string">
            <text:p>Sallust, </text:p>
          </table:table-cell>
          <table:table-cell table:style-name="ce5" office:value-type="string">
            <text:p>Sallust</text:p>
          </table:table-cell>
          <table:table-cell table:style-name="ce5" office:value-type="string">
            <text:p>The War with Catiline. The War with Jugurtha</text:p>
          </table:table-cell>
          <table:table-cell table:style-name="ce5"/>
          <table:table-cell table:style-name="ce5" office:value-type="string">
            <text:p>Latin</text:p>
          </table:table-cell>
          <table:table-cell table:style-name="ce1" office:value-type="float" office:value="2013">
            <text:p>2013</text:p>
          </table:table-cell>
          <table:table-cell table:style-name="ce5" table:number-columns-repeated="1000"/>
        </table:table-row>
        <table:table-row table:style-name="ro2">
          <table:table-cell table:formula="of:=&quot;number={&quot;&amp;[.B446]&amp;&quot;}, title = {&quot; &amp;[.E446] &amp; &quot;}, subtitle = {&quot;&amp;[.F446]&amp;&quot;}, origlanguage ={&quot; &amp; [.G446] &amp; &quot;}, year = {&quot; &amp; [.H446] &amp; &quot;}&quot;" office:value-type="string" office:string-value="number={522}, title = {Fragments of the Histories. Letters to Caesar}, subtitle = {}, origlanguage ={Latin}, year = {2015}">
            <text:p>number={522}, title = {Fragments of the Histories. Letters to Caesar}, subtitle = {}, origlanguage ={Latin}, year = {2015}</text:p>
          </table:table-cell>
          <table:table-cell table:style-name="ce1" office:value-type="float" office:value="522">
            <text:p>522</text:p>
          </table:table-cell>
          <table:table-cell table:style-name="ce5" office:value-type="string">
            <text:p>Sallust, </text:p>
          </table:table-cell>
          <table:table-cell table:style-name="ce5" office:value-type="string">
            <text:p>Sallust</text:p>
          </table:table-cell>
          <table:table-cell table:style-name="ce5" office:value-type="string">
            <text:p>Fragments of the Histories. Letters to Caesar</text:p>
          </table:table-cell>
          <table:table-cell table:style-name="ce5"/>
          <table:table-cell table:style-name="ce5" office:value-type="string">
            <text:p>Latin</text:p>
          </table:table-cell>
          <table:table-cell table:style-name="ce1" office:value-type="float" office:value="2015">
            <text:p>2015</text:p>
          </table:table-cell>
          <table:table-cell table:style-name="ce5" table:number-columns-repeated="1000"/>
        </table:table-row>
        <table:table-row table:style-name="ro2">
          <table:table-cell table:formula="of:=&quot;number={&quot;&amp;[.B447]&amp;&quot;}, title = {&quot; &amp;[.E447] &amp; &quot;}, subtitle = {&quot;&amp;[.F447]&amp;&quot;}, origlanguage ={&quot; &amp; [.G447] &amp; &quot;}, year = {&quot; &amp; [.H447] &amp; &quot;}&quot;" office:value-type="string" office:string-value="number={62}, title = {Tragedies, Volume I}, subtitle = {Hercules. Trojan Women. Phoenician Women. Medea. Phaedra}, origlanguage ={Latin}, year = {2002}">
            <text:p>number={62}, title = {Tragedies, Volume I}, subtitle = {Hercules. Trojan Women. Phoenician Women. Medea. Phaedra}, origlanguage ={Latin}, year = {2002}</text:p>
          </table:table-cell>
          <table:table-cell table:style-name="ce1" office:value-type="float" office:value="62">
            <text:p>62</text:p>
          </table:table-cell>
          <table:table-cell table:style-name="ce5" office:value-type="string">
            <text:p>Seneca, </text:p>
          </table:table-cell>
          <table:table-cell table:style-name="ce5" office:value-type="string">
            <text:p>Seneca</text:p>
          </table:table-cell>
          <table:table-cell table:style-name="ce5" office:value-type="string">
            <text:p>Tragedies, Volume I</text:p>
          </table:table-cell>
          <table:table-cell table:style-name="ce5" office:value-type="string">
            <text:p>Hercules. Trojan Women. Phoenician Women. Medea. Phaedra</text:p>
          </table:table-cell>
          <table:table-cell table:style-name="ce5" office:value-type="string">
            <text:p>Latin</text:p>
          </table:table-cell>
          <table:table-cell table:style-name="ce1" office:value-type="float" office:value="2002">
            <text:p>2002</text:p>
          </table:table-cell>
          <table:table-cell table:style-name="ce5" table:number-columns-repeated="1000"/>
        </table:table-row>
        <table:table-row table:style-name="ro2">
          <table:table-cell table:formula="of:=&quot;number={&quot;&amp;[.B448]&amp;&quot;}, title = {&quot; &amp;[.E448] &amp; &quot;}, subtitle = {&quot;&amp;[.F448]&amp;&quot;}, origlanguage ={&quot; &amp; [.G448] &amp; &quot;}, year = {&quot; &amp; [.H448] &amp; &quot;}&quot;" office:value-type="string" office:string-value="number={75}, title = {Epistles, Volume I}, subtitle = {Epistles 1-65}, origlanguage ={Latin}, year = {1917}">
            <text:p>number={75}, title = {Epistles, Volume I}, subtitle = {Epistles 1-65}, origlanguage ={Latin}, year = {1917}</text:p>
          </table:table-cell>
          <table:table-cell table:style-name="ce1" office:value-type="float" office:value="75">
            <text:p>75</text:p>
          </table:table-cell>
          <table:table-cell table:style-name="ce5" office:value-type="string">
            <text:p>Seneca, </text:p>
          </table:table-cell>
          <table:table-cell table:style-name="ce5" office:value-type="string">
            <text:p>Seneca</text:p>
          </table:table-cell>
          <table:table-cell table:style-name="ce5" office:value-type="string">
            <text:p>Epistles, Volume I</text:p>
          </table:table-cell>
          <table:table-cell table:style-name="ce5" office:value-type="string">
            <text:p>Epistles 1-65</text:p>
          </table:table-cell>
          <table:table-cell table:style-name="ce5" office:value-type="string">
            <text:p>Latin</text:p>
          </table:table-cell>
          <table:table-cell table:style-name="ce1" office:value-type="float" office:value="1917">
            <text:p>1917</text:p>
          </table:table-cell>
          <table:table-cell table:style-name="ce5" table:number-columns-repeated="1000"/>
        </table:table-row>
        <table:table-row table:style-name="ro2">
          <table:table-cell table:formula="of:=&quot;number={&quot;&amp;[.B449]&amp;&quot;}, title = {&quot; &amp;[.E449] &amp; &quot;}, subtitle = {&quot;&amp;[.F449]&amp;&quot;}, origlanguage ={&quot; &amp; [.G449] &amp; &quot;}, year = {&quot; &amp; [.H449] &amp; &quot;}&quot;" office:value-type="string" office:string-value="number={76}, title = {Epistles, Volume II}, subtitle = {Epistles 66-92}, origlanguage ={Latin}, year = {1920}">
            <text:p>number={76}, title = {Epistles, Volume II}, subtitle = {Epistles 66-92}, origlanguage ={Latin}, year = {1920}</text:p>
          </table:table-cell>
          <table:table-cell table:style-name="ce1" office:value-type="float" office:value="76">
            <text:p>76</text:p>
          </table:table-cell>
          <table:table-cell table:style-name="ce5" office:value-type="string">
            <text:p>Seneca, </text:p>
          </table:table-cell>
          <table:table-cell table:style-name="ce5" office:value-type="string">
            <text:p>Seneca</text:p>
          </table:table-cell>
          <table:table-cell table:style-name="ce5" office:value-type="string">
            <text:p>Epistles, Volume II</text:p>
          </table:table-cell>
          <table:table-cell table:style-name="ce5" office:value-type="string">
            <text:p>Epistles 66-92</text:p>
          </table:table-cell>
          <table:table-cell table:style-name="ce5" office:value-type="string">
            <text:p>Latin</text:p>
          </table:table-cell>
          <table:table-cell table:style-name="ce1" office:value-type="float" office:value="1920">
            <text:p>1920</text:p>
          </table:table-cell>
          <table:table-cell table:style-name="ce5" table:number-columns-repeated="1000"/>
        </table:table-row>
        <table:table-row table:style-name="ro2">
          <table:table-cell table:formula="of:=&quot;number={&quot;&amp;[.B450]&amp;&quot;}, title = {&quot; &amp;[.E450] &amp; &quot;}, subtitle = {&quot;&amp;[.F450]&amp;&quot;}, origlanguage ={&quot; &amp; [.G450] &amp; &quot;}, year = {&quot; &amp; [.H450] &amp; &quot;}&quot;" office:value-type="string" office:string-value="number={77}, title = {Epistles, Volume III}, subtitle = {Epistles 93-124}, origlanguage ={Latin}, year = {1925}">
            <text:p>number={77}, title = {Epistles, Volume III}, subtitle = {Epistles 93-124}, origlanguage ={Latin}, year = {1925}</text:p>
          </table:table-cell>
          <table:table-cell table:style-name="ce1" office:value-type="float" office:value="77">
            <text:p>77</text:p>
          </table:table-cell>
          <table:table-cell table:style-name="ce5" office:value-type="string">
            <text:p>Seneca, </text:p>
          </table:table-cell>
          <table:table-cell table:style-name="ce5" office:value-type="string">
            <text:p>Seneca</text:p>
          </table:table-cell>
          <table:table-cell table:style-name="ce5" office:value-type="string">
            <text:p>Epistles, Volume III</text:p>
          </table:table-cell>
          <table:table-cell table:style-name="ce5" office:value-type="string">
            <text:p>Epistles 93-124</text:p>
          </table:table-cell>
          <table:table-cell table:style-name="ce5" office:value-type="string">
            <text:p>Latin</text:p>
          </table:table-cell>
          <table:table-cell table:style-name="ce1" office:value-type="float" office:value="1925">
            <text:p>1925</text:p>
          </table:table-cell>
          <table:table-cell table:style-name="ce5" table:number-columns-repeated="1000"/>
        </table:table-row>
        <table:table-row table:style-name="ro2">
          <table:table-cell table:formula="of:=&quot;number={&quot;&amp;[.B451]&amp;&quot;}, title = {&quot; &amp;[.E451] &amp; &quot;}, subtitle = {&quot;&amp;[.F451]&amp;&quot;}, origlanguage ={&quot; &amp; [.G451] &amp; &quot;}, year = {&quot; &amp; [.H451] &amp; &quot;}&quot;" office:value-type="string" office:string-value="number={78}, title = {Tragedies, Volume II}, subtitle = {Oedipus. Agamemnon. Thyestes. Hercules on Oeta. Octavia}, origlanguage ={Latin}, year = {2004}">
            <text:p>number={78}, title = {Tragedies, Volume II}, subtitle = {Oedipus. Agamemnon. Thyestes. Hercules on Oeta. Octavia}, origlanguage ={Latin}, year = {2004}</text:p>
          </table:table-cell>
          <table:table-cell table:style-name="ce1" office:value-type="float" office:value="78">
            <text:p>78</text:p>
          </table:table-cell>
          <table:table-cell table:style-name="ce5" office:value-type="string">
            <text:p>Seneca, </text:p>
          </table:table-cell>
          <table:table-cell table:style-name="ce5" office:value-type="string">
            <text:p>Seneca</text:p>
          </table:table-cell>
          <table:table-cell table:style-name="ce5" office:value-type="string">
            <text:p>Tragedies, Volume II</text:p>
          </table:table-cell>
          <table:table-cell table:style-name="ce5" office:value-type="string">
            <text:p>Oedipus. Agamemnon. Thyestes. Hercules on Oeta. Octavia</text:p>
          </table:table-cell>
          <table:table-cell table:style-name="ce5" office:value-type="string">
            <text:p>Latin</text:p>
          </table:table-cell>
          <table:table-cell table:style-name="ce1" office:value-type="float" office:value="2004">
            <text:p>2004</text:p>
          </table:table-cell>
          <table:table-cell table:style-name="ce5" table:number-columns-repeated="1000"/>
        </table:table-row>
        <table:table-row table:style-name="ro2">
          <table:table-cell table:formula="of:=&quot;number={&quot;&amp;[.B452]&amp;&quot;}, title = {&quot; &amp;[.E452] &amp; &quot;}, subtitle = {&quot;&amp;[.F452]&amp;&quot;}, origlanguage ={&quot; &amp; [.G452] &amp; &quot;}, year = {&quot; &amp; [.H452] &amp; &quot;}&quot;" office:value-type="string" office:string-value="number={214}, title = {Moral Essays, Volume I}, subtitle = {De Providentia. De Constantia. De Ira. De Clementia}, origlanguage ={Latin}, year = {1928}">
            <text:p>number={214}, title = {Moral Essays, Volume I}, subtitle = {De Providentia. De Constantia. De Ira. De Clementia}, origlanguage ={Latin}, year = {1928}</text:p>
          </table:table-cell>
          <table:table-cell table:style-name="ce1" office:value-type="float" office:value="214">
            <text:p>214</text:p>
          </table:table-cell>
          <table:table-cell table:style-name="ce5" office:value-type="string">
            <text:p>Seneca, </text:p>
          </table:table-cell>
          <table:table-cell table:style-name="ce5" office:value-type="string">
            <text:p>Seneca</text:p>
          </table:table-cell>
          <table:table-cell table:style-name="ce5" office:value-type="string">
            <text:p>Moral Essays, Volume I</text:p>
          </table:table-cell>
          <table:table-cell table:style-name="ce5" office:value-type="string">
            <text:p>De Providentia. De Constantia. De Ira. De Clementia</text:p>
          </table:table-cell>
          <table:table-cell table:style-name="ce5" office:value-type="string">
            <text:p>Latin</text:p>
          </table:table-cell>
          <table:table-cell table:style-name="ce1" office:value-type="float" office:value="1928">
            <text:p>1928</text:p>
          </table:table-cell>
          <table:table-cell table:style-name="ce5" table:number-columns-repeated="1000"/>
        </table:table-row>
        <table:table-row table:style-name="ro2">
          <table:table-cell table:formula="of:=&quot;number={&quot;&amp;[.B453]&amp;&quot;}, title = {&quot; &amp;[.E453] &amp; &quot;}, subtitle = {&quot;&amp;[.F453]&amp;&quot;}, origlanguage ={&quot; &amp; [.G453] &amp; &quot;}, year = {&quot; &amp; [.H453] &amp; &quot;}&quot;" office:value-type="string" office:string-value="number={254}, title = {Moral Essays, Volume II}, subtitle = {De Consolatione ad Marciam. De Vita Beata. De Otio. De Tranquillitate Animi. De Brevitate Vitae. De Consolatione ad Polybium. De Consolatione ad Helviam}, origlanguage ={Latin}, year = {1932}">
            <text:p>number={254}, title = {Moral Essays, Volume II}, subtitle = {De Consolatione ad Marciam. De Vita Beata. De Otio. De Tranquillitate Animi. De Brevitate Vitae. De Consolatione ad Polybium. De Consolatione ad Helviam}, origlanguage ={Latin}, year = {1932}</text:p>
          </table:table-cell>
          <table:table-cell table:style-name="ce1" office:value-type="float" office:value="254">
            <text:p>254</text:p>
          </table:table-cell>
          <table:table-cell table:style-name="ce5" office:value-type="string">
            <text:p>Seneca, </text:p>
          </table:table-cell>
          <table:table-cell table:style-name="ce5" office:value-type="string">
            <text:p>Seneca</text:p>
          </table:table-cell>
          <table:table-cell table:style-name="ce5" office:value-type="string">
            <text:p>Moral Essays, Volume II</text:p>
          </table:table-cell>
          <table:table-cell table:style-name="ce5" office:value-type="string">
            <text:p>De Consolatione ad Marciam. De Vita Beata. De Otio. De Tranquillitate Animi. De Brevitate Vitae. De Consolatione ad Polybium. De Consolatione ad Helviam</text:p>
          </table:table-cell>
          <table:table-cell table:style-name="ce5" office:value-type="string">
            <text:p>Latin</text:p>
          </table:table-cell>
          <table:table-cell table:style-name="ce1" office:value-type="float" office:value="1932">
            <text:p>1932</text:p>
          </table:table-cell>
          <table:table-cell table:style-name="ce5" table:number-columns-repeated="1000"/>
        </table:table-row>
        <table:table-row table:style-name="ro2">
          <table:table-cell table:formula="of:=&quot;number={&quot;&amp;[.B454]&amp;&quot;}, title = {&quot; &amp;[.E454] &amp; &quot;}, subtitle = {&quot;&amp;[.F454]&amp;&quot;}, origlanguage ={&quot; &amp; [.G454] &amp; &quot;}, year = {&quot; &amp; [.H454] &amp; &quot;}&quot;" office:value-type="string" office:string-value="number={310}, title = {Moral Essays, Volume III}, subtitle = {De Beneficiis}, origlanguage ={Latin}, year = {1935}">
            <text:p>number={310}, title = {Moral Essays, Volume III}, subtitle = {De Beneficiis}, origlanguage ={Latin}, year = {1935}</text:p>
          </table:table-cell>
          <table:table-cell table:style-name="ce1" office:value-type="float" office:value="310">
            <text:p>310</text:p>
          </table:table-cell>
          <table:table-cell table:style-name="ce5" office:value-type="string">
            <text:p>Seneca, </text:p>
          </table:table-cell>
          <table:table-cell table:style-name="ce5" office:value-type="string">
            <text:p>Seneca</text:p>
          </table:table-cell>
          <table:table-cell table:style-name="ce5" office:value-type="string">
            <text:p>Moral Essays, Volume III</text:p>
          </table:table-cell>
          <table:table-cell table:style-name="ce5" office:value-type="string">
            <text:p>De Beneficiis</text:p>
          </table:table-cell>
          <table:table-cell table:style-name="ce5" office:value-type="string">
            <text:p>Latin</text:p>
          </table:table-cell>
          <table:table-cell table:style-name="ce1" office:value-type="float" office:value="1935">
            <text:p>1935</text:p>
          </table:table-cell>
          <table:table-cell table:style-name="ce5" table:number-columns-repeated="1000"/>
        </table:table-row>
        <table:table-row table:style-name="ro2">
          <table:table-cell table:formula="of:=&quot;number={&quot;&amp;[.B455]&amp;&quot;}, title = {&quot; &amp;[.E455] &amp; &quot;}, subtitle = {&quot;&amp;[.F455]&amp;&quot;}, origlanguage ={&quot; &amp; [.G455] &amp; &quot;}, year = {&quot; &amp; [.H455] &amp; &quot;}&quot;" office:value-type="string" office:string-value="number={450}, title = {Natural Questions, Volume I}, subtitle = {Books 1-3}, origlanguage ={Latin}, year = {1971}">
            <text:p>number={450}, title = {Natural Questions, Volume I}, subtitle = {Books 1-3}, origlanguage ={Latin}, year = {1971}</text:p>
          </table:table-cell>
          <table:table-cell table:style-name="ce1" office:value-type="float" office:value="450">
            <text:p>450</text:p>
          </table:table-cell>
          <table:table-cell table:style-name="ce5" office:value-type="string">
            <text:p>Seneca, </text:p>
          </table:table-cell>
          <table:table-cell table:style-name="ce5" office:value-type="string">
            <text:p>Seneca</text:p>
          </table:table-cell>
          <table:table-cell table:style-name="ce5" office:value-type="string">
            <text:p>Natural Questions, Volume I</text:p>
          </table:table-cell>
          <table:table-cell table:style-name="ce5" office:value-type="string">
            <text:p>Books 1-3</text:p>
          </table:table-cell>
          <table:table-cell table:style-name="ce5" office:value-type="string">
            <text:p>Latin</text:p>
          </table:table-cell>
          <table:table-cell table:style-name="ce1" office:value-type="float" office:value="1971">
            <text:p>1971</text:p>
          </table:table-cell>
          <table:table-cell table:style-name="ce5" table:number-columns-repeated="1000"/>
        </table:table-row>
        <table:table-row table:style-name="ro2">
          <table:table-cell table:formula="of:=&quot;number={&quot;&amp;[.B456]&amp;&quot;}, title = {&quot; &amp;[.E456] &amp; &quot;}, subtitle = {&quot;&amp;[.F456]&amp;&quot;}, origlanguage ={&quot; &amp; [.G456] &amp; &quot;}, year = {&quot; &amp; [.H456] &amp; &quot;}&quot;" office:value-type="string" office:string-value="number={457}, title = {Natural Questions, Volume II}, subtitle = {Books 4-7}, origlanguage ={Latin}, year = {1972}">
            <text:p>number={457}, title = {Natural Questions, Volume II}, subtitle = {Books 4-7}, origlanguage ={Latin}, year = {1972}</text:p>
          </table:table-cell>
          <table:table-cell table:style-name="ce1" office:value-type="float" office:value="457">
            <text:p>457</text:p>
          </table:table-cell>
          <table:table-cell table:style-name="ce5" office:value-type="string">
            <text:p>Seneca, </text:p>
          </table:table-cell>
          <table:table-cell table:style-name="ce5" office:value-type="string">
            <text:p>Seneca</text:p>
          </table:table-cell>
          <table:table-cell table:style-name="ce5" office:value-type="string">
            <text:p>Natural Questions, Volume II</text:p>
          </table:table-cell>
          <table:table-cell table:style-name="ce5" office:value-type="string">
            <text:p>Books 4-7</text:p>
          </table:table-cell>
          <table:table-cell table:style-name="ce5" office:value-type="string">
            <text:p>Latin</text:p>
          </table:table-cell>
          <table:table-cell table:style-name="ce1" office:value-type="float" office:value="1972">
            <text:p>1972</text:p>
          </table:table-cell>
          <table:table-cell table:style-name="ce5" table:number-columns-repeated="1000"/>
        </table:table-row>
        <table:table-row table:style-name="ro2">
          <table:table-cell table:formula="of:=&quot;number={&quot;&amp;[.B457]&amp;&quot;}, title = {&quot; &amp;[.E457] &amp; &quot;}, subtitle = {&quot;&amp;[.F457]&amp;&quot;}, origlanguage ={&quot; &amp; [.G457] &amp; &quot;}, year = {&quot; &amp; [.H457] &amp; &quot;}&quot;" office:value-type="string" office:string-value="number={463}, title = {Declamations, Volume I: Controversiae, Books 1-6}, subtitle = {}, origlanguage ={Latin}, year = {1974}">
            <text:p>number={463}, title = {Declamations, Volume I: Controversiae, Books 1-6}, subtitle = {}, origlanguage ={Latin}, year = {1974}</text:p>
          </table:table-cell>
          <table:table-cell table:style-name="ce1" office:value-type="float" office:value="463">
            <text:p>463</text:p>
          </table:table-cell>
          <table:table-cell table:style-name="ce5" office:value-type="string">
            <text:p>Seneca the Elder, </text:p>
          </table:table-cell>
          <table:table-cell table:style-name="ce5" office:value-type="string">
            <text:p>Seneca the Elder</text:p>
          </table:table-cell>
          <table:table-cell table:style-name="ce5" office:value-type="string">
            <text:p>Declamations, Volume I: Controversiae, Books 1-6</text:p>
          </table:table-cell>
          <table:table-cell table:style-name="ce5"/>
          <table:table-cell table:style-name="ce5" office:value-type="string">
            <text:p>Latin</text:p>
          </table:table-cell>
          <table:table-cell table:style-name="ce1" office:value-type="float" office:value="1974">
            <text:p>1974</text:p>
          </table:table-cell>
          <table:table-cell table:style-name="ce5" table:number-columns-repeated="1000"/>
        </table:table-row>
        <table:table-row table:style-name="ro2">
          <table:table-cell table:formula="of:=&quot;number={&quot;&amp;[.B458]&amp;&quot;}, title = {&quot; &amp;[.E458] &amp; &quot;}, subtitle = {&quot;&amp;[.F458]&amp;&quot;}, origlanguage ={&quot; &amp; [.G458] &amp; &quot;}, year = {&quot; &amp; [.H458] &amp; &quot;}&quot;" office:value-type="string" office:string-value="number={464}, title = {Declamations, Volume II: Controversiae, Books 7-10.  Suasoriae. Fragments}, subtitle = {}, origlanguage ={Latin}, year = {1974}">
            <text:p>number={464}, title = {Declamations, Volume II: Controversiae, Books 7-10. <text:s/>Suasoriae. Fragments}, subtitle = {}, origlanguage ={Latin}, year = {1974}</text:p>
          </table:table-cell>
          <table:table-cell table:style-name="ce1" office:value-type="float" office:value="464">
            <text:p>464</text:p>
          </table:table-cell>
          <table:table-cell table:style-name="ce5" office:value-type="string">
            <text:p>Seneca the Elder, </text:p>
          </table:table-cell>
          <table:table-cell table:style-name="ce5" office:value-type="string">
            <text:p>Seneca the Elder</text:p>
          </table:table-cell>
          <table:table-cell table:style-name="ce5" office:value-type="string">
            <text:p>Declamations, Volume II: Controversiae, Books 7-10. <text:s/>Suasoriae. Fragments</text:p>
          </table:table-cell>
          <table:table-cell table:style-name="ce5"/>
          <table:table-cell table:style-name="ce5" office:value-type="string">
            <text:p>Latin</text:p>
          </table:table-cell>
          <table:table-cell table:style-name="ce1" office:value-type="float" office:value="1974">
            <text:p>1974</text:p>
          </table:table-cell>
          <table:table-cell table:style-name="ce5" table:number-columns-repeated="1000"/>
        </table:table-row>
        <table:table-row table:style-name="ro2">
          <table:table-cell table:formula="of:=&quot;number={&quot;&amp;[.B459]&amp;&quot;}, title = {&quot; &amp;[.E459] &amp; &quot;}, subtitle = {&quot;&amp;[.F459]&amp;&quot;}, origlanguage ={&quot; &amp; [.G459] &amp; &quot;}, year = {&quot; &amp; [.H459] &amp; &quot;}&quot;" office:value-type="string" office:string-value="number={273}, title = {Outlines of Pyrrhonism}, subtitle = {}, origlanguage ={Greek}, year = {1933}">
            <text:p>number={273}, title = {Outlines of Pyrrhonism}, subtitle = {}, origlanguage ={Greek}, year = {1933}</text:p>
          </table:table-cell>
          <table:table-cell table:style-name="ce1" office:value-type="float" office:value="273">
            <text:p>273</text:p>
          </table:table-cell>
          <table:table-cell table:style-name="ce5" office:value-type="string">
            <text:p>Sextus Empiricus, </text:p>
          </table:table-cell>
          <table:table-cell table:style-name="ce5" office:value-type="string">
            <text:p>Sextus Empiricus</text:p>
          </table:table-cell>
          <table:table-cell table:style-name="ce5" office:value-type="string">
            <text:p>Outlines of Pyrrhonism</text:p>
          </table:table-cell>
          <table:table-cell table:style-name="ce5"/>
          <table:table-cell table:style-name="ce5" office:value-type="string">
            <text:p>Greek</text:p>
          </table:table-cell>
          <table:table-cell table:style-name="ce1" office:value-type="float" office:value="1933">
            <text:p>1933</text:p>
          </table:table-cell>
          <table:table-cell table:style-name="ce5" table:number-columns-repeated="1000"/>
        </table:table-row>
        <table:table-row table:style-name="ro2">
          <table:table-cell table:formula="of:=&quot;number={&quot;&amp;[.B460]&amp;&quot;}, title = {&quot; &amp;[.E460] &amp; &quot;}, subtitle = {&quot;&amp;[.F460]&amp;&quot;}, origlanguage ={&quot; &amp; [.G460] &amp; &quot;}, year = {&quot; &amp; [.H460] &amp; &quot;}&quot;" office:value-type="string" office:string-value="number={291}, title = {Against Logicians}, subtitle = {}, origlanguage ={Greek}, year = {1935}">
            <text:p>number={291}, title = {Against Logicians}, subtitle = {}, origlanguage ={Greek}, year = {1935}</text:p>
          </table:table-cell>
          <table:table-cell table:style-name="ce1" office:value-type="float" office:value="291">
            <text:p>291</text:p>
          </table:table-cell>
          <table:table-cell table:style-name="ce5" office:value-type="string">
            <text:p>Sextus Empiricus, </text:p>
          </table:table-cell>
          <table:table-cell table:style-name="ce5" office:value-type="string">
            <text:p>Sextus Empiricus</text:p>
          </table:table-cell>
          <table:table-cell table:style-name="ce5" office:value-type="string">
            <text:p>Against Logicians</text:p>
          </table:table-cell>
          <table:table-cell table:style-name="ce5"/>
          <table:table-cell table:style-name="ce5" office:value-type="string">
            <text:p>Greek</text:p>
          </table:table-cell>
          <table:table-cell table:style-name="ce1" office:value-type="float" office:value="1935">
            <text:p>1935</text:p>
          </table:table-cell>
          <table:table-cell table:style-name="ce5" table:number-columns-repeated="1000"/>
        </table:table-row>
        <table:table-row table:style-name="ro2">
          <table:table-cell table:formula="of:=&quot;number={&quot;&amp;[.B461]&amp;&quot;}, title = {&quot; &amp;[.E461] &amp; &quot;}, subtitle = {&quot;&amp;[.F461]&amp;&quot;}, origlanguage ={&quot; &amp; [.G461] &amp; &quot;}, year = {&quot; &amp; [.H461] &amp; &quot;}&quot;" office:value-type="string" office:string-value="number={311}, title = {Against Physicists. Against Ethicists}, subtitle = {}, origlanguage ={Greek}, year = {1936}">
            <text:p>number={311}, title = {Against Physicists. Against Ethicists}, subtitle = {}, origlanguage ={Greek}, year = {1936}</text:p>
          </table:table-cell>
          <table:table-cell table:style-name="ce1" office:value-type="float" office:value="311">
            <text:p>311</text:p>
          </table:table-cell>
          <table:table-cell table:style-name="ce5" office:value-type="string">
            <text:p>Sextus Empiricus, </text:p>
          </table:table-cell>
          <table:table-cell table:style-name="ce5" office:value-type="string">
            <text:p>Sextus Empiricus</text:p>
          </table:table-cell>
          <table:table-cell table:style-name="ce5" office:value-type="string">
            <text:p>Against Physicists. Against Ethicists</text:p>
          </table:table-cell>
          <table:table-cell table:style-name="ce5"/>
          <table:table-cell table:style-name="ce5" office:value-type="string">
            <text:p>Greek</text:p>
          </table:table-cell>
          <table:table-cell table:style-name="ce1" office:value-type="float" office:value="1936">
            <text:p>1936</text:p>
          </table:table-cell>
          <table:table-cell table:style-name="ce5" table:number-columns-repeated="1000"/>
        </table:table-row>
        <table:table-row table:style-name="ro2">
          <table:table-cell table:formula="of:=&quot;number={&quot;&amp;[.B462]&amp;&quot;}, title = {&quot; &amp;[.E462] &amp; &quot;}, subtitle = {&quot;&amp;[.F462]&amp;&quot;}, origlanguage ={&quot; &amp; [.G462] &amp; &quot;}, year = {&quot; &amp; [.H462] &amp; &quot;}&quot;" office:value-type="string" office:string-value="number={382}, title = {Against Professors}, subtitle = {}, origlanguage ={Greek}, year = {1949}">
            <text:p>number={382}, title = {Against Professors}, subtitle = {}, origlanguage ={Greek}, year = {1949}</text:p>
          </table:table-cell>
          <table:table-cell table:style-name="ce1" office:value-type="float" office:value="382">
            <text:p>382</text:p>
          </table:table-cell>
          <table:table-cell table:style-name="ce5" office:value-type="string">
            <text:p>Sextus Empiricus, </text:p>
          </table:table-cell>
          <table:table-cell table:style-name="ce5" office:value-type="string">
            <text:p>Sextus Empiricus</text:p>
          </table:table-cell>
          <table:table-cell table:style-name="ce5" office:value-type="string">
            <text:p>Against Professors</text:p>
          </table:table-cell>
          <table:table-cell table:style-name="ce5"/>
          <table:table-cell table:style-name="ce5" office:value-type="string">
            <text:p>Greek</text:p>
          </table:table-cell>
          <table:table-cell table:style-name="ce1" office:value-type="float" office:value="1949">
            <text:p>1949</text:p>
          </table:table-cell>
          <table:table-cell table:style-name="ce5" table:number-columns-repeated="1000"/>
        </table:table-row>
        <table:table-row table:style-name="ro2">
          <table:table-cell table:formula="of:=&quot;number={&quot;&amp;[.B463]&amp;&quot;}, title = {&quot; &amp;[.E463] &amp; &quot;}, subtitle = {&quot;&amp;[.F463]&amp;&quot;}, origlanguage ={&quot; &amp; [.G463] &amp; &quot;}, year = {&quot; &amp; [.H463] &amp; &quot;}&quot;" office:value-type="string" office:string-value="number={296}, title = {Poems. Letters}, subtitle = {Books 1-2}, origlanguage ={Latin}, year = {1936}">
            <text:p>number={296}, title = {Poems. Letters}, subtitle = {Books 1-2}, origlanguage ={Latin}, year = {1936}</text:p>
          </table:table-cell>
          <table:table-cell table:style-name="ce1" office:value-type="float" office:value="296">
            <text:p>296</text:p>
          </table:table-cell>
          <table:table-cell table:style-name="ce5" office:value-type="string">
            <text:p>Sidonius, </text:p>
          </table:table-cell>
          <table:table-cell table:style-name="ce5" office:value-type="string">
            <text:p>Sidonius</text:p>
          </table:table-cell>
          <table:table-cell table:style-name="ce5" office:value-type="string">
            <text:p>Poems. Letters</text:p>
          </table:table-cell>
          <table:table-cell table:style-name="ce5" office:value-type="string">
            <text:p>Books 1-2</text:p>
          </table:table-cell>
          <table:table-cell table:style-name="ce5" office:value-type="string">
            <text:p>Latin</text:p>
          </table:table-cell>
          <table:table-cell table:style-name="ce1" office:value-type="float" office:value="1936">
            <text:p>1936</text:p>
          </table:table-cell>
          <table:table-cell table:style-name="ce5" table:number-columns-repeated="1000"/>
        </table:table-row>
        <table:table-row table:style-name="ro2">
          <table:table-cell table:formula="of:=&quot;number={&quot;&amp;[.B464]&amp;&quot;}, title = {&quot; &amp;[.E464] &amp; &quot;}, subtitle = {&quot;&amp;[.F464]&amp;&quot;}, origlanguage ={&quot; &amp; [.G464] &amp; &quot;}, year = {&quot; &amp; [.H464] &amp; &quot;}&quot;" office:value-type="string" office:string-value="number={420}, title = {Letters}, subtitle = {Books 3-9}, origlanguage ={Latin}, year = {1965}">
            <text:p>number={420}, title = {Letters}, subtitle = {Books 3-9}, origlanguage ={Latin}, year = {1965}</text:p>
          </table:table-cell>
          <table:table-cell table:style-name="ce1" office:value-type="float" office:value="420">
            <text:p>420</text:p>
          </table:table-cell>
          <table:table-cell table:style-name="ce5" office:value-type="string">
            <text:p>Sidonius, </text:p>
          </table:table-cell>
          <table:table-cell table:style-name="ce5" office:value-type="string">
            <text:p>Sidonius</text:p>
          </table:table-cell>
          <table:table-cell table:style-name="ce5" office:value-type="string">
            <text:p>Letters</text:p>
          </table:table-cell>
          <table:table-cell table:style-name="ce5" office:value-type="string">
            <text:p>Books 3-9</text:p>
          </table:table-cell>
          <table:table-cell table:style-name="ce5" office:value-type="string">
            <text:p>Latin</text:p>
          </table:table-cell>
          <table:table-cell table:style-name="ce1" office:value-type="float" office:value="1965">
            <text:p>1965</text:p>
          </table:table-cell>
          <table:table-cell table:style-name="ce5" table:number-columns-repeated="1000"/>
        </table:table-row>
        <table:table-row table:style-name="ro2">
          <table:table-cell table:formula="of:=&quot;number={&quot;&amp;[.B465]&amp;&quot;}, title = {&quot; &amp;[.E465] &amp; &quot;}, subtitle = {&quot;&amp;[.F465]&amp;&quot;}, origlanguage ={&quot; &amp; [.G465] &amp; &quot;}, year = {&quot; &amp; [.H465] &amp; &quot;}&quot;" office:value-type="string" office:string-value="number={277}, title = {Punica, Volume I}, subtitle = {Books 1-8}, origlanguage ={Latin}, year = {1934}">
            <text:p>number={277}, title = {Punica, Volume I}, subtitle = {Books 1-8}, origlanguage ={Latin}, year = {1934}</text:p>
          </table:table-cell>
          <table:table-cell table:style-name="ce1" office:value-type="float" office:value="277">
            <text:p>277</text:p>
          </table:table-cell>
          <table:table-cell table:style-name="ce5" office:value-type="string">
            <text:p>Silius Italicus, </text:p>
          </table:table-cell>
          <table:table-cell table:style-name="ce5" office:value-type="string">
            <text:p>Silius Italicus</text:p>
          </table:table-cell>
          <table:table-cell table:style-name="ce5" office:value-type="string">
            <text:p>Punica, Volume I</text:p>
          </table:table-cell>
          <table:table-cell table:style-name="ce5" office:value-type="string">
            <text:p>Books 1-8</text:p>
          </table:table-cell>
          <table:table-cell table:style-name="ce5" office:value-type="string">
            <text:p>Latin</text:p>
          </table:table-cell>
          <table:table-cell table:style-name="ce1" office:value-type="float" office:value="1934">
            <text:p>1934</text:p>
          </table:table-cell>
          <table:table-cell table:style-name="ce5" table:number-columns-repeated="1000"/>
        </table:table-row>
        <table:table-row table:style-name="ro2">
          <table:table-cell table:formula="of:=&quot;number={&quot;&amp;[.B466]&amp;&quot;}, title = {&quot; &amp;[.E466] &amp; &quot;}, subtitle = {&quot;&amp;[.F466]&amp;&quot;}, origlanguage ={&quot; &amp; [.G466] &amp; &quot;}, year = {&quot; &amp; [.H466] &amp; &quot;}&quot;" office:value-type="string" office:string-value="number={278}, title = {Punica, Volume II}, subtitle = {Books 9-17}, origlanguage ={Latin}, year = {1934}">
            <text:p>number={278}, title = {Punica, Volume II}, subtitle = {Books 9-17}, origlanguage ={Latin}, year = {1934}</text:p>
          </table:table-cell>
          <table:table-cell table:style-name="ce1" office:value-type="float" office:value="278">
            <text:p>278</text:p>
          </table:table-cell>
          <table:table-cell table:style-name="ce5" office:value-type="string">
            <text:p>Silius Italicus, </text:p>
          </table:table-cell>
          <table:table-cell table:style-name="ce5" office:value-type="string">
            <text:p>Silius Italicus</text:p>
          </table:table-cell>
          <table:table-cell table:style-name="ce5" office:value-type="string">
            <text:p>Punica, Volume II</text:p>
          </table:table-cell>
          <table:table-cell table:style-name="ce5" office:value-type="string">
            <text:p>Books 9-17</text:p>
          </table:table-cell>
          <table:table-cell table:style-name="ce5" office:value-type="string">
            <text:p>Latin</text:p>
          </table:table-cell>
          <table:table-cell table:style-name="ce1" office:value-type="float" office:value="1934">
            <text:p>1934</text:p>
          </table:table-cell>
          <table:table-cell table:style-name="ce5" table:number-columns-repeated="1000"/>
        </table:table-row>
        <table:table-row table:style-name="ro2">
          <table:table-cell table:formula="of:=&quot;number={&quot;&amp;[.B467]&amp;&quot;}, title = {&quot; &amp;[.E467] &amp; &quot;}, subtitle = {&quot;&amp;[.F467]&amp;&quot;}, origlanguage ={&quot; &amp; [.G467] &amp; &quot;}, year = {&quot; &amp; [.H467] &amp; &quot;}&quot;" office:value-type="string" office:string-value="number={20}, title = {Ajax. Electra. Oedipus Tyrannus}, subtitle = {}, origlanguage ={Greek}, year = {1994}">
            <text:p>number={20}, title = {Ajax. Electra. Oedipus Tyrannus}, subtitle = {}, origlanguage ={Greek}, year = {1994}</text:p>
          </table:table-cell>
          <table:table-cell table:style-name="ce1" office:value-type="float" office:value="20">
            <text:p>20</text:p>
          </table:table-cell>
          <table:table-cell table:style-name="ce5" office:value-type="string">
            <text:p>Sophocles, </text:p>
          </table:table-cell>
          <table:table-cell table:style-name="ce5" office:value-type="string">
            <text:p>Sophocles</text:p>
          </table:table-cell>
          <table:table-cell table:style-name="ce5" office:value-type="string">
            <text:p>Ajax. Electra. Oedipus Tyrannus</text:p>
          </table:table-cell>
          <table:table-cell table:style-name="ce5"/>
          <table:table-cell table:style-name="ce5" office:value-type="string">
            <text:p>Greek</text:p>
          </table:table-cell>
          <table:table-cell table:style-name="ce1" office:value-type="float" office:value="1994">
            <text:p>1994</text:p>
          </table:table-cell>
          <table:table-cell table:style-name="ce5" table:number-columns-repeated="1000"/>
        </table:table-row>
        <table:table-row table:style-name="ro2">
          <table:table-cell table:formula="of:=&quot;number={&quot;&amp;[.B468]&amp;&quot;}, title = {&quot; &amp;[.E468] &amp; &quot;}, subtitle = {&quot;&amp;[.F468]&amp;&quot;}, origlanguage ={&quot; &amp; [.G468] &amp; &quot;}, year = {&quot; &amp; [.H468] &amp; &quot;}&quot;" office:value-type="string" office:string-value="number={21}, title = {Antigone. The Women of Trachis. Philoctetes. Oedipus at Colonus}, subtitle = {}, origlanguage ={Greek}, year = {1994}">
            <text:p>number={21}, title = {Antigone. The Women of Trachis. Philoctetes. Oedipus at Colonus}, subtitle = {}, origlanguage ={Greek}, year = {1994}</text:p>
          </table:table-cell>
          <table:table-cell table:style-name="ce1" office:value-type="float" office:value="21">
            <text:p>21</text:p>
          </table:table-cell>
          <table:table-cell table:style-name="ce5" office:value-type="string">
            <text:p>Sophocles, </text:p>
          </table:table-cell>
          <table:table-cell table:style-name="ce5" office:value-type="string">
            <text:p>Sophocles</text:p>
          </table:table-cell>
          <table:table-cell table:style-name="ce5" office:value-type="string">
            <text:p>Antigone. The Women of Trachis. Philoctetes. Oedipus at Colonus</text:p>
          </table:table-cell>
          <table:table-cell table:style-name="ce5"/>
          <table:table-cell table:style-name="ce5" office:value-type="string">
            <text:p>Greek</text:p>
          </table:table-cell>
          <table:table-cell table:style-name="ce1" office:value-type="float" office:value="1994">
            <text:p>1994</text:p>
          </table:table-cell>
          <table:table-cell table:style-name="ce5" table:number-columns-repeated="1000"/>
        </table:table-row>
        <table:table-row table:style-name="ro2">
          <table:table-cell table:formula="of:=&quot;number={&quot;&amp;[.B469]&amp;&quot;}, title = {&quot; &amp;[.E469] &amp; &quot;}, subtitle = {&quot;&amp;[.F469]&amp;&quot;}, origlanguage ={&quot; &amp; [.G469] &amp; &quot;}, year = {&quot; &amp; [.H469] &amp; &quot;}&quot;" office:value-type="string" office:string-value="number={483}, title = {Fragments}, subtitle = {}, origlanguage ={Greek}, year = {1996}">
            <text:p>number={483}, title = {Fragments}, subtitle = {}, origlanguage ={Greek}, year = {1996}</text:p>
          </table:table-cell>
          <table:table-cell table:style-name="ce1" office:value-type="float" office:value="483">
            <text:p>483</text:p>
          </table:table-cell>
          <table:table-cell table:style-name="ce5" office:value-type="string">
            <text:p>Sophocles, </text:p>
          </table:table-cell>
          <table:table-cell table:style-name="ce5" office:value-type="string">
            <text:p>Sophocles</text:p>
          </table:table-cell>
          <table:table-cell table:style-name="ce5" office:value-type="string">
            <text:p>Fragments</text:p>
          </table:table-cell>
          <table:table-cell table:style-name="ce5"/>
          <table:table-cell table:style-name="ce5" office:value-type="string">
            <text:p>Greek</text:p>
          </table:table-cell>
          <table:table-cell table:style-name="ce1" office:value-type="float" office:value="1996">
            <text:p>1996</text:p>
          </table:table-cell>
          <table:table-cell table:style-name="ce5" table:number-columns-repeated="1000"/>
        </table:table-row>
        <table:table-row table:style-name="ro2">
          <table:table-cell table:formula="of:=&quot;number={&quot;&amp;[.B470]&amp;&quot;}, title = {&quot; &amp;[.E470] &amp; &quot;}, subtitle = {&quot;&amp;[.F470]&amp;&quot;}, origlanguage ={&quot; &amp; [.G470] &amp; &quot;}, year = {&quot; &amp; [.H470] &amp; &quot;}&quot;" office:value-type="string" office:string-value="number={206}, title = {Silvae}, subtitle = {}, origlanguage ={Latin}, year = {2015}">
            <text:p>number={206}, title = {Silvae}, subtitle = {}, origlanguage ={Latin}, year = {2015}</text:p>
          </table:table-cell>
          <table:table-cell table:style-name="ce1" office:value-type="float" office:value="206">
            <text:p>206</text:p>
          </table:table-cell>
          <table:table-cell table:style-name="ce5" office:value-type="string">
            <text:p>Statius, </text:p>
          </table:table-cell>
          <table:table-cell table:style-name="ce5" office:value-type="string">
            <text:p>Statius</text:p>
          </table:table-cell>
          <table:table-cell table:style-name="ce5" office:value-type="string">
            <text:p>Silvae</text:p>
          </table:table-cell>
          <table:table-cell table:style-name="ce5"/>
          <table:table-cell table:style-name="ce5" office:value-type="string">
            <text:p>Latin</text:p>
          </table:table-cell>
          <table:table-cell table:style-name="ce1" office:value-type="float" office:value="2015">
            <text:p>2015</text:p>
          </table:table-cell>
          <table:table-cell table:style-name="ce5" table:number-columns-repeated="1000"/>
        </table:table-row>
        <table:table-row table:style-name="ro2">
          <table:table-cell table:formula="of:=&quot;number={&quot;&amp;[.B471]&amp;&quot;}, title = {&quot; &amp;[.E471] &amp; &quot;}, subtitle = {&quot;&amp;[.F471]&amp;&quot;}, origlanguage ={&quot; &amp; [.G471] &amp; &quot;}, year = {&quot; &amp; [.H471] &amp; &quot;}&quot;" office:value-type="string" office:string-value="number={207}, title = {Thebaid, Volume I}, subtitle = {Books 1-7}, origlanguage ={Latin}, year = {2004}">
            <text:p>number={207}, title = {Thebaid, Volume I}, subtitle = {Books 1-7}, origlanguage ={Latin}, year = {2004}</text:p>
          </table:table-cell>
          <table:table-cell table:style-name="ce1" office:value-type="float" office:value="207">
            <text:p>207</text:p>
          </table:table-cell>
          <table:table-cell table:style-name="ce5" office:value-type="string">
            <text:p>Statius, </text:p>
          </table:table-cell>
          <table:table-cell table:style-name="ce5" office:value-type="string">
            <text:p>Statius</text:p>
          </table:table-cell>
          <table:table-cell table:style-name="ce5" office:value-type="string">
            <text:p>Thebaid, Volume I</text:p>
          </table:table-cell>
          <table:table-cell table:style-name="ce5" office:value-type="string">
            <text:p>Books 1-7</text:p>
          </table:table-cell>
          <table:table-cell table:style-name="ce5" office:value-type="string">
            <text:p>Latin</text:p>
          </table:table-cell>
          <table:table-cell table:style-name="ce1" office:value-type="float" office:value="2004">
            <text:p>2004</text:p>
          </table:table-cell>
          <table:table-cell table:style-name="ce5" table:number-columns-repeated="1000"/>
        </table:table-row>
        <table:table-row table:style-name="ro2">
          <table:table-cell table:formula="of:=&quot;number={&quot;&amp;[.B472]&amp;&quot;}, title = {&quot; &amp;[.E472] &amp; &quot;}, subtitle = {&quot;&amp;[.F472]&amp;&quot;}, origlanguage ={&quot; &amp; [.G472] &amp; &quot;}, year = {&quot; &amp; [.H472] &amp; &quot;}&quot;" office:value-type="string" office:string-value="number={498}, title = {Thebaid, Volume II}, subtitle = {Books 8-12. Achilleid}, origlanguage ={Latin}, year = {2004}">
            <text:p>number={498}, title = {Thebaid, Volume II}, subtitle = {Books 8-12. Achilleid}, origlanguage ={Latin}, year = {2004}</text:p>
          </table:table-cell>
          <table:table-cell table:style-name="ce1" office:value-type="float" office:value="498">
            <text:p>498</text:p>
          </table:table-cell>
          <table:table-cell table:style-name="ce5" office:value-type="string">
            <text:p>Statius, </text:p>
          </table:table-cell>
          <table:table-cell table:style-name="ce5" office:value-type="string">
            <text:p>Statius</text:p>
          </table:table-cell>
          <table:table-cell table:style-name="ce5" office:value-type="string">
            <text:p>Thebaid, Volume II</text:p>
          </table:table-cell>
          <table:table-cell table:style-name="ce5" office:value-type="string">
            <text:p>Books 8-12. Achilleid</text:p>
          </table:table-cell>
          <table:table-cell table:style-name="ce5" office:value-type="string">
            <text:p>Latin</text:p>
          </table:table-cell>
          <table:table-cell table:style-name="ce1" office:value-type="float" office:value="2004">
            <text:p>2004</text:p>
          </table:table-cell>
          <table:table-cell table:style-name="ce5" table:number-columns-repeated="1000"/>
        </table:table-row>
        <table:table-row table:style-name="ro2">
          <table:table-cell table:formula="of:=&quot;number={&quot;&amp;[.B473]&amp;&quot;}, title = {&quot; &amp;[.E473] &amp; &quot;}, subtitle = {&quot;&amp;[.F473]&amp;&quot;}, origlanguage ={&quot; &amp; [.G473] &amp; &quot;}, year = {&quot; &amp; [.H473] &amp; &quot;}&quot;" office:value-type="string" office:string-value="number={49}, title = {Geography, Volume I}, subtitle = {Books 1-2}, origlanguage ={Greek}, year = {1917}">
            <text:p>number={49}, title = {Geography, Volume I}, subtitle = {Books 1-2}, origlanguage ={Greek}, year = {1917}</text:p>
          </table:table-cell>
          <table:table-cell table:style-name="ce1" office:value-type="float" office:value="49">
            <text:p>49</text:p>
          </table:table-cell>
          <table:table-cell table:style-name="ce5" office:value-type="string">
            <text:p>Strabo, </text:p>
          </table:table-cell>
          <table:table-cell table:style-name="ce5" office:value-type="string">
            <text:p>Strabo</text:p>
          </table:table-cell>
          <table:table-cell table:style-name="ce5" office:value-type="string">
            <text:p>Geography, Volume I</text:p>
          </table:table-cell>
          <table:table-cell table:style-name="ce5" office:value-type="string">
            <text:p>Books 1-2</text:p>
          </table:table-cell>
          <table:table-cell table:style-name="ce5" office:value-type="string">
            <text:p>Greek</text:p>
          </table:table-cell>
          <table:table-cell table:style-name="ce1" office:value-type="float" office:value="1917">
            <text:p>1917</text:p>
          </table:table-cell>
          <table:table-cell table:style-name="ce5" table:number-columns-repeated="1000"/>
        </table:table-row>
        <table:table-row table:style-name="ro2">
          <table:table-cell table:formula="of:=&quot;number={&quot;&amp;[.B474]&amp;&quot;}, title = {&quot; &amp;[.E474] &amp; &quot;}, subtitle = {&quot;&amp;[.F474]&amp;&quot;}, origlanguage ={&quot; &amp; [.G474] &amp; &quot;}, year = {&quot; &amp; [.H474] &amp; &quot;}&quot;" office:value-type="string" office:string-value="number={50}, title = {Geography, Volume II}, subtitle = {Books 3-5}, origlanguage ={Greek}, year = {1923}">
            <text:p>number={50}, title = {Geography, Volume II}, subtitle = {Books 3-5}, origlanguage ={Greek}, year = {1923}</text:p>
          </table:table-cell>
          <table:table-cell table:style-name="ce1" office:value-type="float" office:value="50">
            <text:p>50</text:p>
          </table:table-cell>
          <table:table-cell table:style-name="ce5" office:value-type="string">
            <text:p>Strabo, </text:p>
          </table:table-cell>
          <table:table-cell table:style-name="ce5" office:value-type="string">
            <text:p>Strabo</text:p>
          </table:table-cell>
          <table:table-cell table:style-name="ce5" office:value-type="string">
            <text:p>Geography, Volume II</text:p>
          </table:table-cell>
          <table:table-cell table:style-name="ce5" office:value-type="string">
            <text:p>Books 3-5</text:p>
          </table:table-cell>
          <table:table-cell table:style-name="ce5" office:value-type="string">
            <text:p>Greek</text:p>
          </table:table-cell>
          <table:table-cell table:style-name="ce1" office:value-type="float" office:value="1923">
            <text:p>1923</text:p>
          </table:table-cell>
          <table:table-cell table:style-name="ce5" table:number-columns-repeated="1000"/>
        </table:table-row>
        <table:table-row table:style-name="ro2">
          <table:table-cell table:formula="of:=&quot;number={&quot;&amp;[.B475]&amp;&quot;}, title = {&quot; &amp;[.E475] &amp; &quot;}, subtitle = {&quot;&amp;[.F475]&amp;&quot;}, origlanguage ={&quot; &amp; [.G475] &amp; &quot;}, year = {&quot; &amp; [.H475] &amp; &quot;}&quot;" office:value-type="string" office:string-value="number={182}, title = {Geography, Volume III}, subtitle = {Books 6-7}, origlanguage ={Greek}, year = {1924}">
            <text:p>number={182}, title = {Geography, Volume III}, subtitle = {Books 6-7}, origlanguage ={Greek}, year = {1924}</text:p>
          </table:table-cell>
          <table:table-cell table:style-name="ce1" office:value-type="float" office:value="182">
            <text:p>182</text:p>
          </table:table-cell>
          <table:table-cell table:style-name="ce5" office:value-type="string">
            <text:p>Strabo, </text:p>
          </table:table-cell>
          <table:table-cell table:style-name="ce5" office:value-type="string">
            <text:p>Strabo</text:p>
          </table:table-cell>
          <table:table-cell table:style-name="ce5" office:value-type="string">
            <text:p>Geography, Volume III</text:p>
          </table:table-cell>
          <table:table-cell table:style-name="ce5" office:value-type="string">
            <text:p>Books 6-7</text:p>
          </table:table-cell>
          <table:table-cell table:style-name="ce5" office:value-type="string">
            <text:p>Greek</text:p>
          </table:table-cell>
          <table:table-cell table:style-name="ce1" office:value-type="float" office:value="1924">
            <text:p>1924</text:p>
          </table:table-cell>
          <table:table-cell table:style-name="ce5" table:number-columns-repeated="1000"/>
        </table:table-row>
        <table:table-row table:style-name="ro2">
          <table:table-cell table:formula="of:=&quot;number={&quot;&amp;[.B476]&amp;&quot;}, title = {&quot; &amp;[.E476] &amp; &quot;}, subtitle = {&quot;&amp;[.F476]&amp;&quot;}, origlanguage ={&quot; &amp; [.G476] &amp; &quot;}, year = {&quot; &amp; [.H476] &amp; &quot;}&quot;" office:value-type="string" office:string-value="number={196}, title = {Geography, Volume IV}, subtitle = {Books 8-9}, origlanguage ={Greek}, year = {1927}">
            <text:p>number={196}, title = {Geography, Volume IV}, subtitle = {Books 8-9}, origlanguage ={Greek}, year = {1927}</text:p>
          </table:table-cell>
          <table:table-cell table:style-name="ce1" office:value-type="float" office:value="196">
            <text:p>196</text:p>
          </table:table-cell>
          <table:table-cell table:style-name="ce5" office:value-type="string">
            <text:p>Strabo, </text:p>
          </table:table-cell>
          <table:table-cell table:style-name="ce5" office:value-type="string">
            <text:p>Strabo</text:p>
          </table:table-cell>
          <table:table-cell table:style-name="ce5" office:value-type="string">
            <text:p>Geography, Volume IV</text:p>
          </table:table-cell>
          <table:table-cell table:style-name="ce5" office:value-type="string">
            <text:p>Books 8-9</text:p>
          </table:table-cell>
          <table:table-cell table:style-name="ce5" office:value-type="string">
            <text:p>Greek</text:p>
          </table:table-cell>
          <table:table-cell table:style-name="ce1" office:value-type="float" office:value="1927">
            <text:p>1927</text:p>
          </table:table-cell>
          <table:table-cell table:style-name="ce5" table:number-columns-repeated="1000"/>
        </table:table-row>
        <table:table-row table:style-name="ro2">
          <table:table-cell table:formula="of:=&quot;number={&quot;&amp;[.B477]&amp;&quot;}, title = {&quot; &amp;[.E477] &amp; &quot;}, subtitle = {&quot;&amp;[.F477]&amp;&quot;}, origlanguage ={&quot; &amp; [.G477] &amp; &quot;}, year = {&quot; &amp; [.H477] &amp; &quot;}&quot;" office:value-type="string" office:string-value="number={211}, title = {Geography, Volume V}, subtitle = {Books 10-12}, origlanguage ={Greek}, year = {1928}">
            <text:p>number={211}, title = {Geography, Volume V}, subtitle = {Books 10-12}, origlanguage ={Greek}, year = {1928}</text:p>
          </table:table-cell>
          <table:table-cell table:style-name="ce1" office:value-type="float" office:value="211">
            <text:p>211</text:p>
          </table:table-cell>
          <table:table-cell table:style-name="ce5" office:value-type="string">
            <text:p>Strabo, </text:p>
          </table:table-cell>
          <table:table-cell table:style-name="ce5" office:value-type="string">
            <text:p>Strabo</text:p>
          </table:table-cell>
          <table:table-cell table:style-name="ce5" office:value-type="string">
            <text:p>Geography, Volume V</text:p>
          </table:table-cell>
          <table:table-cell table:style-name="ce5" office:value-type="string">
            <text:p>Books 10-12</text:p>
          </table:table-cell>
          <table:table-cell table:style-name="ce5" office:value-type="string">
            <text:p>Greek</text:p>
          </table:table-cell>
          <table:table-cell table:style-name="ce1" office:value-type="float" office:value="1928">
            <text:p>1928</text:p>
          </table:table-cell>
          <table:table-cell table:style-name="ce5" table:number-columns-repeated="1000"/>
        </table:table-row>
        <table:table-row table:style-name="ro2">
          <table:table-cell table:formula="of:=&quot;number={&quot;&amp;[.B478]&amp;&quot;}, title = {&quot; &amp;[.E478] &amp; &quot;}, subtitle = {&quot;&amp;[.F478]&amp;&quot;}, origlanguage ={&quot; &amp; [.G478] &amp; &quot;}, year = {&quot; &amp; [.H478] &amp; &quot;}&quot;" office:value-type="string" office:string-value="number={223}, title = {Geography, Volume VI}, subtitle = {Books 13-14}, origlanguage ={Greek}, year = {1929}">
            <text:p>number={223}, title = {Geography, Volume VI}, subtitle = {Books 13-14}, origlanguage ={Greek}, year = {1929}</text:p>
          </table:table-cell>
          <table:table-cell table:style-name="ce1" office:value-type="float" office:value="223">
            <text:p>223</text:p>
          </table:table-cell>
          <table:table-cell table:style-name="ce5" office:value-type="string">
            <text:p>Strabo, </text:p>
          </table:table-cell>
          <table:table-cell table:style-name="ce5" office:value-type="string">
            <text:p>Strabo</text:p>
          </table:table-cell>
          <table:table-cell table:style-name="ce5" office:value-type="string">
            <text:p>Geography, Volume VI</text:p>
          </table:table-cell>
          <table:table-cell table:style-name="ce5" office:value-type="string">
            <text:p>Books 13-14</text:p>
          </table:table-cell>
          <table:table-cell table:style-name="ce5" office:value-type="string">
            <text:p>Greek</text:p>
          </table:table-cell>
          <table:table-cell table:style-name="ce1" office:value-type="float" office:value="1929">
            <text:p>1929</text:p>
          </table:table-cell>
          <table:table-cell table:style-name="ce5" table:number-columns-repeated="1000"/>
        </table:table-row>
        <table:table-row table:style-name="ro2">
          <table:table-cell table:formula="of:=&quot;number={&quot;&amp;[.B479]&amp;&quot;}, title = {&quot; &amp;[.E479] &amp; &quot;}, subtitle = {&quot;&amp;[.F479]&amp;&quot;}, origlanguage ={&quot; &amp; [.G479] &amp; &quot;}, year = {&quot; &amp; [.H479] &amp; &quot;}&quot;" office:value-type="string" office:string-value="number={241}, title = {Geography, Volume VII}, subtitle = {Books 15-16}, origlanguage ={Greek}, year = {1930}">
            <text:p>number={241}, title = {Geography, Volume VII}, subtitle = {Books 15-16}, origlanguage ={Greek}, year = {1930}</text:p>
          </table:table-cell>
          <table:table-cell table:style-name="ce1" office:value-type="float" office:value="241">
            <text:p>241</text:p>
          </table:table-cell>
          <table:table-cell table:style-name="ce5" office:value-type="string">
            <text:p>Strabo, </text:p>
          </table:table-cell>
          <table:table-cell table:style-name="ce5" office:value-type="string">
            <text:p>Strabo</text:p>
          </table:table-cell>
          <table:table-cell table:style-name="ce5" office:value-type="string">
            <text:p>Geography, Volume VII</text:p>
          </table:table-cell>
          <table:table-cell table:style-name="ce5" office:value-type="string">
            <text:p>Books 15-16</text:p>
          </table:table-cell>
          <table:table-cell table:style-name="ce5" office:value-type="string">
            <text:p>Greek</text:p>
          </table:table-cell>
          <table:table-cell table:style-name="ce1" office:value-type="float" office:value="1930">
            <text:p>1930</text:p>
          </table:table-cell>
          <table:table-cell table:style-name="ce5" table:number-columns-repeated="1000"/>
        </table:table-row>
        <table:table-row table:style-name="ro2">
          <table:table-cell table:formula="of:=&quot;number={&quot;&amp;[.B480]&amp;&quot;}, title = {&quot; &amp;[.E480] &amp; &quot;}, subtitle = {&quot;&amp;[.F480]&amp;&quot;}, origlanguage ={&quot; &amp; [.G480] &amp; &quot;}, year = {&quot; &amp; [.H480] &amp; &quot;}&quot;" office:value-type="string" office:string-value="number={267}, title = {Geography, Volume VIII}, subtitle = {Book 17. General Index}, origlanguage ={Greek}, year = {1932}">
            <text:p>number={267}, title = {Geography, Volume VIII}, subtitle = {Book 17. General Index}, origlanguage ={Greek}, year = {1932}</text:p>
          </table:table-cell>
          <table:table-cell table:style-name="ce1" office:value-type="float" office:value="267">
            <text:p>267</text:p>
          </table:table-cell>
          <table:table-cell table:style-name="ce5" office:value-type="string">
            <text:p>Strabo, </text:p>
          </table:table-cell>
          <table:table-cell table:style-name="ce5" office:value-type="string">
            <text:p>Strabo</text:p>
          </table:table-cell>
          <table:table-cell table:style-name="ce5" office:value-type="string">
            <text:p>Geography, Volume VIII</text:p>
          </table:table-cell>
          <table:table-cell table:style-name="ce5" office:value-type="string">
            <text:p>Book 17. General Index</text:p>
          </table:table-cell>
          <table:table-cell table:style-name="ce5" office:value-type="string">
            <text:p>Greek</text:p>
          </table:table-cell>
          <table:table-cell table:style-name="ce1" office:value-type="float" office:value="1932">
            <text:p>1932</text:p>
          </table:table-cell>
          <table:table-cell table:style-name="ce5" table:number-columns-repeated="1000"/>
        </table:table-row>
        <table:table-row table:style-name="ro2">
          <table:table-cell table:formula="of:=&quot;number={&quot;&amp;[.B481]&amp;&quot;}, title = {&quot; &amp;[.E481] &amp; &quot;}, subtitle = {&quot;&amp;[.F481]&amp;&quot;}, origlanguage ={&quot; &amp; [.G481] &amp; &quot;}, year = {&quot; &amp; [.H481] &amp; &quot;}&quot;" office:value-type="string" office:string-value="number={31}, title = {Lives of the Caesars, Volume I}, subtitle = {Julius. Augustus. Tiberius. Gaius. Caligula}, origlanguage ={Latin}, year = {1914}">
            <text:p>number={31}, title = {Lives of the Caesars, Volume I}, subtitle = {Julius. Augustus. Tiberius. Gaius. Caligula}, origlanguage ={Latin}, year = {1914}</text:p>
          </table:table-cell>
          <table:table-cell table:style-name="ce1" office:value-type="float" office:value="31">
            <text:p>31</text:p>
          </table:table-cell>
          <table:table-cell table:style-name="ce5" office:value-type="string">
            <text:p>Suetonius, </text:p>
          </table:table-cell>
          <table:table-cell table:style-name="ce5" office:value-type="string">
            <text:p>Suetonius</text:p>
          </table:table-cell>
          <table:table-cell table:style-name="ce5" office:value-type="string">
            <text:p>Lives of the Caesars, Volume I</text:p>
          </table:table-cell>
          <table:table-cell table:style-name="ce5" office:value-type="string">
            <text:p>Julius. Augustus. Tiberius. Gaius. Caligula</text:p>
          </table:table-cell>
          <table:table-cell table:style-name="ce5" office:value-type="string">
            <text:p>Latin</text:p>
          </table:table-cell>
          <table:table-cell table:style-name="ce1" office:value-type="float" office:value="1914">
            <text:p>1914</text:p>
          </table:table-cell>
          <table:table-cell table:style-name="ce5" table:number-columns-repeated="1000"/>
        </table:table-row>
        <table:table-row table:style-name="ro2">
          <table:table-cell table:formula="of:=&quot;number={&quot;&amp;[.B482]&amp;&quot;}, title = {&quot; &amp;[.E482] &amp; &quot;}, subtitle = {&quot;&amp;[.F482]&amp;&quot;}, origlanguage ={&quot; &amp; [.G482] &amp; &quot;}, year = {&quot; &amp; [.H482] &amp; &quot;}&quot;" office:value-type="string" office:string-value="number={38}, title = {Lives of the Caesars, Volume II}, subtitle = {Claudius. Nero. Galba, Otho, and Vitellius. Vespasian. Titus, Domitian. Lives of Illustrious Men: Grammarians and Rhetoricians. Poets (Terence. Virgil. Horace. Tibullus. Persius. Lucan). Lives of Pliny the Elder and Passienus Crispus}, origlanguage ={Latin}, year = {1914}">
            <text:p>number={38}, title = {Lives of the Caesars, Volume II}, subtitle = {Claudius. Nero. Galba, Otho, and Vitellius. Vespasian. Titus, Domitian. Lives of Illustrious Men: Grammarians and Rhetoricians. Poets (Terence. Virgil. Horace. Tibullus. Persius. Lucan). Lives of Pliny the Elder and Passienus Crispus}, origlanguage ={Latin}, year = {1914}</text:p>
          </table:table-cell>
          <table:table-cell table:style-name="ce1" office:value-type="float" office:value="38">
            <text:p>38</text:p>
          </table:table-cell>
          <table:table-cell table:style-name="ce5" office:value-type="string">
            <text:p>Suetonius, </text:p>
          </table:table-cell>
          <table:table-cell table:style-name="ce5" office:value-type="string">
            <text:p>Suetonius</text:p>
          </table:table-cell>
          <table:table-cell table:style-name="ce5" office:value-type="string">
            <text:p>Lives of the Caesars, Volume II</text:p>
          </table:table-cell>
          <table:table-cell table:style-name="ce5" office:value-type="string">
            <text:p>Claudius. Nero. Galba, Otho, and Vitellius. Vespasian. Titus, Domitian. Lives of Illustrious Men: Grammarians and Rhetoricians. Poets (Terence. Virgil. Horace. Tibullus. Persius. Lucan). Lives of Pliny the Elder and Passienus Crispus</text:p>
          </table:table-cell>
          <table:table-cell table:style-name="ce5" office:value-type="string">
            <text:p>Latin</text:p>
          </table:table-cell>
          <table:table-cell table:style-name="ce1" office:value-type="float" office:value="1914">
            <text:p>1914</text:p>
          </table:table-cell>
          <table:table-cell table:style-name="ce5" table:number-columns-repeated="1000"/>
        </table:table-row>
        <table:table-row table:style-name="ro2">
          <table:table-cell table:formula="of:=&quot;number={&quot;&amp;[.B483]&amp;&quot;}, title = {&quot; &amp;[.E483] &amp; &quot;}, subtitle = {&quot;&amp;[.F483]&amp;&quot;}, origlanguage ={&quot; &amp; [.G483] &amp; &quot;}, year = {&quot; &amp; [.H483] &amp; &quot;}&quot;" office:value-type="string" office:string-value="number={35}, title = {Agricola. Germania. Dialogue on Oratory}, subtitle = {}, origlanguage ={Latin}, year = {1914}">
            <text:p>number={35}, title = {Agricola. Germania. Dialogue on Oratory}, subtitle = {}, origlanguage ={Latin}, year = {1914}</text:p>
          </table:table-cell>
          <table:table-cell table:style-name="ce1" office:value-type="float" office:value="35">
            <text:p>35</text:p>
          </table:table-cell>
          <table:table-cell table:style-name="ce5" office:value-type="string">
            <text:p>Tacitus, </text:p>
          </table:table-cell>
          <table:table-cell table:style-name="ce5" office:value-type="string">
            <text:p>Tacitus</text:p>
          </table:table-cell>
          <table:table-cell table:style-name="ce5" office:value-type="string">
            <text:p>Agricola. Germania. Dialogue on Oratory</text:p>
          </table:table-cell>
          <table:table-cell table:style-name="ce5"/>
          <table:table-cell table:style-name="ce5" office:value-type="string">
            <text:p>Latin</text:p>
          </table:table-cell>
          <table:table-cell table:style-name="ce1" office:value-type="float" office:value="1914">
            <text:p>1914</text:p>
          </table:table-cell>
          <table:table-cell table:style-name="ce5" table:number-columns-repeated="1000"/>
        </table:table-row>
        <table:table-row table:style-name="ro2">
          <table:table-cell table:formula="of:=&quot;number={&quot;&amp;[.B484]&amp;&quot;}, title = {&quot; &amp;[.E484] &amp; &quot;}, subtitle = {&quot;&amp;[.F484]&amp;&quot;}, origlanguage ={&quot; &amp; [.G484] &amp; &quot;}, year = {&quot; &amp; [.H484] &amp; &quot;}&quot;" office:value-type="string" office:string-value="number={111}, title = {Histories}, subtitle = {Books 1-3}, origlanguage ={Latin}, year = {1925}">
            <text:p>number={111}, title = {Histories}, subtitle = {Books 1-3}, origlanguage ={Latin}, year = {1925}</text:p>
          </table:table-cell>
          <table:table-cell table:style-name="ce1" office:value-type="float" office:value="111">
            <text:p>111</text:p>
          </table:table-cell>
          <table:table-cell table:style-name="ce5" office:value-type="string">
            <text:p>Tacitus, </text:p>
          </table:table-cell>
          <table:table-cell table:style-name="ce5" office:value-type="string">
            <text:p>Tacitus</text:p>
          </table:table-cell>
          <table:table-cell table:style-name="ce5" office:value-type="string">
            <text:p>Histories</text:p>
          </table:table-cell>
          <table:table-cell table:style-name="ce5" office:value-type="string">
            <text:p>Books 1-3</text:p>
          </table:table-cell>
          <table:table-cell table:style-name="ce5" office:value-type="string">
            <text:p>Latin</text:p>
          </table:table-cell>
          <table:table-cell table:style-name="ce1" office:value-type="float" office:value="1925">
            <text:p>1925</text:p>
          </table:table-cell>
          <table:table-cell table:style-name="ce5" table:number-columns-repeated="1000"/>
        </table:table-row>
        <table:table-row table:style-name="ro2">
          <table:table-cell table:formula="of:=&quot;number={&quot;&amp;[.B485]&amp;&quot;}, title = {&quot; &amp;[.E485] &amp; &quot;}, subtitle = {&quot;&amp;[.F485]&amp;&quot;}, origlanguage ={&quot; &amp; [.G485] &amp; &quot;}, year = {&quot; &amp; [.H485] &amp; &quot;}&quot;" office:value-type="string" office:string-value="number={249}, title = {Histories}, subtitle = {Books 4-5. Annals: Books 1-3}, origlanguage ={Latin}, year = {1931}">
            <text:p>number={249}, title = {Histories}, subtitle = {Books 4-5. Annals: Books 1-3}, origlanguage ={Latin}, year = {1931}</text:p>
          </table:table-cell>
          <table:table-cell table:style-name="ce1" office:value-type="float" office:value="249">
            <text:p>249</text:p>
          </table:table-cell>
          <table:table-cell table:style-name="ce5" office:value-type="string">
            <text:p>Tacitus, </text:p>
          </table:table-cell>
          <table:table-cell table:style-name="ce5" office:value-type="string">
            <text:p>Tacitus</text:p>
          </table:table-cell>
          <table:table-cell table:style-name="ce5" office:value-type="string">
            <text:p>Histories</text:p>
          </table:table-cell>
          <table:table-cell table:style-name="ce5" office:value-type="string">
            <text:p>Books 4-5. Annals: Books 1-3</text:p>
          </table:table-cell>
          <table:table-cell table:style-name="ce5" office:value-type="string">
            <text:p>Latin</text:p>
          </table:table-cell>
          <table:table-cell table:style-name="ce1" office:value-type="float" office:value="1931">
            <text:p>1931</text:p>
          </table:table-cell>
          <table:table-cell table:style-name="ce5" table:number-columns-repeated="1000"/>
        </table:table-row>
        <table:table-row table:style-name="ro2">
          <table:table-cell table:formula="of:=&quot;number={&quot;&amp;[.B486]&amp;&quot;}, title = {&quot; &amp;[.E486] &amp; &quot;}, subtitle = {&quot;&amp;[.F486]&amp;&quot;}, origlanguage ={&quot; &amp; [.G486] &amp; &quot;}, year = {&quot; &amp; [.H486] &amp; &quot;}&quot;" office:value-type="string" office:string-value="number={312}, title = {Annals}, subtitle = {Books 4-6, 11-12}, origlanguage ={Latin}, year = {1937}">
            <text:p>number={312}, title = {Annals}, subtitle = {Books 4-6, 11-12}, origlanguage ={Latin}, year = {1937}</text:p>
          </table:table-cell>
          <table:table-cell table:style-name="ce1" office:value-type="float" office:value="312">
            <text:p>312</text:p>
          </table:table-cell>
          <table:table-cell table:style-name="ce5" office:value-type="string">
            <text:p>Tacitus, </text:p>
          </table:table-cell>
          <table:table-cell table:style-name="ce5" office:value-type="string">
            <text:p>Tacitus</text:p>
          </table:table-cell>
          <table:table-cell table:style-name="ce5" office:value-type="string">
            <text:p>Annals</text:p>
          </table:table-cell>
          <table:table-cell table:style-name="ce5" office:value-type="string">
            <text:p>Books 4-6, 11-12</text:p>
          </table:table-cell>
          <table:table-cell table:style-name="ce5" office:value-type="string">
            <text:p>Latin</text:p>
          </table:table-cell>
          <table:table-cell table:style-name="ce1" office:value-type="float" office:value="1937">
            <text:p>1937</text:p>
          </table:table-cell>
          <table:table-cell table:style-name="ce5" table:number-columns-repeated="1000"/>
        </table:table-row>
        <table:table-row table:style-name="ro2">
          <table:table-cell table:formula="of:=&quot;number={&quot;&amp;[.B487]&amp;&quot;}, title = {&quot; &amp;[.E487] &amp; &quot;}, subtitle = {&quot;&amp;[.F487]&amp;&quot;}, origlanguage ={&quot; &amp; [.G487] &amp; &quot;}, year = {&quot; &amp; [.H487] &amp; &quot;}&quot;" office:value-type="string" office:string-value="number={322}, title = {Annals}, subtitle = {Books 13-16}, origlanguage ={Latin}, year = {1937}">
            <text:p>number={322}, title = {Annals}, subtitle = {Books 13-16}, origlanguage ={Latin}, year = {1937}</text:p>
          </table:table-cell>
          <table:table-cell table:style-name="ce1" office:value-type="float" office:value="322">
            <text:p>322</text:p>
          </table:table-cell>
          <table:table-cell table:style-name="ce5" office:value-type="string">
            <text:p>Tacitus, </text:p>
          </table:table-cell>
          <table:table-cell table:style-name="ce5" office:value-type="string">
            <text:p>Tacitus</text:p>
          </table:table-cell>
          <table:table-cell table:style-name="ce5" office:value-type="string">
            <text:p>Annals</text:p>
          </table:table-cell>
          <table:table-cell table:style-name="ce5" office:value-type="string">
            <text:p>Books 13-16</text:p>
          </table:table-cell>
          <table:table-cell table:style-name="ce5" office:value-type="string">
            <text:p>Latin</text:p>
          </table:table-cell>
          <table:table-cell table:style-name="ce1" office:value-type="float" office:value="1937">
            <text:p>1937</text:p>
          </table:table-cell>
          <table:table-cell table:style-name="ce5" table:number-columns-repeated="1000"/>
        </table:table-row>
        <table:table-row table:style-name="ro2">
          <table:table-cell table:formula="of:=&quot;number={&quot;&amp;[.B488]&amp;&quot;}, title = {&quot; &amp;[.E488] &amp; &quot;}, subtitle = {&quot;&amp;[.F488]&amp;&quot;}, origlanguage ={&quot; &amp; [.G488] &amp; &quot;}, year = {&quot; &amp; [.H488] &amp; &quot;}&quot;" office:value-type="string" office:string-value="number={22}, title = {The Woman of Andros. The Self-Tormentor. The Eunuch}, subtitle = {}, origlanguage ={Latin}, year = {2001}">
            <text:p>number={22}, title = {The Woman of Andros. The Self-Tormentor. The Eunuch}, subtitle = {}, origlanguage ={Latin}, year = {2001}</text:p>
          </table:table-cell>
          <table:table-cell table:style-name="ce1" office:value-type="float" office:value="22">
            <text:p>22</text:p>
          </table:table-cell>
          <table:table-cell table:style-name="ce5" office:value-type="string">
            <text:p>Terence, </text:p>
          </table:table-cell>
          <table:table-cell table:style-name="ce5" office:value-type="string">
            <text:p>Terence</text:p>
          </table:table-cell>
          <table:table-cell table:style-name="ce5" office:value-type="string">
            <text:p>The Woman of Andros. The Self-Tormentor. The Eunuch</text:p>
          </table:table-cell>
          <table:table-cell table:style-name="ce5"/>
          <table:table-cell table:style-name="ce5" office:value-type="string">
            <text:p>Latin</text:p>
          </table:table-cell>
          <table:table-cell table:style-name="ce1" office:value-type="float" office:value="2001">
            <text:p>2001</text:p>
          </table:table-cell>
          <table:table-cell table:style-name="ce5" table:number-columns-repeated="1000"/>
        </table:table-row>
        <table:table-row table:style-name="ro2">
          <table:table-cell table:formula="of:=&quot;number={&quot;&amp;[.B489]&amp;&quot;}, title = {&quot; &amp;[.E489] &amp; &quot;}, subtitle = {&quot;&amp;[.F489]&amp;&quot;}, origlanguage ={&quot; &amp; [.G489] &amp; &quot;}, year = {&quot; &amp; [.H489] &amp; &quot;}&quot;" office:value-type="string" office:string-value="number={23}, title = {Phormio. The Mother-in-Law. The Brothers}, subtitle = {}, origlanguage ={Latin}, year = {2001}">
            <text:p>number={23}, title = {Phormio. The Mother-in-Law. The Brothers}, subtitle = {}, origlanguage ={Latin}, year = {2001}</text:p>
          </table:table-cell>
          <table:table-cell table:style-name="ce1" office:value-type="float" office:value="23">
            <text:p>23</text:p>
          </table:table-cell>
          <table:table-cell table:style-name="ce5" office:value-type="string">
            <text:p>Terence, </text:p>
          </table:table-cell>
          <table:table-cell table:style-name="ce5" office:value-type="string">
            <text:p>Terence</text:p>
          </table:table-cell>
          <table:table-cell table:style-name="ce5" office:value-type="string">
            <text:p>Phormio. The Mother-in-Law. The Brothers</text:p>
          </table:table-cell>
          <table:table-cell table:style-name="ce5"/>
          <table:table-cell table:style-name="ce5" office:value-type="string">
            <text:p>Latin</text:p>
          </table:table-cell>
          <table:table-cell table:style-name="ce1" office:value-type="float" office:value="2001">
            <text:p>2001</text:p>
          </table:table-cell>
          <table:table-cell table:style-name="ce5" table:number-columns-repeated="1000"/>
        </table:table-row>
        <table:table-row table:style-name="ro2">
          <table:table-cell table:formula="of:=&quot;number={&quot;&amp;[.B490]&amp;&quot;}, title = {&quot; &amp;[.E490] &amp; &quot;}, subtitle = {&quot;&amp;[.F490]&amp;&quot;}, origlanguage ={&quot; &amp; [.G490] &amp; &quot;}, year = {&quot; &amp; [.H490] &amp; &quot;}&quot;" office:value-type="string" office:string-value="number={250}, title = {Apology. De Spectaculis. Minucius Felix: Octavius}, subtitle = {}, origlanguage ={Latin}, year = {1931}">
            <text:p>number={250}, title = {Apology. De Spectaculis. Minucius Felix: Octavius}, subtitle = {}, origlanguage ={Latin}, year = {1931}</text:p>
          </table:table-cell>
          <table:table-cell table:style-name="ce1" office:value-type="float" office:value="250">
            <text:p>250</text:p>
          </table:table-cell>
          <table:table-cell table:style-name="ce5" office:value-type="string">
            <text:p>Tertullian, ,Minucius Felix, </text:p>
          </table:table-cell>
          <table:table-cell table:style-name="ce5" office:value-type="string">
            <text:p>Tertullian</text:p>
          </table:table-cell>
          <table:table-cell table:style-name="ce5" office:value-type="string">
            <text:p>Apology. De Spectaculis. Minucius Felix: Octavius</text:p>
          </table:table-cell>
          <table:table-cell table:style-name="ce5"/>
          <table:table-cell table:style-name="ce5" office:value-type="string">
            <text:p>Latin</text:p>
          </table:table-cell>
          <table:table-cell table:style-name="ce1" office:value-type="float" office:value="1931">
            <text:p>1931</text:p>
          </table:table-cell>
          <table:table-cell table:style-name="ce5" table:number-columns-repeated="1000"/>
        </table:table-row>
        <table:table-row table:style-name="ro2">
          <table:table-cell table:formula="of:=&quot;number={&quot;&amp;[.B491]&amp;&quot;}, title = {&quot; &amp;[.E491] &amp; &quot;}, subtitle = {&quot;&amp;[.F491]&amp;&quot;}, origlanguage ={&quot; &amp; [.G491] &amp; &quot;}, year = {&quot; &amp; [.H491] &amp; &quot;}&quot;" office:value-type="string" office:string-value="number={70}, title = {Enquiry into Plants, Volume I: Books 1-5}, subtitle = {}, origlanguage ={Greek}, year = {1916}">
            <text:p>number={70}, title = {Enquiry into Plants, Volume I: Books 1-5}, subtitle = {}, origlanguage ={Greek}, year = {1916}</text:p>
          </table:table-cell>
          <table:table-cell table:style-name="ce1" office:value-type="float" office:value="70">
            <text:p>70</text:p>
          </table:table-cell>
          <table:table-cell table:style-name="ce5" office:value-type="string">
            <text:p>Theophrastus, </text:p>
          </table:table-cell>
          <table:table-cell table:style-name="ce5" office:value-type="string">
            <text:p>Theophrastus</text:p>
          </table:table-cell>
          <table:table-cell table:style-name="ce5" office:value-type="string">
            <text:p>Enquiry into Plants, Volume I: Books 1-5</text:p>
          </table:table-cell>
          <table:table-cell table:style-name="ce5"/>
          <table:table-cell table:style-name="ce5" office:value-type="string">
            <text:p>Greek</text:p>
          </table:table-cell>
          <table:table-cell table:style-name="ce1" office:value-type="float" office:value="1916">
            <text:p>1916</text:p>
          </table:table-cell>
          <table:table-cell table:style-name="ce5" table:number-columns-repeated="1000"/>
        </table:table-row>
        <table:table-row table:style-name="ro2">
          <table:table-cell table:formula="of:=&quot;number={&quot;&amp;[.B492]&amp;&quot;}, title = {&quot; &amp;[.E492] &amp; &quot;}, subtitle = {&quot;&amp;[.F492]&amp;&quot;}, origlanguage ={&quot; &amp; [.G492] &amp; &quot;}, year = {&quot; &amp; [.H492] &amp; &quot;}&quot;" office:value-type="string" office:string-value="number={79}, title = {Enquiry into Plants, Volume II: Books 6-9. On Odours. Weather Signs}, subtitle = {}, origlanguage ={Greek}, year = {1916}">
            <text:p>number={79}, title = {Enquiry into Plants, Volume II: Books 6-9. On Odours. Weather Signs}, subtitle = {}, origlanguage ={Greek}, year = {1916}</text:p>
          </table:table-cell>
          <table:table-cell table:style-name="ce1" office:value-type="float" office:value="79">
            <text:p>79</text:p>
          </table:table-cell>
          <table:table-cell table:style-name="ce5" office:value-type="string">
            <text:p>Theophrastus, </text:p>
          </table:table-cell>
          <table:table-cell table:style-name="ce5" office:value-type="string">
            <text:p>Theophrastus</text:p>
          </table:table-cell>
          <table:table-cell table:style-name="ce5" office:value-type="string">
            <text:p>Enquiry into Plants, Volume II: Books 6-9. On Odours. Weather Signs</text:p>
          </table:table-cell>
          <table:table-cell table:style-name="ce5"/>
          <table:table-cell table:style-name="ce5" office:value-type="string">
            <text:p>Greek</text:p>
          </table:table-cell>
          <table:table-cell table:style-name="ce1" office:value-type="float" office:value="1916">
            <text:p>1916</text:p>
          </table:table-cell>
          <table:table-cell table:style-name="ce5" table:number-columns-repeated="1000"/>
        </table:table-row>
        <table:table-row table:style-name="ro2">
          <table:table-cell table:formula="of:=&quot;number={&quot;&amp;[.B493]&amp;&quot;}, title = {&quot; &amp;[.E493] &amp; &quot;}, subtitle = {&quot;&amp;[.F493]&amp;&quot;}, origlanguage ={&quot; &amp; [.G493] &amp; &quot;}, year = {&quot; &amp; [.H493] &amp; &quot;}&quot;" office:value-type="string" office:string-value="number={225}, title = {Characters. Herodas: Mimes. Sophron and Other Mime Fragments}, subtitle = {}, origlanguage ={Greek}, year = {2003}">
            <text:p>number={225}, title = {Characters. Herodas: Mimes. Sophron and Other Mime Fragments}, subtitle = {}, origlanguage ={Greek}, year = {2003}</text:p>
          </table:table-cell>
          <table:table-cell table:style-name="ce1" office:value-type="float" office:value="225">
            <text:p>225</text:p>
          </table:table-cell>
          <table:table-cell table:style-name="ce5" office:value-type="string">
            <text:p>Theophrastus, ,Herodas, ,Sophron, </text:p>
          </table:table-cell>
          <table:table-cell table:style-name="ce5" office:value-type="string">
            <text:p>Theophrastus</text:p>
          </table:table-cell>
          <table:table-cell table:style-name="ce5" office:value-type="string">
            <text:p>Characters. Herodas: Mimes. Sophron and Other Mime Fragments</text:p>
          </table:table-cell>
          <table:table-cell table:style-name="ce5"/>
          <table:table-cell table:style-name="ce5" office:value-type="string">
            <text:p>Greek</text:p>
          </table:table-cell>
          <table:table-cell table:style-name="ce1" office:value-type="float" office:value="2003">
            <text:p>2003</text:p>
          </table:table-cell>
          <table:table-cell table:style-name="ce5" table:number-columns-repeated="1000"/>
        </table:table-row>
        <table:table-row table:style-name="ro2">
          <table:table-cell table:formula="of:=&quot;number={&quot;&amp;[.B494]&amp;&quot;}, title = {&quot; &amp;[.E494] &amp; &quot;}, subtitle = {&quot;&amp;[.F494]&amp;&quot;}, origlanguage ={&quot; &amp; [.G494] &amp; &quot;}, year = {&quot; &amp; [.H494] &amp; &quot;}&quot;" office:value-type="string" office:string-value="number={471}, title = {De Causis Plantarum, Volume I: Books 1-2}, subtitle = {}, origlanguage ={Greek}, year = {1976}">
            <text:p>number={471}, title = {De Causis Plantarum, Volume I: Books 1-2}, subtitle = {}, origlanguage ={Greek}, year = {1976}</text:p>
          </table:table-cell>
          <table:table-cell table:style-name="ce1" office:value-type="float" office:value="471">
            <text:p>471</text:p>
          </table:table-cell>
          <table:table-cell table:style-name="ce5" office:value-type="string">
            <text:p>Theophrastus, </text:p>
          </table:table-cell>
          <table:table-cell table:style-name="ce5" office:value-type="string">
            <text:p>Theophrastus</text:p>
          </table:table-cell>
          <table:table-cell table:style-name="ce5" office:value-type="string">
            <text:p>De Causis Plantarum, Volume I: Books 1-2</text:p>
          </table:table-cell>
          <table:table-cell table:style-name="ce5"/>
          <table:table-cell table:style-name="ce5" office:value-type="string">
            <text:p>Greek</text:p>
          </table:table-cell>
          <table:table-cell table:style-name="ce1" office:value-type="float" office:value="1976">
            <text:p>1976</text:p>
          </table:table-cell>
          <table:table-cell table:style-name="ce5" table:number-columns-repeated="1000"/>
        </table:table-row>
        <table:table-row table:style-name="ro2">
          <table:table-cell table:formula="of:=&quot;number={&quot;&amp;[.B495]&amp;&quot;}, title = {&quot; &amp;[.E495] &amp; &quot;}, subtitle = {&quot;&amp;[.F495]&amp;&quot;}, origlanguage ={&quot; &amp; [.G495] &amp; &quot;}, year = {&quot; &amp; [.H495] &amp; &quot;}&quot;" office:value-type="string" office:string-value="number={474}, title = {De Causis Plantarum, Volume II: Books 3-4}, subtitle = {}, origlanguage ={Greek}, year = {1990}">
            <text:p>number={474}, title = {De Causis Plantarum, Volume II: Books 3-4}, subtitle = {}, origlanguage ={Greek}, year = {1990}</text:p>
          </table:table-cell>
          <table:table-cell table:style-name="ce1" office:value-type="float" office:value="474">
            <text:p>474</text:p>
          </table:table-cell>
          <table:table-cell table:style-name="ce5" office:value-type="string">
            <text:p>Theophrastus, </text:p>
          </table:table-cell>
          <table:table-cell table:style-name="ce5" office:value-type="string">
            <text:p>Theophrastus</text:p>
          </table:table-cell>
          <table:table-cell table:style-name="ce5" office:value-type="string">
            <text:p>De Causis Plantarum, Volume II: Books 3-4</text:p>
          </table:table-cell>
          <table:table-cell table:style-name="ce5"/>
          <table:table-cell table:style-name="ce5" office:value-type="string">
            <text:p>Greek</text:p>
          </table:table-cell>
          <table:table-cell table:style-name="ce1" office:value-type="float" office:value="1990">
            <text:p>1990</text:p>
          </table:table-cell>
          <table:table-cell table:style-name="ce5" table:number-columns-repeated="1000"/>
        </table:table-row>
        <table:table-row table:style-name="ro2">
          <table:table-cell table:formula="of:=&quot;number={&quot;&amp;[.B496]&amp;&quot;}, title = {&quot; &amp;[.E496] &amp; &quot;}, subtitle = {&quot;&amp;[.F496]&amp;&quot;}, origlanguage ={&quot; &amp; [.G496] &amp; &quot;}, year = {&quot; &amp; [.H496] &amp; &quot;}&quot;" office:value-type="string" office:string-value="number={475}, title = {De Causis Plantarum, Volume III: Books 5-6}, subtitle = {}, origlanguage ={Greek}, year = {1990}">
            <text:p>number={475}, title = {De Causis Plantarum, Volume III: Books 5-6}, subtitle = {}, origlanguage ={Greek}, year = {1990}</text:p>
          </table:table-cell>
          <table:table-cell table:style-name="ce1" office:value-type="float" office:value="475">
            <text:p>475</text:p>
          </table:table-cell>
          <table:table-cell table:style-name="ce5" office:value-type="string">
            <text:p>Theophrastus, </text:p>
          </table:table-cell>
          <table:table-cell table:style-name="ce5" office:value-type="string">
            <text:p>Theophrastus</text:p>
          </table:table-cell>
          <table:table-cell table:style-name="ce5" office:value-type="string">
            <text:p>De Causis Plantarum, Volume III: Books 5-6</text:p>
          </table:table-cell>
          <table:table-cell table:style-name="ce5"/>
          <table:table-cell table:style-name="ce5" office:value-type="string">
            <text:p>Greek</text:p>
          </table:table-cell>
          <table:table-cell table:style-name="ce1" office:value-type="float" office:value="1990">
            <text:p>1990</text:p>
          </table:table-cell>
          <table:table-cell table:style-name="ce5" table:number-columns-repeated="1000"/>
        </table:table-row>
        <table:table-row table:style-name="ro2">
          <table:table-cell table:formula="of:=&quot;number={&quot;&amp;[.B497]&amp;&quot;}, title = {&quot; &amp;[.E497] &amp; &quot;}, subtitle = {&quot;&amp;[.F497]&amp;&quot;}, origlanguage ={&quot; &amp; [.G497] &amp; &quot;}, year = {&quot; &amp; [.H497] &amp; &quot;}&quot;" office:value-type="string" office:string-value="number={108}, title = {History of the Peloponnesian War, Volume I}, subtitle = {Books 1-2}, origlanguage ={Greek}, year = {1919}">
            <text:p>number={108}, title = {History of the Peloponnesian War, Volume I}, subtitle = {Books 1-2}, origlanguage ={Greek}, year = {1919}</text:p>
          </table:table-cell>
          <table:table-cell table:style-name="ce1" office:value-type="float" office:value="108">
            <text:p>108</text:p>
          </table:table-cell>
          <table:table-cell table:style-name="ce5" office:value-type="string">
            <text:p>Thucydides, </text:p>
          </table:table-cell>
          <table:table-cell table:style-name="ce5" office:value-type="string">
            <text:p>Thucydides</text:p>
          </table:table-cell>
          <table:table-cell table:style-name="ce5" office:value-type="string">
            <text:p>History of the Peloponnesian War, Volume I</text:p>
          </table:table-cell>
          <table:table-cell table:style-name="ce5" office:value-type="string">
            <text:p>Books 1-2</text:p>
          </table:table-cell>
          <table:table-cell table:style-name="ce5" office:value-type="string">
            <text:p>Greek</text:p>
          </table:table-cell>
          <table:table-cell table:style-name="ce1" office:value-type="float" office:value="1919">
            <text:p>1919</text:p>
          </table:table-cell>
          <table:table-cell table:style-name="ce5" table:number-columns-repeated="1000"/>
        </table:table-row>
        <table:table-row table:style-name="ro2">
          <table:table-cell table:formula="of:=&quot;number={&quot;&amp;[.B498]&amp;&quot;}, title = {&quot; &amp;[.E498] &amp; &quot;}, subtitle = {&quot;&amp;[.F498]&amp;&quot;}, origlanguage ={&quot; &amp; [.G498] &amp; &quot;}, year = {&quot; &amp; [.H498] &amp; &quot;}&quot;" office:value-type="string" office:string-value="number={109}, title = {History of the Peloponnesian War, Volume II}, subtitle = {Books 3-4}, origlanguage ={Greek}, year = {1920}">
            <text:p>number={109}, title = {History of the Peloponnesian War, Volume II}, subtitle = {Books 3-4}, origlanguage ={Greek}, year = {1920}</text:p>
          </table:table-cell>
          <table:table-cell table:style-name="ce1" office:value-type="float" office:value="109">
            <text:p>109</text:p>
          </table:table-cell>
          <table:table-cell table:style-name="ce5" office:value-type="string">
            <text:p>Thucydides, </text:p>
          </table:table-cell>
          <table:table-cell table:style-name="ce5" office:value-type="string">
            <text:p>Thucydides</text:p>
          </table:table-cell>
          <table:table-cell table:style-name="ce5" office:value-type="string">
            <text:p>History of the Peloponnesian War, Volume II</text:p>
          </table:table-cell>
          <table:table-cell table:style-name="ce5" office:value-type="string">
            <text:p>Books 3-4</text:p>
          </table:table-cell>
          <table:table-cell table:style-name="ce5" office:value-type="string">
            <text:p>Greek</text:p>
          </table:table-cell>
          <table:table-cell table:style-name="ce1" office:value-type="float" office:value="1920">
            <text:p>1920</text:p>
          </table:table-cell>
          <table:table-cell table:style-name="ce5" table:number-columns-repeated="1000"/>
        </table:table-row>
        <table:table-row table:style-name="ro2">
          <table:table-cell table:formula="of:=&quot;number={&quot;&amp;[.B499]&amp;&quot;}, title = {&quot; &amp;[.E499] &amp; &quot;}, subtitle = {&quot;&amp;[.F499]&amp;&quot;}, origlanguage ={&quot; &amp; [.G499] &amp; &quot;}, year = {&quot; &amp; [.H499] &amp; &quot;}&quot;" office:value-type="string" office:string-value="number={110}, title = {History of the Peloponnesian War, Volume III}, subtitle = {Books 5-6}, origlanguage ={Greek}, year = {1921}">
            <text:p>number={110}, title = {History of the Peloponnesian War, Volume III}, subtitle = {Books 5-6}, origlanguage ={Greek}, year = {1921}</text:p>
          </table:table-cell>
          <table:table-cell table:style-name="ce1" office:value-type="float" office:value="110">
            <text:p>110</text:p>
          </table:table-cell>
          <table:table-cell table:style-name="ce5" office:value-type="string">
            <text:p>Thucydides, </text:p>
          </table:table-cell>
          <table:table-cell table:style-name="ce5" office:value-type="string">
            <text:p>Thucydides</text:p>
          </table:table-cell>
          <table:table-cell table:style-name="ce5" office:value-type="string">
            <text:p>History of the Peloponnesian War, Volume III</text:p>
          </table:table-cell>
          <table:table-cell table:style-name="ce5" office:value-type="string">
            <text:p>Books 5-6</text:p>
          </table:table-cell>
          <table:table-cell table:style-name="ce5" office:value-type="string">
            <text:p>Greek</text:p>
          </table:table-cell>
          <table:table-cell table:style-name="ce1" office:value-type="float" office:value="1921">
            <text:p>1921</text:p>
          </table:table-cell>
          <table:table-cell table:style-name="ce5" table:number-columns-repeated="1000"/>
        </table:table-row>
        <table:table-row table:style-name="ro2">
          <table:table-cell table:formula="of:=&quot;number={&quot;&amp;[.B500]&amp;&quot;}, title = {&quot; &amp;[.E500] &amp; &quot;}, subtitle = {&quot;&amp;[.F500]&amp;&quot;}, origlanguage ={&quot; &amp; [.G500] &amp; &quot;}, year = {&quot; &amp; [.H500] &amp; &quot;}&quot;" office:value-type="string" office:string-value="number={169}, title = {History of the Peloponnesian War, Volume IV}, subtitle = {Books 7-8. General Index}, origlanguage ={Greek}, year = {1923}">
            <text:p>number={169}, title = {History of the Peloponnesian War, Volume IV}, subtitle = {Books 7-8. General Index}, origlanguage ={Greek}, year = {1923}</text:p>
          </table:table-cell>
          <table:table-cell table:style-name="ce1" office:value-type="float" office:value="169">
            <text:p>169</text:p>
          </table:table-cell>
          <table:table-cell table:style-name="ce5" office:value-type="string">
            <text:p>Thucydides, </text:p>
          </table:table-cell>
          <table:table-cell table:style-name="ce5" office:value-type="string">
            <text:p>Thucydides</text:p>
          </table:table-cell>
          <table:table-cell table:style-name="ce5" office:value-type="string">
            <text:p>History of the Peloponnesian War, Volume IV</text:p>
          </table:table-cell>
          <table:table-cell table:style-name="ce5" office:value-type="string">
            <text:p>Books 7-8. General Index</text:p>
          </table:table-cell>
          <table:table-cell table:style-name="ce5" office:value-type="string">
            <text:p>Greek</text:p>
          </table:table-cell>
          <table:table-cell table:style-name="ce1" office:value-type="float" office:value="1923">
            <text:p>1923</text:p>
          </table:table-cell>
          <table:table-cell table:style-name="ce5" table:number-columns-repeated="1000"/>
        </table:table-row>
        <table:table-row table:style-name="ro2">
          <table:table-cell table:formula="of:=&quot;number={&quot;&amp;[.B501]&amp;&quot;}, title = {&quot; &amp;[.E501] &amp; &quot;}, subtitle = {&quot;&amp;[.F501]&amp;&quot;}, origlanguage ={&quot; &amp; [.G501] &amp; &quot;}, year = {&quot; &amp; [.H501] &amp; &quot;}&quot;" office:value-type="string" office:string-value="number={286}, title = {Argonautica}, subtitle = {}, origlanguage ={Latin}, year = {1934}">
            <text:p>number={286}, title = {Argonautica}, subtitle = {}, origlanguage ={Latin}, year = {1934}</text:p>
          </table:table-cell>
          <table:table-cell table:style-name="ce1" office:value-type="float" office:value="286">
            <text:p>286</text:p>
          </table:table-cell>
          <table:table-cell table:style-name="ce5" office:value-type="string">
            <text:p>Valerius Flaccus, </text:p>
          </table:table-cell>
          <table:table-cell table:style-name="ce5" office:value-type="string">
            <text:p>Valerius Flaccus</text:p>
          </table:table-cell>
          <table:table-cell table:style-name="ce5" office:value-type="string">
            <text:p>Argonautica</text:p>
          </table:table-cell>
          <table:table-cell table:style-name="ce5"/>
          <table:table-cell table:style-name="ce5" office:value-type="string">
            <text:p>Latin</text:p>
          </table:table-cell>
          <table:table-cell table:style-name="ce1" office:value-type="float" office:value="1934">
            <text:p>1934</text:p>
          </table:table-cell>
          <table:table-cell table:style-name="ce5" table:number-columns-repeated="1000"/>
        </table:table-row>
        <table:table-row table:style-name="ro2">
          <table:table-cell table:formula="of:=&quot;number={&quot;&amp;[.B502]&amp;&quot;}, title = {&quot; &amp;[.E502] &amp; &quot;}, subtitle = {&quot;&amp;[.F502]&amp;&quot;}, origlanguage ={&quot; &amp; [.G502] &amp; &quot;}, year = {&quot; &amp; [.H502] &amp; &quot;}&quot;" office:value-type="string" office:string-value="number={492}, title = {Memorable Doings and Sayings, Volume I}, subtitle = {Books 1-5}, origlanguage ={Latin}, year = {2000}">
            <text:p>number={492}, title = {Memorable Doings and Sayings, Volume I}, subtitle = {Books 1-5}, origlanguage ={Latin}, year = {2000}</text:p>
          </table:table-cell>
          <table:table-cell table:style-name="ce1" office:value-type="float" office:value="492">
            <text:p>492</text:p>
          </table:table-cell>
          <table:table-cell table:style-name="ce5" office:value-type="string">
            <text:p>Valerius Maximus, </text:p>
          </table:table-cell>
          <table:table-cell table:style-name="ce5" office:value-type="string">
            <text:p>Valerius Maximus</text:p>
          </table:table-cell>
          <table:table-cell table:style-name="ce5" office:value-type="string">
            <text:p>Memorable Doings and Sayings, Volume I</text:p>
          </table:table-cell>
          <table:table-cell table:style-name="ce5" office:value-type="string">
            <text:p>Books 1-5</text:p>
          </table:table-cell>
          <table:table-cell table:style-name="ce5" office:value-type="string">
            <text:p>Latin</text:p>
          </table:table-cell>
          <table:table-cell table:style-name="ce1" office:value-type="float" office:value="2000">
            <text:p>2000</text:p>
          </table:table-cell>
          <table:table-cell table:style-name="ce5" table:number-columns-repeated="1000"/>
        </table:table-row>
        <table:table-row table:style-name="ro2">
          <table:table-cell table:formula="of:=&quot;number={&quot;&amp;[.B503]&amp;&quot;}, title = {&quot; &amp;[.E503] &amp; &quot;}, subtitle = {&quot;&amp;[.F503]&amp;&quot;}, origlanguage ={&quot; &amp; [.G503] &amp; &quot;}, year = {&quot; &amp; [.H503] &amp; &quot;}&quot;" office:value-type="string" office:string-value="number={493}, title = {Memorable Doings and Sayings, Volume II}, subtitle = {Books 6-9}, origlanguage ={Latin}, year = {2000}">
            <text:p>number={493}, title = {Memorable Doings and Sayings, Volume II}, subtitle = {Books 6-9}, origlanguage ={Latin}, year = {2000}</text:p>
          </table:table-cell>
          <table:table-cell table:style-name="ce1" office:value-type="float" office:value="493">
            <text:p>493</text:p>
          </table:table-cell>
          <table:table-cell table:style-name="ce5" office:value-type="string">
            <text:p>Valerius Maximus, </text:p>
          </table:table-cell>
          <table:table-cell table:style-name="ce5" office:value-type="string">
            <text:p>Valerius Maximus</text:p>
          </table:table-cell>
          <table:table-cell table:style-name="ce5" office:value-type="string">
            <text:p>Memorable Doings and Sayings, Volume II</text:p>
          </table:table-cell>
          <table:table-cell table:style-name="ce5" office:value-type="string">
            <text:p>Books 6-9</text:p>
          </table:table-cell>
          <table:table-cell table:style-name="ce5" office:value-type="string">
            <text:p>Latin</text:p>
          </table:table-cell>
          <table:table-cell table:style-name="ce1" office:value-type="float" office:value="2000">
            <text:p>2000</text:p>
          </table:table-cell>
          <table:table-cell table:style-name="ce5" table:number-columns-repeated="1000"/>
        </table:table-row>
        <table:table-row table:style-name="ro2">
          <table:table-cell table:formula="of:=&quot;number={&quot;&amp;[.B504]&amp;&quot;}, title = {&quot; &amp;[.E504] &amp; &quot;}, subtitle = {&quot;&amp;[.F504]&amp;&quot;}, origlanguage ={&quot; &amp; [.G504] &amp; &quot;}, year = {&quot; &amp; [.H504] &amp; &quot;}&quot;" office:value-type="string" office:string-value="number={333}, title = {On the Latin Language, Volume I}, subtitle = {Books 5-7}, origlanguage ={Latin}, year = {1938}">
            <text:p>number={333}, title = {On the Latin Language, Volume I}, subtitle = {Books 5-7}, origlanguage ={Latin}, year = {1938}</text:p>
          </table:table-cell>
          <table:table-cell table:style-name="ce1" office:value-type="float" office:value="333">
            <text:p>333</text:p>
          </table:table-cell>
          <table:table-cell table:style-name="ce5" office:value-type="string">
            <text:p>Varro, </text:p>
          </table:table-cell>
          <table:table-cell table:style-name="ce5" office:value-type="string">
            <text:p>Varro</text:p>
          </table:table-cell>
          <table:table-cell table:style-name="ce5" office:value-type="string">
            <text:p>On the Latin Language, Volume I</text:p>
          </table:table-cell>
          <table:table-cell table:style-name="ce5" office:value-type="string">
            <text:p>Books 5-7</text:p>
          </table:table-cell>
          <table:table-cell table:style-name="ce5" office:value-type="string">
            <text:p>Latin</text:p>
          </table:table-cell>
          <table:table-cell table:style-name="ce1" office:value-type="float" office:value="1938">
            <text:p>1938</text:p>
          </table:table-cell>
          <table:table-cell table:style-name="ce5" table:number-columns-repeated="1000"/>
        </table:table-row>
        <table:table-row table:style-name="ro2">
          <table:table-cell table:formula="of:=&quot;number={&quot;&amp;[.B505]&amp;&quot;}, title = {&quot; &amp;[.E505] &amp; &quot;}, subtitle = {&quot;&amp;[.F505]&amp;&quot;}, origlanguage ={&quot; &amp; [.G505] &amp; &quot;}, year = {&quot; &amp; [.H505] &amp; &quot;}&quot;" office:value-type="string" office:string-value="number={334}, title = {On the Latin Language, Volume II}, subtitle = {Books 8-10. Fragments}, origlanguage ={Latin}, year = {1938}">
            <text:p>number={334}, title = {On the Latin Language, Volume II}, subtitle = {Books 8-10. Fragments}, origlanguage ={Latin}, year = {1938}</text:p>
          </table:table-cell>
          <table:table-cell table:style-name="ce1" office:value-type="float" office:value="334">
            <text:p>334</text:p>
          </table:table-cell>
          <table:table-cell table:style-name="ce5" office:value-type="string">
            <text:p>Varro, </text:p>
          </table:table-cell>
          <table:table-cell table:style-name="ce5" office:value-type="string">
            <text:p>Varro</text:p>
          </table:table-cell>
          <table:table-cell table:style-name="ce5" office:value-type="string">
            <text:p>On the Latin Language, Volume II</text:p>
          </table:table-cell>
          <table:table-cell table:style-name="ce5" office:value-type="string">
            <text:p>Books 8-10. Fragments</text:p>
          </table:table-cell>
          <table:table-cell table:style-name="ce5" office:value-type="string">
            <text:p>Latin</text:p>
          </table:table-cell>
          <table:table-cell table:style-name="ce1" office:value-type="float" office:value="1938">
            <text:p>1938</text:p>
          </table:table-cell>
          <table:table-cell table:style-name="ce5" table:number-columns-repeated="1000"/>
        </table:table-row>
        <table:table-row table:style-name="ro2">
          <table:table-cell table:formula="of:=&quot;number={&quot;&amp;[.B506]&amp;&quot;}, title = {&quot; &amp;[.E506] &amp; &quot;}, subtitle = {&quot;&amp;[.F506]&amp;&quot;}, origlanguage ={&quot; &amp; [.G506] &amp; &quot;}, year = {&quot; &amp; [.H506] &amp; &quot;}&quot;" office:value-type="string" office:string-value="number={152}, title = {Compendium of Roman History. Res Gestae Divi Augusti}, subtitle = {}, origlanguage ={Latin}, year = {1924}">
            <text:p>number={152}, title = {Compendium of Roman History. Res Gestae Divi Augusti}, subtitle = {}, origlanguage ={Latin}, year = {1924}</text:p>
          </table:table-cell>
          <table:table-cell table:style-name="ce1" office:value-type="float" office:value="152">
            <text:p>152</text:p>
          </table:table-cell>
          <table:table-cell table:style-name="ce5" office:value-type="string">
            <text:p>Velleius Paterculus, </text:p>
          </table:table-cell>
          <table:table-cell table:style-name="ce5" office:value-type="string">
            <text:p>Velleius Paterculus</text:p>
          </table:table-cell>
          <table:table-cell table:style-name="ce5" office:value-type="string">
            <text:p>Compendium of Roman History. Res Gestae Divi Augusti</text:p>
          </table:table-cell>
          <table:table-cell table:style-name="ce5"/>
          <table:table-cell table:style-name="ce5" office:value-type="string">
            <text:p>Latin</text:p>
          </table:table-cell>
          <table:table-cell table:style-name="ce1" office:value-type="float" office:value="1924">
            <text:p>1924</text:p>
          </table:table-cell>
          <table:table-cell table:style-name="ce5" table:number-columns-repeated="1000"/>
        </table:table-row>
        <table:table-row table:style-name="ro2">
          <table:table-cell table:formula="of:=&quot;number={&quot;&amp;[.B507]&amp;&quot;}, title = {&quot; &amp;[.E507] &amp; &quot;}, subtitle = {&quot;&amp;[.F507]&amp;&quot;}, origlanguage ={&quot; &amp; [.G507] &amp; &quot;}, year = {&quot; &amp; [.H507] &amp; &quot;}&quot;" office:value-type="string" office:string-value="number={63}, title = {Eclogues. Georgics. Aeneid: Books 1-6}, subtitle = {}, origlanguage ={Latin}, year = {1999}">
            <text:p>number={63}, title = {Eclogues. Georgics. Aeneid: Books 1-6}, subtitle = {}, origlanguage ={Latin}, year = {1999}</text:p>
          </table:table-cell>
          <table:table-cell table:style-name="ce1" office:value-type="float" office:value="63">
            <text:p>63</text:p>
          </table:table-cell>
          <table:table-cell table:style-name="ce5" office:value-type="string">
            <text:p>Virgil, </text:p>
          </table:table-cell>
          <table:table-cell table:style-name="ce5" office:value-type="string">
            <text:p>Virgil</text:p>
          </table:table-cell>
          <table:table-cell table:style-name="ce5" office:value-type="string">
            <text:p>Eclogues. Georgics. Aeneid: Books 1-6</text:p>
          </table:table-cell>
          <table:table-cell table:style-name="ce5"/>
          <table:table-cell table:style-name="ce5" office:value-type="string">
            <text:p>Latin</text:p>
          </table:table-cell>
          <table:table-cell table:style-name="ce1" office:value-type="float" office:value="1999">
            <text:p>1999</text:p>
          </table:table-cell>
          <table:table-cell table:style-name="ce5" table:number-columns-repeated="1000"/>
        </table:table-row>
        <table:table-row table:style-name="ro2">
          <table:table-cell table:formula="of:=&quot;number={&quot;&amp;[.B508]&amp;&quot;}, title = {&quot; &amp;[.E508] &amp; &quot;}, subtitle = {&quot;&amp;[.F508]&amp;&quot;}, origlanguage ={&quot; &amp; [.G508] &amp; &quot;}, year = {&quot; &amp; [.H508] &amp; &quot;}&quot;" office:value-type="string" office:string-value="number={64}, title = {Aeneid: Books 7-12. Appendix Vergiliana}, subtitle = {}, origlanguage ={Latin}, year = {2001}">
            <text:p>number={64}, title = {Aeneid: Books 7-12. Appendix Vergiliana}, subtitle = {}, origlanguage ={Latin}, year = {2001}</text:p>
          </table:table-cell>
          <table:table-cell table:style-name="ce1" office:value-type="float" office:value="64">
            <text:p>64</text:p>
          </table:table-cell>
          <table:table-cell table:style-name="ce5" office:value-type="string">
            <text:p>Virgil, </text:p>
          </table:table-cell>
          <table:table-cell table:style-name="ce5" office:value-type="string">
            <text:p>Virgil</text:p>
          </table:table-cell>
          <table:table-cell table:style-name="ce5" office:value-type="string">
            <text:p>Aeneid: Books 7-12. Appendix Vergiliana</text:p>
          </table:table-cell>
          <table:table-cell table:style-name="ce5"/>
          <table:table-cell table:style-name="ce5" office:value-type="string">
            <text:p>Latin</text:p>
          </table:table-cell>
          <table:table-cell table:style-name="ce1" office:value-type="float" office:value="2001">
            <text:p>2001</text:p>
          </table:table-cell>
          <table:table-cell table:style-name="ce5" table:number-columns-repeated="1000"/>
        </table:table-row>
        <table:table-row table:style-name="ro2">
          <table:table-cell table:formula="of:=&quot;number={&quot;&amp;[.B509]&amp;&quot;}, title = {&quot; &amp;[.E509] &amp; &quot;}, subtitle = {&quot;&amp;[.F509]&amp;&quot;}, origlanguage ={&quot; &amp; [.G509] &amp; &quot;}, year = {&quot; &amp; [.H509] &amp; &quot;}&quot;" office:value-type="string" office:string-value="number={251}, title = {On Architecture, Volume I}, subtitle = {Books 1-5}, origlanguage ={Latin}, year = {1931}">
            <text:p>number={251}, title = {On Architecture, Volume I}, subtitle = {Books 1-5}, origlanguage ={Latin}, year = {1931}</text:p>
          </table:table-cell>
          <table:table-cell table:style-name="ce1" office:value-type="float" office:value="251">
            <text:p>251</text:p>
          </table:table-cell>
          <table:table-cell table:style-name="ce5" office:value-type="string">
            <text:p>Vitruvius, </text:p>
          </table:table-cell>
          <table:table-cell table:style-name="ce5" office:value-type="string">
            <text:p>Vitruvius</text:p>
          </table:table-cell>
          <table:table-cell table:style-name="ce5" office:value-type="string">
            <text:p>On Architecture, Volume I</text:p>
          </table:table-cell>
          <table:table-cell table:style-name="ce5" office:value-type="string">
            <text:p>Books 1-5</text:p>
          </table:table-cell>
          <table:table-cell table:style-name="ce5" office:value-type="string">
            <text:p>Latin</text:p>
          </table:table-cell>
          <table:table-cell table:style-name="ce1" office:value-type="float" office:value="1931">
            <text:p>1931</text:p>
          </table:table-cell>
          <table:table-cell table:style-name="ce5" table:number-columns-repeated="1000"/>
        </table:table-row>
        <table:table-row table:style-name="ro2">
          <table:table-cell table:formula="of:=&quot;number={&quot;&amp;[.B510]&amp;&quot;}, title = {&quot; &amp;[.E510] &amp; &quot;}, subtitle = {&quot;&amp;[.F510]&amp;&quot;}, origlanguage ={&quot; &amp; [.G510] &amp; &quot;}, year = {&quot; &amp; [.H510] &amp; &quot;}&quot;" office:value-type="string" office:string-value="number={280}, title = {On Architecture, Volume II}, subtitle = {Books 6-10}, origlanguage ={Latin}, year = {1934}">
            <text:p>number={280}, title = {On Architecture, Volume II}, subtitle = {Books 6-10}, origlanguage ={Latin}, year = {1934}</text:p>
          </table:table-cell>
          <table:table-cell table:style-name="ce1" office:value-type="float" office:value="280">
            <text:p>280</text:p>
          </table:table-cell>
          <table:table-cell table:style-name="ce5" office:value-type="string">
            <text:p>Vitruvius, </text:p>
          </table:table-cell>
          <table:table-cell table:style-name="ce5" office:value-type="string">
            <text:p>Vitruvius</text:p>
          </table:table-cell>
          <table:table-cell table:style-name="ce5" office:value-type="string">
            <text:p>On Architecture, Volume II</text:p>
          </table:table-cell>
          <table:table-cell table:style-name="ce5" office:value-type="string">
            <text:p>Books 6-10</text:p>
          </table:table-cell>
          <table:table-cell table:style-name="ce5" office:value-type="string">
            <text:p>Latin</text:p>
          </table:table-cell>
          <table:table-cell table:style-name="ce1" office:value-type="float" office:value="1934">
            <text:p>1934</text:p>
          </table:table-cell>
          <table:table-cell table:style-name="ce5" table:number-columns-repeated="1000"/>
        </table:table-row>
        <table:table-row table:style-name="ro2">
          <table:table-cell table:formula="of:=&quot;number={&quot;&amp;[.B511]&amp;&quot;}, title = {&quot; &amp;[.E511] &amp; &quot;}, subtitle = {&quot;&amp;[.F511]&amp;&quot;}, origlanguage ={&quot; &amp; [.G511] &amp; &quot;}, year = {&quot; &amp; [.H511] &amp; &quot;}&quot;" office:value-type="string" office:string-value="number={67}, title = {The Greek Anthology, Volume I: Book 1: Christian Epigrams. Book 2: Description of the Statues in the Gymnasium of Zeuxippus. Book 3: Epigrams in the Temple of Apollonis at Cyzicus. Book 4: Prefaces to the Various Anthologies. Book 5: Erotic Epigrams}, subtitle = {}, origlanguage ={Greek}, year = {2014}">
            <text:p>number={67}, title = {The Greek Anthology, Volume I: Book 1: Christian Epigrams. Book 2: Description of the Statues in the Gymnasium of Zeuxippus. Book 3: Epigrams in the Temple of Apollonis at Cyzicus. Book 4: Prefaces to the Various Anthologies. Book 5: Erotic Epigrams}, subtitle = {}, origlanguage ={Greek}, year = {2014}</text:p>
          </table:table-cell>
          <table:table-cell table:style-name="ce1" office:value-type="float" office:value="67">
            <text:p>67</text:p>
          </table:table-cell>
          <table:table-cell table:style-name="ce5"/>
          <table:table-cell table:style-name="ce5" office:value-type="string">
            <text:p>W. R. Paton</text:p>
          </table:table-cell>
          <table:table-cell table:style-name="ce5" office:value-type="string">
            <text:p>The Greek Anthology, Volume I: Book 1: Christian Epigrams. Book 2: Description of the Statues in the Gymnasium of Zeuxippus. Book 3: Epigrams in the Temple of Apollonis at Cyzicus. Book 4: Prefaces to the Various Anthologies. Book 5: Erotic Epigrams</text:p>
          </table:table-cell>
          <table:table-cell table:style-name="ce5"/>
          <table:table-cell table:style-name="ce5" office:value-type="string">
            <text:p>Greek</text:p>
          </table:table-cell>
          <table:table-cell table:style-name="ce1" office:value-type="float" office:value="2014">
            <text:p>2014</text:p>
          </table:table-cell>
          <table:table-cell table:style-name="ce5" table:number-columns-repeated="1000"/>
        </table:table-row>
        <table:table-row table:style-name="ro2">
          <table:table-cell table:formula="of:=&quot;number={&quot;&amp;[.B512]&amp;&quot;}, title = {&quot; &amp;[.E512] &amp; &quot;}, subtitle = {&quot;&amp;[.F512]&amp;&quot;}, origlanguage ={&quot; &amp; [.G512] &amp; &quot;}, year = {&quot; &amp; [.H512] &amp; &quot;}&quot;" office:value-type="string" office:string-value="number={68}, title = {The Greek Anthology, Volume II: Book 7: Sepulchral Epigrams. Book 8: The Epigrams of St. Gregory the Theologian}, subtitle = {}, origlanguage ={Greek}, year = {1917}">
            <text:p>number={68}, title = {The Greek Anthology, Volume II: Book 7: Sepulchral Epigrams. Book 8: The Epigrams of St. Gregory the Theologian}, subtitle = {}, origlanguage ={Greek}, year = {1917}</text:p>
          </table:table-cell>
          <table:table-cell table:style-name="ce1" office:value-type="float" office:value="68">
            <text:p>68</text:p>
          </table:table-cell>
          <table:table-cell table:style-name="ce5"/>
          <table:table-cell table:style-name="ce5" office:value-type="string">
            <text:p>W. R. Paton</text:p>
          </table:table-cell>
          <table:table-cell table:style-name="ce5" office:value-type="string">
            <text:p>The Greek Anthology, Volume II: Book 7: Sepulchral Epigrams. Book 8: The Epigrams of St. Gregory the Theologian</text:p>
          </table:table-cell>
          <table:table-cell table:style-name="ce5"/>
          <table:table-cell table:style-name="ce5" office:value-type="string">
            <text:p>Greek</text:p>
          </table:table-cell>
          <table:table-cell table:style-name="ce1" office:value-type="float" office:value="1917">
            <text:p>1917</text:p>
          </table:table-cell>
          <table:table-cell table:style-name="ce5" table:number-columns-repeated="1000"/>
        </table:table-row>
        <table:table-row table:style-name="ro2">
          <table:table-cell table:formula="of:=&quot;number={&quot;&amp;[.B513]&amp;&quot;}, title = {&quot; &amp;[.E513] &amp; &quot;}, subtitle = {&quot;&amp;[.F513]&amp;&quot;}, origlanguage ={&quot; &amp; [.G513] &amp; &quot;}, year = {&quot; &amp; [.H513] &amp; &quot;}&quot;" office:value-type="string" office:string-value="number={84}, title = {The Greek Anthology, Volume III: Book 9: The Declamatory Epigrams}, subtitle = {}, origlanguage ={Greek}, year = {1917}">
            <text:p>number={84}, title = {The Greek Anthology, Volume III: Book 9: The Declamatory Epigrams}, subtitle = {}, origlanguage ={Greek}, year = {1917}</text:p>
          </table:table-cell>
          <table:table-cell table:style-name="ce1" office:value-type="float" office:value="84">
            <text:p>84</text:p>
          </table:table-cell>
          <table:table-cell table:style-name="ce5"/>
          <table:table-cell table:style-name="ce5" office:value-type="string">
            <text:p>W. R. Paton</text:p>
          </table:table-cell>
          <table:table-cell table:style-name="ce5" office:value-type="string">
            <text:p>The Greek Anthology, Volume III: Book 9: The Declamatory Epigrams</text:p>
          </table:table-cell>
          <table:table-cell table:style-name="ce5"/>
          <table:table-cell table:style-name="ce5" office:value-type="string">
            <text:p>Greek</text:p>
          </table:table-cell>
          <table:table-cell table:style-name="ce1" office:value-type="float" office:value="1917">
            <text:p>1917</text:p>
          </table:table-cell>
          <table:table-cell table:style-name="ce5" table:number-columns-repeated="1000"/>
        </table:table-row>
        <table:table-row table:style-name="ro2">
          <table:table-cell table:formula="of:=&quot;number={&quot;&amp;[.B514]&amp;&quot;}, title = {&quot; &amp;[.E514] &amp; &quot;}, subtitle = {&quot;&amp;[.F514]&amp;&quot;}, origlanguage ={&quot; &amp; [.G514] &amp; &quot;}, year = {&quot; &amp; [.H514] &amp; &quot;}&quot;" office:value-type="string" office:string-value="number={85}, title = {The Greek Anthology, Volume IV: Book 10: The Hortatory and Admonitory Epigrams. Book 11: The Convivial and Satirical Epigrams. Book 12: Strato's Musa Puerilis}, subtitle = {}, origlanguage ={Greek}, year = {1918}">
            <text:p>number={85}, title = {The Greek Anthology, Volume IV: Book 10: The Hortatory and Admonitory Epigrams. Book 11: The Convivial and Satirical Epigrams. Book 12: Strato's Musa Puerilis}, subtitle = {}, origlanguage ={Greek}, year = {1918}</text:p>
          </table:table-cell>
          <table:table-cell table:style-name="ce1" office:value-type="float" office:value="85">
            <text:p>85</text:p>
          </table:table-cell>
          <table:table-cell table:style-name="ce5"/>
          <table:table-cell table:style-name="ce5" office:value-type="string">
            <text:p>W. R. Paton</text:p>
          </table:table-cell>
          <table:table-cell table:style-name="ce5" office:value-type="string">
            <text:p>The Greek Anthology, Volume IV: Book 10: The Hortatory and Admonitory Epigrams. Book 11: The Convivial and Satirical Epigrams. Book 12: Strato's Musa Puerilis</text:p>
          </table:table-cell>
          <table:table-cell table:style-name="ce5"/>
          <table:table-cell table:style-name="ce5" office:value-type="string">
            <text:p>Greek</text:p>
          </table:table-cell>
          <table:table-cell table:style-name="ce1" office:value-type="float" office:value="1918">
            <text:p>1918</text:p>
          </table:table-cell>
          <table:table-cell table:style-name="ce5" table:number-columns-repeated="1000"/>
        </table:table-row>
        <table:table-row table:style-name="ro2">
          <table:table-cell table:formula="of:=&quot;number={&quot;&amp;[.B515]&amp;&quot;}, title = {&quot; &amp;[.E515] &amp; &quot;}, subtitle = {&quot;&amp;[.F515]&amp;&quot;}, origlanguage ={&quot; &amp; [.G515] &amp; &quot;}, year = {&quot; &amp; [.H515] &amp; &quot;}&quot;" office:value-type="string" office:string-value="number={86}, title = {The Greek Anthology, Volume V: Book 13: Epigrams in Various Metres. Book 14: Arithmetical Problems, Riddles, Oracles. Book 15: Miscellanea. Book 16: Epigrams of the Planudean Anthology Not in the Palatine Manuscript}, subtitle = {}, origlanguage ={Greek}, year = {1918}">
            <text:p>number={86}, title = {The Greek Anthology, Volume V: Book 13: Epigrams in Various Metres. Book 14: Arithmetical Problems, Riddles, Oracles. Book 15: Miscellanea. Book 16: Epigrams of the Planudean Anthology Not in the Palatine Manuscript}, subtitle = {}, origlanguage ={Greek}, year = {1918}</text:p>
          </table:table-cell>
          <table:table-cell table:style-name="ce1" office:value-type="float" office:value="86">
            <text:p>86</text:p>
          </table:table-cell>
          <table:table-cell table:style-name="ce5"/>
          <table:table-cell table:style-name="ce5" office:value-type="string">
            <text:p>W. R. Paton</text:p>
          </table:table-cell>
          <table:table-cell table:style-name="ce5" office:value-type="string">
            <text:p>The Greek Anthology, Volume V: Book 13: Epigrams in Various Metres. Book 14: Arithmetical Problems, Riddles, Oracles. Book 15: Miscellanea. Book 16: Epigrams of the Planudean Anthology Not in the Palatine Manuscript</text:p>
          </table:table-cell>
          <table:table-cell table:style-name="ce5"/>
          <table:table-cell table:style-name="ce5" office:value-type="string">
            <text:p>Greek</text:p>
          </table:table-cell>
          <table:table-cell table:style-name="ce1" office:value-type="float" office:value="1918">
            <text:p>1918</text:p>
          </table:table-cell>
          <table:table-cell table:style-name="ce5" table:number-columns-repeated="1000"/>
        </table:table-row>
        <table:table-row table:style-name="ro2">
          <table:table-cell table:formula="of:=&quot;number={&quot;&amp;[.B516]&amp;&quot;}, title = {&quot; &amp;[.E516] &amp; &quot;}, subtitle = {&quot;&amp;[.F516]&amp;&quot;}, origlanguage ={&quot; &amp; [.G516] &amp; &quot;}, year = {&quot; &amp; [.H516] &amp; &quot;}&quot;" office:value-type="string" office:string-value="number={51}, title = {Cyropaedia, Volume I}, subtitle = {Books 1-4}, origlanguage ={Greek}, year = {1914}">
            <text:p>number={51}, title = {Cyropaedia, Volume I}, subtitle = {Books 1-4}, origlanguage ={Greek}, year = {1914}</text:p>
          </table:table-cell>
          <table:table-cell table:style-name="ce1" office:value-type="float" office:value="51">
            <text:p>51</text:p>
          </table:table-cell>
          <table:table-cell table:style-name="ce5" office:value-type="string">
            <text:p>Xenophon, </text:p>
          </table:table-cell>
          <table:table-cell table:style-name="ce5" office:value-type="string">
            <text:p>Xenophon</text:p>
          </table:table-cell>
          <table:table-cell table:style-name="ce5" office:value-type="string">
            <text:p>Cyropaedia, Volume I</text:p>
          </table:table-cell>
          <table:table-cell table:style-name="ce5" office:value-type="string">
            <text:p>Books 1-4</text:p>
          </table:table-cell>
          <table:table-cell table:style-name="ce5" office:value-type="string">
            <text:p>Greek</text:p>
          </table:table-cell>
          <table:table-cell table:style-name="ce1" office:value-type="float" office:value="1914">
            <text:p>1914</text:p>
          </table:table-cell>
          <table:table-cell table:style-name="ce5" table:number-columns-repeated="1000"/>
        </table:table-row>
        <table:table-row table:style-name="ro2">
          <table:table-cell table:formula="of:=&quot;number={&quot;&amp;[.B517]&amp;&quot;}, title = {&quot; &amp;[.E517] &amp; &quot;}, subtitle = {&quot;&amp;[.F517]&amp;&quot;}, origlanguage ={&quot; &amp; [.G517] &amp; &quot;}, year = {&quot; &amp; [.H517] &amp; &quot;}&quot;" office:value-type="string" office:string-value="number={52}, title = {Cyropaedia, Volume II}, subtitle = {Books 5-8}, origlanguage ={Greek}, year = {1914}">
            <text:p>number={52}, title = {Cyropaedia, Volume II}, subtitle = {Books 5-8}, origlanguage ={Greek}, year = {1914}</text:p>
          </table:table-cell>
          <table:table-cell table:style-name="ce1" office:value-type="float" office:value="52">
            <text:p>52</text:p>
          </table:table-cell>
          <table:table-cell table:style-name="ce5" office:value-type="string">
            <text:p>Xenophon, </text:p>
          </table:table-cell>
          <table:table-cell table:style-name="ce5" office:value-type="string">
            <text:p>Xenophon</text:p>
          </table:table-cell>
          <table:table-cell table:style-name="ce5" office:value-type="string">
            <text:p>Cyropaedia, Volume II</text:p>
          </table:table-cell>
          <table:table-cell table:style-name="ce5" office:value-type="string">
            <text:p>Books 5-8</text:p>
          </table:table-cell>
          <table:table-cell table:style-name="ce5" office:value-type="string">
            <text:p>Greek</text:p>
          </table:table-cell>
          <table:table-cell table:style-name="ce1" office:value-type="float" office:value="1914">
            <text:p>1914</text:p>
          </table:table-cell>
          <table:table-cell table:style-name="ce5" table:number-columns-repeated="1000"/>
        </table:table-row>
        <table:table-row table:style-name="ro2">
          <table:table-cell table:formula="of:=&quot;number={&quot;&amp;[.B518]&amp;&quot;}, title = {&quot; &amp;[.E518] &amp; &quot;}, subtitle = {&quot;&amp;[.F518]&amp;&quot;}, origlanguage ={&quot; &amp; [.G518] &amp; &quot;}, year = {&quot; &amp; [.H518] &amp; &quot;}&quot;" office:value-type="string" office:string-value="number={88}, title = {Hellenica, Volume I}, subtitle = {Books 1-4}, origlanguage ={Greek}, year = {1918}">
            <text:p>number={88}, title = {Hellenica, Volume I}, subtitle = {Books 1-4}, origlanguage ={Greek}, year = {1918}</text:p>
          </table:table-cell>
          <table:table-cell table:style-name="ce1" office:value-type="float" office:value="88">
            <text:p>88</text:p>
          </table:table-cell>
          <table:table-cell table:style-name="ce5" office:value-type="string">
            <text:p>Xenophon, </text:p>
          </table:table-cell>
          <table:table-cell table:style-name="ce5" office:value-type="string">
            <text:p>Xenophon</text:p>
          </table:table-cell>
          <table:table-cell table:style-name="ce5" office:value-type="string">
            <text:p>Hellenica, Volume I</text:p>
          </table:table-cell>
          <table:table-cell table:style-name="ce5" office:value-type="string">
            <text:p>Books 1-4</text:p>
          </table:table-cell>
          <table:table-cell table:style-name="ce5" office:value-type="string">
            <text:p>Greek</text:p>
          </table:table-cell>
          <table:table-cell table:style-name="ce1" office:value-type="float" office:value="1918">
            <text:p>1918</text:p>
          </table:table-cell>
          <table:table-cell table:style-name="ce5" table:number-columns-repeated="1000"/>
        </table:table-row>
        <table:table-row table:style-name="ro2">
          <table:table-cell table:formula="of:=&quot;number={&quot;&amp;[.B519]&amp;&quot;}, title = {&quot; &amp;[.E519] &amp; &quot;}, subtitle = {&quot;&amp;[.F519]&amp;&quot;}, origlanguage ={&quot; &amp; [.G519] &amp; &quot;}, year = {&quot; &amp; [.H519] &amp; &quot;}&quot;" office:value-type="string" office:string-value="number={89}, title = {Hellenica, Volume II}, subtitle = {Books 5-7}, origlanguage ={Greek}, year = {1921}">
            <text:p>number={89}, title = {Hellenica, Volume II}, subtitle = {Books 5-7}, origlanguage ={Greek}, year = {1921}</text:p>
          </table:table-cell>
          <table:table-cell table:style-name="ce1" office:value-type="float" office:value="89">
            <text:p>89</text:p>
          </table:table-cell>
          <table:table-cell table:style-name="ce5" office:value-type="string">
            <text:p>Xenophon, </text:p>
          </table:table-cell>
          <table:table-cell table:style-name="ce5" office:value-type="string">
            <text:p>Xenophon</text:p>
          </table:table-cell>
          <table:table-cell table:style-name="ce5" office:value-type="string">
            <text:p>Hellenica, Volume II</text:p>
          </table:table-cell>
          <table:table-cell table:style-name="ce5" office:value-type="string">
            <text:p>Books 5-7</text:p>
          </table:table-cell>
          <table:table-cell table:style-name="ce5" office:value-type="string">
            <text:p>Greek</text:p>
          </table:table-cell>
          <table:table-cell table:style-name="ce1" office:value-type="float" office:value="1921">
            <text:p>1921</text:p>
          </table:table-cell>
          <table:table-cell table:style-name="ce5" table:number-columns-repeated="1000"/>
        </table:table-row>
        <table:table-row table:style-name="ro2">
          <table:table-cell table:formula="of:=&quot;number={&quot;&amp;[.B520]&amp;&quot;}, title = {&quot; &amp;[.E520] &amp; &quot;}, subtitle = {&quot;&amp;[.F520]&amp;&quot;}, origlanguage ={&quot; &amp; [.G520] &amp; &quot;}, year = {&quot; &amp; [.H520] &amp; &quot;}&quot;" office:value-type="string" office:string-value="number={90}, title = {Anabasis}, subtitle = {}, origlanguage ={Greek}, year = {1998}">
            <text:p>number={90}, title = {Anabasis}, subtitle = {}, origlanguage ={Greek}, year = {1998}</text:p>
          </table:table-cell>
          <table:table-cell table:style-name="ce1" office:value-type="float" office:value="90">
            <text:p>90</text:p>
          </table:table-cell>
          <table:table-cell table:style-name="ce5" office:value-type="string">
            <text:p>Xenophon, </text:p>
          </table:table-cell>
          <table:table-cell table:style-name="ce5" office:value-type="string">
            <text:p>Xenophon</text:p>
          </table:table-cell>
          <table:table-cell table:style-name="ce5" office:value-type="string">
            <text:p>Anabasis</text:p>
          </table:table-cell>
          <table:table-cell table:style-name="ce5"/>
          <table:table-cell table:style-name="ce5" office:value-type="string">
            <text:p>Greek</text:p>
          </table:table-cell>
          <table:table-cell table:style-name="ce1" office:value-type="float" office:value="1998">
            <text:p>1998</text:p>
          </table:table-cell>
          <table:table-cell table:style-name="ce5" table:number-columns-repeated="1000"/>
        </table:table-row>
        <table:table-row table:style-name="ro2">
          <table:table-cell table:formula="of:=&quot;number={&quot;&amp;[.B521]&amp;&quot;}, title = {&quot; &amp;[.E521] &amp; &quot;}, subtitle = {&quot;&amp;[.F521]&amp;&quot;}, origlanguage ={&quot; &amp; [.G521] &amp; &quot;}, year = {&quot; &amp; [.H521] &amp; &quot;}&quot;" office:value-type="string" office:string-value="number={168}, title = {Memorabilia. Oeconomicus. Symposium. Apology}, subtitle = {}, origlanguage ={Greek}, year = {2013}">
            <text:p>number={168}, title = {Memorabilia. Oeconomicus. Symposium. Apology}, subtitle = {}, origlanguage ={Greek}, year = {2013}</text:p>
          </table:table-cell>
          <table:table-cell table:style-name="ce1" office:value-type="float" office:value="168">
            <text:p>168</text:p>
          </table:table-cell>
          <table:table-cell table:style-name="ce5" office:value-type="string">
            <text:p>Xenophon, </text:p>
          </table:table-cell>
          <table:table-cell table:style-name="ce5" office:value-type="string">
            <text:p>Xenophon</text:p>
          </table:table-cell>
          <table:table-cell table:style-name="ce5" office:value-type="string">
            <text:p>Memorabilia. Oeconomicus. Symposium. Apology</text:p>
          </table:table-cell>
          <table:table-cell table:style-name="ce5"/>
          <table:table-cell table:style-name="ce5" office:value-type="string">
            <text:p>Greek</text:p>
          </table:table-cell>
          <table:table-cell table:style-name="ce1" office:value-type="float" office:value="2013">
            <text:p>2013</text:p>
          </table:table-cell>
          <table:table-cell table:style-name="ce5" table:number-columns-repeated="1000"/>
        </table:table-row>
        <table:table-row table:style-name="ro2">
          <table:table-cell table:formula="of:=&quot;number={&quot;&amp;[.B522]&amp;&quot;}, title = {&quot; &amp;[.E522] &amp; &quot;}, subtitle = {&quot;&amp;[.F522]&amp;&quot;}, origlanguage ={&quot; &amp; [.G522] &amp; &quot;}, year = {&quot; &amp; [.H522] &amp; &quot;}&quot;" office:value-type="string" office:string-value="number={183}, title = {Hiero. Agesilaus. Constitution of the Lacedaemonians. Ways and Means. Cavalry Commander. Art of Horsemanship. On Hunting. Constitution of the Athenians}, subtitle = {}, origlanguage ={Greek}, year = {1925}">
            <text:p>number={183}, title = {Hiero. Agesilaus. Constitution of the Lacedaemonians. Ways and Means. Cavalry Commander. Art of Horsemanship. On Hunting. Constitution of the Athenians}, subtitle = {}, origlanguage ={Greek}, year = {1925}</text:p>
          </table:table-cell>
          <table:table-cell table:style-name="ce1" office:value-type="float" office:value="183">
            <text:p>183</text:p>
          </table:table-cell>
          <table:table-cell table:style-name="ce5" office:value-type="string">
            <text:p>Xenophon, </text:p>
          </table:table-cell>
          <table:table-cell table:style-name="ce5" office:value-type="string">
            <text:p>Xenophon</text:p>
          </table:table-cell>
          <table:table-cell table:style-name="ce5" office:value-type="string">
            <text:p>Hiero. Agesilaus. Constitution of the Lacedaemonians. Ways and Means. Cavalry Commander. Art of Horsemanship. On Hunting. Constitution of the Athenians</text:p>
          </table:table-cell>
          <table:table-cell table:style-name="ce5"/>
          <table:table-cell table:style-name="ce5" office:value-type="string">
            <text:p>Greek</text:p>
          </table:table-cell>
          <table:table-cell table:style-name="ce1" office:value-type="float" office:value="1925">
            <text:p>1925</text:p>
          </table:table-cell>
          <table:table-cell table:style-name="ce5" table:number-columns-repeated="1000"/>
        </table:table-row>
        <table:table-row table:style-name="ro2">
          <table:table-cell/>
          <table:table-cell table:style-name="ce2" office:value-type="string">
            <text:p>Volume</text:p>
          </table:table-cell>
          <table:table-cell table:style-name="ce6" office:value-type="string">
            <text:p>Work Author on Cover</text:p>
          </table:table-cell>
          <table:table-cell table:style-name="ce6"/>
          <table:table-cell table:style-name="ce6" office:value-type="string">
            <text:p>Title</text:p>
          </table:table-cell>
          <table:table-cell table:style-name="ce6" office:value-type="string">
            <text:p>Subtitle</text:p>
          </table:table-cell>
          <table:table-cell table:style-name="ce6" office:value-type="string">
            <text:p>Original Language</text:p>
          </table:table-cell>
          <table:table-cell table:style-name="ce6" office:value-type="string">
            <text:p>Publication Year</text:p>
          </table:table-cell>
          <table:table-cell table:style-name="ce5" table:number-columns-repeated="1000"/>
        </table:table-row>
        <table:table-row table:style-name="ro2">
          <table:table-cell/>
          <table:table-cell table:style-name="ce1" office:value-type="float" office:value="262">
            <text:p>262</text:p>
          </table:table-cell>
          <table:table-cell table:style-name="ce5" table:number-columns-repeated="2"/>
          <table:table-cell table:style-name="ce5" office:value-type="string">
            <text:p>Select Letters</text:p>
          </table:table-cell>
          <table:table-cell table:style-name="ce5"/>
          <table:table-cell table:style-name="ce5" office:value-type="string">
            <text:p>Latin</text:p>
          </table:table-cell>
          <table:table-cell table:style-name="ce1" office:value-type="float" office:value="1933">
            <text:p>1933</text:p>
          </table:table-cell>
          <table:table-cell table:style-name="ce5" table:number-columns-repeated="1000"/>
        </table:table-row>
        <table:table-row table:style-name="ro2" table:number-rows-repeated="65012">
          <table:table-cell/>
          <table:table-cell table:style-name="ce3"/>
          <table:table-cell table:number-columns-repeated="1006"/>
        </table:table-row>
        <table:table-row table:style-name="ro2" table:number-rows-repeated="983039">
          <table:table-cell table:number-columns-repeated="1008"/>
        </table:table-row>
        <table:table-row table:style-name="ro2">
          <table:table-cell table:number-columns-repeated="1008"/>
        </table:table-row>
      </table:table>
      <table:database-ranges>
        <table:database-range table:target-range-address="'Edition Report'.B1:'Edition Report'.H524"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verdana" svg:font-family="verdana"/>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
      <number:number number:decimal-places="0" number:min-integer-digits="10"/>
    </number:number-style>
    <number:number-style style:name="N123">
      <number:number number:decimal-places="0" number:min-integer-digits="13"/>
    </number:number-style>
    <number:number-style style:name="N124P0" style:volatile="true">
      <number:text>$</number:text>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date-style style:name="N127">
      <number:month number:style="long"/>
      <number:text>.</number:text>
      <number:day number:style="long"/>
      <number:text>.</number:text>
      <number:year/>
    </number:date-style>
    <number:date-style style:name="N128">
      <number:month number:style="long"/>
      <number:text>.</number:text>
      <number:day number:style="long"/>
      <number:text>.</number:text>
      <number:year number:style="long"/>
    </number:date-style>
    <number:date-style style:name="N16106" number:language="de" number:country="DE">
      <number:day number:style="long"/>
      <number:text>. </number:text>
      <number:month number:textual="true"/>
      <number:text> </number:text>
      <number:year/>
    </number:date-style>
    <number:date-style style:name="N16107" number:language="de" number:country="DE">
      <number:day number:style="long"/>
      <number:text>. </number:text>
      <number:month number:textual="true"/>
    </number:date-style>
    <number:date-style style:name="N16108" number:language="de" number:country="DE">
      <number:month number:textual="true"/>
      <number:text> </number:text>
      <number:year/>
    </number:date-style>
    <number:time-style style:name="N16109" number:language="de" number:country="DE">
      <number:hours/>
      <number:text>:</number:text>
      <number:minutes number:style="long"/>
      <number:text> </number:text>
      <number:am-pm/>
    </number:time-style>
    <number:time-style style:name="N16110" number:language="de" number:country="DE">
      <number:hours/>
      <number:text>:</number:text>
      <number:minutes number:style="long"/>
      <number:text>:</number:text>
      <number:seconds number:style="long"/>
      <number:text> </number:text>
      <number:am-pm/>
    </number:time-style>
    <number:date-style style:name="N16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6112P0" style:volatile="true" number:language="de" number:country="DE">
      <number:number number:decimal-places="0" number:min-integer-digits="1" number:grouping="true"/>
      <number:text>   </number:text>
    </number:number-style>
    <number:number-style style:name="N16112" number:language="de" number:country="DE">
      <number:text>-</number:text>
      <number:number number:decimal-places="0" number:min-integer-digits="1" number:grouping="true"/>
      <number:text>   </number:text>
      <style:map style:condition="value()&gt;=0" style:apply-style-name="N16112P0"/>
    </number:number-style>
    <number:number-style style:name="N16113P0" style:volatile="true" number:language="de" number:country="DE">
      <number:number number:decimal-places="0" number:min-integer-digits="1" number:grouping="true"/>
      <number:text>   </number:text>
    </number:number-style>
    <number:number-style style:name="N16113" number:language="de" number:country="DE">
      <style:text-properties fo:color="#ff0000"/>
      <number:text>-</number:text>
      <number:number number:decimal-places="0" number:min-integer-digits="1" number:grouping="true"/>
      <number:text>   </number:text>
      <style:map style:condition="value()&gt;=0" style:apply-style-name="N16113P0"/>
    </number:number-style>
    <number:number-style style:name="N16114P0" style:volatile="true" number:language="de" number:country="DE">
      <number:number number:decimal-places="2" number:min-integer-digits="1" number:grouping="true"/>
      <number:text>   </number:text>
    </number:number-style>
    <number:number-style style:name="N16114" number:language="de" number:country="DE">
      <number:text>-</number:text>
      <number:number number:decimal-places="2" number:min-integer-digits="1" number:grouping="true"/>
      <number:text>   </number:text>
      <style:map style:condition="value()&gt;=0" style:apply-style-name="N16114P0"/>
    </number:number-style>
    <number:number-style style:name="N16115P0" style:volatile="true" number:language="de" number:country="DE">
      <number:number number:decimal-places="2" number:min-integer-digits="1" number:grouping="true"/>
      <number:text>   </number:text>
    </number:number-style>
    <number:number-style style:name="N16115" number:language="de" number:country="DE">
      <style:text-properties fo:color="#ff0000"/>
      <number:text>-</number:text>
      <number:number number:decimal-places="2" number:min-integer-digits="1" number:grouping="true"/>
      <number:text>   </number:text>
      <style:map style:condition="value()&gt;=0" style:apply-style-name="N16115P0"/>
    </number:number-style>
    <number:number-style style:name="N16116P0" style:volatile="true" number:language="de" number:country="DE">
      <number:number number:decimal-places="0" number:min-integer-digits="1" number:grouping="true"/>
      <number:text> €</number:text>
    </number:number-style>
    <number:number-style style:name="N16116" number:language="de" number:country="DE">
      <number:text>-</number:text>
      <number:number number:decimal-places="0" number:min-integer-digits="1" number:grouping="true"/>
      <number:text> €</number:text>
      <style:map style:condition="value()&gt;=0" style:apply-style-name="N16116P0"/>
    </number:number-style>
    <number:number-style style:name="N16117P0" style:volatile="true" number:language="de" number:country="DE">
      <number:number number:decimal-places="0" number:min-integer-digits="1" number:grouping="true"/>
      <number:text> €</number:text>
    </number:number-style>
    <number:number-style style:name="N16117" number:language="de" number:country="DE">
      <style:text-properties fo:color="#ff0000"/>
      <number:text>-</number:text>
      <number:number number:decimal-places="0" number:min-integer-digits="1" number:grouping="true"/>
      <number:text> €</number:text>
      <style:map style:condition="value()&gt;=0" style:apply-style-name="N16117P0"/>
    </number:number-style>
    <number:number-style style:name="N16118P0" style:volatile="true" number:language="de" number:country="DE">
      <number:number number:decimal-places="2" number:min-integer-digits="1" number:grouping="true"/>
      <number:text> €</number:text>
    </number:number-style>
    <number:number-style style:name="N16118" number:language="de" number:country="DE">
      <number:text>-</number:text>
      <number:number number:decimal-places="2" number:min-integer-digits="1" number:grouping="true"/>
      <number:text> €</number:text>
      <style:map style:condition="value()&gt;=0" style:apply-style-name="N16118P0"/>
    </number:number-style>
    <number:number-style style:name="N16119P0" style:volatile="true" number:language="de" number:country="DE">
      <number:number number:decimal-places="2" number:min-integer-digits="1" number:grouping="true"/>
      <number:text> €</number:text>
    </number:number-style>
    <number:number-style style:name="N16119" number:language="de" number:country="DE">
      <style:text-properties fo:color="#ff0000"/>
      <number:text>-</number:text>
      <number:number number:decimal-places="2" number:min-integer-digits="1" number:grouping="true"/>
      <number:text> €</number:text>
      <style:map style:condition="value()&gt;=0" style:apply-style-name="N16119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0">20.05.2016</text:date>, <text:time>00:01:10</text:time></text:p>
        </style:region-right>
      </style:header>
      <style:header-left style:display="false"/>
      <style:footer>
        <text:p>Seite <text:page-number>1</text:page-number> / <text:page-count>99</text:page-count></text:p>
      </style:footer>
      <style:footer-left style:display="false"/>
    </style:master-page>
    <style:master-page style:name="PageStyle_5f_Edition_20_Report" style:display-name="PageStyle_Edition Re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unie, Paige A</meta:initial-creator>
    <meta:creation-date>2013-07-29T20:18:39</meta:creation-date>
    <dc:creator>Lukas C. Bossert</dc:creator>
    <dc:date>2016-05-19T23:53:59</dc:date>
    <meta:generator>OpenOffice/4.1.2$Unix OpenOffice.org_project/412m3$Build-9782</meta:generator>
    <meta:editing-duration>PT36M14S</meta:editing-duration>
    <meta:editing-cycles>1</meta:editing-cycles>
    <meta:document-statistic meta:table-count="1" meta:cell-count="4163" meta:object-count="0"/>
  </office:meta>
</office:document-meta>
</file>